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5cm"/>
    </style:style>
    <style:style style:name="co2" style:family="table-column">
      <style:table-column-properties fo:break-before="auto" style:column-width="2.745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648cm"/>
    </style:style>
    <style:style style:name="co6" style:family="table-column">
      <style:table-column-properties fo:break-before="auto" style:column-width="2.305cm"/>
    </style:style>
    <style:style style:name="co7" style:family="table-column">
      <style:table-column-properties fo:break-before="auto" style:column-width="2.217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fo:background-color="#ffe5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" style:family="table-cell" style:parent-style-name="Default">
      <style:table-cell-properties fo:background-color="#fffb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M4:.M92]" style:apply-style-name="melhorqmelhor" style:base-cell-address="Oficial_2.B4"/>
      <style:map style:condition="cell-content()=[.M4:.M90]" style:apply-style-name="igualmelhor" style:base-cell-address="Oficial_2.B4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8pt" style:font-size-asian="18pt" style:font-size-complex="18pt"/>
    </style:style>
    <style:style style:name="ce20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Oficial_2.C4"/>
      <style:map style:condition="cell-content()&gt;[.M4:.M92]" style:apply-style-name="piorqmeu" style:base-cell-address="Oficial_2.C4"/>
    </style:style>
    <style:style style:name="ce21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Oficial_2.C4"/>
      <style:map style:condition="cell-content()&gt;[.M4:.M92]" style:apply-style-name="piorqmeu" style:base-cell-address="Oficial_2.C4"/>
    </style:style>
    <style:style style:name="ce110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Oficial_2.C4"/>
      <style:map style:condition="cell-content()&gt;[.M4:.M92]" style:apply-style-name="piorqmeu" style:base-cell-address="Oficial_2.C4"/>
    </style:style>
    <style:style style:name="ce111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Oficial_2.C4"/>
      <style:map style:condition="cell-content()&gt;[.M4:.M92]" style:apply-style-name="piorqmeu" style:base-cell-address="Oficial_2.C4"/>
    </style:style>
    <style:style style:name="ce9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9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4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Oficial_2.C4"/>
      <style:map style:condition="cell-content()&gt;[.M4:.M92]" style:apply-style-name="piorqmeu" style:base-cell-address="Oficial_2.C4"/>
    </style:style>
    <style:style style:name="ce117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Oficial_2.C4"/>
      <style:map style:condition="cell-content()&gt;[.M4:.M92]" style:apply-style-name="piorqmeu" style:base-cell-address="Oficial_2.C4"/>
    </style:style>
    <style:style style:name="ce118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Oficial_2.C4"/>
      <style:map style:condition="cell-content()&gt;[.M4:.M92]" style:apply-style-name="piorqmeu" style:base-cell-address="Oficial_2.C4"/>
    </style:style>
    <style:style style:name="ce119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Oficial_2.C4"/>
      <style:map style:condition="cell-content()&gt;[.M4:.M92]" style:apply-style-name="piorqmeu" style:base-cell-address="Oficial_2.C4"/>
    </style:style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43" style:family="table-cell" style:parent-style-name="Default">
      <style:table-cell-properties fo:border-bottom="0.74pt solid #000000" fo:background-color="#ffe5ca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5" style:family="table-cell" style:parent-style-name="Default" style:data-style-name="N2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 style:data-style-name="N130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120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Oficial_2.M4"/>
      <style:map style:condition="cell-content()=[.B4:.B90]" style:apply-style-name="igualmelhor" style:base-cell-address="Oficial_2.M4"/>
      <style:map style:condition="cell-content()&lt;[.G4:.G90]" style:apply-style-name="melhorque1" style:base-cell-address="Oficial_2.M4"/>
      <style:map style:condition="cell-content()&lt;[.G4:.G90]" style:apply-style-name="melhorque1" style:base-cell-address="Oficial_2.M4"/>
      <style:map style:condition="cell-content()&lt;[.I4:.I90]" style:apply-style-name="melhorque1" style:base-cell-address="Oficial_2.M4"/>
      <style:map style:condition="cell-content()=[.G4:.G90]" style:apply-style-name="igualmeu" style:base-cell-address="Oficial_2.M4"/>
      <style:map style:condition="cell-content()=[.I4:.I90]" style:apply-style-name="igualmeu" style:base-cell-address="Oficial_2.M4"/>
      <style:map style:condition="cell-content()=[.G4:.G90]" style:apply-style-name="iguala1" style:base-cell-address="Oficial_2.M4"/>
    </style:style>
    <style:style style:name="ce121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Oficial_2.M4"/>
      <style:map style:condition="cell-content()=[.B4:.B90]" style:apply-style-name="igualmelhor" style:base-cell-address="Oficial_2.M4"/>
      <style:map style:condition="cell-content()&lt;[.G4:.G90]" style:apply-style-name="melhorque1" style:base-cell-address="Oficial_2.M4"/>
      <style:map style:condition="cell-content()&lt;[.G4:.G90]" style:apply-style-name="melhorque1" style:base-cell-address="Oficial_2.M4"/>
      <style:map style:condition="cell-content()&lt;[.I4:.I90]" style:apply-style-name="melhorque1" style:base-cell-address="Oficial_2.M4"/>
      <style:map style:condition="cell-content()=[.G4:.G90]" style:apply-style-name="igualmeu" style:base-cell-address="Oficial_2.M4"/>
      <style:map style:condition="cell-content()=[.I4:.I90]" style:apply-style-name="igualmeu" style:base-cell-address="Oficial_2.M4"/>
      <style:map style:condition="cell-content()=[.G4:.G90]" style:apply-style-name="iguala1" style:base-cell-address="Oficial_2.M4"/>
    </style:style>
    <style:style style:name="ce22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11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14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6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28" style:family="table-cell" style:parent-style-name="Default" style:data-style-name="N130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99" style:family="table-cell" style:parent-style-name="Default">
      <style:table-cell-properties fo:border-bottom="0.74pt solid #000000" fo:background-color="#ffe5c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e5ca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0" style:family="table-cell" style:parent-style-name="Default" style:data-style-name="N130">
      <style:table-cell-properties fo:border-bottom="none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37" style:family="table-cell" style:parent-style-name="Default">
      <style:table-cell-properties fo:border-bottom="none" fo:border-left="0.06pt solid #000000" fo:border-right="0.06pt solid #000000" style:rotation-align="none" fo:border-top="none"/>
    </style:style>
    <style:style style:name="ce38" style:family="table-cell" style:parent-style-name="Default" style:data-style-name="N127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39" style:family="table-cell" style:parent-style-name="Default" style:data-style-name="N127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40" style:family="table-cell" style:parent-style-name="Default" style:data-style-name="N127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 style:data-style-name="N127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M4:.M92]" style:apply-style-name="melhorqmelhor" style:base-cell-address="Oficial_2_2.B4"/>
      <style:map style:condition="cell-content()=[.M4:.M90]" style:apply-style-name="igualmelhor" style:base-cell-address="Oficial_2_2.B4"/>
    </style:style>
    <style:style style:name="ce68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Oficial_2_2.C4"/>
      <style:map style:condition="cell-content()&gt;[.M4:.M92]" style:apply-style-name="piorqmeu" style:base-cell-address="Oficial_2_2.C4"/>
    </style:style>
    <style:style style:name="ce69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Oficial_2_2.C4"/>
      <style:map style:condition="cell-content()&gt;[.M4:.M92]" style:apply-style-name="piorqmeu" style:base-cell-address="Oficial_2_2.C4"/>
    </style:style>
    <style:style style:name="ce70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Oficial_2_2.C4"/>
      <style:map style:condition="cell-content()&gt;[.M4:.M92]" style:apply-style-name="piorqmeu" style:base-cell-address="Oficial_2_2.C4"/>
    </style:style>
    <style:style style:name="ce71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Oficial_2_2.C4"/>
      <style:map style:condition="cell-content()&gt;[.M4:.M92]" style:apply-style-name="piorqmeu" style:base-cell-address="Oficial_2_2.C4"/>
    </style:style>
    <style:style style:name="ce72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Oficial_2_2.C4"/>
      <style:map style:condition="cell-content()&gt;[.M4:.M92]" style:apply-style-name="piorqmeu" style:base-cell-address="Oficial_2_2.C4"/>
    </style:style>
    <style:style style:name="ce73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Oficial_2_2.C4"/>
      <style:map style:condition="cell-content()&gt;[.M4:.M92]" style:apply-style-name="piorqmeu" style:base-cell-address="Oficial_2_2.C4"/>
    </style:style>
    <style:style style:name="ce74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Oficial_2_2.C4"/>
      <style:map style:condition="cell-content()&gt;[.M4:.M92]" style:apply-style-name="piorqmeu" style:base-cell-address="Oficial_2_2.C4"/>
    </style:style>
    <style:style style:name="ce75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Oficial_2_2.C4"/>
      <style:map style:condition="cell-content()&gt;[.M4:.M92]" style:apply-style-name="piorqmeu" style:base-cell-address="Oficial_2_2.C4"/>
    </style:style>
    <style:style style:name="ce76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Oficial_2_2.M4"/>
      <style:map style:condition="cell-content()=[.B4:.B90]" style:apply-style-name="igualmelhor" style:base-cell-address="Oficial_2_2.M4"/>
      <style:map style:condition="cell-content()&lt;[.G4:.G90]" style:apply-style-name="melhorque1" style:base-cell-address="Oficial_2_2.M4"/>
      <style:map style:condition="cell-content()&lt;[.G4:.G90]" style:apply-style-name="melhorque1" style:base-cell-address="Oficial_2_2.M4"/>
      <style:map style:condition="cell-content()&lt;[.I4:.I90]" style:apply-style-name="melhorque1" style:base-cell-address="Oficial_2_2.M4"/>
      <style:map style:condition="cell-content()=[.G4:.G90]" style:apply-style-name="igualmeu" style:base-cell-address="Oficial_2_2.M4"/>
      <style:map style:condition="cell-content()=[.I4:.I90]" style:apply-style-name="igualmeu" style:base-cell-address="Oficial_2_2.M4"/>
      <style:map style:condition="cell-content()=[.G4:.G90]" style:apply-style-name="iguala1" style:base-cell-address="Oficial_2_2.M4"/>
    </style:style>
    <style:style style:name="ce77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Oficial_2_2.M4"/>
      <style:map style:condition="cell-content()=[.B4:.B90]" style:apply-style-name="igualmelhor" style:base-cell-address="Oficial_2_2.M4"/>
      <style:map style:condition="cell-content()&lt;[.G4:.G90]" style:apply-style-name="melhorque1" style:base-cell-address="Oficial_2_2.M4"/>
      <style:map style:condition="cell-content()&lt;[.G4:.G90]" style:apply-style-name="melhorque1" style:base-cell-address="Oficial_2_2.M4"/>
      <style:map style:condition="cell-content()&lt;[.I4:.I90]" style:apply-style-name="melhorque1" style:base-cell-address="Oficial_2_2.M4"/>
      <style:map style:condition="cell-content()=[.G4:.G90]" style:apply-style-name="igualmeu" style:base-cell-address="Oficial_2_2.M4"/>
      <style:map style:condition="cell-content()=[.I4:.I90]" style:apply-style-name="igualmeu" style:base-cell-address="Oficial_2_2.M4"/>
      <style:map style:condition="cell-content()=[.G4:.G90]" style:apply-style-name="iguala1" style:base-cell-address="Oficial_2_2.M4"/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M4:.M92]" style:apply-style-name="melhorqmelhor" style:base-cell-address="stats_72.B4"/>
      <style:map style:condition="cell-content()=[.M4:.M90]" style:apply-style-name="igualmelhor" style:base-cell-address="stats_72.B4"/>
    </style:style>
    <style:style style:name="ce79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72.C4"/>
      <style:map style:condition="cell-content()&gt;[.M4:.M92]" style:apply-style-name="piorqmeu" style:base-cell-address="stats_72.C4"/>
    </style:style>
    <style:style style:name="ce80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72.C4"/>
      <style:map style:condition="cell-content()&gt;[.M4:.M92]" style:apply-style-name="piorqmeu" style:base-cell-address="stats_72.C4"/>
    </style:style>
    <style:style style:name="ce81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72.C4"/>
      <style:map style:condition="cell-content()&gt;[.M4:.M92]" style:apply-style-name="piorqmeu" style:base-cell-address="stats_72.C4"/>
    </style:style>
    <style:style style:name="ce83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72.C4"/>
      <style:map style:condition="cell-content()&gt;[.M4:.M92]" style:apply-style-name="piorqmeu" style:base-cell-address="stats_72.C4"/>
    </style:style>
    <style:style style:name="ce84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ce86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72.C4"/>
      <style:map style:condition="cell-content()&gt;[.M4:.M92]" style:apply-style-name="piorqmeu" style:base-cell-address="stats_72.C4"/>
    </style:style>
    <style:style style:name="ce87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72.C4"/>
      <style:map style:condition="cell-content()&gt;[.M4:.M92]" style:apply-style-name="piorqmeu" style:base-cell-address="stats_72.C4"/>
    </style:style>
    <style:style style:name="ce88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72.C4"/>
      <style:map style:condition="cell-content()&gt;[.M4:.M92]" style:apply-style-name="piorqmeu" style:base-cell-address="stats_72.C4"/>
    </style:style>
    <style:style style:name="ce89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72.C4"/>
      <style:map style:condition="cell-content()&gt;[.M4:.M92]" style:apply-style-name="piorqmeu" style:base-cell-address="stats_72.C4"/>
    </style:style>
    <style:style style:name="ce90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stats_72.M4"/>
      <style:map style:condition="cell-content()=[.B4:.B90]" style:apply-style-name="igualmelhor" style:base-cell-address="stats_72.M4"/>
      <style:map style:condition="cell-content()&lt;[.G4:.G90]" style:apply-style-name="melhorque1" style:base-cell-address="stats_72.M4"/>
      <style:map style:condition="cell-content()&lt;[.G4:.G90]" style:apply-style-name="melhorque1" style:base-cell-address="stats_72.M4"/>
      <style:map style:condition="cell-content()&lt;[.I4:.I90]" style:apply-style-name="melhorque1" style:base-cell-address="stats_72.M4"/>
      <style:map style:condition="cell-content()=[.G4:.G90]" style:apply-style-name="igualmeu" style:base-cell-address="stats_72.M4"/>
      <style:map style:condition="cell-content()=[.I4:.I90]" style:apply-style-name="igualmeu" style:base-cell-address="stats_72.M4"/>
      <style:map style:condition="cell-content()=[.G4:.G90]" style:apply-style-name="iguala1" style:base-cell-address="stats_72.M4"/>
    </style:style>
    <style:style style:name="ce91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stats_72.M4"/>
      <style:map style:condition="cell-content()=[.B4:.B90]" style:apply-style-name="igualmelhor" style:base-cell-address="stats_72.M4"/>
      <style:map style:condition="cell-content()&lt;[.G4:.G90]" style:apply-style-name="melhorque1" style:base-cell-address="stats_72.M4"/>
      <style:map style:condition="cell-content()&lt;[.G4:.G90]" style:apply-style-name="melhorque1" style:base-cell-address="stats_72.M4"/>
      <style:map style:condition="cell-content()&lt;[.I4:.I90]" style:apply-style-name="melhorque1" style:base-cell-address="stats_72.M4"/>
      <style:map style:condition="cell-content()=[.G4:.G90]" style:apply-style-name="igualmeu" style:base-cell-address="stats_72.M4"/>
      <style:map style:condition="cell-content()=[.I4:.I90]" style:apply-style-name="igualmeu" style:base-cell-address="stats_72.M4"/>
      <style:map style:condition="cell-content()=[.G4:.G90]" style:apply-style-name="iguala1" style:base-cell-address="stats_72.M4"/>
    </style:style>
    <style:style style:name="ce9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M4:.M92]" style:apply-style-name="melhorqmelhor" style:base-cell-address="stats_0.B4"/>
      <style:map style:condition="cell-content()=[.M4:.M90]" style:apply-style-name="igualmelhor" style:base-cell-address="stats_0.B4"/>
    </style:style>
    <style:style style:name="ce93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0.C4"/>
      <style:map style:condition="cell-content()&gt;[.M4:.M92]" style:apply-style-name="piorqmeu" style:base-cell-address="stats_0.C4"/>
    </style:style>
    <style:style style:name="ce94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0.C4"/>
      <style:map style:condition="cell-content()&gt;[.M4:.M92]" style:apply-style-name="piorqmeu" style:base-cell-address="stats_0.C4"/>
    </style:style>
    <style:style style:name="ce95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0.C4"/>
      <style:map style:condition="cell-content()&gt;[.M4:.M92]" style:apply-style-name="piorqmeu" style:base-cell-address="stats_0.C4"/>
    </style:style>
    <style:style style:name="ce96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0.C4"/>
      <style:map style:condition="cell-content()&gt;[.M4:.M92]" style:apply-style-name="piorqmeu" style:base-cell-address="stats_0.C4"/>
    </style:style>
    <style:style style:name="ce97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0.C4"/>
      <style:map style:condition="cell-content()&gt;[.M4:.M92]" style:apply-style-name="piorqmeu" style:base-cell-address="stats_0.C4"/>
    </style:style>
    <style:style style:name="ce98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0.C4"/>
      <style:map style:condition="cell-content()&gt;[.M4:.M92]" style:apply-style-name="piorqmeu" style:base-cell-address="stats_0.C4"/>
    </style:style>
    <style:style style:name="ce100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0.C4"/>
      <style:map style:condition="cell-content()&gt;[.M4:.M92]" style:apply-style-name="piorqmeu" style:base-cell-address="stats_0.C4"/>
    </style:style>
    <style:style style:name="ce101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0.C4"/>
      <style:map style:condition="cell-content()&gt;[.M4:.M92]" style:apply-style-name="piorqmeu" style:base-cell-address="stats_0.C4"/>
    </style:style>
    <style:style style:name="ce102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stats_0.M4"/>
      <style:map style:condition="cell-content()=[.B4:.B90]" style:apply-style-name="igualmelhor" style:base-cell-address="stats_0.M4"/>
      <style:map style:condition="cell-content()&lt;[.G4:.G90]" style:apply-style-name="melhorque1" style:base-cell-address="stats_0.M4"/>
      <style:map style:condition="cell-content()&lt;[.G4:.G90]" style:apply-style-name="melhorque1" style:base-cell-address="stats_0.M4"/>
      <style:map style:condition="cell-content()&lt;[.I4:.I90]" style:apply-style-name="melhorque1" style:base-cell-address="stats_0.M4"/>
      <style:map style:condition="cell-content()=[.G4:.G90]" style:apply-style-name="igualmeu" style:base-cell-address="stats_0.M4"/>
      <style:map style:condition="cell-content()=[.I4:.I90]" style:apply-style-name="igualmeu" style:base-cell-address="stats_0.M4"/>
      <style:map style:condition="cell-content()=[.G4:.G90]" style:apply-style-name="iguala1" style:base-cell-address="stats_0.M4"/>
    </style:style>
    <style:style style:name="ce103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stats_0.M4"/>
      <style:map style:condition="cell-content()=[.B4:.B90]" style:apply-style-name="igualmelhor" style:base-cell-address="stats_0.M4"/>
      <style:map style:condition="cell-content()&lt;[.G4:.G90]" style:apply-style-name="melhorque1" style:base-cell-address="stats_0.M4"/>
      <style:map style:condition="cell-content()&lt;[.G4:.G90]" style:apply-style-name="melhorque1" style:base-cell-address="stats_0.M4"/>
      <style:map style:condition="cell-content()&lt;[.I4:.I90]" style:apply-style-name="melhorque1" style:base-cell-address="stats_0.M4"/>
      <style:map style:condition="cell-content()=[.G4:.G90]" style:apply-style-name="igualmeu" style:base-cell-address="stats_0.M4"/>
      <style:map style:condition="cell-content()=[.I4:.I90]" style:apply-style-name="igualmeu" style:base-cell-address="stats_0.M4"/>
      <style:map style:condition="cell-content()=[.G4:.G90]" style:apply-style-name="iguala1" style:base-cell-address="stats_0.M4"/>
    </style:style>
    <style:style style:name="ce1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&gt;[.M4:.M92]" style:apply-style-name="melhorqmelhor" style:base-cell-address="stats_1.B4"/>
      <style:map style:condition="cell-content()=[.M4:.M90]" style:apply-style-name="igualmelhor" style:base-cell-address="stats_1.B4"/>
    </style:style>
    <style:style style:name="ce105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1.C4"/>
      <style:map style:condition="cell-content()&gt;[.M4:.M92]" style:apply-style-name="piorqmeu" style:base-cell-address="stats_1.C4"/>
    </style:style>
    <style:style style:name="ce106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1.C4"/>
      <style:map style:condition="cell-content()&gt;[.M4:.M92]" style:apply-style-name="piorqmeu" style:base-cell-address="stats_1.C4"/>
    </style:style>
    <style:style style:name="ce107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1.C4"/>
      <style:map style:condition="cell-content()&gt;[.M4:.M92]" style:apply-style-name="piorqmeu" style:base-cell-address="stats_1.C4"/>
    </style:style>
    <style:style style:name="ce108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1.C4"/>
      <style:map style:condition="cell-content()&gt;[.M4:.M92]" style:apply-style-name="piorqmeu" style:base-cell-address="stats_1.C4"/>
    </style:style>
    <style:style style:name="ce109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1.C4"/>
      <style:map style:condition="cell-content()&gt;[.M4:.M92]" style:apply-style-name="piorqmeu" style:base-cell-address="stats_1.C4"/>
    </style:style>
    <style:style style:name="ce112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map style:condition="cell-content()=[.M4:.M92]" style:apply-style-name="igualmeu" style:base-cell-address="stats_1.C4"/>
      <style:map style:condition="cell-content()&gt;[.M4:.M92]" style:apply-style-name="piorqmeu" style:base-cell-address="stats_1.C4"/>
    </style:style>
    <style:style style:name="ce113" style:family="table-cell" style:parent-style-name="Default" style:data-style-name="N130">
      <style:table-cell-properties fo:background-color="#f2f2f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1.C4"/>
      <style:map style:condition="cell-content()&gt;[.M4:.M92]" style:apply-style-name="piorqmeu" style:base-cell-address="stats_1.C4"/>
    </style:style>
    <style:style style:name="ce115" style:family="table-cell" style:parent-style-name="Default" style:data-style-name="N13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[.M4:.M92]" style:apply-style-name="igualmeu" style:base-cell-address="stats_1.C4"/>
      <style:map style:condition="cell-content()&gt;[.M4:.M92]" style:apply-style-name="piorqmeu" style:base-cell-address="stats_1.C4"/>
    </style:style>
    <style:style style:name="ce116" style:family="table-cell" style:parent-style-name="Default" style:data-style-name="N13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stats_1.M4"/>
      <style:map style:condition="cell-content()=[.B4:.B90]" style:apply-style-name="igualmelhor" style:base-cell-address="stats_1.M4"/>
      <style:map style:condition="cell-content()&lt;[.G4:.G90]" style:apply-style-name="melhorque1" style:base-cell-address="stats_1.M4"/>
      <style:map style:condition="cell-content()&lt;[.G4:.G90]" style:apply-style-name="melhorque1" style:base-cell-address="stats_1.M4"/>
      <style:map style:condition="cell-content()&lt;[.I4:.I90]" style:apply-style-name="melhorque1" style:base-cell-address="stats_1.M4"/>
      <style:map style:condition="cell-content()=[.G4:.G90]" style:apply-style-name="igualmeu" style:base-cell-address="stats_1.M4"/>
      <style:map style:condition="cell-content()=[.I4:.I90]" style:apply-style-name="igualmeu" style:base-cell-address="stats_1.M4"/>
      <style:map style:condition="cell-content()=[.G4:.G90]" style:apply-style-name="iguala1" style:base-cell-address="stats_1.M4"/>
    </style:style>
    <style:style style:name="ce122" style:family="table-cell" style:parent-style-name="Default" style:data-style-name="N130">
      <style:table-cell-properties fo:border-bottom="none" fo:background-color="#eeee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map style:condition="cell-content()&lt;[.B4:.B92]" style:apply-style-name="melhorqmelhor" style:base-cell-address="stats_1.M4"/>
      <style:map style:condition="cell-content()=[.B4:.B90]" style:apply-style-name="igualmelhor" style:base-cell-address="stats_1.M4"/>
      <style:map style:condition="cell-content()&lt;[.G4:.G90]" style:apply-style-name="melhorque1" style:base-cell-address="stats_1.M4"/>
      <style:map style:condition="cell-content()&lt;[.G4:.G90]" style:apply-style-name="melhorque1" style:base-cell-address="stats_1.M4"/>
      <style:map style:condition="cell-content()&lt;[.I4:.I90]" style:apply-style-name="melhorque1" style:base-cell-address="stats_1.M4"/>
      <style:map style:condition="cell-content()=[.G4:.G90]" style:apply-style-name="igualmeu" style:base-cell-address="stats_1.M4"/>
      <style:map style:condition="cell-content()=[.I4:.I90]" style:apply-style-name="igualmeu" style:base-cell-address="stats_1.M4"/>
      <style:map style:condition="cell-content()=[.G4:.G90]" style:apply-style-name="iguala1" style:base-cell-address="stats_1.M4"/>
    </style:style>
  </office:automatic-styles>
  <office:body>
    <office:spreadsheet>
      <table:calculation-settings table:automatic-find-labels="false" table:use-regular-expressions="false" table:use-wildcards="true"/>
      <table:table table:name="Oficial_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7"/>
        <table:table-column table:style-name="co7" table:default-cell-style-name="ce2"/>
        <table:table-column table:style-name="co8" table:default-cell-style-name="ce2"/>
        <table:table-column table:style-name="co3" table:number-columns-repeated="996" table:default-cell-style-name="ce2"/>
        <table:table-row table:style-name="ro1">
          <table:table-cell table:style-name="ce4" office:value-type="string" calcext:value-type="string" table:number-columns-spanned="1" table:number-rows-spanned="3">
            <text:p>Instancia</text:p>
          </table:table-cell>
          <table:table-cell table:style-name="ce4" office:value-type="string" calcext:value-type="string" table:number-columns-spanned="1" table:number-rows-spanned="3">
            <text:p>Melhor</text:p>
          </table:table-cell>
          <table:table-cell table:style-name="ce4" office:value-type="string" calcext:value-type="string" table:number-columns-spanned="10" table:number-rows-spanned="1">
            <text:p>Literatura</text:p>
          </table:table-cell>
          <table:covered-table-cell table:number-columns-repeated="9" table:style-name="ce4"/>
          <table:table-cell table:style-name="ce4" office:value-type="string" calcext:value-type="string" table:number-columns-spanned="5" table:number-rows-spanned="1">
            <text:p>Implementação</text:p>
          </table:table-cell>
          <table:covered-table-cell table:number-columns-repeated="2" table:style-name="ce4"/>
          <table:covered-table-cell table:style-name="ce99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CAP-G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CAP-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 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S</text:p>
          </table:table-cell>
          <table:covered-table-cell table:style-name="ce4"/>
          <table:table-cell table:style-name="ce43" office:value-type="string" calcext:value-type="string" table:number-columns-spanned="2" table:number-rows-spanned="1">
            <text:p>PBVNS</text:p>
          </table:table-cell>
          <table:covered-table-cell table:style-name="ce43"/>
          <table:table-cell table:style-name="ce4" office:value-type="string" calcext:value-type="string" table:number-columns-spanned="5" table:number-rows-spanned="1">
            <text:p>Com BL+PT</text:p>
          </table:table-cell>
          <table:covered-table-cell table:number-columns-repeated="2" table:style-name="ce4"/>
          <table:covered-table-cell table:style-name="ce58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3" office:value-type="string" calcext:value-type="string">
            <text:p>Tempo</text:p>
          </table:table-cell>
          <table:table-cell table:style-name="ce4" office:value-type="string" calcext:value-type="string">
            <text:p>Melhor S.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. Media</text:p>
          </table:table-cell>
          <table:table-cell table:style-name="ce58" office:value-type="string" calcext:value-type="string">
            <text:p>DP. Sol</text:p>
          </table:table-cell>
          <table:table-cell table:style-name="ce4" office:value-type="string" calcext:value-type="string">
            <text:p>T. medio</text:p>
          </table:table-cell>
          <table:table-cell table:style-name="ce4" office:value-type="string" calcext:value-type="string">
            <text:p>DP Tempo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style-name="ce3" table:formula="of:=MIN([.C4];[.E4];[.G4];[.I4];[.K4])" office:value-type="float" office:value="1181.5" calcext:value-type="float">
            <text:p>1181,5</text:p>
          </table:table-cell>
          <table:table-cell table:style-name="ce20" office:value-type="float" office:value="1181.5" calcext:value-type="float">
            <text:p>1181,5</text:p>
          </table:table-cell>
          <table:table-cell table:style-name="ce9" office:value-type="float" office:value="17.61" calcext:value-type="float">
            <text:p>17,6</text:p>
          </table:table-cell>
          <table:table-cell table:style-name="ce114" office:value-type="float" office:value="1181.5" calcext:value-type="float">
            <text:p>1181,5</text:p>
          </table:table-cell>
          <table:table-cell table:style-name="ce9" office:value-type="float" office:value="0.19" calcext:value-type="float">
            <text:p>0,2</text:p>
          </table:table-cell>
          <table:table-cell table:style-name="ce20" office:value-type="float" office:value="1181.5" calcext:value-type="float">
            <text:p>1181,5</text:p>
          </table:table-cell>
          <table:table-cell table:style-name="ce9" office:value-type="float" office:value="1.14" calcext:value-type="float">
            <text:p>1,1</text:p>
          </table:table-cell>
          <table:table-cell table:style-name="ce114" office:value-type="float" office:value="1181.5" calcext:value-type="float">
            <text:p>1181,5</text:p>
          </table:table-cell>
          <table:table-cell table:style-name="ce9" office:value-type="float" office:value="4.05" calcext:value-type="float">
            <text:p>4,1</text:p>
          </table:table-cell>
          <table:table-cell table:style-name="ce114" office:value-type="float" office:value="1181.5" calcext:value-type="float">
            <text:p>1181,5</text:p>
          </table:table-cell>
          <table:table-cell table:style-name="ce82" office:value-type="float" office:value="0.09" calcext:value-type="float">
            <text:p>0,09</text:p>
          </table:table-cell>
          <table:table-cell table:style-name="ce120" office:value-type="float" office:value="1181.5" calcext:value-type="float">
            <text:p>1181,5</text:p>
          </table:table-cell>
          <table:table-cell table:style-name="ce22" table:formula="of:=([.M4]-[.B4])/[.B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41285" calcext:value-type="float">
            <text:p>0,041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9H</text:p>
          </table:table-cell>
          <table:table-cell table:style-name="ce3" table:formula="of:=MIN([.C5];[.E5];[.G5];[.I5];[.K5])" office:value-type="float" office:value="2294.5" calcext:value-type="float">
            <text:p>2294,5</text:p>
          </table:table-cell>
          <table:table-cell table:style-name="ce21" office:value-type="float" office:value="2294.5" calcext:value-type="float">
            <text:p>2294,5</text:p>
          </table:table-cell>
          <table:table-cell table:style-name="ce10" office:value-type="float" office:value="17.54" calcext:value-type="float">
            <text:p>17,5</text:p>
          </table:table-cell>
          <table:table-cell table:style-name="ce117" office:value-type="float" office:value="2294.5" calcext:value-type="float">
            <text:p>2294,5</text:p>
          </table:table-cell>
          <table:table-cell table:style-name="ce10" office:value-type="float" office:value="0.24" calcext:value-type="float">
            <text:p>0,2</text:p>
          </table:table-cell>
          <table:table-cell table:style-name="ce21" office:value-type="float" office:value="2294.5" calcext:value-type="float">
            <text:p>2294,5</text:p>
          </table:table-cell>
          <table:table-cell table:style-name="ce10" office:value-type="float" office:value="1.15" calcext:value-type="float">
            <text:p>1,2</text:p>
          </table:table-cell>
          <table:table-cell table:style-name="ce117" office:value-type="float" office:value="2294.5" calcext:value-type="float">
            <text:p>2294,5</text:p>
          </table:table-cell>
          <table:table-cell table:style-name="ce10" office:value-type="float" office:value="3.46" calcext:value-type="float">
            <text:p>3,5</text:p>
          </table:table-cell>
          <table:table-cell table:style-name="ce117" office:value-type="float" office:value="2294.5" calcext:value-type="float">
            <text:p>2294,5</text:p>
          </table:table-cell>
          <table:table-cell table:style-name="ce85" office:value-type="float" office:value="0.1" calcext:value-type="float">
            <text:p>0,10</text:p>
          </table:table-cell>
          <table:table-cell table:style-name="ce121" office:value-type="float" office:value="2294.5" calcext:value-type="float">
            <text:p>2294,5</text:p>
          </table:table-cell>
          <table:table-cell table:style-name="ce23" table:formula="of:=([.M5]-[.B5])/[.B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39139" calcext:value-type="float">
            <text:p>0,039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style-name="ce3" table:formula="of:=MIN([.C6];[.E6];[.G6];[.I6];[.K6])" office:value-type="float" office:value="1374.5" calcext:value-type="float">
            <text:p>1374,5</text:p>
          </table:table-cell>
          <table:table-cell table:style-name="ce20" office:value-type="float" office:value="1374.5" calcext:value-type="float">
            <text:p>1374,5</text:p>
          </table:table-cell>
          <table:table-cell table:style-name="ce9" office:value-type="float" office:value="21.96" calcext:value-type="float">
            <text:p>22,0</text:p>
          </table:table-cell>
          <table:table-cell table:style-name="ce114" office:value-type="float" office:value="1374.5" calcext:value-type="float">
            <text:p>1374,5</text:p>
          </table:table-cell>
          <table:table-cell table:style-name="ce9" office:value-type="float" office:value="0.27" calcext:value-type="float">
            <text:p>0,3</text:p>
          </table:table-cell>
          <table:table-cell table:style-name="ce20" office:value-type="float" office:value="1374.5" calcext:value-type="float">
            <text:p>1374,5</text:p>
          </table:table-cell>
          <table:table-cell table:style-name="ce9" office:value-type="float" office:value="4.88" calcext:value-type="float">
            <text:p>4,9</text:p>
          </table:table-cell>
          <table:table-cell table:style-name="ce114" office:value-type="float" office:value="1374.5" calcext:value-type="float">
            <text:p>1374,5</text:p>
          </table:table-cell>
          <table:table-cell table:style-name="ce9" office:value-type="float" office:value="1.58" calcext:value-type="float">
            <text:p>1,6</text:p>
          </table:table-cell>
          <table:table-cell table:style-name="ce114" office:value-type="float" office:value="1374.5" calcext:value-type="float">
            <text:p>1374,5</text:p>
          </table:table-cell>
          <table:table-cell table:style-name="ce82" office:value-type="float" office:value="0.11" calcext:value-type="float">
            <text:p>0,11</text:p>
          </table:table-cell>
          <table:table-cell table:style-name="ce120" office:value-type="float" office:value="1374.5" calcext:value-type="float">
            <text:p>1374,5</text:p>
          </table:table-cell>
          <table:table-cell table:style-name="ce22" table:formula="of:=([.M6]-[.B6])/[.B6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4648" calcext:value-type="float">
            <text:p>0,046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style-name="ce3" table:formula="of:=MIN([.C7];[.E7];[.G7];[.I7];[.K7])" office:value-type="float" office:value="3439.5" calcext:value-type="float">
            <text:p>3439,5</text:p>
          </table:table-cell>
          <table:table-cell table:style-name="ce21" office:value-type="float" office:value="3439.5" calcext:value-type="float">
            <text:p>3439,5</text:p>
          </table:table-cell>
          <table:table-cell table:style-name="ce10" office:value-type="float" office:value="29.21" calcext:value-type="float">
            <text:p>29,2</text:p>
          </table:table-cell>
          <table:table-cell table:style-name="ce117" office:value-type="float" office:value="3439.5" calcext:value-type="float">
            <text:p>3439,5</text:p>
          </table:table-cell>
          <table:table-cell table:style-name="ce10" office:value-type="float" office:value="0.53" calcext:value-type="float">
            <text:p>0,5</text:p>
          </table:table-cell>
          <table:table-cell table:style-name="ce21" office:value-type="float" office:value="3439.5" calcext:value-type="float">
            <text:p>3439,5</text:p>
          </table:table-cell>
          <table:table-cell table:style-name="ce10" office:value-type="float" office:value="5.97" calcext:value-type="float">
            <text:p>6,0</text:p>
          </table:table-cell>
          <table:table-cell table:style-name="ce117" office:value-type="float" office:value="3439.5" calcext:value-type="float">
            <text:p>3439,5</text:p>
          </table:table-cell>
          <table:table-cell table:style-name="ce10" office:value-type="float" office:value="1.58" calcext:value-type="float">
            <text:p>1,6</text:p>
          </table:table-cell>
          <table:table-cell table:style-name="ce117" office:value-type="float" office:value="3439.5" calcext:value-type="float">
            <text:p>3439,5</text:p>
          </table:table-cell>
          <table:table-cell table:style-name="ce85" office:value-type="float" office:value="0.13" calcext:value-type="float">
            <text:p>0,13</text:p>
          </table:table-cell>
          <table:table-cell table:style-name="ce121" office:value-type="float" office:value="3439.5" calcext:value-type="float">
            <text:p>3439,5</text:p>
          </table:table-cell>
          <table:table-cell table:style-name="ce23" table:formula="of:=([.M7]-[.B7])/[.B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54444" calcext:value-type="float">
            <text:p>0,054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2a</text:p>
          </table:table-cell>
          <table:table-cell table:style-name="ce3" table:formula="of:=MIN([.C8];[.E8];[.G8];[.I8];[.K8])" office:value-type="float" office:value="1529" calcext:value-type="float">
            <text:p>1529</text:p>
          </table:table-cell>
          <table:table-cell table:style-name="ce20" office:value-type="float" office:value="1529" calcext:value-type="float">
            <text:p>1529,0</text:p>
          </table:table-cell>
          <table:table-cell table:style-name="ce9" office:value-type="float" office:value="40.2" calcext:value-type="float">
            <text:p>40,2</text:p>
          </table:table-cell>
          <table:table-cell table:style-name="ce114" office:value-type="float" office:value="1529" calcext:value-type="float">
            <text:p>1529,0</text:p>
          </table:table-cell>
          <table:table-cell table:style-name="ce9" office:value-type="float" office:value="0.9" calcext:value-type="float">
            <text:p>0,9</text:p>
          </table:table-cell>
          <table:table-cell table:style-name="ce20" office:value-type="float" office:value="1529" calcext:value-type="float">
            <text:p>1529,0</text:p>
          </table:table-cell>
          <table:table-cell table:style-name="ce9" office:value-type="float" office:value="7.36" calcext:value-type="float">
            <text:p>7,4</text:p>
          </table:table-cell>
          <table:table-cell table:style-name="ce114" office:value-type="float" office:value="1529" calcext:value-type="float">
            <text:p>1529,0</text:p>
          </table:table-cell>
          <table:table-cell table:style-name="ce9" office:value-type="float" office:value="2.43" calcext:value-type="float">
            <text:p>2,4</text:p>
          </table:table-cell>
          <table:table-cell table:style-name="ce114" office:value-type="float" office:value="1529" calcext:value-type="float">
            <text:p>1529,0</text:p>
          </table:table-cell>
          <table:table-cell table:style-name="ce82" office:value-type="float" office:value="0.15" calcext:value-type="float">
            <text:p>0,15</text:p>
          </table:table-cell>
          <table:table-cell table:style-name="ce120" office:value-type="float" office:value="1529" calcext:value-type="float">
            <text:p>1529,0</text:p>
          </table:table-cell>
          <table:table-cell table:style-name="ce22" table:formula="of:=([.M8]-[.B8])/[.B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69227" calcext:value-type="float">
            <text:p>0,069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2b</text:p>
          </table:table-cell>
          <table:table-cell table:style-name="ce3" table:formula="of:=MIN([.C9];[.E9];[.G9];[.I9];[.K9])" office:value-type="float" office:value="1609.5" calcext:value-type="float">
            <text:p>1609,5</text:p>
          </table:table-cell>
          <table:table-cell table:style-name="ce21" office:value-type="float" office:value="1609.5" calcext:value-type="float">
            <text:p>1609,5</text:p>
          </table:table-cell>
          <table:table-cell table:style-name="ce10" office:value-type="float" office:value="38.3" calcext:value-type="float">
            <text:p>38,3</text:p>
          </table:table-cell>
          <table:table-cell table:style-name="ce117" office:value-type="float" office:value="1609.5" calcext:value-type="float">
            <text:p>1609,5</text:p>
          </table:table-cell>
          <table:table-cell table:style-name="ce10" office:value-type="float" office:value="0.8" calcext:value-type="float">
            <text:p>0,8</text:p>
          </table:table-cell>
          <table:table-cell table:style-name="ce21" office:value-type="float" office:value="1609.5" calcext:value-type="float">
            <text:p>1609,5</text:p>
          </table:table-cell>
          <table:table-cell table:style-name="ce10" office:value-type="float" office:value="7.28" calcext:value-type="float">
            <text:p>7,3</text:p>
          </table:table-cell>
          <table:table-cell table:style-name="ce117" office:value-type="float" office:value="1609.5" calcext:value-type="float">
            <text:p>1609,5</text:p>
          </table:table-cell>
          <table:table-cell table:style-name="ce10" office:value-type="float" office:value="2.46" calcext:value-type="float">
            <text:p>2,5</text:p>
          </table:table-cell>
          <table:table-cell table:style-name="ce117" office:value-type="float" office:value="1609.5" calcext:value-type="float">
            <text:p>1609,5</text:p>
          </table:table-cell>
          <table:table-cell table:style-name="ce85" office:value-type="float" office:value="0.14" calcext:value-type="float">
            <text:p>0,14</text:p>
          </table:table-cell>
          <table:table-cell table:style-name="ce121" office:value-type="float" office:value="1609.5" calcext:value-type="float">
            <text:p>1609,5</text:p>
          </table:table-cell>
          <table:table-cell table:style-name="ce23" table:formula="of:=([.M9]-[.B9])/[.B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66127" calcext:value-type="float">
            <text:p>0,066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3a</text:p>
          </table:table-cell>
          <table:table-cell table:style-name="ce3" table:formula="of:=MIN([.C10];[.E10];[.G10];[.I10];[.K10])" office:value-type="float" office:value="2467.5" calcext:value-type="float">
            <text:p>2467,5</text:p>
          </table:table-cell>
          <table:table-cell table:style-name="ce20" office:value-type="float" office:value="2467.5" calcext:value-type="float">
            <text:p>2467,5</text:p>
          </table:table-cell>
          <table:table-cell table:style-name="ce9" office:value-type="float" office:value="50.3" calcext:value-type="float">
            <text:p>50,3</text:p>
          </table:table-cell>
          <table:table-cell table:style-name="ce114" office:value-type="float" office:value="2467.5" calcext:value-type="float">
            <text:p>2467,5</text:p>
          </table:table-cell>
          <table:table-cell table:style-name="ce9" office:value-type="float" office:value="1.5" calcext:value-type="float">
            <text:p>1,5</text:p>
          </table:table-cell>
          <table:table-cell table:style-name="ce20" office:value-type="float" office:value="2467.5" calcext:value-type="float">
            <text:p>2467,5</text:p>
          </table:table-cell>
          <table:table-cell table:style-name="ce9" office:value-type="float" office:value="8.55" calcext:value-type="float">
            <text:p>8,6</text:p>
          </table:table-cell>
          <table:table-cell table:style-name="ce114" office:value-type="float" office:value="2467.5" calcext:value-type="float">
            <text:p>2467,5</text:p>
          </table:table-cell>
          <table:table-cell table:style-name="ce9" office:value-type="float" office:value="2.99" calcext:value-type="float">
            <text:p>3,0</text:p>
          </table:table-cell>
          <table:table-cell table:style-name="ce114" office:value-type="float" office:value="2467.5" calcext:value-type="float">
            <text:p>2467,5</text:p>
          </table:table-cell>
          <table:table-cell table:style-name="ce82" office:value-type="float" office:value="0.15" calcext:value-type="float">
            <text:p>0,15</text:p>
          </table:table-cell>
          <table:table-cell table:style-name="ce120" office:value-type="float" office:value="2467.5" calcext:value-type="float">
            <text:p>2467,5</text:p>
          </table:table-cell>
          <table:table-cell table:style-name="ce22" table:formula="of:=([.M10]-[.B10])/[.B1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87573" calcext:value-type="float">
            <text:p>0,087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3b</text:p>
          </table:table-cell>
          <table:table-cell table:style-name="ce3" table:formula="of:=MIN([.C11];[.E11];[.G11];[.I11];[.K11])" office:value-type="float" office:value="2870" calcext:value-type="float">
            <text:p>2870</text:p>
          </table:table-cell>
          <table:table-cell table:style-name="ce21" office:value-type="float" office:value="2870" calcext:value-type="float">
            <text:p>2870,0</text:p>
          </table:table-cell>
          <table:table-cell table:style-name="ce10" office:value-type="float" office:value="53.73" calcext:value-type="float">
            <text:p>53,7</text:p>
          </table:table-cell>
          <table:table-cell table:style-name="ce117" office:value-type="float" office:value="2870" calcext:value-type="float">
            <text:p>2870,0</text:p>
          </table:table-cell>
          <table:table-cell table:style-name="ce10" office:value-type="float" office:value="1.35" calcext:value-type="float">
            <text:p>1,4</text:p>
          </table:table-cell>
          <table:table-cell table:style-name="ce21" office:value-type="float" office:value="2870" calcext:value-type="float">
            <text:p>2870,0</text:p>
          </table:table-cell>
          <table:table-cell table:style-name="ce10" office:value-type="float" office:value="8.74" calcext:value-type="float">
            <text:p>8,7</text:p>
          </table:table-cell>
          <table:table-cell table:style-name="ce117" office:value-type="float" office:value="2870" calcext:value-type="float">
            <text:p>2870,0</text:p>
          </table:table-cell>
          <table:table-cell table:style-name="ce10" office:value-type="float" office:value="3.01" calcext:value-type="float">
            <text:p>3,0</text:p>
          </table:table-cell>
          <table:table-cell table:style-name="ce117" office:value-type="float" office:value="2870" calcext:value-type="float">
            <text:p>2870,0</text:p>
          </table:table-cell>
          <table:table-cell table:style-name="ce85" office:value-type="float" office:value="0.15" calcext:value-type="float">
            <text:p>0,15</text:p>
          </table:table-cell>
          <table:table-cell table:style-name="ce121" office:value-type="float" office:value="2870" calcext:value-type="float">
            <text:p>2870,0</text:p>
          </table:table-cell>
          <table:table-cell table:style-name="ce23" table:formula="of:=([.M11]-[.B11])/[.B11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88" calcext:value-type="float">
            <text:p>0,088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5</text:p>
          </table:table-cell>
          <table:table-cell table:style-name="ce3" table:formula="of:=MIN([.C12];[.E12];[.G12];[.I12];[.K12])" office:value-type="float" office:value="3195" calcext:value-type="float">
            <text:p>3195</text:p>
          </table:table-cell>
          <table:table-cell table:style-name="ce20" office:value-type="float" office:value="3195" calcext:value-type="float">
            <text:p>3195,0</text:p>
          </table:table-cell>
          <table:table-cell table:style-name="ce9" office:value-type="float" office:value="77.99" calcext:value-type="float">
            <text:p>78,0</text:p>
          </table:table-cell>
          <table:table-cell table:style-name="ce114" office:value-type="float" office:value="3195" calcext:value-type="float">
            <text:p>3195,0</text:p>
          </table:table-cell>
          <table:table-cell table:style-name="ce9" office:value-type="float" office:value="2.18" calcext:value-type="float">
            <text:p>2,2</text:p>
          </table:table-cell>
          <table:table-cell table:style-name="ce20" office:value-type="float" office:value="3195" calcext:value-type="float">
            <text:p>3195,0</text:p>
          </table:table-cell>
          <table:table-cell table:style-name="ce9" office:value-type="float" office:value="12.02" calcext:value-type="float">
            <text:p>12,0</text:p>
          </table:table-cell>
          <table:table-cell table:style-name="ce114" office:value-type="float" office:value="3195" calcext:value-type="float">
            <text:p>3195,0</text:p>
          </table:table-cell>
          <table:table-cell table:style-name="ce9" office:value-type="float" office:value="4.7" calcext:value-type="float">
            <text:p>4,7</text:p>
          </table:table-cell>
          <table:table-cell table:style-name="ce114" office:value-type="float" office:value="3195" calcext:value-type="float">
            <text:p>3195,0</text:p>
          </table:table-cell>
          <table:table-cell table:style-name="ce82" office:value-type="float" office:value="0.19" calcext:value-type="float">
            <text:p>0,19</text:p>
          </table:table-cell>
          <table:table-cell table:style-name="ce120" office:value-type="float" office:value="3195" calcext:value-type="float">
            <text:p>3195,0</text:p>
          </table:table-cell>
          <table:table-cell table:style-name="ce22" table:formula="of:=([.M12]-[.B12])/[.B12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138677" calcext:value-type="float">
            <text:p>0,138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1.txt</text:p>
          </table:table-cell>
          <table:table-cell table:style-name="ce3" table:formula="of:=MIN([.C13];[.E13];[.G13];[.I13];[.K13])" office:value-type="float" office:value="2302" calcext:value-type="float">
            <text:p>2302</text:p>
          </table:table-cell>
          <table:table-cell table:style-name="ce21" office:value-type="float" office:value="2302" calcext:value-type="float">
            <text:p>2302,0</text:p>
          </table:table-cell>
          <table:table-cell table:style-name="ce10" office:value-type="float" office:value="618.58" calcext:value-type="float">
            <text:p>618,6</text:p>
          </table:table-cell>
          <table:table-cell table:style-name="ce117" office:value-type="float" office:value="2302" calcext:value-type="float">
            <text:p>2302,0</text:p>
          </table:table-cell>
          <table:table-cell table:style-name="ce10" office:value-type="float" office:value="41.5" calcext:value-type="float">
            <text:p>41,5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2302" calcext:value-type="float">
            <text:p>2302,0</text:p>
          </table:table-cell>
          <table:table-cell table:style-name="ce17" office:value-type="float" office:value="2.11" calcext:value-type="float">
            <text:p>2,1</text:p>
          </table:table-cell>
          <table:table-cell table:style-name="ce121" office:value-type="float" office:value="2302" calcext:value-type="float">
            <text:p>2302,0</text:p>
          </table:table-cell>
          <table:table-cell table:style-name="ce23" table:formula="of:=([.M13]-[.B13])/[.B13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.048736" calcext:value-type="float">
            <text:p>1,048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2.txt</text:p>
          </table:table-cell>
          <table:table-cell table:style-name="ce3" table:formula="of:=MIN([.C14];[.E14];[.G14];[.I14];[.K14])" office:value-type="float" office:value="18595.5" calcext:value-type="float">
            <text:p>18595,5</text:p>
          </table:table-cell>
          <table:table-cell table:style-name="ce20" office:value-type="float" office:value="18595.5" calcext:value-type="float">
            <text:p>18595,5</text:p>
          </table:table-cell>
          <table:table-cell table:style-name="ce9" office:value-type="float" office:value="736.25" calcext:value-type="float">
            <text:p>736,3</text:p>
          </table:table-cell>
          <table:table-cell table:style-name="ce114" office:value-type="float" office:value="18595.5" calcext:value-type="float">
            <text:p>18595,5</text:p>
          </table:table-cell>
          <table:table-cell table:style-name="ce9" office:value-type="float" office:value="59.91" calcext:value-type="float">
            <text:p>59,9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18595.5" calcext:value-type="float">
            <text:p>18595,5</text:p>
          </table:table-cell>
          <table:table-cell table:style-name="ce16" office:value-type="float" office:value="1.529" calcext:value-type="float">
            <text:p>1,5</text:p>
          </table:table-cell>
          <table:table-cell table:style-name="ce120" office:value-type="float" office:value="18595.5" calcext:value-type="float">
            <text:p>18595,5</text:p>
          </table:table-cell>
          <table:table-cell table:style-name="ce22" table:formula="of:=([.M14]-[.B14])/[.B1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1.17556" calcext:value-type="float">
            <text:p>1,175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3.txt</text:p>
          </table:table-cell>
          <table:table-cell table:style-name="ce3" table:formula="of:=MIN([.C15];[.E15];[.G15];[.I15];[.K15])" office:value-type="float" office:value="12114" calcext:value-type="float">
            <text:p>12114</text:p>
          </table:table-cell>
          <table:table-cell table:style-name="ce21" office:value-type="float" office:value="12114" calcext:value-type="float">
            <text:p>12114,0</text:p>
          </table:table-cell>
          <table:table-cell table:style-name="ce10" office:value-type="float" office:value="677.39" calcext:value-type="float">
            <text:p>677,4</text:p>
          </table:table-cell>
          <table:table-cell table:style-name="ce117" office:value-type="float" office:value="12114" calcext:value-type="float">
            <text:p>12114,0</text:p>
          </table:table-cell>
          <table:table-cell table:style-name="ce10" office:value-type="float" office:value="63.42" calcext:value-type="float">
            <text:p>63,4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12114" calcext:value-type="float">
            <text:p>12114,0</text:p>
          </table:table-cell>
          <table:table-cell table:style-name="ce17" office:value-type="float" office:value="1.525" calcext:value-type="float">
            <text:p>1,5</text:p>
          </table:table-cell>
          <table:table-cell table:style-name="ce121" office:value-type="float" office:value="12114" calcext:value-type="float">
            <text:p>12114,0</text:p>
          </table:table-cell>
          <table:table-cell table:style-name="ce23" table:formula="of:=([.M15]-[.B15])/[.B1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.116509" calcext:value-type="float">
            <text:p>1,116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4.txt</text:p>
          </table:table-cell>
          <table:table-cell table:style-name="ce3" table:formula="of:=MIN([.C16];[.E16];[.G16];[.I16];[.K16])" office:value-type="float" office:value="24192.5" calcext:value-type="float">
            <text:p>24192,5</text:p>
          </table:table-cell>
          <table:table-cell table:style-name="ce20" office:value-type="float" office:value="24192.5" calcext:value-type="float">
            <text:p>24192,5</text:p>
          </table:table-cell>
          <table:table-cell table:style-name="ce9" office:value-type="float" office:value="742.12" calcext:value-type="float">
            <text:p>742,1</text:p>
          </table:table-cell>
          <table:table-cell table:style-name="ce114" office:value-type="float" office:value="24192.5" calcext:value-type="float">
            <text:p>24192,5</text:p>
          </table:table-cell>
          <table:table-cell table:style-name="ce9" office:value-type="float" office:value="56.2" calcext:value-type="float">
            <text:p>56,2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24192.5" calcext:value-type="float">
            <text:p>24192,5</text:p>
          </table:table-cell>
          <table:table-cell table:style-name="ce16" office:value-type="float" office:value="1.56" calcext:value-type="float">
            <text:p>1,6</text:p>
          </table:table-cell>
          <table:table-cell table:style-name="ce120" office:value-type="float" office:value="24192.5" calcext:value-type="float">
            <text:p>24192,5</text:p>
          </table:table-cell>
          <table:table-cell table:style-name="ce22" table:formula="of:=([.M16]-[.B16])/[.B16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1.192565" calcext:value-type="float">
            <text:p>1,192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5.txt</text:p>
          </table:table-cell>
          <table:table-cell table:style-name="ce3" table:formula="of:=MIN([.C17];[.E17];[.G17];[.I17];[.K17])" office:value-type="float" office:value="7819" calcext:value-type="float">
            <text:p>7819</text:p>
          </table:table-cell>
          <table:table-cell table:style-name="ce21" office:value-type="float" office:value="7819" calcext:value-type="float">
            <text:p>7819,0</text:p>
          </table:table-cell>
          <table:table-cell table:style-name="ce10" office:value-type="float" office:value="719.97" calcext:value-type="float">
            <text:p>720,0</text:p>
          </table:table-cell>
          <table:table-cell table:style-name="ce117" office:value-type="float" office:value="7819" calcext:value-type="float">
            <text:p>7819,0</text:p>
          </table:table-cell>
          <table:table-cell table:style-name="ce10" office:value-type="float" office:value="53.14" calcext:value-type="float">
            <text:p>53,1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7819" calcext:value-type="float">
            <text:p>7819,0</text:p>
          </table:table-cell>
          <table:table-cell table:style-name="ce17" office:value-type="float" office:value="1.428" calcext:value-type="float">
            <text:p>1,4</text:p>
          </table:table-cell>
          <table:table-cell table:style-name="ce121" office:value-type="float" office:value="7819" calcext:value-type="float">
            <text:p>7819,0</text:p>
          </table:table-cell>
          <table:table-cell table:style-name="ce23" table:formula="of:=([.M17]-[.B17])/[.B1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.158032" calcext:value-type="float">
            <text:p>1,158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1.txt</text:p>
          </table:table-cell>
          <table:table-cell table:style-name="ce3" table:formula="of:=MIN([.C18];[.E18];[.G18];[.I18];[.K18])" office:value-type="float" office:value="4115" calcext:value-type="float">
            <text:p>4115</text:p>
          </table:table-cell>
          <table:table-cell table:style-name="ce20" office:value-type="float" office:value="4115" calcext:value-type="float">
            <text:p>4115,0</text:p>
          </table:table-cell>
          <table:table-cell table:style-name="ce9" office:value-type="float" office:value="1506.69" calcext:value-type="float">
            <text:p>1506,7</text:p>
          </table:table-cell>
          <table:table-cell table:style-name="ce114" office:value-type="float" office:value="4115" calcext:value-type="float">
            <text:p>4115,0</text:p>
          </table:table-cell>
          <table:table-cell table:style-name="ce9" office:value-type="float" office:value="118.68" calcext:value-type="float">
            <text:p>118,7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4115" calcext:value-type="float">
            <text:p>4115,0</text:p>
          </table:table-cell>
          <table:table-cell table:style-name="ce16" office:value-type="float" office:value="1.969" calcext:value-type="float">
            <text:p>2,0</text:p>
          </table:table-cell>
          <table:table-cell table:style-name="ce120" office:value-type="float" office:value="4115" calcext:value-type="float">
            <text:p>4115,0</text:p>
          </table:table-cell>
          <table:table-cell table:style-name="ce22" table:formula="of:=([.M18]-[.B18])/[.B1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2.839685" calcext:value-type="float">
            <text:p>2,839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2.txt</text:p>
          </table:table-cell>
          <table:table-cell table:style-name="ce3" table:formula="of:=MIN([.C19];[.E19];[.G19];[.I19];[.K19])" office:value-type="float" office:value="10779.5" calcext:value-type="float">
            <text:p>10779,5</text:p>
          </table:table-cell>
          <table:table-cell table:style-name="ce21" office:value-type="float" office:value="10779.5" calcext:value-type="float">
            <text:p>10779,5</text:p>
          </table:table-cell>
          <table:table-cell table:style-name="ce10" office:value-type="float" office:value="1565.07" calcext:value-type="float">
            <text:p>1565,1</text:p>
          </table:table-cell>
          <table:table-cell table:style-name="ce117" office:value-type="float" office:value="10779.5" calcext:value-type="float">
            <text:p>10779,5</text:p>
          </table:table-cell>
          <table:table-cell table:style-name="ce10" office:value-type="float" office:value="150.06" calcext:value-type="float">
            <text:p>150,1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10779.5" calcext:value-type="float">
            <text:p>10779,5</text:p>
          </table:table-cell>
          <table:table-cell table:style-name="ce17" office:value-type="float" office:value="1.94" calcext:value-type="float">
            <text:p>1,9</text:p>
          </table:table-cell>
          <table:table-cell table:style-name="ce121" office:value-type="float" office:value="10782.5" calcext:value-type="float">
            <text:p>10782,5</text:p>
          </table:table-cell>
          <table:table-cell table:style-name="ce23" table:formula="of:=([.M19]-[.B19])/[.B19]" office:value-type="percentage" office:value="0.000278306043879586" calcext:value-type="percentage">
            <text:p>0,028%</text:p>
          </table:table-cell>
          <table:table-cell table:style-name="ce28"/>
          <table:table-cell table:style-name="ce30"/>
          <table:table-cell table:style-name="ce39" office:value-type="float" office:value="2.838276" calcext:value-type="float">
            <text:p>2,838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3.txt</text:p>
          </table:table-cell>
          <table:table-cell table:style-name="ce3" table:formula="of:=MIN([.C20];[.E20];[.G20];[.I20];[.K20])" office:value-type="float" office:value="22702" calcext:value-type="float">
            <text:p>22702</text:p>
          </table:table-cell>
          <table:table-cell table:style-name="ce20" office:value-type="float" office:value="22702" calcext:value-type="float">
            <text:p>22702,0</text:p>
          </table:table-cell>
          <table:table-cell table:style-name="ce9" office:value-type="float" office:value="1611.19" calcext:value-type="float">
            <text:p>1611,2</text:p>
          </table:table-cell>
          <table:table-cell table:style-name="ce114" office:value-type="float" office:value="22702" calcext:value-type="float">
            <text:p>22702,0</text:p>
          </table:table-cell>
          <table:table-cell table:style-name="ce9" office:value-type="float" office:value="163.1" calcext:value-type="float">
            <text:p>163,1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22702" calcext:value-type="float">
            <text:p>22702,0</text:p>
          </table:table-cell>
          <table:table-cell table:style-name="ce16" office:value-type="float" office:value="2.118" calcext:value-type="float">
            <text:p>2,1</text:p>
          </table:table-cell>
          <table:table-cell table:style-name="ce120" office:value-type="float" office:value="22702" calcext:value-type="float">
            <text:p>22702,0</text:p>
          </table:table-cell>
          <table:table-cell table:style-name="ce22" table:formula="of:=([.M20]-[.B20])/[.B2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3.062136" calcext:value-type="float">
            <text:p>3,062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4.txt</text:p>
          </table:table-cell>
          <table:table-cell table:style-name="ce3" table:formula="of:=MIN([.C21];[.E21];[.G21];[.I21];[.K21])" office:value-type="float" office:value="28401.5" calcext:value-type="float">
            <text:p>28401,5</text:p>
          </table:table-cell>
          <table:table-cell table:style-name="ce21" office:value-type="float" office:value="28401.5" calcext:value-type="float">
            <text:p>28401,5</text:p>
          </table:table-cell>
          <table:table-cell table:style-name="ce10" office:value-type="float" office:value="1628" calcext:value-type="float">
            <text:p>1628,0</text:p>
          </table:table-cell>
          <table:table-cell table:style-name="ce117" office:value-type="float" office:value="28401.5" calcext:value-type="float">
            <text:p>28401,5</text:p>
          </table:table-cell>
          <table:table-cell table:style-name="ce10" office:value-type="float" office:value="189.2" calcext:value-type="float">
            <text:p>189,2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28401.5" calcext:value-type="float">
            <text:p>28401,5</text:p>
          </table:table-cell>
          <table:table-cell table:style-name="ce17" office:value-type="float" office:value="2.257" calcext:value-type="float">
            <text:p>2,3</text:p>
          </table:table-cell>
          <table:table-cell table:style-name="ce121" office:value-type="float" office:value="28401.5" calcext:value-type="float">
            <text:p>28401,5</text:p>
          </table:table-cell>
          <table:table-cell table:style-name="ce23" table:formula="of:=([.M21]-[.B21])/[.B21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3.189656" calcext:value-type="float">
            <text:p>3,189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5.txt</text:p>
          </table:table-cell>
          <table:table-cell table:style-name="ce3" table:formula="of:=MIN([.C22];[.E22];[.G22];[.I22];[.K22])" office:value-type="float" office:value="57400" calcext:value-type="float">
            <text:p>57400</text:p>
          </table:table-cell>
          <table:table-cell table:style-name="ce20" office:value-type="float" office:value="57400" calcext:value-type="float">
            <text:p>57400,0</text:p>
          </table:table-cell>
          <table:table-cell table:style-name="ce9" office:value-type="float" office:value="1672.68" calcext:value-type="float">
            <text:p>1672,7</text:p>
          </table:table-cell>
          <table:table-cell table:style-name="ce114" office:value-type="float" office:value="57400" calcext:value-type="float">
            <text:p>57400,0</text:p>
          </table:table-cell>
          <table:table-cell table:style-name="ce9" office:value-type="float" office:value="188.97" calcext:value-type="float">
            <text:p>189,0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57400" calcext:value-type="float">
            <text:p>57400,0</text:p>
          </table:table-cell>
          <table:table-cell table:style-name="ce16" office:value-type="float" office:value="2.273" calcext:value-type="float">
            <text:p>2,3</text:p>
          </table:table-cell>
          <table:table-cell table:style-name="ce120" office:value-type="float" office:value="57400" calcext:value-type="float">
            <text:p>57400,0</text:p>
          </table:table-cell>
          <table:table-cell table:style-name="ce22" table:formula="of:=([.M22]-[.B22])/[.B22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3.180626" calcext:value-type="float">
            <text:p>3,180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1.txt (33)</text:p>
          </table:table-cell>
          <table:table-cell table:style-name="ce3" table:formula="of:=MIN([.C23];[.E23];[.G23];[.I23];[.K23])" office:value-type="float" office:value="30282.5" calcext:value-type="float">
            <text:p>30282,5</text:p>
          </table:table-cell>
          <table:table-cell table:style-name="ce21" office:value-type="float" office:value="30282.5" calcext:value-type="float">
            <text:p>30282,5</text:p>
          </table:table-cell>
          <table:table-cell table:style-name="ce10" office:value-type="float" office:value="2287.84" calcext:value-type="float">
            <text:p>2287,8</text:p>
          </table:table-cell>
          <table:table-cell table:style-name="ce117" office:value-type="float" office:value="30282.5" calcext:value-type="float">
            <text:p>30282,5</text:p>
          </table:table-cell>
          <table:table-cell table:style-name="ce10" office:value-type="float" office:value="285.32" calcext:value-type="float">
            <text:p>285,3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/>
          <table:table-cell table:style-name="ce117" office:value-type="float" office:value="30282.5" calcext:value-type="float">
            <text:p>30282,5</text:p>
          </table:table-cell>
          <table:table-cell table:style-name="ce17" office:value-type="float" office:value="2.873" calcext:value-type="float">
            <text:p>2,9</text:p>
          </table:table-cell>
          <table:table-cell table:style-name="ce121" office:value-type="float" office:value="30282.5" calcext:value-type="float">
            <text:p>30282,5</text:p>
          </table:table-cell>
          <table:table-cell table:style-name="ce23" table:formula="of:=([.M23]-[.B23])/[.B23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4.956407" calcext:value-type="float">
            <text:p>4,956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2.txt (33)</text:p>
          </table:table-cell>
          <table:table-cell table:style-name="ce3" table:formula="of:=MIN([.C24];[.E24];[.G24];[.I24];[.K24])" office:value-type="float" office:value="33974" calcext:value-type="float">
            <text:p>33974</text:p>
          </table:table-cell>
          <table:table-cell table:style-name="ce20" office:value-type="float" office:value="33974" calcext:value-type="float">
            <text:p>33974,0</text:p>
          </table:table-cell>
          <table:table-cell table:style-name="ce9" office:value-type="float" office:value="22349.55" calcext:value-type="float">
            <text:p>22349,6</text:p>
          </table:table-cell>
          <table:table-cell table:style-name="ce114" office:value-type="float" office:value="33978" calcext:value-type="float">
            <text:p>33978,0</text:p>
          </table:table-cell>
          <table:table-cell table:style-name="ce9" office:value-type="float" office:value="221.66" calcext:value-type="float">
            <text:p>221,7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33974" calcext:value-type="float">
            <text:p>33974,0</text:p>
          </table:table-cell>
          <table:table-cell table:style-name="ce16" office:value-type="float" office:value="3.155" calcext:value-type="float">
            <text:p>3,2</text:p>
          </table:table-cell>
          <table:table-cell table:style-name="ce120" office:value-type="float" office:value="33974" calcext:value-type="float">
            <text:p>33974,0</text:p>
          </table:table-cell>
          <table:table-cell table:style-name="ce22" table:formula="of:=([.M24]-[.B24])/[.B2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5.312104" calcext:value-type="float">
            <text:p>5,312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3.txt (33)</text:p>
          </table:table-cell>
          <table:table-cell table:style-name="ce3" table:formula="of:=MIN([.C25];[.E25];[.G25];[.I25];[.K25])" office:value-type="float" office:value="35052.5" calcext:value-type="float">
            <text:p>35052,5</text:p>
          </table:table-cell>
          <table:table-cell table:style-name="ce21" office:value-type="float" office:value="35065.5" calcext:value-type="float">
            <text:p>35065,5</text:p>
          </table:table-cell>
          <table:table-cell table:style-name="ce10" office:value-type="float" office:value="2330.13" calcext:value-type="float">
            <text:p>2330,1</text:p>
          </table:table-cell>
          <table:table-cell table:style-name="ce117" office:value-type="float" office:value="35060.5" calcext:value-type="float">
            <text:p>35060,5</text:p>
          </table:table-cell>
          <table:table-cell table:style-name="ce10" office:value-type="float" office:value="322.39" calcext:value-type="float">
            <text:p>322,4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35052.5" calcext:value-type="float">
            <text:p>35052,5</text:p>
          </table:table-cell>
          <table:table-cell table:style-name="ce17" office:value-type="float" office:value="3.121" calcext:value-type="float">
            <text:p>3,1</text:p>
          </table:table-cell>
          <table:table-cell table:style-name="ce121" office:value-type="float" office:value="35057.5" calcext:value-type="float">
            <text:p>35057,5</text:p>
          </table:table-cell>
          <table:table-cell table:style-name="ce23" table:formula="of:=([.M25]-[.B25])/[.B25]" office:value-type="percentage" office:value="0.000142643178090008" calcext:value-type="percentage">
            <text:p>0,014%</text:p>
          </table:table-cell>
          <table:table-cell table:style-name="ce28"/>
          <table:table-cell table:style-name="ce30"/>
          <table:table-cell table:style-name="ce39" office:value-type="float" office:value="5.245" calcext:value-type="float">
            <text:p>5,245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4.txt (35)</text:p>
          </table:table-cell>
          <table:table-cell table:style-name="ce3" table:formula="of:=MIN([.C26];[.E26];[.G26];[.I26];[.K26])" office:value-type="float" office:value="34666.5" calcext:value-type="float">
            <text:p>34666,5</text:p>
          </table:table-cell>
          <table:table-cell table:style-name="ce20" office:value-type="float" office:value="34671.5" calcext:value-type="float">
            <text:p>34671,5</text:p>
          </table:table-cell>
          <table:table-cell table:style-name="ce9" office:value-type="float" office:value="2967.47" calcext:value-type="float">
            <text:p>2967,5</text:p>
          </table:table-cell>
          <table:table-cell table:style-name="ce114" office:value-type="float" office:value="34673.5" calcext:value-type="float">
            <text:p>34673,5</text:p>
          </table:table-cell>
          <table:table-cell table:style-name="ce9" office:value-type="float" office:value="478.29" calcext:value-type="float">
            <text:p>478,3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34666.5" calcext:value-type="float">
            <text:p>34666,5</text:p>
          </table:table-cell>
          <table:table-cell table:style-name="ce16" office:value-type="float" office:value="3.572" calcext:value-type="float">
            <text:p>3,6</text:p>
          </table:table-cell>
          <table:table-cell table:style-name="ce120" office:value-type="float" office:value="34667.5" calcext:value-type="float">
            <text:p>34667,5</text:p>
          </table:table-cell>
          <table:table-cell table:style-name="ce22" table:formula="of:=([.M26]-[.B26])/[.B26]" office:value-type="percentage" office:value="0.0000288462925302525" calcext:value-type="percentage">
            <text:p>0,003%</text:p>
          </table:table-cell>
          <table:table-cell table:style-name="ce26"/>
          <table:table-cell table:style-name="ce29"/>
          <table:table-cell table:style-name="ce38" office:value-type="float" office:value="6.688148" calcext:value-type="float">
            <text:p>6,688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5.txt (35)</text:p>
          </table:table-cell>
          <table:table-cell table:style-name="ce3" table:formula="of:=MIN([.C27];[.E27];[.G27];[.I27];[.K27])" office:value-type="float" office:value="30771" calcext:value-type="float">
            <text:p>30771</text:p>
          </table:table-cell>
          <table:table-cell table:style-name="ce21" office:value-type="float" office:value="30803" calcext:value-type="float">
            <text:p>30803,0</text:p>
          </table:table-cell>
          <table:table-cell table:style-name="ce10" office:value-type="float" office:value="2801.7" calcext:value-type="float">
            <text:p>2801,7</text:p>
          </table:table-cell>
          <table:table-cell table:style-name="ce117" office:value-type="float" office:value="30781" calcext:value-type="float">
            <text:p>30781,0</text:p>
          </table:table-cell>
          <table:table-cell table:style-name="ce10" office:value-type="float" office:value="390.76" calcext:value-type="float">
            <text:p>390,8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30771" calcext:value-type="float">
            <text:p>30771,0</text:p>
          </table:table-cell>
          <table:table-cell table:style-name="ce17" office:value-type="float" office:value="3.298" calcext:value-type="float">
            <text:p>3,3</text:p>
          </table:table-cell>
          <table:table-cell table:style-name="ce121" office:value-type="float" office:value="30775" calcext:value-type="float">
            <text:p>30775,0</text:p>
          </table:table-cell>
          <table:table-cell table:style-name="ce23" table:formula="of:=([.M27]-[.B27])/[.B27]" office:value-type="percentage" office:value="0.000129992525429788" calcext:value-type="percentage">
            <text:p>0,013%</text:p>
          </table:table-cell>
          <table:table-cell table:style-name="ce28"/>
          <table:table-cell table:style-name="ce30"/>
          <table:table-cell table:style-name="ce39" office:value-type="float" office:value="6.605414" calcext:value-type="float">
            <text:p>6,605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6.txt (35)</text:p>
          </table:table-cell>
          <table:table-cell table:style-name="ce3" table:formula="of:=MIN([.C28];[.E28];[.G28];[.I28];[.K28])" office:value-type="float" office:value="34424.5" calcext:value-type="float">
            <text:p>34424,5</text:p>
          </table:table-cell>
          <table:table-cell table:style-name="ce20" office:value-type="float" office:value="34425.5" calcext:value-type="float">
            <text:p>34425,5</text:p>
          </table:table-cell>
          <table:table-cell table:style-name="ce9" office:value-type="float" office:value="3010.98" calcext:value-type="float">
            <text:p>3011,0</text:p>
          </table:table-cell>
          <table:table-cell table:style-name="ce114" office:value-type="float" office:value="34424.5" calcext:value-type="float">
            <text:p>34424,5</text:p>
          </table:table-cell>
          <table:table-cell table:style-name="ce9" office:value-type="float" office:value="446.38" calcext:value-type="float">
            <text:p>446,4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34424.5" calcext:value-type="float">
            <text:p>34424,5</text:p>
          </table:table-cell>
          <table:table-cell table:style-name="ce16" office:value-type="float" office:value="3.377" calcext:value-type="float">
            <text:p>3,4</text:p>
          </table:table-cell>
          <table:table-cell table:style-name="ce120" office:value-type="float" office:value="34424.5" calcext:value-type="float">
            <text:p>34424,5</text:p>
          </table:table-cell>
          <table:table-cell table:style-name="ce22" table:formula="of:=([.M28]-[.B28])/[.B2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6.938713" calcext:value-type="float">
            <text:p>6,938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1.txt</text:p>
          </table:table-cell>
          <table:table-cell table:style-name="ce3" table:formula="of:=MIN([.C29];[.E29];[.G29];[.I29];[.K29])" office:value-type="float" office:value="4966" calcext:value-type="float">
            <text:p>4966</text:p>
          </table:table-cell>
          <table:table-cell table:style-name="ce21" office:value-type="float" office:value="4966" calcext:value-type="float">
            <text:p>4966,0</text:p>
          </table:table-cell>
          <table:table-cell table:style-name="ce10" office:value-type="float" office:value="3475.61" calcext:value-type="float">
            <text:p>3475,6</text:p>
          </table:table-cell>
          <table:table-cell table:style-name="ce117" office:value-type="float" office:value="4966" calcext:value-type="float">
            <text:p>4966,0</text:p>
          </table:table-cell>
          <table:table-cell table:style-name="ce10" office:value-type="float" office:value="423.74" calcext:value-type="float">
            <text:p>423,7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4966" calcext:value-type="float">
            <text:p>4966,0</text:p>
          </table:table-cell>
          <table:table-cell table:style-name="ce17" office:value-type="float" office:value="2.805" calcext:value-type="float">
            <text:p>2,8</text:p>
          </table:table-cell>
          <table:table-cell table:style-name="ce121" office:value-type="float" office:value="4966" calcext:value-type="float">
            <text:p>4966,0</text:p>
          </table:table-cell>
          <table:table-cell table:style-name="ce23" table:formula="of:=([.M29]-[.B29])/[.B2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6.918687" calcext:value-type="float">
            <text:p>6,918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2.txt</text:p>
          </table:table-cell>
          <table:table-cell table:style-name="ce3" table:formula="of:=MIN([.C30];[.E30];[.G30];[.I30];[.K30])" office:value-type="float" office:value="87390" calcext:value-type="float">
            <text:p>87390</text:p>
          </table:table-cell>
          <table:table-cell table:style-name="ce20" office:value-type="float" office:value="88262" calcext:value-type="float">
            <text:p>88262,0</text:p>
          </table:table-cell>
          <table:table-cell table:style-name="ce9" office:value-type="float" office:value="3237.71" calcext:value-type="float">
            <text:p>3237,7</text:p>
          </table:table-cell>
          <table:table-cell table:style-name="ce114" office:value-type="float" office:value="87489" calcext:value-type="float">
            <text:p>87489,0</text:p>
          </table:table-cell>
          <table:table-cell table:style-name="ce9" office:value-type="float" office:value="721.35" calcext:value-type="float">
            <text:p>721,4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87390" calcext:value-type="float">
            <text:p>87390,0</text:p>
          </table:table-cell>
          <table:table-cell table:style-name="ce16" office:value-type="float" office:value="4.329" calcext:value-type="float">
            <text:p>4,3</text:p>
          </table:table-cell>
          <table:table-cell table:style-name="ce120" office:value-type="float" office:value="88151" calcext:value-type="float">
            <text:p>88151,0</text:p>
          </table:table-cell>
          <table:table-cell table:style-name="ce22" table:formula="of:=([.M30]-[.B30])/[.B30]" office:value-type="percentage" office:value="0.00870809017050006" calcext:value-type="percentage">
            <text:p>0,871%</text:p>
          </table:table-cell>
          <table:table-cell table:style-name="ce26"/>
          <table:table-cell table:style-name="ce29"/>
          <table:table-cell table:style-name="ce38" office:value-type="float" office:value="7.640921" calcext:value-type="float">
            <text:p>7,640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3.txt</text:p>
          </table:table-cell>
          <table:table-cell table:style-name="ce3" table:formula="of:=MIN([.C31];[.E31];[.G31];[.I31];[.K31])" office:value-type="float" office:value="50084.5" calcext:value-type="float">
            <text:p>50084,5</text:p>
          </table:table-cell>
          <table:table-cell table:style-name="ce21" office:value-type="float" office:value="50696.5" calcext:value-type="float">
            <text:p>50696,5</text:p>
          </table:table-cell>
          <table:table-cell table:style-name="ce10" office:value-type="float" office:value="3279.4" calcext:value-type="float">
            <text:p>3279,4</text:p>
          </table:table-cell>
          <table:table-cell table:style-name="ce117" office:value-type="float" office:value="50127.5" calcext:value-type="float">
            <text:p>50127,5</text:p>
          </table:table-cell>
          <table:table-cell table:style-name="ce10" office:value-type="float" office:value="674.71" calcext:value-type="float">
            <text:p>674,7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50084.5" calcext:value-type="float">
            <text:p>50084,5</text:p>
          </table:table-cell>
          <table:table-cell table:style-name="ce17" office:value-type="float" office:value="3.97" calcext:value-type="float">
            <text:p>4,0</text:p>
          </table:table-cell>
          <table:table-cell table:style-name="ce121" office:value-type="float" office:value="50368.5" calcext:value-type="float">
            <text:p>50368,5</text:p>
          </table:table-cell>
          <table:table-cell table:style-name="ce23" table:formula="of:=([.M31]-[.B31])/[.B31]" office:value-type="percentage" office:value="0.00567041699527798" calcext:value-type="percentage">
            <text:p>0,567%</text:p>
          </table:table-cell>
          <table:table-cell table:style-name="ce28"/>
          <table:table-cell table:style-name="ce30"/>
          <table:table-cell table:style-name="ce39" office:value-type="float" office:value="7.42248" calcext:value-type="float">
            <text:p>7,422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4.txt</text:p>
          </table:table-cell>
          <table:table-cell table:style-name="ce3" table:formula="of:=MIN([.C32];[.E32];[.G32];[.I32];[.K32])" office:value-type="float" office:value="46737.5" calcext:value-type="float">
            <text:p>46737,5</text:p>
          </table:table-cell>
          <table:table-cell table:style-name="ce20" office:value-type="float" office:value="46890.5" calcext:value-type="float">
            <text:p>46890,5</text:p>
          </table:table-cell>
          <table:table-cell table:style-name="ce9" office:value-type="float" office:value="4336.11" calcext:value-type="float">
            <text:p>4336,1</text:p>
          </table:table-cell>
          <table:table-cell table:style-name="ce114" office:value-type="float" office:value="46824.5" calcext:value-type="float">
            <text:p>46824,5</text:p>
          </table:table-cell>
          <table:table-cell table:style-name="ce9" office:value-type="float" office:value="504.18" calcext:value-type="float">
            <text:p>504,2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46737.5" calcext:value-type="float">
            <text:p>46737,5</text:p>
          </table:table-cell>
          <table:table-cell table:style-name="ce16" office:value-type="float" office:value="4.191" calcext:value-type="float">
            <text:p>4,2</text:p>
          </table:table-cell>
          <table:table-cell table:style-name="ce120" office:value-type="float" office:value="46951.5" calcext:value-type="float">
            <text:p>46951,5</text:p>
          </table:table-cell>
          <table:table-cell table:style-name="ce22" table:formula="of:=([.M32]-[.B32])/[.B32]" office:value-type="percentage" office:value="0.00457876437550147" calcext:value-type="percentage">
            <text:p>0,458%</text:p>
          </table:table-cell>
          <table:table-cell table:style-name="ce26"/>
          <table:table-cell table:style-name="ce29"/>
          <table:table-cell table:style-name="ce38" office:value-type="float" office:value="7.468301" calcext:value-type="float">
            <text:p>7,468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5.txt</text:p>
          </table:table-cell>
          <table:table-cell table:style-name="ce3" table:formula="of:=MIN([.C33];[.E33];[.G33];[.I33];[.K33])" office:value-type="float" office:value="44488.5" calcext:value-type="float">
            <text:p>44488,5</text:p>
          </table:table-cell>
          <table:table-cell table:style-name="ce21" office:value-type="float" office:value="44783.5" calcext:value-type="float">
            <text:p>44783,5</text:p>
          </table:table-cell>
          <table:table-cell table:style-name="ce10" office:value-type="float" office:value="3407.52" calcext:value-type="float">
            <text:p>3407,5</text:p>
          </table:table-cell>
          <table:table-cell table:style-name="ce117" office:value-type="float" office:value="44488.5" calcext:value-type="float">
            <text:p>44488,5</text:p>
          </table:table-cell>
          <table:table-cell table:style-name="ce10" office:value-type="float" office:value="593.57" calcext:value-type="float">
            <text:p>593,6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44488.5" calcext:value-type="float">
            <text:p>44488,5</text:p>
          </table:table-cell>
          <table:table-cell table:style-name="ce17" office:value-type="float" office:value="3.955" calcext:value-type="float">
            <text:p>4,0</text:p>
          </table:table-cell>
          <table:table-cell table:style-name="ce121" office:value-type="float" office:value="44638.5" calcext:value-type="float">
            <text:p>44638,5</text:p>
          </table:table-cell>
          <table:table-cell table:style-name="ce23" table:formula="of:=([.M33]-[.B33])/[.B33]" office:value-type="percentage" office:value="0.00337165784416197" calcext:value-type="percentage">
            <text:p>0,337%</text:p>
          </table:table-cell>
          <table:table-cell table:style-name="ce28"/>
          <table:table-cell table:style-name="ce30"/>
          <table:table-cell table:style-name="ce39" office:value-type="float" office:value="7.530533" calcext:value-type="float">
            <text:p>7,530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1.txt</text:p>
          </table:table-cell>
          <table:table-cell table:style-name="ce3" table:formula="of:=MIN([.C34];[.E34];[.G34];[.I34];[.K34])" office:value-type="float" office:value="53722.5" calcext:value-type="float">
            <text:p>53722,5</text:p>
          </table:table-cell>
          <table:table-cell table:style-name="ce20" office:value-type="float" office:value="53763.5" calcext:value-type="float">
            <text:p>53763,5</text:p>
          </table:table-cell>
          <table:table-cell table:style-name="ce9" office:value-type="float" office:value="5597.52" calcext:value-type="float">
            <text:p>5597,5</text:p>
          </table:table-cell>
          <table:table-cell table:style-name="ce114" office:value-type="float" office:value="53722.5" calcext:value-type="float">
            <text:p>53722,5</text:p>
          </table:table-cell>
          <table:table-cell table:style-name="ce9" office:value-type="float" office:value="782.26" calcext:value-type="float">
            <text:p>782,3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53722.5" calcext:value-type="float">
            <text:p>53722,5</text:p>
          </table:table-cell>
          <table:table-cell table:style-name="ce16" office:value-type="float" office:value="5.192" calcext:value-type="float">
            <text:p>5,2</text:p>
          </table:table-cell>
          <table:table-cell table:style-name="ce120" office:value-type="float" office:value="53739.5" calcext:value-type="float">
            <text:p>53739,5</text:p>
          </table:table-cell>
          <table:table-cell table:style-name="ce22" table:formula="of:=([.M34]-[.B34])/[.B34]" office:value-type="percentage" office:value="0.000316440969798502" calcext:value-type="percentage">
            <text:p>0,032%</text:p>
          </table:table-cell>
          <table:table-cell table:style-name="ce26"/>
          <table:table-cell table:style-name="ce29"/>
          <table:table-cell table:style-name="ce38" office:value-type="float" office:value="13.598345" calcext:value-type="float">
            <text:p>13,598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2.txt</text:p>
          </table:table-cell>
          <table:table-cell table:style-name="ce3" table:formula="of:=MIN([.C35];[.E35];[.G35];[.I35];[.K35])" office:value-type="float" office:value="48908" calcext:value-type="float">
            <text:p>48908</text:p>
          </table:table-cell>
          <table:table-cell table:style-name="ce21" office:value-type="float" office:value="48916" calcext:value-type="float">
            <text:p>48916,0</text:p>
          </table:table-cell>
          <table:table-cell table:style-name="ce10" office:value-type="float" office:value="5448.85" calcext:value-type="float">
            <text:p>5448,9</text:p>
          </table:table-cell>
          <table:table-cell table:style-name="ce117" office:value-type="float" office:value="48908" calcext:value-type="float">
            <text:p>48908,0</text:p>
          </table:table-cell>
          <table:table-cell table:style-name="ce10" office:value-type="float" office:value="773.86" calcext:value-type="float">
            <text:p>773,9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48908" calcext:value-type="float">
            <text:p>48908,0</text:p>
          </table:table-cell>
          <table:table-cell table:style-name="ce17" office:value-type="float" office:value="5.556" calcext:value-type="float">
            <text:p>5,6</text:p>
          </table:table-cell>
          <table:table-cell table:style-name="ce121" office:value-type="float" office:value="48912" calcext:value-type="float">
            <text:p>48912,0</text:p>
          </table:table-cell>
          <table:table-cell table:style-name="ce23" table:formula="of:=([.M35]-[.B35])/[.B35]" office:value-type="percentage" office:value="0.0000817862108448515" calcext:value-type="percentage">
            <text:p>0,008%</text:p>
          </table:table-cell>
          <table:table-cell table:style-name="ce28"/>
          <table:table-cell table:style-name="ce30"/>
          <table:table-cell table:style-name="ce39" office:value-type="float" office:value="14.501418" calcext:value-type="float">
            <text:p>14,501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3.txt</text:p>
          </table:table-cell>
          <table:table-cell table:style-name="ce3" table:formula="of:=MIN([.C36];[.E36];[.G36];[.I36];[.K36])" office:value-type="float" office:value="39250.5" calcext:value-type="float">
            <text:p>39250,5</text:p>
          </table:table-cell>
          <table:table-cell table:style-name="ce20" office:value-type="float" office:value="39259.5" calcext:value-type="float">
            <text:p>39259,5</text:p>
          </table:table-cell>
          <table:table-cell table:style-name="ce9" office:value-type="float" office:value="5330.11" calcext:value-type="float">
            <text:p>5330,1</text:p>
          </table:table-cell>
          <table:table-cell table:style-name="ce114" office:value-type="float" office:value="39255.5" calcext:value-type="float">
            <text:p>39255,5</text:p>
          </table:table-cell>
          <table:table-cell table:style-name="ce9" office:value-type="float" office:value="761.12" calcext:value-type="float">
            <text:p>761,1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39250.5" calcext:value-type="float">
            <text:p>39250,5</text:p>
          </table:table-cell>
          <table:table-cell table:style-name="ce16" office:value-type="float" office:value="5.445" calcext:value-type="float">
            <text:p>5,4</text:p>
          </table:table-cell>
          <table:table-cell table:style-name="ce120" office:value-type="float" office:value="39263.5" calcext:value-type="float">
            <text:p>39263,5</text:p>
          </table:table-cell>
          <table:table-cell table:style-name="ce22" table:formula="of:=([.M36]-[.B36])/[.B36]" office:value-type="percentage" office:value="0.000331205971898447" calcext:value-type="percentage">
            <text:p>0,033%</text:p>
          </table:table-cell>
          <table:table-cell table:style-name="ce26"/>
          <table:table-cell table:style-name="ce29"/>
          <table:table-cell table:style-name="ce38" office:value-type="float" office:value="14.323712" calcext:value-type="float">
            <text:p>14,323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4.txt</text:p>
          </table:table-cell>
          <table:table-cell table:style-name="ce3" table:formula="of:=MIN([.C37];[.E37];[.G37];[.I37];[.K37])" office:value-type="float" office:value="38354" calcext:value-type="float">
            <text:p>38354</text:p>
          </table:table-cell>
          <table:table-cell table:style-name="ce21" office:value-type="float" office:value="38355" calcext:value-type="float">
            <text:p>38355,0</text:p>
          </table:table-cell>
          <table:table-cell table:style-name="ce10" office:value-type="float" office:value="5459.45" calcext:value-type="float">
            <text:p>5459,5</text:p>
          </table:table-cell>
          <table:table-cell table:style-name="ce117" office:value-type="float" office:value="38354" calcext:value-type="float">
            <text:p>38354,0</text:p>
          </table:table-cell>
          <table:table-cell table:style-name="ce10" office:value-type="float" office:value="741.42" calcext:value-type="float">
            <text:p>741,4</text:p>
          </table:table-cell>
          <table:table-cell table:style-name="ce21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7" office:value-type="float" office:value="38354" calcext:value-type="float">
            <text:p>38354,0</text:p>
          </table:table-cell>
          <table:table-cell table:style-name="ce17" office:value-type="float" office:value="5.37" calcext:value-type="float">
            <text:p>5,4</text:p>
          </table:table-cell>
          <table:table-cell table:style-name="ce121" office:value-type="float" office:value="38354" calcext:value-type="float">
            <text:p>38354,0</text:p>
          </table:table-cell>
          <table:table-cell table:style-name="ce23" table:formula="of:=([.M37]-[.B37])/[.B3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4.011267" calcext:value-type="float">
            <text:p>14,011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5.txt</text:p>
          </table:table-cell>
          <table:table-cell table:style-name="ce3" table:formula="of:=MIN([.C38];[.E38];[.G38];[.I38];[.K38])" office:value-type="float" office:value="51496" calcext:value-type="float">
            <text:p>51496</text:p>
          </table:table-cell>
          <table:table-cell table:style-name="ce20" office:value-type="float" office:value="51523" calcext:value-type="float">
            <text:p>51523,0</text:p>
          </table:table-cell>
          <table:table-cell table:style-name="ce9" office:value-type="float" office:value="5585.37" calcext:value-type="float">
            <text:p>5585,4</text:p>
          </table:table-cell>
          <table:table-cell table:style-name="ce114" office:value-type="float" office:value="51507" calcext:value-type="float">
            <text:p>51507,0</text:p>
          </table:table-cell>
          <table:table-cell table:style-name="ce9" office:value-type="float" office:value="836.96" calcext:value-type="float">
            <text:p>837,0</text:p>
          </table:table-cell>
          <table:table-cell table:style-name="ce20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14" office:value-type="float" office:value="51496" calcext:value-type="float">
            <text:p>51496,0</text:p>
          </table:table-cell>
          <table:table-cell table:style-name="ce16" office:value-type="float" office:value="5.42" calcext:value-type="float">
            <text:p>5,4</text:p>
          </table:table-cell>
          <table:table-cell table:style-name="ce120" office:value-type="float" office:value="51514" calcext:value-type="float">
            <text:p>51514,0</text:p>
          </table:table-cell>
          <table:table-cell table:style-name="ce22" table:formula="of:=([.M38]-[.B38])/[.B38]" office:value-type="percentage" office:value="0.000349541711977629" calcext:value-type="percentage">
            <text:p>0,035%</text:p>
          </table:table-cell>
          <table:table-cell table:style-name="ce26"/>
          <table:table-cell table:style-name="ce29"/>
          <table:table-cell table:style-name="ce38" office:value-type="float" office:value="13.599471" calcext:value-type="float">
            <text:p>13,599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1_n</text:p>
          </table:table-cell>
          <table:table-cell table:style-name="ce3" table:formula="of:=MIN([.C39];[.E39];[.G39];[.I39];[.K39])" office:value-type="float" office:value="12731" calcext:value-type="float">
            <text:p>12731</text:p>
          </table:table-cell>
          <table:table-cell table:style-name="ce21" office:value-type="float" office:value="12731" calcext:value-type="float">
            <text:p>12731,0</text:p>
          </table:table-cell>
          <table:table-cell table:style-name="ce10" office:value-type="float" office:value="7174.64" calcext:value-type="float">
            <text:p>7174,6</text:p>
          </table:table-cell>
          <table:table-cell table:style-name="ce117" office:value-type="float" office:value="12731" calcext:value-type="float">
            <text:p>12731,0</text:p>
          </table:table-cell>
          <table:table-cell table:style-name="ce10" office:value-type="float" office:value="1249.08" calcext:value-type="float">
            <text:p>1249,1</text:p>
          </table:table-cell>
          <table:table-cell table:style-name="ce21" office:value-type="float" office:value="12731" calcext:value-type="float">
            <text:p>12731,0</text:p>
          </table:table-cell>
          <table:table-cell table:style-name="ce10" office:value-type="float" office:value="25.87" calcext:value-type="float">
            <text:p>25,9</text:p>
          </table:table-cell>
          <table:table-cell table:style-name="ce117" office:value-type="float" office:value="12731" calcext:value-type="float">
            <text:p>12731,0</text:p>
          </table:table-cell>
          <table:table-cell table:style-name="ce10" office:value-type="float" office:value="111.49" calcext:value-type="float">
            <text:p>111,5</text:p>
          </table:table-cell>
          <table:table-cell table:style-name="ce117" office:value-type="float" office:value="12731" calcext:value-type="float">
            <text:p>12731,0</text:p>
          </table:table-cell>
          <table:table-cell table:style-name="ce17" office:value-type="float" office:value="3.9" calcext:value-type="float">
            <text:p>3,9</text:p>
          </table:table-cell>
          <table:table-cell table:style-name="ce121" office:value-type="float" office:value="12731" calcext:value-type="float">
            <text:p>12731,0</text:p>
          </table:table-cell>
          <table:table-cell table:style-name="ce23" table:formula="of:=([.M39]-[.B39])/[.B3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6.264463" calcext:value-type="float">
            <text:p>16,264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2_n</text:p>
          </table:table-cell>
          <table:table-cell table:style-name="ce3" table:formula="of:=MIN([.C40];[.E40];[.G40];[.I40];[.K40])" office:value-type="float" office:value="108006.5" calcext:value-type="float">
            <text:p>108006,5</text:p>
          </table:table-cell>
          <table:table-cell table:style-name="ce20" office:value-type="float" office:value="108046.5" calcext:value-type="float">
            <text:p>108046,5</text:p>
          </table:table-cell>
          <table:table-cell table:style-name="ce9" office:value-type="float" office:value="6815.77" calcext:value-type="float">
            <text:p>6815,8</text:p>
          </table:table-cell>
          <table:table-cell table:style-name="ce114" office:value-type="float" office:value="108020.5" calcext:value-type="float">
            <text:p>108020,5</text:p>
          </table:table-cell>
          <table:table-cell table:style-name="ce9" office:value-type="float" office:value="1533.29" calcext:value-type="float">
            <text:p>1533,3</text:p>
          </table:table-cell>
          <table:table-cell table:style-name="ce20" office:value-type="float" office:value="108016.5" calcext:value-type="float">
            <text:p>108016,5</text:p>
          </table:table-cell>
          <table:table-cell table:style-name="ce9" office:value-type="float" office:value="26.4" calcext:value-type="float">
            <text:p>26,4</text:p>
          </table:table-cell>
          <table:table-cell table:style-name="ce114" office:value-type="float" office:value="108020.5" calcext:value-type="float">
            <text:p>108020,5</text:p>
          </table:table-cell>
          <table:table-cell table:style-name="ce9" office:value-type="float" office:value="111.26" calcext:value-type="float">
            <text:p>111,3</text:p>
          </table:table-cell>
          <table:table-cell table:style-name="ce114" office:value-type="float" office:value="108006.5" calcext:value-type="float">
            <text:p>108006,5</text:p>
          </table:table-cell>
          <table:table-cell table:style-name="ce16" office:value-type="float" office:value="7.24" calcext:value-type="float">
            <text:p>7,2</text:p>
          </table:table-cell>
          <table:table-cell table:style-name="ce120" office:value-type="float" office:value="108014.5" calcext:value-type="float">
            <text:p>108014,5</text:p>
          </table:table-cell>
          <table:table-cell table:style-name="ce22" table:formula="of:=([.M40]-[.B40])/[.B40]" office:value-type="percentage" office:value="0.0000740696161805077" calcext:value-type="percentage">
            <text:p>0,007%</text:p>
          </table:table-cell>
          <table:table-cell table:style-name="ce26"/>
          <table:table-cell table:style-name="ce29"/>
          <table:table-cell table:style-name="ce38" office:value-type="float" office:value="18.395554" calcext:value-type="float">
            <text:p>18,395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3_n</text:p>
          </table:table-cell>
          <table:table-cell table:style-name="ce3" table:formula="of:=MIN([.C41];[.E41];[.G41];[.I41];[.K41])" office:value-type="float" office:value="86644.5" calcext:value-type="float">
            <text:p>86644,5</text:p>
          </table:table-cell>
          <table:table-cell table:style-name="ce21" office:value-type="float" office:value="86667.5" calcext:value-type="float">
            <text:p>86667,5</text:p>
          </table:table-cell>
          <table:table-cell table:style-name="ce10" office:value-type="float" office:value="6854.25" calcext:value-type="float">
            <text:p>6854,3</text:p>
          </table:table-cell>
          <table:table-cell table:style-name="ce117" office:value-type="float" office:value="86667.5" calcext:value-type="float">
            <text:p>86667,5</text:p>
          </table:table-cell>
          <table:table-cell table:style-name="ce10" office:value-type="float" office:value="956.28" calcext:value-type="float">
            <text:p>956,3</text:p>
          </table:table-cell>
          <table:table-cell table:style-name="ce21" office:value-type="float" office:value="86646.5" calcext:value-type="float">
            <text:p>86646,5</text:p>
          </table:table-cell>
          <table:table-cell table:style-name="ce10" office:value-type="float" office:value="22.9" calcext:value-type="float">
            <text:p>22,9</text:p>
          </table:table-cell>
          <table:table-cell table:style-name="ce117" office:value-type="float" office:value="86657.5" calcext:value-type="float">
            <text:p>86657,5</text:p>
          </table:table-cell>
          <table:table-cell table:style-name="ce10" office:value-type="float" office:value="122.54" calcext:value-type="float">
            <text:p>122,5</text:p>
          </table:table-cell>
          <table:table-cell table:style-name="ce117" office:value-type="float" office:value="86644.5" calcext:value-type="float">
            <text:p>86644,5</text:p>
          </table:table-cell>
          <table:table-cell table:style-name="ce17" office:value-type="float" office:value="6.71" calcext:value-type="float">
            <text:p>6,7</text:p>
          </table:table-cell>
          <table:table-cell table:style-name="ce121" office:value-type="float" office:value="86663.5" calcext:value-type="float">
            <text:p>86663,5</text:p>
          </table:table-cell>
          <table:table-cell table:style-name="ce23" table:formula="of:=([.M41]-[.B41])/[.B41]" office:value-type="percentage" office:value="0.000219286856061262" calcext:value-type="percentage">
            <text:p>0,022%</text:p>
          </table:table-cell>
          <table:table-cell table:style-name="ce28"/>
          <table:table-cell table:style-name="ce30"/>
          <table:table-cell table:style-name="ce39" office:value-type="float" office:value="17.946008" calcext:value-type="float">
            <text:p>17,946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4_n</text:p>
          </table:table-cell>
          <table:table-cell table:style-name="ce3" table:formula="of:=MIN([.C42];[.E42];[.G42];[.I42];[.K42])" office:value-type="float" office:value="68701" calcext:value-type="float">
            <text:p>68701</text:p>
          </table:table-cell>
          <table:table-cell table:style-name="ce20" office:value-type="float" office:value="68769" calcext:value-type="float">
            <text:p>68769,0</text:p>
          </table:table-cell>
          <table:table-cell table:style-name="ce9" office:value-type="float" office:value="6509.35" calcext:value-type="float">
            <text:p>6509,4</text:p>
          </table:table-cell>
          <table:table-cell table:style-name="ce114" office:value-type="float" office:value="68733" calcext:value-type="float">
            <text:p>68733,0</text:p>
          </table:table-cell>
          <table:table-cell table:style-name="ce9" office:value-type="float" office:value="1141.34" calcext:value-type="float">
            <text:p>1141,3</text:p>
          </table:table-cell>
          <table:table-cell table:style-name="ce20" office:value-type="float" office:value="68708" calcext:value-type="float">
            <text:p>68708,0</text:p>
          </table:table-cell>
          <table:table-cell table:style-name="ce9" office:value-type="float" office:value="23" calcext:value-type="float">
            <text:p>23,0</text:p>
          </table:table-cell>
          <table:table-cell table:style-name="ce114" office:value-type="float" office:value="68711" calcext:value-type="float">
            <text:p>68711,0</text:p>
          </table:table-cell>
          <table:table-cell table:style-name="ce9" office:value-type="float" office:value="134.9" calcext:value-type="float">
            <text:p>134,9</text:p>
          </table:table-cell>
          <table:table-cell table:style-name="ce114" office:value-type="float" office:value="68701" calcext:value-type="float">
            <text:p>68701,0</text:p>
          </table:table-cell>
          <table:table-cell table:style-name="ce16" office:value-type="float" office:value="6.54" calcext:value-type="float">
            <text:p>6,5</text:p>
          </table:table-cell>
          <table:table-cell table:style-name="ce120" office:value-type="float" office:value="68711" calcext:value-type="float">
            <text:p>68711,0</text:p>
          </table:table-cell>
          <table:table-cell table:style-name="ce22" table:formula="of:=([.M42]-[.B42])/[.B42]" office:value-type="percentage" office:value="0.000145558288816757" calcext:value-type="percentage">
            <text:p>0,015%</text:p>
          </table:table-cell>
          <table:table-cell table:style-name="ce26"/>
          <table:table-cell table:style-name="ce29"/>
          <table:table-cell table:style-name="ce38" office:value-type="float" office:value="17.083498" calcext:value-type="float">
            <text:p>17,083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5_n</text:p>
          </table:table-cell>
          <table:table-cell table:style-name="ce3" table:formula="of:=MIN([.C43];[.E43];[.G43];[.I43];[.K43])" office:value-type="float" office:value="124017.5" calcext:value-type="float">
            <text:p>124017,5</text:p>
          </table:table-cell>
          <table:table-cell table:style-name="ce21" office:value-type="float" office:value="124099.5" calcext:value-type="float">
            <text:p>124099,5</text:p>
          </table:table-cell>
          <table:table-cell table:style-name="ce10" office:value-type="float" office:value="7052.59" calcext:value-type="float">
            <text:p>7052,6</text:p>
          </table:table-cell>
          <table:table-cell table:style-name="ce117" office:value-type="float" office:value="124058.5" calcext:value-type="float">
            <text:p>124058,5</text:p>
          </table:table-cell>
          <table:table-cell table:style-name="ce10" office:value-type="float" office:value="1236.49" calcext:value-type="float">
            <text:p>1236,5</text:p>
          </table:table-cell>
          <table:table-cell table:style-name="ce21" office:value-type="float" office:value="124017.5" calcext:value-type="float">
            <text:p>124017,5</text:p>
          </table:table-cell>
          <table:table-cell table:style-name="ce10" office:value-type="float" office:value="23.28" calcext:value-type="float">
            <text:p>23,3</text:p>
          </table:table-cell>
          <table:table-cell table:style-name="ce117" office:value-type="float" office:value="124018.5" calcext:value-type="float">
            <text:p>124018,5</text:p>
          </table:table-cell>
          <table:table-cell table:style-name="ce10" office:value-type="float" office:value="123.43" calcext:value-type="float">
            <text:p>123,4</text:p>
          </table:table-cell>
          <table:table-cell table:style-name="ce117" office:value-type="float" office:value="124017.5" calcext:value-type="float">
            <text:p>124017,5</text:p>
          </table:table-cell>
          <table:table-cell table:style-name="ce17" office:value-type="float" office:value="7.05" calcext:value-type="float">
            <text:p>7,1</text:p>
          </table:table-cell>
          <table:table-cell table:style-name="ce121" office:value-type="float" office:value="124052.5" calcext:value-type="float">
            <text:p>124052,5</text:p>
          </table:table-cell>
          <table:table-cell table:style-name="ce23" table:formula="of:=([.M43]-[.B43])/[.B43]" office:value-type="percentage" office:value="0.000282218235329691" calcext:value-type="percentage">
            <text:p>0,028%</text:p>
          </table:table-cell>
          <table:table-cell table:style-name="ce28"/>
          <table:table-cell table:style-name="ce30"/>
          <table:table-cell table:style-name="ce39" office:value-type="float" office:value="18.641544" calcext:value-type="float">
            <text:p>18,641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1_n</text:p>
          </table:table-cell>
          <table:table-cell table:style-name="ce3" table:formula="of:=MIN([.C44];[.E44];[.G44];[.I44];[.K44])" office:value-type="float" office:value="20470" calcext:value-type="float">
            <text:p>20470</text:p>
          </table:table-cell>
          <table:table-cell table:style-name="ce20" office:value-type="float" office:value="20472" calcext:value-type="float">
            <text:p>20472,0</text:p>
          </table:table-cell>
          <table:table-cell table:style-name="ce9" office:value-type="float" office:value="14934.38" calcext:value-type="float">
            <text:p>14934,4</text:p>
          </table:table-cell>
          <table:table-cell table:style-name="ce114" office:value-type="float" office:value="20479" calcext:value-type="float">
            <text:p>20479,0</text:p>
          </table:table-cell>
          <table:table-cell table:style-name="ce9" office:value-type="float" office:value="2683.93" calcext:value-type="float">
            <text:p>2683,9</text:p>
          </table:table-cell>
          <table:table-cell table:style-name="ce20" office:value-type="float" office:value="20470" calcext:value-type="float">
            <text:p>20470,0</text:p>
          </table:table-cell>
          <table:table-cell table:style-name="ce9" office:value-type="float" office:value="48.17" calcext:value-type="float">
            <text:p>48,2</text:p>
          </table:table-cell>
          <table:table-cell table:style-name="ce114" office:value-type="float" office:value="20470" calcext:value-type="float">
            <text:p>20470,0</text:p>
          </table:table-cell>
          <table:table-cell table:style-name="ce9" office:value-type="float" office:value="151.2" calcext:value-type="float">
            <text:p>151,2</text:p>
          </table:table-cell>
          <table:table-cell table:style-name="ce114" office:value-type="float" office:value="20470" calcext:value-type="float">
            <text:p>20470,0</text:p>
          </table:table-cell>
          <table:table-cell table:style-name="ce16" office:value-type="float" office:value="5.1" calcext:value-type="float">
            <text:p>5,1</text:p>
          </table:table-cell>
          <table:table-cell table:style-name="ce120" office:value-type="float" office:value="20470" calcext:value-type="float">
            <text:p>20470,0</text:p>
          </table:table-cell>
          <table:table-cell table:style-name="ce22" table:formula="of:=([.M44]-[.B44])/[.B4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37.90669" calcext:value-type="float">
            <text:p>37,906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2_n</text:p>
          </table:table-cell>
          <table:table-cell table:style-name="ce3" table:formula="of:=MIN([.C45];[.E45];[.G45];[.I45];[.K45])" office:value-type="float" office:value="208058" calcext:value-type="float">
            <text:p>208058</text:p>
          </table:table-cell>
          <table:table-cell table:style-name="ce21" office:value-type="float" office:value="208270" calcext:value-type="float">
            <text:p>208270,0</text:p>
          </table:table-cell>
          <table:table-cell table:style-name="ce10" office:value-type="float" office:value="14338.86" calcext:value-type="float">
            <text:p>14338,9</text:p>
          </table:table-cell>
          <table:table-cell table:style-name="ce117" office:value-type="float" office:value="208081" calcext:value-type="float">
            <text:p>208081,0</text:p>
          </table:table-cell>
          <table:table-cell table:style-name="ce10" office:value-type="float" office:value="2733.89" calcext:value-type="float">
            <text:p>2733,9</text:p>
          </table:table-cell>
          <table:table-cell table:style-name="ce21" office:value-type="float" office:value="208079" calcext:value-type="float">
            <text:p>208079,0</text:p>
          </table:table-cell>
          <table:table-cell table:style-name="ce10" office:value-type="float" office:value="48.53" calcext:value-type="float">
            <text:p>48,5</text:p>
          </table:table-cell>
          <table:table-cell table:style-name="ce117" office:value-type="float" office:value="208157" calcext:value-type="float">
            <text:p>208157,0</text:p>
          </table:table-cell>
          <table:table-cell table:style-name="ce10" office:value-type="float" office:value="151.2" calcext:value-type="float">
            <text:p>151,2</text:p>
          </table:table-cell>
          <table:table-cell table:style-name="ce117" office:value-type="float" office:value="208058" calcext:value-type="float">
            <text:p>208058,0</text:p>
          </table:table-cell>
          <table:table-cell table:style-name="ce17" office:value-type="float" office:value="11.9" calcext:value-type="float">
            <text:p>11,9</text:p>
          </table:table-cell>
          <table:table-cell table:style-name="ce121" office:value-type="float" office:value="208151" calcext:value-type="float">
            <text:p>208151,0</text:p>
          </table:table-cell>
          <table:table-cell table:style-name="ce23" table:formula="of:=([.M45]-[.B45])/[.B45]" office:value-type="percentage" office:value="0.000446990742965904" calcext:value-type="percentage">
            <text:p>0,045%</text:p>
          </table:table-cell>
          <table:table-cell table:style-name="ce28"/>
          <table:table-cell table:style-name="ce30"/>
          <table:table-cell table:style-name="ce39" office:value-type="float" office:value="42.918766" calcext:value-type="float">
            <text:p>42,918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3_n</text:p>
          </table:table-cell>
          <table:table-cell table:style-name="ce3" table:formula="of:=MIN([.C46];[.E46];[.G46];[.I46];[.K46])" office:value-type="float" office:value="162182" calcext:value-type="float">
            <text:p>162182</text:p>
          </table:table-cell>
          <table:table-cell table:style-name="ce20" office:value-type="float" office:value="162267" calcext:value-type="float">
            <text:p>162267,0</text:p>
          </table:table-cell>
          <table:table-cell table:style-name="ce9" office:value-type="float" office:value="14351.91" calcext:value-type="float">
            <text:p>14351,9</text:p>
          </table:table-cell>
          <table:table-cell table:style-name="ce114" office:value-type="float" office:value="162196" calcext:value-type="float">
            <text:p>162196,0</text:p>
          </table:table-cell>
          <table:table-cell table:style-name="ce9" office:value-type="float" office:value="2877.29" calcext:value-type="float">
            <text:p>2877,3</text:p>
          </table:table-cell>
          <table:table-cell table:style-name="ce20" office:value-type="float" office:value="162196" calcext:value-type="float">
            <text:p>162196,0</text:p>
          </table:table-cell>
          <table:table-cell table:style-name="ce9" office:value-type="float" office:value="48.96" calcext:value-type="float">
            <text:p>49,0</text:p>
          </table:table-cell>
          <table:table-cell table:style-name="ce114" office:value-type="float" office:value="162249" calcext:value-type="float">
            <text:p>162249,0</text:p>
          </table:table-cell>
          <table:table-cell table:style-name="ce9" office:value-type="float" office:value="139.72" calcext:value-type="float">
            <text:p>139,7</text:p>
          </table:table-cell>
          <table:table-cell table:style-name="ce114" office:value-type="float" office:value="162182" calcext:value-type="float">
            <text:p>162182,0</text:p>
          </table:table-cell>
          <table:table-cell table:style-name="ce16" office:value-type="float" office:value="11.6" calcext:value-type="float">
            <text:p>11,6</text:p>
          </table:table-cell>
          <table:table-cell table:style-name="ce120" office:value-type="float" office:value="162235" calcext:value-type="float">
            <text:p>162235,0</text:p>
          </table:table-cell>
          <table:table-cell table:style-name="ce22" table:formula="of:=([.M46]-[.B46])/[.B46]" office:value-type="percentage" office:value="0.00032679335561283" calcext:value-type="percentage">
            <text:p>0,033%</text:p>
          </table:table-cell>
          <table:table-cell table:style-name="ce26"/>
          <table:table-cell table:style-name="ce29"/>
          <table:table-cell table:style-name="ce38" office:value-type="float" office:value="42.539326" calcext:value-type="float">
            <text:p>42,539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4_n</text:p>
          </table:table-cell>
          <table:table-cell table:style-name="ce3" table:formula="of:=MIN([.C47];[.E47];[.G47];[.I47];[.K47])" office:value-type="float" office:value="118246.5" calcext:value-type="float">
            <text:p>118246,5</text:p>
          </table:table-cell>
          <table:table-cell table:style-name="ce21" office:value-type="float" office:value="118311.5" calcext:value-type="float">
            <text:p>118311,5</text:p>
          </table:table-cell>
          <table:table-cell table:style-name="ce10" office:value-type="float" office:value="14290.03" calcext:value-type="float">
            <text:p>14290,0</text:p>
          </table:table-cell>
          <table:table-cell table:style-name="ce117" office:value-type="float" office:value="118264.5" calcext:value-type="float">
            <text:p>118264,5</text:p>
          </table:table-cell>
          <table:table-cell table:style-name="ce10" office:value-type="float" office:value="3716.16" calcext:value-type="float">
            <text:p>3716,2</text:p>
          </table:table-cell>
          <table:table-cell table:style-name="ce21" office:value-type="float" office:value="118260.5" calcext:value-type="float">
            <text:p>118260,5</text:p>
          </table:table-cell>
          <table:table-cell table:style-name="ce10" office:value-type="float" office:value="49.29" calcext:value-type="float">
            <text:p>49,3</text:p>
          </table:table-cell>
          <table:table-cell table:style-name="ce117" office:value-type="float" office:value="118302.5" calcext:value-type="float">
            <text:p>118302,5</text:p>
          </table:table-cell>
          <table:table-cell table:style-name="ce10" office:value-type="float" office:value="136.4" calcext:value-type="float">
            <text:p>136,4</text:p>
          </table:table-cell>
          <table:table-cell table:style-name="ce117" office:value-type="float" office:value="118246.5" calcext:value-type="float">
            <text:p>118246,5</text:p>
          </table:table-cell>
          <table:table-cell table:style-name="ce17" office:value-type="float" office:value="11.14" calcext:value-type="float">
            <text:p>11,1</text:p>
          </table:table-cell>
          <table:table-cell table:style-name="ce121" office:value-type="float" office:value="118279.5" calcext:value-type="float">
            <text:p>118279,5</text:p>
          </table:table-cell>
          <table:table-cell table:style-name="ce23" table:formula="of:=([.M47]-[.B47])/[.B47]" office:value-type="percentage" office:value="0.000279078027679466" calcext:value-type="percentage">
            <text:p>0,028%</text:p>
          </table:table-cell>
          <table:table-cell table:style-name="ce28"/>
          <table:table-cell table:style-name="ce30"/>
          <table:table-cell table:style-name="ce39" office:value-type="float" office:value="42.285584" calcext:value-type="float">
            <text:p>42,285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5_n</text:p>
          </table:table-cell>
          <table:table-cell table:style-name="ce3" table:formula="of:=MIN([.C48];[.E48];[.G48];[.I48];[.K48])" office:value-type="float" office:value="332836" calcext:value-type="float">
            <text:p>332836</text:p>
          </table:table-cell>
          <table:table-cell table:style-name="ce20" office:value-type="float" office:value="332990" calcext:value-type="float">
            <text:p>332990,0</text:p>
          </table:table-cell>
          <table:table-cell table:style-name="ce9" office:value-type="float" office:value="14913.18" calcext:value-type="float">
            <text:p>14913,2</text:p>
          </table:table-cell>
          <table:table-cell table:style-name="ce114" office:value-type="float" office:value="332855" calcext:value-type="float">
            <text:p>332855,0</text:p>
          </table:table-cell>
          <table:table-cell table:style-name="ce9" office:value-type="float" office:value="2596.39" calcext:value-type="float">
            <text:p>2596,4</text:p>
          </table:table-cell>
          <table:table-cell table:style-name="ce20" office:value-type="float" office:value="332853" calcext:value-type="float">
            <text:p>332853,0</text:p>
          </table:table-cell>
          <table:table-cell table:style-name="ce9" office:value-type="float" office:value="48.64" calcext:value-type="float">
            <text:p>48,6</text:p>
          </table:table-cell>
          <table:table-cell table:style-name="ce114" office:value-type="float" office:value="332972" calcext:value-type="float">
            <text:p>332972,0</text:p>
          </table:table-cell>
          <table:table-cell table:style-name="ce9" office:value-type="float" office:value="142.48" calcext:value-type="float">
            <text:p>142,5</text:p>
          </table:table-cell>
          <table:table-cell table:style-name="ce114" office:value-type="float" office:value="332836" calcext:value-type="float">
            <text:p>332836,0</text:p>
          </table:table-cell>
          <table:table-cell table:style-name="ce16" office:value-type="float" office:value="12.16" calcext:value-type="float">
            <text:p>12,2</text:p>
          </table:table-cell>
          <table:table-cell table:style-name="ce120" office:value-type="float" office:value="332892" calcext:value-type="float">
            <text:p>332892,0</text:p>
          </table:table-cell>
          <table:table-cell table:style-name="ce22" table:formula="of:=([.M48]-[.B48])/[.B48]" office:value-type="percentage" office:value="0.000168251030537562" calcext:value-type="percentage">
            <text:p>0,017%</text:p>
          </table:table-cell>
          <table:table-cell table:style-name="ce26"/>
          <table:table-cell table:style-name="ce29"/>
          <table:table-cell table:style-name="ce38" office:value-type="float" office:value="41.300043" calcext:value-type="float">
            <text:p>41,300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1_n</text:p>
          </table:table-cell>
          <table:table-cell table:style-name="ce3" table:formula="of:=MIN([.C49];[.E49];[.G49];[.I49];[.K49])" office:value-type="float" office:value="31972" calcext:value-type="float">
            <text:p>31972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31972" calcext:value-type="float">
            <text:p>31972,0</text:p>
          </table:table-cell>
          <table:table-cell table:style-name="ce10" office:value-type="float" office:value="93.36" calcext:value-type="float">
            <text:p>93,4</text:p>
          </table:table-cell>
          <table:table-cell table:style-name="ce117" office:value-type="float" office:value="31972" calcext:value-type="float">
            <text:p>31972,0</text:p>
          </table:table-cell>
          <table:table-cell table:style-name="ce10" office:value-type="float" office:value="235.88" calcext:value-type="float">
            <text:p>235,9</text:p>
          </table:table-cell>
          <table:table-cell table:style-name="ce117" office:value-type="float" office:value="31972" calcext:value-type="float">
            <text:p>31972,0</text:p>
          </table:table-cell>
          <table:table-cell table:style-name="ce17" office:value-type="float" office:value="7.44" calcext:value-type="float">
            <text:p>7,4</text:p>
          </table:table-cell>
          <table:table-cell table:style-name="ce121" office:value-type="float" office:value="31972" calcext:value-type="float">
            <text:p>31972,0</text:p>
          </table:table-cell>
          <table:table-cell table:style-name="ce23" table:formula="of:=([.M49]-[.B49])/[.B4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82.917673" calcext:value-type="float">
            <text:p>82,917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2_n</text:p>
          </table:table-cell>
          <table:table-cell table:style-name="ce3" table:formula="of:=MIN([.C50];[.E50];[.G50];[.I50];[.K50])" office:value-type="float" office:value="248219" calcext:value-type="float">
            <text:p>248219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248225" calcext:value-type="float">
            <text:p>248225,0</text:p>
          </table:table-cell>
          <table:table-cell table:style-name="ce9" office:value-type="float" office:value="93.94" calcext:value-type="float">
            <text:p>93,9</text:p>
          </table:table-cell>
          <table:table-cell table:style-name="ce114" office:value-type="float" office:value="248247" calcext:value-type="float">
            <text:p>248247,0</text:p>
          </table:table-cell>
          <table:table-cell table:style-name="ce9" office:value-type="float" office:value="230.74" calcext:value-type="float">
            <text:p>230,7</text:p>
          </table:table-cell>
          <table:table-cell table:style-name="ce114" office:value-type="float" office:value="248219" calcext:value-type="float">
            <text:p>248219,0</text:p>
          </table:table-cell>
          <table:table-cell table:style-name="ce16" office:value-type="float" office:value="19.46" calcext:value-type="float">
            <text:p>19,5</text:p>
          </table:table-cell>
          <table:table-cell table:style-name="ce120" office:value-type="float" office:value="248270" calcext:value-type="float">
            <text:p>248270,0</text:p>
          </table:table-cell>
          <table:table-cell table:style-name="ce22" table:formula="of:=([.M50]-[.B50])/[.B50]" office:value-type="percentage" office:value="0.000205463723566689" calcext:value-type="percentage">
            <text:p>0,021%</text:p>
          </table:table-cell>
          <table:table-cell table:style-name="ce26"/>
          <table:table-cell table:style-name="ce29"/>
          <table:table-cell table:style-name="ce38" office:value-type="float" office:value="89.451321" calcext:value-type="float">
            <text:p>89,451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3_n</text:p>
          </table:table-cell>
          <table:table-cell table:style-name="ce3" table:formula="of:=MIN([.C51];[.E51];[.G51];[.I51];[.K51])" office:value-type="float" office:value="85184" calcext:value-type="float">
            <text:p>85184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85190" calcext:value-type="float">
            <text:p>85190,0</text:p>
          </table:table-cell>
          <table:table-cell table:style-name="ce10" office:value-type="float" office:value="94.91" calcext:value-type="float">
            <text:p>94,9</text:p>
          </table:table-cell>
          <table:table-cell table:style-name="ce117" office:value-type="float" office:value="85209" calcext:value-type="float">
            <text:p>85209,0</text:p>
          </table:table-cell>
          <table:table-cell table:style-name="ce10" office:value-type="float" office:value="240.03" calcext:value-type="float">
            <text:p>240,0</text:p>
          </table:table-cell>
          <table:table-cell table:style-name="ce117" office:value-type="float" office:value="85184" calcext:value-type="float">
            <text:p>85184,0</text:p>
          </table:table-cell>
          <table:table-cell table:style-name="ce17" office:value-type="float" office:value="16.59" calcext:value-type="float">
            <text:p>16,6</text:p>
          </table:table-cell>
          <table:table-cell table:style-name="ce121" office:value-type="float" office:value="85194" calcext:value-type="float">
            <text:p>85194,0</text:p>
          </table:table-cell>
          <table:table-cell table:style-name="ce23" table:formula="of:=([.M51]-[.B51])/[.B51]" office:value-type="percentage" office:value="0.000117392937640872" calcext:value-type="percentage">
            <text:p>0,012%</text:p>
          </table:table-cell>
          <table:table-cell table:style-name="ce28"/>
          <table:table-cell table:style-name="ce30"/>
          <table:table-cell table:style-name="ce39" office:value-type="float" office:value="82.925225" calcext:value-type="float">
            <text:p>82,925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4_n</text:p>
          </table:table-cell>
          <table:table-cell table:style-name="ce3" table:formula="of:=MIN([.C52];[.E52];[.G52];[.I52];[.K52])" office:value-type="float" office:value="156646" calcext:value-type="float">
            <text:p>156646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156666" calcext:value-type="float">
            <text:p>156666,0</text:p>
          </table:table-cell>
          <table:table-cell table:style-name="ce9" office:value-type="float" office:value="138.41" calcext:value-type="float">
            <text:p>138,4</text:p>
          </table:table-cell>
          <table:table-cell table:style-name="ce114" office:value-type="float" office:value="156701" calcext:value-type="float">
            <text:p>156701,0</text:p>
          </table:table-cell>
          <table:table-cell table:style-name="ce9" office:value-type="float" office:value="209.38" calcext:value-type="float">
            <text:p>209,4</text:p>
          </table:table-cell>
          <table:table-cell table:style-name="ce114" office:value-type="float" office:value="156646" calcext:value-type="float">
            <text:p>156646,0</text:p>
          </table:table-cell>
          <table:table-cell table:style-name="ce16" office:value-type="float" office:value="18.51" calcext:value-type="float">
            <text:p>18,5</text:p>
          </table:table-cell>
          <table:table-cell table:style-name="ce120" office:value-type="float" office:value="156680" calcext:value-type="float">
            <text:p>156680,0</text:p>
          </table:table-cell>
          <table:table-cell table:style-name="ce22" table:formula="of:=([.M52]-[.B52])/[.B52]" office:value-type="percentage" office:value="0.000217049908711362" calcext:value-type="percentage">
            <text:p>0,022%</text:p>
          </table:table-cell>
          <table:table-cell table:style-name="ce26"/>
          <table:table-cell table:style-name="ce29"/>
          <table:table-cell table:style-name="ce38" office:value-type="float" office:value="84.9878" calcext:value-type="float">
            <text:p>84,987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5_n</text:p>
          </table:table-cell>
          <table:table-cell table:style-name="ce3" table:formula="of:=MIN([.C53];[.E53];[.G53];[.I53];[.K53])" office:value-type="float" office:value="296176.5" calcext:value-type="float">
            <text:p>296176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296176.5" calcext:value-type="float">
            <text:p>296176,5</text:p>
          </table:table-cell>
          <table:table-cell table:style-name="ce10" office:value-type="float" office:value="151.11" calcext:value-type="float">
            <text:p>151,1</text:p>
          </table:table-cell>
          <table:table-cell table:style-name="ce117" office:value-type="float" office:value="296315.5" calcext:value-type="float">
            <text:p>296315,5</text:p>
          </table:table-cell>
          <table:table-cell table:style-name="ce10" office:value-type="float" office:value="225.92" calcext:value-type="float">
            <text:p>225,9</text:p>
          </table:table-cell>
          <table:table-cell table:style-name="ce117" office:value-type="float" office:value="296176.5" calcext:value-type="float">
            <text:p>296176,5</text:p>
          </table:table-cell>
          <table:table-cell table:style-name="ce17" office:value-type="float" office:value="19.8" calcext:value-type="float">
            <text:p>19,8</text:p>
          </table:table-cell>
          <table:table-cell table:style-name="ce121" office:value-type="float" office:value="296270.5" calcext:value-type="float">
            <text:p>296270,5</text:p>
          </table:table-cell>
          <table:table-cell table:style-name="ce23" table:formula="of:=([.M53]-[.B53])/[.B53]" office:value-type="percentage" office:value="0.000317378320022014" calcext:value-type="percentage">
            <text:p>0,032%</text:p>
          </table:table-cell>
          <table:table-cell table:style-name="ce28"/>
          <table:table-cell table:style-name="ce30"/>
          <table:table-cell table:style-name="ce39" office:value-type="float" office:value="86.512955" calcext:value-type="float">
            <text:p>86,513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60_05</text:p>
          </table:table-cell>
          <table:table-cell table:style-name="ce3" table:formula="of:=MIN([.C54];[.E54];[.G54];[.I54];[.K54])" office:value-type="float" office:value="159643" calcext:value-type="float">
            <text:p>159643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159660" calcext:value-type="float">
            <text:p>159660,0</text:p>
          </table:table-cell>
          <table:table-cell table:style-name="ce9" office:value-type="float" office:value="310.01" calcext:value-type="float">
            <text:p>310,0</text:p>
          </table:table-cell>
          <table:table-cell table:style-name="ce114" office:value-type="float" office:value="159973" calcext:value-type="float">
            <text:p>159973,0</text:p>
          </table:table-cell>
          <table:table-cell table:style-name="ce9" office:value-type="float" office:value="281.22" calcext:value-type="float">
            <text:p>281,2</text:p>
          </table:table-cell>
          <table:table-cell table:style-name="ce114" office:value-type="float" office:value="159643" calcext:value-type="float">
            <text:p>159643,0</text:p>
          </table:table-cell>
          <table:table-cell table:style-name="ce16" office:value-type="float" office:value="28.24" calcext:value-type="float">
            <text:p>28,2</text:p>
          </table:table-cell>
          <table:table-cell table:style-name="ce120" office:value-type="float" office:value="159750" calcext:value-type="float">
            <text:p>159750,0</text:p>
          </table:table-cell>
          <table:table-cell table:style-name="ce22" table:formula="of:=([.M54]-[.B54])/[.B54]" office:value-type="percentage" office:value="0.000670245485238939" calcext:value-type="percentage">
            <text:p>0,067%</text:p>
          </table:table-cell>
          <table:table-cell table:style-name="ce26"/>
          <table:table-cell table:style-name="ce29"/>
          <table:table-cell table:style-name="ce38" office:value-type="float" office:value="123.176575" calcext:value-type="float">
            <text:p>123,176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1</text:p>
          </table:table-cell>
          <table:table-cell table:style-name="ce3" table:formula="of:=MIN([.C55];[.E55];[.G55];[.I55];[.K55])" office:value-type="float" office:value="204089" calcext:value-type="float">
            <text:p>204089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204103" calcext:value-type="float">
            <text:p>204103,0</text:p>
          </table:table-cell>
          <table:table-cell table:style-name="ce10" office:value-type="float" office:value="136.08" calcext:value-type="float">
            <text:p>136,1</text:p>
          </table:table-cell>
          <table:table-cell table:style-name="ce117" office:value-type="float" office:value="204208" calcext:value-type="float">
            <text:p>204208,0</text:p>
          </table:table-cell>
          <table:table-cell table:style-name="ce10" office:value-type="float" office:value="281.7" calcext:value-type="float">
            <text:p>281,7</text:p>
          </table:table-cell>
          <table:table-cell table:style-name="ce117" office:value-type="float" office:value="204089" calcext:value-type="float">
            <text:p>204089,0</text:p>
          </table:table-cell>
          <table:table-cell table:style-name="ce17" office:value-type="float" office:value="27.22" calcext:value-type="float">
            <text:p>27,2</text:p>
          </table:table-cell>
          <table:table-cell table:style-name="ce121"/>
          <table:table-cell table:style-name="ce23" table:formula="of:=([.M55]-[.B55])/[.B55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2</text:p>
          </table:table-cell>
          <table:table-cell table:style-name="ce3" table:formula="of:=MIN([.C56];[.E56];[.G56];[.I56];[.K56])" office:value-type="float" office:value="193199.5" calcext:value-type="float">
            <text:p>193199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193218.5" calcext:value-type="float">
            <text:p>193218,5</text:p>
          </table:table-cell>
          <table:table-cell table:style-name="ce9" office:value-type="float" office:value="135.63" calcext:value-type="float">
            <text:p>135,6</text:p>
          </table:table-cell>
          <table:table-cell table:style-name="ce114" office:value-type="float" office:value="193289.5" calcext:value-type="float">
            <text:p>193289,5</text:p>
          </table:table-cell>
          <table:table-cell table:style-name="ce9" office:value-type="float" office:value="314.67" calcext:value-type="float">
            <text:p>314,7</text:p>
          </table:table-cell>
          <table:table-cell table:style-name="ce114" office:value-type="float" office:value="193199.5" calcext:value-type="float">
            <text:p>193199,5</text:p>
          </table:table-cell>
          <table:table-cell table:style-name="ce16" office:value-type="float" office:value="26.32" calcext:value-type="float">
            <text:p>26,3</text:p>
          </table:table-cell>
          <table:table-cell table:style-name="ce120"/>
          <table:table-cell table:style-name="ce22" table:formula="of:=([.M56]-[.B56])/[.B56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3</text:p>
          </table:table-cell>
          <table:table-cell table:style-name="ce3" table:formula="of:=MIN([.C57];[.E57];[.G57];[.I57];[.K57])" office:value-type="float" office:value="161475.5" calcext:value-type="float">
            <text:p>161475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161486.5" calcext:value-type="float">
            <text:p>161486,5</text:p>
          </table:table-cell>
          <table:table-cell table:style-name="ce10" office:value-type="float" office:value="137.58" calcext:value-type="float">
            <text:p>137,6</text:p>
          </table:table-cell>
          <table:table-cell table:style-name="ce117" office:value-type="float" office:value="161582.5" calcext:value-type="float">
            <text:p>161582,5</text:p>
          </table:table-cell>
          <table:table-cell table:style-name="ce10" office:value-type="float" office:value="353.98" calcext:value-type="float">
            <text:p>354,0</text:p>
          </table:table-cell>
          <table:table-cell table:style-name="ce117" office:value-type="float" office:value="161475.5" calcext:value-type="float">
            <text:p>161475,5</text:p>
          </table:table-cell>
          <table:table-cell table:style-name="ce17" office:value-type="float" office:value="26.38" calcext:value-type="float">
            <text:p>26,4</text:p>
          </table:table-cell>
          <table:table-cell table:style-name="ce121"/>
          <table:table-cell table:style-name="ce23" table:formula="of:=([.M57]-[.B57])/[.B57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1</text:p>
          </table:table-cell>
          <table:table-cell table:style-name="ce3" table:formula="of:=MIN([.C58];[.E58];[.G58];[.I58];[.K58])" office:value-type="float" office:value="135133.5" calcext:value-type="float">
            <text:p>135133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135133.5" calcext:value-type="float">
            <text:p>135133,5</text:p>
          </table:table-cell>
          <table:table-cell table:style-name="ce9" office:value-type="float" office:value="137.88" calcext:value-type="float">
            <text:p>137,9</text:p>
          </table:table-cell>
          <table:table-cell table:style-name="ce114" office:value-type="float" office:value="135189.5" calcext:value-type="float">
            <text:p>135189,5</text:p>
          </table:table-cell>
          <table:table-cell table:style-name="ce9" office:value-type="float" office:value="345.1" calcext:value-type="float">
            <text:p>345,1</text:p>
          </table:table-cell>
          <table:table-cell table:style-name="ce114" office:value-type="float" office:value="135133.5" calcext:value-type="float">
            <text:p>135133,5</text:p>
          </table:table-cell>
          <table:table-cell table:style-name="ce16" office:value-type="float" office:value="27.42" calcext:value-type="float">
            <text:p>27,4</text:p>
          </table:table-cell>
          <table:table-cell table:style-name="ce120"/>
          <table:table-cell table:style-name="ce22" table:formula="of:=([.M58]-[.B58])/[.B58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2</text:p>
          </table:table-cell>
          <table:table-cell table:style-name="ce3" table:formula="of:=MIN([.C59];[.E59];[.G59];[.I59];[.K59])" office:value-type="float" office:value="159114" calcext:value-type="float">
            <text:p>159114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159114" calcext:value-type="float">
            <text:p>159114,0</text:p>
          </table:table-cell>
          <table:table-cell table:style-name="ce10" office:value-type="float" office:value="135.9" calcext:value-type="float">
            <text:p>135,9</text:p>
          </table:table-cell>
          <table:table-cell table:style-name="ce117" office:value-type="float" office:value="159224" calcext:value-type="float">
            <text:p>159224,0</text:p>
          </table:table-cell>
          <table:table-cell table:style-name="ce10" office:value-type="float" office:value="344.07" calcext:value-type="float">
            <text:p>344,1</text:p>
          </table:table-cell>
          <table:table-cell table:style-name="ce117" office:value-type="float" office:value="159114" calcext:value-type="float">
            <text:p>159114,0</text:p>
          </table:table-cell>
          <table:table-cell table:style-name="ce17" office:value-type="float" office:value="26.69" calcext:value-type="float">
            <text:p>26,7</text:p>
          </table:table-cell>
          <table:table-cell table:style-name="ce121"/>
          <table:table-cell table:style-name="ce23" table:formula="of:=([.M59]-[.B59])/[.B59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3</text:p>
          </table:table-cell>
          <table:table-cell table:style-name="ce3" table:formula="of:=MIN([.C60];[.E60];[.G60];[.I60];[.K60])" office:value-type="float" office:value="158967.5" calcext:value-type="float">
            <text:p>158967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158976.5" calcext:value-type="float">
            <text:p>158976,5</text:p>
          </table:table-cell>
          <table:table-cell table:style-name="ce9" office:value-type="float" office:value="137.47" calcext:value-type="float">
            <text:p>137,5</text:p>
          </table:table-cell>
          <table:table-cell table:style-name="ce114" office:value-type="float" office:value="159108.5" calcext:value-type="float">
            <text:p>159108,5</text:p>
          </table:table-cell>
          <table:table-cell table:style-name="ce9" office:value-type="float" office:value="365.87" calcext:value-type="float">
            <text:p>365,9</text:p>
          </table:table-cell>
          <table:table-cell table:style-name="ce114" office:value-type="float" office:value="158967.5" calcext:value-type="float">
            <text:p>158967,5</text:p>
          </table:table-cell>
          <table:table-cell table:style-name="ce16" office:value-type="float" office:value="26.83" calcext:value-type="float">
            <text:p>26,8</text:p>
          </table:table-cell>
          <table:table-cell table:style-name="ce120"/>
          <table:table-cell table:style-name="ce22" table:formula="of:=([.M60]-[.B60])/[.B60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1</text:p>
          </table:table-cell>
          <table:table-cell table:style-name="ce3" table:formula="of:=MIN([.C61];[.E61];[.G61];[.I61];[.K61])" office:value-type="float" office:value="110493.5" calcext:value-type="float">
            <text:p>110493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110507.5" calcext:value-type="float">
            <text:p>110507,5</text:p>
          </table:table-cell>
          <table:table-cell table:style-name="ce10" office:value-type="float" office:value="137.17" calcext:value-type="float">
            <text:p>137,2</text:p>
          </table:table-cell>
          <table:table-cell table:style-name="ce117" office:value-type="float" office:value="110611.5" calcext:value-type="float">
            <text:p>110611,5</text:p>
          </table:table-cell>
          <table:table-cell table:style-name="ce10" office:value-type="float" office:value="345.28" calcext:value-type="float">
            <text:p>345,3</text:p>
          </table:table-cell>
          <table:table-cell table:style-name="ce117" office:value-type="float" office:value="110493.5" calcext:value-type="float">
            <text:p>110493,5</text:p>
          </table:table-cell>
          <table:table-cell table:style-name="ce17" office:value-type="float" office:value="26.94" calcext:value-type="float">
            <text:p>26,9</text:p>
          </table:table-cell>
          <table:table-cell table:style-name="ce121"/>
          <table:table-cell table:style-name="ce23" table:formula="of:=([.M61]-[.B61])/[.B61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2</text:p>
          </table:table-cell>
          <table:table-cell table:style-name="ce3" table:formula="of:=MIN([.C62];[.E62];[.G62];[.I62];[.K62])" office:value-type="float" office:value="115302" calcext:value-type="float">
            <text:p>115302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115321" calcext:value-type="float">
            <text:p>115321,0</text:p>
          </table:table-cell>
          <table:table-cell table:style-name="ce9" office:value-type="float" office:value="136.87" calcext:value-type="float">
            <text:p>136,9</text:p>
          </table:table-cell>
          <table:table-cell table:style-name="ce114" office:value-type="float" office:value="115396" calcext:value-type="float">
            <text:p>115396,0</text:p>
          </table:table-cell>
          <table:table-cell table:style-name="ce9" office:value-type="float" office:value="312.46" calcext:value-type="float">
            <text:p>312,5</text:p>
          </table:table-cell>
          <table:table-cell table:style-name="ce114" office:value-type="float" office:value="115302" calcext:value-type="float">
            <text:p>115302,0</text:p>
          </table:table-cell>
          <table:table-cell table:style-name="ce16" office:value-type="float" office:value="25.96" calcext:value-type="float">
            <text:p>26,0</text:p>
          </table:table-cell>
          <table:table-cell table:style-name="ce120"/>
          <table:table-cell table:style-name="ce22" table:formula="of:=([.M62]-[.B62])/[.B62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3</text:p>
          </table:table-cell>
          <table:table-cell table:style-name="ce3" table:formula="of:=MIN([.C63];[.E63];[.G63];[.I63];[.K63])" office:value-type="float" office:value="114137" calcext:value-type="float">
            <text:p>114137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114165" calcext:value-type="float">
            <text:p>114165,0</text:p>
          </table:table-cell>
          <table:table-cell table:style-name="ce10" office:value-type="float" office:value="139.33" calcext:value-type="float">
            <text:p>139,3</text:p>
          </table:table-cell>
          <table:table-cell table:style-name="ce117" office:value-type="float" office:value="114261" calcext:value-type="float">
            <text:p>114261,0</text:p>
          </table:table-cell>
          <table:table-cell table:style-name="ce10" office:value-type="float" office:value="291.27" calcext:value-type="float">
            <text:p>291,3</text:p>
          </table:table-cell>
          <table:table-cell table:style-name="ce117" office:value-type="float" office:value="114137" calcext:value-type="float">
            <text:p>114137,0</text:p>
          </table:table-cell>
          <table:table-cell table:style-name="ce17" office:value-type="float" office:value="27.44" calcext:value-type="float">
            <text:p>27,4</text:p>
          </table:table-cell>
          <table:table-cell table:style-name="ce121"/>
          <table:table-cell table:style-name="ce23" table:formula="of:=([.M63]-[.B63])/[.B63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1</text:p>
          </table:table-cell>
          <table:table-cell table:style-name="ce3" table:formula="of:=MIN([.C64];[.E64];[.G64];[.I64];[.K64])" office:value-type="float" office:value="108117" calcext:value-type="float">
            <text:p>108117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108124" calcext:value-type="float">
            <text:p>108124,0</text:p>
          </table:table-cell>
          <table:table-cell table:style-name="ce9" office:value-type="float" office:value="136.07" calcext:value-type="float">
            <text:p>136,1</text:p>
          </table:table-cell>
          <table:table-cell table:style-name="ce114" office:value-type="float" office:value="108158" calcext:value-type="float">
            <text:p>108158,0</text:p>
          </table:table-cell>
          <table:table-cell table:style-name="ce9" office:value-type="float" office:value="274.27" calcext:value-type="float">
            <text:p>274,3</text:p>
          </table:table-cell>
          <table:table-cell table:style-name="ce114" office:value-type="float" office:value="108117" calcext:value-type="float">
            <text:p>108117,0</text:p>
          </table:table-cell>
          <table:table-cell table:style-name="ce16" office:value-type="float" office:value="25.4" calcext:value-type="float">
            <text:p>25,4</text:p>
          </table:table-cell>
          <table:table-cell table:style-name="ce120"/>
          <table:table-cell table:style-name="ce22" table:formula="of:=([.M64]-[.B64])/[.B64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2</text:p>
          </table:table-cell>
          <table:table-cell table:style-name="ce3" table:formula="of:=MIN([.C65];[.E65];[.G65];[.I65];[.K65])" office:value-type="float" office:value="109908.5" calcext:value-type="float">
            <text:p>109908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109942.5" calcext:value-type="float">
            <text:p>109942,5</text:p>
          </table:table-cell>
          <table:table-cell table:style-name="ce10" office:value-type="float" office:value="138" calcext:value-type="float">
            <text:p>138,0</text:p>
          </table:table-cell>
          <table:table-cell table:style-name="ce117" office:value-type="float" office:value="109983.5" calcext:value-type="float">
            <text:p>109983,5</text:p>
          </table:table-cell>
          <table:table-cell table:style-name="ce10" office:value-type="float" office:value="319.85" calcext:value-type="float">
            <text:p>319,9</text:p>
          </table:table-cell>
          <table:table-cell table:style-name="ce117" office:value-type="float" office:value="109908.5" calcext:value-type="float">
            <text:p>109908,5</text:p>
          </table:table-cell>
          <table:table-cell table:style-name="ce17" office:value-type="float" office:value="25.11" calcext:value-type="float">
            <text:p>25,1</text:p>
          </table:table-cell>
          <table:table-cell table:style-name="ce121"/>
          <table:table-cell table:style-name="ce23" table:formula="of:=([.M65]-[.B65])/[.B65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3</text:p>
          </table:table-cell>
          <table:table-cell table:style-name="ce3" table:formula="of:=MIN([.C66];[.E66];[.G66];[.I66];[.K66])" office:value-type="float" office:value="91619" calcext:value-type="float">
            <text:p>91619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91638" calcext:value-type="float">
            <text:p>91638,0</text:p>
          </table:table-cell>
          <table:table-cell table:style-name="ce9" office:value-type="float" office:value="137.12" calcext:value-type="float">
            <text:p>137,1</text:p>
          </table:table-cell>
          <table:table-cell table:style-name="ce114" office:value-type="float" office:value="91753" calcext:value-type="float">
            <text:p>91753,0</text:p>
          </table:table-cell>
          <table:table-cell table:style-name="ce9" office:value-type="float" office:value="350.38" calcext:value-type="float">
            <text:p>350,4</text:p>
          </table:table-cell>
          <table:table-cell table:style-name="ce114" office:value-type="float" office:value="91619" calcext:value-type="float">
            <text:p>91619,0</text:p>
          </table:table-cell>
          <table:table-cell table:style-name="ce16" office:value-type="float" office:value="24.85" calcext:value-type="float">
            <text:p>24,9</text:p>
          </table:table-cell>
          <table:table-cell table:style-name="ce120"/>
          <table:table-cell table:style-name="ce22" table:formula="of:=([.M66]-[.B66])/[.B66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1</text:p>
          </table:table-cell>
          <table:table-cell table:style-name="ce3" table:formula="of:=MIN([.C67];[.E67];[.G67];[.I67];[.K67])" office:value-type="float" office:value="445377.5" calcext:value-type="float">
            <text:p>445377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445381.5" calcext:value-type="float">
            <text:p>445381,5</text:p>
          </table:table-cell>
          <table:table-cell table:style-name="ce10" office:value-type="float" office:value="135.37" calcext:value-type="float">
            <text:p>135,4</text:p>
          </table:table-cell>
          <table:table-cell table:style-name="ce117" office:value-type="float" office:value="445550.5" calcext:value-type="float">
            <text:p>445550,5</text:p>
          </table:table-cell>
          <table:table-cell table:style-name="ce10" office:value-type="float" office:value="300.92" calcext:value-type="float">
            <text:p>300,9</text:p>
          </table:table-cell>
          <table:table-cell table:style-name="ce117" office:value-type="float" office:value="445377.5" calcext:value-type="float">
            <text:p>445377,5</text:p>
          </table:table-cell>
          <table:table-cell table:style-name="ce17" office:value-type="float" office:value="26.87" calcext:value-type="float">
            <text:p>26,9</text:p>
          </table:table-cell>
          <table:table-cell table:style-name="ce121"/>
          <table:table-cell table:style-name="ce23" table:formula="of:=([.M67]-[.B67])/[.B67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2</text:p>
          </table:table-cell>
          <table:table-cell table:style-name="ce3" table:formula="of:=MIN([.C68];[.E68];[.G68];[.I68];[.K68])" office:value-type="float" office:value="407890.5" calcext:value-type="float">
            <text:p>407890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407892.5" calcext:value-type="float">
            <text:p>407892,5</text:p>
          </table:table-cell>
          <table:table-cell table:style-name="ce9" office:value-type="float" office:value="133.87" calcext:value-type="float">
            <text:p>133,9</text:p>
          </table:table-cell>
          <table:table-cell table:style-name="ce114" office:value-type="float" office:value="407967.5" calcext:value-type="float">
            <text:p>407967,5</text:p>
          </table:table-cell>
          <table:table-cell table:style-name="ce9" office:value-type="float" office:value="305.08" calcext:value-type="float">
            <text:p>305,1</text:p>
          </table:table-cell>
          <table:table-cell table:style-name="ce114" office:value-type="float" office:value="407890.5" calcext:value-type="float">
            <text:p>407890,5</text:p>
          </table:table-cell>
          <table:table-cell table:style-name="ce16" office:value-type="float" office:value="26.55" calcext:value-type="float">
            <text:p>26,6</text:p>
          </table:table-cell>
          <table:table-cell table:style-name="ce120"/>
          <table:table-cell table:style-name="ce22" table:formula="of:=([.M68]-[.B68])/[.B68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3</text:p>
          </table:table-cell>
          <table:table-cell table:style-name="ce3" table:formula="of:=MIN([.C69];[.E69];[.G69];[.I69];[.K69])" office:value-type="float" office:value="416912.5" calcext:value-type="float">
            <text:p>416912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416935.5" calcext:value-type="float">
            <text:p>416935,5</text:p>
          </table:table-cell>
          <table:table-cell table:style-name="ce10" office:value-type="float" office:value="135.13" calcext:value-type="float">
            <text:p>135,1</text:p>
          </table:table-cell>
          <table:table-cell table:style-name="ce117" office:value-type="float" office:value="417043.5" calcext:value-type="float">
            <text:p>417043,5</text:p>
          </table:table-cell>
          <table:table-cell table:style-name="ce10" office:value-type="float" office:value="258.02" calcext:value-type="float">
            <text:p>258,0</text:p>
          </table:table-cell>
          <table:table-cell table:style-name="ce117" office:value-type="float" office:value="416912.5" calcext:value-type="float">
            <text:p>416912,5</text:p>
          </table:table-cell>
          <table:table-cell table:style-name="ce17" office:value-type="float" office:value="26.15" calcext:value-type="float">
            <text:p>26,2</text:p>
          </table:table-cell>
          <table:table-cell table:style-name="ce121"/>
          <table:table-cell table:style-name="ce23" table:formula="of:=([.M69]-[.B69])/[.B69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1</text:p>
          </table:table-cell>
          <table:table-cell table:style-name="ce3" table:formula="of:=MIN([.C70];[.E70];[.G70];[.I70];[.K70])" office:value-type="float" office:value="313304" calcext:value-type="float">
            <text:p>313304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313320" calcext:value-type="float">
            <text:p>313320,0</text:p>
          </table:table-cell>
          <table:table-cell table:style-name="ce9" office:value-type="float" office:value="134.8" calcext:value-type="float">
            <text:p>134,8</text:p>
          </table:table-cell>
          <table:table-cell table:style-name="ce114" office:value-type="float" office:value="313467" calcext:value-type="float">
            <text:p>313467,0</text:p>
          </table:table-cell>
          <table:table-cell table:style-name="ce9" office:value-type="float" office:value="291.15" calcext:value-type="float">
            <text:p>291,2</text:p>
          </table:table-cell>
          <table:table-cell table:style-name="ce114" office:value-type="float" office:value="313304" calcext:value-type="float">
            <text:p>313304,0</text:p>
          </table:table-cell>
          <table:table-cell table:style-name="ce16" office:value-type="float" office:value="25.71" calcext:value-type="float">
            <text:p>25,7</text:p>
          </table:table-cell>
          <table:table-cell table:style-name="ce120"/>
          <table:table-cell table:style-name="ce22" table:formula="of:=([.M70]-[.B70])/[.B70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2</text:p>
          </table:table-cell>
          <table:table-cell table:style-name="ce3" table:formula="of:=MIN([.C71];[.E71];[.G71];[.I71];[.K71])" office:value-type="float" office:value="320758.5" calcext:value-type="float">
            <text:p>320758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320758.5" calcext:value-type="float">
            <text:p>320758,5</text:p>
          </table:table-cell>
          <table:table-cell table:style-name="ce10" office:value-type="float" office:value="136.92" calcext:value-type="float">
            <text:p>136,9</text:p>
          </table:table-cell>
          <table:table-cell table:style-name="ce117" office:value-type="float" office:value="320808.5" calcext:value-type="float">
            <text:p>320808,5</text:p>
          </table:table-cell>
          <table:table-cell table:style-name="ce10" office:value-type="float" office:value="276" calcext:value-type="float">
            <text:p>276,0</text:p>
          </table:table-cell>
          <table:table-cell table:style-name="ce117" office:value-type="float" office:value="320758.5" calcext:value-type="float">
            <text:p>320758,5</text:p>
          </table:table-cell>
          <table:table-cell table:style-name="ce17" office:value-type="float" office:value="26.11" calcext:value-type="float">
            <text:p>26,1</text:p>
          </table:table-cell>
          <table:table-cell table:style-name="ce121"/>
          <table:table-cell table:style-name="ce23" table:formula="of:=([.M71]-[.B71])/[.B71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3</text:p>
          </table:table-cell>
          <table:table-cell table:style-name="ce3" table:formula="of:=MIN([.C72];[.E72];[.G72];[.I72];[.K72])" office:value-type="float" office:value="363020.5" calcext:value-type="float">
            <text:p>363020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363020.5" calcext:value-type="float">
            <text:p>363020,5</text:p>
          </table:table-cell>
          <table:table-cell table:style-name="ce9" office:value-type="float" office:value="134.27" calcext:value-type="float">
            <text:p>134,3</text:p>
          </table:table-cell>
          <table:table-cell table:style-name="ce114" office:value-type="float" office:value="363184.5" calcext:value-type="float">
            <text:p>363184,5</text:p>
          </table:table-cell>
          <table:table-cell table:style-name="ce9" office:value-type="float" office:value="326.67" calcext:value-type="float">
            <text:p>326,7</text:p>
          </table:table-cell>
          <table:table-cell table:style-name="ce114" office:value-type="float" office:value="363020.5" calcext:value-type="float">
            <text:p>363020,5</text:p>
          </table:table-cell>
          <table:table-cell table:style-name="ce16" office:value-type="float" office:value="25.44" calcext:value-type="float">
            <text:p>25,4</text:p>
          </table:table-cell>
          <table:table-cell table:style-name="ce120"/>
          <table:table-cell table:style-name="ce22" table:formula="of:=([.M72]-[.B72])/[.B72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1</text:p>
          </table:table-cell>
          <table:table-cell table:style-name="ce3" table:formula="of:=MIN([.C73];[.E73];[.G73];[.I73];[.K73])" office:value-type="float" office:value="273420" calcext:value-type="float">
            <text:p>273420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273423" calcext:value-type="float">
            <text:p>273423,0</text:p>
          </table:table-cell>
          <table:table-cell table:style-name="ce10" office:value-type="float" office:value="136.61" calcext:value-type="float">
            <text:p>136,6</text:p>
          </table:table-cell>
          <table:table-cell table:style-name="ce117" office:value-type="float" office:value="273500" calcext:value-type="float">
            <text:p>273500,0</text:p>
          </table:table-cell>
          <table:table-cell table:style-name="ce10" office:value-type="float" office:value="297.62" calcext:value-type="float">
            <text:p>297,6</text:p>
          </table:table-cell>
          <table:table-cell table:style-name="ce117" office:value-type="float" office:value="273420" calcext:value-type="float">
            <text:p>273420,0</text:p>
          </table:table-cell>
          <table:table-cell table:style-name="ce17" office:value-type="float" office:value="25.55" calcext:value-type="float">
            <text:p>25,6</text:p>
          </table:table-cell>
          <table:table-cell table:style-name="ce121"/>
          <table:table-cell table:style-name="ce23" table:formula="of:=([.M73]-[.B73])/[.B73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2</text:p>
          </table:table-cell>
          <table:table-cell table:style-name="ce3" table:formula="of:=MIN([.C74];[.E74];[.G74];[.I74];[.K74])" office:value-type="float" office:value="269680.5" calcext:value-type="float">
            <text:p>269680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269683.5" calcext:value-type="float">
            <text:p>269683,5</text:p>
          </table:table-cell>
          <table:table-cell table:style-name="ce9" office:value-type="float" office:value="137.11" calcext:value-type="float">
            <text:p>137,1</text:p>
          </table:table-cell>
          <table:table-cell table:style-name="ce114" office:value-type="float" office:value="269798.5" calcext:value-type="float">
            <text:p>269798,5</text:p>
          </table:table-cell>
          <table:table-cell table:style-name="ce9" office:value-type="float" office:value="305.78" calcext:value-type="float">
            <text:p>305,8</text:p>
          </table:table-cell>
          <table:table-cell table:style-name="ce114" office:value-type="float" office:value="269680.5" calcext:value-type="float">
            <text:p>269680,5</text:p>
          </table:table-cell>
          <table:table-cell table:style-name="ce16" office:value-type="float" office:value="25.58" calcext:value-type="float">
            <text:p>25,6</text:p>
          </table:table-cell>
          <table:table-cell table:style-name="ce120"/>
          <table:table-cell table:style-name="ce22" table:formula="of:=([.M74]-[.B74])/[.B74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3</text:p>
          </table:table-cell>
          <table:table-cell table:style-name="ce3" table:formula="of:=MIN([.C75];[.E75];[.G75];[.I75];[.K75])" office:value-type="float" office:value="295419" calcext:value-type="float">
            <text:p>295419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295424" calcext:value-type="float">
            <text:p>295424,0</text:p>
          </table:table-cell>
          <table:table-cell table:style-name="ce10" office:value-type="float" office:value="134.56" calcext:value-type="float">
            <text:p>134,6</text:p>
          </table:table-cell>
          <table:table-cell table:style-name="ce117" office:value-type="float" office:value="295529" calcext:value-type="float">
            <text:p>295529,0</text:p>
          </table:table-cell>
          <table:table-cell table:style-name="ce10" office:value-type="float" office:value="271.78" calcext:value-type="float">
            <text:p>271,8</text:p>
          </table:table-cell>
          <table:table-cell table:style-name="ce117" office:value-type="float" office:value="295419" calcext:value-type="float">
            <text:p>295419,0</text:p>
          </table:table-cell>
          <table:table-cell table:style-name="ce17" office:value-type="float" office:value="24.85" calcext:value-type="float">
            <text:p>24,9</text:p>
          </table:table-cell>
          <table:table-cell table:style-name="ce121"/>
          <table:table-cell table:style-name="ce23" table:formula="of:=([.M75]-[.B75])/[.B75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1</text:p>
          </table:table-cell>
          <table:table-cell table:style-name="ce3" table:formula="of:=MIN([.C76];[.E76];[.G76];[.I76];[.K76])" office:value-type="float" office:value="227896" calcext:value-type="float">
            <text:p>227896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227898" calcext:value-type="float">
            <text:p>227898,0</text:p>
          </table:table-cell>
          <table:table-cell table:style-name="ce9" office:value-type="float" office:value="137.59" calcext:value-type="float">
            <text:p>137,6</text:p>
          </table:table-cell>
          <table:table-cell table:style-name="ce114" office:value-type="float" office:value="227976" calcext:value-type="float">
            <text:p>227976,0</text:p>
          </table:table-cell>
          <table:table-cell table:style-name="ce9" office:value-type="float" office:value="287.13" calcext:value-type="float">
            <text:p>287,1</text:p>
          </table:table-cell>
          <table:table-cell table:style-name="ce114" office:value-type="float" office:value="227896" calcext:value-type="float">
            <text:p>227896,0</text:p>
          </table:table-cell>
          <table:table-cell table:style-name="ce16" office:value-type="float" office:value="24.49" calcext:value-type="float">
            <text:p>24,5</text:p>
          </table:table-cell>
          <table:table-cell table:style-name="ce120"/>
          <table:table-cell table:style-name="ce22" table:formula="of:=([.M76]-[.B76])/[.B76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2</text:p>
          </table:table-cell>
          <table:table-cell table:style-name="ce3" table:formula="of:=MIN([.C77];[.E77];[.G77];[.I77];[.K77])" office:value-type="float" office:value="246523" calcext:value-type="float">
            <text:p>246523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246523" calcext:value-type="float">
            <text:p>246523,0</text:p>
          </table:table-cell>
          <table:table-cell table:style-name="ce10" office:value-type="float" office:value="135.66" calcext:value-type="float">
            <text:p>135,7</text:p>
          </table:table-cell>
          <table:table-cell table:style-name="ce117" office:value-type="float" office:value="246639" calcext:value-type="float">
            <text:p>246639,0</text:p>
          </table:table-cell>
          <table:table-cell table:style-name="ce10" office:value-type="float" office:value="329.51" calcext:value-type="float">
            <text:p>329,5</text:p>
          </table:table-cell>
          <table:table-cell table:style-name="ce117" office:value-type="float" office:value="246523" calcext:value-type="float">
            <text:p>246523,0</text:p>
          </table:table-cell>
          <table:table-cell table:style-name="ce17" office:value-type="float" office:value="24.38" calcext:value-type="float">
            <text:p>24,4</text:p>
          </table:table-cell>
          <table:table-cell table:style-name="ce121"/>
          <table:table-cell table:style-name="ce23" table:formula="of:=([.M77]-[.B77])/[.B77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3</text:p>
          </table:table-cell>
          <table:table-cell table:style-name="ce3" table:formula="of:=MIN([.C78];[.E78];[.G78];[.I78];[.K78])" office:value-type="float" office:value="206486.5" calcext:value-type="float">
            <text:p>206486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206494.5" calcext:value-type="float">
            <text:p>206494,5</text:p>
          </table:table-cell>
          <table:table-cell table:style-name="ce9" office:value-type="float" office:value="133.46" calcext:value-type="float">
            <text:p>133,5</text:p>
          </table:table-cell>
          <table:table-cell table:style-name="ce114" office:value-type="float" office:value="206586.5" calcext:value-type="float">
            <text:p>206586,5</text:p>
          </table:table-cell>
          <table:table-cell table:style-name="ce9" office:value-type="float" office:value="319.77" calcext:value-type="float">
            <text:p>319,8</text:p>
          </table:table-cell>
          <table:table-cell table:style-name="ce114" office:value-type="float" office:value="206486.5" calcext:value-type="float">
            <text:p>206486,5</text:p>
          </table:table-cell>
          <table:table-cell table:style-name="ce16" office:value-type="float" office:value="24.31" calcext:value-type="float">
            <text:p>24,3</text:p>
          </table:table-cell>
          <table:table-cell table:style-name="ce120"/>
          <table:table-cell table:style-name="ce22" table:formula="of:=([.M78]-[.B78])/[.B78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1</text:p>
          </table:table-cell>
          <table:table-cell table:style-name="ce3" table:formula="of:=MIN([.C79];[.E79];[.G79];[.I79];[.K79])" office:value-type="float" office:value="628850" calcext:value-type="float">
            <text:p>628850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628859" calcext:value-type="float">
            <text:p>628859,0</text:p>
          </table:table-cell>
          <table:table-cell table:style-name="ce10" office:value-type="float" office:value="134.75" calcext:value-type="float">
            <text:p>134,8</text:p>
          </table:table-cell>
          <table:table-cell table:style-name="ce117" office:value-type="float" office:value="628915" calcext:value-type="float">
            <text:p>628915,0</text:p>
          </table:table-cell>
          <table:table-cell table:style-name="ce10" office:value-type="float" office:value="70.12" calcext:value-type="float">
            <text:p>70,1</text:p>
          </table:table-cell>
          <table:table-cell table:style-name="ce117" office:value-type="float" office:value="628850" calcext:value-type="float">
            <text:p>628850,0</text:p>
          </table:table-cell>
          <table:table-cell table:style-name="ce17" office:value-type="float" office:value="25.89" calcext:value-type="float">
            <text:p>25,9</text:p>
          </table:table-cell>
          <table:table-cell table:style-name="ce121"/>
          <table:table-cell table:style-name="ce23" table:formula="of:=([.M79]-[.B79])/[.B79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2</text:p>
          </table:table-cell>
          <table:table-cell table:style-name="ce3" table:formula="of:=MIN([.C80];[.E80];[.G80];[.I80];[.K80])" office:value-type="float" office:value="561170.5" calcext:value-type="float">
            <text:p>561170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561170.5" calcext:value-type="float">
            <text:p>561170,5</text:p>
          </table:table-cell>
          <table:table-cell table:style-name="ce9" office:value-type="float" office:value="133.86" calcext:value-type="float">
            <text:p>133,9</text:p>
          </table:table-cell>
          <table:table-cell table:style-name="ce114" office:value-type="float" office:value="561213.5" calcext:value-type="float">
            <text:p>561213,5</text:p>
          </table:table-cell>
          <table:table-cell table:style-name="ce9" office:value-type="float" office:value="70.72" calcext:value-type="float">
            <text:p>70,7</text:p>
          </table:table-cell>
          <table:table-cell table:style-name="ce114" office:value-type="float" office:value="561170.5" calcext:value-type="float">
            <text:p>561170,5</text:p>
          </table:table-cell>
          <table:table-cell table:style-name="ce16" office:value-type="float" office:value="26.46" calcext:value-type="float">
            <text:p>26,5</text:p>
          </table:table-cell>
          <table:table-cell table:style-name="ce120"/>
          <table:table-cell table:style-name="ce22" table:formula="of:=([.M80]-[.B80])/[.B80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3</text:p>
          </table:table-cell>
          <table:table-cell table:style-name="ce3" table:formula="of:=MIN([.C81];[.E81];[.G81];[.I81];[.K81])" office:value-type="float" office:value="587816.5" calcext:value-type="float">
            <text:p>587816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587824.5" calcext:value-type="float">
            <text:p>587824,5</text:p>
          </table:table-cell>
          <table:table-cell table:style-name="ce10" office:value-type="float" office:value="134.37" calcext:value-type="float">
            <text:p>134,4</text:p>
          </table:table-cell>
          <table:table-cell table:style-name="ce117" office:value-type="float" office:value="587874.5" calcext:value-type="float">
            <text:p>587874,5</text:p>
          </table:table-cell>
          <table:table-cell table:style-name="ce10" office:value-type="float" office:value="43.66" calcext:value-type="float">
            <text:p>43,7</text:p>
          </table:table-cell>
          <table:table-cell table:style-name="ce117" office:value-type="float" office:value="587816.5" calcext:value-type="float">
            <text:p>587816,5</text:p>
          </table:table-cell>
          <table:table-cell table:style-name="ce17" office:value-type="float" office:value="26.73" calcext:value-type="float">
            <text:p>26,7</text:p>
          </table:table-cell>
          <table:table-cell table:style-name="ce121"/>
          <table:table-cell table:style-name="ce23" table:formula="of:=([.M81]-[.B81])/[.B81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1</text:p>
          </table:table-cell>
          <table:table-cell table:style-name="ce3" table:formula="of:=MIN([.C82];[.E82];[.G82];[.I82];[.K82])" office:value-type="float" office:value="474046" calcext:value-type="float">
            <text:p>474046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474046" calcext:value-type="float">
            <text:p>474046,0</text:p>
          </table:table-cell>
          <table:table-cell table:style-name="ce9" office:value-type="float" office:value="135.65" calcext:value-type="float">
            <text:p>135,7</text:p>
          </table:table-cell>
          <table:table-cell table:style-name="ce114" office:value-type="float" office:value="474094" calcext:value-type="float">
            <text:p>474094,0</text:p>
          </table:table-cell>
          <table:table-cell table:style-name="ce9" office:value-type="float" office:value="35.87" calcext:value-type="float">
            <text:p>35,9</text:p>
          </table:table-cell>
          <table:table-cell table:style-name="ce114" office:value-type="float" office:value="474046" calcext:value-type="float">
            <text:p>474046,0</text:p>
          </table:table-cell>
          <table:table-cell table:style-name="ce16" office:value-type="float" office:value="25.49" calcext:value-type="float">
            <text:p>25,5</text:p>
          </table:table-cell>
          <table:table-cell table:style-name="ce120"/>
          <table:table-cell table:style-name="ce22" table:formula="of:=([.M82]-[.B82])/[.B82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2</text:p>
          </table:table-cell>
          <table:table-cell table:style-name="ce3" table:formula="of:=MIN([.C83];[.E83];[.G83];[.I83];[.K83])" office:value-type="float" office:value="479963" calcext:value-type="float">
            <text:p>479963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479963" calcext:value-type="float">
            <text:p>479963,0</text:p>
          </table:table-cell>
          <table:table-cell table:style-name="ce10" office:value-type="float" office:value="135.32" calcext:value-type="float">
            <text:p>135,3</text:p>
          </table:table-cell>
          <table:table-cell table:style-name="ce117" office:value-type="float" office:value="480007" calcext:value-type="float">
            <text:p>480007,0</text:p>
          </table:table-cell>
          <table:table-cell table:style-name="ce10" office:value-type="float" office:value="67.64" calcext:value-type="float">
            <text:p>67,6</text:p>
          </table:table-cell>
          <table:table-cell table:style-name="ce117" office:value-type="float" office:value="479963" calcext:value-type="float">
            <text:p>479963,0</text:p>
          </table:table-cell>
          <table:table-cell table:style-name="ce17" office:value-type="float" office:value="25.78" calcext:value-type="float">
            <text:p>25,8</text:p>
          </table:table-cell>
          <table:table-cell table:style-name="ce121"/>
          <table:table-cell table:style-name="ce23" table:formula="of:=([.M83]-[.B83])/[.B83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3</text:p>
          </table:table-cell>
          <table:table-cell table:style-name="ce3" table:formula="of:=MIN([.C84];[.E84];[.G84];[.I84];[.K84])" office:value-type="float" office:value="512452" calcext:value-type="float">
            <text:p>512452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512453" calcext:value-type="float">
            <text:p>512453,0</text:p>
          </table:table-cell>
          <table:table-cell table:style-name="ce9" office:value-type="float" office:value="135.13" calcext:value-type="float">
            <text:p>135,1</text:p>
          </table:table-cell>
          <table:table-cell table:style-name="ce114" office:value-type="float" office:value="512490" calcext:value-type="float">
            <text:p>512490,0</text:p>
          </table:table-cell>
          <table:table-cell table:style-name="ce9" office:value-type="float" office:value="39.52" calcext:value-type="float">
            <text:p>39,5</text:p>
          </table:table-cell>
          <table:table-cell table:style-name="ce114" office:value-type="float" office:value="512452" calcext:value-type="float">
            <text:p>512452,0</text:p>
          </table:table-cell>
          <table:table-cell table:style-name="ce16" office:value-type="float" office:value="26.09" calcext:value-type="float">
            <text:p>26,1</text:p>
          </table:table-cell>
          <table:table-cell table:style-name="ce120"/>
          <table:table-cell table:style-name="ce22" table:formula="of:=([.M84]-[.B84])/[.B84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1</text:p>
          </table:table-cell>
          <table:table-cell table:style-name="ce3" table:formula="of:=MIN([.C85];[.E85];[.G85];[.I85];[.K85])" office:value-type="float" office:value="479683" calcext:value-type="float">
            <text:p>479683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479692" calcext:value-type="float">
            <text:p>479692,0</text:p>
          </table:table-cell>
          <table:table-cell table:style-name="ce10" office:value-type="float" office:value="135.36" calcext:value-type="float">
            <text:p>135,4</text:p>
          </table:table-cell>
          <table:table-cell table:style-name="ce117" office:value-type="float" office:value="479721" calcext:value-type="float">
            <text:p>479721,0</text:p>
          </table:table-cell>
          <table:table-cell table:style-name="ce10" office:value-type="float" office:value="91.9" calcext:value-type="float">
            <text:p>91,9</text:p>
          </table:table-cell>
          <table:table-cell table:style-name="ce117" office:value-type="float" office:value="479683" calcext:value-type="float">
            <text:p>479683,0</text:p>
          </table:table-cell>
          <table:table-cell table:style-name="ce17" office:value-type="float" office:value="24.89" calcext:value-type="float">
            <text:p>24,9</text:p>
          </table:table-cell>
          <table:table-cell table:style-name="ce121"/>
          <table:table-cell table:style-name="ce23" table:formula="of:=([.M85]-[.B85])/[.B85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2</text:p>
          </table:table-cell>
          <table:table-cell table:style-name="ce3" table:formula="of:=MIN([.C86];[.E86];[.G86];[.I86];[.K86])" office:value-type="float" office:value="445030" calcext:value-type="float">
            <text:p>445030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445032" calcext:value-type="float">
            <text:p>445032,0</text:p>
          </table:table-cell>
          <table:table-cell table:style-name="ce9" office:value-type="float" office:value="133.36" calcext:value-type="float">
            <text:p>133,4</text:p>
          </table:table-cell>
          <table:table-cell table:style-name="ce114" office:value-type="float" office:value="445140" calcext:value-type="float">
            <text:p>445140,0</text:p>
          </table:table-cell>
          <table:table-cell table:style-name="ce9" office:value-type="float" office:value="61.46" calcext:value-type="float">
            <text:p>61,5</text:p>
          </table:table-cell>
          <table:table-cell table:style-name="ce114" office:value-type="float" office:value="445030" calcext:value-type="float">
            <text:p>445030,0</text:p>
          </table:table-cell>
          <table:table-cell table:style-name="ce16" office:value-type="float" office:value="24.89" calcext:value-type="float">
            <text:p>24,9</text:p>
          </table:table-cell>
          <table:table-cell table:style-name="ce120"/>
          <table:table-cell table:style-name="ce22" table:formula="of:=([.M86]-[.B86])/[.B86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3</text:p>
          </table:table-cell>
          <table:table-cell table:style-name="ce3" table:formula="of:=MIN([.C87];[.E87];[.G87];[.I87];[.K87])" office:value-type="float" office:value="495052.5" calcext:value-type="float">
            <text:p>495052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495059.5" calcext:value-type="float">
            <text:p>495059,5</text:p>
          </table:table-cell>
          <table:table-cell table:style-name="ce10" office:value-type="float" office:value="133.48" calcext:value-type="float">
            <text:p>133,5</text:p>
          </table:table-cell>
          <table:table-cell table:style-name="ce117" office:value-type="float" office:value="495083.5" calcext:value-type="float">
            <text:p>495083,5</text:p>
          </table:table-cell>
          <table:table-cell table:style-name="ce10" office:value-type="float" office:value="91.01" calcext:value-type="float">
            <text:p>91,0</text:p>
          </table:table-cell>
          <table:table-cell table:style-name="ce117" office:value-type="float" office:value="495052.5" calcext:value-type="float">
            <text:p>495052,5</text:p>
          </table:table-cell>
          <table:table-cell table:style-name="ce17" office:value-type="float" office:value="24.99" calcext:value-type="float">
            <text:p>25,0</text:p>
          </table:table-cell>
          <table:table-cell table:style-name="ce121"/>
          <table:table-cell table:style-name="ce23" table:formula="of:=([.M87]-[.B87])/[.B87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1</text:p>
          </table:table-cell>
          <table:table-cell table:style-name="ce3" table:formula="of:=MIN([.C88];[.E88];[.G88];[.I88];[.K88])" office:value-type="float" office:value="385430.5" calcext:value-type="float">
            <text:p>385430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385430.5" calcext:value-type="float">
            <text:p>385430,5</text:p>
          </table:table-cell>
          <table:table-cell table:style-name="ce9" office:value-type="float" office:value="134.3" calcext:value-type="float">
            <text:p>134,3</text:p>
          </table:table-cell>
          <table:table-cell table:style-name="ce114" office:value-type="float" office:value="385448.5" calcext:value-type="float">
            <text:p>385448,5</text:p>
          </table:table-cell>
          <table:table-cell table:style-name="ce9" office:value-type="float" office:value="57.7" calcext:value-type="float">
            <text:p>57,7</text:p>
          </table:table-cell>
          <table:table-cell table:style-name="ce114" office:value-type="float" office:value="385430.5" calcext:value-type="float">
            <text:p>385430,5</text:p>
          </table:table-cell>
          <table:table-cell table:style-name="ce16" office:value-type="float" office:value="23.81" calcext:value-type="float">
            <text:p>23,8</text:p>
          </table:table-cell>
          <table:table-cell table:style-name="ce120"/>
          <table:table-cell table:style-name="ce22" table:formula="of:=([.M88]-[.B88])/[.B88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2</text:p>
          </table:table-cell>
          <table:table-cell table:style-name="ce3" table:formula="of:=MIN([.C89];[.E89];[.G89];[.I89];[.K89])" office:value-type="float" office:value="344775" calcext:value-type="float">
            <text:p>34477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344775" calcext:value-type="float">
            <text:p>344775,0</text:p>
          </table:table-cell>
          <table:table-cell table:style-name="ce10" office:value-type="float" office:value="137.16" calcext:value-type="float">
            <text:p>137,2</text:p>
          </table:table-cell>
          <table:table-cell table:style-name="ce117" office:value-type="float" office:value="344816" calcext:value-type="float">
            <text:p>344816,0</text:p>
          </table:table-cell>
          <table:table-cell table:style-name="ce10" office:value-type="float" office:value="84.08" calcext:value-type="float">
            <text:p>84,1</text:p>
          </table:table-cell>
          <table:table-cell table:style-name="ce117" office:value-type="float" office:value="344775" calcext:value-type="float">
            <text:p>344775,0</text:p>
          </table:table-cell>
          <table:table-cell table:style-name="ce17" office:value-type="float" office:value="24.46" calcext:value-type="float">
            <text:p>24,5</text:p>
          </table:table-cell>
          <table:table-cell table:style-name="ce121"/>
          <table:table-cell table:style-name="ce23" table:formula="of:=([.M89]-[.B89])/[.B89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3</text:p>
          </table:table-cell>
          <table:table-cell table:style-name="ce3" table:formula="of:=MIN([.C90];[.E90];[.G90];[.I90];[.K90])" office:value-type="float" office:value="411205" calcext:value-type="float">
            <text:p>41120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411206" calcext:value-type="float">
            <text:p>411206,0</text:p>
          </table:table-cell>
          <table:table-cell table:style-name="ce9" office:value-type="float" office:value="133.93" calcext:value-type="float">
            <text:p>133,9</text:p>
          </table:table-cell>
          <table:table-cell table:style-name="ce114" office:value-type="float" office:value="411262" calcext:value-type="float">
            <text:p>411262,0</text:p>
          </table:table-cell>
          <table:table-cell table:style-name="ce9" office:value-type="float" office:value="54.68" calcext:value-type="float">
            <text:p>54,7</text:p>
          </table:table-cell>
          <table:table-cell table:style-name="ce114" office:value-type="float" office:value="411205" calcext:value-type="float">
            <text:p>411205,0</text:p>
          </table:table-cell>
          <table:table-cell table:style-name="ce16" office:value-type="float" office:value="23.95" calcext:value-type="float">
            <text:p>24,0</text:p>
          </table:table-cell>
          <table:table-cell table:style-name="ce120"/>
          <table:table-cell table:style-name="ce22" table:formula="of:=([.M90]-[.B90])/[.B90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64_05_n</text:p>
          </table:table-cell>
          <table:table-cell table:style-name="ce3" table:formula="of:=MIN([.C91];[.E91];[.G91];[.I91];[.K91])" office:value-type="float" office:value="250870.5" calcext:value-type="float">
            <text:p>250870,5</text:p>
          </table:table-cell>
          <table:table-cell table:style-name="ce11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21" office:value-type="float" office:value="250877.5" calcext:value-type="float">
            <text:p>250877,5</text:p>
          </table:table-cell>
          <table:table-cell table:style-name="ce10" office:value-type="float" office:value="418.83" calcext:value-type="float">
            <text:p>418,8</text:p>
          </table:table-cell>
          <table:table-cell table:style-name="ce117" office:value-type="float" office:value="251160.5" calcext:value-type="float">
            <text:p>251160,5</text:p>
          </table:table-cell>
          <table:table-cell table:style-name="ce10" office:value-type="float" office:value="351.54" calcext:value-type="float">
            <text:p>351,5</text:p>
          </table:table-cell>
          <table:table-cell table:style-name="ce117" office:value-type="float" office:value="250870.5" calcext:value-type="float">
            <text:p>250870,5</text:p>
          </table:table-cell>
          <table:table-cell table:style-name="ce17" office:value-type="float" office:value="32.06" calcext:value-type="float">
            <text:p>32,1</text:p>
          </table:table-cell>
          <table:table-cell table:style-name="ce121"/>
          <table:table-cell table:style-name="ce23" table:formula="of:=([.M91]-[.B91])/[.B91]" office:value-type="percentage" office:value="-1" calcext:value-type="percentage">
            <text:p>-100,000%</text:p>
          </table:table-cell>
          <table:table-cell table:style-name="ce28"/>
          <table:table-cell table:style-name="ce30"/>
          <table:table-cell table:style-name="ce39"/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70_05</text:p>
          </table:table-cell>
          <table:table-cell table:style-name="ce3" table:formula="of:=MIN([.C92];[.E92];[.G92];[.I92];[.K92])" office:value-type="float" office:value="2109745.5" calcext:value-type="float">
            <text:p>2109745,5</text:p>
          </table:table-cell>
          <table:table-cell table:style-name="ce11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20" office:value-type="float" office:value="2109764.5" calcext:value-type="float">
            <text:p>2109764,5</text:p>
          </table:table-cell>
          <table:table-cell table:style-name="ce9" office:value-type="float" office:value="657.1" calcext:value-type="float">
            <text:p>657,1</text:p>
          </table:table-cell>
          <table:table-cell table:style-name="ce114" office:value-type="float" office:value="2113448.5" calcext:value-type="float">
            <text:p>2113448,5</text:p>
          </table:table-cell>
          <table:table-cell table:style-name="ce9" office:value-type="float" office:value="459.6" calcext:value-type="float">
            <text:p>459,6</text:p>
          </table:table-cell>
          <table:table-cell table:style-name="ce114" office:value-type="float" office:value="2109745.5" calcext:value-type="float">
            <text:p>2109745,5</text:p>
          </table:table-cell>
          <table:table-cell table:style-name="ce16" office:value-type="float" office:value="58.65" calcext:value-type="float">
            <text:p>58,7</text:p>
          </table:table-cell>
          <table:table-cell table:style-name="ce120"/>
          <table:table-cell table:style-name="ce22" table:formula="of:=([.M92]-[.B92])/[.B92]" office:value-type="percentage" office:value="-1" calcext:value-type="percentage">
            <text:p>-100,000%</text:p>
          </table:table-cell>
          <table:table-cell table:style-name="ce26"/>
          <table:table-cell table:style-name="ce29"/>
          <table:table-cell table:style-name="ce38"/>
          <table:table-cell table:style-name="ce40"/>
          <table:table-cell table:number-columns-repeated="996"/>
        </table:table-row>
        <table:table-row table:style-name="ro3">
          <table:table-cell table:number-columns-repeated="6"/>
          <table:table-cell table:style-name="ce7"/>
          <table:table-cell table:style-name="ce7" table:formula="of:=AVERAGE([.H4:.H92])" office:value-type="float" office:value="115.347936507937" calcext:value-type="float">
            <text:p>115,347936507937</text:p>
          </table:table-cell>
          <table:table-cell table:style-name="ce7"/>
          <table:table-cell table:style-name="ce7" table:formula="of:=AVERAGE([.J4:.J92])" office:value-type="float" office:value="187.648888888889" calcext:value-type="float">
            <text:p>187,648888888889</text:p>
          </table:table-cell>
          <table:table-cell table:style-name="ce7"/>
          <table:table-cell table:style-name="ce7" table:formula="of:=AVERAGE([.L4:.L92])" office:value-type="float" office:value="14.5575056179775" calcext:value-type="float">
            <text:p>14,5575056179775</text:p>
          </table:table-cell>
          <table:table-cell table:style-name="ce7"/>
          <table:table-cell table:style-name="ce24" table:formula="of:=AVERAGE([.N4:.N92])" office:value-type="percentage" office:value="-0.426657781249233" calcext:value-type="percentage">
            <text:p>-42,66578%</text:p>
          </table:table-cell>
          <table:table-cell table:style-name="ce7"/>
          <table:table-cell table:style-name="ce34"/>
          <table:table-cell table:style-name="ce7" table:formula="of:=AVERAGE([.Q4:.Q92])" office:value-type="float" office:value="19.7930721372549" calcext:value-type="float">
            <text:p>19,7930721372549</text:p>
          </table:table-cell>
          <table:table-cell table:style-name="ce7"/>
          <table:table-cell table:number-columns-repeated="996"/>
        </table:table-row>
        <table:table-row table:style-name="ro4">
          <table:table-cell/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gen</text:p>
          </table:table-cell>
          <table:table-cell table:style-name="ce31" office:value-type="string" calcext:value-type="string">
            <text:p>α</text:p>
          </table:table-cell>
          <table:table-cell table:style-name="ce31" office:value-type="string" calcext:value-type="string">
            <text:p>β</text:p>
          </table:table-cell>
          <table:table-cell table:style-name="ce31" office:value-type="string" calcext:value-type="string">
            <text:p>𝜸</text:p>
          </table:table-cell>
          <table:table-cell table:number-columns-repeated="1008"/>
        </table:table-row>
        <table:table-row table:style-name="ro4">
          <table:table-cell table:style-name="Default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000" calcext:value-type="float">
            <text:p>1000</text:p>
          </table:table-cell>
          <table:table-cell table:number-columns-repeated="2" table:style-name="ce31" office:value-type="string" calcext:value-type="string">
            <text:p>0.2</text:p>
          </table:table-cell>
          <table:table-cell table:style-name="ce31" office:value-type="string" calcext:value-type="string">
            <text:p>0.5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>
          <table:table-cell table:number-columns-repeated="1014"/>
        </table:table-row>
        <table:table-row table:style-name="ro3">
          <table:table-cell/>
          <table:table-cell office:value-type="string" calcext:value-type="string">
            <text:p>Instancia</text:p>
          </table:table-cell>
          <table:table-cell office:value-type="string" calcext:value-type="string">
            <text:p>avgTime</text:p>
          </table:table-cell>
          <table:table-cell office:value-type="string" calcext:value-type="string">
            <text:p>avgCost</text:p>
          </table:table-cell>
          <table:table-cell office:value-type="string" calcext:value-type="string">
            <text:p>bestTime</text:p>
          </table:table-cell>
          <table:table-cell office:value-type="string" calcext:value-type="string">
            <text:p>bestCost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S9</text:p>
          </table:table-cell>
          <table:table-cell table:style-name="Default"/>
          <table:table-cell office:value-type="float" office:value="1181.5" calcext:value-type="float">
            <text:p>1181,5</text:p>
          </table:table-cell>
          <table:table-cell office:value-type="float" office:value="0.039954" calcext:value-type="float">
            <text:p>0,03995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9H</text:p>
          </table:table-cell>
          <table:table-cell table:style-name="Default"/>
          <table:table-cell office:value-type="float" office:value="2294.5" calcext:value-type="float">
            <text:p>2294,5</text:p>
          </table:table-cell>
          <table:table-cell office:value-type="float" office:value="0.038624" calcext:value-type="float">
            <text:p>0,03862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0</text:p>
          </table:table-cell>
          <table:table-cell table:style-name="Default"/>
          <table:table-cell office:value-type="float" office:value="1374.5" calcext:value-type="float">
            <text:p>1374,5</text:p>
          </table:table-cell>
          <table:table-cell office:value-type="float" office:value="0.045588" calcext:value-type="float">
            <text:p>0,04558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1</text:p>
          </table:table-cell>
          <table:table-cell table:style-name="Default"/>
          <table:table-cell office:value-type="float" office:value="3439.5" calcext:value-type="float">
            <text:p>3439,5</text:p>
          </table:table-cell>
          <table:table-cell office:value-type="float" office:value="0.053168" calcext:value-type="float">
            <text:p>0,05316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a</text:p>
          </table:table-cell>
          <table:table-cell table:style-name="Default"/>
          <table:table-cell office:value-type="float" office:value="1529.266667" calcext:value-type="float">
            <text:p>1529,266667</text:p>
          </table:table-cell>
          <table:table-cell office:value-type="float" office:value="0.06681" calcext:value-type="float">
            <text:p>0,0668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b</text:p>
          </table:table-cell>
          <table:table-cell table:style-name="Default"/>
          <table:table-cell office:value-type="float" office:value="1609.5" calcext:value-type="float">
            <text:p>1609,5</text:p>
          </table:table-cell>
          <table:table-cell office:value-type="float" office:value="0.064293" calcext:value-type="float">
            <text:p>0,06429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a</text:p>
          </table:table-cell>
          <table:table-cell table:style-name="Default"/>
          <table:table-cell office:value-type="float" office:value="2467.5" calcext:value-type="float">
            <text:p>2467,5</text:p>
          </table:table-cell>
          <table:table-cell office:value-type="float" office:value="0.083978" calcext:value-type="float">
            <text:p>0,08397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b</text:p>
          </table:table-cell>
          <table:table-cell table:style-name="Default"/>
          <table:table-cell office:value-type="float" office:value="2870" calcext:value-type="float">
            <text:p>2870</text:p>
          </table:table-cell>
          <table:table-cell office:value-type="float" office:value="0.085461" calcext:value-type="float">
            <text:p>0,08546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5</text:p>
          </table:table-cell>
          <table:table-cell table:style-name="Default"/>
          <table:table-cell office:value-type="float" office:value="3196.133333" calcext:value-type="float">
            <text:p>3196,133333</text:p>
          </table:table-cell>
          <table:table-cell office:value-type="float" office:value="0.13301" calcext:value-type="float">
            <text:p>0,1330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1,txt</text:p>
          </table:table-cell>
          <table:table-cell table:style-name="Default"/>
          <table:table-cell office:value-type="float" office:value="2302" calcext:value-type="float">
            <text:p>2302</text:p>
          </table:table-cell>
          <table:table-cell office:value-type="float" office:value="0.99853" calcext:value-type="float">
            <text:p>0,9985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2,txt</text:p>
          </table:table-cell>
          <table:table-cell table:style-name="Default"/>
          <table:table-cell office:value-type="float" office:value="18603.733333" calcext:value-type="float">
            <text:p>18603,733333</text:p>
          </table:table-cell>
          <table:table-cell office:value-type="float" office:value="1.109571" calcext:value-type="float">
            <text:p>1,10957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3,txt</text:p>
          </table:table-cell>
          <table:table-cell table:style-name="Default"/>
          <table:table-cell office:value-type="float" office:value="12133.433333" calcext:value-type="float">
            <text:p>12133,433333</text:p>
          </table:table-cell>
          <table:table-cell office:value-type="float" office:value="1.050365" calcext:value-type="float">
            <text:p>1,05036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4,txt</text:p>
          </table:table-cell>
          <table:table-cell table:style-name="Default"/>
          <table:table-cell office:value-type="float" office:value="24217.633333" calcext:value-type="float">
            <text:p>24217,633333</text:p>
          </table:table-cell>
          <table:table-cell office:value-type="float" office:value="1.137457" calcext:value-type="float">
            <text:p>1,13745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5,txt</text:p>
          </table:table-cell>
          <table:table-cell table:style-name="Default"/>
          <table:table-cell office:value-type="float" office:value="7820.9" calcext:value-type="float">
            <text:p>7820,9</text:p>
          </table:table-cell>
          <table:table-cell office:value-type="float" office:value="1.084291" calcext:value-type="float">
            <text:p>1,08429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1,txt</text:p>
          </table:table-cell>
          <table:table-cell table:style-name="Default"/>
          <table:table-cell office:value-type="float" office:value="4115" calcext:value-type="float">
            <text:p>4115</text:p>
          </table:table-cell>
          <table:table-cell office:value-type="float" office:value="2.603064" calcext:value-type="float">
            <text:p>2,60306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2,txt</text:p>
          </table:table-cell>
          <table:table-cell table:style-name="Default"/>
          <table:table-cell office:value-type="float" office:value="10788.333333" calcext:value-type="float">
            <text:p>10788,333333</text:p>
          </table:table-cell>
          <table:table-cell office:value-type="float" office:value="2.683264" calcext:value-type="float">
            <text:p>2,683264</text:p>
          </table:table-cell>
          <table:table-cell table:style-name="Default"/>
          <table:table-cell office:value-type="float" office:value="0.027831" calcext:value-type="float">
            <text:p>0,02783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3,txt</text:p>
          </table:table-cell>
          <table:table-cell table:style-name="Default"/>
          <table:table-cell office:value-type="float" office:value="22707.533333" calcext:value-type="float">
            <text:p>22707,533333</text:p>
          </table:table-cell>
          <table:table-cell office:value-type="float" office:value="2.888473" calcext:value-type="float">
            <text:p>2,88847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4,txt</text:p>
          </table:table-cell>
          <table:table-cell table:style-name="Default"/>
          <table:table-cell office:value-type="float" office:value="28427.033333" calcext:value-type="float">
            <text:p>28427,033333</text:p>
          </table:table-cell>
          <table:table-cell office:value-type="float" office:value="3.045772" calcext:value-type="float">
            <text:p>3,04577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5,txt</text:p>
          </table:table-cell>
          <table:table-cell table:style-name="Default"/>
          <table:table-cell office:value-type="float" office:value="57460.6" calcext:value-type="float">
            <text:p>57460,6</text:p>
          </table:table-cell>
          <table:table-cell office:value-type="float" office:value="3.031716" calcext:value-type="float">
            <text:p>3,031716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1,txt</text:p>
          </table:table-cell>
          <table:table-cell table:style-name="Default"/>
          <table:table-cell office:value-type="float" office:value="30300.566667" calcext:value-type="float">
            <text:p>30300,566667</text:p>
          </table:table-cell>
          <table:table-cell office:value-type="float" office:value="4.741354" calcext:value-type="float">
            <text:p>4,74135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2,txt</text:p>
          </table:table-cell>
          <table:table-cell table:style-name="Default"/>
          <table:table-cell office:value-type="float" office:value="33995.833333" calcext:value-type="float">
            <text:p>33995,833333</text:p>
          </table:table-cell>
          <table:table-cell office:value-type="float" office:value="4.831465" calcext:value-type="float">
            <text:p>4,83146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3,txt</text:p>
          </table:table-cell>
          <table:table-cell table:style-name="Default"/>
          <table:table-cell office:value-type="float" office:value="35078.4" calcext:value-type="float">
            <text:p>35078,4</text:p>
          </table:table-cell>
          <table:table-cell office:value-type="float" office:value="5.025524" calcext:value-type="float">
            <text:p>5,025524</text:p>
          </table:table-cell>
          <table:table-cell table:style-name="Default"/>
          <table:table-cell office:value-type="float" office:value="0.014264" calcext:value-type="float">
            <text:p>0,01426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4,txt</text:p>
          </table:table-cell>
          <table:table-cell table:style-name="Default"/>
          <table:table-cell office:value-type="float" office:value="34680.066667" calcext:value-type="float">
            <text:p>34680,066667</text:p>
          </table:table-cell>
          <table:table-cell office:value-type="float" office:value="6.260482" calcext:value-type="float">
            <text:p>6,260482</text:p>
          </table:table-cell>
          <table:table-cell table:style-name="Default"/>
          <table:table-cell office:value-type="float" office:value="0.002885" calcext:value-type="float">
            <text:p>0,00288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5,txt</text:p>
          </table:table-cell>
          <table:table-cell table:style-name="Default"/>
          <table:table-cell office:value-type="float" office:value="30806" calcext:value-type="float">
            <text:p>30806</text:p>
          </table:table-cell>
          <table:table-cell office:value-type="float" office:value="6.259377" calcext:value-type="float">
            <text:p>6,259377</text:p>
          </table:table-cell>
          <table:table-cell table:style-name="Default"/>
          <table:table-cell office:value-type="float" office:value="0.012999" calcext:value-type="float">
            <text:p>0,01299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6,txt</text:p>
          </table:table-cell>
          <table:table-cell table:style-name="Default"/>
          <table:table-cell office:value-type="float" office:value="34439.7" calcext:value-type="float">
            <text:p>34439,7</text:p>
          </table:table-cell>
          <table:table-cell office:value-type="float" office:value="6.548209" calcext:value-type="float">
            <text:p>6,54820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1,txt</text:p>
          </table:table-cell>
          <table:table-cell table:style-name="Default"/>
          <table:table-cell office:value-type="float" office:value="4982.166667" calcext:value-type="float">
            <text:p>4982,166667</text:p>
          </table:table-cell>
          <table:table-cell office:value-type="float" office:value="6.52995" calcext:value-type="float">
            <text:p>6,5299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2,txt</text:p>
          </table:table-cell>
          <table:table-cell table:style-name="Default"/>
          <table:table-cell office:value-type="float" office:value="88756.333333" calcext:value-type="float">
            <text:p>88756,333333</text:p>
          </table:table-cell>
          <table:table-cell office:value-type="float" office:value="7.358233" calcext:value-type="float">
            <text:p>7,358233</text:p>
          </table:table-cell>
          <table:table-cell table:style-name="Default"/>
          <table:table-cell office:value-type="float" office:value="0.870809" calcext:value-type="float">
            <text:p>0,87080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3,txt</text:p>
          </table:table-cell>
          <table:table-cell table:style-name="Default"/>
          <table:table-cell office:value-type="float" office:value="50705.466667" calcext:value-type="float">
            <text:p>50705,466667</text:p>
          </table:table-cell>
          <table:table-cell office:value-type="float" office:value="6.920012" calcext:value-type="float">
            <text:p>6,920012</text:p>
          </table:table-cell>
          <table:table-cell table:style-name="Default"/>
          <table:table-cell office:value-type="float" office:value="0.567042" calcext:value-type="float">
            <text:p>0,56704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4,txt</text:p>
          </table:table-cell>
          <table:table-cell table:style-name="Default"/>
          <table:table-cell office:value-type="float" office:value="47396.166667" calcext:value-type="float">
            <text:p>47396,166667</text:p>
          </table:table-cell>
          <table:table-cell office:value-type="float" office:value="6.887007" calcext:value-type="float">
            <text:p>6,887007</text:p>
          </table:table-cell>
          <table:table-cell table:style-name="Default"/>
          <table:table-cell office:value-type="float" office:value="0.457876" calcext:value-type="float">
            <text:p>0,45787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5,txt</text:p>
          </table:table-cell>
          <table:table-cell table:style-name="Default"/>
          <table:table-cell office:value-type="float" office:value="44963.233333" calcext:value-type="float">
            <text:p>44963,233333</text:p>
          </table:table-cell>
          <table:table-cell office:value-type="float" office:value="6.79044" calcext:value-type="float">
            <text:p>6,79044</text:p>
          </table:table-cell>
          <table:table-cell table:style-name="Default"/>
          <table:table-cell office:value-type="float" office:value="0.337166" calcext:value-type="float">
            <text:p>0,33716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1,txt</text:p>
          </table:table-cell>
          <table:table-cell table:style-name="Default"/>
          <table:table-cell office:value-type="float" office:value="53765.2" calcext:value-type="float">
            <text:p>53765,2</text:p>
          </table:table-cell>
          <table:table-cell office:value-type="float" office:value="12.561762" calcext:value-type="float">
            <text:p>12,561762</text:p>
          </table:table-cell>
          <table:table-cell table:style-name="Default"/>
          <table:table-cell office:value-type="float" office:value="0.031644" calcext:value-type="float">
            <text:p>0,03164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2,txt</text:p>
          </table:table-cell>
          <table:table-cell table:style-name="Default"/>
          <table:table-cell office:value-type="float" office:value="48939.766667" calcext:value-type="float">
            <text:p>48939,766667</text:p>
          </table:table-cell>
          <table:table-cell office:value-type="float" office:value="13.715841" calcext:value-type="float">
            <text:p>13,715841</text:p>
          </table:table-cell>
          <table:table-cell table:style-name="Default"/>
          <table:table-cell office:value-type="float" office:value="0.008179" calcext:value-type="float">
            <text:p>0,00817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3,txt</text:p>
          </table:table-cell>
          <table:table-cell table:style-name="Default"/>
          <table:table-cell office:value-type="float" office:value="39272.7" calcext:value-type="float">
            <text:p>39272,7</text:p>
          </table:table-cell>
          <table:table-cell office:value-type="float" office:value="13.553284" calcext:value-type="float">
            <text:p>13,553284</text:p>
          </table:table-cell>
          <table:table-cell table:style-name="Default"/>
          <table:table-cell office:value-type="float" office:value="0.033121" calcext:value-type="float">
            <text:p>0,03312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4,txt</text:p>
          </table:table-cell>
          <table:table-cell table:style-name="Default"/>
          <table:table-cell office:value-type="float" office:value="38368.433333" calcext:value-type="float">
            <text:p>38368,433333</text:p>
          </table:table-cell>
          <table:table-cell office:value-type="float" office:value="13.331275" calcext:value-type="float">
            <text:p>13,33127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5,txt</text:p>
          </table:table-cell>
          <table:table-cell table:style-name="Default"/>
          <table:table-cell office:value-type="float" office:value="51530" calcext:value-type="float">
            <text:p>51530</text:p>
          </table:table-cell>
          <table:table-cell office:value-type="float" office:value="12.905499" calcext:value-type="float">
            <text:p>12,905499</text:p>
          </table:table-cell>
          <table:table-cell table:style-name="Default"/>
          <table:table-cell office:value-type="float" office:value="0.034954" calcext:value-type="float">
            <text:p>0,03495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1_n</text:p>
          </table:table-cell>
          <table:table-cell table:style-name="Default"/>
          <table:table-cell office:value-type="float" office:value="12731.1" calcext:value-type="float">
            <text:p>12731,1</text:p>
          </table:table-cell>
          <table:table-cell office:value-type="float" office:value="15.574725" calcext:value-type="float">
            <text:p>15,57472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2_n</text:p>
          </table:table-cell>
          <table:table-cell table:style-name="Default"/>
          <table:table-cell office:value-type="float" office:value="108067.433333" calcext:value-type="float">
            <text:p>108067,433333</text:p>
          </table:table-cell>
          <table:table-cell office:value-type="float" office:value="17.445064" calcext:value-type="float">
            <text:p>17,445064</text:p>
          </table:table-cell>
          <table:table-cell table:style-name="Default"/>
          <table:table-cell office:value-type="float" office:value="0.007407" calcext:value-type="float">
            <text:p>0,00740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3_n</text:p>
          </table:table-cell>
          <table:table-cell table:style-name="Default"/>
          <table:table-cell office:value-type="float" office:value="86698" calcext:value-type="float">
            <text:p>86698</text:p>
          </table:table-cell>
          <table:table-cell office:value-type="float" office:value="17.054815" calcext:value-type="float">
            <text:p>17,054815</text:p>
          </table:table-cell>
          <table:table-cell table:style-name="Default"/>
          <table:table-cell office:value-type="float" office:value="0.021929" calcext:value-type="float">
            <text:p>0,02192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4_n</text:p>
          </table:table-cell>
          <table:table-cell table:style-name="Default"/>
          <table:table-cell office:value-type="float" office:value="68770.133333" calcext:value-type="float">
            <text:p>68770,133333</text:p>
          </table:table-cell>
          <table:table-cell office:value-type="float" office:value="15.923585" calcext:value-type="float">
            <text:p>15,923585</text:p>
          </table:table-cell>
          <table:table-cell table:style-name="Default"/>
          <table:table-cell office:value-type="float" office:value="0.014556" calcext:value-type="float">
            <text:p>0,01455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5_n</text:p>
          </table:table-cell>
          <table:table-cell table:style-name="Default"/>
          <table:table-cell office:value-type="float" office:value="124091.266667" calcext:value-type="float">
            <text:p>124091,266667</text:p>
          </table:table-cell>
          <table:table-cell office:value-type="float" office:value="17.647161" calcext:value-type="float">
            <text:p>17,647161</text:p>
          </table:table-cell>
          <table:table-cell table:style-name="Default"/>
          <table:table-cell office:value-type="float" office:value="0.028222" calcext:value-type="float">
            <text:p>0,02822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1_n</text:p>
          </table:table-cell>
          <table:table-cell table:style-name="Default"/>
          <table:table-cell office:value-type="float" office:value="20479.033333" calcext:value-type="float">
            <text:p>20479,033333</text:p>
          </table:table-cell>
          <table:table-cell office:value-type="float" office:value="36.375085" calcext:value-type="float">
            <text:p>36,37508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2_n</text:p>
          </table:table-cell>
          <table:table-cell table:style-name="Default"/>
          <table:table-cell office:value-type="float" office:value="208220.733333" calcext:value-type="float">
            <text:p>208220,733333</text:p>
          </table:table-cell>
          <table:table-cell office:value-type="float" office:value="40.057298" calcext:value-type="float">
            <text:p>40,057298</text:p>
          </table:table-cell>
          <table:table-cell table:style-name="Default"/>
          <table:table-cell office:value-type="float" office:value="0.044699" calcext:value-type="float">
            <text:p>0,04469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3_n</text:p>
          </table:table-cell>
          <table:table-cell table:style-name="Default"/>
          <table:table-cell office:value-type="float" office:value="162317.533333" calcext:value-type="float">
            <text:p>162317,533333</text:p>
          </table:table-cell>
          <table:table-cell office:value-type="float" office:value="40.121405" calcext:value-type="float">
            <text:p>40,121405</text:p>
          </table:table-cell>
          <table:table-cell table:style-name="Default"/>
          <table:table-cell office:value-type="float" office:value="0.032679" calcext:value-type="float">
            <text:p>0,03267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4_n</text:p>
          </table:table-cell>
          <table:table-cell table:style-name="Default"/>
          <table:table-cell office:value-type="float" office:value="118303.5" calcext:value-type="float">
            <text:p>118303,5</text:p>
          </table:table-cell>
          <table:table-cell office:value-type="float" office:value="40.27265" calcext:value-type="float">
            <text:p>40,27265</text:p>
          </table:table-cell>
          <table:table-cell table:style-name="Default"/>
          <table:table-cell office:value-type="float" office:value="0.027908" calcext:value-type="float">
            <text:p>0,02790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5_n</text:p>
          </table:table-cell>
          <table:table-cell table:style-name="Default"/>
          <table:table-cell office:value-type="float" office:value="332966.433333" calcext:value-type="float">
            <text:p>332966,433333</text:p>
          </table:table-cell>
          <table:table-cell office:value-type="float" office:value="39.046181" calcext:value-type="float">
            <text:p>39,046181</text:p>
          </table:table-cell>
          <table:table-cell table:style-name="Default"/>
          <table:table-cell office:value-type="float" office:value="0.016825" calcext:value-type="float">
            <text:p>0,01682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1_n</text:p>
          </table:table-cell>
          <table:table-cell table:style-name="Default"/>
          <table:table-cell office:value-type="float" office:value="31982.433333" calcext:value-type="float">
            <text:p>31982,433333</text:p>
          </table:table-cell>
          <table:table-cell office:value-type="float" office:value="78.984903" calcext:value-type="float">
            <text:p>78,98490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2_n</text:p>
          </table:table-cell>
          <table:table-cell table:style-name="Default"/>
          <table:table-cell office:value-type="float" office:value="248320.866667" calcext:value-type="float">
            <text:p>248320,866667</text:p>
          </table:table-cell>
          <table:table-cell office:value-type="float" office:value="83.850972" calcext:value-type="float">
            <text:p>83,850972</text:p>
          </table:table-cell>
          <table:table-cell table:style-name="Default"/>
          <table:table-cell office:value-type="float" office:value="0.020546" calcext:value-type="float">
            <text:p>0,02054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3_n</text:p>
          </table:table-cell>
          <table:table-cell table:style-name="Default"/>
          <table:table-cell office:value-type="float" office:value="85230.033333" calcext:value-type="float">
            <text:p>85230,033333</text:p>
          </table:table-cell>
          <table:table-cell office:value-type="float" office:value="76.035298" calcext:value-type="float">
            <text:p>76,035298</text:p>
          </table:table-cell>
          <table:table-cell table:style-name="Default"/>
          <table:table-cell office:value-type="float" office:value="0.011739" calcext:value-type="float">
            <text:p>0,01173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4_n</text:p>
          </table:table-cell>
          <table:table-cell table:style-name="Default"/>
          <table:table-cell office:value-type="float" office:value="156741.866667" calcext:value-type="float">
            <text:p>156741,866667</text:p>
          </table:table-cell>
          <table:table-cell office:value-type="float" office:value="80.035571" calcext:value-type="float">
            <text:p>80,035571</text:p>
          </table:table-cell>
          <table:table-cell table:style-name="Default"/>
          <table:table-cell office:value-type="float" office:value="0.021705" calcext:value-type="float">
            <text:p>0,02170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5_n</text:p>
          </table:table-cell>
          <table:table-cell table:style-name="Default"/>
          <table:table-cell office:value-type="float" office:value="296315.8" calcext:value-type="float">
            <text:p>296315,8</text:p>
          </table:table-cell>
          <table:table-cell office:value-type="float" office:value="80.382074" calcext:value-type="float">
            <text:p>80,382074</text:p>
          </table:table-cell>
          <table:table-cell table:style-name="Default"/>
          <table:table-cell office:value-type="float" office:value="0.031738" calcext:value-type="float">
            <text:p>0,03173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KV_n_60_05</text:p>
          </table:table-cell>
          <table:table-cell table:style-name="Default"/>
          <table:table-cell office:value-type="float" office:value="159812.5" calcext:value-type="float">
            <text:p>159812,5</text:p>
          </table:table-cell>
          <table:table-cell office:value-type="float" office:value="113.577266" calcext:value-type="float">
            <text:p>113,577266</text:p>
          </table:table-cell>
          <table:table-cell table:style-name="Default"/>
          <table:table-cell office:value-type="float" office:value="0.067025" calcext:value-type="float">
            <text:p>0,067025</text:p>
          </table:table-cell>
          <table:table-cell table:number-columns-repeated="1007"/>
        </table:table-row>
        <table:table-row table:style-name="ro3" table:number-rows-repeated="1048427">
          <table:table-cell table:number-columns-repeated="1014"/>
        </table:table-row>
        <table:table-row table:style-name="ro3">
          <table:table-cell table:number-columns-repeated="1014"/>
        </table:table-row>
        <calcext:conditional-formats>
          <calcext:conditional-format calcext:target-range-address="Oficial_2.B4:Oficial_2.B92">
            <calcext:condition calcext:apply-style-name="melhorqmelhor" calcext:value="&gt;[.M4:.M92]" calcext:base-cell-address="Oficial_2.B4"/>
            <calcext:condition calcext:apply-style-name="igualmelhor" calcext:value="=[.M4:.M90]" calcext:base-cell-address="Oficial_2.B4"/>
          </calcext:conditional-format>
          <calcext:conditional-format calcext:target-range-address="Oficial_2.G4:Oficial_2.G92 Oficial_2.C4:Oficial_2.C92 Oficial_2.E4:Oficial_2.E92 Oficial_2.I4:Oficial_2.I92 Oficial_2.K4:Oficial_2.K92">
            <calcext:condition calcext:apply-style-name="igualmeu" calcext:value="=[.M4:.M92]" calcext:base-cell-address="Oficial_2.C4"/>
            <calcext:condition calcext:apply-style-name="piorqmeu" calcext:value="&gt;[.M4:.M92]" calcext:base-cell-address="Oficial_2.C4"/>
          </calcext:conditional-format>
          <calcext:conditional-format calcext:target-range-address="Oficial_2.M4:Oficial_2.M92">
            <calcext:condition calcext:apply-style-name="melhorqmelhor" calcext:value="&lt;[.B4:.B92]" calcext:base-cell-address="Oficial_2.M4"/>
            <calcext:condition calcext:apply-style-name="igualmelhor" calcext:value="=[.B4:.B90]" calcext:base-cell-address="Oficial_2.M4"/>
            <calcext:condition calcext:apply-style-name="melhorque1" calcext:value="&lt;[.G4:.G90]" calcext:base-cell-address="Oficial_2.M4"/>
            <calcext:condition calcext:apply-style-name="melhorque1" calcext:value="&lt;[.G4:.G90]" calcext:base-cell-address="Oficial_2.M4"/>
            <calcext:condition calcext:apply-style-name="melhorque1" calcext:value="&lt;[.I4:.I90]" calcext:base-cell-address="Oficial_2.M4"/>
            <calcext:condition calcext:apply-style-name="igualmeu" calcext:value="=[.G4:.G90]" calcext:base-cell-address="Oficial_2.M4"/>
            <calcext:condition calcext:apply-style-name="igualmeu" calcext:value="=[.I4:.I90]" calcext:base-cell-address="Oficial_2.M4"/>
            <calcext:condition calcext:apply-style-name="iguala1" calcext:value="=[.G4:.G90]" calcext:base-cell-address="Oficial_2.M4"/>
          </calcext:conditional-format>
        </calcext:conditional-formats>
      </table:table>
      <table:table table:name="Oficial_2_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7"/>
        <table:table-column table:style-name="co7" table:default-cell-style-name="ce2"/>
        <table:table-column table:style-name="co8" table:default-cell-style-name="ce2"/>
        <table:table-column table:style-name="co3" table:number-columns-repeated="996" table:default-cell-style-name="ce2"/>
        <table:table-row table:style-name="ro1">
          <table:table-cell table:style-name="ce4" office:value-type="string" calcext:value-type="string" table:number-columns-spanned="1" table:number-rows-spanned="3">
            <text:p>Instancia</text:p>
          </table:table-cell>
          <table:table-cell table:style-name="ce4" office:value-type="string" calcext:value-type="string" table:number-columns-spanned="1" table:number-rows-spanned="3">
            <text:p>Melhor</text:p>
          </table:table-cell>
          <table:table-cell table:style-name="ce4" office:value-type="string" calcext:value-type="string" table:number-columns-spanned="10" table:number-rows-spanned="1">
            <text:p>Literatura</text:p>
          </table:table-cell>
          <table:covered-table-cell table:number-columns-repeated="9" table:style-name="ce4"/>
          <table:table-cell table:style-name="ce4" office:value-type="string" calcext:value-type="string" table:number-columns-spanned="5" table:number-rows-spanned="1">
            <text:p>Implementação</text:p>
          </table:table-cell>
          <table:covered-table-cell table:number-columns-repeated="2" table:style-name="ce4"/>
          <table:covered-table-cell table:style-name="ce99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CAP-G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CAP-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 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S</text:p>
          </table:table-cell>
          <table:covered-table-cell table:style-name="ce4"/>
          <table:table-cell table:style-name="ce43" office:value-type="string" calcext:value-type="string" table:number-columns-spanned="2" table:number-rows-spanned="1">
            <text:p>PBVNS</text:p>
          </table:table-cell>
          <table:covered-table-cell table:style-name="ce43"/>
          <table:table-cell table:style-name="ce4" office:value-type="string" calcext:value-type="string" table:number-columns-spanned="5" table:number-rows-spanned="1">
            <text:p>Com BL+PT</text:p>
          </table:table-cell>
          <table:covered-table-cell table:number-columns-repeated="2" table:style-name="ce4"/>
          <table:covered-table-cell table:style-name="ce58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3" office:value-type="string" calcext:value-type="string">
            <text:p>Tempo</text:p>
          </table:table-cell>
          <table:table-cell table:style-name="ce4" office:value-type="string" calcext:value-type="string">
            <text:p>Melhor S.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. Media</text:p>
          </table:table-cell>
          <table:table-cell table:style-name="ce58" office:value-type="string" calcext:value-type="string">
            <text:p>DP. Sol</text:p>
          </table:table-cell>
          <table:table-cell table:style-name="ce4" office:value-type="string" calcext:value-type="string">
            <text:p>T. medio</text:p>
          </table:table-cell>
          <table:table-cell table:style-name="ce4" office:value-type="string" calcext:value-type="string">
            <text:p>DP Tempo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style-name="ce67" table:formula="of:=MIN([.C4];[.E4];[.G4];[.I4];[.K4])" office:value-type="float" office:value="1181.5" calcext:value-type="float">
            <text:p>1181,5</text:p>
          </table:table-cell>
          <table:table-cell table:style-name="ce68" office:value-type="float" office:value="1181.5" calcext:value-type="float">
            <text:p>1181,5</text:p>
          </table:table-cell>
          <table:table-cell table:style-name="ce9" office:value-type="float" office:value="17.61" calcext:value-type="float">
            <text:p>17,6</text:p>
          </table:table-cell>
          <table:table-cell table:style-name="ce72" office:value-type="float" office:value="1181.5" calcext:value-type="float">
            <text:p>1181,5</text:p>
          </table:table-cell>
          <table:table-cell table:style-name="ce9" office:value-type="float" office:value="0.19" calcext:value-type="float">
            <text:p>0,2</text:p>
          </table:table-cell>
          <table:table-cell table:style-name="ce68" office:value-type="float" office:value="1181.5" calcext:value-type="float">
            <text:p>1181,5</text:p>
          </table:table-cell>
          <table:table-cell table:style-name="ce9" office:value-type="float" office:value="1.14" calcext:value-type="float">
            <text:p>1,1</text:p>
          </table:table-cell>
          <table:table-cell table:style-name="ce72" office:value-type="float" office:value="1181.5" calcext:value-type="float">
            <text:p>1181,5</text:p>
          </table:table-cell>
          <table:table-cell table:style-name="ce9" office:value-type="float" office:value="4.05" calcext:value-type="float">
            <text:p>4,1</text:p>
          </table:table-cell>
          <table:table-cell table:style-name="ce72" office:value-type="float" office:value="1181.5" calcext:value-type="float">
            <text:p>1181,5</text:p>
          </table:table-cell>
          <table:table-cell table:style-name="ce82" office:value-type="float" office:value="0.09" calcext:value-type="float">
            <text:p>0,09</text:p>
          </table:table-cell>
          <table:table-cell table:style-name="ce76" office:value-type="float" office:value="1181.5" calcext:value-type="float">
            <text:p>1181,5</text:p>
          </table:table-cell>
          <table:table-cell table:style-name="ce22" table:formula="of:=([.M4]-[.B4])/[.B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29141" calcext:value-type="float">
            <text:p>0,029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9H</text:p>
          </table:table-cell>
          <table:table-cell table:style-name="ce67" table:formula="of:=MIN([.C5];[.E5];[.G5];[.I5];[.K5])" office:value-type="float" office:value="2294.5" calcext:value-type="float">
            <text:p>2294,5</text:p>
          </table:table-cell>
          <table:table-cell table:style-name="ce69" office:value-type="float" office:value="2294.5" calcext:value-type="float">
            <text:p>2294,5</text:p>
          </table:table-cell>
          <table:table-cell table:style-name="ce10" office:value-type="float" office:value="17.54" calcext:value-type="float">
            <text:p>17,5</text:p>
          </table:table-cell>
          <table:table-cell table:style-name="ce73" office:value-type="float" office:value="2294.5" calcext:value-type="float">
            <text:p>2294,5</text:p>
          </table:table-cell>
          <table:table-cell table:style-name="ce10" office:value-type="float" office:value="0.24" calcext:value-type="float">
            <text:p>0,2</text:p>
          </table:table-cell>
          <table:table-cell table:style-name="ce69" office:value-type="float" office:value="2294.5" calcext:value-type="float">
            <text:p>2294,5</text:p>
          </table:table-cell>
          <table:table-cell table:style-name="ce10" office:value-type="float" office:value="1.15" calcext:value-type="float">
            <text:p>1,2</text:p>
          </table:table-cell>
          <table:table-cell table:style-name="ce73" office:value-type="float" office:value="2294.5" calcext:value-type="float">
            <text:p>2294,5</text:p>
          </table:table-cell>
          <table:table-cell table:style-name="ce10" office:value-type="float" office:value="3.46" calcext:value-type="float">
            <text:p>3,5</text:p>
          </table:table-cell>
          <table:table-cell table:style-name="ce73" office:value-type="float" office:value="2294.5" calcext:value-type="float">
            <text:p>2294,5</text:p>
          </table:table-cell>
          <table:table-cell table:style-name="ce85" office:value-type="float" office:value="0.1" calcext:value-type="float">
            <text:p>0,10</text:p>
          </table:table-cell>
          <table:table-cell table:style-name="ce77" office:value-type="float" office:value="2294.5" calcext:value-type="float">
            <text:p>2294,5</text:p>
          </table:table-cell>
          <table:table-cell table:style-name="ce23" table:formula="of:=([.M5]-[.B5])/[.B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29217" calcext:value-type="float">
            <text:p>0,029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style-name="ce67" table:formula="of:=MIN([.C6];[.E6];[.G6];[.I6];[.K6])" office:value-type="float" office:value="1374.5" calcext:value-type="float">
            <text:p>1374,5</text:p>
          </table:table-cell>
          <table:table-cell table:style-name="ce68" office:value-type="float" office:value="1374.5" calcext:value-type="float">
            <text:p>1374,5</text:p>
          </table:table-cell>
          <table:table-cell table:style-name="ce9" office:value-type="float" office:value="21.96" calcext:value-type="float">
            <text:p>22,0</text:p>
          </table:table-cell>
          <table:table-cell table:style-name="ce72" office:value-type="float" office:value="1374.5" calcext:value-type="float">
            <text:p>1374,5</text:p>
          </table:table-cell>
          <table:table-cell table:style-name="ce9" office:value-type="float" office:value="0.27" calcext:value-type="float">
            <text:p>0,3</text:p>
          </table:table-cell>
          <table:table-cell table:style-name="ce68" office:value-type="float" office:value="1374.5" calcext:value-type="float">
            <text:p>1374,5</text:p>
          </table:table-cell>
          <table:table-cell table:style-name="ce9" office:value-type="float" office:value="4.88" calcext:value-type="float">
            <text:p>4,9</text:p>
          </table:table-cell>
          <table:table-cell table:style-name="ce72" office:value-type="float" office:value="1374.5" calcext:value-type="float">
            <text:p>1374,5</text:p>
          </table:table-cell>
          <table:table-cell table:style-name="ce9" office:value-type="float" office:value="1.58" calcext:value-type="float">
            <text:p>1,6</text:p>
          </table:table-cell>
          <table:table-cell table:style-name="ce72" office:value-type="float" office:value="1374.5" calcext:value-type="float">
            <text:p>1374,5</text:p>
          </table:table-cell>
          <table:table-cell table:style-name="ce82" office:value-type="float" office:value="0.11" calcext:value-type="float">
            <text:p>0,11</text:p>
          </table:table-cell>
          <table:table-cell table:style-name="ce76" office:value-type="float" office:value="1374.5" calcext:value-type="float">
            <text:p>1374,5</text:p>
          </table:table-cell>
          <table:table-cell table:style-name="ce22" table:formula="of:=([.M6]-[.B6])/[.B6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30311" calcext:value-type="float">
            <text:p>0,030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style-name="ce67" table:formula="of:=MIN([.C7];[.E7];[.G7];[.I7];[.K7])" office:value-type="float" office:value="3439.5" calcext:value-type="float">
            <text:p>3439,5</text:p>
          </table:table-cell>
          <table:table-cell table:style-name="ce69" office:value-type="float" office:value="3439.5" calcext:value-type="float">
            <text:p>3439,5</text:p>
          </table:table-cell>
          <table:table-cell table:style-name="ce10" office:value-type="float" office:value="29.21" calcext:value-type="float">
            <text:p>29,2</text:p>
          </table:table-cell>
          <table:table-cell table:style-name="ce73" office:value-type="float" office:value="3439.5" calcext:value-type="float">
            <text:p>3439,5</text:p>
          </table:table-cell>
          <table:table-cell table:style-name="ce10" office:value-type="float" office:value="0.53" calcext:value-type="float">
            <text:p>0,5</text:p>
          </table:table-cell>
          <table:table-cell table:style-name="ce69" office:value-type="float" office:value="3439.5" calcext:value-type="float">
            <text:p>3439,5</text:p>
          </table:table-cell>
          <table:table-cell table:style-name="ce10" office:value-type="float" office:value="5.97" calcext:value-type="float">
            <text:p>6,0</text:p>
          </table:table-cell>
          <table:table-cell table:style-name="ce73" office:value-type="float" office:value="3439.5" calcext:value-type="float">
            <text:p>3439,5</text:p>
          </table:table-cell>
          <table:table-cell table:style-name="ce10" office:value-type="float" office:value="1.58" calcext:value-type="float">
            <text:p>1,6</text:p>
          </table:table-cell>
          <table:table-cell table:style-name="ce73" office:value-type="float" office:value="3439.5" calcext:value-type="float">
            <text:p>3439,5</text:p>
          </table:table-cell>
          <table:table-cell table:style-name="ce85" office:value-type="float" office:value="0.13" calcext:value-type="float">
            <text:p>0,13</text:p>
          </table:table-cell>
          <table:table-cell table:style-name="ce77" office:value-type="float" office:value="3439.5" calcext:value-type="float">
            <text:p>3439,5</text:p>
          </table:table-cell>
          <table:table-cell table:style-name="ce23" table:formula="of:=([.M7]-[.B7])/[.B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31744" calcext:value-type="float">
            <text:p>0,031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2a</text:p>
          </table:table-cell>
          <table:table-cell table:style-name="ce67" table:formula="of:=MIN([.C8];[.E8];[.G8];[.I8];[.K8])" office:value-type="float" office:value="1529" calcext:value-type="float">
            <text:p>1529</text:p>
          </table:table-cell>
          <table:table-cell table:style-name="ce68" office:value-type="float" office:value="1529" calcext:value-type="float">
            <text:p>1529,0</text:p>
          </table:table-cell>
          <table:table-cell table:style-name="ce9" office:value-type="float" office:value="40.2" calcext:value-type="float">
            <text:p>40,2</text:p>
          </table:table-cell>
          <table:table-cell table:style-name="ce72" office:value-type="float" office:value="1529" calcext:value-type="float">
            <text:p>1529,0</text:p>
          </table:table-cell>
          <table:table-cell table:style-name="ce9" office:value-type="float" office:value="0.9" calcext:value-type="float">
            <text:p>0,9</text:p>
          </table:table-cell>
          <table:table-cell table:style-name="ce68" office:value-type="float" office:value="1529" calcext:value-type="float">
            <text:p>1529,0</text:p>
          </table:table-cell>
          <table:table-cell table:style-name="ce9" office:value-type="float" office:value="7.36" calcext:value-type="float">
            <text:p>7,4</text:p>
          </table:table-cell>
          <table:table-cell table:style-name="ce72" office:value-type="float" office:value="1529" calcext:value-type="float">
            <text:p>1529,0</text:p>
          </table:table-cell>
          <table:table-cell table:style-name="ce9" office:value-type="float" office:value="2.43" calcext:value-type="float">
            <text:p>2,4</text:p>
          </table:table-cell>
          <table:table-cell table:style-name="ce72" office:value-type="float" office:value="1529" calcext:value-type="float">
            <text:p>1529,0</text:p>
          </table:table-cell>
          <table:table-cell table:style-name="ce82" office:value-type="float" office:value="0.15" calcext:value-type="float">
            <text:p>0,15</text:p>
          </table:table-cell>
          <table:table-cell table:style-name="ce76" office:value-type="float" office:value="1539" calcext:value-type="float">
            <text:p>1539,0</text:p>
          </table:table-cell>
          <table:table-cell table:style-name="ce22" table:formula="of:=([.M8]-[.B8])/[.B8]" office:value-type="percentage" office:value="0.0065402223675605" calcext:value-type="percentage">
            <text:p>0,654%</text:p>
          </table:table-cell>
          <table:table-cell table:style-name="ce26"/>
          <table:table-cell table:style-name="ce29"/>
          <table:table-cell table:style-name="ce38" office:value-type="float" office:value="0.033258" calcext:value-type="float">
            <text:p>0,033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2b</text:p>
          </table:table-cell>
          <table:table-cell table:style-name="ce67" table:formula="of:=MIN([.C9];[.E9];[.G9];[.I9];[.K9])" office:value-type="float" office:value="1609.5" calcext:value-type="float">
            <text:p>1609,5</text:p>
          </table:table-cell>
          <table:table-cell table:style-name="ce69" office:value-type="float" office:value="1609.5" calcext:value-type="float">
            <text:p>1609,5</text:p>
          </table:table-cell>
          <table:table-cell table:style-name="ce10" office:value-type="float" office:value="38.3" calcext:value-type="float">
            <text:p>38,3</text:p>
          </table:table-cell>
          <table:table-cell table:style-name="ce73" office:value-type="float" office:value="1609.5" calcext:value-type="float">
            <text:p>1609,5</text:p>
          </table:table-cell>
          <table:table-cell table:style-name="ce10" office:value-type="float" office:value="0.8" calcext:value-type="float">
            <text:p>0,8</text:p>
          </table:table-cell>
          <table:table-cell table:style-name="ce69" office:value-type="float" office:value="1609.5" calcext:value-type="float">
            <text:p>1609,5</text:p>
          </table:table-cell>
          <table:table-cell table:style-name="ce10" office:value-type="float" office:value="7.28" calcext:value-type="float">
            <text:p>7,3</text:p>
          </table:table-cell>
          <table:table-cell table:style-name="ce73" office:value-type="float" office:value="1609.5" calcext:value-type="float">
            <text:p>1609,5</text:p>
          </table:table-cell>
          <table:table-cell table:style-name="ce10" office:value-type="float" office:value="2.46" calcext:value-type="float">
            <text:p>2,5</text:p>
          </table:table-cell>
          <table:table-cell table:style-name="ce73" office:value-type="float" office:value="1609.5" calcext:value-type="float">
            <text:p>1609,5</text:p>
          </table:table-cell>
          <table:table-cell table:style-name="ce85" office:value-type="float" office:value="0.14" calcext:value-type="float">
            <text:p>0,14</text:p>
          </table:table-cell>
          <table:table-cell table:style-name="ce77" office:value-type="float" office:value="1609.5" calcext:value-type="float">
            <text:p>1609,5</text:p>
          </table:table-cell>
          <table:table-cell table:style-name="ce23" table:formula="of:=([.M9]-[.B9])/[.B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33371" calcext:value-type="float">
            <text:p>0,033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3a</text:p>
          </table:table-cell>
          <table:table-cell table:style-name="ce67" table:formula="of:=MIN([.C10];[.E10];[.G10];[.I10];[.K10])" office:value-type="float" office:value="2467.5" calcext:value-type="float">
            <text:p>2467,5</text:p>
          </table:table-cell>
          <table:table-cell table:style-name="ce68" office:value-type="float" office:value="2467.5" calcext:value-type="float">
            <text:p>2467,5</text:p>
          </table:table-cell>
          <table:table-cell table:style-name="ce9" office:value-type="float" office:value="50.3" calcext:value-type="float">
            <text:p>50,3</text:p>
          </table:table-cell>
          <table:table-cell table:style-name="ce72" office:value-type="float" office:value="2467.5" calcext:value-type="float">
            <text:p>2467,5</text:p>
          </table:table-cell>
          <table:table-cell table:style-name="ce9" office:value-type="float" office:value="1.5" calcext:value-type="float">
            <text:p>1,5</text:p>
          </table:table-cell>
          <table:table-cell table:style-name="ce68" office:value-type="float" office:value="2467.5" calcext:value-type="float">
            <text:p>2467,5</text:p>
          </table:table-cell>
          <table:table-cell table:style-name="ce9" office:value-type="float" office:value="8.55" calcext:value-type="float">
            <text:p>8,6</text:p>
          </table:table-cell>
          <table:table-cell table:style-name="ce72" office:value-type="float" office:value="2467.5" calcext:value-type="float">
            <text:p>2467,5</text:p>
          </table:table-cell>
          <table:table-cell table:style-name="ce9" office:value-type="float" office:value="2.99" calcext:value-type="float">
            <text:p>3,0</text:p>
          </table:table-cell>
          <table:table-cell table:style-name="ce72" office:value-type="float" office:value="2467.5" calcext:value-type="float">
            <text:p>2467,5</text:p>
          </table:table-cell>
          <table:table-cell table:style-name="ce82" office:value-type="float" office:value="0.15" calcext:value-type="float">
            <text:p>0,15</text:p>
          </table:table-cell>
          <table:table-cell table:style-name="ce76" office:value-type="float" office:value="2467.5" calcext:value-type="float">
            <text:p>2467,5</text:p>
          </table:table-cell>
          <table:table-cell table:style-name="ce22" table:formula="of:=([.M10]-[.B10])/[.B1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35774" calcext:value-type="float">
            <text:p>0,035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3b</text:p>
          </table:table-cell>
          <table:table-cell table:style-name="ce67" table:formula="of:=MIN([.C11];[.E11];[.G11];[.I11];[.K11])" office:value-type="float" office:value="2870" calcext:value-type="float">
            <text:p>2870</text:p>
          </table:table-cell>
          <table:table-cell table:style-name="ce69" office:value-type="float" office:value="2870" calcext:value-type="float">
            <text:p>2870,0</text:p>
          </table:table-cell>
          <table:table-cell table:style-name="ce10" office:value-type="float" office:value="53.73" calcext:value-type="float">
            <text:p>53,7</text:p>
          </table:table-cell>
          <table:table-cell table:style-name="ce73" office:value-type="float" office:value="2870" calcext:value-type="float">
            <text:p>2870,0</text:p>
          </table:table-cell>
          <table:table-cell table:style-name="ce10" office:value-type="float" office:value="1.35" calcext:value-type="float">
            <text:p>1,4</text:p>
          </table:table-cell>
          <table:table-cell table:style-name="ce69" office:value-type="float" office:value="2870" calcext:value-type="float">
            <text:p>2870,0</text:p>
          </table:table-cell>
          <table:table-cell table:style-name="ce10" office:value-type="float" office:value="8.74" calcext:value-type="float">
            <text:p>8,7</text:p>
          </table:table-cell>
          <table:table-cell table:style-name="ce73" office:value-type="float" office:value="2870" calcext:value-type="float">
            <text:p>2870,0</text:p>
          </table:table-cell>
          <table:table-cell table:style-name="ce10" office:value-type="float" office:value="3.01" calcext:value-type="float">
            <text:p>3,0</text:p>
          </table:table-cell>
          <table:table-cell table:style-name="ce73" office:value-type="float" office:value="2870" calcext:value-type="float">
            <text:p>2870,0</text:p>
          </table:table-cell>
          <table:table-cell table:style-name="ce85" office:value-type="float" office:value="0.15" calcext:value-type="float">
            <text:p>0,15</text:p>
          </table:table-cell>
          <table:table-cell table:style-name="ce77" office:value-type="float" office:value="2870" calcext:value-type="float">
            <text:p>2870,0</text:p>
          </table:table-cell>
          <table:table-cell table:style-name="ce23" table:formula="of:=([.M11]-[.B11])/[.B11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3553" calcext:value-type="float">
            <text:p>0,035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5</text:p>
          </table:table-cell>
          <table:table-cell table:style-name="ce67" table:formula="of:=MIN([.C12];[.E12];[.G12];[.I12];[.K12])" office:value-type="float" office:value="3195" calcext:value-type="float">
            <text:p>3195</text:p>
          </table:table-cell>
          <table:table-cell table:style-name="ce68" office:value-type="float" office:value="3195" calcext:value-type="float">
            <text:p>3195,0</text:p>
          </table:table-cell>
          <table:table-cell table:style-name="ce9" office:value-type="float" office:value="77.99" calcext:value-type="float">
            <text:p>78,0</text:p>
          </table:table-cell>
          <table:table-cell table:style-name="ce72" office:value-type="float" office:value="3195" calcext:value-type="float">
            <text:p>3195,0</text:p>
          </table:table-cell>
          <table:table-cell table:style-name="ce9" office:value-type="float" office:value="2.18" calcext:value-type="float">
            <text:p>2,2</text:p>
          </table:table-cell>
          <table:table-cell table:style-name="ce68" office:value-type="float" office:value="3195" calcext:value-type="float">
            <text:p>3195,0</text:p>
          </table:table-cell>
          <table:table-cell table:style-name="ce9" office:value-type="float" office:value="12.02" calcext:value-type="float">
            <text:p>12,0</text:p>
          </table:table-cell>
          <table:table-cell table:style-name="ce72" office:value-type="float" office:value="3195" calcext:value-type="float">
            <text:p>3195,0</text:p>
          </table:table-cell>
          <table:table-cell table:style-name="ce9" office:value-type="float" office:value="4.7" calcext:value-type="float">
            <text:p>4,7</text:p>
          </table:table-cell>
          <table:table-cell table:style-name="ce72" office:value-type="float" office:value="3195" calcext:value-type="float">
            <text:p>3195,0</text:p>
          </table:table-cell>
          <table:table-cell table:style-name="ce82" office:value-type="float" office:value="0.19" calcext:value-type="float">
            <text:p>0,19</text:p>
          </table:table-cell>
          <table:table-cell table:style-name="ce76" office:value-type="float" office:value="3214" calcext:value-type="float">
            <text:p>3214,0</text:p>
          </table:table-cell>
          <table:table-cell table:style-name="ce22" table:formula="of:=([.M12]-[.B12])/[.B12]" office:value-type="percentage" office:value="0.00594679186228482" calcext:value-type="percentage">
            <text:p>0,595%</text:p>
          </table:table-cell>
          <table:table-cell table:style-name="ce26"/>
          <table:table-cell table:style-name="ce29"/>
          <table:table-cell table:style-name="ce38" office:value-type="float" office:value="0.038303" calcext:value-type="float">
            <text:p>0,038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1.txt</text:p>
          </table:table-cell>
          <table:table-cell table:style-name="ce67" table:formula="of:=MIN([.C13];[.E13];[.G13];[.I13];[.K13])" office:value-type="float" office:value="2302" calcext:value-type="float">
            <text:p>2302</text:p>
          </table:table-cell>
          <table:table-cell table:style-name="ce69" office:value-type="float" office:value="2302" calcext:value-type="float">
            <text:p>2302,0</text:p>
          </table:table-cell>
          <table:table-cell table:style-name="ce10" office:value-type="float" office:value="618.58" calcext:value-type="float">
            <text:p>618,6</text:p>
          </table:table-cell>
          <table:table-cell table:style-name="ce73" office:value-type="float" office:value="2302" calcext:value-type="float">
            <text:p>2302,0</text:p>
          </table:table-cell>
          <table:table-cell table:style-name="ce10" office:value-type="float" office:value="41.5" calcext:value-type="float">
            <text:p>41,5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2302" calcext:value-type="float">
            <text:p>2302,0</text:p>
          </table:table-cell>
          <table:table-cell table:style-name="ce17" office:value-type="float" office:value="2.11" calcext:value-type="float">
            <text:p>2,1</text:p>
          </table:table-cell>
          <table:table-cell table:style-name="ce77" office:value-type="float" office:value="2311" calcext:value-type="float">
            <text:p>2311,0</text:p>
          </table:table-cell>
          <table:table-cell table:style-name="ce23" table:formula="of:=([.M13]-[.B13])/[.B13]" office:value-type="percentage" office:value="0.00390964378801043" calcext:value-type="percentage">
            <text:p>0,391%</text:p>
          </table:table-cell>
          <table:table-cell table:style-name="ce28"/>
          <table:table-cell table:style-name="ce30"/>
          <table:table-cell table:style-name="ce39" office:value-type="float" office:value="0.056821" calcext:value-type="float">
            <text:p>0,056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2.txt</text:p>
          </table:table-cell>
          <table:table-cell table:style-name="ce67" table:formula="of:=MIN([.C14];[.E14];[.G14];[.I14];[.K14])" office:value-type="float" office:value="18595.5" calcext:value-type="float">
            <text:p>18595,5</text:p>
          </table:table-cell>
          <table:table-cell table:style-name="ce68" office:value-type="float" office:value="18595.5" calcext:value-type="float">
            <text:p>18595,5</text:p>
          </table:table-cell>
          <table:table-cell table:style-name="ce9" office:value-type="float" office:value="736.25" calcext:value-type="float">
            <text:p>736,3</text:p>
          </table:table-cell>
          <table:table-cell table:style-name="ce72" office:value-type="float" office:value="18595.5" calcext:value-type="float">
            <text:p>18595,5</text:p>
          </table:table-cell>
          <table:table-cell table:style-name="ce9" office:value-type="float" office:value="59.91" calcext:value-type="float">
            <text:p>59,9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18595.5" calcext:value-type="float">
            <text:p>18595,5</text:p>
          </table:table-cell>
          <table:table-cell table:style-name="ce16" office:value-type="float" office:value="1.529" calcext:value-type="float">
            <text:p>1,5</text:p>
          </table:table-cell>
          <table:table-cell table:style-name="ce76" office:value-type="float" office:value="18653.5" calcext:value-type="float">
            <text:p>18653,5</text:p>
          </table:table-cell>
          <table:table-cell table:style-name="ce22" table:formula="of:=([.M14]-[.B14])/[.B14]" office:value-type="percentage" office:value="0.0031190341749348" calcext:value-type="percentage">
            <text:p>0,312%</text:p>
          </table:table-cell>
          <table:table-cell table:style-name="ce26"/>
          <table:table-cell table:style-name="ce29"/>
          <table:table-cell table:style-name="ce38" office:value-type="float" office:value="0.05757" calcext:value-type="float">
            <text:p>0,057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3.txt</text:p>
          </table:table-cell>
          <table:table-cell table:style-name="ce67" table:formula="of:=MIN([.C15];[.E15];[.G15];[.I15];[.K15])" office:value-type="float" office:value="12114" calcext:value-type="float">
            <text:p>12114</text:p>
          </table:table-cell>
          <table:table-cell table:style-name="ce69" office:value-type="float" office:value="12114" calcext:value-type="float">
            <text:p>12114,0</text:p>
          </table:table-cell>
          <table:table-cell table:style-name="ce10" office:value-type="float" office:value="677.39" calcext:value-type="float">
            <text:p>677,4</text:p>
          </table:table-cell>
          <table:table-cell table:style-name="ce73" office:value-type="float" office:value="12114" calcext:value-type="float">
            <text:p>12114,0</text:p>
          </table:table-cell>
          <table:table-cell table:style-name="ce10" office:value-type="float" office:value="63.42" calcext:value-type="float">
            <text:p>63,4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12114" calcext:value-type="float">
            <text:p>12114,0</text:p>
          </table:table-cell>
          <table:table-cell table:style-name="ce17" office:value-type="float" office:value="1.525" calcext:value-type="float">
            <text:p>1,5</text:p>
          </table:table-cell>
          <table:table-cell table:style-name="ce77" office:value-type="float" office:value="12169" calcext:value-type="float">
            <text:p>12169,0</text:p>
          </table:table-cell>
          <table:table-cell table:style-name="ce23" table:formula="of:=([.M15]-[.B15])/[.B15]" office:value-type="percentage" office:value="0.00454020141984481" calcext:value-type="percentage">
            <text:p>0,454%</text:p>
          </table:table-cell>
          <table:table-cell table:style-name="ce28"/>
          <table:table-cell table:style-name="ce30"/>
          <table:table-cell table:style-name="ce39" office:value-type="float" office:value="0.058126" calcext:value-type="float">
            <text:p>0,058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4.txt</text:p>
          </table:table-cell>
          <table:table-cell table:style-name="ce67" table:formula="of:=MIN([.C16];[.E16];[.G16];[.I16];[.K16])" office:value-type="float" office:value="24192.5" calcext:value-type="float">
            <text:p>24192,5</text:p>
          </table:table-cell>
          <table:table-cell table:style-name="ce68" office:value-type="float" office:value="24192.5" calcext:value-type="float">
            <text:p>24192,5</text:p>
          </table:table-cell>
          <table:table-cell table:style-name="ce9" office:value-type="float" office:value="742.12" calcext:value-type="float">
            <text:p>742,1</text:p>
          </table:table-cell>
          <table:table-cell table:style-name="ce72" office:value-type="float" office:value="24192.5" calcext:value-type="float">
            <text:p>24192,5</text:p>
          </table:table-cell>
          <table:table-cell table:style-name="ce9" office:value-type="float" office:value="56.2" calcext:value-type="float">
            <text:p>56,2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24192.5" calcext:value-type="float">
            <text:p>24192,5</text:p>
          </table:table-cell>
          <table:table-cell table:style-name="ce16" office:value-type="float" office:value="1.56" calcext:value-type="float">
            <text:p>1,6</text:p>
          </table:table-cell>
          <table:table-cell table:style-name="ce76" office:value-type="float" office:value="24247.5" calcext:value-type="float">
            <text:p>24247,5</text:p>
          </table:table-cell>
          <table:table-cell table:style-name="ce22" table:formula="of:=([.M16]-[.B16])/[.B16]" office:value-type="percentage" office:value="0.00227343184871344" calcext:value-type="percentage">
            <text:p>0,227%</text:p>
          </table:table-cell>
          <table:table-cell table:style-name="ce26"/>
          <table:table-cell table:style-name="ce29"/>
          <table:table-cell table:style-name="ce38" office:value-type="float" office:value="0.056699" calcext:value-type="float">
            <text:p>0,056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5.txt</text:p>
          </table:table-cell>
          <table:table-cell table:style-name="ce67" table:formula="of:=MIN([.C17];[.E17];[.G17];[.I17];[.K17])" office:value-type="float" office:value="7819" calcext:value-type="float">
            <text:p>7819</text:p>
          </table:table-cell>
          <table:table-cell table:style-name="ce69" office:value-type="float" office:value="7819" calcext:value-type="float">
            <text:p>7819,0</text:p>
          </table:table-cell>
          <table:table-cell table:style-name="ce10" office:value-type="float" office:value="719.97" calcext:value-type="float">
            <text:p>720,0</text:p>
          </table:table-cell>
          <table:table-cell table:style-name="ce73" office:value-type="float" office:value="7819" calcext:value-type="float">
            <text:p>7819,0</text:p>
          </table:table-cell>
          <table:table-cell table:style-name="ce10" office:value-type="float" office:value="53.14" calcext:value-type="float">
            <text:p>53,1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7819" calcext:value-type="float">
            <text:p>7819,0</text:p>
          </table:table-cell>
          <table:table-cell table:style-name="ce17" office:value-type="float" office:value="1.428" calcext:value-type="float">
            <text:p>1,4</text:p>
          </table:table-cell>
          <table:table-cell table:style-name="ce77" office:value-type="float" office:value="7902" calcext:value-type="float">
            <text:p>7902,0</text:p>
          </table:table-cell>
          <table:table-cell table:style-name="ce23" table:formula="of:=([.M17]-[.B17])/[.B17]" office:value-type="percentage" office:value="0.0106151681800742" calcext:value-type="percentage">
            <text:p>1,062%</text:p>
          </table:table-cell>
          <table:table-cell table:style-name="ce28"/>
          <table:table-cell table:style-name="ce30"/>
          <table:table-cell table:style-name="ce39" office:value-type="float" office:value="0.056204" calcext:value-type="float">
            <text:p>0,056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1.txt</text:p>
          </table:table-cell>
          <table:table-cell table:style-name="ce67" table:formula="of:=MIN([.C18];[.E18];[.G18];[.I18];[.K18])" office:value-type="float" office:value="4115" calcext:value-type="float">
            <text:p>4115</text:p>
          </table:table-cell>
          <table:table-cell table:style-name="ce68" office:value-type="float" office:value="4115" calcext:value-type="float">
            <text:p>4115,0</text:p>
          </table:table-cell>
          <table:table-cell table:style-name="ce9" office:value-type="float" office:value="1506.69" calcext:value-type="float">
            <text:p>1506,7</text:p>
          </table:table-cell>
          <table:table-cell table:style-name="ce72" office:value-type="float" office:value="4115" calcext:value-type="float">
            <text:p>4115,0</text:p>
          </table:table-cell>
          <table:table-cell table:style-name="ce9" office:value-type="float" office:value="118.68" calcext:value-type="float">
            <text:p>118,7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4115" calcext:value-type="float">
            <text:p>4115,0</text:p>
          </table:table-cell>
          <table:table-cell table:style-name="ce16" office:value-type="float" office:value="1.969" calcext:value-type="float">
            <text:p>2,0</text:p>
          </table:table-cell>
          <table:table-cell table:style-name="ce76" office:value-type="float" office:value="4121" calcext:value-type="float">
            <text:p>4121,0</text:p>
          </table:table-cell>
          <table:table-cell table:style-name="ce22" table:formula="of:=([.M18]-[.B18])/[.B18]" office:value-type="percentage" office:value="0.00145808019441069" calcext:value-type="percentage">
            <text:p>0,146%</text:p>
          </table:table-cell>
          <table:table-cell table:style-name="ce26"/>
          <table:table-cell table:style-name="ce29"/>
          <table:table-cell table:style-name="ce38" office:value-type="float" office:value="0.06914" calcext:value-type="float">
            <text:p>0,069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2.txt</text:p>
          </table:table-cell>
          <table:table-cell table:style-name="ce67" table:formula="of:=MIN([.C19];[.E19];[.G19];[.I19];[.K19])" office:value-type="float" office:value="10779.5" calcext:value-type="float">
            <text:p>10779,5</text:p>
          </table:table-cell>
          <table:table-cell table:style-name="ce69" office:value-type="float" office:value="10779.5" calcext:value-type="float">
            <text:p>10779,5</text:p>
          </table:table-cell>
          <table:table-cell table:style-name="ce10" office:value-type="float" office:value="1565.07" calcext:value-type="float">
            <text:p>1565,1</text:p>
          </table:table-cell>
          <table:table-cell table:style-name="ce73" office:value-type="float" office:value="10779.5" calcext:value-type="float">
            <text:p>10779,5</text:p>
          </table:table-cell>
          <table:table-cell table:style-name="ce10" office:value-type="float" office:value="150.06" calcext:value-type="float">
            <text:p>150,1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10779.5" calcext:value-type="float">
            <text:p>10779,5</text:p>
          </table:table-cell>
          <table:table-cell table:style-name="ce17" office:value-type="float" office:value="1.94" calcext:value-type="float">
            <text:p>1,9</text:p>
          </table:table-cell>
          <table:table-cell table:style-name="ce77" office:value-type="float" office:value="10824.5" calcext:value-type="float">
            <text:p>10824,5</text:p>
          </table:table-cell>
          <table:table-cell table:style-name="ce23" table:formula="of:=([.M19]-[.B19])/[.B19]" office:value-type="percentage" office:value="0.00417459065819379" calcext:value-type="percentage">
            <text:p>0,417%</text:p>
          </table:table-cell>
          <table:table-cell table:style-name="ce28"/>
          <table:table-cell table:style-name="ce30"/>
          <table:table-cell table:style-name="ce39" office:value-type="float" office:value="0.066679" calcext:value-type="float">
            <text:p>0,066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3.txt</text:p>
          </table:table-cell>
          <table:table-cell table:style-name="ce67" table:formula="of:=MIN([.C20];[.E20];[.G20];[.I20];[.K20])" office:value-type="float" office:value="22702" calcext:value-type="float">
            <text:p>22702</text:p>
          </table:table-cell>
          <table:table-cell table:style-name="ce68" office:value-type="float" office:value="22702" calcext:value-type="float">
            <text:p>22702,0</text:p>
          </table:table-cell>
          <table:table-cell table:style-name="ce9" office:value-type="float" office:value="1611.19" calcext:value-type="float">
            <text:p>1611,2</text:p>
          </table:table-cell>
          <table:table-cell table:style-name="ce72" office:value-type="float" office:value="22702" calcext:value-type="float">
            <text:p>22702,0</text:p>
          </table:table-cell>
          <table:table-cell table:style-name="ce9" office:value-type="float" office:value="163.1" calcext:value-type="float">
            <text:p>163,1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22702" calcext:value-type="float">
            <text:p>22702,0</text:p>
          </table:table-cell>
          <table:table-cell table:style-name="ce16" office:value-type="float" office:value="2.118" calcext:value-type="float">
            <text:p>2,1</text:p>
          </table:table-cell>
          <table:table-cell table:style-name="ce76" office:value-type="float" office:value="22752" calcext:value-type="float">
            <text:p>22752,0</text:p>
          </table:table-cell>
          <table:table-cell table:style-name="ce22" table:formula="of:=([.M20]-[.B20])/[.B20]" office:value-type="percentage" office:value="0.00220244912342525" calcext:value-type="percentage">
            <text:p>0,220%</text:p>
          </table:table-cell>
          <table:table-cell table:style-name="ce26"/>
          <table:table-cell table:style-name="ce29"/>
          <table:table-cell table:style-name="ce38" office:value-type="float" office:value="0.067086" calcext:value-type="float">
            <text:p>0,067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4.txt</text:p>
          </table:table-cell>
          <table:table-cell table:style-name="ce67" table:formula="of:=MIN([.C21];[.E21];[.G21];[.I21];[.K21])" office:value-type="float" office:value="28401.5" calcext:value-type="float">
            <text:p>28401,5</text:p>
          </table:table-cell>
          <table:table-cell table:style-name="ce69" office:value-type="float" office:value="28401.5" calcext:value-type="float">
            <text:p>28401,5</text:p>
          </table:table-cell>
          <table:table-cell table:style-name="ce10" office:value-type="float" office:value="1628" calcext:value-type="float">
            <text:p>1628,0</text:p>
          </table:table-cell>
          <table:table-cell table:style-name="ce73" office:value-type="float" office:value="28401.5" calcext:value-type="float">
            <text:p>28401,5</text:p>
          </table:table-cell>
          <table:table-cell table:style-name="ce10" office:value-type="float" office:value="189.2" calcext:value-type="float">
            <text:p>189,2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28401.5" calcext:value-type="float">
            <text:p>28401,5</text:p>
          </table:table-cell>
          <table:table-cell table:style-name="ce17" office:value-type="float" office:value="2.257" calcext:value-type="float">
            <text:p>2,3</text:p>
          </table:table-cell>
          <table:table-cell table:style-name="ce77" office:value-type="float" office:value="28531.5" calcext:value-type="float">
            <text:p>28531,5</text:p>
          </table:table-cell>
          <table:table-cell table:style-name="ce23" table:formula="of:=([.M21]-[.B21])/[.B21]" office:value-type="percentage" office:value="0.00457722303399468" calcext:value-type="percentage">
            <text:p>0,458%</text:p>
          </table:table-cell>
          <table:table-cell table:style-name="ce28"/>
          <table:table-cell table:style-name="ce30"/>
          <table:table-cell table:style-name="ce39" office:value-type="float" office:value="0.070149" calcext:value-type="float">
            <text:p>0,070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5.txt</text:p>
          </table:table-cell>
          <table:table-cell table:style-name="ce67" table:formula="of:=MIN([.C22];[.E22];[.G22];[.I22];[.K22])" office:value-type="float" office:value="57400" calcext:value-type="float">
            <text:p>57400</text:p>
          </table:table-cell>
          <table:table-cell table:style-name="ce68" office:value-type="float" office:value="57400" calcext:value-type="float">
            <text:p>57400,0</text:p>
          </table:table-cell>
          <table:table-cell table:style-name="ce9" office:value-type="float" office:value="1672.68" calcext:value-type="float">
            <text:p>1672,7</text:p>
          </table:table-cell>
          <table:table-cell table:style-name="ce72" office:value-type="float" office:value="57400" calcext:value-type="float">
            <text:p>57400,0</text:p>
          </table:table-cell>
          <table:table-cell table:style-name="ce9" office:value-type="float" office:value="188.97" calcext:value-type="float">
            <text:p>189,0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57400" calcext:value-type="float">
            <text:p>57400,0</text:p>
          </table:table-cell>
          <table:table-cell table:style-name="ce16" office:value-type="float" office:value="2.273" calcext:value-type="float">
            <text:p>2,3</text:p>
          </table:table-cell>
          <table:table-cell table:style-name="ce76" office:value-type="float" office:value="57846" calcext:value-type="float">
            <text:p>57846,0</text:p>
          </table:table-cell>
          <table:table-cell table:style-name="ce22" table:formula="of:=([.M22]-[.B22])/[.B22]" office:value-type="percentage" office:value="0.00777003484320557" calcext:value-type="percentage">
            <text:p>0,777%</text:p>
          </table:table-cell>
          <table:table-cell table:style-name="ce26"/>
          <table:table-cell table:style-name="ce29"/>
          <table:table-cell table:style-name="ce38" office:value-type="float" office:value="0.068002" calcext:value-type="float">
            <text:p>0,068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1.txt (33)</text:p>
          </table:table-cell>
          <table:table-cell table:style-name="ce67" table:formula="of:=MIN([.C23];[.E23];[.G23];[.I23];[.K23])" office:value-type="float" office:value="30282.5" calcext:value-type="float">
            <text:p>30282,5</text:p>
          </table:table-cell>
          <table:table-cell table:style-name="ce69" office:value-type="float" office:value="30282.5" calcext:value-type="float">
            <text:p>30282,5</text:p>
          </table:table-cell>
          <table:table-cell table:style-name="ce10" office:value-type="float" office:value="2287.84" calcext:value-type="float">
            <text:p>2287,8</text:p>
          </table:table-cell>
          <table:table-cell table:style-name="ce73" office:value-type="float" office:value="30282.5" calcext:value-type="float">
            <text:p>30282,5</text:p>
          </table:table-cell>
          <table:table-cell table:style-name="ce10" office:value-type="float" office:value="285.32" calcext:value-type="float">
            <text:p>285,3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/>
          <table:table-cell table:style-name="ce73" office:value-type="float" office:value="30282.5" calcext:value-type="float">
            <text:p>30282,5</text:p>
          </table:table-cell>
          <table:table-cell table:style-name="ce17" office:value-type="float" office:value="2.873" calcext:value-type="float">
            <text:p>2,9</text:p>
          </table:table-cell>
          <table:table-cell table:style-name="ce77" office:value-type="float" office:value="30338.5" calcext:value-type="float">
            <text:p>30338,5</text:p>
          </table:table-cell>
          <table:table-cell table:style-name="ce23" table:formula="of:=([.M23]-[.B23])/[.B23]" office:value-type="percentage" office:value="0.00184925286881862" calcext:value-type="percentage">
            <text:p>0,185%</text:p>
          </table:table-cell>
          <table:table-cell table:style-name="ce28"/>
          <table:table-cell table:style-name="ce30"/>
          <table:table-cell table:style-name="ce39" office:value-type="float" office:value="0.07503" calcext:value-type="float">
            <text:p>0,075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2.txt (33)</text:p>
          </table:table-cell>
          <table:table-cell table:style-name="ce67" table:formula="of:=MIN([.C24];[.E24];[.G24];[.I24];[.K24])" office:value-type="float" office:value="33974" calcext:value-type="float">
            <text:p>33974</text:p>
          </table:table-cell>
          <table:table-cell table:style-name="ce68" office:value-type="float" office:value="33974" calcext:value-type="float">
            <text:p>33974,0</text:p>
          </table:table-cell>
          <table:table-cell table:style-name="ce9" office:value-type="float" office:value="22349.55" calcext:value-type="float">
            <text:p>22349,6</text:p>
          </table:table-cell>
          <table:table-cell table:style-name="ce72" office:value-type="float" office:value="33978" calcext:value-type="float">
            <text:p>33978,0</text:p>
          </table:table-cell>
          <table:table-cell table:style-name="ce9" office:value-type="float" office:value="221.66" calcext:value-type="float">
            <text:p>221,7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33974" calcext:value-type="float">
            <text:p>33974,0</text:p>
          </table:table-cell>
          <table:table-cell table:style-name="ce16" office:value-type="float" office:value="3.155" calcext:value-type="float">
            <text:p>3,2</text:p>
          </table:table-cell>
          <table:table-cell table:style-name="ce76" office:value-type="float" office:value="34066" calcext:value-type="float">
            <text:p>34066,0</text:p>
          </table:table-cell>
          <table:table-cell table:style-name="ce22" table:formula="of:=([.M24]-[.B24])/[.B24]" office:value-type="percentage" office:value="0.00270795314063696" calcext:value-type="percentage">
            <text:p>0,271%</text:p>
          </table:table-cell>
          <table:table-cell table:style-name="ce26"/>
          <table:table-cell table:style-name="ce29"/>
          <table:table-cell table:style-name="ce38" office:value-type="float" office:value="0.076785" calcext:value-type="float">
            <text:p>0,076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3.txt (33)</text:p>
          </table:table-cell>
          <table:table-cell table:style-name="ce67" table:formula="of:=MIN([.C25];[.E25];[.G25];[.I25];[.K25])" office:value-type="float" office:value="35052.5" calcext:value-type="float">
            <text:p>35052,5</text:p>
          </table:table-cell>
          <table:table-cell table:style-name="ce69" office:value-type="float" office:value="35065.5" calcext:value-type="float">
            <text:p>35065,5</text:p>
          </table:table-cell>
          <table:table-cell table:style-name="ce10" office:value-type="float" office:value="2330.13" calcext:value-type="float">
            <text:p>2330,1</text:p>
          </table:table-cell>
          <table:table-cell table:style-name="ce73" office:value-type="float" office:value="35060.5" calcext:value-type="float">
            <text:p>35060,5</text:p>
          </table:table-cell>
          <table:table-cell table:style-name="ce10" office:value-type="float" office:value="322.39" calcext:value-type="float">
            <text:p>322,4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35052.5" calcext:value-type="float">
            <text:p>35052,5</text:p>
          </table:table-cell>
          <table:table-cell table:style-name="ce17" office:value-type="float" office:value="3.121" calcext:value-type="float">
            <text:p>3,1</text:p>
          </table:table-cell>
          <table:table-cell table:style-name="ce77" office:value-type="float" office:value="35307.5" calcext:value-type="float">
            <text:p>35307,5</text:p>
          </table:table-cell>
          <table:table-cell table:style-name="ce23" table:formula="of:=([.M25]-[.B25])/[.B25]" office:value-type="percentage" office:value="0.0072748020825904" calcext:value-type="percentage">
            <text:p>0,727%</text:p>
          </table:table-cell>
          <table:table-cell table:style-name="ce28"/>
          <table:table-cell table:style-name="ce30"/>
          <table:table-cell table:style-name="ce39" office:value-type="float" office:value="0.075798" calcext:value-type="float">
            <text:p>0,075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4.txt (35)</text:p>
          </table:table-cell>
          <table:table-cell table:style-name="ce67" table:formula="of:=MIN([.C26];[.E26];[.G26];[.I26];[.K26])" office:value-type="float" office:value="34666.5" calcext:value-type="float">
            <text:p>34666,5</text:p>
          </table:table-cell>
          <table:table-cell table:style-name="ce68" office:value-type="float" office:value="34671.5" calcext:value-type="float">
            <text:p>34671,5</text:p>
          </table:table-cell>
          <table:table-cell table:style-name="ce9" office:value-type="float" office:value="2967.47" calcext:value-type="float">
            <text:p>2967,5</text:p>
          </table:table-cell>
          <table:table-cell table:style-name="ce72" office:value-type="float" office:value="34673.5" calcext:value-type="float">
            <text:p>34673,5</text:p>
          </table:table-cell>
          <table:table-cell table:style-name="ce9" office:value-type="float" office:value="478.29" calcext:value-type="float">
            <text:p>478,3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34666.5" calcext:value-type="float">
            <text:p>34666,5</text:p>
          </table:table-cell>
          <table:table-cell table:style-name="ce16" office:value-type="float" office:value="3.572" calcext:value-type="float">
            <text:p>3,6</text:p>
          </table:table-cell>
          <table:table-cell table:style-name="ce76" office:value-type="float" office:value="34858.5" calcext:value-type="float">
            <text:p>34858,5</text:p>
          </table:table-cell>
          <table:table-cell table:style-name="ce22" table:formula="of:=([.M26]-[.B26])/[.B26]" office:value-type="percentage" office:value="0.00553848816580849" calcext:value-type="percentage">
            <text:p>0,554%</text:p>
          </table:table-cell>
          <table:table-cell table:style-name="ce26"/>
          <table:table-cell table:style-name="ce29"/>
          <table:table-cell table:style-name="ce38" office:value-type="float" office:value="0.080276" calcext:value-type="float">
            <text:p>0,080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5.txt (35)</text:p>
          </table:table-cell>
          <table:table-cell table:style-name="ce67" table:formula="of:=MIN([.C27];[.E27];[.G27];[.I27];[.K27])" office:value-type="float" office:value="30771" calcext:value-type="float">
            <text:p>30771</text:p>
          </table:table-cell>
          <table:table-cell table:style-name="ce69" office:value-type="float" office:value="30803" calcext:value-type="float">
            <text:p>30803,0</text:p>
          </table:table-cell>
          <table:table-cell table:style-name="ce10" office:value-type="float" office:value="2801.7" calcext:value-type="float">
            <text:p>2801,7</text:p>
          </table:table-cell>
          <table:table-cell table:style-name="ce73" office:value-type="float" office:value="30781" calcext:value-type="float">
            <text:p>30781,0</text:p>
          </table:table-cell>
          <table:table-cell table:style-name="ce10" office:value-type="float" office:value="390.76" calcext:value-type="float">
            <text:p>390,8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30771" calcext:value-type="float">
            <text:p>30771,0</text:p>
          </table:table-cell>
          <table:table-cell table:style-name="ce17" office:value-type="float" office:value="3.298" calcext:value-type="float">
            <text:p>3,3</text:p>
          </table:table-cell>
          <table:table-cell table:style-name="ce77" office:value-type="float" office:value="30934" calcext:value-type="float">
            <text:p>30934,0</text:p>
          </table:table-cell>
          <table:table-cell table:style-name="ce23" table:formula="of:=([.M27]-[.B27])/[.B27]" office:value-type="percentage" office:value="0.00529719541126385" calcext:value-type="percentage">
            <text:p>0,530%</text:p>
          </table:table-cell>
          <table:table-cell table:style-name="ce28"/>
          <table:table-cell table:style-name="ce30"/>
          <table:table-cell table:style-name="ce39" office:value-type="float" office:value="0.079765" calcext:value-type="float">
            <text:p>0,079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6.txt (35)</text:p>
          </table:table-cell>
          <table:table-cell table:style-name="ce67" table:formula="of:=MIN([.C28];[.E28];[.G28];[.I28];[.K28])" office:value-type="float" office:value="34424.5" calcext:value-type="float">
            <text:p>34424,5</text:p>
          </table:table-cell>
          <table:table-cell table:style-name="ce68" office:value-type="float" office:value="34425.5" calcext:value-type="float">
            <text:p>34425,5</text:p>
          </table:table-cell>
          <table:table-cell table:style-name="ce9" office:value-type="float" office:value="3010.98" calcext:value-type="float">
            <text:p>3011,0</text:p>
          </table:table-cell>
          <table:table-cell table:style-name="ce72" office:value-type="float" office:value="34424.5" calcext:value-type="float">
            <text:p>34424,5</text:p>
          </table:table-cell>
          <table:table-cell table:style-name="ce9" office:value-type="float" office:value="446.38" calcext:value-type="float">
            <text:p>446,4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34424.5" calcext:value-type="float">
            <text:p>34424,5</text:p>
          </table:table-cell>
          <table:table-cell table:style-name="ce16" office:value-type="float" office:value="3.377" calcext:value-type="float">
            <text:p>3,4</text:p>
          </table:table-cell>
          <table:table-cell table:style-name="ce76" office:value-type="float" office:value="34485.5" calcext:value-type="float">
            <text:p>34485,5</text:p>
          </table:table-cell>
          <table:table-cell table:style-name="ce22" table:formula="of:=([.M28]-[.B28])/[.B28]" office:value-type="percentage" office:value="0.00177199378349722" calcext:value-type="percentage">
            <text:p>0,177%</text:p>
          </table:table-cell>
          <table:table-cell table:style-name="ce26"/>
          <table:table-cell table:style-name="ce29"/>
          <table:table-cell table:style-name="ce38" office:value-type="float" office:value="0.080985" calcext:value-type="float">
            <text:p>0,081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1.txt</text:p>
          </table:table-cell>
          <table:table-cell table:style-name="ce67" table:formula="of:=MIN([.C29];[.E29];[.G29];[.I29];[.K29])" office:value-type="float" office:value="4966" calcext:value-type="float">
            <text:p>4966</text:p>
          </table:table-cell>
          <table:table-cell table:style-name="ce69" office:value-type="float" office:value="4966" calcext:value-type="float">
            <text:p>4966,0</text:p>
          </table:table-cell>
          <table:table-cell table:style-name="ce10" office:value-type="float" office:value="3475.61" calcext:value-type="float">
            <text:p>3475,6</text:p>
          </table:table-cell>
          <table:table-cell table:style-name="ce73" office:value-type="float" office:value="4966" calcext:value-type="float">
            <text:p>4966,0</text:p>
          </table:table-cell>
          <table:table-cell table:style-name="ce10" office:value-type="float" office:value="423.74" calcext:value-type="float">
            <text:p>423,7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4966" calcext:value-type="float">
            <text:p>4966,0</text:p>
          </table:table-cell>
          <table:table-cell table:style-name="ce17" office:value-type="float" office:value="2.805" calcext:value-type="float">
            <text:p>2,8</text:p>
          </table:table-cell>
          <table:table-cell table:style-name="ce77" office:value-type="float" office:value="5208" calcext:value-type="float">
            <text:p>5208,0</text:p>
          </table:table-cell>
          <table:table-cell table:style-name="ce23" table:formula="of:=([.M29]-[.B29])/[.B29]" office:value-type="percentage" office:value="0.0487313733387032" calcext:value-type="percentage">
            <text:p>4,873%</text:p>
          </table:table-cell>
          <table:table-cell table:style-name="ce28"/>
          <table:table-cell table:style-name="ce30"/>
          <table:table-cell table:style-name="ce39" office:value-type="float" office:value="0.082445" calcext:value-type="float">
            <text:p>0,082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2.txt</text:p>
          </table:table-cell>
          <table:table-cell table:style-name="ce67" table:formula="of:=MIN([.C30];[.E30];[.G30];[.I30];[.K30])" office:value-type="float" office:value="87390" calcext:value-type="float">
            <text:p>87390</text:p>
          </table:table-cell>
          <table:table-cell table:style-name="ce68" office:value-type="float" office:value="88262" calcext:value-type="float">
            <text:p>88262,0</text:p>
          </table:table-cell>
          <table:table-cell table:style-name="ce9" office:value-type="float" office:value="3237.71" calcext:value-type="float">
            <text:p>3237,7</text:p>
          </table:table-cell>
          <table:table-cell table:style-name="ce72" office:value-type="float" office:value="87489" calcext:value-type="float">
            <text:p>87489,0</text:p>
          </table:table-cell>
          <table:table-cell table:style-name="ce9" office:value-type="float" office:value="721.35" calcext:value-type="float">
            <text:p>721,4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87390" calcext:value-type="float">
            <text:p>87390,0</text:p>
          </table:table-cell>
          <table:table-cell table:style-name="ce16" office:value-type="float" office:value="4.329" calcext:value-type="float">
            <text:p>4,3</text:p>
          </table:table-cell>
          <table:table-cell table:style-name="ce76" office:value-type="float" office:value="88952" calcext:value-type="float">
            <text:p>88952,0</text:p>
          </table:table-cell>
          <table:table-cell table:style-name="ce22" table:formula="of:=([.M30]-[.B30])/[.B30]" office:value-type="percentage" office:value="0.0178738986154022" calcext:value-type="percentage">
            <text:p>1,787%</text:p>
          </table:table-cell>
          <table:table-cell table:style-name="ce26"/>
          <table:table-cell table:style-name="ce29"/>
          <table:table-cell table:style-name="ce38" office:value-type="float" office:value="0.083494" calcext:value-type="float">
            <text:p>0,083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3.txt</text:p>
          </table:table-cell>
          <table:table-cell table:style-name="ce67" table:formula="of:=MIN([.C31];[.E31];[.G31];[.I31];[.K31])" office:value-type="float" office:value="50084.5" calcext:value-type="float">
            <text:p>50084,5</text:p>
          </table:table-cell>
          <table:table-cell table:style-name="ce69" office:value-type="float" office:value="50696.5" calcext:value-type="float">
            <text:p>50696,5</text:p>
          </table:table-cell>
          <table:table-cell table:style-name="ce10" office:value-type="float" office:value="3279.4" calcext:value-type="float">
            <text:p>3279,4</text:p>
          </table:table-cell>
          <table:table-cell table:style-name="ce73" office:value-type="float" office:value="50127.5" calcext:value-type="float">
            <text:p>50127,5</text:p>
          </table:table-cell>
          <table:table-cell table:style-name="ce10" office:value-type="float" office:value="674.71" calcext:value-type="float">
            <text:p>674,7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50084.5" calcext:value-type="float">
            <text:p>50084,5</text:p>
          </table:table-cell>
          <table:table-cell table:style-name="ce17" office:value-type="float" office:value="3.97" calcext:value-type="float">
            <text:p>4,0</text:p>
          </table:table-cell>
          <table:table-cell table:style-name="ce77" office:value-type="float" office:value="52119.5" calcext:value-type="float">
            <text:p>52119,5</text:p>
          </table:table-cell>
          <table:table-cell table:style-name="ce23" table:formula="of:=([.M31]-[.B31])/[.B31]" office:value-type="percentage" office:value="0.0406313330471503" calcext:value-type="percentage">
            <text:p>4,063%</text:p>
          </table:table-cell>
          <table:table-cell table:style-name="ce28"/>
          <table:table-cell table:style-name="ce30"/>
          <table:table-cell table:style-name="ce39" office:value-type="float" office:value="0.082943" calcext:value-type="float">
            <text:p>0,082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4.txt</text:p>
          </table:table-cell>
          <table:table-cell table:style-name="ce67" table:formula="of:=MIN([.C32];[.E32];[.G32];[.I32];[.K32])" office:value-type="float" office:value="46737.5" calcext:value-type="float">
            <text:p>46737,5</text:p>
          </table:table-cell>
          <table:table-cell table:style-name="ce68" office:value-type="float" office:value="46890.5" calcext:value-type="float">
            <text:p>46890,5</text:p>
          </table:table-cell>
          <table:table-cell table:style-name="ce9" office:value-type="float" office:value="4336.11" calcext:value-type="float">
            <text:p>4336,1</text:p>
          </table:table-cell>
          <table:table-cell table:style-name="ce72" office:value-type="float" office:value="46824.5" calcext:value-type="float">
            <text:p>46824,5</text:p>
          </table:table-cell>
          <table:table-cell table:style-name="ce9" office:value-type="float" office:value="504.18" calcext:value-type="float">
            <text:p>504,2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46737.5" calcext:value-type="float">
            <text:p>46737,5</text:p>
          </table:table-cell>
          <table:table-cell table:style-name="ce16" office:value-type="float" office:value="4.191" calcext:value-type="float">
            <text:p>4,2</text:p>
          </table:table-cell>
          <table:table-cell table:style-name="ce76" office:value-type="float" office:value="48558.5" calcext:value-type="float">
            <text:p>48558,5</text:p>
          </table:table-cell>
          <table:table-cell table:style-name="ce22" table:formula="of:=([.M32]-[.B32])/[.B32]" office:value-type="percentage" office:value="0.0389622893821877" calcext:value-type="percentage">
            <text:p>3,896%</text:p>
          </table:table-cell>
          <table:table-cell table:style-name="ce26"/>
          <table:table-cell table:style-name="ce29"/>
          <table:table-cell table:style-name="ce38" office:value-type="float" office:value="0.083709" calcext:value-type="float">
            <text:p>0,083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5.txt</text:p>
          </table:table-cell>
          <table:table-cell table:style-name="ce67" table:formula="of:=MIN([.C33];[.E33];[.G33];[.I33];[.K33])" office:value-type="float" office:value="44488.5" calcext:value-type="float">
            <text:p>44488,5</text:p>
          </table:table-cell>
          <table:table-cell table:style-name="ce69" office:value-type="float" office:value="44783.5" calcext:value-type="float">
            <text:p>44783,5</text:p>
          </table:table-cell>
          <table:table-cell table:style-name="ce10" office:value-type="float" office:value="3407.52" calcext:value-type="float">
            <text:p>3407,5</text:p>
          </table:table-cell>
          <table:table-cell table:style-name="ce73" office:value-type="float" office:value="44488.5" calcext:value-type="float">
            <text:p>44488,5</text:p>
          </table:table-cell>
          <table:table-cell table:style-name="ce10" office:value-type="float" office:value="593.57" calcext:value-type="float">
            <text:p>593,6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44488.5" calcext:value-type="float">
            <text:p>44488,5</text:p>
          </table:table-cell>
          <table:table-cell table:style-name="ce17" office:value-type="float" office:value="3.955" calcext:value-type="float">
            <text:p>4,0</text:p>
          </table:table-cell>
          <table:table-cell table:style-name="ce77" office:value-type="float" office:value="46083.5" calcext:value-type="float">
            <text:p>46083,5</text:p>
          </table:table-cell>
          <table:table-cell table:style-name="ce23" table:formula="of:=([.M33]-[.B33])/[.B33]" office:value-type="percentage" office:value="0.0358519617429223" calcext:value-type="percentage">
            <text:p>3,585%</text:p>
          </table:table-cell>
          <table:table-cell table:style-name="ce28"/>
          <table:table-cell table:style-name="ce30"/>
          <table:table-cell table:style-name="ce39" office:value-type="float" office:value="0.08288" calcext:value-type="float">
            <text:p>0,082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1.txt</text:p>
          </table:table-cell>
          <table:table-cell table:style-name="ce67" table:formula="of:=MIN([.C34];[.E34];[.G34];[.I34];[.K34])" office:value-type="float" office:value="53722.5" calcext:value-type="float">
            <text:p>53722,5</text:p>
          </table:table-cell>
          <table:table-cell table:style-name="ce68" office:value-type="float" office:value="53763.5" calcext:value-type="float">
            <text:p>53763,5</text:p>
          </table:table-cell>
          <table:table-cell table:style-name="ce9" office:value-type="float" office:value="5597.52" calcext:value-type="float">
            <text:p>5597,5</text:p>
          </table:table-cell>
          <table:table-cell table:style-name="ce72" office:value-type="float" office:value="53722.5" calcext:value-type="float">
            <text:p>53722,5</text:p>
          </table:table-cell>
          <table:table-cell table:style-name="ce9" office:value-type="float" office:value="782.26" calcext:value-type="float">
            <text:p>782,3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53722.5" calcext:value-type="float">
            <text:p>53722,5</text:p>
          </table:table-cell>
          <table:table-cell table:style-name="ce16" office:value-type="float" office:value="5.192" calcext:value-type="float">
            <text:p>5,2</text:p>
          </table:table-cell>
          <table:table-cell table:style-name="ce76" office:value-type="float" office:value="54071.5" calcext:value-type="float">
            <text:p>54071,5</text:p>
          </table:table-cell>
          <table:table-cell table:style-name="ce22" table:formula="of:=([.M34]-[.B34])/[.B34]" office:value-type="percentage" office:value="0.0064963469682163" calcext:value-type="percentage">
            <text:p>0,650%</text:p>
          </table:table-cell>
          <table:table-cell table:style-name="ce26"/>
          <table:table-cell table:style-name="ce29"/>
          <table:table-cell table:style-name="ce38" office:value-type="float" office:value="0.093514" calcext:value-type="float">
            <text:p>0,093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2.txt</text:p>
          </table:table-cell>
          <table:table-cell table:style-name="ce67" table:formula="of:=MIN([.C35];[.E35];[.G35];[.I35];[.K35])" office:value-type="float" office:value="48908" calcext:value-type="float">
            <text:p>48908</text:p>
          </table:table-cell>
          <table:table-cell table:style-name="ce69" office:value-type="float" office:value="48916" calcext:value-type="float">
            <text:p>48916,0</text:p>
          </table:table-cell>
          <table:table-cell table:style-name="ce10" office:value-type="float" office:value="5448.85" calcext:value-type="float">
            <text:p>5448,9</text:p>
          </table:table-cell>
          <table:table-cell table:style-name="ce73" office:value-type="float" office:value="48908" calcext:value-type="float">
            <text:p>48908,0</text:p>
          </table:table-cell>
          <table:table-cell table:style-name="ce10" office:value-type="float" office:value="773.86" calcext:value-type="float">
            <text:p>773,9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48908" calcext:value-type="float">
            <text:p>48908,0</text:p>
          </table:table-cell>
          <table:table-cell table:style-name="ce17" office:value-type="float" office:value="5.556" calcext:value-type="float">
            <text:p>5,6</text:p>
          </table:table-cell>
          <table:table-cell table:style-name="ce77" office:value-type="float" office:value="49097" calcext:value-type="float">
            <text:p>49097,0</text:p>
          </table:table-cell>
          <table:table-cell table:style-name="ce23" table:formula="of:=([.M35]-[.B35])/[.B35]" office:value-type="percentage" office:value="0.00386439846241924" calcext:value-type="percentage">
            <text:p>0,386%</text:p>
          </table:table-cell>
          <table:table-cell table:style-name="ce28"/>
          <table:table-cell table:style-name="ce30"/>
          <table:table-cell table:style-name="ce39" office:value-type="float" office:value="0.093993" calcext:value-type="float">
            <text:p>0,094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3.txt</text:p>
          </table:table-cell>
          <table:table-cell table:style-name="ce67" table:formula="of:=MIN([.C36];[.E36];[.G36];[.I36];[.K36])" office:value-type="float" office:value="39250.5" calcext:value-type="float">
            <text:p>39250,5</text:p>
          </table:table-cell>
          <table:table-cell table:style-name="ce68" office:value-type="float" office:value="39259.5" calcext:value-type="float">
            <text:p>39259,5</text:p>
          </table:table-cell>
          <table:table-cell table:style-name="ce9" office:value-type="float" office:value="5330.11" calcext:value-type="float">
            <text:p>5330,1</text:p>
          </table:table-cell>
          <table:table-cell table:style-name="ce72" office:value-type="float" office:value="39255.5" calcext:value-type="float">
            <text:p>39255,5</text:p>
          </table:table-cell>
          <table:table-cell table:style-name="ce9" office:value-type="float" office:value="761.12" calcext:value-type="float">
            <text:p>761,1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39250.5" calcext:value-type="float">
            <text:p>39250,5</text:p>
          </table:table-cell>
          <table:table-cell table:style-name="ce16" office:value-type="float" office:value="5.445" calcext:value-type="float">
            <text:p>5,4</text:p>
          </table:table-cell>
          <table:table-cell table:style-name="ce76" office:value-type="float" office:value="39409.5" calcext:value-type="float">
            <text:p>39409,5</text:p>
          </table:table-cell>
          <table:table-cell table:style-name="ce22" table:formula="of:=([.M36]-[.B36])/[.B36]" office:value-type="percentage" office:value="0.00405090381014255" calcext:value-type="percentage">
            <text:p>0,405%</text:p>
          </table:table-cell>
          <table:table-cell table:style-name="ce26"/>
          <table:table-cell table:style-name="ce29"/>
          <table:table-cell table:style-name="ce38" office:value-type="float" office:value="0.093561" calcext:value-type="float">
            <text:p>0,093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4.txt</text:p>
          </table:table-cell>
          <table:table-cell table:style-name="ce67" table:formula="of:=MIN([.C37];[.E37];[.G37];[.I37];[.K37])" office:value-type="float" office:value="38354" calcext:value-type="float">
            <text:p>38354</text:p>
          </table:table-cell>
          <table:table-cell table:style-name="ce69" office:value-type="float" office:value="38355" calcext:value-type="float">
            <text:p>38355,0</text:p>
          </table:table-cell>
          <table:table-cell table:style-name="ce10" office:value-type="float" office:value="5459.45" calcext:value-type="float">
            <text:p>5459,5</text:p>
          </table:table-cell>
          <table:table-cell table:style-name="ce73" office:value-type="float" office:value="38354" calcext:value-type="float">
            <text:p>38354,0</text:p>
          </table:table-cell>
          <table:table-cell table:style-name="ce10" office:value-type="float" office:value="741.42" calcext:value-type="float">
            <text:p>741,4</text:p>
          </table:table-cell>
          <table:table-cell table:style-name="ce69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73" office:value-type="float" office:value="38354" calcext:value-type="float">
            <text:p>38354,0</text:p>
          </table:table-cell>
          <table:table-cell table:style-name="ce17" office:value-type="float" office:value="5.37" calcext:value-type="float">
            <text:p>5,4</text:p>
          </table:table-cell>
          <table:table-cell table:style-name="ce77" office:value-type="float" office:value="38459" calcext:value-type="float">
            <text:p>38459,0</text:p>
          </table:table-cell>
          <table:table-cell table:style-name="ce23" table:formula="of:=([.M37]-[.B37])/[.B37]" office:value-type="percentage" office:value="0.00273765448193148" calcext:value-type="percentage">
            <text:p>0,274%</text:p>
          </table:table-cell>
          <table:table-cell table:style-name="ce28"/>
          <table:table-cell table:style-name="ce30"/>
          <table:table-cell table:style-name="ce39" office:value-type="float" office:value="0.093538" calcext:value-type="float">
            <text:p>0,093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5.txt</text:p>
          </table:table-cell>
          <table:table-cell table:style-name="ce67" table:formula="of:=MIN([.C38];[.E38];[.G38];[.I38];[.K38])" office:value-type="float" office:value="51496" calcext:value-type="float">
            <text:p>51496</text:p>
          </table:table-cell>
          <table:table-cell table:style-name="ce68" office:value-type="float" office:value="51523" calcext:value-type="float">
            <text:p>51523,0</text:p>
          </table:table-cell>
          <table:table-cell table:style-name="ce9" office:value-type="float" office:value="5585.37" calcext:value-type="float">
            <text:p>5585,4</text:p>
          </table:table-cell>
          <table:table-cell table:style-name="ce72" office:value-type="float" office:value="51507" calcext:value-type="float">
            <text:p>51507,0</text:p>
          </table:table-cell>
          <table:table-cell table:style-name="ce9" office:value-type="float" office:value="836.96" calcext:value-type="float">
            <text:p>837,0</text:p>
          </table:table-cell>
          <table:table-cell table:style-name="ce68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72" office:value-type="float" office:value="51496" calcext:value-type="float">
            <text:p>51496,0</text:p>
          </table:table-cell>
          <table:table-cell table:style-name="ce16" office:value-type="float" office:value="5.42" calcext:value-type="float">
            <text:p>5,4</text:p>
          </table:table-cell>
          <table:table-cell table:style-name="ce76" office:value-type="float" office:value="51696" calcext:value-type="float">
            <text:p>51696,0</text:p>
          </table:table-cell>
          <table:table-cell table:style-name="ce22" table:formula="of:=([.M38]-[.B38])/[.B38]" office:value-type="percentage" office:value="0.00388379679975144" calcext:value-type="percentage">
            <text:p>0,388%</text:p>
          </table:table-cell>
          <table:table-cell table:style-name="ce26"/>
          <table:table-cell table:style-name="ce29"/>
          <table:table-cell table:style-name="ce38" office:value-type="float" office:value="0.09411" calcext:value-type="float">
            <text:p>0,094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1_n</text:p>
          </table:table-cell>
          <table:table-cell table:style-name="ce67" table:formula="of:=MIN([.C39];[.E39];[.G39];[.I39];[.K39])" office:value-type="float" office:value="12731" calcext:value-type="float">
            <text:p>12731</text:p>
          </table:table-cell>
          <table:table-cell table:style-name="ce69" office:value-type="float" office:value="12731" calcext:value-type="float">
            <text:p>12731,0</text:p>
          </table:table-cell>
          <table:table-cell table:style-name="ce10" office:value-type="float" office:value="7174.64" calcext:value-type="float">
            <text:p>7174,6</text:p>
          </table:table-cell>
          <table:table-cell table:style-name="ce73" office:value-type="float" office:value="12731" calcext:value-type="float">
            <text:p>12731,0</text:p>
          </table:table-cell>
          <table:table-cell table:style-name="ce10" office:value-type="float" office:value="1249.08" calcext:value-type="float">
            <text:p>1249,1</text:p>
          </table:table-cell>
          <table:table-cell table:style-name="ce69" office:value-type="float" office:value="12731" calcext:value-type="float">
            <text:p>12731,0</text:p>
          </table:table-cell>
          <table:table-cell table:style-name="ce10" office:value-type="float" office:value="25.87" calcext:value-type="float">
            <text:p>25,9</text:p>
          </table:table-cell>
          <table:table-cell table:style-name="ce73" office:value-type="float" office:value="12731" calcext:value-type="float">
            <text:p>12731,0</text:p>
          </table:table-cell>
          <table:table-cell table:style-name="ce10" office:value-type="float" office:value="111.49" calcext:value-type="float">
            <text:p>111,5</text:p>
          </table:table-cell>
          <table:table-cell table:style-name="ce73" office:value-type="float" office:value="12731" calcext:value-type="float">
            <text:p>12731,0</text:p>
          </table:table-cell>
          <table:table-cell table:style-name="ce17" office:value-type="float" office:value="3.9" calcext:value-type="float">
            <text:p>3,9</text:p>
          </table:table-cell>
          <table:table-cell table:style-name="ce77" office:value-type="float" office:value="12773" calcext:value-type="float">
            <text:p>12773,0</text:p>
          </table:table-cell>
          <table:table-cell table:style-name="ce23" table:formula="of:=([.M39]-[.B39])/[.B39]" office:value-type="percentage" office:value="0.00329903385437122" calcext:value-type="percentage">
            <text:p>0,330%</text:p>
          </table:table-cell>
          <table:table-cell table:style-name="ce28"/>
          <table:table-cell table:style-name="ce30"/>
          <table:table-cell table:style-name="ce39" office:value-type="float" office:value="0.097327" calcext:value-type="float">
            <text:p>0,097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2_n</text:p>
          </table:table-cell>
          <table:table-cell table:style-name="ce67" table:formula="of:=MIN([.C40];[.E40];[.G40];[.I40];[.K40])" office:value-type="float" office:value="108006.5" calcext:value-type="float">
            <text:p>108006,5</text:p>
          </table:table-cell>
          <table:table-cell table:style-name="ce68" office:value-type="float" office:value="108046.5" calcext:value-type="float">
            <text:p>108046,5</text:p>
          </table:table-cell>
          <table:table-cell table:style-name="ce9" office:value-type="float" office:value="6815.77" calcext:value-type="float">
            <text:p>6815,8</text:p>
          </table:table-cell>
          <table:table-cell table:style-name="ce72" office:value-type="float" office:value="108020.5" calcext:value-type="float">
            <text:p>108020,5</text:p>
          </table:table-cell>
          <table:table-cell table:style-name="ce9" office:value-type="float" office:value="1533.29" calcext:value-type="float">
            <text:p>1533,3</text:p>
          </table:table-cell>
          <table:table-cell table:style-name="ce68" office:value-type="float" office:value="108016.5" calcext:value-type="float">
            <text:p>108016,5</text:p>
          </table:table-cell>
          <table:table-cell table:style-name="ce9" office:value-type="float" office:value="26.4" calcext:value-type="float">
            <text:p>26,4</text:p>
          </table:table-cell>
          <table:table-cell table:style-name="ce72" office:value-type="float" office:value="108020.5" calcext:value-type="float">
            <text:p>108020,5</text:p>
          </table:table-cell>
          <table:table-cell table:style-name="ce9" office:value-type="float" office:value="111.26" calcext:value-type="float">
            <text:p>111,3</text:p>
          </table:table-cell>
          <table:table-cell table:style-name="ce72" office:value-type="float" office:value="108006.5" calcext:value-type="float">
            <text:p>108006,5</text:p>
          </table:table-cell>
          <table:table-cell table:style-name="ce16" office:value-type="float" office:value="7.24" calcext:value-type="float">
            <text:p>7,2</text:p>
          </table:table-cell>
          <table:table-cell table:style-name="ce76" office:value-type="float" office:value="108288.5" calcext:value-type="float">
            <text:p>108288,5</text:p>
          </table:table-cell>
          <table:table-cell table:style-name="ce22" table:formula="of:=([.M40]-[.B40])/[.B40]" office:value-type="percentage" office:value="0.00261095397036289" calcext:value-type="percentage">
            <text:p>0,261%</text:p>
          </table:table-cell>
          <table:table-cell table:style-name="ce26"/>
          <table:table-cell table:style-name="ce29"/>
          <table:table-cell table:style-name="ce38" office:value-type="float" office:value="0.100323" calcext:value-type="float">
            <text:p>0,100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3_n</text:p>
          </table:table-cell>
          <table:table-cell table:style-name="ce67" table:formula="of:=MIN([.C41];[.E41];[.G41];[.I41];[.K41])" office:value-type="float" office:value="86644.5" calcext:value-type="float">
            <text:p>86644,5</text:p>
          </table:table-cell>
          <table:table-cell table:style-name="ce69" office:value-type="float" office:value="86667.5" calcext:value-type="float">
            <text:p>86667,5</text:p>
          </table:table-cell>
          <table:table-cell table:style-name="ce10" office:value-type="float" office:value="6854.25" calcext:value-type="float">
            <text:p>6854,3</text:p>
          </table:table-cell>
          <table:table-cell table:style-name="ce73" office:value-type="float" office:value="86667.5" calcext:value-type="float">
            <text:p>86667,5</text:p>
          </table:table-cell>
          <table:table-cell table:style-name="ce10" office:value-type="float" office:value="956.28" calcext:value-type="float">
            <text:p>956,3</text:p>
          </table:table-cell>
          <table:table-cell table:style-name="ce69" office:value-type="float" office:value="86646.5" calcext:value-type="float">
            <text:p>86646,5</text:p>
          </table:table-cell>
          <table:table-cell table:style-name="ce10" office:value-type="float" office:value="22.9" calcext:value-type="float">
            <text:p>22,9</text:p>
          </table:table-cell>
          <table:table-cell table:style-name="ce73" office:value-type="float" office:value="86657.5" calcext:value-type="float">
            <text:p>86657,5</text:p>
          </table:table-cell>
          <table:table-cell table:style-name="ce10" office:value-type="float" office:value="122.54" calcext:value-type="float">
            <text:p>122,5</text:p>
          </table:table-cell>
          <table:table-cell table:style-name="ce73" office:value-type="float" office:value="86644.5" calcext:value-type="float">
            <text:p>86644,5</text:p>
          </table:table-cell>
          <table:table-cell table:style-name="ce17" office:value-type="float" office:value="6.71" calcext:value-type="float">
            <text:p>6,7</text:p>
          </table:table-cell>
          <table:table-cell table:style-name="ce77" office:value-type="float" office:value="87068.5" calcext:value-type="float">
            <text:p>87068,5</text:p>
          </table:table-cell>
          <table:table-cell table:style-name="ce23" table:formula="of:=([.M41]-[.B41])/[.B41]" office:value-type="percentage" office:value="0.00489355931420921" calcext:value-type="percentage">
            <text:p>0,489%</text:p>
          </table:table-cell>
          <table:table-cell table:style-name="ce28"/>
          <table:table-cell table:style-name="ce30"/>
          <table:table-cell table:style-name="ce39" office:value-type="float" office:value="0.10194" calcext:value-type="float">
            <text:p>0,101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4_n</text:p>
          </table:table-cell>
          <table:table-cell table:style-name="ce67" table:formula="of:=MIN([.C42];[.E42];[.G42];[.I42];[.K42])" office:value-type="float" office:value="68701" calcext:value-type="float">
            <text:p>68701</text:p>
          </table:table-cell>
          <table:table-cell table:style-name="ce68" office:value-type="float" office:value="68769" calcext:value-type="float">
            <text:p>68769,0</text:p>
          </table:table-cell>
          <table:table-cell table:style-name="ce9" office:value-type="float" office:value="6509.35" calcext:value-type="float">
            <text:p>6509,4</text:p>
          </table:table-cell>
          <table:table-cell table:style-name="ce72" office:value-type="float" office:value="68733" calcext:value-type="float">
            <text:p>68733,0</text:p>
          </table:table-cell>
          <table:table-cell table:style-name="ce9" office:value-type="float" office:value="1141.34" calcext:value-type="float">
            <text:p>1141,3</text:p>
          </table:table-cell>
          <table:table-cell table:style-name="ce68" office:value-type="float" office:value="68708" calcext:value-type="float">
            <text:p>68708,0</text:p>
          </table:table-cell>
          <table:table-cell table:style-name="ce9" office:value-type="float" office:value="23" calcext:value-type="float">
            <text:p>23,0</text:p>
          </table:table-cell>
          <table:table-cell table:style-name="ce72" office:value-type="float" office:value="68711" calcext:value-type="float">
            <text:p>68711,0</text:p>
          </table:table-cell>
          <table:table-cell table:style-name="ce9" office:value-type="float" office:value="134.9" calcext:value-type="float">
            <text:p>134,9</text:p>
          </table:table-cell>
          <table:table-cell table:style-name="ce72" office:value-type="float" office:value="68701" calcext:value-type="float">
            <text:p>68701,0</text:p>
          </table:table-cell>
          <table:table-cell table:style-name="ce16" office:value-type="float" office:value="6.54" calcext:value-type="float">
            <text:p>6,5</text:p>
          </table:table-cell>
          <table:table-cell table:style-name="ce76" office:value-type="float" office:value="69052" calcext:value-type="float">
            <text:p>69052,0</text:p>
          </table:table-cell>
          <table:table-cell table:style-name="ce22" table:formula="of:=([.M42]-[.B42])/[.B42]" office:value-type="percentage" office:value="0.00510909593746816" calcext:value-type="percentage">
            <text:p>0,511%</text:p>
          </table:table-cell>
          <table:table-cell table:style-name="ce26"/>
          <table:table-cell table:style-name="ce29"/>
          <table:table-cell table:style-name="ce38" office:value-type="float" office:value="0.09926" calcext:value-type="float">
            <text:p>0,099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5_n</text:p>
          </table:table-cell>
          <table:table-cell table:style-name="ce67" table:formula="of:=MIN([.C43];[.E43];[.G43];[.I43];[.K43])" office:value-type="float" office:value="124017.5" calcext:value-type="float">
            <text:p>124017,5</text:p>
          </table:table-cell>
          <table:table-cell table:style-name="ce69" office:value-type="float" office:value="124099.5" calcext:value-type="float">
            <text:p>124099,5</text:p>
          </table:table-cell>
          <table:table-cell table:style-name="ce10" office:value-type="float" office:value="7052.59" calcext:value-type="float">
            <text:p>7052,6</text:p>
          </table:table-cell>
          <table:table-cell table:style-name="ce73" office:value-type="float" office:value="124058.5" calcext:value-type="float">
            <text:p>124058,5</text:p>
          </table:table-cell>
          <table:table-cell table:style-name="ce10" office:value-type="float" office:value="1236.49" calcext:value-type="float">
            <text:p>1236,5</text:p>
          </table:table-cell>
          <table:table-cell table:style-name="ce69" office:value-type="float" office:value="124017.5" calcext:value-type="float">
            <text:p>124017,5</text:p>
          </table:table-cell>
          <table:table-cell table:style-name="ce10" office:value-type="float" office:value="23.28" calcext:value-type="float">
            <text:p>23,3</text:p>
          </table:table-cell>
          <table:table-cell table:style-name="ce73" office:value-type="float" office:value="124018.5" calcext:value-type="float">
            <text:p>124018,5</text:p>
          </table:table-cell>
          <table:table-cell table:style-name="ce10" office:value-type="float" office:value="123.43" calcext:value-type="float">
            <text:p>123,4</text:p>
          </table:table-cell>
          <table:table-cell table:style-name="ce73" office:value-type="float" office:value="124017.5" calcext:value-type="float">
            <text:p>124017,5</text:p>
          </table:table-cell>
          <table:table-cell table:style-name="ce17" office:value-type="float" office:value="7.05" calcext:value-type="float">
            <text:p>7,1</text:p>
          </table:table-cell>
          <table:table-cell table:style-name="ce77" office:value-type="float" office:value="124574.5" calcext:value-type="float">
            <text:p>124574,5</text:p>
          </table:table-cell>
          <table:table-cell table:style-name="ce23" table:formula="of:=([.M43]-[.B43])/[.B43]" office:value-type="percentage" office:value="0.00449130163081823" calcext:value-type="percentage">
            <text:p>0,449%</text:p>
          </table:table-cell>
          <table:table-cell table:style-name="ce28"/>
          <table:table-cell table:style-name="ce30"/>
          <table:table-cell table:style-name="ce39" office:value-type="float" office:value="0.100953" calcext:value-type="float">
            <text:p>0,101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1_n</text:p>
          </table:table-cell>
          <table:table-cell table:style-name="ce67" table:formula="of:=MIN([.C44];[.E44];[.G44];[.I44];[.K44])" office:value-type="float" office:value="20470" calcext:value-type="float">
            <text:p>20470</text:p>
          </table:table-cell>
          <table:table-cell table:style-name="ce68" office:value-type="float" office:value="20472" calcext:value-type="float">
            <text:p>20472,0</text:p>
          </table:table-cell>
          <table:table-cell table:style-name="ce9" office:value-type="float" office:value="14934.38" calcext:value-type="float">
            <text:p>14934,4</text:p>
          </table:table-cell>
          <table:table-cell table:style-name="ce72" office:value-type="float" office:value="20479" calcext:value-type="float">
            <text:p>20479,0</text:p>
          </table:table-cell>
          <table:table-cell table:style-name="ce9" office:value-type="float" office:value="2683.93" calcext:value-type="float">
            <text:p>2683,9</text:p>
          </table:table-cell>
          <table:table-cell table:style-name="ce68" office:value-type="float" office:value="20470" calcext:value-type="float">
            <text:p>20470,0</text:p>
          </table:table-cell>
          <table:table-cell table:style-name="ce9" office:value-type="float" office:value="48.17" calcext:value-type="float">
            <text:p>48,2</text:p>
          </table:table-cell>
          <table:table-cell table:style-name="ce72" office:value-type="float" office:value="20470" calcext:value-type="float">
            <text:p>20470,0</text:p>
          </table:table-cell>
          <table:table-cell table:style-name="ce9" office:value-type="float" office:value="151.2" calcext:value-type="float">
            <text:p>151,2</text:p>
          </table:table-cell>
          <table:table-cell table:style-name="ce72" office:value-type="float" office:value="20470" calcext:value-type="float">
            <text:p>20470,0</text:p>
          </table:table-cell>
          <table:table-cell table:style-name="ce16" office:value-type="float" office:value="5.1" calcext:value-type="float">
            <text:p>5,1</text:p>
          </table:table-cell>
          <table:table-cell table:style-name="ce76" office:value-type="float" office:value="20536" calcext:value-type="float">
            <text:p>20536,0</text:p>
          </table:table-cell>
          <table:table-cell table:style-name="ce22" table:formula="of:=([.M44]-[.B44])/[.B44]" office:value-type="percentage" office:value="0.00322423058133854" calcext:value-type="percentage">
            <text:p>0,322%</text:p>
          </table:table-cell>
          <table:table-cell table:style-name="ce26"/>
          <table:table-cell table:style-name="ce29"/>
          <table:table-cell table:style-name="ce38" office:value-type="float" office:value="0.121454" calcext:value-type="float">
            <text:p>0,121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2_n</text:p>
          </table:table-cell>
          <table:table-cell table:style-name="ce67" table:formula="of:=MIN([.C45];[.E45];[.G45];[.I45];[.K45])" office:value-type="float" office:value="208058" calcext:value-type="float">
            <text:p>208058</text:p>
          </table:table-cell>
          <table:table-cell table:style-name="ce69" office:value-type="float" office:value="208270" calcext:value-type="float">
            <text:p>208270,0</text:p>
          </table:table-cell>
          <table:table-cell table:style-name="ce10" office:value-type="float" office:value="14338.86" calcext:value-type="float">
            <text:p>14338,9</text:p>
          </table:table-cell>
          <table:table-cell table:style-name="ce73" office:value-type="float" office:value="208081" calcext:value-type="float">
            <text:p>208081,0</text:p>
          </table:table-cell>
          <table:table-cell table:style-name="ce10" office:value-type="float" office:value="2733.89" calcext:value-type="float">
            <text:p>2733,9</text:p>
          </table:table-cell>
          <table:table-cell table:style-name="ce69" office:value-type="float" office:value="208079" calcext:value-type="float">
            <text:p>208079,0</text:p>
          </table:table-cell>
          <table:table-cell table:style-name="ce10" office:value-type="float" office:value="48.53" calcext:value-type="float">
            <text:p>48,5</text:p>
          </table:table-cell>
          <table:table-cell table:style-name="ce73" office:value-type="float" office:value="208157" calcext:value-type="float">
            <text:p>208157,0</text:p>
          </table:table-cell>
          <table:table-cell table:style-name="ce10" office:value-type="float" office:value="151.2" calcext:value-type="float">
            <text:p>151,2</text:p>
          </table:table-cell>
          <table:table-cell table:style-name="ce73" office:value-type="float" office:value="208058" calcext:value-type="float">
            <text:p>208058,0</text:p>
          </table:table-cell>
          <table:table-cell table:style-name="ce17" office:value-type="float" office:value="11.9" calcext:value-type="float">
            <text:p>11,9</text:p>
          </table:table-cell>
          <table:table-cell table:style-name="ce77" office:value-type="float" office:value="208812" calcext:value-type="float">
            <text:p>208812,0</text:p>
          </table:table-cell>
          <table:table-cell table:style-name="ce23" table:formula="of:=([.M45]-[.B45])/[.B45]" office:value-type="percentage" office:value="0.00362398946447625" calcext:value-type="percentage">
            <text:p>0,362%</text:p>
          </table:table-cell>
          <table:table-cell table:style-name="ce28"/>
          <table:table-cell table:style-name="ce30"/>
          <table:table-cell table:style-name="ce39" office:value-type="float" office:value="0.120241" calcext:value-type="float">
            <text:p>0,120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3_n</text:p>
          </table:table-cell>
          <table:table-cell table:style-name="ce67" table:formula="of:=MIN([.C46];[.E46];[.G46];[.I46];[.K46])" office:value-type="float" office:value="162182" calcext:value-type="float">
            <text:p>162182</text:p>
          </table:table-cell>
          <table:table-cell table:style-name="ce68" office:value-type="float" office:value="162267" calcext:value-type="float">
            <text:p>162267,0</text:p>
          </table:table-cell>
          <table:table-cell table:style-name="ce9" office:value-type="float" office:value="14351.91" calcext:value-type="float">
            <text:p>14351,9</text:p>
          </table:table-cell>
          <table:table-cell table:style-name="ce72" office:value-type="float" office:value="162196" calcext:value-type="float">
            <text:p>162196,0</text:p>
          </table:table-cell>
          <table:table-cell table:style-name="ce9" office:value-type="float" office:value="2877.29" calcext:value-type="float">
            <text:p>2877,3</text:p>
          </table:table-cell>
          <table:table-cell table:style-name="ce68" office:value-type="float" office:value="162196" calcext:value-type="float">
            <text:p>162196,0</text:p>
          </table:table-cell>
          <table:table-cell table:style-name="ce9" office:value-type="float" office:value="48.96" calcext:value-type="float">
            <text:p>49,0</text:p>
          </table:table-cell>
          <table:table-cell table:style-name="ce72" office:value-type="float" office:value="162249" calcext:value-type="float">
            <text:p>162249,0</text:p>
          </table:table-cell>
          <table:table-cell table:style-name="ce9" office:value-type="float" office:value="139.72" calcext:value-type="float">
            <text:p>139,7</text:p>
          </table:table-cell>
          <table:table-cell table:style-name="ce72" office:value-type="float" office:value="162182" calcext:value-type="float">
            <text:p>162182,0</text:p>
          </table:table-cell>
          <table:table-cell table:style-name="ce16" office:value-type="float" office:value="11.6" calcext:value-type="float">
            <text:p>11,6</text:p>
          </table:table-cell>
          <table:table-cell table:style-name="ce76" office:value-type="float" office:value="162548" calcext:value-type="float">
            <text:p>162548,0</text:p>
          </table:table-cell>
          <table:table-cell table:style-name="ce22" table:formula="of:=([.M46]-[.B46])/[.B46]" office:value-type="percentage" office:value="0.00225672392743954" calcext:value-type="percentage">
            <text:p>0,226%</text:p>
          </table:table-cell>
          <table:table-cell table:style-name="ce26"/>
          <table:table-cell table:style-name="ce29"/>
          <table:table-cell table:style-name="ce38" office:value-type="float" office:value="0.120667" calcext:value-type="float">
            <text:p>0,120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4_n</text:p>
          </table:table-cell>
          <table:table-cell table:style-name="ce67" table:formula="of:=MIN([.C47];[.E47];[.G47];[.I47];[.K47])" office:value-type="float" office:value="118246.5" calcext:value-type="float">
            <text:p>118246,5</text:p>
          </table:table-cell>
          <table:table-cell table:style-name="ce69" office:value-type="float" office:value="118311.5" calcext:value-type="float">
            <text:p>118311,5</text:p>
          </table:table-cell>
          <table:table-cell table:style-name="ce10" office:value-type="float" office:value="14290.03" calcext:value-type="float">
            <text:p>14290,0</text:p>
          </table:table-cell>
          <table:table-cell table:style-name="ce73" office:value-type="float" office:value="118264.5" calcext:value-type="float">
            <text:p>118264,5</text:p>
          </table:table-cell>
          <table:table-cell table:style-name="ce10" office:value-type="float" office:value="3716.16" calcext:value-type="float">
            <text:p>3716,2</text:p>
          </table:table-cell>
          <table:table-cell table:style-name="ce69" office:value-type="float" office:value="118260.5" calcext:value-type="float">
            <text:p>118260,5</text:p>
          </table:table-cell>
          <table:table-cell table:style-name="ce10" office:value-type="float" office:value="49.29" calcext:value-type="float">
            <text:p>49,3</text:p>
          </table:table-cell>
          <table:table-cell table:style-name="ce73" office:value-type="float" office:value="118302.5" calcext:value-type="float">
            <text:p>118302,5</text:p>
          </table:table-cell>
          <table:table-cell table:style-name="ce10" office:value-type="float" office:value="136.4" calcext:value-type="float">
            <text:p>136,4</text:p>
          </table:table-cell>
          <table:table-cell table:style-name="ce73" office:value-type="float" office:value="118246.5" calcext:value-type="float">
            <text:p>118246,5</text:p>
          </table:table-cell>
          <table:table-cell table:style-name="ce17" office:value-type="float" office:value="11.14" calcext:value-type="float">
            <text:p>11,1</text:p>
          </table:table-cell>
          <table:table-cell table:style-name="ce77" office:value-type="float" office:value="118650.5" calcext:value-type="float">
            <text:p>118650,5</text:p>
          </table:table-cell>
          <table:table-cell table:style-name="ce23" table:formula="of:=([.M47]-[.B47])/[.B47]" office:value-type="percentage" office:value="0.00341659161159104" calcext:value-type="percentage">
            <text:p>0,342%</text:p>
          </table:table-cell>
          <table:table-cell table:style-name="ce28"/>
          <table:table-cell table:style-name="ce30"/>
          <table:table-cell table:style-name="ce39" office:value-type="float" office:value="0.121332" calcext:value-type="float">
            <text:p>0,121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5_n</text:p>
          </table:table-cell>
          <table:table-cell table:style-name="ce67" table:formula="of:=MIN([.C48];[.E48];[.G48];[.I48];[.K48])" office:value-type="float" office:value="332836" calcext:value-type="float">
            <text:p>332836</text:p>
          </table:table-cell>
          <table:table-cell table:style-name="ce68" office:value-type="float" office:value="332990" calcext:value-type="float">
            <text:p>332990,0</text:p>
          </table:table-cell>
          <table:table-cell table:style-name="ce9" office:value-type="float" office:value="14913.18" calcext:value-type="float">
            <text:p>14913,2</text:p>
          </table:table-cell>
          <table:table-cell table:style-name="ce72" office:value-type="float" office:value="332855" calcext:value-type="float">
            <text:p>332855,0</text:p>
          </table:table-cell>
          <table:table-cell table:style-name="ce9" office:value-type="float" office:value="2596.39" calcext:value-type="float">
            <text:p>2596,4</text:p>
          </table:table-cell>
          <table:table-cell table:style-name="ce68" office:value-type="float" office:value="332853" calcext:value-type="float">
            <text:p>332853,0</text:p>
          </table:table-cell>
          <table:table-cell table:style-name="ce9" office:value-type="float" office:value="48.64" calcext:value-type="float">
            <text:p>48,6</text:p>
          </table:table-cell>
          <table:table-cell table:style-name="ce72" office:value-type="float" office:value="332972" calcext:value-type="float">
            <text:p>332972,0</text:p>
          </table:table-cell>
          <table:table-cell table:style-name="ce9" office:value-type="float" office:value="142.48" calcext:value-type="float">
            <text:p>142,5</text:p>
          </table:table-cell>
          <table:table-cell table:style-name="ce72" office:value-type="float" office:value="332836" calcext:value-type="float">
            <text:p>332836,0</text:p>
          </table:table-cell>
          <table:table-cell table:style-name="ce16" office:value-type="float" office:value="12.16" calcext:value-type="float">
            <text:p>12,2</text:p>
          </table:table-cell>
          <table:table-cell table:style-name="ce76" office:value-type="float" office:value="334006" calcext:value-type="float">
            <text:p>334006,0</text:p>
          </table:table-cell>
          <table:table-cell table:style-name="ce22" table:formula="of:=([.M48]-[.B48])/[.B48]" office:value-type="percentage" office:value="0.00351524474515978" calcext:value-type="percentage">
            <text:p>0,352%</text:p>
          </table:table-cell>
          <table:table-cell table:style-name="ce26"/>
          <table:table-cell table:style-name="ce29"/>
          <table:table-cell table:style-name="ce38" office:value-type="float" office:value="0.12109" calcext:value-type="float">
            <text:p>0,121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1_n</text:p>
          </table:table-cell>
          <table:table-cell table:style-name="ce67" table:formula="of:=MIN([.C49];[.E49];[.G49];[.I49];[.K49])" office:value-type="float" office:value="31972" calcext:value-type="float">
            <text:p>31972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31972" calcext:value-type="float">
            <text:p>31972,0</text:p>
          </table:table-cell>
          <table:table-cell table:style-name="ce10" office:value-type="float" office:value="93.36" calcext:value-type="float">
            <text:p>93,4</text:p>
          </table:table-cell>
          <table:table-cell table:style-name="ce73" office:value-type="float" office:value="31972" calcext:value-type="float">
            <text:p>31972,0</text:p>
          </table:table-cell>
          <table:table-cell table:style-name="ce10" office:value-type="float" office:value="235.88" calcext:value-type="float">
            <text:p>235,9</text:p>
          </table:table-cell>
          <table:table-cell table:style-name="ce73" office:value-type="float" office:value="31972" calcext:value-type="float">
            <text:p>31972,0</text:p>
          </table:table-cell>
          <table:table-cell table:style-name="ce17" office:value-type="float" office:value="7.44" calcext:value-type="float">
            <text:p>7,4</text:p>
          </table:table-cell>
          <table:table-cell table:style-name="ce77" office:value-type="float" office:value="32087" calcext:value-type="float">
            <text:p>32087,0</text:p>
          </table:table-cell>
          <table:table-cell table:style-name="ce23" table:formula="of:=([.M49]-[.B49])/[.B49]" office:value-type="percentage" office:value="0.00359689728512448" calcext:value-type="percentage">
            <text:p>0,360%</text:p>
          </table:table-cell>
          <table:table-cell table:style-name="ce28"/>
          <table:table-cell table:style-name="ce30"/>
          <table:table-cell table:style-name="ce39" office:value-type="float" office:value="0.144858" calcext:value-type="float">
            <text:p>0,144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2_n</text:p>
          </table:table-cell>
          <table:table-cell table:style-name="ce67" table:formula="of:=MIN([.C50];[.E50];[.G50];[.I50];[.K50])" office:value-type="float" office:value="248219" calcext:value-type="float">
            <text:p>248219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248225" calcext:value-type="float">
            <text:p>248225,0</text:p>
          </table:table-cell>
          <table:table-cell table:style-name="ce9" office:value-type="float" office:value="93.94" calcext:value-type="float">
            <text:p>93,9</text:p>
          </table:table-cell>
          <table:table-cell table:style-name="ce72" office:value-type="float" office:value="248247" calcext:value-type="float">
            <text:p>248247,0</text:p>
          </table:table-cell>
          <table:table-cell table:style-name="ce9" office:value-type="float" office:value="230.74" calcext:value-type="float">
            <text:p>230,7</text:p>
          </table:table-cell>
          <table:table-cell table:style-name="ce72" office:value-type="float" office:value="248219" calcext:value-type="float">
            <text:p>248219,0</text:p>
          </table:table-cell>
          <table:table-cell table:style-name="ce16" office:value-type="float" office:value="19.46" calcext:value-type="float">
            <text:p>19,5</text:p>
          </table:table-cell>
          <table:table-cell table:style-name="ce76" office:value-type="float" office:value="248872" calcext:value-type="float">
            <text:p>248872,0</text:p>
          </table:table-cell>
          <table:table-cell table:style-name="ce22" table:formula="of:=([.M50]-[.B50])/[.B50]" office:value-type="percentage" office:value="0.00263074140174604" calcext:value-type="percentage">
            <text:p>0,263%</text:p>
          </table:table-cell>
          <table:table-cell table:style-name="ce26"/>
          <table:table-cell table:style-name="ce29"/>
          <table:table-cell table:style-name="ce38" office:value-type="float" office:value="0.144484" calcext:value-type="float">
            <text:p>0,144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3_n</text:p>
          </table:table-cell>
          <table:table-cell table:style-name="ce67" table:formula="of:=MIN([.C51];[.E51];[.G51];[.I51];[.K51])" office:value-type="float" office:value="85184" calcext:value-type="float">
            <text:p>85184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85190" calcext:value-type="float">
            <text:p>85190,0</text:p>
          </table:table-cell>
          <table:table-cell table:style-name="ce10" office:value-type="float" office:value="94.91" calcext:value-type="float">
            <text:p>94,9</text:p>
          </table:table-cell>
          <table:table-cell table:style-name="ce73" office:value-type="float" office:value="85209" calcext:value-type="float">
            <text:p>85209,0</text:p>
          </table:table-cell>
          <table:table-cell table:style-name="ce10" office:value-type="float" office:value="240.03" calcext:value-type="float">
            <text:p>240,0</text:p>
          </table:table-cell>
          <table:table-cell table:style-name="ce73" office:value-type="float" office:value="85184" calcext:value-type="float">
            <text:p>85184,0</text:p>
          </table:table-cell>
          <table:table-cell table:style-name="ce17" office:value-type="float" office:value="16.59" calcext:value-type="float">
            <text:p>16,6</text:p>
          </table:table-cell>
          <table:table-cell table:style-name="ce77" office:value-type="float" office:value="85588" calcext:value-type="float">
            <text:p>85588,0</text:p>
          </table:table-cell>
          <table:table-cell table:style-name="ce23" table:formula="of:=([.M51]-[.B51])/[.B51]" office:value-type="percentage" office:value="0.00474267468069121" calcext:value-type="percentage">
            <text:p>0,474%</text:p>
          </table:table-cell>
          <table:table-cell table:style-name="ce28"/>
          <table:table-cell table:style-name="ce30"/>
          <table:table-cell table:style-name="ce39" office:value-type="float" office:value="0.144243" calcext:value-type="float">
            <text:p>0,144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4_n</text:p>
          </table:table-cell>
          <table:table-cell table:style-name="ce67" table:formula="of:=MIN([.C52];[.E52];[.G52];[.I52];[.K52])" office:value-type="float" office:value="156646" calcext:value-type="float">
            <text:p>156646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156666" calcext:value-type="float">
            <text:p>156666,0</text:p>
          </table:table-cell>
          <table:table-cell table:style-name="ce9" office:value-type="float" office:value="138.41" calcext:value-type="float">
            <text:p>138,4</text:p>
          </table:table-cell>
          <table:table-cell table:style-name="ce72" office:value-type="float" office:value="156701" calcext:value-type="float">
            <text:p>156701,0</text:p>
          </table:table-cell>
          <table:table-cell table:style-name="ce9" office:value-type="float" office:value="209.38" calcext:value-type="float">
            <text:p>209,4</text:p>
          </table:table-cell>
          <table:table-cell table:style-name="ce72" office:value-type="float" office:value="156646" calcext:value-type="float">
            <text:p>156646,0</text:p>
          </table:table-cell>
          <table:table-cell table:style-name="ce16" office:value-type="float" office:value="18.51" calcext:value-type="float">
            <text:p>18,5</text:p>
          </table:table-cell>
          <table:table-cell table:style-name="ce76" office:value-type="float" office:value="157442" calcext:value-type="float">
            <text:p>157442,0</text:p>
          </table:table-cell>
          <table:table-cell table:style-name="ce22" table:formula="of:=([.M52]-[.B52])/[.B52]" office:value-type="percentage" office:value="0.00508152139218365" calcext:value-type="percentage">
            <text:p>0,508%</text:p>
          </table:table-cell>
          <table:table-cell table:style-name="ce26"/>
          <table:table-cell table:style-name="ce29"/>
          <table:table-cell table:style-name="ce38" office:value-type="float" office:value="0.142849" calcext:value-type="float">
            <text:p>0,142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5_n</text:p>
          </table:table-cell>
          <table:table-cell table:style-name="ce67" table:formula="of:=MIN([.C53];[.E53];[.G53];[.I53];[.K53])" office:value-type="float" office:value="296176.5" calcext:value-type="float">
            <text:p>296176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296176.5" calcext:value-type="float">
            <text:p>296176,5</text:p>
          </table:table-cell>
          <table:table-cell table:style-name="ce10" office:value-type="float" office:value="151.11" calcext:value-type="float">
            <text:p>151,1</text:p>
          </table:table-cell>
          <table:table-cell table:style-name="ce73" office:value-type="float" office:value="296315.5" calcext:value-type="float">
            <text:p>296315,5</text:p>
          </table:table-cell>
          <table:table-cell table:style-name="ce10" office:value-type="float" office:value="225.92" calcext:value-type="float">
            <text:p>225,9</text:p>
          </table:table-cell>
          <table:table-cell table:style-name="ce73" office:value-type="float" office:value="296176.5" calcext:value-type="float">
            <text:p>296176,5</text:p>
          </table:table-cell>
          <table:table-cell table:style-name="ce17" office:value-type="float" office:value="19.8" calcext:value-type="float">
            <text:p>19,8</text:p>
          </table:table-cell>
          <table:table-cell table:style-name="ce77" office:value-type="float" office:value="297114.5" calcext:value-type="float">
            <text:p>297114,5</text:p>
          </table:table-cell>
          <table:table-cell table:style-name="ce23" table:formula="of:=([.M53]-[.B53])/[.B53]" office:value-type="percentage" office:value="0.0031670304700069" calcext:value-type="percentage">
            <text:p>0,317%</text:p>
          </table:table-cell>
          <table:table-cell table:style-name="ce28"/>
          <table:table-cell table:style-name="ce30"/>
          <table:table-cell table:style-name="ce39" office:value-type="float" office:value="0.143672" calcext:value-type="float">
            <text:p>0,143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60_05</text:p>
          </table:table-cell>
          <table:table-cell table:style-name="ce67" table:formula="of:=MIN([.C54];[.E54];[.G54];[.I54];[.K54])" office:value-type="float" office:value="159643" calcext:value-type="float">
            <text:p>159643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159660" calcext:value-type="float">
            <text:p>159660,0</text:p>
          </table:table-cell>
          <table:table-cell table:style-name="ce9" office:value-type="float" office:value="310.01" calcext:value-type="float">
            <text:p>310,0</text:p>
          </table:table-cell>
          <table:table-cell table:style-name="ce72" office:value-type="float" office:value="159973" calcext:value-type="float">
            <text:p>159973,0</text:p>
          </table:table-cell>
          <table:table-cell table:style-name="ce9" office:value-type="float" office:value="281.22" calcext:value-type="float">
            <text:p>281,2</text:p>
          </table:table-cell>
          <table:table-cell table:style-name="ce72" office:value-type="float" office:value="159643" calcext:value-type="float">
            <text:p>159643,0</text:p>
          </table:table-cell>
          <table:table-cell table:style-name="ce16" office:value-type="float" office:value="28.24" calcext:value-type="float">
            <text:p>28,2</text:p>
          </table:table-cell>
          <table:table-cell table:style-name="ce76" office:value-type="float" office:value="161408" calcext:value-type="float">
            <text:p>161408,0</text:p>
          </table:table-cell>
          <table:table-cell table:style-name="ce22" table:formula="of:=([.M54]-[.B54])/[.B54]" office:value-type="percentage" office:value="0.0110559185181937" calcext:value-type="percentage">
            <text:p>1,106%</text:p>
          </table:table-cell>
          <table:table-cell table:style-name="ce26"/>
          <table:table-cell table:style-name="ce29"/>
          <table:table-cell table:style-name="ce38" office:value-type="float" office:value="0.15964" calcext:value-type="float">
            <text:p>0,159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1</text:p>
          </table:table-cell>
          <table:table-cell table:style-name="ce67" table:formula="of:=MIN([.C55];[.E55];[.G55];[.I55];[.K55])" office:value-type="float" office:value="204089" calcext:value-type="float">
            <text:p>204089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204103" calcext:value-type="float">
            <text:p>204103,0</text:p>
          </table:table-cell>
          <table:table-cell table:style-name="ce10" office:value-type="float" office:value="136.08" calcext:value-type="float">
            <text:p>136,1</text:p>
          </table:table-cell>
          <table:table-cell table:style-name="ce73" office:value-type="float" office:value="204208" calcext:value-type="float">
            <text:p>204208,0</text:p>
          </table:table-cell>
          <table:table-cell table:style-name="ce10" office:value-type="float" office:value="281.7" calcext:value-type="float">
            <text:p>281,7</text:p>
          </table:table-cell>
          <table:table-cell table:style-name="ce73" office:value-type="float" office:value="204089" calcext:value-type="float">
            <text:p>204089,0</text:p>
          </table:table-cell>
          <table:table-cell table:style-name="ce17" office:value-type="float" office:value="27.22" calcext:value-type="float">
            <text:p>27,2</text:p>
          </table:table-cell>
          <table:table-cell table:style-name="ce77" office:value-type="float" office:value="206713" calcext:value-type="float">
            <text:p>206713,0</text:p>
          </table:table-cell>
          <table:table-cell table:style-name="ce23" table:formula="of:=([.M55]-[.B55])/[.B55]" office:value-type="percentage" office:value="0.0128571358573955" calcext:value-type="percentage">
            <text:p>1,286%</text:p>
          </table:table-cell>
          <table:table-cell table:style-name="ce28"/>
          <table:table-cell table:style-name="ce30"/>
          <table:table-cell table:style-name="ce39" office:value-type="float" office:value="0.157383" calcext:value-type="float">
            <text:p>0,157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2</text:p>
          </table:table-cell>
          <table:table-cell table:style-name="ce67" table:formula="of:=MIN([.C56];[.E56];[.G56];[.I56];[.K56])" office:value-type="float" office:value="193199.5" calcext:value-type="float">
            <text:p>193199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193218.5" calcext:value-type="float">
            <text:p>193218,5</text:p>
          </table:table-cell>
          <table:table-cell table:style-name="ce9" office:value-type="float" office:value="135.63" calcext:value-type="float">
            <text:p>135,6</text:p>
          </table:table-cell>
          <table:table-cell table:style-name="ce72" office:value-type="float" office:value="193289.5" calcext:value-type="float">
            <text:p>193289,5</text:p>
          </table:table-cell>
          <table:table-cell table:style-name="ce9" office:value-type="float" office:value="314.67" calcext:value-type="float">
            <text:p>314,7</text:p>
          </table:table-cell>
          <table:table-cell table:style-name="ce72" office:value-type="float" office:value="193199.5" calcext:value-type="float">
            <text:p>193199,5</text:p>
          </table:table-cell>
          <table:table-cell table:style-name="ce16" office:value-type="float" office:value="26.32" calcext:value-type="float">
            <text:p>26,3</text:p>
          </table:table-cell>
          <table:table-cell table:style-name="ce76" office:value-type="float" office:value="196023.5" calcext:value-type="float">
            <text:p>196023,5</text:p>
          </table:table-cell>
          <table:table-cell table:style-name="ce22" table:formula="of:=([.M56]-[.B56])/[.B56]" office:value-type="percentage" office:value="0.0146170150543868" calcext:value-type="percentage">
            <text:p>1,462%</text:p>
          </table:table-cell>
          <table:table-cell table:style-name="ce26"/>
          <table:table-cell table:style-name="ce29"/>
          <table:table-cell table:style-name="ce38" office:value-type="float" office:value="0.158217" calcext:value-type="float">
            <text:p>0,158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3</text:p>
          </table:table-cell>
          <table:table-cell table:style-name="ce67" table:formula="of:=MIN([.C57];[.E57];[.G57];[.I57];[.K57])" office:value-type="float" office:value="161475.5" calcext:value-type="float">
            <text:p>161475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161486.5" calcext:value-type="float">
            <text:p>161486,5</text:p>
          </table:table-cell>
          <table:table-cell table:style-name="ce10" office:value-type="float" office:value="137.58" calcext:value-type="float">
            <text:p>137,6</text:p>
          </table:table-cell>
          <table:table-cell table:style-name="ce73" office:value-type="float" office:value="161582.5" calcext:value-type="float">
            <text:p>161582,5</text:p>
          </table:table-cell>
          <table:table-cell table:style-name="ce10" office:value-type="float" office:value="353.98" calcext:value-type="float">
            <text:p>354,0</text:p>
          </table:table-cell>
          <table:table-cell table:style-name="ce73" office:value-type="float" office:value="161475.5" calcext:value-type="float">
            <text:p>161475,5</text:p>
          </table:table-cell>
          <table:table-cell table:style-name="ce17" office:value-type="float" office:value="26.38" calcext:value-type="float">
            <text:p>26,4</text:p>
          </table:table-cell>
          <table:table-cell table:style-name="ce77" office:value-type="float" office:value="163495.5" calcext:value-type="float">
            <text:p>163495,5</text:p>
          </table:table-cell>
          <table:table-cell table:style-name="ce23" table:formula="of:=([.M57]-[.B57])/[.B57]" office:value-type="percentage" office:value="0.0125096376849739" calcext:value-type="percentage">
            <text:p>1,251%</text:p>
          </table:table-cell>
          <table:table-cell table:style-name="ce28"/>
          <table:table-cell table:style-name="ce30"/>
          <table:table-cell table:style-name="ce39" office:value-type="float" office:value="0.157493" calcext:value-type="float">
            <text:p>0,157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1</text:p>
          </table:table-cell>
          <table:table-cell table:style-name="ce67" table:formula="of:=MIN([.C58];[.E58];[.G58];[.I58];[.K58])" office:value-type="float" office:value="135133.5" calcext:value-type="float">
            <text:p>135133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135133.5" calcext:value-type="float">
            <text:p>135133,5</text:p>
          </table:table-cell>
          <table:table-cell table:style-name="ce9" office:value-type="float" office:value="137.88" calcext:value-type="float">
            <text:p>137,9</text:p>
          </table:table-cell>
          <table:table-cell table:style-name="ce72" office:value-type="float" office:value="135189.5" calcext:value-type="float">
            <text:p>135189,5</text:p>
          </table:table-cell>
          <table:table-cell table:style-name="ce9" office:value-type="float" office:value="345.1" calcext:value-type="float">
            <text:p>345,1</text:p>
          </table:table-cell>
          <table:table-cell table:style-name="ce72" office:value-type="float" office:value="135133.5" calcext:value-type="float">
            <text:p>135133,5</text:p>
          </table:table-cell>
          <table:table-cell table:style-name="ce16" office:value-type="float" office:value="27.42" calcext:value-type="float">
            <text:p>27,4</text:p>
          </table:table-cell>
          <table:table-cell table:style-name="ce76" office:value-type="float" office:value="137421.5" calcext:value-type="float">
            <text:p>137421,5</text:p>
          </table:table-cell>
          <table:table-cell table:style-name="ce22" table:formula="of:=([.M58]-[.B58])/[.B58]" office:value-type="percentage" office:value="0.0169314048699989" calcext:value-type="percentage">
            <text:p>1,693%</text:p>
          </table:table-cell>
          <table:table-cell table:style-name="ce26"/>
          <table:table-cell table:style-name="ce29"/>
          <table:table-cell table:style-name="ce38" office:value-type="float" office:value="0.158944" calcext:value-type="float">
            <text:p>0,158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2</text:p>
          </table:table-cell>
          <table:table-cell table:style-name="ce67" table:formula="of:=MIN([.C59];[.E59];[.G59];[.I59];[.K59])" office:value-type="float" office:value="159114" calcext:value-type="float">
            <text:p>159114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159114" calcext:value-type="float">
            <text:p>159114,0</text:p>
          </table:table-cell>
          <table:table-cell table:style-name="ce10" office:value-type="float" office:value="135.9" calcext:value-type="float">
            <text:p>135,9</text:p>
          </table:table-cell>
          <table:table-cell table:style-name="ce73" office:value-type="float" office:value="159224" calcext:value-type="float">
            <text:p>159224,0</text:p>
          </table:table-cell>
          <table:table-cell table:style-name="ce10" office:value-type="float" office:value="344.07" calcext:value-type="float">
            <text:p>344,1</text:p>
          </table:table-cell>
          <table:table-cell table:style-name="ce73" office:value-type="float" office:value="159114" calcext:value-type="float">
            <text:p>159114,0</text:p>
          </table:table-cell>
          <table:table-cell table:style-name="ce17" office:value-type="float" office:value="26.69" calcext:value-type="float">
            <text:p>26,7</text:p>
          </table:table-cell>
          <table:table-cell table:style-name="ce77" office:value-type="float" office:value="161869" calcext:value-type="float">
            <text:p>161869,0</text:p>
          </table:table-cell>
          <table:table-cell table:style-name="ce23" table:formula="of:=([.M59]-[.B59])/[.B59]" office:value-type="percentage" office:value="0.0173146297623088" calcext:value-type="percentage">
            <text:p>1,731%</text:p>
          </table:table-cell>
          <table:table-cell table:style-name="ce28"/>
          <table:table-cell table:style-name="ce30"/>
          <table:table-cell table:style-name="ce39" office:value-type="float" office:value="0.15822" calcext:value-type="float">
            <text:p>0,158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3</text:p>
          </table:table-cell>
          <table:table-cell table:style-name="ce67" table:formula="of:=MIN([.C60];[.E60];[.G60];[.I60];[.K60])" office:value-type="float" office:value="158967.5" calcext:value-type="float">
            <text:p>158967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158976.5" calcext:value-type="float">
            <text:p>158976,5</text:p>
          </table:table-cell>
          <table:table-cell table:style-name="ce9" office:value-type="float" office:value="137.47" calcext:value-type="float">
            <text:p>137,5</text:p>
          </table:table-cell>
          <table:table-cell table:style-name="ce72" office:value-type="float" office:value="159108.5" calcext:value-type="float">
            <text:p>159108,5</text:p>
          </table:table-cell>
          <table:table-cell table:style-name="ce9" office:value-type="float" office:value="365.87" calcext:value-type="float">
            <text:p>365,9</text:p>
          </table:table-cell>
          <table:table-cell table:style-name="ce72" office:value-type="float" office:value="158967.5" calcext:value-type="float">
            <text:p>158967,5</text:p>
          </table:table-cell>
          <table:table-cell table:style-name="ce16" office:value-type="float" office:value="26.83" calcext:value-type="float">
            <text:p>26,8</text:p>
          </table:table-cell>
          <table:table-cell table:style-name="ce76" office:value-type="float" office:value="160110.5" calcext:value-type="float">
            <text:p>160110,5</text:p>
          </table:table-cell>
          <table:table-cell table:style-name="ce22" table:formula="of:=([.M60]-[.B60])/[.B60]" office:value-type="percentage" office:value="0.0071901489298127" calcext:value-type="percentage">
            <text:p>0,719%</text:p>
          </table:table-cell>
          <table:table-cell table:style-name="ce26"/>
          <table:table-cell table:style-name="ce29"/>
          <table:table-cell table:style-name="ce38" office:value-type="float" office:value="0.159578" calcext:value-type="float">
            <text:p>0,159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1</text:p>
          </table:table-cell>
          <table:table-cell table:style-name="ce67" table:formula="of:=MIN([.C61];[.E61];[.G61];[.I61];[.K61])" office:value-type="float" office:value="110493.5" calcext:value-type="float">
            <text:p>110493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110507.5" calcext:value-type="float">
            <text:p>110507,5</text:p>
          </table:table-cell>
          <table:table-cell table:style-name="ce10" office:value-type="float" office:value="137.17" calcext:value-type="float">
            <text:p>137,2</text:p>
          </table:table-cell>
          <table:table-cell table:style-name="ce73" office:value-type="float" office:value="110611.5" calcext:value-type="float">
            <text:p>110611,5</text:p>
          </table:table-cell>
          <table:table-cell table:style-name="ce10" office:value-type="float" office:value="345.28" calcext:value-type="float">
            <text:p>345,3</text:p>
          </table:table-cell>
          <table:table-cell table:style-name="ce73" office:value-type="float" office:value="110493.5" calcext:value-type="float">
            <text:p>110493,5</text:p>
          </table:table-cell>
          <table:table-cell table:style-name="ce17" office:value-type="float" office:value="26.94" calcext:value-type="float">
            <text:p>26,9</text:p>
          </table:table-cell>
          <table:table-cell table:style-name="ce77" office:value-type="float" office:value="111836.5" calcext:value-type="float">
            <text:p>111836,5</text:p>
          </table:table-cell>
          <table:table-cell table:style-name="ce23" table:formula="of:=([.M61]-[.B61])/[.B61]" office:value-type="percentage" office:value="0.0121545611280302" calcext:value-type="percentage">
            <text:p>1,215%</text:p>
          </table:table-cell>
          <table:table-cell table:style-name="ce28"/>
          <table:table-cell table:style-name="ce30"/>
          <table:table-cell table:style-name="ce39" office:value-type="float" office:value="0.159622" calcext:value-type="float">
            <text:p>0,159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2</text:p>
          </table:table-cell>
          <table:table-cell table:style-name="ce67" table:formula="of:=MIN([.C62];[.E62];[.G62];[.I62];[.K62])" office:value-type="float" office:value="115302" calcext:value-type="float">
            <text:p>115302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115321" calcext:value-type="float">
            <text:p>115321,0</text:p>
          </table:table-cell>
          <table:table-cell table:style-name="ce9" office:value-type="float" office:value="136.87" calcext:value-type="float">
            <text:p>136,9</text:p>
          </table:table-cell>
          <table:table-cell table:style-name="ce72" office:value-type="float" office:value="115396" calcext:value-type="float">
            <text:p>115396,0</text:p>
          </table:table-cell>
          <table:table-cell table:style-name="ce9" office:value-type="float" office:value="312.46" calcext:value-type="float">
            <text:p>312,5</text:p>
          </table:table-cell>
          <table:table-cell table:style-name="ce72" office:value-type="float" office:value="115302" calcext:value-type="float">
            <text:p>115302,0</text:p>
          </table:table-cell>
          <table:table-cell table:style-name="ce16" office:value-type="float" office:value="25.96" calcext:value-type="float">
            <text:p>26,0</text:p>
          </table:table-cell>
          <table:table-cell table:style-name="ce76" office:value-type="float" office:value="116384" calcext:value-type="float">
            <text:p>116384,0</text:p>
          </table:table-cell>
          <table:table-cell table:style-name="ce22" table:formula="of:=([.M62]-[.B62])/[.B62]" office:value-type="percentage" office:value="0.00938405231479072" calcext:value-type="percentage">
            <text:p>0,938%</text:p>
          </table:table-cell>
          <table:table-cell table:style-name="ce26"/>
          <table:table-cell table:style-name="ce29"/>
          <table:table-cell table:style-name="ce38" office:value-type="float" office:value="0.157855" calcext:value-type="float">
            <text:p>0,157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3</text:p>
          </table:table-cell>
          <table:table-cell table:style-name="ce67" table:formula="of:=MIN([.C63];[.E63];[.G63];[.I63];[.K63])" office:value-type="float" office:value="114137" calcext:value-type="float">
            <text:p>114137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114165" calcext:value-type="float">
            <text:p>114165,0</text:p>
          </table:table-cell>
          <table:table-cell table:style-name="ce10" office:value-type="float" office:value="139.33" calcext:value-type="float">
            <text:p>139,3</text:p>
          </table:table-cell>
          <table:table-cell table:style-name="ce73" office:value-type="float" office:value="114261" calcext:value-type="float">
            <text:p>114261,0</text:p>
          </table:table-cell>
          <table:table-cell table:style-name="ce10" office:value-type="float" office:value="291.27" calcext:value-type="float">
            <text:p>291,3</text:p>
          </table:table-cell>
          <table:table-cell table:style-name="ce73" office:value-type="float" office:value="114137" calcext:value-type="float">
            <text:p>114137,0</text:p>
          </table:table-cell>
          <table:table-cell table:style-name="ce17" office:value-type="float" office:value="27.44" calcext:value-type="float">
            <text:p>27,4</text:p>
          </table:table-cell>
          <table:table-cell table:style-name="ce77" office:value-type="float" office:value="115710" calcext:value-type="float">
            <text:p>115710,0</text:p>
          </table:table-cell>
          <table:table-cell table:style-name="ce23" table:formula="of:=([.M63]-[.B63])/[.B63]" office:value-type="percentage" office:value="0.0137816834155445" calcext:value-type="percentage">
            <text:p>1,378%</text:p>
          </table:table-cell>
          <table:table-cell table:style-name="ce28"/>
          <table:table-cell table:style-name="ce30"/>
          <table:table-cell table:style-name="ce39" office:value-type="float" office:value="0.156841" calcext:value-type="float">
            <text:p>0,156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1</text:p>
          </table:table-cell>
          <table:table-cell table:style-name="ce67" table:formula="of:=MIN([.C64];[.E64];[.G64];[.I64];[.K64])" office:value-type="float" office:value="108117" calcext:value-type="float">
            <text:p>108117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108124" calcext:value-type="float">
            <text:p>108124,0</text:p>
          </table:table-cell>
          <table:table-cell table:style-name="ce9" office:value-type="float" office:value="136.07" calcext:value-type="float">
            <text:p>136,1</text:p>
          </table:table-cell>
          <table:table-cell table:style-name="ce72" office:value-type="float" office:value="108158" calcext:value-type="float">
            <text:p>108158,0</text:p>
          </table:table-cell>
          <table:table-cell table:style-name="ce9" office:value-type="float" office:value="274.27" calcext:value-type="float">
            <text:p>274,3</text:p>
          </table:table-cell>
          <table:table-cell table:style-name="ce72" office:value-type="float" office:value="108117" calcext:value-type="float">
            <text:p>108117,0</text:p>
          </table:table-cell>
          <table:table-cell table:style-name="ce16" office:value-type="float" office:value="25.4" calcext:value-type="float">
            <text:p>25,4</text:p>
          </table:table-cell>
          <table:table-cell table:style-name="ce76" office:value-type="float" office:value="109370" calcext:value-type="float">
            <text:p>109370,0</text:p>
          </table:table-cell>
          <table:table-cell table:style-name="ce22" table:formula="of:=([.M64]-[.B64])/[.B64]" office:value-type="percentage" office:value="0.0115892967803398" calcext:value-type="percentage">
            <text:p>1,159%</text:p>
          </table:table-cell>
          <table:table-cell table:style-name="ce26"/>
          <table:table-cell table:style-name="ce29"/>
          <table:table-cell table:style-name="ce38" office:value-type="float" office:value="0.15803" calcext:value-type="float">
            <text:p>0,158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2</text:p>
          </table:table-cell>
          <table:table-cell table:style-name="ce67" table:formula="of:=MIN([.C65];[.E65];[.G65];[.I65];[.K65])" office:value-type="float" office:value="109908.5" calcext:value-type="float">
            <text:p>109908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109942.5" calcext:value-type="float">
            <text:p>109942,5</text:p>
          </table:table-cell>
          <table:table-cell table:style-name="ce10" office:value-type="float" office:value="138" calcext:value-type="float">
            <text:p>138,0</text:p>
          </table:table-cell>
          <table:table-cell table:style-name="ce73" office:value-type="float" office:value="109983.5" calcext:value-type="float">
            <text:p>109983,5</text:p>
          </table:table-cell>
          <table:table-cell table:style-name="ce10" office:value-type="float" office:value="319.85" calcext:value-type="float">
            <text:p>319,9</text:p>
          </table:table-cell>
          <table:table-cell table:style-name="ce73" office:value-type="float" office:value="109908.5" calcext:value-type="float">
            <text:p>109908,5</text:p>
          </table:table-cell>
          <table:table-cell table:style-name="ce17" office:value-type="float" office:value="25.11" calcext:value-type="float">
            <text:p>25,1</text:p>
          </table:table-cell>
          <table:table-cell table:style-name="ce77" office:value-type="float" office:value="111884.5" calcext:value-type="float">
            <text:p>111884,5</text:p>
          </table:table-cell>
          <table:table-cell table:style-name="ce23" table:formula="of:=([.M65]-[.B65])/[.B65]" office:value-type="percentage" office:value="0.0179785912827488" calcext:value-type="percentage">
            <text:p>1,798%</text:p>
          </table:table-cell>
          <table:table-cell table:style-name="ce28"/>
          <table:table-cell table:style-name="ce30"/>
          <table:table-cell table:style-name="ce39" office:value-type="float" office:value="0.163241" calcext:value-type="float">
            <text:p>0,163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3</text:p>
          </table:table-cell>
          <table:table-cell table:style-name="ce67" table:formula="of:=MIN([.C66];[.E66];[.G66];[.I66];[.K66])" office:value-type="float" office:value="91619" calcext:value-type="float">
            <text:p>91619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91638" calcext:value-type="float">
            <text:p>91638,0</text:p>
          </table:table-cell>
          <table:table-cell table:style-name="ce9" office:value-type="float" office:value="137.12" calcext:value-type="float">
            <text:p>137,1</text:p>
          </table:table-cell>
          <table:table-cell table:style-name="ce72" office:value-type="float" office:value="91753" calcext:value-type="float">
            <text:p>91753,0</text:p>
          </table:table-cell>
          <table:table-cell table:style-name="ce9" office:value-type="float" office:value="350.38" calcext:value-type="float">
            <text:p>350,4</text:p>
          </table:table-cell>
          <table:table-cell table:style-name="ce72" office:value-type="float" office:value="91619" calcext:value-type="float">
            <text:p>91619,0</text:p>
          </table:table-cell>
          <table:table-cell table:style-name="ce16" office:value-type="float" office:value="24.85" calcext:value-type="float">
            <text:p>24,9</text:p>
          </table:table-cell>
          <table:table-cell table:style-name="ce76" office:value-type="float" office:value="93353" calcext:value-type="float">
            <text:p>93353,0</text:p>
          </table:table-cell>
          <table:table-cell table:style-name="ce22" table:formula="of:=([.M66]-[.B66])/[.B66]" office:value-type="percentage" office:value="0.0189262052631004" calcext:value-type="percentage">
            <text:p>1,893%</text:p>
          </table:table-cell>
          <table:table-cell table:style-name="ce26"/>
          <table:table-cell table:style-name="ce29"/>
          <table:table-cell table:style-name="ce38" office:value-type="float" office:value="0.166405" calcext:value-type="float">
            <text:p>0,166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1</text:p>
          </table:table-cell>
          <table:table-cell table:style-name="ce67" table:formula="of:=MIN([.C67];[.E67];[.G67];[.I67];[.K67])" office:value-type="float" office:value="445377.5" calcext:value-type="float">
            <text:p>445377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445381.5" calcext:value-type="float">
            <text:p>445381,5</text:p>
          </table:table-cell>
          <table:table-cell table:style-name="ce10" office:value-type="float" office:value="135.37" calcext:value-type="float">
            <text:p>135,4</text:p>
          </table:table-cell>
          <table:table-cell table:style-name="ce73" office:value-type="float" office:value="445550.5" calcext:value-type="float">
            <text:p>445550,5</text:p>
          </table:table-cell>
          <table:table-cell table:style-name="ce10" office:value-type="float" office:value="300.92" calcext:value-type="float">
            <text:p>300,9</text:p>
          </table:table-cell>
          <table:table-cell table:style-name="ce73" office:value-type="float" office:value="445377.5" calcext:value-type="float">
            <text:p>445377,5</text:p>
          </table:table-cell>
          <table:table-cell table:style-name="ce17" office:value-type="float" office:value="26.87" calcext:value-type="float">
            <text:p>26,9</text:p>
          </table:table-cell>
          <table:table-cell table:style-name="ce77" office:value-type="float" office:value="448332.5" calcext:value-type="float">
            <text:p>448332,5</text:p>
          </table:table-cell>
          <table:table-cell table:style-name="ce23" table:formula="of:=([.M67]-[.B67])/[.B67]" office:value-type="percentage" office:value="0.00663482102261565" calcext:value-type="percentage">
            <text:p>0,663%</text:p>
          </table:table-cell>
          <table:table-cell table:style-name="ce28"/>
          <table:table-cell table:style-name="ce30"/>
          <table:table-cell table:style-name="ce39" office:value-type="float" office:value="0.15855" calcext:value-type="float">
            <text:p>0,158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2</text:p>
          </table:table-cell>
          <table:table-cell table:style-name="ce67" table:formula="of:=MIN([.C68];[.E68];[.G68];[.I68];[.K68])" office:value-type="float" office:value="407890.5" calcext:value-type="float">
            <text:p>407890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407892.5" calcext:value-type="float">
            <text:p>407892,5</text:p>
          </table:table-cell>
          <table:table-cell table:style-name="ce9" office:value-type="float" office:value="133.87" calcext:value-type="float">
            <text:p>133,9</text:p>
          </table:table-cell>
          <table:table-cell table:style-name="ce72" office:value-type="float" office:value="407967.5" calcext:value-type="float">
            <text:p>407967,5</text:p>
          </table:table-cell>
          <table:table-cell table:style-name="ce9" office:value-type="float" office:value="305.08" calcext:value-type="float">
            <text:p>305,1</text:p>
          </table:table-cell>
          <table:table-cell table:style-name="ce72" office:value-type="float" office:value="407890.5" calcext:value-type="float">
            <text:p>407890,5</text:p>
          </table:table-cell>
          <table:table-cell table:style-name="ce16" office:value-type="float" office:value="26.55" calcext:value-type="float">
            <text:p>26,6</text:p>
          </table:table-cell>
          <table:table-cell table:style-name="ce76" office:value-type="float" office:value="411164.5" calcext:value-type="float">
            <text:p>411164,5</text:p>
          </table:table-cell>
          <table:table-cell table:style-name="ce22" table:formula="of:=([.M68]-[.B68])/[.B68]" office:value-type="percentage" office:value="0.00802666401889723" calcext:value-type="percentage">
            <text:p>0,803%</text:p>
          </table:table-cell>
          <table:table-cell table:style-name="ce26"/>
          <table:table-cell table:style-name="ce29"/>
          <table:table-cell table:style-name="ce38" office:value-type="float" office:value="0.157476" calcext:value-type="float">
            <text:p>0,157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3</text:p>
          </table:table-cell>
          <table:table-cell table:style-name="ce67" table:formula="of:=MIN([.C69];[.E69];[.G69];[.I69];[.K69])" office:value-type="float" office:value="416912.5" calcext:value-type="float">
            <text:p>416912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416935.5" calcext:value-type="float">
            <text:p>416935,5</text:p>
          </table:table-cell>
          <table:table-cell table:style-name="ce10" office:value-type="float" office:value="135.13" calcext:value-type="float">
            <text:p>135,1</text:p>
          </table:table-cell>
          <table:table-cell table:style-name="ce73" office:value-type="float" office:value="417043.5" calcext:value-type="float">
            <text:p>417043,5</text:p>
          </table:table-cell>
          <table:table-cell table:style-name="ce10" office:value-type="float" office:value="258.02" calcext:value-type="float">
            <text:p>258,0</text:p>
          </table:table-cell>
          <table:table-cell table:style-name="ce73" office:value-type="float" office:value="416912.5" calcext:value-type="float">
            <text:p>416912,5</text:p>
          </table:table-cell>
          <table:table-cell table:style-name="ce17" office:value-type="float" office:value="26.15" calcext:value-type="float">
            <text:p>26,2</text:p>
          </table:table-cell>
          <table:table-cell table:style-name="ce77" office:value-type="float" office:value="419848.5" calcext:value-type="float">
            <text:p>419848,5</text:p>
          </table:table-cell>
          <table:table-cell table:style-name="ce23" table:formula="of:=([.M69]-[.B69])/[.B69]" office:value-type="percentage" office:value="0.00704224507540551" calcext:value-type="percentage">
            <text:p>0,704%</text:p>
          </table:table-cell>
          <table:table-cell table:style-name="ce28"/>
          <table:table-cell table:style-name="ce30"/>
          <table:table-cell table:style-name="ce39" office:value-type="float" office:value="0.158491" calcext:value-type="float">
            <text:p>0,158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1</text:p>
          </table:table-cell>
          <table:table-cell table:style-name="ce67" table:formula="of:=MIN([.C70];[.E70];[.G70];[.I70];[.K70])" office:value-type="float" office:value="313304" calcext:value-type="float">
            <text:p>313304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313320" calcext:value-type="float">
            <text:p>313320,0</text:p>
          </table:table-cell>
          <table:table-cell table:style-name="ce9" office:value-type="float" office:value="134.8" calcext:value-type="float">
            <text:p>134,8</text:p>
          </table:table-cell>
          <table:table-cell table:style-name="ce72" office:value-type="float" office:value="313467" calcext:value-type="float">
            <text:p>313467,0</text:p>
          </table:table-cell>
          <table:table-cell table:style-name="ce9" office:value-type="float" office:value="291.15" calcext:value-type="float">
            <text:p>291,2</text:p>
          </table:table-cell>
          <table:table-cell table:style-name="ce72" office:value-type="float" office:value="313304" calcext:value-type="float">
            <text:p>313304,0</text:p>
          </table:table-cell>
          <table:table-cell table:style-name="ce16" office:value-type="float" office:value="25.71" calcext:value-type="float">
            <text:p>25,7</text:p>
          </table:table-cell>
          <table:table-cell table:style-name="ce76" office:value-type="float" office:value="317102" calcext:value-type="float">
            <text:p>317102,0</text:p>
          </table:table-cell>
          <table:table-cell table:style-name="ce22" table:formula="of:=([.M70]-[.B70])/[.B70]" office:value-type="percentage" office:value="0.0121224114597962" calcext:value-type="percentage">
            <text:p>1,212%</text:p>
          </table:table-cell>
          <table:table-cell table:style-name="ce26"/>
          <table:table-cell table:style-name="ce29"/>
          <table:table-cell table:style-name="ce38" office:value-type="float" office:value="0.157444" calcext:value-type="float">
            <text:p>0,157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2</text:p>
          </table:table-cell>
          <table:table-cell table:style-name="ce67" table:formula="of:=MIN([.C71];[.E71];[.G71];[.I71];[.K71])" office:value-type="float" office:value="320758.5" calcext:value-type="float">
            <text:p>320758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320758.5" calcext:value-type="float">
            <text:p>320758,5</text:p>
          </table:table-cell>
          <table:table-cell table:style-name="ce10" office:value-type="float" office:value="136.92" calcext:value-type="float">
            <text:p>136,9</text:p>
          </table:table-cell>
          <table:table-cell table:style-name="ce73" office:value-type="float" office:value="320808.5" calcext:value-type="float">
            <text:p>320808,5</text:p>
          </table:table-cell>
          <table:table-cell table:style-name="ce10" office:value-type="float" office:value="276" calcext:value-type="float">
            <text:p>276,0</text:p>
          </table:table-cell>
          <table:table-cell table:style-name="ce73" office:value-type="float" office:value="320758.5" calcext:value-type="float">
            <text:p>320758,5</text:p>
          </table:table-cell>
          <table:table-cell table:style-name="ce17" office:value-type="float" office:value="26.11" calcext:value-type="float">
            <text:p>26,1</text:p>
          </table:table-cell>
          <table:table-cell table:style-name="ce77" office:value-type="float" office:value="322567.5" calcext:value-type="float">
            <text:p>322567,5</text:p>
          </table:table-cell>
          <table:table-cell table:style-name="ce23" table:formula="of:=([.M71]-[.B71])/[.B71]" office:value-type="percentage" office:value="0.00563975701345405" calcext:value-type="percentage">
            <text:p>0,564%</text:p>
          </table:table-cell>
          <table:table-cell table:style-name="ce28"/>
          <table:table-cell table:style-name="ce30"/>
          <table:table-cell table:style-name="ce39" office:value-type="float" office:value="0.156621" calcext:value-type="float">
            <text:p>0,156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3</text:p>
          </table:table-cell>
          <table:table-cell table:style-name="ce67" table:formula="of:=MIN([.C72];[.E72];[.G72];[.I72];[.K72])" office:value-type="float" office:value="363020.5" calcext:value-type="float">
            <text:p>363020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363020.5" calcext:value-type="float">
            <text:p>363020,5</text:p>
          </table:table-cell>
          <table:table-cell table:style-name="ce9" office:value-type="float" office:value="134.27" calcext:value-type="float">
            <text:p>134,3</text:p>
          </table:table-cell>
          <table:table-cell table:style-name="ce72" office:value-type="float" office:value="363184.5" calcext:value-type="float">
            <text:p>363184,5</text:p>
          </table:table-cell>
          <table:table-cell table:style-name="ce9" office:value-type="float" office:value="326.67" calcext:value-type="float">
            <text:p>326,7</text:p>
          </table:table-cell>
          <table:table-cell table:style-name="ce72" office:value-type="float" office:value="363020.5" calcext:value-type="float">
            <text:p>363020,5</text:p>
          </table:table-cell>
          <table:table-cell table:style-name="ce16" office:value-type="float" office:value="25.44" calcext:value-type="float">
            <text:p>25,4</text:p>
          </table:table-cell>
          <table:table-cell table:style-name="ce76" office:value-type="float" office:value="366685.5" calcext:value-type="float">
            <text:p>366685,5</text:p>
          </table:table-cell>
          <table:table-cell table:style-name="ce22" table:formula="of:=([.M72]-[.B72])/[.B72]" office:value-type="percentage" office:value="0.0100958485815539" calcext:value-type="percentage">
            <text:p>1,010%</text:p>
          </table:table-cell>
          <table:table-cell table:style-name="ce26"/>
          <table:table-cell table:style-name="ce29"/>
          <table:table-cell table:style-name="ce38" office:value-type="float" office:value="0.157672" calcext:value-type="float">
            <text:p>0,157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1</text:p>
          </table:table-cell>
          <table:table-cell table:style-name="ce67" table:formula="of:=MIN([.C73];[.E73];[.G73];[.I73];[.K73])" office:value-type="float" office:value="273420" calcext:value-type="float">
            <text:p>273420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273423" calcext:value-type="float">
            <text:p>273423,0</text:p>
          </table:table-cell>
          <table:table-cell table:style-name="ce10" office:value-type="float" office:value="136.61" calcext:value-type="float">
            <text:p>136,6</text:p>
          </table:table-cell>
          <table:table-cell table:style-name="ce73" office:value-type="float" office:value="273500" calcext:value-type="float">
            <text:p>273500,0</text:p>
          </table:table-cell>
          <table:table-cell table:style-name="ce10" office:value-type="float" office:value="297.62" calcext:value-type="float">
            <text:p>297,6</text:p>
          </table:table-cell>
          <table:table-cell table:style-name="ce73" office:value-type="float" office:value="273420" calcext:value-type="float">
            <text:p>273420,0</text:p>
          </table:table-cell>
          <table:table-cell table:style-name="ce17" office:value-type="float" office:value="25.55" calcext:value-type="float">
            <text:p>25,6</text:p>
          </table:table-cell>
          <table:table-cell table:style-name="ce77" office:value-type="float" office:value="275183" calcext:value-type="float">
            <text:p>275183,0</text:p>
          </table:table-cell>
          <table:table-cell table:style-name="ce23" table:formula="of:=([.M73]-[.B73])/[.B73]" office:value-type="percentage" office:value="0.00644795552629654" calcext:value-type="percentage">
            <text:p>0,645%</text:p>
          </table:table-cell>
          <table:table-cell table:style-name="ce28"/>
          <table:table-cell table:style-name="ce30"/>
          <table:table-cell table:style-name="ce39" office:value-type="float" office:value="0.15746" calcext:value-type="float">
            <text:p>0,157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2</text:p>
          </table:table-cell>
          <table:table-cell table:style-name="ce67" table:formula="of:=MIN([.C74];[.E74];[.G74];[.I74];[.K74])" office:value-type="float" office:value="269680.5" calcext:value-type="float">
            <text:p>269680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269683.5" calcext:value-type="float">
            <text:p>269683,5</text:p>
          </table:table-cell>
          <table:table-cell table:style-name="ce9" office:value-type="float" office:value="137.11" calcext:value-type="float">
            <text:p>137,1</text:p>
          </table:table-cell>
          <table:table-cell table:style-name="ce72" office:value-type="float" office:value="269798.5" calcext:value-type="float">
            <text:p>269798,5</text:p>
          </table:table-cell>
          <table:table-cell table:style-name="ce9" office:value-type="float" office:value="305.78" calcext:value-type="float">
            <text:p>305,8</text:p>
          </table:table-cell>
          <table:table-cell table:style-name="ce72" office:value-type="float" office:value="269680.5" calcext:value-type="float">
            <text:p>269680,5</text:p>
          </table:table-cell>
          <table:table-cell table:style-name="ce16" office:value-type="float" office:value="25.58" calcext:value-type="float">
            <text:p>25,6</text:p>
          </table:table-cell>
          <table:table-cell table:style-name="ce76" office:value-type="float" office:value="271460.5" calcext:value-type="float">
            <text:p>271460,5</text:p>
          </table:table-cell>
          <table:table-cell table:style-name="ce22" table:formula="of:=([.M74]-[.B74])/[.B74]" office:value-type="percentage" office:value="0.00660040306955824" calcext:value-type="percentage">
            <text:p>0,660%</text:p>
          </table:table-cell>
          <table:table-cell table:style-name="ce26"/>
          <table:table-cell table:style-name="ce29"/>
          <table:table-cell table:style-name="ce38" office:value-type="float" office:value="0.158179" calcext:value-type="float">
            <text:p>0,158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3</text:p>
          </table:table-cell>
          <table:table-cell table:style-name="ce67" table:formula="of:=MIN([.C75];[.E75];[.G75];[.I75];[.K75])" office:value-type="float" office:value="295419" calcext:value-type="float">
            <text:p>295419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295424" calcext:value-type="float">
            <text:p>295424,0</text:p>
          </table:table-cell>
          <table:table-cell table:style-name="ce10" office:value-type="float" office:value="134.56" calcext:value-type="float">
            <text:p>134,6</text:p>
          </table:table-cell>
          <table:table-cell table:style-name="ce73" office:value-type="float" office:value="295529" calcext:value-type="float">
            <text:p>295529,0</text:p>
          </table:table-cell>
          <table:table-cell table:style-name="ce10" office:value-type="float" office:value="271.78" calcext:value-type="float">
            <text:p>271,8</text:p>
          </table:table-cell>
          <table:table-cell table:style-name="ce73" office:value-type="float" office:value="295419" calcext:value-type="float">
            <text:p>295419,0</text:p>
          </table:table-cell>
          <table:table-cell table:style-name="ce17" office:value-type="float" office:value="24.85" calcext:value-type="float">
            <text:p>24,9</text:p>
          </table:table-cell>
          <table:table-cell table:style-name="ce77" office:value-type="float" office:value="296739" calcext:value-type="float">
            <text:p>296739,0</text:p>
          </table:table-cell>
          <table:table-cell table:style-name="ce23" table:formula="of:=([.M75]-[.B75])/[.B75]" office:value-type="percentage" office:value="0.00446822987011668" calcext:value-type="percentage">
            <text:p>0,447%</text:p>
          </table:table-cell>
          <table:table-cell table:style-name="ce28"/>
          <table:table-cell table:style-name="ce30"/>
          <table:table-cell table:style-name="ce39" office:value-type="float" office:value="0.157506" calcext:value-type="float">
            <text:p>0,157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1</text:p>
          </table:table-cell>
          <table:table-cell table:style-name="ce67" table:formula="of:=MIN([.C76];[.E76];[.G76];[.I76];[.K76])" office:value-type="float" office:value="227896" calcext:value-type="float">
            <text:p>227896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227898" calcext:value-type="float">
            <text:p>227898,0</text:p>
          </table:table-cell>
          <table:table-cell table:style-name="ce9" office:value-type="float" office:value="137.59" calcext:value-type="float">
            <text:p>137,6</text:p>
          </table:table-cell>
          <table:table-cell table:style-name="ce72" office:value-type="float" office:value="227976" calcext:value-type="float">
            <text:p>227976,0</text:p>
          </table:table-cell>
          <table:table-cell table:style-name="ce9" office:value-type="float" office:value="287.13" calcext:value-type="float">
            <text:p>287,1</text:p>
          </table:table-cell>
          <table:table-cell table:style-name="ce72" office:value-type="float" office:value="227896" calcext:value-type="float">
            <text:p>227896,0</text:p>
          </table:table-cell>
          <table:table-cell table:style-name="ce16" office:value-type="float" office:value="24.49" calcext:value-type="float">
            <text:p>24,5</text:p>
          </table:table-cell>
          <table:table-cell table:style-name="ce76" office:value-type="float" office:value="228844" calcext:value-type="float">
            <text:p>228844,0</text:p>
          </table:table-cell>
          <table:table-cell table:style-name="ce22" table:formula="of:=([.M76]-[.B76])/[.B76]" office:value-type="percentage" office:value="0.00415979218590936" calcext:value-type="percentage">
            <text:p>0,416%</text:p>
          </table:table-cell>
          <table:table-cell table:style-name="ce26"/>
          <table:table-cell table:style-name="ce29"/>
          <table:table-cell table:style-name="ce38" office:value-type="float" office:value="0.158098" calcext:value-type="float">
            <text:p>0,158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2</text:p>
          </table:table-cell>
          <table:table-cell table:style-name="ce67" table:formula="of:=MIN([.C77];[.E77];[.G77];[.I77];[.K77])" office:value-type="float" office:value="246523" calcext:value-type="float">
            <text:p>246523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246523" calcext:value-type="float">
            <text:p>246523,0</text:p>
          </table:table-cell>
          <table:table-cell table:style-name="ce10" office:value-type="float" office:value="135.66" calcext:value-type="float">
            <text:p>135,7</text:p>
          </table:table-cell>
          <table:table-cell table:style-name="ce73" office:value-type="float" office:value="246639" calcext:value-type="float">
            <text:p>246639,0</text:p>
          </table:table-cell>
          <table:table-cell table:style-name="ce10" office:value-type="float" office:value="329.51" calcext:value-type="float">
            <text:p>329,5</text:p>
          </table:table-cell>
          <table:table-cell table:style-name="ce73" office:value-type="float" office:value="246523" calcext:value-type="float">
            <text:p>246523,0</text:p>
          </table:table-cell>
          <table:table-cell table:style-name="ce17" office:value-type="float" office:value="24.38" calcext:value-type="float">
            <text:p>24,4</text:p>
          </table:table-cell>
          <table:table-cell table:style-name="ce77" office:value-type="float" office:value="248191" calcext:value-type="float">
            <text:p>248191,0</text:p>
          </table:table-cell>
          <table:table-cell table:style-name="ce23" table:formula="of:=([.M77]-[.B77])/[.B77]" office:value-type="percentage" office:value="0.00676610295996722" calcext:value-type="percentage">
            <text:p>0,677%</text:p>
          </table:table-cell>
          <table:table-cell table:style-name="ce28"/>
          <table:table-cell table:style-name="ce30"/>
          <table:table-cell table:style-name="ce39" office:value-type="float" office:value="0.157671" calcext:value-type="float">
            <text:p>0,157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3</text:p>
          </table:table-cell>
          <table:table-cell table:style-name="ce67" table:formula="of:=MIN([.C78];[.E78];[.G78];[.I78];[.K78])" office:value-type="float" office:value="206486.5" calcext:value-type="float">
            <text:p>206486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206494.5" calcext:value-type="float">
            <text:p>206494,5</text:p>
          </table:table-cell>
          <table:table-cell table:style-name="ce9" office:value-type="float" office:value="133.46" calcext:value-type="float">
            <text:p>133,5</text:p>
          </table:table-cell>
          <table:table-cell table:style-name="ce72" office:value-type="float" office:value="206586.5" calcext:value-type="float">
            <text:p>206586,5</text:p>
          </table:table-cell>
          <table:table-cell table:style-name="ce9" office:value-type="float" office:value="319.77" calcext:value-type="float">
            <text:p>319,8</text:p>
          </table:table-cell>
          <table:table-cell table:style-name="ce72" office:value-type="float" office:value="206486.5" calcext:value-type="float">
            <text:p>206486,5</text:p>
          </table:table-cell>
          <table:table-cell table:style-name="ce16" office:value-type="float" office:value="24.31" calcext:value-type="float">
            <text:p>24,3</text:p>
          </table:table-cell>
          <table:table-cell table:style-name="ce76" office:value-type="float" office:value="207241.5" calcext:value-type="float">
            <text:p>207241,5</text:p>
          </table:table-cell>
          <table:table-cell table:style-name="ce22" table:formula="of:=([.M78]-[.B78])/[.B78]" office:value-type="percentage" office:value="0.00365641337327138" calcext:value-type="percentage">
            <text:p>0,366%</text:p>
          </table:table-cell>
          <table:table-cell table:style-name="ce26"/>
          <table:table-cell table:style-name="ce29"/>
          <table:table-cell table:style-name="ce38" office:value-type="float" office:value="0.160706" calcext:value-type="float">
            <text:p>0,160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1</text:p>
          </table:table-cell>
          <table:table-cell table:style-name="ce67" table:formula="of:=MIN([.C79];[.E79];[.G79];[.I79];[.K79])" office:value-type="float" office:value="628850" calcext:value-type="float">
            <text:p>628850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628859" calcext:value-type="float">
            <text:p>628859,0</text:p>
          </table:table-cell>
          <table:table-cell table:style-name="ce10" office:value-type="float" office:value="134.75" calcext:value-type="float">
            <text:p>134,8</text:p>
          </table:table-cell>
          <table:table-cell table:style-name="ce73" office:value-type="float" office:value="628915" calcext:value-type="float">
            <text:p>628915,0</text:p>
          </table:table-cell>
          <table:table-cell table:style-name="ce10" office:value-type="float" office:value="70.12" calcext:value-type="float">
            <text:p>70,1</text:p>
          </table:table-cell>
          <table:table-cell table:style-name="ce73" office:value-type="float" office:value="628850" calcext:value-type="float">
            <text:p>628850,0</text:p>
          </table:table-cell>
          <table:table-cell table:style-name="ce17" office:value-type="float" office:value="25.89" calcext:value-type="float">
            <text:p>25,9</text:p>
          </table:table-cell>
          <table:table-cell table:style-name="ce77" office:value-type="float" office:value="630307" calcext:value-type="float">
            <text:p>630307,0</text:p>
          </table:table-cell>
          <table:table-cell table:style-name="ce23" table:formula="of:=([.M79]-[.B79])/[.B79]" office:value-type="percentage" office:value="0.00231692772521269" calcext:value-type="percentage">
            <text:p>0,232%</text:p>
          </table:table-cell>
          <table:table-cell table:style-name="ce28"/>
          <table:table-cell table:style-name="ce30"/>
          <table:table-cell table:style-name="ce39" office:value-type="float" office:value="0.163862" calcext:value-type="float">
            <text:p>0,163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2</text:p>
          </table:table-cell>
          <table:table-cell table:style-name="ce67" table:formula="of:=MIN([.C80];[.E80];[.G80];[.I80];[.K80])" office:value-type="float" office:value="561170.5" calcext:value-type="float">
            <text:p>561170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561170.5" calcext:value-type="float">
            <text:p>561170,5</text:p>
          </table:table-cell>
          <table:table-cell table:style-name="ce9" office:value-type="float" office:value="133.86" calcext:value-type="float">
            <text:p>133,9</text:p>
          </table:table-cell>
          <table:table-cell table:style-name="ce72" office:value-type="float" office:value="561213.5" calcext:value-type="float">
            <text:p>561213,5</text:p>
          </table:table-cell>
          <table:table-cell table:style-name="ce9" office:value-type="float" office:value="70.72" calcext:value-type="float">
            <text:p>70,7</text:p>
          </table:table-cell>
          <table:table-cell table:style-name="ce72" office:value-type="float" office:value="561170.5" calcext:value-type="float">
            <text:p>561170,5</text:p>
          </table:table-cell>
          <table:table-cell table:style-name="ce16" office:value-type="float" office:value="26.46" calcext:value-type="float">
            <text:p>26,5</text:p>
          </table:table-cell>
          <table:table-cell table:style-name="ce76" office:value-type="float" office:value="563549.5" calcext:value-type="float">
            <text:p>563549,5</text:p>
          </table:table-cell>
          <table:table-cell table:style-name="ce22" table:formula="of:=([.M80]-[.B80])/[.B80]" office:value-type="percentage" office:value="0.00423935328033102" calcext:value-type="percentage">
            <text:p>0,424%</text:p>
          </table:table-cell>
          <table:table-cell table:style-name="ce26"/>
          <table:table-cell table:style-name="ce29"/>
          <table:table-cell table:style-name="ce38" office:value-type="float" office:value="0.159038" calcext:value-type="float">
            <text:p>0,159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3</text:p>
          </table:table-cell>
          <table:table-cell table:style-name="ce67" table:formula="of:=MIN([.C81];[.E81];[.G81];[.I81];[.K81])" office:value-type="float" office:value="587816.5" calcext:value-type="float">
            <text:p>587816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587824.5" calcext:value-type="float">
            <text:p>587824,5</text:p>
          </table:table-cell>
          <table:table-cell table:style-name="ce10" office:value-type="float" office:value="134.37" calcext:value-type="float">
            <text:p>134,4</text:p>
          </table:table-cell>
          <table:table-cell table:style-name="ce73" office:value-type="float" office:value="587874.5" calcext:value-type="float">
            <text:p>587874,5</text:p>
          </table:table-cell>
          <table:table-cell table:style-name="ce10" office:value-type="float" office:value="43.66" calcext:value-type="float">
            <text:p>43,7</text:p>
          </table:table-cell>
          <table:table-cell table:style-name="ce73" office:value-type="float" office:value="587816.5" calcext:value-type="float">
            <text:p>587816,5</text:p>
          </table:table-cell>
          <table:table-cell table:style-name="ce17" office:value-type="float" office:value="26.73" calcext:value-type="float">
            <text:p>26,7</text:p>
          </table:table-cell>
          <table:table-cell table:style-name="ce77" office:value-type="float" office:value="588664.5" calcext:value-type="float">
            <text:p>588664,5</text:p>
          </table:table-cell>
          <table:table-cell table:style-name="ce23" table:formula="of:=([.M81]-[.B81])/[.B81]" office:value-type="percentage" office:value="0.00144262707834843" calcext:value-type="percentage">
            <text:p>0,144%</text:p>
          </table:table-cell>
          <table:table-cell table:style-name="ce28"/>
          <table:table-cell table:style-name="ce30"/>
          <table:table-cell table:style-name="ce39" office:value-type="float" office:value="0.15679" calcext:value-type="float">
            <text:p>0,156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1</text:p>
          </table:table-cell>
          <table:table-cell table:style-name="ce67" table:formula="of:=MIN([.C82];[.E82];[.G82];[.I82];[.K82])" office:value-type="float" office:value="474046" calcext:value-type="float">
            <text:p>474046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474046" calcext:value-type="float">
            <text:p>474046,0</text:p>
          </table:table-cell>
          <table:table-cell table:style-name="ce9" office:value-type="float" office:value="135.65" calcext:value-type="float">
            <text:p>135,7</text:p>
          </table:table-cell>
          <table:table-cell table:style-name="ce72" office:value-type="float" office:value="474094" calcext:value-type="float">
            <text:p>474094,0</text:p>
          </table:table-cell>
          <table:table-cell table:style-name="ce9" office:value-type="float" office:value="35.87" calcext:value-type="float">
            <text:p>35,9</text:p>
          </table:table-cell>
          <table:table-cell table:style-name="ce72" office:value-type="float" office:value="474046" calcext:value-type="float">
            <text:p>474046,0</text:p>
          </table:table-cell>
          <table:table-cell table:style-name="ce16" office:value-type="float" office:value="25.49" calcext:value-type="float">
            <text:p>25,5</text:p>
          </table:table-cell>
          <table:table-cell table:style-name="ce76" office:value-type="float" office:value="476432" calcext:value-type="float">
            <text:p>476432,0</text:p>
          </table:table-cell>
          <table:table-cell table:style-name="ce22" table:formula="of:=([.M82]-[.B82])/[.B82]" office:value-type="percentage" office:value="0.00503326681376913" calcext:value-type="percentage">
            <text:p>0,503%</text:p>
          </table:table-cell>
          <table:table-cell table:style-name="ce26"/>
          <table:table-cell table:style-name="ce29"/>
          <table:table-cell table:style-name="ce38" office:value-type="float" office:value="0.157218" calcext:value-type="float">
            <text:p>0,157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2</text:p>
          </table:table-cell>
          <table:table-cell table:style-name="ce67" table:formula="of:=MIN([.C83];[.E83];[.G83];[.I83];[.K83])" office:value-type="float" office:value="479963" calcext:value-type="float">
            <text:p>479963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479963" calcext:value-type="float">
            <text:p>479963,0</text:p>
          </table:table-cell>
          <table:table-cell table:style-name="ce10" office:value-type="float" office:value="135.32" calcext:value-type="float">
            <text:p>135,3</text:p>
          </table:table-cell>
          <table:table-cell table:style-name="ce73" office:value-type="float" office:value="480007" calcext:value-type="float">
            <text:p>480007,0</text:p>
          </table:table-cell>
          <table:table-cell table:style-name="ce10" office:value-type="float" office:value="67.64" calcext:value-type="float">
            <text:p>67,6</text:p>
          </table:table-cell>
          <table:table-cell table:style-name="ce73" office:value-type="float" office:value="479963" calcext:value-type="float">
            <text:p>479963,0</text:p>
          </table:table-cell>
          <table:table-cell table:style-name="ce17" office:value-type="float" office:value="25.78" calcext:value-type="float">
            <text:p>25,8</text:p>
          </table:table-cell>
          <table:table-cell table:style-name="ce77" office:value-type="float" office:value="481735" calcext:value-type="float">
            <text:p>481735,0</text:p>
          </table:table-cell>
          <table:table-cell table:style-name="ce23" table:formula="of:=([.M83]-[.B83])/[.B83]" office:value-type="percentage" office:value="0.00369195125457587" calcext:value-type="percentage">
            <text:p>0,369%</text:p>
          </table:table-cell>
          <table:table-cell table:style-name="ce28"/>
          <table:table-cell table:style-name="ce30"/>
          <table:table-cell table:style-name="ce39" office:value-type="float" office:value="0.156627" calcext:value-type="float">
            <text:p>0,156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3</text:p>
          </table:table-cell>
          <table:table-cell table:style-name="ce67" table:formula="of:=MIN([.C84];[.E84];[.G84];[.I84];[.K84])" office:value-type="float" office:value="512452" calcext:value-type="float">
            <text:p>512452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512453" calcext:value-type="float">
            <text:p>512453,0</text:p>
          </table:table-cell>
          <table:table-cell table:style-name="ce9" office:value-type="float" office:value="135.13" calcext:value-type="float">
            <text:p>135,1</text:p>
          </table:table-cell>
          <table:table-cell table:style-name="ce72" office:value-type="float" office:value="512490" calcext:value-type="float">
            <text:p>512490,0</text:p>
          </table:table-cell>
          <table:table-cell table:style-name="ce9" office:value-type="float" office:value="39.52" calcext:value-type="float">
            <text:p>39,5</text:p>
          </table:table-cell>
          <table:table-cell table:style-name="ce72" office:value-type="float" office:value="512452" calcext:value-type="float">
            <text:p>512452,0</text:p>
          </table:table-cell>
          <table:table-cell table:style-name="ce16" office:value-type="float" office:value="26.09" calcext:value-type="float">
            <text:p>26,1</text:p>
          </table:table-cell>
          <table:table-cell table:style-name="ce76" office:value-type="float" office:value="514066" calcext:value-type="float">
            <text:p>514066,0</text:p>
          </table:table-cell>
          <table:table-cell table:style-name="ce22" table:formula="of:=([.M84]-[.B84])/[.B84]" office:value-type="percentage" office:value="0.00314956327617026" calcext:value-type="percentage">
            <text:p>0,315%</text:p>
          </table:table-cell>
          <table:table-cell table:style-name="ce26"/>
          <table:table-cell table:style-name="ce29"/>
          <table:table-cell table:style-name="ce38" office:value-type="float" office:value="0.157911" calcext:value-type="float">
            <text:p>0,157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1</text:p>
          </table:table-cell>
          <table:table-cell table:style-name="ce67" table:formula="of:=MIN([.C85];[.E85];[.G85];[.I85];[.K85])" office:value-type="float" office:value="479683" calcext:value-type="float">
            <text:p>479683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479692" calcext:value-type="float">
            <text:p>479692,0</text:p>
          </table:table-cell>
          <table:table-cell table:style-name="ce10" office:value-type="float" office:value="135.36" calcext:value-type="float">
            <text:p>135,4</text:p>
          </table:table-cell>
          <table:table-cell table:style-name="ce73" office:value-type="float" office:value="479721" calcext:value-type="float">
            <text:p>479721,0</text:p>
          </table:table-cell>
          <table:table-cell table:style-name="ce10" office:value-type="float" office:value="91.9" calcext:value-type="float">
            <text:p>91,9</text:p>
          </table:table-cell>
          <table:table-cell table:style-name="ce73" office:value-type="float" office:value="479683" calcext:value-type="float">
            <text:p>479683,0</text:p>
          </table:table-cell>
          <table:table-cell table:style-name="ce17" office:value-type="float" office:value="24.89" calcext:value-type="float">
            <text:p>24,9</text:p>
          </table:table-cell>
          <table:table-cell table:style-name="ce77" office:value-type="float" office:value="480654" calcext:value-type="float">
            <text:p>480654,0</text:p>
          </table:table-cell>
          <table:table-cell table:style-name="ce23" table:formula="of:=([.M85]-[.B85])/[.B85]" office:value-type="percentage" office:value="0.00202425351742713" calcext:value-type="percentage">
            <text:p>0,202%</text:p>
          </table:table-cell>
          <table:table-cell table:style-name="ce28"/>
          <table:table-cell table:style-name="ce30"/>
          <table:table-cell table:style-name="ce39" office:value-type="float" office:value="0.157804" calcext:value-type="float">
            <text:p>0,157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2</text:p>
          </table:table-cell>
          <table:table-cell table:style-name="ce67" table:formula="of:=MIN([.C86];[.E86];[.G86];[.I86];[.K86])" office:value-type="float" office:value="445030" calcext:value-type="float">
            <text:p>445030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445032" calcext:value-type="float">
            <text:p>445032,0</text:p>
          </table:table-cell>
          <table:table-cell table:style-name="ce9" office:value-type="float" office:value="133.36" calcext:value-type="float">
            <text:p>133,4</text:p>
          </table:table-cell>
          <table:table-cell table:style-name="ce72" office:value-type="float" office:value="445140" calcext:value-type="float">
            <text:p>445140,0</text:p>
          </table:table-cell>
          <table:table-cell table:style-name="ce9" office:value-type="float" office:value="61.46" calcext:value-type="float">
            <text:p>61,5</text:p>
          </table:table-cell>
          <table:table-cell table:style-name="ce72" office:value-type="float" office:value="445030" calcext:value-type="float">
            <text:p>445030,0</text:p>
          </table:table-cell>
          <table:table-cell table:style-name="ce16" office:value-type="float" office:value="24.89" calcext:value-type="float">
            <text:p>24,9</text:p>
          </table:table-cell>
          <table:table-cell table:style-name="ce76" office:value-type="float" office:value="445797" calcext:value-type="float">
            <text:p>445797,0</text:p>
          </table:table-cell>
          <table:table-cell table:style-name="ce22" table:formula="of:=([.M86]-[.B86])/[.B86]" office:value-type="percentage" office:value="0.00172347931600117" calcext:value-type="percentage">
            <text:p>0,172%</text:p>
          </table:table-cell>
          <table:table-cell table:style-name="ce26"/>
          <table:table-cell table:style-name="ce29"/>
          <table:table-cell table:style-name="ce38" office:value-type="float" office:value="0.157839" calcext:value-type="float">
            <text:p>0,157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3</text:p>
          </table:table-cell>
          <table:table-cell table:style-name="ce67" table:formula="of:=MIN([.C87];[.E87];[.G87];[.I87];[.K87])" office:value-type="float" office:value="495052.5" calcext:value-type="float">
            <text:p>495052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495059.5" calcext:value-type="float">
            <text:p>495059,5</text:p>
          </table:table-cell>
          <table:table-cell table:style-name="ce10" office:value-type="float" office:value="133.48" calcext:value-type="float">
            <text:p>133,5</text:p>
          </table:table-cell>
          <table:table-cell table:style-name="ce73" office:value-type="float" office:value="495083.5" calcext:value-type="float">
            <text:p>495083,5</text:p>
          </table:table-cell>
          <table:table-cell table:style-name="ce10" office:value-type="float" office:value="91.01" calcext:value-type="float">
            <text:p>91,0</text:p>
          </table:table-cell>
          <table:table-cell table:style-name="ce73" office:value-type="float" office:value="495052.5" calcext:value-type="float">
            <text:p>495052,5</text:p>
          </table:table-cell>
          <table:table-cell table:style-name="ce17" office:value-type="float" office:value="24.99" calcext:value-type="float">
            <text:p>25,0</text:p>
          </table:table-cell>
          <table:table-cell table:style-name="ce77" office:value-type="float" office:value="496508.5" calcext:value-type="float">
            <text:p>496508,5</text:p>
          </table:table-cell>
          <table:table-cell table:style-name="ce23" table:formula="of:=([.M87]-[.B87])/[.B87]" office:value-type="percentage" office:value="0.00294110220633165" calcext:value-type="percentage">
            <text:p>0,294%</text:p>
          </table:table-cell>
          <table:table-cell table:style-name="ce28"/>
          <table:table-cell table:style-name="ce30"/>
          <table:table-cell table:style-name="ce39" office:value-type="float" office:value="0.157452" calcext:value-type="float">
            <text:p>0,157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1</text:p>
          </table:table-cell>
          <table:table-cell table:style-name="ce67" table:formula="of:=MIN([.C88];[.E88];[.G88];[.I88];[.K88])" office:value-type="float" office:value="385430.5" calcext:value-type="float">
            <text:p>385430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385430.5" calcext:value-type="float">
            <text:p>385430,5</text:p>
          </table:table-cell>
          <table:table-cell table:style-name="ce9" office:value-type="float" office:value="134.3" calcext:value-type="float">
            <text:p>134,3</text:p>
          </table:table-cell>
          <table:table-cell table:style-name="ce72" office:value-type="float" office:value="385448.5" calcext:value-type="float">
            <text:p>385448,5</text:p>
          </table:table-cell>
          <table:table-cell table:style-name="ce9" office:value-type="float" office:value="57.7" calcext:value-type="float">
            <text:p>57,7</text:p>
          </table:table-cell>
          <table:table-cell table:style-name="ce72" office:value-type="float" office:value="385430.5" calcext:value-type="float">
            <text:p>385430,5</text:p>
          </table:table-cell>
          <table:table-cell table:style-name="ce16" office:value-type="float" office:value="23.81" calcext:value-type="float">
            <text:p>23,8</text:p>
          </table:table-cell>
          <table:table-cell table:style-name="ce76" office:value-type="float" office:value="386874.5" calcext:value-type="float">
            <text:p>386874,5</text:p>
          </table:table-cell>
          <table:table-cell table:style-name="ce22" table:formula="of:=([.M88]-[.B88])/[.B88]" office:value-type="percentage" office:value="0.00374646012705274" calcext:value-type="percentage">
            <text:p>0,375%</text:p>
          </table:table-cell>
          <table:table-cell table:style-name="ce26"/>
          <table:table-cell table:style-name="ce29"/>
          <table:table-cell table:style-name="ce38" office:value-type="float" office:value="0.158309" calcext:value-type="float">
            <text:p>0,158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2</text:p>
          </table:table-cell>
          <table:table-cell table:style-name="ce67" table:formula="of:=MIN([.C89];[.E89];[.G89];[.I89];[.K89])" office:value-type="float" office:value="344775" calcext:value-type="float">
            <text:p>34477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344775" calcext:value-type="float">
            <text:p>344775,0</text:p>
          </table:table-cell>
          <table:table-cell table:style-name="ce10" office:value-type="float" office:value="137.16" calcext:value-type="float">
            <text:p>137,2</text:p>
          </table:table-cell>
          <table:table-cell table:style-name="ce73" office:value-type="float" office:value="344816" calcext:value-type="float">
            <text:p>344816,0</text:p>
          </table:table-cell>
          <table:table-cell table:style-name="ce10" office:value-type="float" office:value="84.08" calcext:value-type="float">
            <text:p>84,1</text:p>
          </table:table-cell>
          <table:table-cell table:style-name="ce73" office:value-type="float" office:value="344775" calcext:value-type="float">
            <text:p>344775,0</text:p>
          </table:table-cell>
          <table:table-cell table:style-name="ce17" office:value-type="float" office:value="24.46" calcext:value-type="float">
            <text:p>24,5</text:p>
          </table:table-cell>
          <table:table-cell table:style-name="ce77" office:value-type="float" office:value="346056" calcext:value-type="float">
            <text:p>346056,0</text:p>
          </table:table-cell>
          <table:table-cell table:style-name="ce23" table:formula="of:=([.M89]-[.B89])/[.B89]" office:value-type="percentage" office:value="0.00371546660865782" calcext:value-type="percentage">
            <text:p>0,372%</text:p>
          </table:table-cell>
          <table:table-cell table:style-name="ce28"/>
          <table:table-cell table:style-name="ce30"/>
          <table:table-cell table:style-name="ce39" office:value-type="float" office:value="0.159329" calcext:value-type="float">
            <text:p>0,159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3</text:p>
          </table:table-cell>
          <table:table-cell table:style-name="ce67" table:formula="of:=MIN([.C90];[.E90];[.G90];[.I90];[.K90])" office:value-type="float" office:value="411205" calcext:value-type="float">
            <text:p>41120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411206" calcext:value-type="float">
            <text:p>411206,0</text:p>
          </table:table-cell>
          <table:table-cell table:style-name="ce9" office:value-type="float" office:value="133.93" calcext:value-type="float">
            <text:p>133,9</text:p>
          </table:table-cell>
          <table:table-cell table:style-name="ce72" office:value-type="float" office:value="411262" calcext:value-type="float">
            <text:p>411262,0</text:p>
          </table:table-cell>
          <table:table-cell table:style-name="ce9" office:value-type="float" office:value="54.68" calcext:value-type="float">
            <text:p>54,7</text:p>
          </table:table-cell>
          <table:table-cell table:style-name="ce72" office:value-type="float" office:value="411205" calcext:value-type="float">
            <text:p>411205,0</text:p>
          </table:table-cell>
          <table:table-cell table:style-name="ce16" office:value-type="float" office:value="23.95" calcext:value-type="float">
            <text:p>24,0</text:p>
          </table:table-cell>
          <table:table-cell table:style-name="ce76" office:value-type="float" office:value="412275" calcext:value-type="float">
            <text:p>412275,0</text:p>
          </table:table-cell>
          <table:table-cell table:style-name="ce22" table:formula="of:=([.M90]-[.B90])/[.B90]" office:value-type="percentage" office:value="0.00260210843739741" calcext:value-type="percentage">
            <text:p>0,260%</text:p>
          </table:table-cell>
          <table:table-cell table:style-name="ce26"/>
          <table:table-cell table:style-name="ce29"/>
          <table:table-cell table:style-name="ce38" office:value-type="float" office:value="0.158179" calcext:value-type="float">
            <text:p>0,158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64_05_n</text:p>
          </table:table-cell>
          <table:table-cell table:style-name="ce67" table:formula="of:=MIN([.C91];[.E91];[.G91];[.I91];[.K91])" office:value-type="float" office:value="250870.5" calcext:value-type="float">
            <text:p>250870,5</text:p>
          </table:table-cell>
          <table:table-cell table:style-name="ce7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69" office:value-type="float" office:value="250877.5" calcext:value-type="float">
            <text:p>250877,5</text:p>
          </table:table-cell>
          <table:table-cell table:style-name="ce10" office:value-type="float" office:value="418.83" calcext:value-type="float">
            <text:p>418,8</text:p>
          </table:table-cell>
          <table:table-cell table:style-name="ce73" office:value-type="float" office:value="251160.5" calcext:value-type="float">
            <text:p>251160,5</text:p>
          </table:table-cell>
          <table:table-cell table:style-name="ce10" office:value-type="float" office:value="351.54" calcext:value-type="float">
            <text:p>351,5</text:p>
          </table:table-cell>
          <table:table-cell table:style-name="ce73" office:value-type="float" office:value="250870.5" calcext:value-type="float">
            <text:p>250870,5</text:p>
          </table:table-cell>
          <table:table-cell table:style-name="ce17" office:value-type="float" office:value="32.06" calcext:value-type="float">
            <text:p>32,1</text:p>
          </table:table-cell>
          <table:table-cell table:style-name="ce77" office:value-type="float" office:value="253259.5" calcext:value-type="float">
            <text:p>253259,5</text:p>
          </table:table-cell>
          <table:table-cell table:style-name="ce23" table:formula="of:=([.M91]-[.B91])/[.B91]" office:value-type="percentage" office:value="0.00952284146601533" calcext:value-type="percentage">
            <text:p>0,952%</text:p>
          </table:table-cell>
          <table:table-cell table:style-name="ce28"/>
          <table:table-cell table:style-name="ce30"/>
          <table:table-cell table:style-name="ce39" office:value-type="float" office:value="0.173145" calcext:value-type="float">
            <text:p>0,173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70_05</text:p>
          </table:table-cell>
          <table:table-cell table:style-name="ce67" table:formula="of:=MIN([.C92];[.E92];[.G92];[.I92];[.K92])" office:value-type="float" office:value="2109745.5" calcext:value-type="float">
            <text:p>2109745,5</text:p>
          </table:table-cell>
          <table:table-cell table:style-name="ce7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8" office:value-type="float" office:value="2109764.5" calcext:value-type="float">
            <text:p>2109764,5</text:p>
          </table:table-cell>
          <table:table-cell table:style-name="ce9" office:value-type="float" office:value="657.1" calcext:value-type="float">
            <text:p>657,1</text:p>
          </table:table-cell>
          <table:table-cell table:style-name="ce72" office:value-type="float" office:value="2113448.5" calcext:value-type="float">
            <text:p>2113448,5</text:p>
          </table:table-cell>
          <table:table-cell table:style-name="ce9" office:value-type="float" office:value="459.6" calcext:value-type="float">
            <text:p>459,6</text:p>
          </table:table-cell>
          <table:table-cell table:style-name="ce72" office:value-type="float" office:value="2109745.5" calcext:value-type="float">
            <text:p>2109745,5</text:p>
          </table:table-cell>
          <table:table-cell table:style-name="ce16" office:value-type="float" office:value="58.65" calcext:value-type="float">
            <text:p>58,7</text:p>
          </table:table-cell>
          <table:table-cell table:style-name="ce76" office:value-type="float" office:value="2119907.5" calcext:value-type="float">
            <text:p>2119907,5</text:p>
          </table:table-cell>
          <table:table-cell table:style-name="ce22" table:formula="of:=([.M92]-[.B92])/[.B92]" office:value-type="percentage" office:value="0.00481669471507345" calcext:value-type="percentage">
            <text:p>0,482%</text:p>
          </table:table-cell>
          <table:table-cell table:style-name="ce26"/>
          <table:table-cell table:style-name="ce29"/>
          <table:table-cell table:style-name="ce38" office:value-type="float" office:value="0.197169" calcext:value-type="float">
            <text:p>0,1972</text:p>
          </table:table-cell>
          <table:table-cell table:style-name="ce40"/>
          <table:table-cell table:number-columns-repeated="996"/>
        </table:table-row>
        <table:table-row table:style-name="ro3">
          <table:table-cell office:value-type="string" calcext:value-type="string">
            <text:p>RESUME</text:p>
          </table:table-cell>
          <table:table-cell table:number-columns-repeated="5"/>
          <table:table-cell table:style-name="ce7"/>
          <table:table-cell table:style-name="ce7" table:formula="of:=AVERAGE([.H4:.H92])" office:value-type="float" office:value="115.347936507937" calcext:value-type="float">
            <text:p>115,347936507937</text:p>
          </table:table-cell>
          <table:table-cell table:style-name="ce7"/>
          <table:table-cell table:style-name="ce7" table:formula="of:=AVERAGE([.J4:.J92])" office:value-type="float" office:value="187.648888888889" calcext:value-type="float">
            <text:p>187,648888888889</text:p>
          </table:table-cell>
          <table:table-cell table:style-name="ce7"/>
          <table:table-cell table:style-name="ce7" table:formula="of:=AVERAGE([.L4:.L92])" office:value-type="float" office:value="14.5575056179775" calcext:value-type="float">
            <text:p>14,5575056179775</text:p>
          </table:table-cell>
          <table:table-cell table:style-name="ce7"/>
          <table:table-cell table:style-name="ce24" table:formula="of:=AVERAGE([.N4:.N92])" office:value-type="percentage" office:value="0.00729468679442599" calcext:value-type="percentage">
            <text:p>0,72947%</text:p>
          </table:table-cell>
          <table:table-cell table:style-name="ce7"/>
          <table:table-cell table:style-name="ce34"/>
          <table:table-cell table:style-name="ce7" table:formula="of:=AVERAGE([.Q4:.Q92])" office:value-type="float" office:value="0.116164707865169" calcext:value-type="float">
            <text:p>0,116164707865169</text:p>
          </table:table-cell>
          <table:table-cell table:style-name="ce7"/>
          <table:table-cell table:number-columns-repeated="996"/>
        </table:table-row>
        <table:table-row table:style-name="ro3">
          <table:table-cell table:number-columns-repeated="1014"/>
        </table:table-row>
        <table:table-row table:style-name="ro4">
          <table:table-cell/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gen</text:p>
          </table:table-cell>
          <table:table-cell table:style-name="ce31" office:value-type="string" calcext:value-type="string">
            <text:p>α</text:p>
          </table:table-cell>
          <table:table-cell table:style-name="ce31" office:value-type="string" calcext:value-type="string">
            <text:p>β</text:p>
          </table:table-cell>
          <table:table-cell table:style-name="ce31" office:value-type="string" calcext:value-type="string">
            <text:p>𝜸</text:p>
          </table:table-cell>
          <table:table-cell table:number-columns-repeated="1008"/>
        </table:table-row>
        <table:table-row table:style-name="ro4">
          <table:table-cell table:style-name="Default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string" calcext:value-type="string">
            <text:p>0.1</text:p>
          </table:table-cell>
          <table:table-cell table:style-name="ce31" office:value-type="string" calcext:value-type="string">
            <text:p>0.2</text:p>
          </table:table-cell>
          <table:table-cell table:style-name="ce31" office:value-type="string" calcext:value-type="string">
            <text:p>0.4</text:p>
          </table:table-cell>
          <table:table-cell table:number-columns-repeated="4"/>
          <table:table-cell table:style-name="Default"/>
          <table:table-cell table:number-columns-repeated="1003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pSize: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gen: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nClonalSelection: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betaCoeff:</text:p>
          </table:table-cell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clonePop: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arraySize:</text:p>
          </table:table-cell>
          <table:table-cell office:value-type="float" office:value="156" calcext:value-type="float">
            <text:p>156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regQty: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table:number-columns-repeated="1014"/>
        </table:table-row>
        <table:table-row table:style-name="ro3">
          <table:table-cell/>
          <table:table-cell office:value-type="string" calcext:value-type="string">
            <text:p>Instancia</text:p>
          </table:table-cell>
          <table:table-cell office:value-type="string" calcext:value-type="string">
            <text:p>avgTime</text:p>
          </table:table-cell>
          <table:table-cell office:value-type="string" calcext:value-type="string">
            <text:p>avgCost</text:p>
          </table:table-cell>
          <table:table-cell office:value-type="string" calcext:value-type="string">
            <text:p>bestTime</text:p>
          </table:table-cell>
          <table:table-cell office:value-type="string" calcext:value-type="string">
            <text:p>bestCost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S9</text:p>
          </table:table-cell>
          <table:table-cell table:style-name="Default" table:number-columns-repeated="2"/>
          <table:table-cell office:value-type="float" office:value="0.028591" calcext:value-type="float">
            <text:p>0,02859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9H</text:p>
          </table:table-cell>
          <table:table-cell table:style-name="Default" table:number-columns-repeated="2"/>
          <table:table-cell office:value-type="float" office:value="0.028667" calcext:value-type="float">
            <text:p>0,02866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0</text:p>
          </table:table-cell>
          <table:table-cell table:style-name="Default" table:number-columns-repeated="2"/>
          <table:table-cell office:value-type="float" office:value="0.030041" calcext:value-type="float">
            <text:p>0,03004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1</text:p>
          </table:table-cell>
          <table:table-cell table:style-name="Default" table:number-columns-repeated="2"/>
          <table:table-cell office:value-type="float" office:value="0.031401" calcext:value-type="float">
            <text:p>0,03140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a</text:p>
          </table:table-cell>
          <table:table-cell table:style-name="Default" table:number-columns-repeated="2"/>
          <table:table-cell office:value-type="float" office:value="0.032817" calcext:value-type="float">
            <text:p>0,032817</text:p>
          </table:table-cell>
          <table:table-cell table:style-name="Default"/>
          <table:table-cell office:value-type="float" office:value="0.654022" calcext:value-type="float">
            <text:p>0,65402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b</text:p>
          </table:table-cell>
          <table:table-cell table:style-name="Default" table:number-columns-repeated="2"/>
          <table:table-cell office:value-type="float" office:value="0.032858" calcext:value-type="float">
            <text:p>0,03285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a</text:p>
          </table:table-cell>
          <table:table-cell table:style-name="Default" table:number-columns-repeated="2"/>
          <table:table-cell office:value-type="float" office:value="0.034226" calcext:value-type="float">
            <text:p>0,034226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b</text:p>
          </table:table-cell>
          <table:table-cell table:style-name="Default" table:number-columns-repeated="2"/>
          <table:table-cell office:value-type="float" office:value="0.034844" calcext:value-type="float">
            <text:p>0,03484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5</text:p>
          </table:table-cell>
          <table:table-cell table:style-name="Default" table:number-columns-repeated="2"/>
          <table:table-cell office:value-type="float" office:value="0.037608" calcext:value-type="float">
            <text:p>0,037608</text:p>
          </table:table-cell>
          <table:table-cell table:style-name="Default"/>
          <table:table-cell office:value-type="float" office:value="0.594679" calcext:value-type="float">
            <text:p>0,59467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1,txt</text:p>
          </table:table-cell>
          <table:table-cell table:style-name="Default" table:number-columns-repeated="2"/>
          <table:table-cell office:value-type="float" office:value="0.055691" calcext:value-type="float">
            <text:p>0,055691</text:p>
          </table:table-cell>
          <table:table-cell table:style-name="Default"/>
          <table:table-cell office:value-type="float" office:value="0.390964" calcext:value-type="float">
            <text:p>0,39096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2,txt</text:p>
          </table:table-cell>
          <table:table-cell table:style-name="Default" table:number-columns-repeated="2"/>
          <table:table-cell office:value-type="float" office:value="0.055537" calcext:value-type="float">
            <text:p>0,055537</text:p>
          </table:table-cell>
          <table:table-cell table:style-name="Default"/>
          <table:table-cell office:value-type="float" office:value="0.311903" calcext:value-type="float">
            <text:p>0,31190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3,txt</text:p>
          </table:table-cell>
          <table:table-cell table:style-name="Default" table:number-columns-repeated="2"/>
          <table:table-cell office:value-type="float" office:value="0.05599" calcext:value-type="float">
            <text:p>0,05599</text:p>
          </table:table-cell>
          <table:table-cell table:style-name="Default"/>
          <table:table-cell office:value-type="float" office:value="0.45402" calcext:value-type="float">
            <text:p>0,4540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4,txt</text:p>
          </table:table-cell>
          <table:table-cell table:style-name="Default" table:number-columns-repeated="2"/>
          <table:table-cell office:value-type="float" office:value="0.055584" calcext:value-type="float">
            <text:p>0,055584</text:p>
          </table:table-cell>
          <table:table-cell table:style-name="Default"/>
          <table:table-cell office:value-type="float" office:value="0.227343" calcext:value-type="float">
            <text:p>0,22734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5,txt</text:p>
          </table:table-cell>
          <table:table-cell table:style-name="Default" table:number-columns-repeated="2"/>
          <table:table-cell office:value-type="float" office:value="0.055517" calcext:value-type="float">
            <text:p>0,055517</text:p>
          </table:table-cell>
          <table:table-cell table:style-name="Default"/>
          <table:table-cell office:value-type="float" office:value="1.061517" calcext:value-type="float">
            <text:p>1,06151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1,txt</text:p>
          </table:table-cell>
          <table:table-cell table:style-name="Default" table:number-columns-repeated="2"/>
          <table:table-cell office:value-type="float" office:value="0.065882" calcext:value-type="float">
            <text:p>0,065882</text:p>
          </table:table-cell>
          <table:table-cell table:style-name="Default"/>
          <table:table-cell office:value-type="float" office:value="0.145808" calcext:value-type="float">
            <text:p>0,14580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2,txt</text:p>
          </table:table-cell>
          <table:table-cell table:style-name="Default" table:number-columns-repeated="2"/>
          <table:table-cell office:value-type="float" office:value="0.065802" calcext:value-type="float">
            <text:p>0,065802</text:p>
          </table:table-cell>
          <table:table-cell table:style-name="Default"/>
          <table:table-cell office:value-type="float" office:value="0.417459" calcext:value-type="float">
            <text:p>0,41745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3,txt</text:p>
          </table:table-cell>
          <table:table-cell table:style-name="Default" table:number-columns-repeated="2"/>
          <table:table-cell office:value-type="float" office:value="0.065663" calcext:value-type="float">
            <text:p>0,065663</text:p>
          </table:table-cell>
          <table:table-cell table:style-name="Default"/>
          <table:table-cell office:value-type="float" office:value="0.220245" calcext:value-type="float">
            <text:p>0,22024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4,txt</text:p>
          </table:table-cell>
          <table:table-cell table:style-name="Default" table:number-columns-repeated="2"/>
          <table:table-cell office:value-type="float" office:value="0.067549" calcext:value-type="float">
            <text:p>0,067549</text:p>
          </table:table-cell>
          <table:table-cell table:style-name="Default"/>
          <table:table-cell office:value-type="float" office:value="0.457722" calcext:value-type="float">
            <text:p>0,45772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5,txt</text:p>
          </table:table-cell>
          <table:table-cell table:style-name="Default" table:number-columns-repeated="2"/>
          <table:table-cell office:value-type="float" office:value="0.065669" calcext:value-type="float">
            <text:p>0,065669</text:p>
          </table:table-cell>
          <table:table-cell table:style-name="Default"/>
          <table:table-cell office:value-type="float" office:value="0.777003" calcext:value-type="float">
            <text:p>0,77700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1,txt</text:p>
          </table:table-cell>
          <table:table-cell table:style-name="Default" table:number-columns-repeated="2"/>
          <table:table-cell office:value-type="float" office:value="0.073555" calcext:value-type="float">
            <text:p>0,073555</text:p>
          </table:table-cell>
          <table:table-cell table:style-name="Default"/>
          <table:table-cell office:value-type="float" office:value="0.184925" calcext:value-type="float">
            <text:p>0,18492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2,txt</text:p>
          </table:table-cell>
          <table:table-cell table:style-name="Default" table:number-columns-repeated="2"/>
          <table:table-cell office:value-type="float" office:value="0.075098" calcext:value-type="float">
            <text:p>0,075098</text:p>
          </table:table-cell>
          <table:table-cell table:style-name="Default"/>
          <table:table-cell office:value-type="float" office:value="0.270795" calcext:value-type="float">
            <text:p>0,27079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3,txt</text:p>
          </table:table-cell>
          <table:table-cell table:style-name="Default" table:number-columns-repeated="2"/>
          <table:table-cell office:value-type="float" office:value="0.07423" calcext:value-type="float">
            <text:p>0,07423</text:p>
          </table:table-cell>
          <table:table-cell table:style-name="Default"/>
          <table:table-cell office:value-type="float" office:value="0.72748" calcext:value-type="float">
            <text:p>0,7274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4,txt</text:p>
          </table:table-cell>
          <table:table-cell table:style-name="Default" table:number-columns-repeated="2"/>
          <table:table-cell office:value-type="float" office:value="0.078544" calcext:value-type="float">
            <text:p>0,078544</text:p>
          </table:table-cell>
          <table:table-cell table:style-name="Default"/>
          <table:table-cell office:value-type="float" office:value="0.553849" calcext:value-type="float">
            <text:p>0,55384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5,txt</text:p>
          </table:table-cell>
          <table:table-cell table:style-name="Default" table:number-columns-repeated="2"/>
          <table:table-cell office:value-type="float" office:value="0.078663" calcext:value-type="float">
            <text:p>0,078663</text:p>
          </table:table-cell>
          <table:table-cell table:style-name="Default"/>
          <table:table-cell office:value-type="float" office:value="0.52972" calcext:value-type="float">
            <text:p>0,5297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6,txt</text:p>
          </table:table-cell>
          <table:table-cell table:style-name="Default" table:number-columns-repeated="2"/>
          <table:table-cell office:value-type="float" office:value="0.079261" calcext:value-type="float">
            <text:p>0,079261</text:p>
          </table:table-cell>
          <table:table-cell table:style-name="Default"/>
          <table:table-cell office:value-type="float" office:value="0.177199" calcext:value-type="float">
            <text:p>0,17719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1,txt</text:p>
          </table:table-cell>
          <table:table-cell table:style-name="Default" table:number-columns-repeated="2"/>
          <table:table-cell office:value-type="float" office:value="0.081043" calcext:value-type="float">
            <text:p>0,081043</text:p>
          </table:table-cell>
          <table:table-cell table:style-name="Default"/>
          <table:table-cell office:value-type="float" office:value="4.873137" calcext:value-type="float">
            <text:p>4,87313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2,txt</text:p>
          </table:table-cell>
          <table:table-cell table:style-name="Default" table:number-columns-repeated="2"/>
          <table:table-cell office:value-type="float" office:value="0.081362" calcext:value-type="float">
            <text:p>0,081362</text:p>
          </table:table-cell>
          <table:table-cell table:style-name="Default"/>
          <table:table-cell office:value-type="float" office:value="1.78739" calcext:value-type="float">
            <text:p>1,7873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3,txt</text:p>
          </table:table-cell>
          <table:table-cell table:style-name="Default" table:number-columns-repeated="2"/>
          <table:table-cell office:value-type="float" office:value="0.081603" calcext:value-type="float">
            <text:p>0,081603</text:p>
          </table:table-cell>
          <table:table-cell table:style-name="Default"/>
          <table:table-cell office:value-type="float" office:value="4.063133" calcext:value-type="float">
            <text:p>4,06313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4,txt</text:p>
          </table:table-cell>
          <table:table-cell table:style-name="Default" table:number-columns-repeated="2"/>
          <table:table-cell office:value-type="float" office:value="0.081677" calcext:value-type="float">
            <text:p>0,081677</text:p>
          </table:table-cell>
          <table:table-cell table:style-name="Default"/>
          <table:table-cell office:value-type="float" office:value="3.896229" calcext:value-type="float">
            <text:p>3,89622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5,txt</text:p>
          </table:table-cell>
          <table:table-cell table:style-name="Default" table:number-columns-repeated="2"/>
          <table:table-cell office:value-type="float" office:value="0.081517" calcext:value-type="float">
            <text:p>0,081517</text:p>
          </table:table-cell>
          <table:table-cell table:style-name="Default"/>
          <table:table-cell office:value-type="float" office:value="3.585196" calcext:value-type="float">
            <text:p>3,58519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1,txt</text:p>
          </table:table-cell>
          <table:table-cell table:style-name="Default" table:number-columns-repeated="2"/>
          <table:table-cell office:value-type="float" office:value="0.092212" calcext:value-type="float">
            <text:p>0,092212</text:p>
          </table:table-cell>
          <table:table-cell table:style-name="Default"/>
          <table:table-cell office:value-type="float" office:value="0.649635" calcext:value-type="float">
            <text:p>0,64963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2,txt</text:p>
          </table:table-cell>
          <table:table-cell table:style-name="Default" table:number-columns-repeated="2"/>
          <table:table-cell office:value-type="float" office:value="0.091727" calcext:value-type="float">
            <text:p>0,091727</text:p>
          </table:table-cell>
          <table:table-cell table:style-name="Default"/>
          <table:table-cell office:value-type="float" office:value="0.38644" calcext:value-type="float">
            <text:p>0,3864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3,txt</text:p>
          </table:table-cell>
          <table:table-cell table:style-name="Default" table:number-columns-repeated="2"/>
          <table:table-cell office:value-type="float" office:value="0.092015" calcext:value-type="float">
            <text:p>0,092015</text:p>
          </table:table-cell>
          <table:table-cell table:style-name="Default"/>
          <table:table-cell office:value-type="float" office:value="0.40509" calcext:value-type="float">
            <text:p>0,4050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4,txt</text:p>
          </table:table-cell>
          <table:table-cell table:style-name="Default" table:number-columns-repeated="2"/>
          <table:table-cell office:value-type="float" office:value="0.092021" calcext:value-type="float">
            <text:p>0,092021</text:p>
          </table:table-cell>
          <table:table-cell table:style-name="Default"/>
          <table:table-cell office:value-type="float" office:value="0.273765" calcext:value-type="float">
            <text:p>0,27376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5,txt</text:p>
          </table:table-cell>
          <table:table-cell table:style-name="Default" table:number-columns-repeated="2"/>
          <table:table-cell office:value-type="float" office:value="0.091666" calcext:value-type="float">
            <text:p>0,091666</text:p>
          </table:table-cell>
          <table:table-cell table:style-name="Default"/>
          <table:table-cell office:value-type="float" office:value="0.38838" calcext:value-type="float">
            <text:p>0,3883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1_n</text:p>
          </table:table-cell>
          <table:table-cell table:style-name="Default" table:number-columns-repeated="2"/>
          <table:table-cell office:value-type="float" office:value="0.09661" calcext:value-type="float">
            <text:p>0,09661</text:p>
          </table:table-cell>
          <table:table-cell table:style-name="Default"/>
          <table:table-cell office:value-type="float" office:value="0.329903" calcext:value-type="float">
            <text:p>0,32990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2_n</text:p>
          </table:table-cell>
          <table:table-cell table:style-name="Default" table:number-columns-repeated="2"/>
          <table:table-cell office:value-type="float" office:value="0.097753" calcext:value-type="float">
            <text:p>0,097753</text:p>
          </table:table-cell>
          <table:table-cell table:style-name="Default"/>
          <table:table-cell office:value-type="float" office:value="0.261095" calcext:value-type="float">
            <text:p>0,26109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3_n</text:p>
          </table:table-cell>
          <table:table-cell table:style-name="Default" table:number-columns-repeated="2"/>
          <table:table-cell office:value-type="float" office:value="0.097841" calcext:value-type="float">
            <text:p>0,097841</text:p>
          </table:table-cell>
          <table:table-cell table:style-name="Default"/>
          <table:table-cell office:value-type="float" office:value="0.489356" calcext:value-type="float">
            <text:p>0,48935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4_n</text:p>
          </table:table-cell>
          <table:table-cell table:style-name="Default" table:number-columns-repeated="2"/>
          <table:table-cell office:value-type="float" office:value="0.097443" calcext:value-type="float">
            <text:p>0,097443</text:p>
          </table:table-cell>
          <table:table-cell table:style-name="Default"/>
          <table:table-cell office:value-type="float" office:value="0.51091" calcext:value-type="float">
            <text:p>0,5109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5_n</text:p>
          </table:table-cell>
          <table:table-cell table:style-name="Default" table:number-columns-repeated="2"/>
          <table:table-cell office:value-type="float" office:value="0.097586" calcext:value-type="float">
            <text:p>0,097586</text:p>
          </table:table-cell>
          <table:table-cell table:style-name="Default"/>
          <table:table-cell office:value-type="float" office:value="0.44913" calcext:value-type="float">
            <text:p>0,4491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1_n</text:p>
          </table:table-cell>
          <table:table-cell table:style-name="Default" table:number-columns-repeated="2"/>
          <table:table-cell office:value-type="float" office:value="0.117671" calcext:value-type="float">
            <text:p>0,117671</text:p>
          </table:table-cell>
          <table:table-cell table:style-name="Default"/>
          <table:table-cell office:value-type="float" office:value="0.322423" calcext:value-type="float">
            <text:p>0,32242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2_n</text:p>
          </table:table-cell>
          <table:table-cell table:style-name="Default" table:number-columns-repeated="2"/>
          <table:table-cell office:value-type="float" office:value="0.117329" calcext:value-type="float">
            <text:p>0,117329</text:p>
          </table:table-cell>
          <table:table-cell table:style-name="Default"/>
          <table:table-cell office:value-type="float" office:value="0.362399" calcext:value-type="float">
            <text:p>0,36239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3_n</text:p>
          </table:table-cell>
          <table:table-cell table:style-name="Default" table:number-columns-repeated="2"/>
          <table:table-cell office:value-type="float" office:value="0.118189" calcext:value-type="float">
            <text:p>0,118189</text:p>
          </table:table-cell>
          <table:table-cell table:style-name="Default"/>
          <table:table-cell office:value-type="float" office:value="0.225672" calcext:value-type="float">
            <text:p>0,22567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4_n</text:p>
          </table:table-cell>
          <table:table-cell table:style-name="Default" table:number-columns-repeated="2"/>
          <table:table-cell office:value-type="float" office:value="0.118645" calcext:value-type="float">
            <text:p>0,118645</text:p>
          </table:table-cell>
          <table:table-cell table:style-name="Default"/>
          <table:table-cell office:value-type="float" office:value="0.341659" calcext:value-type="float">
            <text:p>0,34165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5_n</text:p>
          </table:table-cell>
          <table:table-cell table:style-name="Default" table:number-columns-repeated="2"/>
          <table:table-cell office:value-type="float" office:value="0.118124" calcext:value-type="float">
            <text:p>0,118124</text:p>
          </table:table-cell>
          <table:table-cell table:style-name="Default"/>
          <table:table-cell office:value-type="float" office:value="0.351524" calcext:value-type="float">
            <text:p>0,35152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1_n</text:p>
          </table:table-cell>
          <table:table-cell table:style-name="Default" table:number-columns-repeated="2"/>
          <table:table-cell office:value-type="float" office:value="0.140673" calcext:value-type="float">
            <text:p>0,140673</text:p>
          </table:table-cell>
          <table:table-cell table:style-name="Default"/>
          <table:table-cell office:value-type="float" office:value="0.35969" calcext:value-type="float">
            <text:p>0,3596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2_n</text:p>
          </table:table-cell>
          <table:table-cell table:style-name="Default" table:number-columns-repeated="2"/>
          <table:table-cell office:value-type="float" office:value="0.141053" calcext:value-type="float">
            <text:p>0,141053</text:p>
          </table:table-cell>
          <table:table-cell table:style-name="Default"/>
          <table:table-cell office:value-type="float" office:value="0.263074" calcext:value-type="float">
            <text:p>0,26307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3_n</text:p>
          </table:table-cell>
          <table:table-cell table:style-name="Default" table:number-columns-repeated="2"/>
          <table:table-cell office:value-type="float" office:value="0.141269" calcext:value-type="float">
            <text:p>0,141269</text:p>
          </table:table-cell>
          <table:table-cell table:style-name="Default"/>
          <table:table-cell office:value-type="float" office:value="0.474267" calcext:value-type="float">
            <text:p>0,47426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4_n</text:p>
          </table:table-cell>
          <table:table-cell table:style-name="Default" table:number-columns-repeated="2"/>
          <table:table-cell office:value-type="float" office:value="0.141207" calcext:value-type="float">
            <text:p>0,141207</text:p>
          </table:table-cell>
          <table:table-cell table:style-name="Default"/>
          <table:table-cell office:value-type="float" office:value="0.508152" calcext:value-type="float">
            <text:p>0,50815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5_n</text:p>
          </table:table-cell>
          <table:table-cell table:style-name="Default" table:number-columns-repeated="2"/>
          <table:table-cell office:value-type="float" office:value="0.14106" calcext:value-type="float">
            <text:p>0,14106</text:p>
          </table:table-cell>
          <table:table-cell table:style-name="Default"/>
          <table:table-cell office:value-type="float" office:value="0.316703" calcext:value-type="float">
            <text:p>0,31670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KV_n_60_05</text:p>
          </table:table-cell>
          <table:table-cell table:style-name="Default" table:number-columns-repeated="2"/>
          <table:table-cell office:value-type="float" office:value="0.154964" calcext:value-type="float">
            <text:p>0,154964</text:p>
          </table:table-cell>
          <table:table-cell table:style-name="Default"/>
          <table:table-cell office:value-type="float" office:value="1.105592" calcext:value-type="float">
            <text:p>1,10559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1,txt</text:p>
          </table:table-cell>
          <table:table-cell table:style-name="Default" table:number-columns-repeated="2"/>
          <table:table-cell office:value-type="float" office:value="0.155721" calcext:value-type="float">
            <text:p>0,155721</text:p>
          </table:table-cell>
          <table:table-cell table:style-name="Default"/>
          <table:table-cell office:value-type="float" office:value="1.285714" calcext:value-type="float">
            <text:p>1,28571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2,txt</text:p>
          </table:table-cell>
          <table:table-cell table:style-name="Default" table:number-columns-repeated="2"/>
          <table:table-cell office:value-type="float" office:value="0.155482" calcext:value-type="float">
            <text:p>0,155482</text:p>
          </table:table-cell>
          <table:table-cell table:style-name="Default"/>
          <table:table-cell office:value-type="float" office:value="1.461702" calcext:value-type="float">
            <text:p>1,46170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3,txt</text:p>
          </table:table-cell>
          <table:table-cell table:style-name="Default" table:number-columns-repeated="2"/>
          <table:table-cell office:value-type="float" office:value="0.155078" calcext:value-type="float">
            <text:p>0,155078</text:p>
          </table:table-cell>
          <table:table-cell table:style-name="Default"/>
          <table:table-cell office:value-type="float" office:value="1.250964" calcext:value-type="float">
            <text:p>1,25096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1,txt</text:p>
          </table:table-cell>
          <table:table-cell table:style-name="Default" table:number-columns-repeated="2"/>
          <table:table-cell office:value-type="float" office:value="0.155879" calcext:value-type="float">
            <text:p>0,155879</text:p>
          </table:table-cell>
          <table:table-cell table:style-name="Default"/>
          <table:table-cell office:value-type="float" office:value="1.69314" calcext:value-type="float">
            <text:p>1,6931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2,txt</text:p>
          </table:table-cell>
          <table:table-cell table:style-name="Default" table:number-columns-repeated="2"/>
          <table:table-cell office:value-type="float" office:value="0.155971" calcext:value-type="float">
            <text:p>0,155971</text:p>
          </table:table-cell>
          <table:table-cell table:style-name="Default"/>
          <table:table-cell office:value-type="float" office:value="1.731463" calcext:value-type="float">
            <text:p>1,73146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3,txt</text:p>
          </table:table-cell>
          <table:table-cell table:style-name="Default" table:number-columns-repeated="2"/>
          <table:table-cell office:value-type="float" office:value="0.155886" calcext:value-type="float">
            <text:p>0,155886</text:p>
          </table:table-cell>
          <table:table-cell table:style-name="Default"/>
          <table:table-cell office:value-type="float" office:value="0.719015" calcext:value-type="float">
            <text:p>0,71901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1,txt</text:p>
          </table:table-cell>
          <table:table-cell table:style-name="Default" table:number-columns-repeated="2"/>
          <table:table-cell office:value-type="float" office:value="0.155512" calcext:value-type="float">
            <text:p>0,155512</text:p>
          </table:table-cell>
          <table:table-cell table:style-name="Default"/>
          <table:table-cell office:value-type="float" office:value="1.215456" calcext:value-type="float">
            <text:p>1,21545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2,txt</text:p>
          </table:table-cell>
          <table:table-cell table:style-name="Default" table:number-columns-repeated="2"/>
          <table:table-cell office:value-type="float" office:value="0.155445" calcext:value-type="float">
            <text:p>0,155445</text:p>
          </table:table-cell>
          <table:table-cell table:style-name="Default"/>
          <table:table-cell office:value-type="float" office:value="0.938405" calcext:value-type="float">
            <text:p>0,93840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3,txt</text:p>
          </table:table-cell>
          <table:table-cell table:style-name="Default" table:number-columns-repeated="2"/>
          <table:table-cell office:value-type="float" office:value="0.155202" calcext:value-type="float">
            <text:p>0,155202</text:p>
          </table:table-cell>
          <table:table-cell table:style-name="Default"/>
          <table:table-cell office:value-type="float" office:value="1.378168" calcext:value-type="float">
            <text:p>1,37816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1,txt</text:p>
          </table:table-cell>
          <table:table-cell table:style-name="Default" table:number-columns-repeated="2"/>
          <table:table-cell office:value-type="float" office:value="0.155323" calcext:value-type="float">
            <text:p>0,155323</text:p>
          </table:table-cell>
          <table:table-cell table:style-name="Default"/>
          <table:table-cell office:value-type="float" office:value="1.15893" calcext:value-type="float">
            <text:p>1,1589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2,txt</text:p>
          </table:table-cell>
          <table:table-cell table:style-name="Default" table:number-columns-repeated="2"/>
          <table:table-cell office:value-type="float" office:value="0.1552" calcext:value-type="float">
            <text:p>0,1552</text:p>
          </table:table-cell>
          <table:table-cell table:style-name="Default"/>
          <table:table-cell office:value-type="float" office:value="1.797859" calcext:value-type="float">
            <text:p>1,79785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3,txt</text:p>
          </table:table-cell>
          <table:table-cell table:style-name="Default" table:number-columns-repeated="2"/>
          <table:table-cell office:value-type="float" office:value="0.156945" calcext:value-type="float">
            <text:p>0,156945</text:p>
          </table:table-cell>
          <table:table-cell table:style-name="Default"/>
          <table:table-cell office:value-type="float" office:value="1.892621" calcext:value-type="float">
            <text:p>1,89262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1,txt</text:p>
          </table:table-cell>
          <table:table-cell table:style-name="Default" table:number-columns-repeated="2"/>
          <table:table-cell office:value-type="float" office:value="0.155173" calcext:value-type="float">
            <text:p>0,155173</text:p>
          </table:table-cell>
          <table:table-cell table:style-name="Default"/>
          <table:table-cell office:value-type="float" office:value="0.663482" calcext:value-type="float">
            <text:p>0,66348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2,txt</text:p>
          </table:table-cell>
          <table:table-cell table:style-name="Default" table:number-columns-repeated="2"/>
          <table:table-cell office:value-type="float" office:value="0.155264" calcext:value-type="float">
            <text:p>0,155264</text:p>
          </table:table-cell>
          <table:table-cell table:style-name="Default"/>
          <table:table-cell office:value-type="float" office:value="0.802666" calcext:value-type="float">
            <text:p>0,80266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3,txt</text:p>
          </table:table-cell>
          <table:table-cell table:style-name="Default" table:number-columns-repeated="2"/>
          <table:table-cell office:value-type="float" office:value="0.15536" calcext:value-type="float">
            <text:p>0,15536</text:p>
          </table:table-cell>
          <table:table-cell table:style-name="Default"/>
          <table:table-cell office:value-type="float" office:value="0.704225" calcext:value-type="float">
            <text:p>0,70422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1,txt</text:p>
          </table:table-cell>
          <table:table-cell table:style-name="Default" table:number-columns-repeated="2"/>
          <table:table-cell office:value-type="float" office:value="0.15518" calcext:value-type="float">
            <text:p>0,15518</text:p>
          </table:table-cell>
          <table:table-cell table:style-name="Default"/>
          <table:table-cell office:value-type="float" office:value="1.212241" calcext:value-type="float">
            <text:p>1,21224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2,txt</text:p>
          </table:table-cell>
          <table:table-cell table:style-name="Default" table:number-columns-repeated="2"/>
          <table:table-cell office:value-type="float" office:value="0.155221" calcext:value-type="float">
            <text:p>0,155221</text:p>
          </table:table-cell>
          <table:table-cell table:style-name="Default"/>
          <table:table-cell office:value-type="float" office:value="0.563976" calcext:value-type="float">
            <text:p>0,56397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3,txt</text:p>
          </table:table-cell>
          <table:table-cell table:style-name="Default" table:number-columns-repeated="2"/>
          <table:table-cell office:value-type="float" office:value="0.155357" calcext:value-type="float">
            <text:p>0,155357</text:p>
          </table:table-cell>
          <table:table-cell table:style-name="Default"/>
          <table:table-cell office:value-type="float" office:value="1.009585" calcext:value-type="float">
            <text:p>1,00958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1,txt</text:p>
          </table:table-cell>
          <table:table-cell table:style-name="Default" table:number-columns-repeated="2"/>
          <table:table-cell office:value-type="float" office:value="0.155434" calcext:value-type="float">
            <text:p>0,155434</text:p>
          </table:table-cell>
          <table:table-cell table:style-name="Default"/>
          <table:table-cell office:value-type="float" office:value="0.644796" calcext:value-type="float">
            <text:p>0,64479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2,txt</text:p>
          </table:table-cell>
          <table:table-cell table:style-name="Default" table:number-columns-repeated="2"/>
          <table:table-cell office:value-type="float" office:value="0.155317" calcext:value-type="float">
            <text:p>0,155317</text:p>
          </table:table-cell>
          <table:table-cell table:style-name="Default"/>
          <table:table-cell office:value-type="float" office:value="0.66004" calcext:value-type="float">
            <text:p>0,6600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3,txt</text:p>
          </table:table-cell>
          <table:table-cell table:style-name="Default" table:number-columns-repeated="2"/>
          <table:table-cell office:value-type="float" office:value="0.155156" calcext:value-type="float">
            <text:p>0,155156</text:p>
          </table:table-cell>
          <table:table-cell table:style-name="Default"/>
          <table:table-cell office:value-type="float" office:value="0.446823" calcext:value-type="float">
            <text:p>0,44682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1,txt</text:p>
          </table:table-cell>
          <table:table-cell table:style-name="Default" table:number-columns-repeated="2"/>
          <table:table-cell office:value-type="float" office:value="0.155156" calcext:value-type="float">
            <text:p>0,155156</text:p>
          </table:table-cell>
          <table:table-cell table:style-name="Default"/>
          <table:table-cell office:value-type="float" office:value="0.415979" calcext:value-type="float">
            <text:p>0,41597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2,txt</text:p>
          </table:table-cell>
          <table:table-cell table:style-name="Default" table:number-columns-repeated="2"/>
          <table:table-cell office:value-type="float" office:value="0.155247" calcext:value-type="float">
            <text:p>0,155247</text:p>
          </table:table-cell>
          <table:table-cell table:style-name="Default"/>
          <table:table-cell office:value-type="float" office:value="0.67661" calcext:value-type="float">
            <text:p>0,6766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3,txt</text:p>
          </table:table-cell>
          <table:table-cell table:style-name="Default" table:number-columns-repeated="2"/>
          <table:table-cell office:value-type="float" office:value="0.155336" calcext:value-type="float">
            <text:p>0,155336</text:p>
          </table:table-cell>
          <table:table-cell table:style-name="Default"/>
          <table:table-cell office:value-type="float" office:value="0.365641" calcext:value-type="float">
            <text:p>0,36564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1,txt</text:p>
          </table:table-cell>
          <table:table-cell table:style-name="Default" table:number-columns-repeated="2"/>
          <table:table-cell office:value-type="float" office:value="0.156172" calcext:value-type="float">
            <text:p>0,156172</text:p>
          </table:table-cell>
          <table:table-cell table:style-name="Default"/>
          <table:table-cell office:value-type="float" office:value="0.231693" calcext:value-type="float">
            <text:p>0,23169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2,txt</text:p>
          </table:table-cell>
          <table:table-cell table:style-name="Default" table:number-columns-repeated="2"/>
          <table:table-cell office:value-type="float" office:value="0.155262" calcext:value-type="float">
            <text:p>0,155262</text:p>
          </table:table-cell>
          <table:table-cell table:style-name="Default"/>
          <table:table-cell office:value-type="float" office:value="0.423935" calcext:value-type="float">
            <text:p>0,42393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3,txt</text:p>
          </table:table-cell>
          <table:table-cell table:style-name="Default" table:number-columns-repeated="2"/>
          <table:table-cell office:value-type="float" office:value="0.155031" calcext:value-type="float">
            <text:p>0,155031</text:p>
          </table:table-cell>
          <table:table-cell table:style-name="Default"/>
          <table:table-cell office:value-type="float" office:value="0.144263" calcext:value-type="float">
            <text:p>0,14426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1,txt</text:p>
          </table:table-cell>
          <table:table-cell table:style-name="Default" table:number-columns-repeated="2"/>
          <table:table-cell office:value-type="float" office:value="0.155297" calcext:value-type="float">
            <text:p>0,155297</text:p>
          </table:table-cell>
          <table:table-cell table:style-name="Default"/>
          <table:table-cell office:value-type="float" office:value="0.503327" calcext:value-type="float">
            <text:p>0,50332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2,txt</text:p>
          </table:table-cell>
          <table:table-cell table:style-name="Default" table:number-columns-repeated="2"/>
          <table:table-cell office:value-type="float" office:value="0.155026" calcext:value-type="float">
            <text:p>0,155026</text:p>
          </table:table-cell>
          <table:table-cell table:style-name="Default"/>
          <table:table-cell office:value-type="float" office:value="0.369195" calcext:value-type="float">
            <text:p>0,36919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3,txt</text:p>
          </table:table-cell>
          <table:table-cell table:style-name="Default" table:number-columns-repeated="2"/>
          <table:table-cell office:value-type="float" office:value="0.156078" calcext:value-type="float">
            <text:p>0,156078</text:p>
          </table:table-cell>
          <table:table-cell table:style-name="Default"/>
          <table:table-cell office:value-type="float" office:value="0.314956" calcext:value-type="float">
            <text:p>0,31495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1,txt</text:p>
          </table:table-cell>
          <table:table-cell table:style-name="Default" table:number-columns-repeated="2"/>
          <table:table-cell office:value-type="float" office:value="0.155354" calcext:value-type="float">
            <text:p>0,155354</text:p>
          </table:table-cell>
          <table:table-cell table:style-name="Default"/>
          <table:table-cell office:value-type="float" office:value="0.202425" calcext:value-type="float">
            <text:p>0,20242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2,txt</text:p>
          </table:table-cell>
          <table:table-cell table:style-name="Default" table:number-columns-repeated="2"/>
          <table:table-cell office:value-type="float" office:value="0.156159" calcext:value-type="float">
            <text:p>0,156159</text:p>
          </table:table-cell>
          <table:table-cell table:style-name="Default"/>
          <table:table-cell office:value-type="float" office:value="0.172348" calcext:value-type="float">
            <text:p>0,17234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3,txt</text:p>
          </table:table-cell>
          <table:table-cell table:style-name="Default" table:number-columns-repeated="2"/>
          <table:table-cell office:value-type="float" office:value="0.155719" calcext:value-type="float">
            <text:p>0,155719</text:p>
          </table:table-cell>
          <table:table-cell table:style-name="Default"/>
          <table:table-cell office:value-type="float" office:value="0.29411" calcext:value-type="float">
            <text:p>0,2941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1,txt</text:p>
          </table:table-cell>
          <table:table-cell table:style-name="Default" table:number-columns-repeated="2"/>
          <table:table-cell office:value-type="float" office:value="0.155885" calcext:value-type="float">
            <text:p>0,155885</text:p>
          </table:table-cell>
          <table:table-cell table:style-name="Default"/>
          <table:table-cell office:value-type="float" office:value="0.374646" calcext:value-type="float">
            <text:p>0,37464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2,txt</text:p>
          </table:table-cell>
          <table:table-cell table:style-name="Default" table:number-columns-repeated="2"/>
          <table:table-cell office:value-type="float" office:value="0.156957" calcext:value-type="float">
            <text:p>0,156957</text:p>
          </table:table-cell>
          <table:table-cell table:style-name="Default"/>
          <table:table-cell office:value-type="float" office:value="0.371547" calcext:value-type="float">
            <text:p>0,37154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3,txt</text:p>
          </table:table-cell>
          <table:table-cell table:style-name="Default" table:number-columns-repeated="2"/>
          <table:table-cell office:value-type="float" office:value="0.156332" calcext:value-type="float">
            <text:p>0,156332</text:p>
          </table:table-cell>
          <table:table-cell table:style-name="Default"/>
          <table:table-cell office:value-type="float" office:value="0.260211" calcext:value-type="float">
            <text:p>0,26021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64_05_n</text:p>
          </table:table-cell>
          <table:table-cell table:style-name="Default" table:number-columns-repeated="2"/>
          <table:table-cell office:value-type="float" office:value="0.170763" calcext:value-type="float">
            <text:p>0,170763</text:p>
          </table:table-cell>
          <table:table-cell table:style-name="Default"/>
          <table:table-cell office:value-type="float" office:value="0.952284" calcext:value-type="float">
            <text:p>0,95228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KV_n_70_05</text:p>
          </table:table-cell>
          <table:table-cell table:style-name="Default" table:number-columns-repeated="2"/>
          <table:table-cell office:value-type="float" office:value="0.195659" calcext:value-type="float">
            <text:p>0,195659</text:p>
          </table:table-cell>
          <table:table-cell table:style-name="Default"/>
          <table:table-cell office:value-type="float" office:value="0.481669" calcext:value-type="float">
            <text:p>0,481669</text:p>
          </table:table-cell>
          <table:table-cell table:number-columns-repeated="1007"/>
        </table:table-row>
        <table:table-row table:style-name="ro3" table:number-rows-repeated="1048378">
          <table:table-cell table:number-columns-repeated="1014"/>
        </table:table-row>
        <table:table-row table:style-name="ro3">
          <table:table-cell table:number-columns-repeated="1014"/>
        </table:table-row>
        <calcext:conditional-formats>
          <calcext:conditional-format calcext:target-range-address="Oficial_2_2.B4:Oficial_2_2.B92">
            <calcext:condition calcext:apply-style-name="melhorqmelhor" calcext:value="&gt;[.M4:.M92]" calcext:base-cell-address="Oficial_2_2.B4"/>
            <calcext:condition calcext:apply-style-name="igualmelhor" calcext:value="=[.M4:.M90]" calcext:base-cell-address="Oficial_2_2.B4"/>
          </calcext:conditional-format>
          <calcext:conditional-format calcext:target-range-address="Oficial_2_2.G4:Oficial_2_2.G92 Oficial_2_2.C4:Oficial_2_2.C92 Oficial_2_2.E4:Oficial_2_2.E92 Oficial_2_2.I4:Oficial_2_2.I92 Oficial_2_2.K4:Oficial_2_2.K92">
            <calcext:condition calcext:apply-style-name="igualmeu" calcext:value="=[.M4:.M92]" calcext:base-cell-address="Oficial_2_2.C4"/>
            <calcext:condition calcext:apply-style-name="piorqmeu" calcext:value="&gt;[.M4:.M92]" calcext:base-cell-address="Oficial_2_2.C4"/>
          </calcext:conditional-format>
          <calcext:conditional-format calcext:target-range-address="Oficial_2_2.M4:Oficial_2_2.M92">
            <calcext:condition calcext:apply-style-name="melhorqmelhor" calcext:value="&lt;[.B4:.B92]" calcext:base-cell-address="Oficial_2_2.M4"/>
            <calcext:condition calcext:apply-style-name="igualmelhor" calcext:value="=[.B4:.B90]" calcext:base-cell-address="Oficial_2_2.M4"/>
            <calcext:condition calcext:apply-style-name="melhorque1" calcext:value="&lt;[.G4:.G90]" calcext:base-cell-address="Oficial_2_2.M4"/>
            <calcext:condition calcext:apply-style-name="melhorque1" calcext:value="&lt;[.G4:.G90]" calcext:base-cell-address="Oficial_2_2.M4"/>
            <calcext:condition calcext:apply-style-name="melhorque1" calcext:value="&lt;[.I4:.I90]" calcext:base-cell-address="Oficial_2_2.M4"/>
            <calcext:condition calcext:apply-style-name="igualmeu" calcext:value="=[.G4:.G90]" calcext:base-cell-address="Oficial_2_2.M4"/>
            <calcext:condition calcext:apply-style-name="igualmeu" calcext:value="=[.I4:.I90]" calcext:base-cell-address="Oficial_2_2.M4"/>
            <calcext:condition calcext:apply-style-name="iguala1" calcext:value="=[.G4:.G90]" calcext:base-cell-address="Oficial_2_2.M4"/>
          </calcext:conditional-format>
        </calcext:conditional-formats>
      </table:table>
      <table:table table:name="stats_72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7"/>
        <table:table-column table:style-name="co7" table:default-cell-style-name="ce2"/>
        <table:table-column table:style-name="co8" table:default-cell-style-name="ce2"/>
        <table:table-column table:style-name="co3" table:number-columns-repeated="996" table:default-cell-style-name="ce2"/>
        <table:table-row table:style-name="ro1">
          <table:table-cell table:style-name="ce4" office:value-type="string" calcext:value-type="string" table:number-columns-spanned="1" table:number-rows-spanned="3">
            <text:p>Instancia</text:p>
          </table:table-cell>
          <table:table-cell table:style-name="ce4" office:value-type="string" calcext:value-type="string" table:number-columns-spanned="1" table:number-rows-spanned="3">
            <text:p>Melhor</text:p>
          </table:table-cell>
          <table:table-cell table:style-name="ce4" office:value-type="string" calcext:value-type="string" table:number-columns-spanned="10" table:number-rows-spanned="1">
            <text:p>Literatura</text:p>
          </table:table-cell>
          <table:covered-table-cell table:number-columns-repeated="9" table:style-name="ce4"/>
          <table:table-cell table:style-name="ce4" office:value-type="string" calcext:value-type="string" table:number-columns-spanned="5" table:number-rows-spanned="1">
            <text:p>Implementação</text:p>
          </table:table-cell>
          <table:covered-table-cell table:number-columns-repeated="2" table:style-name="ce4"/>
          <table:covered-table-cell table:style-name="ce99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CAP-G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CAP-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 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S</text:p>
          </table:table-cell>
          <table:covered-table-cell table:style-name="ce4"/>
          <table:table-cell table:style-name="ce43" office:value-type="string" calcext:value-type="string" table:number-columns-spanned="2" table:number-rows-spanned="1">
            <text:p>PBVNS</text:p>
          </table:table-cell>
          <table:covered-table-cell table:style-name="ce43"/>
          <table:table-cell table:style-name="ce4" office:value-type="string" calcext:value-type="string" table:number-columns-spanned="5" table:number-rows-spanned="1">
            <text:p>Com BL+PT</text:p>
          </table:table-cell>
          <table:covered-table-cell table:number-columns-repeated="2" table:style-name="ce4"/>
          <table:covered-table-cell table:style-name="ce58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3" office:value-type="string" calcext:value-type="string">
            <text:p>Tempo</text:p>
          </table:table-cell>
          <table:table-cell table:style-name="ce4" office:value-type="string" calcext:value-type="string">
            <text:p>Melhor S.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. Media</text:p>
          </table:table-cell>
          <table:table-cell table:style-name="ce58" office:value-type="string" calcext:value-type="string">
            <text:p>DP. Sol</text:p>
          </table:table-cell>
          <table:table-cell table:style-name="ce4" office:value-type="string" calcext:value-type="string">
            <text:p>T. medio</text:p>
          </table:table-cell>
          <table:table-cell table:style-name="ce4" office:value-type="string" calcext:value-type="string">
            <text:p>DP Tempo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style-name="ce78" table:formula="of:=MIN([.C4];[.E4];[.G4];[.I4];[.K4])" office:value-type="float" office:value="1181.5" calcext:value-type="float">
            <text:p>1181,5</text:p>
          </table:table-cell>
          <table:table-cell table:style-name="ce79" office:value-type="float" office:value="1181.5" calcext:value-type="float">
            <text:p>1181,5</text:p>
          </table:table-cell>
          <table:table-cell table:style-name="ce9" office:value-type="float" office:value="17.61" calcext:value-type="float">
            <text:p>17,6</text:p>
          </table:table-cell>
          <table:table-cell table:style-name="ce86" office:value-type="float" office:value="1181.5" calcext:value-type="float">
            <text:p>1181,5</text:p>
          </table:table-cell>
          <table:table-cell table:style-name="ce9" office:value-type="float" office:value="0.19" calcext:value-type="float">
            <text:p>0,2</text:p>
          </table:table-cell>
          <table:table-cell table:style-name="ce79" office:value-type="float" office:value="1181.5" calcext:value-type="float">
            <text:p>1181,5</text:p>
          </table:table-cell>
          <table:table-cell table:style-name="ce9" office:value-type="float" office:value="1.14" calcext:value-type="float">
            <text:p>1,1</text:p>
          </table:table-cell>
          <table:table-cell table:style-name="ce86" office:value-type="float" office:value="1181.5" calcext:value-type="float">
            <text:p>1181,5</text:p>
          </table:table-cell>
          <table:table-cell table:style-name="ce9" office:value-type="float" office:value="4.05" calcext:value-type="float">
            <text:p>4,1</text:p>
          </table:table-cell>
          <table:table-cell table:style-name="ce86" office:value-type="float" office:value="1181.5" calcext:value-type="float">
            <text:p>1181,5</text:p>
          </table:table-cell>
          <table:table-cell table:style-name="ce82" office:value-type="float" office:value="0.09" calcext:value-type="float">
            <text:p>0,09</text:p>
          </table:table-cell>
          <table:table-cell table:style-name="ce90" office:value-type="float" office:value="1181.5" calcext:value-type="float">
            <text:p>1181,5</text:p>
          </table:table-cell>
          <table:table-cell table:style-name="ce22" table:formula="of:=([.M4]-[.B4])/[.B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2973" calcext:value-type="float">
            <text:p>0,003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9H</text:p>
          </table:table-cell>
          <table:table-cell table:style-name="ce78" table:formula="of:=MIN([.C5];[.E5];[.G5];[.I5];[.K5])" office:value-type="float" office:value="2294.5" calcext:value-type="float">
            <text:p>2294,5</text:p>
          </table:table-cell>
          <table:table-cell table:style-name="ce80" office:value-type="float" office:value="2294.5" calcext:value-type="float">
            <text:p>2294,5</text:p>
          </table:table-cell>
          <table:table-cell table:style-name="ce10" office:value-type="float" office:value="17.54" calcext:value-type="float">
            <text:p>17,5</text:p>
          </table:table-cell>
          <table:table-cell table:style-name="ce87" office:value-type="float" office:value="2294.5" calcext:value-type="float">
            <text:p>2294,5</text:p>
          </table:table-cell>
          <table:table-cell table:style-name="ce10" office:value-type="float" office:value="0.24" calcext:value-type="float">
            <text:p>0,2</text:p>
          </table:table-cell>
          <table:table-cell table:style-name="ce80" office:value-type="float" office:value="2294.5" calcext:value-type="float">
            <text:p>2294,5</text:p>
          </table:table-cell>
          <table:table-cell table:style-name="ce10" office:value-type="float" office:value="1.15" calcext:value-type="float">
            <text:p>1,2</text:p>
          </table:table-cell>
          <table:table-cell table:style-name="ce87" office:value-type="float" office:value="2294.5" calcext:value-type="float">
            <text:p>2294,5</text:p>
          </table:table-cell>
          <table:table-cell table:style-name="ce10" office:value-type="float" office:value="3.46" calcext:value-type="float">
            <text:p>3,5</text:p>
          </table:table-cell>
          <table:table-cell table:style-name="ce87" office:value-type="float" office:value="2294.5" calcext:value-type="float">
            <text:p>2294,5</text:p>
          </table:table-cell>
          <table:table-cell table:style-name="ce85" office:value-type="float" office:value="0.1" calcext:value-type="float">
            <text:p>0,10</text:p>
          </table:table-cell>
          <table:table-cell table:style-name="ce91" office:value-type="float" office:value="2294.5" calcext:value-type="float">
            <text:p>2294,5</text:p>
          </table:table-cell>
          <table:table-cell table:style-name="ce23" table:formula="of:=([.M5]-[.B5])/[.B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1938" calcext:value-type="float">
            <text:p>0,001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style-name="ce78" table:formula="of:=MIN([.C6];[.E6];[.G6];[.I6];[.K6])" office:value-type="float" office:value="1374.5" calcext:value-type="float">
            <text:p>1374,5</text:p>
          </table:table-cell>
          <table:table-cell table:style-name="ce79" office:value-type="float" office:value="1374.5" calcext:value-type="float">
            <text:p>1374,5</text:p>
          </table:table-cell>
          <table:table-cell table:style-name="ce9" office:value-type="float" office:value="21.96" calcext:value-type="float">
            <text:p>22,0</text:p>
          </table:table-cell>
          <table:table-cell table:style-name="ce86" office:value-type="float" office:value="1374.5" calcext:value-type="float">
            <text:p>1374,5</text:p>
          </table:table-cell>
          <table:table-cell table:style-name="ce9" office:value-type="float" office:value="0.27" calcext:value-type="float">
            <text:p>0,3</text:p>
          </table:table-cell>
          <table:table-cell table:style-name="ce79" office:value-type="float" office:value="1374.5" calcext:value-type="float">
            <text:p>1374,5</text:p>
          </table:table-cell>
          <table:table-cell table:style-name="ce9" office:value-type="float" office:value="4.88" calcext:value-type="float">
            <text:p>4,9</text:p>
          </table:table-cell>
          <table:table-cell table:style-name="ce86" office:value-type="float" office:value="1374.5" calcext:value-type="float">
            <text:p>1374,5</text:p>
          </table:table-cell>
          <table:table-cell table:style-name="ce9" office:value-type="float" office:value="1.58" calcext:value-type="float">
            <text:p>1,6</text:p>
          </table:table-cell>
          <table:table-cell table:style-name="ce86" office:value-type="float" office:value="1374.5" calcext:value-type="float">
            <text:p>1374,5</text:p>
          </table:table-cell>
          <table:table-cell table:style-name="ce82" office:value-type="float" office:value="0.11" calcext:value-type="float">
            <text:p>0,11</text:p>
          </table:table-cell>
          <table:table-cell table:style-name="ce90" office:value-type="float" office:value="1374.5" calcext:value-type="float">
            <text:p>1374,5</text:p>
          </table:table-cell>
          <table:table-cell table:style-name="ce22" table:formula="of:=([.M6]-[.B6])/[.B6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2914" calcext:value-type="float">
            <text:p>0,002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style-name="ce78" table:formula="of:=MIN([.C7];[.E7];[.G7];[.I7];[.K7])" office:value-type="float" office:value="3439.5" calcext:value-type="float">
            <text:p>3439,5</text:p>
          </table:table-cell>
          <table:table-cell table:style-name="ce80" office:value-type="float" office:value="3439.5" calcext:value-type="float">
            <text:p>3439,5</text:p>
          </table:table-cell>
          <table:table-cell table:style-name="ce10" office:value-type="float" office:value="29.21" calcext:value-type="float">
            <text:p>29,2</text:p>
          </table:table-cell>
          <table:table-cell table:style-name="ce87" office:value-type="float" office:value="3439.5" calcext:value-type="float">
            <text:p>3439,5</text:p>
          </table:table-cell>
          <table:table-cell table:style-name="ce10" office:value-type="float" office:value="0.53" calcext:value-type="float">
            <text:p>0,5</text:p>
          </table:table-cell>
          <table:table-cell table:style-name="ce80" office:value-type="float" office:value="3439.5" calcext:value-type="float">
            <text:p>3439,5</text:p>
          </table:table-cell>
          <table:table-cell table:style-name="ce10" office:value-type="float" office:value="5.97" calcext:value-type="float">
            <text:p>6,0</text:p>
          </table:table-cell>
          <table:table-cell table:style-name="ce87" office:value-type="float" office:value="3439.5" calcext:value-type="float">
            <text:p>3439,5</text:p>
          </table:table-cell>
          <table:table-cell table:style-name="ce10" office:value-type="float" office:value="1.58" calcext:value-type="float">
            <text:p>1,6</text:p>
          </table:table-cell>
          <table:table-cell table:style-name="ce87" office:value-type="float" office:value="3439.5" calcext:value-type="float">
            <text:p>3439,5</text:p>
          </table:table-cell>
          <table:table-cell table:style-name="ce85" office:value-type="float" office:value="0.13" calcext:value-type="float">
            <text:p>0,13</text:p>
          </table:table-cell>
          <table:table-cell table:style-name="ce91" office:value-type="float" office:value="3439.5" calcext:value-type="float">
            <text:p>3439,5</text:p>
          </table:table-cell>
          <table:table-cell table:style-name="ce23" table:formula="of:=([.M7]-[.B7])/[.B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4031" calcext:value-type="float">
            <text:p>0,004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2a</text:p>
          </table:table-cell>
          <table:table-cell table:style-name="ce78" table:formula="of:=MIN([.C8];[.E8];[.G8];[.I8];[.K8])" office:value-type="float" office:value="1529" calcext:value-type="float">
            <text:p>1529</text:p>
          </table:table-cell>
          <table:table-cell table:style-name="ce79" office:value-type="float" office:value="1529" calcext:value-type="float">
            <text:p>1529,0</text:p>
          </table:table-cell>
          <table:table-cell table:style-name="ce9" office:value-type="float" office:value="40.2" calcext:value-type="float">
            <text:p>40,2</text:p>
          </table:table-cell>
          <table:table-cell table:style-name="ce86" office:value-type="float" office:value="1529" calcext:value-type="float">
            <text:p>1529,0</text:p>
          </table:table-cell>
          <table:table-cell table:style-name="ce9" office:value-type="float" office:value="0.9" calcext:value-type="float">
            <text:p>0,9</text:p>
          </table:table-cell>
          <table:table-cell table:style-name="ce79" office:value-type="float" office:value="1529" calcext:value-type="float">
            <text:p>1529,0</text:p>
          </table:table-cell>
          <table:table-cell table:style-name="ce9" office:value-type="float" office:value="7.36" calcext:value-type="float">
            <text:p>7,4</text:p>
          </table:table-cell>
          <table:table-cell table:style-name="ce86" office:value-type="float" office:value="1529" calcext:value-type="float">
            <text:p>1529,0</text:p>
          </table:table-cell>
          <table:table-cell table:style-name="ce9" office:value-type="float" office:value="2.43" calcext:value-type="float">
            <text:p>2,4</text:p>
          </table:table-cell>
          <table:table-cell table:style-name="ce86" office:value-type="float" office:value="1529" calcext:value-type="float">
            <text:p>1529,0</text:p>
          </table:table-cell>
          <table:table-cell table:style-name="ce82" office:value-type="float" office:value="0.15" calcext:value-type="float">
            <text:p>0,15</text:p>
          </table:table-cell>
          <table:table-cell table:style-name="ce90" office:value-type="float" office:value="1529" calcext:value-type="float">
            <text:p>1529,0</text:p>
          </table:table-cell>
          <table:table-cell table:style-name="ce22" table:formula="of:=([.M8]-[.B8])/[.B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8458" calcext:value-type="float">
            <text:p>0,008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2b</text:p>
          </table:table-cell>
          <table:table-cell table:style-name="ce78" table:formula="of:=MIN([.C9];[.E9];[.G9];[.I9];[.K9])" office:value-type="float" office:value="1609.5" calcext:value-type="float">
            <text:p>1609,5</text:p>
          </table:table-cell>
          <table:table-cell table:style-name="ce80" office:value-type="float" office:value="1609.5" calcext:value-type="float">
            <text:p>1609,5</text:p>
          </table:table-cell>
          <table:table-cell table:style-name="ce10" office:value-type="float" office:value="38.3" calcext:value-type="float">
            <text:p>38,3</text:p>
          </table:table-cell>
          <table:table-cell table:style-name="ce87" office:value-type="float" office:value="1609.5" calcext:value-type="float">
            <text:p>1609,5</text:p>
          </table:table-cell>
          <table:table-cell table:style-name="ce10" office:value-type="float" office:value="0.8" calcext:value-type="float">
            <text:p>0,8</text:p>
          </table:table-cell>
          <table:table-cell table:style-name="ce80" office:value-type="float" office:value="1609.5" calcext:value-type="float">
            <text:p>1609,5</text:p>
          </table:table-cell>
          <table:table-cell table:style-name="ce10" office:value-type="float" office:value="7.28" calcext:value-type="float">
            <text:p>7,3</text:p>
          </table:table-cell>
          <table:table-cell table:style-name="ce87" office:value-type="float" office:value="1609.5" calcext:value-type="float">
            <text:p>1609,5</text:p>
          </table:table-cell>
          <table:table-cell table:style-name="ce10" office:value-type="float" office:value="2.46" calcext:value-type="float">
            <text:p>2,5</text:p>
          </table:table-cell>
          <table:table-cell table:style-name="ce87" office:value-type="float" office:value="1609.5" calcext:value-type="float">
            <text:p>1609,5</text:p>
          </table:table-cell>
          <table:table-cell table:style-name="ce85" office:value-type="float" office:value="0.14" calcext:value-type="float">
            <text:p>0,14</text:p>
          </table:table-cell>
          <table:table-cell table:style-name="ce91" office:value-type="float" office:value="1609.5" calcext:value-type="float">
            <text:p>1609,5</text:p>
          </table:table-cell>
          <table:table-cell table:style-name="ce23" table:formula="of:=([.M9]-[.B9])/[.B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572" calcext:value-type="float">
            <text:p>0,005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3a</text:p>
          </table:table-cell>
          <table:table-cell table:style-name="ce78" table:formula="of:=MIN([.C10];[.E10];[.G10];[.I10];[.K10])" office:value-type="float" office:value="2467.5" calcext:value-type="float">
            <text:p>2467,5</text:p>
          </table:table-cell>
          <table:table-cell table:style-name="ce79" office:value-type="float" office:value="2467.5" calcext:value-type="float">
            <text:p>2467,5</text:p>
          </table:table-cell>
          <table:table-cell table:style-name="ce9" office:value-type="float" office:value="50.3" calcext:value-type="float">
            <text:p>50,3</text:p>
          </table:table-cell>
          <table:table-cell table:style-name="ce86" office:value-type="float" office:value="2467.5" calcext:value-type="float">
            <text:p>2467,5</text:p>
          </table:table-cell>
          <table:table-cell table:style-name="ce9" office:value-type="float" office:value="1.5" calcext:value-type="float">
            <text:p>1,5</text:p>
          </table:table-cell>
          <table:table-cell table:style-name="ce79" office:value-type="float" office:value="2467.5" calcext:value-type="float">
            <text:p>2467,5</text:p>
          </table:table-cell>
          <table:table-cell table:style-name="ce9" office:value-type="float" office:value="8.55" calcext:value-type="float">
            <text:p>8,6</text:p>
          </table:table-cell>
          <table:table-cell table:style-name="ce86" office:value-type="float" office:value="2467.5" calcext:value-type="float">
            <text:p>2467,5</text:p>
          </table:table-cell>
          <table:table-cell table:style-name="ce9" office:value-type="float" office:value="2.99" calcext:value-type="float">
            <text:p>3,0</text:p>
          </table:table-cell>
          <table:table-cell table:style-name="ce86" office:value-type="float" office:value="2467.5" calcext:value-type="float">
            <text:p>2467,5</text:p>
          </table:table-cell>
          <table:table-cell table:style-name="ce82" office:value-type="float" office:value="0.15" calcext:value-type="float">
            <text:p>0,15</text:p>
          </table:table-cell>
          <table:table-cell table:style-name="ce90" office:value-type="float" office:value="2467.5" calcext:value-type="float">
            <text:p>2467,5</text:p>
          </table:table-cell>
          <table:table-cell table:style-name="ce22" table:formula="of:=([.M10]-[.B10])/[.B1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8451" calcext:value-type="float">
            <text:p>0,008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3b</text:p>
          </table:table-cell>
          <table:table-cell table:style-name="ce78" table:formula="of:=MIN([.C11];[.E11];[.G11];[.I11];[.K11])" office:value-type="float" office:value="2870" calcext:value-type="float">
            <text:p>2870</text:p>
          </table:table-cell>
          <table:table-cell table:style-name="ce80" office:value-type="float" office:value="2870" calcext:value-type="float">
            <text:p>2870,0</text:p>
          </table:table-cell>
          <table:table-cell table:style-name="ce10" office:value-type="float" office:value="53.73" calcext:value-type="float">
            <text:p>53,7</text:p>
          </table:table-cell>
          <table:table-cell table:style-name="ce87" office:value-type="float" office:value="2870" calcext:value-type="float">
            <text:p>2870,0</text:p>
          </table:table-cell>
          <table:table-cell table:style-name="ce10" office:value-type="float" office:value="1.35" calcext:value-type="float">
            <text:p>1,4</text:p>
          </table:table-cell>
          <table:table-cell table:style-name="ce80" office:value-type="float" office:value="2870" calcext:value-type="float">
            <text:p>2870,0</text:p>
          </table:table-cell>
          <table:table-cell table:style-name="ce10" office:value-type="float" office:value="8.74" calcext:value-type="float">
            <text:p>8,7</text:p>
          </table:table-cell>
          <table:table-cell table:style-name="ce87" office:value-type="float" office:value="2870" calcext:value-type="float">
            <text:p>2870,0</text:p>
          </table:table-cell>
          <table:table-cell table:style-name="ce10" office:value-type="float" office:value="3.01" calcext:value-type="float">
            <text:p>3,0</text:p>
          </table:table-cell>
          <table:table-cell table:style-name="ce87" office:value-type="float" office:value="2870" calcext:value-type="float">
            <text:p>2870,0</text:p>
          </table:table-cell>
          <table:table-cell table:style-name="ce85" office:value-type="float" office:value="0.15" calcext:value-type="float">
            <text:p>0,15</text:p>
          </table:table-cell>
          <table:table-cell table:style-name="ce91" office:value-type="float" office:value="2870" calcext:value-type="float">
            <text:p>2870,0</text:p>
          </table:table-cell>
          <table:table-cell table:style-name="ce23" table:formula="of:=([.M11]-[.B11])/[.B11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9247" calcext:value-type="float">
            <text:p>0,009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5</text:p>
          </table:table-cell>
          <table:table-cell table:style-name="ce78" table:formula="of:=MIN([.C12];[.E12];[.G12];[.I12];[.K12])" office:value-type="float" office:value="3195" calcext:value-type="float">
            <text:p>3195</text:p>
          </table:table-cell>
          <table:table-cell table:style-name="ce79" office:value-type="float" office:value="3195" calcext:value-type="float">
            <text:p>3195,0</text:p>
          </table:table-cell>
          <table:table-cell table:style-name="ce9" office:value-type="float" office:value="77.99" calcext:value-type="float">
            <text:p>78,0</text:p>
          </table:table-cell>
          <table:table-cell table:style-name="ce86" office:value-type="float" office:value="3195" calcext:value-type="float">
            <text:p>3195,0</text:p>
          </table:table-cell>
          <table:table-cell table:style-name="ce9" office:value-type="float" office:value="2.18" calcext:value-type="float">
            <text:p>2,2</text:p>
          </table:table-cell>
          <table:table-cell table:style-name="ce79" office:value-type="float" office:value="3195" calcext:value-type="float">
            <text:p>3195,0</text:p>
          </table:table-cell>
          <table:table-cell table:style-name="ce9" office:value-type="float" office:value="12.02" calcext:value-type="float">
            <text:p>12,0</text:p>
          </table:table-cell>
          <table:table-cell table:style-name="ce86" office:value-type="float" office:value="3195" calcext:value-type="float">
            <text:p>3195,0</text:p>
          </table:table-cell>
          <table:table-cell table:style-name="ce9" office:value-type="float" office:value="4.7" calcext:value-type="float">
            <text:p>4,7</text:p>
          </table:table-cell>
          <table:table-cell table:style-name="ce86" office:value-type="float" office:value="3195" calcext:value-type="float">
            <text:p>3195,0</text:p>
          </table:table-cell>
          <table:table-cell table:style-name="ce82" office:value-type="float" office:value="0.19" calcext:value-type="float">
            <text:p>0,19</text:p>
          </table:table-cell>
          <table:table-cell table:style-name="ce90" office:value-type="float" office:value="3195" calcext:value-type="float">
            <text:p>3195,0</text:p>
          </table:table-cell>
          <table:table-cell table:style-name="ce22" table:formula="of:=([.M12]-[.B12])/[.B12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25925" calcext:value-type="float">
            <text:p>0,025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1.txt</text:p>
          </table:table-cell>
          <table:table-cell table:style-name="ce78" table:formula="of:=MIN([.C13];[.E13];[.G13];[.I13];[.K13])" office:value-type="float" office:value="2302" calcext:value-type="float">
            <text:p>2302</text:p>
          </table:table-cell>
          <table:table-cell table:style-name="ce80" office:value-type="float" office:value="2302" calcext:value-type="float">
            <text:p>2302,0</text:p>
          </table:table-cell>
          <table:table-cell table:style-name="ce10" office:value-type="float" office:value="618.58" calcext:value-type="float">
            <text:p>618,6</text:p>
          </table:table-cell>
          <table:table-cell table:style-name="ce87" office:value-type="float" office:value="2302" calcext:value-type="float">
            <text:p>2302,0</text:p>
          </table:table-cell>
          <table:table-cell table:style-name="ce10" office:value-type="float" office:value="41.5" calcext:value-type="float">
            <text:p>41,5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2302" calcext:value-type="float">
            <text:p>2302,0</text:p>
          </table:table-cell>
          <table:table-cell table:style-name="ce17" office:value-type="float" office:value="2.11" calcext:value-type="float">
            <text:p>2,1</text:p>
          </table:table-cell>
          <table:table-cell table:style-name="ce91" office:value-type="float" office:value="2302" calcext:value-type="float">
            <text:p>2302,0</text:p>
          </table:table-cell>
          <table:table-cell table:style-name="ce23" table:formula="of:=([.M13]-[.B13])/[.B13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86274" calcext:value-type="float">
            <text:p>0,086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2.txt</text:p>
          </table:table-cell>
          <table:table-cell table:style-name="ce78" table:formula="of:=MIN([.C14];[.E14];[.G14];[.I14];[.K14])" office:value-type="float" office:value="18595.5" calcext:value-type="float">
            <text:p>18595,5</text:p>
          </table:table-cell>
          <table:table-cell table:style-name="ce79" office:value-type="float" office:value="18595.5" calcext:value-type="float">
            <text:p>18595,5</text:p>
          </table:table-cell>
          <table:table-cell table:style-name="ce9" office:value-type="float" office:value="736.25" calcext:value-type="float">
            <text:p>736,3</text:p>
          </table:table-cell>
          <table:table-cell table:style-name="ce86" office:value-type="float" office:value="18595.5" calcext:value-type="float">
            <text:p>18595,5</text:p>
          </table:table-cell>
          <table:table-cell table:style-name="ce9" office:value-type="float" office:value="59.91" calcext:value-type="float">
            <text:p>59,9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18595.5" calcext:value-type="float">
            <text:p>18595,5</text:p>
          </table:table-cell>
          <table:table-cell table:style-name="ce16" office:value-type="float" office:value="1.529" calcext:value-type="float">
            <text:p>1,5</text:p>
          </table:table-cell>
          <table:table-cell table:style-name="ce90" office:value-type="float" office:value="18595.5" calcext:value-type="float">
            <text:p>18595,5</text:p>
          </table:table-cell>
          <table:table-cell table:style-name="ce22" table:formula="of:=([.M14]-[.B14])/[.B1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140397" calcext:value-type="float">
            <text:p>0,140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3.txt</text:p>
          </table:table-cell>
          <table:table-cell table:style-name="ce78" table:formula="of:=MIN([.C15];[.E15];[.G15];[.I15];[.K15])" office:value-type="float" office:value="12114" calcext:value-type="float">
            <text:p>12114</text:p>
          </table:table-cell>
          <table:table-cell table:style-name="ce80" office:value-type="float" office:value="12114" calcext:value-type="float">
            <text:p>12114,0</text:p>
          </table:table-cell>
          <table:table-cell table:style-name="ce10" office:value-type="float" office:value="677.39" calcext:value-type="float">
            <text:p>677,4</text:p>
          </table:table-cell>
          <table:table-cell table:style-name="ce87" office:value-type="float" office:value="12114" calcext:value-type="float">
            <text:p>12114,0</text:p>
          </table:table-cell>
          <table:table-cell table:style-name="ce10" office:value-type="float" office:value="63.42" calcext:value-type="float">
            <text:p>63,4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12114" calcext:value-type="float">
            <text:p>12114,0</text:p>
          </table:table-cell>
          <table:table-cell table:style-name="ce17" office:value-type="float" office:value="1.525" calcext:value-type="float">
            <text:p>1,5</text:p>
          </table:table-cell>
          <table:table-cell table:style-name="ce91" office:value-type="float" office:value="12114" calcext:value-type="float">
            <text:p>12114,0</text:p>
          </table:table-cell>
          <table:table-cell table:style-name="ce23" table:formula="of:=([.M15]-[.B15])/[.B1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139196" calcext:value-type="float">
            <text:p>0,139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4.txt</text:p>
          </table:table-cell>
          <table:table-cell table:style-name="ce78" table:formula="of:=MIN([.C16];[.E16];[.G16];[.I16];[.K16])" office:value-type="float" office:value="24192.5" calcext:value-type="float">
            <text:p>24192,5</text:p>
          </table:table-cell>
          <table:table-cell table:style-name="ce79" office:value-type="float" office:value="24192.5" calcext:value-type="float">
            <text:p>24192,5</text:p>
          </table:table-cell>
          <table:table-cell table:style-name="ce9" office:value-type="float" office:value="742.12" calcext:value-type="float">
            <text:p>742,1</text:p>
          </table:table-cell>
          <table:table-cell table:style-name="ce86" office:value-type="float" office:value="24192.5" calcext:value-type="float">
            <text:p>24192,5</text:p>
          </table:table-cell>
          <table:table-cell table:style-name="ce9" office:value-type="float" office:value="56.2" calcext:value-type="float">
            <text:p>56,2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24192.5" calcext:value-type="float">
            <text:p>24192,5</text:p>
          </table:table-cell>
          <table:table-cell table:style-name="ce16" office:value-type="float" office:value="1.56" calcext:value-type="float">
            <text:p>1,6</text:p>
          </table:table-cell>
          <table:table-cell table:style-name="ce90" office:value-type="float" office:value="24204.5" calcext:value-type="float">
            <text:p>24204,5</text:p>
          </table:table-cell>
          <table:table-cell table:style-name="ce22" table:formula="of:=([.M16]-[.B16])/[.B16]" office:value-type="percentage" office:value="0.000496021494264751" calcext:value-type="percentage">
            <text:p>0,050%</text:p>
          </table:table-cell>
          <table:table-cell table:style-name="ce26"/>
          <table:table-cell table:style-name="ce29"/>
          <table:table-cell table:style-name="ce38" office:value-type="float" office:value="0.13984" calcext:value-type="float">
            <text:p>0,139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5.txt</text:p>
          </table:table-cell>
          <table:table-cell table:style-name="ce78" table:formula="of:=MIN([.C17];[.E17];[.G17];[.I17];[.K17])" office:value-type="float" office:value="7819" calcext:value-type="float">
            <text:p>7819</text:p>
          </table:table-cell>
          <table:table-cell table:style-name="ce80" office:value-type="float" office:value="7819" calcext:value-type="float">
            <text:p>7819,0</text:p>
          </table:table-cell>
          <table:table-cell table:style-name="ce10" office:value-type="float" office:value="719.97" calcext:value-type="float">
            <text:p>720,0</text:p>
          </table:table-cell>
          <table:table-cell table:style-name="ce87" office:value-type="float" office:value="7819" calcext:value-type="float">
            <text:p>7819,0</text:p>
          </table:table-cell>
          <table:table-cell table:style-name="ce10" office:value-type="float" office:value="53.14" calcext:value-type="float">
            <text:p>53,1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7819" calcext:value-type="float">
            <text:p>7819,0</text:p>
          </table:table-cell>
          <table:table-cell table:style-name="ce17" office:value-type="float" office:value="1.428" calcext:value-type="float">
            <text:p>1,4</text:p>
          </table:table-cell>
          <table:table-cell table:style-name="ce91" office:value-type="float" office:value="7819" calcext:value-type="float">
            <text:p>7819,0</text:p>
          </table:table-cell>
          <table:table-cell table:style-name="ce23" table:formula="of:=([.M17]-[.B17])/[.B1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131933" calcext:value-type="float">
            <text:p>0,131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1.txt</text:p>
          </table:table-cell>
          <table:table-cell table:style-name="ce78" table:formula="of:=MIN([.C18];[.E18];[.G18];[.I18];[.K18])" office:value-type="float" office:value="4115" calcext:value-type="float">
            <text:p>4115</text:p>
          </table:table-cell>
          <table:table-cell table:style-name="ce79" office:value-type="float" office:value="4115" calcext:value-type="float">
            <text:p>4115,0</text:p>
          </table:table-cell>
          <table:table-cell table:style-name="ce9" office:value-type="float" office:value="1506.69" calcext:value-type="float">
            <text:p>1506,7</text:p>
          </table:table-cell>
          <table:table-cell table:style-name="ce86" office:value-type="float" office:value="4115" calcext:value-type="float">
            <text:p>4115,0</text:p>
          </table:table-cell>
          <table:table-cell table:style-name="ce9" office:value-type="float" office:value="118.68" calcext:value-type="float">
            <text:p>118,7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4115" calcext:value-type="float">
            <text:p>4115,0</text:p>
          </table:table-cell>
          <table:table-cell table:style-name="ce16" office:value-type="float" office:value="1.969" calcext:value-type="float">
            <text:p>2,0</text:p>
          </table:table-cell>
          <table:table-cell table:style-name="ce90" office:value-type="float" office:value="4115" calcext:value-type="float">
            <text:p>4115,0</text:p>
          </table:table-cell>
          <table:table-cell table:style-name="ce22" table:formula="of:=([.M18]-[.B18])/[.B1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199502" calcext:value-type="float">
            <text:p>0,199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2.txt</text:p>
          </table:table-cell>
          <table:table-cell table:style-name="ce78" table:formula="of:=MIN([.C19];[.E19];[.G19];[.I19];[.K19])" office:value-type="float" office:value="10779.5" calcext:value-type="float">
            <text:p>10779,5</text:p>
          </table:table-cell>
          <table:table-cell table:style-name="ce80" office:value-type="float" office:value="10779.5" calcext:value-type="float">
            <text:p>10779,5</text:p>
          </table:table-cell>
          <table:table-cell table:style-name="ce10" office:value-type="float" office:value="1565.07" calcext:value-type="float">
            <text:p>1565,1</text:p>
          </table:table-cell>
          <table:table-cell table:style-name="ce87" office:value-type="float" office:value="10779.5" calcext:value-type="float">
            <text:p>10779,5</text:p>
          </table:table-cell>
          <table:table-cell table:style-name="ce10" office:value-type="float" office:value="150.06" calcext:value-type="float">
            <text:p>150,1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10779.5" calcext:value-type="float">
            <text:p>10779,5</text:p>
          </table:table-cell>
          <table:table-cell table:style-name="ce17" office:value-type="float" office:value="1.94" calcext:value-type="float">
            <text:p>1,9</text:p>
          </table:table-cell>
          <table:table-cell table:style-name="ce91" office:value-type="float" office:value="10779.5" calcext:value-type="float">
            <text:p>10779,5</text:p>
          </table:table-cell>
          <table:table-cell table:style-name="ce23" table:formula="of:=([.M19]-[.B19])/[.B1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366184" calcext:value-type="float">
            <text:p>0,366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3.txt</text:p>
          </table:table-cell>
          <table:table-cell table:style-name="ce78" table:formula="of:=MIN([.C20];[.E20];[.G20];[.I20];[.K20])" office:value-type="float" office:value="22702" calcext:value-type="float">
            <text:p>22702</text:p>
          </table:table-cell>
          <table:table-cell table:style-name="ce79" office:value-type="float" office:value="22702" calcext:value-type="float">
            <text:p>22702,0</text:p>
          </table:table-cell>
          <table:table-cell table:style-name="ce9" office:value-type="float" office:value="1611.19" calcext:value-type="float">
            <text:p>1611,2</text:p>
          </table:table-cell>
          <table:table-cell table:style-name="ce86" office:value-type="float" office:value="22702" calcext:value-type="float">
            <text:p>22702,0</text:p>
          </table:table-cell>
          <table:table-cell table:style-name="ce9" office:value-type="float" office:value="163.1" calcext:value-type="float">
            <text:p>163,1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22702" calcext:value-type="float">
            <text:p>22702,0</text:p>
          </table:table-cell>
          <table:table-cell table:style-name="ce16" office:value-type="float" office:value="2.118" calcext:value-type="float">
            <text:p>2,1</text:p>
          </table:table-cell>
          <table:table-cell table:style-name="ce90" office:value-type="float" office:value="22702" calcext:value-type="float">
            <text:p>22702,0</text:p>
          </table:table-cell>
          <table:table-cell table:style-name="ce22" table:formula="of:=([.M20]-[.B20])/[.B2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306109" calcext:value-type="float">
            <text:p>0,306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4.txt</text:p>
          </table:table-cell>
          <table:table-cell table:style-name="ce78" table:formula="of:=MIN([.C21];[.E21];[.G21];[.I21];[.K21])" office:value-type="float" office:value="28401.5" calcext:value-type="float">
            <text:p>28401,5</text:p>
          </table:table-cell>
          <table:table-cell table:style-name="ce80" office:value-type="float" office:value="28401.5" calcext:value-type="float">
            <text:p>28401,5</text:p>
          </table:table-cell>
          <table:table-cell table:style-name="ce10" office:value-type="float" office:value="1628" calcext:value-type="float">
            <text:p>1628,0</text:p>
          </table:table-cell>
          <table:table-cell table:style-name="ce87" office:value-type="float" office:value="28401.5" calcext:value-type="float">
            <text:p>28401,5</text:p>
          </table:table-cell>
          <table:table-cell table:style-name="ce10" office:value-type="float" office:value="189.2" calcext:value-type="float">
            <text:p>189,2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28401.5" calcext:value-type="float">
            <text:p>28401,5</text:p>
          </table:table-cell>
          <table:table-cell table:style-name="ce17" office:value-type="float" office:value="2.257" calcext:value-type="float">
            <text:p>2,3</text:p>
          </table:table-cell>
          <table:table-cell table:style-name="ce91" office:value-type="float" office:value="28401.5" calcext:value-type="float">
            <text:p>28401,5</text:p>
          </table:table-cell>
          <table:table-cell table:style-name="ce23" table:formula="of:=([.M21]-[.B21])/[.B21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405483" calcext:value-type="float">
            <text:p>0,405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5.txt</text:p>
          </table:table-cell>
          <table:table-cell table:style-name="ce78" table:formula="of:=MIN([.C22];[.E22];[.G22];[.I22];[.K22])" office:value-type="float" office:value="57400" calcext:value-type="float">
            <text:p>57400</text:p>
          </table:table-cell>
          <table:table-cell table:style-name="ce79" office:value-type="float" office:value="57400" calcext:value-type="float">
            <text:p>57400,0</text:p>
          </table:table-cell>
          <table:table-cell table:style-name="ce9" office:value-type="float" office:value="1672.68" calcext:value-type="float">
            <text:p>1672,7</text:p>
          </table:table-cell>
          <table:table-cell table:style-name="ce86" office:value-type="float" office:value="57400" calcext:value-type="float">
            <text:p>57400,0</text:p>
          </table:table-cell>
          <table:table-cell table:style-name="ce9" office:value-type="float" office:value="188.97" calcext:value-type="float">
            <text:p>189,0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57400" calcext:value-type="float">
            <text:p>57400,0</text:p>
          </table:table-cell>
          <table:table-cell table:style-name="ce16" office:value-type="float" office:value="2.273" calcext:value-type="float">
            <text:p>2,3</text:p>
          </table:table-cell>
          <table:table-cell table:style-name="ce90" office:value-type="float" office:value="57424" calcext:value-type="float">
            <text:p>57424,0</text:p>
          </table:table-cell>
          <table:table-cell table:style-name="ce22" table:formula="of:=([.M22]-[.B22])/[.B22]" office:value-type="percentage" office:value="0.000418118466898955" calcext:value-type="percentage">
            <text:p>0,042%</text:p>
          </table:table-cell>
          <table:table-cell table:style-name="ce26"/>
          <table:table-cell table:style-name="ce29"/>
          <table:table-cell table:style-name="ce38" office:value-type="float" office:value="0.366287" calcext:value-type="float">
            <text:p>0,366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1.txt (33)</text:p>
          </table:table-cell>
          <table:table-cell table:style-name="ce78" table:formula="of:=MIN([.C23];[.E23];[.G23];[.I23];[.K23])" office:value-type="float" office:value="30282.5" calcext:value-type="float">
            <text:p>30282,5</text:p>
          </table:table-cell>
          <table:table-cell table:style-name="ce80" office:value-type="float" office:value="30282.5" calcext:value-type="float">
            <text:p>30282,5</text:p>
          </table:table-cell>
          <table:table-cell table:style-name="ce10" office:value-type="float" office:value="2287.84" calcext:value-type="float">
            <text:p>2287,8</text:p>
          </table:table-cell>
          <table:table-cell table:style-name="ce87" office:value-type="float" office:value="30282.5" calcext:value-type="float">
            <text:p>30282,5</text:p>
          </table:table-cell>
          <table:table-cell table:style-name="ce10" office:value-type="float" office:value="285.32" calcext:value-type="float">
            <text:p>285,3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/>
          <table:table-cell table:style-name="ce87" office:value-type="float" office:value="30282.5" calcext:value-type="float">
            <text:p>30282,5</text:p>
          </table:table-cell>
          <table:table-cell table:style-name="ce17" office:value-type="float" office:value="2.873" calcext:value-type="float">
            <text:p>2,9</text:p>
          </table:table-cell>
          <table:table-cell table:style-name="ce91" office:value-type="float" office:value="30290.5" calcext:value-type="float">
            <text:p>30290,5</text:p>
          </table:table-cell>
          <table:table-cell table:style-name="ce23" table:formula="of:=([.M23]-[.B23])/[.B23]" office:value-type="percentage" office:value="0.000264178981259803" calcext:value-type="percentage">
            <text:p>0,026%</text:p>
          </table:table-cell>
          <table:table-cell table:style-name="ce28"/>
          <table:table-cell table:style-name="ce30"/>
          <table:table-cell table:style-name="ce39" office:value-type="float" office:value="0.488781" calcext:value-type="float">
            <text:p>0,488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2.txt (33)</text:p>
          </table:table-cell>
          <table:table-cell table:style-name="ce78" table:formula="of:=MIN([.C24];[.E24];[.G24];[.I24];[.K24])" office:value-type="float" office:value="33974" calcext:value-type="float">
            <text:p>33974</text:p>
          </table:table-cell>
          <table:table-cell table:style-name="ce79" office:value-type="float" office:value="33974" calcext:value-type="float">
            <text:p>33974,0</text:p>
          </table:table-cell>
          <table:table-cell table:style-name="ce9" office:value-type="float" office:value="22349.55" calcext:value-type="float">
            <text:p>22349,6</text:p>
          </table:table-cell>
          <table:table-cell table:style-name="ce86" office:value-type="float" office:value="33978" calcext:value-type="float">
            <text:p>33978,0</text:p>
          </table:table-cell>
          <table:table-cell table:style-name="ce9" office:value-type="float" office:value="221.66" calcext:value-type="float">
            <text:p>221,7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33974" calcext:value-type="float">
            <text:p>33974,0</text:p>
          </table:table-cell>
          <table:table-cell table:style-name="ce16" office:value-type="float" office:value="3.155" calcext:value-type="float">
            <text:p>3,2</text:p>
          </table:table-cell>
          <table:table-cell table:style-name="ce90" office:value-type="float" office:value="33974" calcext:value-type="float">
            <text:p>33974,0</text:p>
          </table:table-cell>
          <table:table-cell table:style-name="ce22" table:formula="of:=([.M24]-[.B24])/[.B2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559226" calcext:value-type="float">
            <text:p>0,559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3.txt (33)</text:p>
          </table:table-cell>
          <table:table-cell table:style-name="ce78" table:formula="of:=MIN([.C25];[.E25];[.G25];[.I25];[.K25])" office:value-type="float" office:value="35052.5" calcext:value-type="float">
            <text:p>35052,5</text:p>
          </table:table-cell>
          <table:table-cell table:style-name="ce80" office:value-type="float" office:value="35065.5" calcext:value-type="float">
            <text:p>35065,5</text:p>
          </table:table-cell>
          <table:table-cell table:style-name="ce10" office:value-type="float" office:value="2330.13" calcext:value-type="float">
            <text:p>2330,1</text:p>
          </table:table-cell>
          <table:table-cell table:style-name="ce87" office:value-type="float" office:value="35060.5" calcext:value-type="float">
            <text:p>35060,5</text:p>
          </table:table-cell>
          <table:table-cell table:style-name="ce10" office:value-type="float" office:value="322.39" calcext:value-type="float">
            <text:p>322,4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35052.5" calcext:value-type="float">
            <text:p>35052,5</text:p>
          </table:table-cell>
          <table:table-cell table:style-name="ce17" office:value-type="float" office:value="3.121" calcext:value-type="float">
            <text:p>3,1</text:p>
          </table:table-cell>
          <table:table-cell table:style-name="ce91" office:value-type="float" office:value="35052.5" calcext:value-type="float">
            <text:p>35052,5</text:p>
          </table:table-cell>
          <table:table-cell table:style-name="ce23" table:formula="of:=([.M25]-[.B25])/[.B2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593992" calcext:value-type="float">
            <text:p>0,594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4.txt (35)</text:p>
          </table:table-cell>
          <table:table-cell table:style-name="ce78" table:formula="of:=MIN([.C26];[.E26];[.G26];[.I26];[.K26])" office:value-type="float" office:value="34666.5" calcext:value-type="float">
            <text:p>34666,5</text:p>
          </table:table-cell>
          <table:table-cell table:style-name="ce79" office:value-type="float" office:value="34671.5" calcext:value-type="float">
            <text:p>34671,5</text:p>
          </table:table-cell>
          <table:table-cell table:style-name="ce9" office:value-type="float" office:value="2967.47" calcext:value-type="float">
            <text:p>2967,5</text:p>
          </table:table-cell>
          <table:table-cell table:style-name="ce86" office:value-type="float" office:value="34673.5" calcext:value-type="float">
            <text:p>34673,5</text:p>
          </table:table-cell>
          <table:table-cell table:style-name="ce9" office:value-type="float" office:value="478.29" calcext:value-type="float">
            <text:p>478,3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34666.5" calcext:value-type="float">
            <text:p>34666,5</text:p>
          </table:table-cell>
          <table:table-cell table:style-name="ce16" office:value-type="float" office:value="3.572" calcext:value-type="float">
            <text:p>3,6</text:p>
          </table:table-cell>
          <table:table-cell table:style-name="ce90" office:value-type="float" office:value="34666.5" calcext:value-type="float">
            <text:p>34666,5</text:p>
          </table:table-cell>
          <table:table-cell table:style-name="ce22" table:formula="of:=([.M26]-[.B26])/[.B26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627142" calcext:value-type="float">
            <text:p>0,627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5.txt (35)</text:p>
          </table:table-cell>
          <table:table-cell table:style-name="ce78" table:formula="of:=MIN([.C27];[.E27];[.G27];[.I27];[.K27])" office:value-type="float" office:value="30771" calcext:value-type="float">
            <text:p>30771</text:p>
          </table:table-cell>
          <table:table-cell table:style-name="ce80" office:value-type="float" office:value="30803" calcext:value-type="float">
            <text:p>30803,0</text:p>
          </table:table-cell>
          <table:table-cell table:style-name="ce10" office:value-type="float" office:value="2801.7" calcext:value-type="float">
            <text:p>2801,7</text:p>
          </table:table-cell>
          <table:table-cell table:style-name="ce87" office:value-type="float" office:value="30781" calcext:value-type="float">
            <text:p>30781,0</text:p>
          </table:table-cell>
          <table:table-cell table:style-name="ce10" office:value-type="float" office:value="390.76" calcext:value-type="float">
            <text:p>390,8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30771" calcext:value-type="float">
            <text:p>30771,0</text:p>
          </table:table-cell>
          <table:table-cell table:style-name="ce17" office:value-type="float" office:value="3.298" calcext:value-type="float">
            <text:p>3,3</text:p>
          </table:table-cell>
          <table:table-cell table:style-name="ce91" office:value-type="float" office:value="30771" calcext:value-type="float">
            <text:p>30771,0</text:p>
          </table:table-cell>
          <table:table-cell table:style-name="ce23" table:formula="of:=([.M27]-[.B27])/[.B2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626793" calcext:value-type="float">
            <text:p>0,626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6.txt (35)</text:p>
          </table:table-cell>
          <table:table-cell table:style-name="ce78" table:formula="of:=MIN([.C28];[.E28];[.G28];[.I28];[.K28])" office:value-type="float" office:value="34424.5" calcext:value-type="float">
            <text:p>34424,5</text:p>
          </table:table-cell>
          <table:table-cell table:style-name="ce79" office:value-type="float" office:value="34425.5" calcext:value-type="float">
            <text:p>34425,5</text:p>
          </table:table-cell>
          <table:table-cell table:style-name="ce9" office:value-type="float" office:value="3010.98" calcext:value-type="float">
            <text:p>3011,0</text:p>
          </table:table-cell>
          <table:table-cell table:style-name="ce86" office:value-type="float" office:value="34424.5" calcext:value-type="float">
            <text:p>34424,5</text:p>
          </table:table-cell>
          <table:table-cell table:style-name="ce9" office:value-type="float" office:value="446.38" calcext:value-type="float">
            <text:p>446,4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34424.5" calcext:value-type="float">
            <text:p>34424,5</text:p>
          </table:table-cell>
          <table:table-cell table:style-name="ce16" office:value-type="float" office:value="3.377" calcext:value-type="float">
            <text:p>3,4</text:p>
          </table:table-cell>
          <table:table-cell table:style-name="ce90" office:value-type="float" office:value="34424.5" calcext:value-type="float">
            <text:p>34424,5</text:p>
          </table:table-cell>
          <table:table-cell table:style-name="ce22" table:formula="of:=([.M28]-[.B28])/[.B2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760784" calcext:value-type="float">
            <text:p>0,760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1.txt</text:p>
          </table:table-cell>
          <table:table-cell table:style-name="ce78" table:formula="of:=MIN([.C29];[.E29];[.G29];[.I29];[.K29])" office:value-type="float" office:value="4966" calcext:value-type="float">
            <text:p>4966</text:p>
          </table:table-cell>
          <table:table-cell table:style-name="ce80" office:value-type="float" office:value="4966" calcext:value-type="float">
            <text:p>4966,0</text:p>
          </table:table-cell>
          <table:table-cell table:style-name="ce10" office:value-type="float" office:value="3475.61" calcext:value-type="float">
            <text:p>3475,6</text:p>
          </table:table-cell>
          <table:table-cell table:style-name="ce87" office:value-type="float" office:value="4966" calcext:value-type="float">
            <text:p>4966,0</text:p>
          </table:table-cell>
          <table:table-cell table:style-name="ce10" office:value-type="float" office:value="423.74" calcext:value-type="float">
            <text:p>423,7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4966" calcext:value-type="float">
            <text:p>4966,0</text:p>
          </table:table-cell>
          <table:table-cell table:style-name="ce17" office:value-type="float" office:value="2.805" calcext:value-type="float">
            <text:p>2,8</text:p>
          </table:table-cell>
          <table:table-cell table:style-name="ce91" office:value-type="float" office:value="4966" calcext:value-type="float">
            <text:p>4966,0</text:p>
          </table:table-cell>
          <table:table-cell table:style-name="ce23" table:formula="of:=([.M29]-[.B29])/[.B2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403201" calcext:value-type="float">
            <text:p>0,403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2.txt</text:p>
          </table:table-cell>
          <table:table-cell table:style-name="ce78" table:formula="of:=MIN([.C30];[.E30];[.G30];[.I30];[.K30])" office:value-type="float" office:value="87390" calcext:value-type="float">
            <text:p>87390</text:p>
          </table:table-cell>
          <table:table-cell table:style-name="ce79" office:value-type="float" office:value="88262" calcext:value-type="float">
            <text:p>88262,0</text:p>
          </table:table-cell>
          <table:table-cell table:style-name="ce9" office:value-type="float" office:value="3237.71" calcext:value-type="float">
            <text:p>3237,7</text:p>
          </table:table-cell>
          <table:table-cell table:style-name="ce86" office:value-type="float" office:value="87489" calcext:value-type="float">
            <text:p>87489,0</text:p>
          </table:table-cell>
          <table:table-cell table:style-name="ce9" office:value-type="float" office:value="721.35" calcext:value-type="float">
            <text:p>721,4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87390" calcext:value-type="float">
            <text:p>87390,0</text:p>
          </table:table-cell>
          <table:table-cell table:style-name="ce16" office:value-type="float" office:value="4.329" calcext:value-type="float">
            <text:p>4,3</text:p>
          </table:table-cell>
          <table:table-cell table:style-name="ce90" office:value-type="float" office:value="87707" calcext:value-type="float">
            <text:p>87707,0</text:p>
          </table:table-cell>
          <table:table-cell table:style-name="ce22" table:formula="of:=([.M30]-[.B30])/[.B30]" office:value-type="percentage" office:value="0.00362741732463669" calcext:value-type="percentage">
            <text:p>0,363%</text:p>
          </table:table-cell>
          <table:table-cell table:style-name="ce26"/>
          <table:table-cell table:style-name="ce29"/>
          <table:table-cell table:style-name="ce38" office:value-type="float" office:value="0.777278" calcext:value-type="float">
            <text:p>0,777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3.txt</text:p>
          </table:table-cell>
          <table:table-cell table:style-name="ce78" table:formula="of:=MIN([.C31];[.E31];[.G31];[.I31];[.K31])" office:value-type="float" office:value="50084.5" calcext:value-type="float">
            <text:p>50084,5</text:p>
          </table:table-cell>
          <table:table-cell table:style-name="ce80" office:value-type="float" office:value="50696.5" calcext:value-type="float">
            <text:p>50696,5</text:p>
          </table:table-cell>
          <table:table-cell table:style-name="ce10" office:value-type="float" office:value="3279.4" calcext:value-type="float">
            <text:p>3279,4</text:p>
          </table:table-cell>
          <table:table-cell table:style-name="ce87" office:value-type="float" office:value="50127.5" calcext:value-type="float">
            <text:p>50127,5</text:p>
          </table:table-cell>
          <table:table-cell table:style-name="ce10" office:value-type="float" office:value="674.71" calcext:value-type="float">
            <text:p>674,7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50084.5" calcext:value-type="float">
            <text:p>50084,5</text:p>
          </table:table-cell>
          <table:table-cell table:style-name="ce17" office:value-type="float" office:value="3.97" calcext:value-type="float">
            <text:p>4,0</text:p>
          </table:table-cell>
          <table:table-cell table:style-name="ce91" office:value-type="float" office:value="50228.5" calcext:value-type="float">
            <text:p>50228,5</text:p>
          </table:table-cell>
          <table:table-cell table:style-name="ce23" table:formula="of:=([.M31]-[.B31])/[.B31]" office:value-type="percentage" office:value="0.00287514101169024" calcext:value-type="percentage">
            <text:p>0,288%</text:p>
          </table:table-cell>
          <table:table-cell table:style-name="ce28"/>
          <table:table-cell table:style-name="ce30"/>
          <table:table-cell table:style-name="ce39" office:value-type="float" office:value="0.630381" calcext:value-type="float">
            <text:p>0,630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4.txt</text:p>
          </table:table-cell>
          <table:table-cell table:style-name="ce78" table:formula="of:=MIN([.C32];[.E32];[.G32];[.I32];[.K32])" office:value-type="float" office:value="46737.5" calcext:value-type="float">
            <text:p>46737,5</text:p>
          </table:table-cell>
          <table:table-cell table:style-name="ce79" office:value-type="float" office:value="46890.5" calcext:value-type="float">
            <text:p>46890,5</text:p>
          </table:table-cell>
          <table:table-cell table:style-name="ce9" office:value-type="float" office:value="4336.11" calcext:value-type="float">
            <text:p>4336,1</text:p>
          </table:table-cell>
          <table:table-cell table:style-name="ce86" office:value-type="float" office:value="46824.5" calcext:value-type="float">
            <text:p>46824,5</text:p>
          </table:table-cell>
          <table:table-cell table:style-name="ce9" office:value-type="float" office:value="504.18" calcext:value-type="float">
            <text:p>504,2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46737.5" calcext:value-type="float">
            <text:p>46737,5</text:p>
          </table:table-cell>
          <table:table-cell table:style-name="ce16" office:value-type="float" office:value="4.191" calcext:value-type="float">
            <text:p>4,2</text:p>
          </table:table-cell>
          <table:table-cell table:style-name="ce90" office:value-type="float" office:value="46828.5" calcext:value-type="float">
            <text:p>46828,5</text:p>
          </table:table-cell>
          <table:table-cell table:style-name="ce22" table:formula="of:=([.M32]-[.B32])/[.B32]" office:value-type="percentage" office:value="0.00194704466434876" calcext:value-type="percentage">
            <text:p>0,195%</text:p>
          </table:table-cell>
          <table:table-cell table:style-name="ce26"/>
          <table:table-cell table:style-name="ce29"/>
          <table:table-cell table:style-name="ce38" office:value-type="float" office:value="0.644769" calcext:value-type="float">
            <text:p>0,644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5.txt</text:p>
          </table:table-cell>
          <table:table-cell table:style-name="ce78" table:formula="of:=MIN([.C33];[.E33];[.G33];[.I33];[.K33])" office:value-type="float" office:value="44488.5" calcext:value-type="float">
            <text:p>44488,5</text:p>
          </table:table-cell>
          <table:table-cell table:style-name="ce80" office:value-type="float" office:value="44783.5" calcext:value-type="float">
            <text:p>44783,5</text:p>
          </table:table-cell>
          <table:table-cell table:style-name="ce10" office:value-type="float" office:value="3407.52" calcext:value-type="float">
            <text:p>3407,5</text:p>
          </table:table-cell>
          <table:table-cell table:style-name="ce87" office:value-type="float" office:value="44488.5" calcext:value-type="float">
            <text:p>44488,5</text:p>
          </table:table-cell>
          <table:table-cell table:style-name="ce10" office:value-type="float" office:value="593.57" calcext:value-type="float">
            <text:p>593,6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44488.5" calcext:value-type="float">
            <text:p>44488,5</text:p>
          </table:table-cell>
          <table:table-cell table:style-name="ce17" office:value-type="float" office:value="3.955" calcext:value-type="float">
            <text:p>4,0</text:p>
          </table:table-cell>
          <table:table-cell table:style-name="ce91" office:value-type="float" office:value="44488.5" calcext:value-type="float">
            <text:p>44488,5</text:p>
          </table:table-cell>
          <table:table-cell table:style-name="ce23" table:formula="of:=([.M33]-[.B33])/[.B33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648517" calcext:value-type="float">
            <text:p>0,648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1.txt</text:p>
          </table:table-cell>
          <table:table-cell table:style-name="ce78" table:formula="of:=MIN([.C34];[.E34];[.G34];[.I34];[.K34])" office:value-type="float" office:value="53722.5" calcext:value-type="float">
            <text:p>53722,5</text:p>
          </table:table-cell>
          <table:table-cell table:style-name="ce79" office:value-type="float" office:value="53763.5" calcext:value-type="float">
            <text:p>53763,5</text:p>
          </table:table-cell>
          <table:table-cell table:style-name="ce9" office:value-type="float" office:value="5597.52" calcext:value-type="float">
            <text:p>5597,5</text:p>
          </table:table-cell>
          <table:table-cell table:style-name="ce86" office:value-type="float" office:value="53722.5" calcext:value-type="float">
            <text:p>53722,5</text:p>
          </table:table-cell>
          <table:table-cell table:style-name="ce9" office:value-type="float" office:value="782.26" calcext:value-type="float">
            <text:p>782,3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53722.5" calcext:value-type="float">
            <text:p>53722,5</text:p>
          </table:table-cell>
          <table:table-cell table:style-name="ce16" office:value-type="float" office:value="5.192" calcext:value-type="float">
            <text:p>5,2</text:p>
          </table:table-cell>
          <table:table-cell table:style-name="ce90" office:value-type="float" office:value="53727.5" calcext:value-type="float">
            <text:p>53727,5</text:p>
          </table:table-cell>
          <table:table-cell table:style-name="ce22" table:formula="of:=([.M34]-[.B34])/[.B34]" office:value-type="percentage" office:value="0.0000930708734701475" calcext:value-type="percentage">
            <text:p>0,009%</text:p>
          </table:table-cell>
          <table:table-cell table:style-name="ce26"/>
          <table:table-cell table:style-name="ce29"/>
          <table:table-cell table:style-name="ce38" office:value-type="float" office:value="1.29381" calcext:value-type="float">
            <text:p>1,293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2.txt</text:p>
          </table:table-cell>
          <table:table-cell table:style-name="ce78" table:formula="of:=MIN([.C35];[.E35];[.G35];[.I35];[.K35])" office:value-type="float" office:value="48908" calcext:value-type="float">
            <text:p>48908</text:p>
          </table:table-cell>
          <table:table-cell table:style-name="ce80" office:value-type="float" office:value="48916" calcext:value-type="float">
            <text:p>48916,0</text:p>
          </table:table-cell>
          <table:table-cell table:style-name="ce10" office:value-type="float" office:value="5448.85" calcext:value-type="float">
            <text:p>5448,9</text:p>
          </table:table-cell>
          <table:table-cell table:style-name="ce87" office:value-type="float" office:value="48908" calcext:value-type="float">
            <text:p>48908,0</text:p>
          </table:table-cell>
          <table:table-cell table:style-name="ce10" office:value-type="float" office:value="773.86" calcext:value-type="float">
            <text:p>773,9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48908" calcext:value-type="float">
            <text:p>48908,0</text:p>
          </table:table-cell>
          <table:table-cell table:style-name="ce17" office:value-type="float" office:value="5.556" calcext:value-type="float">
            <text:p>5,6</text:p>
          </table:table-cell>
          <table:table-cell table:style-name="ce91" office:value-type="float" office:value="48908" calcext:value-type="float">
            <text:p>48908,0</text:p>
          </table:table-cell>
          <table:table-cell table:style-name="ce23" table:formula="of:=([.M35]-[.B35])/[.B3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.35061" calcext:value-type="float">
            <text:p>1,350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3.txt</text:p>
          </table:table-cell>
          <table:table-cell table:style-name="ce78" table:formula="of:=MIN([.C36];[.E36];[.G36];[.I36];[.K36])" office:value-type="float" office:value="39250.5" calcext:value-type="float">
            <text:p>39250,5</text:p>
          </table:table-cell>
          <table:table-cell table:style-name="ce79" office:value-type="float" office:value="39259.5" calcext:value-type="float">
            <text:p>39259,5</text:p>
          </table:table-cell>
          <table:table-cell table:style-name="ce9" office:value-type="float" office:value="5330.11" calcext:value-type="float">
            <text:p>5330,1</text:p>
          </table:table-cell>
          <table:table-cell table:style-name="ce86" office:value-type="float" office:value="39255.5" calcext:value-type="float">
            <text:p>39255,5</text:p>
          </table:table-cell>
          <table:table-cell table:style-name="ce9" office:value-type="float" office:value="761.12" calcext:value-type="float">
            <text:p>761,1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39250.5" calcext:value-type="float">
            <text:p>39250,5</text:p>
          </table:table-cell>
          <table:table-cell table:style-name="ce16" office:value-type="float" office:value="5.445" calcext:value-type="float">
            <text:p>5,4</text:p>
          </table:table-cell>
          <table:table-cell table:style-name="ce90" office:value-type="float" office:value="39259.5" calcext:value-type="float">
            <text:p>39259,5</text:p>
          </table:table-cell>
          <table:table-cell table:style-name="ce22" table:formula="of:=([.M36]-[.B36])/[.B36]" office:value-type="percentage" office:value="0.00022929644208354" calcext:value-type="percentage">
            <text:p>0,023%</text:p>
          </table:table-cell>
          <table:table-cell table:style-name="ce26"/>
          <table:table-cell table:style-name="ce29"/>
          <table:table-cell table:style-name="ce38" office:value-type="float" office:value="1.356829" calcext:value-type="float">
            <text:p>1,356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4.txt</text:p>
          </table:table-cell>
          <table:table-cell table:style-name="ce78" table:formula="of:=MIN([.C37];[.E37];[.G37];[.I37];[.K37])" office:value-type="float" office:value="38354" calcext:value-type="float">
            <text:p>38354</text:p>
          </table:table-cell>
          <table:table-cell table:style-name="ce80" office:value-type="float" office:value="38355" calcext:value-type="float">
            <text:p>38355,0</text:p>
          </table:table-cell>
          <table:table-cell table:style-name="ce10" office:value-type="float" office:value="5459.45" calcext:value-type="float">
            <text:p>5459,5</text:p>
          </table:table-cell>
          <table:table-cell table:style-name="ce87" office:value-type="float" office:value="38354" calcext:value-type="float">
            <text:p>38354,0</text:p>
          </table:table-cell>
          <table:table-cell table:style-name="ce10" office:value-type="float" office:value="741.42" calcext:value-type="float">
            <text:p>741,4</text:p>
          </table:table-cell>
          <table:table-cell table:style-name="ce80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87" office:value-type="float" office:value="38354" calcext:value-type="float">
            <text:p>38354,0</text:p>
          </table:table-cell>
          <table:table-cell table:style-name="ce17" office:value-type="float" office:value="5.37" calcext:value-type="float">
            <text:p>5,4</text:p>
          </table:table-cell>
          <table:table-cell table:style-name="ce91" office:value-type="float" office:value="38354" calcext:value-type="float">
            <text:p>38354,0</text:p>
          </table:table-cell>
          <table:table-cell table:style-name="ce23" table:formula="of:=([.M37]-[.B37])/[.B3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.426938" calcext:value-type="float">
            <text:p>1,426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5.txt</text:p>
          </table:table-cell>
          <table:table-cell table:style-name="ce78" table:formula="of:=MIN([.C38];[.E38];[.G38];[.I38];[.K38])" office:value-type="float" office:value="51496" calcext:value-type="float">
            <text:p>51496</text:p>
          </table:table-cell>
          <table:table-cell table:style-name="ce79" office:value-type="float" office:value="51523" calcext:value-type="float">
            <text:p>51523,0</text:p>
          </table:table-cell>
          <table:table-cell table:style-name="ce9" office:value-type="float" office:value="5585.37" calcext:value-type="float">
            <text:p>5585,4</text:p>
          </table:table-cell>
          <table:table-cell table:style-name="ce86" office:value-type="float" office:value="51507" calcext:value-type="float">
            <text:p>51507,0</text:p>
          </table:table-cell>
          <table:table-cell table:style-name="ce9" office:value-type="float" office:value="836.96" calcext:value-type="float">
            <text:p>837,0</text:p>
          </table:table-cell>
          <table:table-cell table:style-name="ce7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86" office:value-type="float" office:value="51496" calcext:value-type="float">
            <text:p>51496,0</text:p>
          </table:table-cell>
          <table:table-cell table:style-name="ce16" office:value-type="float" office:value="5.42" calcext:value-type="float">
            <text:p>5,4</text:p>
          </table:table-cell>
          <table:table-cell table:style-name="ce90" office:value-type="float" office:value="51496" calcext:value-type="float">
            <text:p>51496,0</text:p>
          </table:table-cell>
          <table:table-cell table:style-name="ce22" table:formula="of:=([.M38]-[.B38])/[.B3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1.187588" calcext:value-type="float">
            <text:p>1,187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1_n</text:p>
          </table:table-cell>
          <table:table-cell table:style-name="ce78" table:formula="of:=MIN([.C39];[.E39];[.G39];[.I39];[.K39])" office:value-type="float" office:value="12731" calcext:value-type="float">
            <text:p>12731</text:p>
          </table:table-cell>
          <table:table-cell table:style-name="ce80" office:value-type="float" office:value="12731" calcext:value-type="float">
            <text:p>12731,0</text:p>
          </table:table-cell>
          <table:table-cell table:style-name="ce10" office:value-type="float" office:value="7174.64" calcext:value-type="float">
            <text:p>7174,6</text:p>
          </table:table-cell>
          <table:table-cell table:style-name="ce87" office:value-type="float" office:value="12731" calcext:value-type="float">
            <text:p>12731,0</text:p>
          </table:table-cell>
          <table:table-cell table:style-name="ce10" office:value-type="float" office:value="1249.08" calcext:value-type="float">
            <text:p>1249,1</text:p>
          </table:table-cell>
          <table:table-cell table:style-name="ce80" office:value-type="float" office:value="12731" calcext:value-type="float">
            <text:p>12731,0</text:p>
          </table:table-cell>
          <table:table-cell table:style-name="ce10" office:value-type="float" office:value="25.87" calcext:value-type="float">
            <text:p>25,9</text:p>
          </table:table-cell>
          <table:table-cell table:style-name="ce87" office:value-type="float" office:value="12731" calcext:value-type="float">
            <text:p>12731,0</text:p>
          </table:table-cell>
          <table:table-cell table:style-name="ce10" office:value-type="float" office:value="111.49" calcext:value-type="float">
            <text:p>111,5</text:p>
          </table:table-cell>
          <table:table-cell table:style-name="ce87" office:value-type="float" office:value="12731" calcext:value-type="float">
            <text:p>12731,0</text:p>
          </table:table-cell>
          <table:table-cell table:style-name="ce17" office:value-type="float" office:value="3.9" calcext:value-type="float">
            <text:p>3,9</text:p>
          </table:table-cell>
          <table:table-cell table:style-name="ce91" office:value-type="float" office:value="12731" calcext:value-type="float">
            <text:p>12731,0</text:p>
          </table:table-cell>
          <table:table-cell table:style-name="ce23" table:formula="of:=([.M39]-[.B39])/[.B3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898771" calcext:value-type="float">
            <text:p>0,898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2_n</text:p>
          </table:table-cell>
          <table:table-cell table:style-name="ce78" table:formula="of:=MIN([.C40];[.E40];[.G40];[.I40];[.K40])" office:value-type="float" office:value="108006.5" calcext:value-type="float">
            <text:p>108006,5</text:p>
          </table:table-cell>
          <table:table-cell table:style-name="ce79" office:value-type="float" office:value="108046.5" calcext:value-type="float">
            <text:p>108046,5</text:p>
          </table:table-cell>
          <table:table-cell table:style-name="ce9" office:value-type="float" office:value="6815.77" calcext:value-type="float">
            <text:p>6815,8</text:p>
          </table:table-cell>
          <table:table-cell table:style-name="ce86" office:value-type="float" office:value="108020.5" calcext:value-type="float">
            <text:p>108020,5</text:p>
          </table:table-cell>
          <table:table-cell table:style-name="ce9" office:value-type="float" office:value="1533.29" calcext:value-type="float">
            <text:p>1533,3</text:p>
          </table:table-cell>
          <table:table-cell table:style-name="ce79" office:value-type="float" office:value="108016.5" calcext:value-type="float">
            <text:p>108016,5</text:p>
          </table:table-cell>
          <table:table-cell table:style-name="ce9" office:value-type="float" office:value="26.4" calcext:value-type="float">
            <text:p>26,4</text:p>
          </table:table-cell>
          <table:table-cell table:style-name="ce86" office:value-type="float" office:value="108020.5" calcext:value-type="float">
            <text:p>108020,5</text:p>
          </table:table-cell>
          <table:table-cell table:style-name="ce9" office:value-type="float" office:value="111.26" calcext:value-type="float">
            <text:p>111,3</text:p>
          </table:table-cell>
          <table:table-cell table:style-name="ce86" office:value-type="float" office:value="108006.5" calcext:value-type="float">
            <text:p>108006,5</text:p>
          </table:table-cell>
          <table:table-cell table:style-name="ce16" office:value-type="float" office:value="7.24" calcext:value-type="float">
            <text:p>7,2</text:p>
          </table:table-cell>
          <table:table-cell table:style-name="ce90" office:value-type="float" office:value="108006.5" calcext:value-type="float">
            <text:p>108006,5</text:p>
          </table:table-cell>
          <table:table-cell table:style-name="ce22" table:formula="of:=([.M40]-[.B40])/[.B4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2.055565" calcext:value-type="float">
            <text:p>2,055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3_n</text:p>
          </table:table-cell>
          <table:table-cell table:style-name="ce78" table:formula="of:=MIN([.C41];[.E41];[.G41];[.I41];[.K41])" office:value-type="float" office:value="86644.5" calcext:value-type="float">
            <text:p>86644,5</text:p>
          </table:table-cell>
          <table:table-cell table:style-name="ce80" office:value-type="float" office:value="86667.5" calcext:value-type="float">
            <text:p>86667,5</text:p>
          </table:table-cell>
          <table:table-cell table:style-name="ce10" office:value-type="float" office:value="6854.25" calcext:value-type="float">
            <text:p>6854,3</text:p>
          </table:table-cell>
          <table:table-cell table:style-name="ce87" office:value-type="float" office:value="86667.5" calcext:value-type="float">
            <text:p>86667,5</text:p>
          </table:table-cell>
          <table:table-cell table:style-name="ce10" office:value-type="float" office:value="956.28" calcext:value-type="float">
            <text:p>956,3</text:p>
          </table:table-cell>
          <table:table-cell table:style-name="ce80" office:value-type="float" office:value="86646.5" calcext:value-type="float">
            <text:p>86646,5</text:p>
          </table:table-cell>
          <table:table-cell table:style-name="ce10" office:value-type="float" office:value="22.9" calcext:value-type="float">
            <text:p>22,9</text:p>
          </table:table-cell>
          <table:table-cell table:style-name="ce87" office:value-type="float" office:value="86657.5" calcext:value-type="float">
            <text:p>86657,5</text:p>
          </table:table-cell>
          <table:table-cell table:style-name="ce10" office:value-type="float" office:value="122.54" calcext:value-type="float">
            <text:p>122,5</text:p>
          </table:table-cell>
          <table:table-cell table:style-name="ce87" office:value-type="float" office:value="86644.5" calcext:value-type="float">
            <text:p>86644,5</text:p>
          </table:table-cell>
          <table:table-cell table:style-name="ce17" office:value-type="float" office:value="6.71" calcext:value-type="float">
            <text:p>6,7</text:p>
          </table:table-cell>
          <table:table-cell table:style-name="ce91" office:value-type="float" office:value="86658.5" calcext:value-type="float">
            <text:p>86658,5</text:p>
          </table:table-cell>
          <table:table-cell table:style-name="ce23" table:formula="of:=([.M41]-[.B41])/[.B41]" office:value-type="percentage" office:value="0.000161579788676719" calcext:value-type="percentage">
            <text:p>0,016%</text:p>
          </table:table-cell>
          <table:table-cell table:style-name="ce28"/>
          <table:table-cell table:style-name="ce30"/>
          <table:table-cell table:style-name="ce39" office:value-type="float" office:value="1.612926" calcext:value-type="float">
            <text:p>1,612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4_n</text:p>
          </table:table-cell>
          <table:table-cell table:style-name="ce78" table:formula="of:=MIN([.C42];[.E42];[.G42];[.I42];[.K42])" office:value-type="float" office:value="68701" calcext:value-type="float">
            <text:p>68701</text:p>
          </table:table-cell>
          <table:table-cell table:style-name="ce79" office:value-type="float" office:value="68769" calcext:value-type="float">
            <text:p>68769,0</text:p>
          </table:table-cell>
          <table:table-cell table:style-name="ce9" office:value-type="float" office:value="6509.35" calcext:value-type="float">
            <text:p>6509,4</text:p>
          </table:table-cell>
          <table:table-cell table:style-name="ce86" office:value-type="float" office:value="68733" calcext:value-type="float">
            <text:p>68733,0</text:p>
          </table:table-cell>
          <table:table-cell table:style-name="ce9" office:value-type="float" office:value="1141.34" calcext:value-type="float">
            <text:p>1141,3</text:p>
          </table:table-cell>
          <table:table-cell table:style-name="ce79" office:value-type="float" office:value="68708" calcext:value-type="float">
            <text:p>68708,0</text:p>
          </table:table-cell>
          <table:table-cell table:style-name="ce9" office:value-type="float" office:value="23" calcext:value-type="float">
            <text:p>23,0</text:p>
          </table:table-cell>
          <table:table-cell table:style-name="ce86" office:value-type="float" office:value="68711" calcext:value-type="float">
            <text:p>68711,0</text:p>
          </table:table-cell>
          <table:table-cell table:style-name="ce9" office:value-type="float" office:value="134.9" calcext:value-type="float">
            <text:p>134,9</text:p>
          </table:table-cell>
          <table:table-cell table:style-name="ce86" office:value-type="float" office:value="68701" calcext:value-type="float">
            <text:p>68701,0</text:p>
          </table:table-cell>
          <table:table-cell table:style-name="ce16" office:value-type="float" office:value="6.54" calcext:value-type="float">
            <text:p>6,5</text:p>
          </table:table-cell>
          <table:table-cell table:style-name="ce90" office:value-type="float" office:value="68716" calcext:value-type="float">
            <text:p>68716,0</text:p>
          </table:table-cell>
          <table:table-cell table:style-name="ce22" table:formula="of:=([.M42]-[.B42])/[.B42]" office:value-type="percentage" office:value="0.000218337433225135" calcext:value-type="percentage">
            <text:p>0,022%</text:p>
          </table:table-cell>
          <table:table-cell table:style-name="ce26"/>
          <table:table-cell table:style-name="ce29"/>
          <table:table-cell table:style-name="ce38" office:value-type="float" office:value="1.475867" calcext:value-type="float">
            <text:p>1,475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5_n</text:p>
          </table:table-cell>
          <table:table-cell table:style-name="ce78" table:formula="of:=MIN([.C43];[.E43];[.G43];[.I43];[.K43])" office:value-type="float" office:value="124017.5" calcext:value-type="float">
            <text:p>124017,5</text:p>
          </table:table-cell>
          <table:table-cell table:style-name="ce80" office:value-type="float" office:value="124099.5" calcext:value-type="float">
            <text:p>124099,5</text:p>
          </table:table-cell>
          <table:table-cell table:style-name="ce10" office:value-type="float" office:value="7052.59" calcext:value-type="float">
            <text:p>7052,6</text:p>
          </table:table-cell>
          <table:table-cell table:style-name="ce87" office:value-type="float" office:value="124058.5" calcext:value-type="float">
            <text:p>124058,5</text:p>
          </table:table-cell>
          <table:table-cell table:style-name="ce10" office:value-type="float" office:value="1236.49" calcext:value-type="float">
            <text:p>1236,5</text:p>
          </table:table-cell>
          <table:table-cell table:style-name="ce80" office:value-type="float" office:value="124017.5" calcext:value-type="float">
            <text:p>124017,5</text:p>
          </table:table-cell>
          <table:table-cell table:style-name="ce10" office:value-type="float" office:value="23.28" calcext:value-type="float">
            <text:p>23,3</text:p>
          </table:table-cell>
          <table:table-cell table:style-name="ce87" office:value-type="float" office:value="124018.5" calcext:value-type="float">
            <text:p>124018,5</text:p>
          </table:table-cell>
          <table:table-cell table:style-name="ce10" office:value-type="float" office:value="123.43" calcext:value-type="float">
            <text:p>123,4</text:p>
          </table:table-cell>
          <table:table-cell table:style-name="ce87" office:value-type="float" office:value="124017.5" calcext:value-type="float">
            <text:p>124017,5</text:p>
          </table:table-cell>
          <table:table-cell table:style-name="ce17" office:value-type="float" office:value="7.05" calcext:value-type="float">
            <text:p>7,1</text:p>
          </table:table-cell>
          <table:table-cell table:style-name="ce91" office:value-type="float" office:value="124045.5" calcext:value-type="float">
            <text:p>124045,5</text:p>
          </table:table-cell>
          <table:table-cell table:style-name="ce23" table:formula="of:=([.M43]-[.B43])/[.B43]" office:value-type="percentage" office:value="0.000225774588263753" calcext:value-type="percentage">
            <text:p>0,023%</text:p>
          </table:table-cell>
          <table:table-cell table:style-name="ce28"/>
          <table:table-cell table:style-name="ce30"/>
          <table:table-cell table:style-name="ce39" office:value-type="float" office:value="1.808189" calcext:value-type="float">
            <text:p>1,808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1_n</text:p>
          </table:table-cell>
          <table:table-cell table:style-name="ce78" table:formula="of:=MIN([.C44];[.E44];[.G44];[.I44];[.K44])" office:value-type="float" office:value="20470" calcext:value-type="float">
            <text:p>20470</text:p>
          </table:table-cell>
          <table:table-cell table:style-name="ce79" office:value-type="float" office:value="20472" calcext:value-type="float">
            <text:p>20472,0</text:p>
          </table:table-cell>
          <table:table-cell table:style-name="ce9" office:value-type="float" office:value="14934.38" calcext:value-type="float">
            <text:p>14934,4</text:p>
          </table:table-cell>
          <table:table-cell table:style-name="ce86" office:value-type="float" office:value="20479" calcext:value-type="float">
            <text:p>20479,0</text:p>
          </table:table-cell>
          <table:table-cell table:style-name="ce9" office:value-type="float" office:value="2683.93" calcext:value-type="float">
            <text:p>2683,9</text:p>
          </table:table-cell>
          <table:table-cell table:style-name="ce79" office:value-type="float" office:value="20470" calcext:value-type="float">
            <text:p>20470,0</text:p>
          </table:table-cell>
          <table:table-cell table:style-name="ce9" office:value-type="float" office:value="48.17" calcext:value-type="float">
            <text:p>48,2</text:p>
          </table:table-cell>
          <table:table-cell table:style-name="ce86" office:value-type="float" office:value="20470" calcext:value-type="float">
            <text:p>20470,0</text:p>
          </table:table-cell>
          <table:table-cell table:style-name="ce9" office:value-type="float" office:value="151.2" calcext:value-type="float">
            <text:p>151,2</text:p>
          </table:table-cell>
          <table:table-cell table:style-name="ce86" office:value-type="float" office:value="20470" calcext:value-type="float">
            <text:p>20470,0</text:p>
          </table:table-cell>
          <table:table-cell table:style-name="ce16" office:value-type="float" office:value="5.1" calcext:value-type="float">
            <text:p>5,1</text:p>
          </table:table-cell>
          <table:table-cell table:style-name="ce90" office:value-type="float" office:value="20478" calcext:value-type="float">
            <text:p>20478,0</text:p>
          </table:table-cell>
          <table:table-cell table:style-name="ce22" table:formula="of:=([.M44]-[.B44])/[.B44]" office:value-type="percentage" office:value="0.000390815828041036" calcext:value-type="percentage">
            <text:p>0,039%</text:p>
          </table:table-cell>
          <table:table-cell table:style-name="ce26"/>
          <table:table-cell table:style-name="ce29"/>
          <table:table-cell table:style-name="ce38" office:value-type="float" office:value="1.849698" calcext:value-type="float">
            <text:p>1,849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2_n</text:p>
          </table:table-cell>
          <table:table-cell table:style-name="ce78" table:formula="of:=MIN([.C45];[.E45];[.G45];[.I45];[.K45])" office:value-type="float" office:value="208058" calcext:value-type="float">
            <text:p>208058</text:p>
          </table:table-cell>
          <table:table-cell table:style-name="ce80" office:value-type="float" office:value="208270" calcext:value-type="float">
            <text:p>208270,0</text:p>
          </table:table-cell>
          <table:table-cell table:style-name="ce10" office:value-type="float" office:value="14338.86" calcext:value-type="float">
            <text:p>14338,9</text:p>
          </table:table-cell>
          <table:table-cell table:style-name="ce87" office:value-type="float" office:value="208081" calcext:value-type="float">
            <text:p>208081,0</text:p>
          </table:table-cell>
          <table:table-cell table:style-name="ce10" office:value-type="float" office:value="2733.89" calcext:value-type="float">
            <text:p>2733,9</text:p>
          </table:table-cell>
          <table:table-cell table:style-name="ce80" office:value-type="float" office:value="208079" calcext:value-type="float">
            <text:p>208079,0</text:p>
          </table:table-cell>
          <table:table-cell table:style-name="ce10" office:value-type="float" office:value="48.53" calcext:value-type="float">
            <text:p>48,5</text:p>
          </table:table-cell>
          <table:table-cell table:style-name="ce87" office:value-type="float" office:value="208157" calcext:value-type="float">
            <text:p>208157,0</text:p>
          </table:table-cell>
          <table:table-cell table:style-name="ce10" office:value-type="float" office:value="151.2" calcext:value-type="float">
            <text:p>151,2</text:p>
          </table:table-cell>
          <table:table-cell table:style-name="ce87" office:value-type="float" office:value="208058" calcext:value-type="float">
            <text:p>208058,0</text:p>
          </table:table-cell>
          <table:table-cell table:style-name="ce17" office:value-type="float" office:value="11.9" calcext:value-type="float">
            <text:p>11,9</text:p>
          </table:table-cell>
          <table:table-cell table:style-name="ce91" office:value-type="float" office:value="208134" calcext:value-type="float">
            <text:p>208134,0</text:p>
          </table:table-cell>
          <table:table-cell table:style-name="ce23" table:formula="of:=([.M45]-[.B45])/[.B45]" office:value-type="percentage" office:value="0.000365282757692566" calcext:value-type="percentage">
            <text:p>0,037%</text:p>
          </table:table-cell>
          <table:table-cell table:style-name="ce28"/>
          <table:table-cell table:style-name="ce30"/>
          <table:table-cell table:style-name="ce39" office:value-type="float" office:value="3.680011" calcext:value-type="float">
            <text:p>3,680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3_n</text:p>
          </table:table-cell>
          <table:table-cell table:style-name="ce78" table:formula="of:=MIN([.C46];[.E46];[.G46];[.I46];[.K46])" office:value-type="float" office:value="162182" calcext:value-type="float">
            <text:p>162182</text:p>
          </table:table-cell>
          <table:table-cell table:style-name="ce79" office:value-type="float" office:value="162267" calcext:value-type="float">
            <text:p>162267,0</text:p>
          </table:table-cell>
          <table:table-cell table:style-name="ce9" office:value-type="float" office:value="14351.91" calcext:value-type="float">
            <text:p>14351,9</text:p>
          </table:table-cell>
          <table:table-cell table:style-name="ce86" office:value-type="float" office:value="162196" calcext:value-type="float">
            <text:p>162196,0</text:p>
          </table:table-cell>
          <table:table-cell table:style-name="ce9" office:value-type="float" office:value="2877.29" calcext:value-type="float">
            <text:p>2877,3</text:p>
          </table:table-cell>
          <table:table-cell table:style-name="ce79" office:value-type="float" office:value="162196" calcext:value-type="float">
            <text:p>162196,0</text:p>
          </table:table-cell>
          <table:table-cell table:style-name="ce9" office:value-type="float" office:value="48.96" calcext:value-type="float">
            <text:p>49,0</text:p>
          </table:table-cell>
          <table:table-cell table:style-name="ce86" office:value-type="float" office:value="162249" calcext:value-type="float">
            <text:p>162249,0</text:p>
          </table:table-cell>
          <table:table-cell table:style-name="ce9" office:value-type="float" office:value="139.72" calcext:value-type="float">
            <text:p>139,7</text:p>
          </table:table-cell>
          <table:table-cell table:style-name="ce86" office:value-type="float" office:value="162182" calcext:value-type="float">
            <text:p>162182,0</text:p>
          </table:table-cell>
          <table:table-cell table:style-name="ce16" office:value-type="float" office:value="11.6" calcext:value-type="float">
            <text:p>11,6</text:p>
          </table:table-cell>
          <table:table-cell table:style-name="ce90" office:value-type="float" office:value="162195" calcext:value-type="float">
            <text:p>162195,0</text:p>
          </table:table-cell>
          <table:table-cell table:style-name="ce22" table:formula="of:=([.M46]-[.B46])/[.B46]" office:value-type="percentage" office:value="0.0000801568608106942" calcext:value-type="percentage">
            <text:p>0,008%</text:p>
          </table:table-cell>
          <table:table-cell table:style-name="ce26"/>
          <table:table-cell table:style-name="ce29"/>
          <table:table-cell table:style-name="ce38" office:value-type="float" office:value="3.67425" calcext:value-type="float">
            <text:p>3,674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4_n</text:p>
          </table:table-cell>
          <table:table-cell table:style-name="ce78" table:formula="of:=MIN([.C47];[.E47];[.G47];[.I47];[.K47])" office:value-type="float" office:value="118246.5" calcext:value-type="float">
            <text:p>118246,5</text:p>
          </table:table-cell>
          <table:table-cell table:style-name="ce80" office:value-type="float" office:value="118311.5" calcext:value-type="float">
            <text:p>118311,5</text:p>
          </table:table-cell>
          <table:table-cell table:style-name="ce10" office:value-type="float" office:value="14290.03" calcext:value-type="float">
            <text:p>14290,0</text:p>
          </table:table-cell>
          <table:table-cell table:style-name="ce87" office:value-type="float" office:value="118264.5" calcext:value-type="float">
            <text:p>118264,5</text:p>
          </table:table-cell>
          <table:table-cell table:style-name="ce10" office:value-type="float" office:value="3716.16" calcext:value-type="float">
            <text:p>3716,2</text:p>
          </table:table-cell>
          <table:table-cell table:style-name="ce80" office:value-type="float" office:value="118260.5" calcext:value-type="float">
            <text:p>118260,5</text:p>
          </table:table-cell>
          <table:table-cell table:style-name="ce10" office:value-type="float" office:value="49.29" calcext:value-type="float">
            <text:p>49,3</text:p>
          </table:table-cell>
          <table:table-cell table:style-name="ce87" office:value-type="float" office:value="118302.5" calcext:value-type="float">
            <text:p>118302,5</text:p>
          </table:table-cell>
          <table:table-cell table:style-name="ce10" office:value-type="float" office:value="136.4" calcext:value-type="float">
            <text:p>136,4</text:p>
          </table:table-cell>
          <table:table-cell table:style-name="ce87" office:value-type="float" office:value="118246.5" calcext:value-type="float">
            <text:p>118246,5</text:p>
          </table:table-cell>
          <table:table-cell table:style-name="ce17" office:value-type="float" office:value="11.14" calcext:value-type="float">
            <text:p>11,1</text:p>
          </table:table-cell>
          <table:table-cell table:style-name="ce91" office:value-type="float" office:value="118282.5" calcext:value-type="float">
            <text:p>118282,5</text:p>
          </table:table-cell>
          <table:table-cell table:style-name="ce23" table:formula="of:=([.M47]-[.B47])/[.B47]" office:value-type="percentage" office:value="0.000304448757468509" calcext:value-type="percentage">
            <text:p>0,030%</text:p>
          </table:table-cell>
          <table:table-cell table:style-name="ce28"/>
          <table:table-cell table:style-name="ce30"/>
          <table:table-cell table:style-name="ce39" office:value-type="float" office:value="3.512222" calcext:value-type="float">
            <text:p>3,512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5_n</text:p>
          </table:table-cell>
          <table:table-cell table:style-name="ce78" table:formula="of:=MIN([.C48];[.E48];[.G48];[.I48];[.K48])" office:value-type="float" office:value="332836" calcext:value-type="float">
            <text:p>332836</text:p>
          </table:table-cell>
          <table:table-cell table:style-name="ce79" office:value-type="float" office:value="332990" calcext:value-type="float">
            <text:p>332990,0</text:p>
          </table:table-cell>
          <table:table-cell table:style-name="ce9" office:value-type="float" office:value="14913.18" calcext:value-type="float">
            <text:p>14913,2</text:p>
          </table:table-cell>
          <table:table-cell table:style-name="ce86" office:value-type="float" office:value="332855" calcext:value-type="float">
            <text:p>332855,0</text:p>
          </table:table-cell>
          <table:table-cell table:style-name="ce9" office:value-type="float" office:value="2596.39" calcext:value-type="float">
            <text:p>2596,4</text:p>
          </table:table-cell>
          <table:table-cell table:style-name="ce79" office:value-type="float" office:value="332853" calcext:value-type="float">
            <text:p>332853,0</text:p>
          </table:table-cell>
          <table:table-cell table:style-name="ce9" office:value-type="float" office:value="48.64" calcext:value-type="float">
            <text:p>48,6</text:p>
          </table:table-cell>
          <table:table-cell table:style-name="ce86" office:value-type="float" office:value="332972" calcext:value-type="float">
            <text:p>332972,0</text:p>
          </table:table-cell>
          <table:table-cell table:style-name="ce9" office:value-type="float" office:value="142.48" calcext:value-type="float">
            <text:p>142,5</text:p>
          </table:table-cell>
          <table:table-cell table:style-name="ce86" office:value-type="float" office:value="332836" calcext:value-type="float">
            <text:p>332836,0</text:p>
          </table:table-cell>
          <table:table-cell table:style-name="ce16" office:value-type="float" office:value="12.16" calcext:value-type="float">
            <text:p>12,2</text:p>
          </table:table-cell>
          <table:table-cell table:style-name="ce90" office:value-type="float" office:value="332879" calcext:value-type="float">
            <text:p>332879,0</text:p>
          </table:table-cell>
          <table:table-cell table:style-name="ce22" table:formula="of:=([.M48]-[.B48])/[.B48]" office:value-type="percentage" office:value="0.000129192755591342" calcext:value-type="percentage">
            <text:p>0,013%</text:p>
          </table:table-cell>
          <table:table-cell table:style-name="ce26"/>
          <table:table-cell table:style-name="ce29"/>
          <table:table-cell table:style-name="ce38" office:value-type="float" office:value="2.993998" calcext:value-type="float">
            <text:p>2,994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1_n</text:p>
          </table:table-cell>
          <table:table-cell table:style-name="ce78" table:formula="of:=MIN([.C49];[.E49];[.G49];[.I49];[.K49])" office:value-type="float" office:value="31972" calcext:value-type="float">
            <text:p>31972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31972" calcext:value-type="float">
            <text:p>31972,0</text:p>
          </table:table-cell>
          <table:table-cell table:style-name="ce10" office:value-type="float" office:value="93.36" calcext:value-type="float">
            <text:p>93,4</text:p>
          </table:table-cell>
          <table:table-cell table:style-name="ce87" office:value-type="float" office:value="31972" calcext:value-type="float">
            <text:p>31972,0</text:p>
          </table:table-cell>
          <table:table-cell table:style-name="ce10" office:value-type="float" office:value="235.88" calcext:value-type="float">
            <text:p>235,9</text:p>
          </table:table-cell>
          <table:table-cell table:style-name="ce87" office:value-type="float" office:value="31972" calcext:value-type="float">
            <text:p>31972,0</text:p>
          </table:table-cell>
          <table:table-cell table:style-name="ce17" office:value-type="float" office:value="7.44" calcext:value-type="float">
            <text:p>7,4</text:p>
          </table:table-cell>
          <table:table-cell table:style-name="ce91" office:value-type="float" office:value="31972" calcext:value-type="float">
            <text:p>31972,0</text:p>
          </table:table-cell>
          <table:table-cell table:style-name="ce23" table:formula="of:=([.M49]-[.B49])/[.B4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3.514541" calcext:value-type="float">
            <text:p>3,514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2_n</text:p>
          </table:table-cell>
          <table:table-cell table:style-name="ce78" table:formula="of:=MIN([.C50];[.E50];[.G50];[.I50];[.K50])" office:value-type="float" office:value="248219" calcext:value-type="float">
            <text:p>248219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248225" calcext:value-type="float">
            <text:p>248225,0</text:p>
          </table:table-cell>
          <table:table-cell table:style-name="ce9" office:value-type="float" office:value="93.94" calcext:value-type="float">
            <text:p>93,9</text:p>
          </table:table-cell>
          <table:table-cell table:style-name="ce86" office:value-type="float" office:value="248247" calcext:value-type="float">
            <text:p>248247,0</text:p>
          </table:table-cell>
          <table:table-cell table:style-name="ce9" office:value-type="float" office:value="230.74" calcext:value-type="float">
            <text:p>230,7</text:p>
          </table:table-cell>
          <table:table-cell table:style-name="ce86" office:value-type="float" office:value="248219" calcext:value-type="float">
            <text:p>248219,0</text:p>
          </table:table-cell>
          <table:table-cell table:style-name="ce16" office:value-type="float" office:value="19.46" calcext:value-type="float">
            <text:p>19,5</text:p>
          </table:table-cell>
          <table:table-cell table:style-name="ce90" office:value-type="float" office:value="248225" calcext:value-type="float">
            <text:p>248225,0</text:p>
          </table:table-cell>
          <table:table-cell table:style-name="ce22" table:formula="of:=([.M50]-[.B50])/[.B50]" office:value-type="percentage" office:value="0.0000241722027725517" calcext:value-type="percentage">
            <text:p>0,002%</text:p>
          </table:table-cell>
          <table:table-cell table:style-name="ce26"/>
          <table:table-cell table:style-name="ce29"/>
          <table:table-cell table:style-name="ce38" office:value-type="float" office:value="6.830674" calcext:value-type="float">
            <text:p>6,830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3_n</text:p>
          </table:table-cell>
          <table:table-cell table:style-name="ce78" table:formula="of:=MIN([.C51];[.E51];[.G51];[.I51];[.K51])" office:value-type="float" office:value="85184" calcext:value-type="float">
            <text:p>85184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85190" calcext:value-type="float">
            <text:p>85190,0</text:p>
          </table:table-cell>
          <table:table-cell table:style-name="ce10" office:value-type="float" office:value="94.91" calcext:value-type="float">
            <text:p>94,9</text:p>
          </table:table-cell>
          <table:table-cell table:style-name="ce87" office:value-type="float" office:value="85209" calcext:value-type="float">
            <text:p>85209,0</text:p>
          </table:table-cell>
          <table:table-cell table:style-name="ce10" office:value-type="float" office:value="240.03" calcext:value-type="float">
            <text:p>240,0</text:p>
          </table:table-cell>
          <table:table-cell table:style-name="ce87" office:value-type="float" office:value="85184" calcext:value-type="float">
            <text:p>85184,0</text:p>
          </table:table-cell>
          <table:table-cell table:style-name="ce17" office:value-type="float" office:value="16.59" calcext:value-type="float">
            <text:p>16,6</text:p>
          </table:table-cell>
          <table:table-cell table:style-name="ce91" office:value-type="float" office:value="85198" calcext:value-type="float">
            <text:p>85198,0</text:p>
          </table:table-cell>
          <table:table-cell table:style-name="ce23" table:formula="of:=([.M51]-[.B51])/[.B51]" office:value-type="percentage" office:value="0.00016435011269722" calcext:value-type="percentage">
            <text:p>0,016%</text:p>
          </table:table-cell>
          <table:table-cell table:style-name="ce28"/>
          <table:table-cell table:style-name="ce30"/>
          <table:table-cell table:style-name="ce39" office:value-type="float" office:value="6.126716" calcext:value-type="float">
            <text:p>6,126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4_n</text:p>
          </table:table-cell>
          <table:table-cell table:style-name="ce78" table:formula="of:=MIN([.C52];[.E52];[.G52];[.I52];[.K52])" office:value-type="float" office:value="156646" calcext:value-type="float">
            <text:p>156646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156666" calcext:value-type="float">
            <text:p>156666,0</text:p>
          </table:table-cell>
          <table:table-cell table:style-name="ce9" office:value-type="float" office:value="138.41" calcext:value-type="float">
            <text:p>138,4</text:p>
          </table:table-cell>
          <table:table-cell table:style-name="ce86" office:value-type="float" office:value="156701" calcext:value-type="float">
            <text:p>156701,0</text:p>
          </table:table-cell>
          <table:table-cell table:style-name="ce9" office:value-type="float" office:value="209.38" calcext:value-type="float">
            <text:p>209,4</text:p>
          </table:table-cell>
          <table:table-cell table:style-name="ce86" office:value-type="float" office:value="156646" calcext:value-type="float">
            <text:p>156646,0</text:p>
          </table:table-cell>
          <table:table-cell table:style-name="ce16" office:value-type="float" office:value="18.51" calcext:value-type="float">
            <text:p>18,5</text:p>
          </table:table-cell>
          <table:table-cell table:style-name="ce90" office:value-type="float" office:value="156670" calcext:value-type="float">
            <text:p>156670,0</text:p>
          </table:table-cell>
          <table:table-cell table:style-name="ce22" table:formula="of:=([.M52]-[.B52])/[.B52]" office:value-type="percentage" office:value="0.000153211700266844" calcext:value-type="percentage">
            <text:p>0,015%</text:p>
          </table:table-cell>
          <table:table-cell table:style-name="ce26"/>
          <table:table-cell table:style-name="ce29"/>
          <table:table-cell table:style-name="ce38" office:value-type="float" office:value="6.796211" calcext:value-type="float">
            <text:p>6,796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5_n</text:p>
          </table:table-cell>
          <table:table-cell table:style-name="ce78" table:formula="of:=MIN([.C53];[.E53];[.G53];[.I53];[.K53])" office:value-type="float" office:value="296176.5" calcext:value-type="float">
            <text:p>296176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296176.5" calcext:value-type="float">
            <text:p>296176,5</text:p>
          </table:table-cell>
          <table:table-cell table:style-name="ce10" office:value-type="float" office:value="151.11" calcext:value-type="float">
            <text:p>151,1</text:p>
          </table:table-cell>
          <table:table-cell table:style-name="ce87" office:value-type="float" office:value="296315.5" calcext:value-type="float">
            <text:p>296315,5</text:p>
          </table:table-cell>
          <table:table-cell table:style-name="ce10" office:value-type="float" office:value="225.92" calcext:value-type="float">
            <text:p>225,9</text:p>
          </table:table-cell>
          <table:table-cell table:style-name="ce87" office:value-type="float" office:value="296176.5" calcext:value-type="float">
            <text:p>296176,5</text:p>
          </table:table-cell>
          <table:table-cell table:style-name="ce17" office:value-type="float" office:value="19.8" calcext:value-type="float">
            <text:p>19,8</text:p>
          </table:table-cell>
          <table:table-cell table:style-name="ce91" office:value-type="float" office:value="296215.5" calcext:value-type="float">
            <text:p>296215,5</text:p>
          </table:table-cell>
          <table:table-cell table:style-name="ce23" table:formula="of:=([.M53]-[.B53])/[.B53]" office:value-type="percentage" office:value="0.00013167823915807" calcext:value-type="percentage">
            <text:p>0,013%</text:p>
          </table:table-cell>
          <table:table-cell table:style-name="ce28"/>
          <table:table-cell table:style-name="ce30"/>
          <table:table-cell table:style-name="ce39" office:value-type="float" office:value="7.292716" calcext:value-type="float">
            <text:p>7,292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60_05</text:p>
          </table:table-cell>
          <table:table-cell table:style-name="ce78" table:formula="of:=MIN([.C54];[.E54];[.G54];[.I54];[.K54])" office:value-type="float" office:value="159643" calcext:value-type="float">
            <text:p>159643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159660" calcext:value-type="float">
            <text:p>159660,0</text:p>
          </table:table-cell>
          <table:table-cell table:style-name="ce9" office:value-type="float" office:value="310.01" calcext:value-type="float">
            <text:p>310,0</text:p>
          </table:table-cell>
          <table:table-cell table:style-name="ce86" office:value-type="float" office:value="159973" calcext:value-type="float">
            <text:p>159973,0</text:p>
          </table:table-cell>
          <table:table-cell table:style-name="ce9" office:value-type="float" office:value="281.22" calcext:value-type="float">
            <text:p>281,2</text:p>
          </table:table-cell>
          <table:table-cell table:style-name="ce86" office:value-type="float" office:value="159643" calcext:value-type="float">
            <text:p>159643,0</text:p>
          </table:table-cell>
          <table:table-cell table:style-name="ce16" office:value-type="float" office:value="28.24" calcext:value-type="float">
            <text:p>28,2</text:p>
          </table:table-cell>
          <table:table-cell table:style-name="ce90" office:value-type="float" office:value="159678" calcext:value-type="float">
            <text:p>159678,0</text:p>
          </table:table-cell>
          <table:table-cell table:style-name="ce22" table:formula="of:=([.M54]-[.B54])/[.B54]" office:value-type="percentage" office:value="0.000219239177414606" calcext:value-type="percentage">
            <text:p>0,022%</text:p>
          </table:table-cell>
          <table:table-cell table:style-name="ce26"/>
          <table:table-cell table:style-name="ce29"/>
          <table:table-cell table:style-name="ce38" office:value-type="float" office:value="8.032089" calcext:value-type="float">
            <text:p>8,032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1</text:p>
          </table:table-cell>
          <table:table-cell table:style-name="ce78" table:formula="of:=MIN([.C55];[.E55];[.G55];[.I55];[.K55])" office:value-type="float" office:value="204089" calcext:value-type="float">
            <text:p>204089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204103" calcext:value-type="float">
            <text:p>204103,0</text:p>
          </table:table-cell>
          <table:table-cell table:style-name="ce10" office:value-type="float" office:value="136.08" calcext:value-type="float">
            <text:p>136,1</text:p>
          </table:table-cell>
          <table:table-cell table:style-name="ce87" office:value-type="float" office:value="204208" calcext:value-type="float">
            <text:p>204208,0</text:p>
          </table:table-cell>
          <table:table-cell table:style-name="ce10" office:value-type="float" office:value="281.7" calcext:value-type="float">
            <text:p>281,7</text:p>
          </table:table-cell>
          <table:table-cell table:style-name="ce87" office:value-type="float" office:value="204089" calcext:value-type="float">
            <text:p>204089,0</text:p>
          </table:table-cell>
          <table:table-cell table:style-name="ce17" office:value-type="float" office:value="27.22" calcext:value-type="float">
            <text:p>27,2</text:p>
          </table:table-cell>
          <table:table-cell table:style-name="ce91" office:value-type="float" office:value="204161" calcext:value-type="float">
            <text:p>204161,0</text:p>
          </table:table-cell>
          <table:table-cell table:style-name="ce23" table:formula="of:=([.M55]-[.B55])/[.B55]" office:value-type="percentage" office:value="0.000352787264379756" calcext:value-type="percentage">
            <text:p>0,035%</text:p>
          </table:table-cell>
          <table:table-cell table:style-name="ce28"/>
          <table:table-cell table:style-name="ce30"/>
          <table:table-cell table:style-name="ce39" office:value-type="float" office:value="10.006788" calcext:value-type="float">
            <text:p>10,006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2</text:p>
          </table:table-cell>
          <table:table-cell table:style-name="ce78" table:formula="of:=MIN([.C56];[.E56];[.G56];[.I56];[.K56])" office:value-type="float" office:value="193199.5" calcext:value-type="float">
            <text:p>193199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193218.5" calcext:value-type="float">
            <text:p>193218,5</text:p>
          </table:table-cell>
          <table:table-cell table:style-name="ce9" office:value-type="float" office:value="135.63" calcext:value-type="float">
            <text:p>135,6</text:p>
          </table:table-cell>
          <table:table-cell table:style-name="ce86" office:value-type="float" office:value="193289.5" calcext:value-type="float">
            <text:p>193289,5</text:p>
          </table:table-cell>
          <table:table-cell table:style-name="ce9" office:value-type="float" office:value="314.67" calcext:value-type="float">
            <text:p>314,7</text:p>
          </table:table-cell>
          <table:table-cell table:style-name="ce86" office:value-type="float" office:value="193199.5" calcext:value-type="float">
            <text:p>193199,5</text:p>
          </table:table-cell>
          <table:table-cell table:style-name="ce16" office:value-type="float" office:value="26.32" calcext:value-type="float">
            <text:p>26,3</text:p>
          </table:table-cell>
          <table:table-cell table:style-name="ce90" office:value-type="float" office:value="193214.5" calcext:value-type="float">
            <text:p>193214,5</text:p>
          </table:table-cell>
          <table:table-cell table:style-name="ce22" table:formula="of:=([.M56]-[.B56])/[.B56]" office:value-type="percentage" office:value="0.0000776399524843491" calcext:value-type="percentage">
            <text:p>0,008%</text:p>
          </table:table-cell>
          <table:table-cell table:style-name="ce26"/>
          <table:table-cell table:style-name="ce29"/>
          <table:table-cell table:style-name="ce38" office:value-type="float" office:value="9.102761" calcext:value-type="float">
            <text:p>9,102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3</text:p>
          </table:table-cell>
          <table:table-cell table:style-name="ce78" table:formula="of:=MIN([.C57];[.E57];[.G57];[.I57];[.K57])" office:value-type="float" office:value="161475.5" calcext:value-type="float">
            <text:p>161475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161486.5" calcext:value-type="float">
            <text:p>161486,5</text:p>
          </table:table-cell>
          <table:table-cell table:style-name="ce10" office:value-type="float" office:value="137.58" calcext:value-type="float">
            <text:p>137,6</text:p>
          </table:table-cell>
          <table:table-cell table:style-name="ce87" office:value-type="float" office:value="161582.5" calcext:value-type="float">
            <text:p>161582,5</text:p>
          </table:table-cell>
          <table:table-cell table:style-name="ce10" office:value-type="float" office:value="353.98" calcext:value-type="float">
            <text:p>354,0</text:p>
          </table:table-cell>
          <table:table-cell table:style-name="ce87" office:value-type="float" office:value="161475.5" calcext:value-type="float">
            <text:p>161475,5</text:p>
          </table:table-cell>
          <table:table-cell table:style-name="ce17" office:value-type="float" office:value="26.38" calcext:value-type="float">
            <text:p>26,4</text:p>
          </table:table-cell>
          <table:table-cell table:style-name="ce91" office:value-type="float" office:value="161538.5" calcext:value-type="float">
            <text:p>161538,5</text:p>
          </table:table-cell>
          <table:table-cell table:style-name="ce23" table:formula="of:=([.M57]-[.B57])/[.B57]" office:value-type="percentage" office:value="0.000390152066412552" calcext:value-type="percentage">
            <text:p>0,039%</text:p>
          </table:table-cell>
          <table:table-cell table:style-name="ce28"/>
          <table:table-cell table:style-name="ce30"/>
          <table:table-cell table:style-name="ce39" office:value-type="float" office:value="10.20917" calcext:value-type="float">
            <text:p>10,209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1</text:p>
          </table:table-cell>
          <table:table-cell table:style-name="ce78" table:formula="of:=MIN([.C58];[.E58];[.G58];[.I58];[.K58])" office:value-type="float" office:value="135133.5" calcext:value-type="float">
            <text:p>135133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135133.5" calcext:value-type="float">
            <text:p>135133,5</text:p>
          </table:table-cell>
          <table:table-cell table:style-name="ce9" office:value-type="float" office:value="137.88" calcext:value-type="float">
            <text:p>137,9</text:p>
          </table:table-cell>
          <table:table-cell table:style-name="ce86" office:value-type="float" office:value="135189.5" calcext:value-type="float">
            <text:p>135189,5</text:p>
          </table:table-cell>
          <table:table-cell table:style-name="ce9" office:value-type="float" office:value="345.1" calcext:value-type="float">
            <text:p>345,1</text:p>
          </table:table-cell>
          <table:table-cell table:style-name="ce86" office:value-type="float" office:value="135133.5" calcext:value-type="float">
            <text:p>135133,5</text:p>
          </table:table-cell>
          <table:table-cell table:style-name="ce16" office:value-type="float" office:value="27.42" calcext:value-type="float">
            <text:p>27,4</text:p>
          </table:table-cell>
          <table:table-cell table:style-name="ce90" office:value-type="float" office:value="135201.5" calcext:value-type="float">
            <text:p>135201,5</text:p>
          </table:table-cell>
          <table:table-cell table:style-name="ce22" table:formula="of:=([.M58]-[.B58])/[.B58]" office:value-type="percentage" office:value="0.000503206088793674" calcext:value-type="percentage">
            <text:p>0,050%</text:p>
          </table:table-cell>
          <table:table-cell table:style-name="ce26"/>
          <table:table-cell table:style-name="ce29"/>
          <table:table-cell table:style-name="ce38" office:value-type="float" office:value="10.083675" calcext:value-type="float">
            <text:p>10,083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2</text:p>
          </table:table-cell>
          <table:table-cell table:style-name="ce78" table:formula="of:=MIN([.C59];[.E59];[.G59];[.I59];[.K59])" office:value-type="float" office:value="159114" calcext:value-type="float">
            <text:p>159114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159114" calcext:value-type="float">
            <text:p>159114,0</text:p>
          </table:table-cell>
          <table:table-cell table:style-name="ce10" office:value-type="float" office:value="135.9" calcext:value-type="float">
            <text:p>135,9</text:p>
          </table:table-cell>
          <table:table-cell table:style-name="ce87" office:value-type="float" office:value="159224" calcext:value-type="float">
            <text:p>159224,0</text:p>
          </table:table-cell>
          <table:table-cell table:style-name="ce10" office:value-type="float" office:value="344.07" calcext:value-type="float">
            <text:p>344,1</text:p>
          </table:table-cell>
          <table:table-cell table:style-name="ce87" office:value-type="float" office:value="159114" calcext:value-type="float">
            <text:p>159114,0</text:p>
          </table:table-cell>
          <table:table-cell table:style-name="ce17" office:value-type="float" office:value="26.69" calcext:value-type="float">
            <text:p>26,7</text:p>
          </table:table-cell>
          <table:table-cell table:style-name="ce91" office:value-type="float" office:value="159130" calcext:value-type="float">
            <text:p>159130,0</text:p>
          </table:table-cell>
          <table:table-cell table:style-name="ce23" table:formula="of:=([.M59]-[.B59])/[.B59]" office:value-type="percentage" office:value="0.000100556833465314" calcext:value-type="percentage">
            <text:p>0,010%</text:p>
          </table:table-cell>
          <table:table-cell table:style-name="ce28"/>
          <table:table-cell table:style-name="ce30"/>
          <table:table-cell table:style-name="ce39" office:value-type="float" office:value="9.503757" calcext:value-type="float">
            <text:p>9,503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3</text:p>
          </table:table-cell>
          <table:table-cell table:style-name="ce78" table:formula="of:=MIN([.C60];[.E60];[.G60];[.I60];[.K60])" office:value-type="float" office:value="158967.5" calcext:value-type="float">
            <text:p>158967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158976.5" calcext:value-type="float">
            <text:p>158976,5</text:p>
          </table:table-cell>
          <table:table-cell table:style-name="ce9" office:value-type="float" office:value="137.47" calcext:value-type="float">
            <text:p>137,5</text:p>
          </table:table-cell>
          <table:table-cell table:style-name="ce86" office:value-type="float" office:value="159108.5" calcext:value-type="float">
            <text:p>159108,5</text:p>
          </table:table-cell>
          <table:table-cell table:style-name="ce9" office:value-type="float" office:value="365.87" calcext:value-type="float">
            <text:p>365,9</text:p>
          </table:table-cell>
          <table:table-cell table:style-name="ce86" office:value-type="float" office:value="158967.5" calcext:value-type="float">
            <text:p>158967,5</text:p>
          </table:table-cell>
          <table:table-cell table:style-name="ce16" office:value-type="float" office:value="26.83" calcext:value-type="float">
            <text:p>26,8</text:p>
          </table:table-cell>
          <table:table-cell table:style-name="ce90" office:value-type="float" office:value="159019.5" calcext:value-type="float">
            <text:p>159019,5</text:p>
          </table:table-cell>
          <table:table-cell table:style-name="ce22" table:formula="of:=([.M60]-[.B60])/[.B60]" office:value-type="percentage" office:value="0.000327110887445547" calcext:value-type="percentage">
            <text:p>0,033%</text:p>
          </table:table-cell>
          <table:table-cell table:style-name="ce26"/>
          <table:table-cell table:style-name="ce29"/>
          <table:table-cell table:style-name="ce38" office:value-type="float" office:value="8.954229" calcext:value-type="float">
            <text:p>8,954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1</text:p>
          </table:table-cell>
          <table:table-cell table:style-name="ce78" table:formula="of:=MIN([.C61];[.E61];[.G61];[.I61];[.K61])" office:value-type="float" office:value="110493.5" calcext:value-type="float">
            <text:p>110493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110507.5" calcext:value-type="float">
            <text:p>110507,5</text:p>
          </table:table-cell>
          <table:table-cell table:style-name="ce10" office:value-type="float" office:value="137.17" calcext:value-type="float">
            <text:p>137,2</text:p>
          </table:table-cell>
          <table:table-cell table:style-name="ce87" office:value-type="float" office:value="110611.5" calcext:value-type="float">
            <text:p>110611,5</text:p>
          </table:table-cell>
          <table:table-cell table:style-name="ce10" office:value-type="float" office:value="345.28" calcext:value-type="float">
            <text:p>345,3</text:p>
          </table:table-cell>
          <table:table-cell table:style-name="ce87" office:value-type="float" office:value="110493.5" calcext:value-type="float">
            <text:p>110493,5</text:p>
          </table:table-cell>
          <table:table-cell table:style-name="ce17" office:value-type="float" office:value="26.94" calcext:value-type="float">
            <text:p>26,9</text:p>
          </table:table-cell>
          <table:table-cell table:style-name="ce91" office:value-type="float" office:value="110555.5" calcext:value-type="float">
            <text:p>110555,5</text:p>
          </table:table-cell>
          <table:table-cell table:style-name="ce23" table:formula="of:=([.M61]-[.B61])/[.B61]" office:value-type="percentage" office:value="0.000561118979849493" calcext:value-type="percentage">
            <text:p>0,056%</text:p>
          </table:table-cell>
          <table:table-cell table:style-name="ce28"/>
          <table:table-cell table:style-name="ce30"/>
          <table:table-cell table:style-name="ce39" office:value-type="float" office:value="10.034763" calcext:value-type="float">
            <text:p>10,034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2</text:p>
          </table:table-cell>
          <table:table-cell table:style-name="ce78" table:formula="of:=MIN([.C62];[.E62];[.G62];[.I62];[.K62])" office:value-type="float" office:value="115302" calcext:value-type="float">
            <text:p>115302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115321" calcext:value-type="float">
            <text:p>115321,0</text:p>
          </table:table-cell>
          <table:table-cell table:style-name="ce9" office:value-type="float" office:value="136.87" calcext:value-type="float">
            <text:p>136,9</text:p>
          </table:table-cell>
          <table:table-cell table:style-name="ce86" office:value-type="float" office:value="115396" calcext:value-type="float">
            <text:p>115396,0</text:p>
          </table:table-cell>
          <table:table-cell table:style-name="ce9" office:value-type="float" office:value="312.46" calcext:value-type="float">
            <text:p>312,5</text:p>
          </table:table-cell>
          <table:table-cell table:style-name="ce86" office:value-type="float" office:value="115302" calcext:value-type="float">
            <text:p>115302,0</text:p>
          </table:table-cell>
          <table:table-cell table:style-name="ce16" office:value-type="float" office:value="25.96" calcext:value-type="float">
            <text:p>26,0</text:p>
          </table:table-cell>
          <table:table-cell table:style-name="ce90" office:value-type="float" office:value="115315" calcext:value-type="float">
            <text:p>115315,0</text:p>
          </table:table-cell>
          <table:table-cell table:style-name="ce22" table:formula="of:=([.M62]-[.B62])/[.B62]" office:value-type="percentage" office:value="0.000112747393800628" calcext:value-type="percentage">
            <text:p>0,011%</text:p>
          </table:table-cell>
          <table:table-cell table:style-name="ce26"/>
          <table:table-cell table:style-name="ce29"/>
          <table:table-cell table:style-name="ce38" office:value-type="float" office:value="7.986681" calcext:value-type="float">
            <text:p>7,986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3</text:p>
          </table:table-cell>
          <table:table-cell table:style-name="ce78" table:formula="of:=MIN([.C63];[.E63];[.G63];[.I63];[.K63])" office:value-type="float" office:value="114137" calcext:value-type="float">
            <text:p>114137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114165" calcext:value-type="float">
            <text:p>114165,0</text:p>
          </table:table-cell>
          <table:table-cell table:style-name="ce10" office:value-type="float" office:value="139.33" calcext:value-type="float">
            <text:p>139,3</text:p>
          </table:table-cell>
          <table:table-cell table:style-name="ce87" office:value-type="float" office:value="114261" calcext:value-type="float">
            <text:p>114261,0</text:p>
          </table:table-cell>
          <table:table-cell table:style-name="ce10" office:value-type="float" office:value="291.27" calcext:value-type="float">
            <text:p>291,3</text:p>
          </table:table-cell>
          <table:table-cell table:style-name="ce87" office:value-type="float" office:value="114137" calcext:value-type="float">
            <text:p>114137,0</text:p>
          </table:table-cell>
          <table:table-cell table:style-name="ce17" office:value-type="float" office:value="27.44" calcext:value-type="float">
            <text:p>27,4</text:p>
          </table:table-cell>
          <table:table-cell table:style-name="ce91" office:value-type="float" office:value="114177" calcext:value-type="float">
            <text:p>114177,0</text:p>
          </table:table-cell>
          <table:table-cell table:style-name="ce23" table:formula="of:=([.M63]-[.B63])/[.B63]" office:value-type="percentage" office:value="0.000350456030910222" calcext:value-type="percentage">
            <text:p>0,035%</text:p>
          </table:table-cell>
          <table:table-cell table:style-name="ce28"/>
          <table:table-cell table:style-name="ce30"/>
          <table:table-cell table:style-name="ce39" office:value-type="float" office:value="7.583609" calcext:value-type="float">
            <text:p>7,583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1</text:p>
          </table:table-cell>
          <table:table-cell table:style-name="ce78" table:formula="of:=MIN([.C64];[.E64];[.G64];[.I64];[.K64])" office:value-type="float" office:value="108117" calcext:value-type="float">
            <text:p>108117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108124" calcext:value-type="float">
            <text:p>108124,0</text:p>
          </table:table-cell>
          <table:table-cell table:style-name="ce9" office:value-type="float" office:value="136.07" calcext:value-type="float">
            <text:p>136,1</text:p>
          </table:table-cell>
          <table:table-cell table:style-name="ce86" office:value-type="float" office:value="108158" calcext:value-type="float">
            <text:p>108158,0</text:p>
          </table:table-cell>
          <table:table-cell table:style-name="ce9" office:value-type="float" office:value="274.27" calcext:value-type="float">
            <text:p>274,3</text:p>
          </table:table-cell>
          <table:table-cell table:style-name="ce86" office:value-type="float" office:value="108117" calcext:value-type="float">
            <text:p>108117,0</text:p>
          </table:table-cell>
          <table:table-cell table:style-name="ce16" office:value-type="float" office:value="25.4" calcext:value-type="float">
            <text:p>25,4</text:p>
          </table:table-cell>
          <table:table-cell table:style-name="ce90" office:value-type="float" office:value="108124" calcext:value-type="float">
            <text:p>108124,0</text:p>
          </table:table-cell>
          <table:table-cell table:style-name="ce22" table:formula="of:=([.M64]-[.B64])/[.B64]" office:value-type="percentage" office:value="0.0000647446747505018" calcext:value-type="percentage">
            <text:p>0,006%</text:p>
          </table:table-cell>
          <table:table-cell table:style-name="ce26"/>
          <table:table-cell table:style-name="ce29"/>
          <table:table-cell table:style-name="ce38" office:value-type="float" office:value="10.434033" calcext:value-type="float">
            <text:p>10,434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2</text:p>
          </table:table-cell>
          <table:table-cell table:style-name="ce78" table:formula="of:=MIN([.C65];[.E65];[.G65];[.I65];[.K65])" office:value-type="float" office:value="109908.5" calcext:value-type="float">
            <text:p>109908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109942.5" calcext:value-type="float">
            <text:p>109942,5</text:p>
          </table:table-cell>
          <table:table-cell table:style-name="ce10" office:value-type="float" office:value="138" calcext:value-type="float">
            <text:p>138,0</text:p>
          </table:table-cell>
          <table:table-cell table:style-name="ce87" office:value-type="float" office:value="109983.5" calcext:value-type="float">
            <text:p>109983,5</text:p>
          </table:table-cell>
          <table:table-cell table:style-name="ce10" office:value-type="float" office:value="319.85" calcext:value-type="float">
            <text:p>319,9</text:p>
          </table:table-cell>
          <table:table-cell table:style-name="ce87" office:value-type="float" office:value="109908.5" calcext:value-type="float">
            <text:p>109908,5</text:p>
          </table:table-cell>
          <table:table-cell table:style-name="ce17" office:value-type="float" office:value="25.11" calcext:value-type="float">
            <text:p>25,1</text:p>
          </table:table-cell>
          <table:table-cell table:style-name="ce91" office:value-type="float" office:value="109936.5" calcext:value-type="float">
            <text:p>109936,5</text:p>
          </table:table-cell>
          <table:table-cell table:style-name="ce23" table:formula="of:=([.M65]-[.B65])/[.B65]" office:value-type="percentage" office:value="0.000254757366354741" calcext:value-type="percentage">
            <text:p>0,025%</text:p>
          </table:table-cell>
          <table:table-cell table:style-name="ce28"/>
          <table:table-cell table:style-name="ce30"/>
          <table:table-cell table:style-name="ce39" office:value-type="float" office:value="8.146161" calcext:value-type="float">
            <text:p>8,146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3</text:p>
          </table:table-cell>
          <table:table-cell table:style-name="ce78" table:formula="of:=MIN([.C66];[.E66];[.G66];[.I66];[.K66])" office:value-type="float" office:value="91619" calcext:value-type="float">
            <text:p>91619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91638" calcext:value-type="float">
            <text:p>91638,0</text:p>
          </table:table-cell>
          <table:table-cell table:style-name="ce9" office:value-type="float" office:value="137.12" calcext:value-type="float">
            <text:p>137,1</text:p>
          </table:table-cell>
          <table:table-cell table:style-name="ce86" office:value-type="float" office:value="91753" calcext:value-type="float">
            <text:p>91753,0</text:p>
          </table:table-cell>
          <table:table-cell table:style-name="ce9" office:value-type="float" office:value="350.38" calcext:value-type="float">
            <text:p>350,4</text:p>
          </table:table-cell>
          <table:table-cell table:style-name="ce86" office:value-type="float" office:value="91619" calcext:value-type="float">
            <text:p>91619,0</text:p>
          </table:table-cell>
          <table:table-cell table:style-name="ce16" office:value-type="float" office:value="24.85" calcext:value-type="float">
            <text:p>24,9</text:p>
          </table:table-cell>
          <table:table-cell table:style-name="ce90" office:value-type="float" office:value="91752" calcext:value-type="float">
            <text:p>91752,0</text:p>
          </table:table-cell>
          <table:table-cell table:style-name="ce22" table:formula="of:=([.M66]-[.B66])/[.B66]" office:value-type="percentage" office:value="0.0014516639561663" calcext:value-type="percentage">
            <text:p>0,145%</text:p>
          </table:table-cell>
          <table:table-cell table:style-name="ce26"/>
          <table:table-cell table:style-name="ce29"/>
          <table:table-cell table:style-name="ce38" office:value-type="float" office:value="8.913054" calcext:value-type="float">
            <text:p>8,913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1</text:p>
          </table:table-cell>
          <table:table-cell table:style-name="ce78" table:formula="of:=MIN([.C67];[.E67];[.G67];[.I67];[.K67])" office:value-type="float" office:value="445377.5" calcext:value-type="float">
            <text:p>445377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445381.5" calcext:value-type="float">
            <text:p>445381,5</text:p>
          </table:table-cell>
          <table:table-cell table:style-name="ce10" office:value-type="float" office:value="135.37" calcext:value-type="float">
            <text:p>135,4</text:p>
          </table:table-cell>
          <table:table-cell table:style-name="ce87" office:value-type="float" office:value="445550.5" calcext:value-type="float">
            <text:p>445550,5</text:p>
          </table:table-cell>
          <table:table-cell table:style-name="ce10" office:value-type="float" office:value="300.92" calcext:value-type="float">
            <text:p>300,9</text:p>
          </table:table-cell>
          <table:table-cell table:style-name="ce87" office:value-type="float" office:value="445377.5" calcext:value-type="float">
            <text:p>445377,5</text:p>
          </table:table-cell>
          <table:table-cell table:style-name="ce17" office:value-type="float" office:value="26.87" calcext:value-type="float">
            <text:p>26,9</text:p>
          </table:table-cell>
          <table:table-cell table:style-name="ce91" office:value-type="float" office:value="445425.5" calcext:value-type="float">
            <text:p>445425,5</text:p>
          </table:table-cell>
          <table:table-cell table:style-name="ce23" table:formula="of:=([.M67]-[.B67])/[.B67]" office:value-type="percentage" office:value="0.00010777374249934" calcext:value-type="percentage">
            <text:p>0,011%</text:p>
          </table:table-cell>
          <table:table-cell table:style-name="ce28"/>
          <table:table-cell table:style-name="ce30"/>
          <table:table-cell table:style-name="ce39" office:value-type="float" office:value="9.71226" calcext:value-type="float">
            <text:p>9,712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2</text:p>
          </table:table-cell>
          <table:table-cell table:style-name="ce78" table:formula="of:=MIN([.C68];[.E68];[.G68];[.I68];[.K68])" office:value-type="float" office:value="407890.5" calcext:value-type="float">
            <text:p>407890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407892.5" calcext:value-type="float">
            <text:p>407892,5</text:p>
          </table:table-cell>
          <table:table-cell table:style-name="ce9" office:value-type="float" office:value="133.87" calcext:value-type="float">
            <text:p>133,9</text:p>
          </table:table-cell>
          <table:table-cell table:style-name="ce86" office:value-type="float" office:value="407967.5" calcext:value-type="float">
            <text:p>407967,5</text:p>
          </table:table-cell>
          <table:table-cell table:style-name="ce9" office:value-type="float" office:value="305.08" calcext:value-type="float">
            <text:p>305,1</text:p>
          </table:table-cell>
          <table:table-cell table:style-name="ce86" office:value-type="float" office:value="407890.5" calcext:value-type="float">
            <text:p>407890,5</text:p>
          </table:table-cell>
          <table:table-cell table:style-name="ce16" office:value-type="float" office:value="26.55" calcext:value-type="float">
            <text:p>26,6</text:p>
          </table:table-cell>
          <table:table-cell table:style-name="ce90" office:value-type="float" office:value="407901.5" calcext:value-type="float">
            <text:p>407901,5</text:p>
          </table:table-cell>
          <table:table-cell table:style-name="ce22" table:formula="of:=([.M68]-[.B68])/[.B68]" office:value-type="percentage" office:value="0.0000269680220549388" calcext:value-type="percentage">
            <text:p>0,003%</text:p>
          </table:table-cell>
          <table:table-cell table:style-name="ce26"/>
          <table:table-cell table:style-name="ce29"/>
          <table:table-cell table:style-name="ce38" office:value-type="float" office:value="9.9162" calcext:value-type="float">
            <text:p>9,916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3</text:p>
          </table:table-cell>
          <table:table-cell table:style-name="ce78" table:formula="of:=MIN([.C69];[.E69];[.G69];[.I69];[.K69])" office:value-type="float" office:value="416912.5" calcext:value-type="float">
            <text:p>416912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416935.5" calcext:value-type="float">
            <text:p>416935,5</text:p>
          </table:table-cell>
          <table:table-cell table:style-name="ce10" office:value-type="float" office:value="135.13" calcext:value-type="float">
            <text:p>135,1</text:p>
          </table:table-cell>
          <table:table-cell table:style-name="ce87" office:value-type="float" office:value="417043.5" calcext:value-type="float">
            <text:p>417043,5</text:p>
          </table:table-cell>
          <table:table-cell table:style-name="ce10" office:value-type="float" office:value="258.02" calcext:value-type="float">
            <text:p>258,0</text:p>
          </table:table-cell>
          <table:table-cell table:style-name="ce87" office:value-type="float" office:value="416912.5" calcext:value-type="float">
            <text:p>416912,5</text:p>
          </table:table-cell>
          <table:table-cell table:style-name="ce17" office:value-type="float" office:value="26.15" calcext:value-type="float">
            <text:p>26,2</text:p>
          </table:table-cell>
          <table:table-cell table:style-name="ce91" office:value-type="float" office:value="416959.5" calcext:value-type="float">
            <text:p>416959,5</text:p>
          </table:table-cell>
          <table:table-cell table:style-name="ce23" table:formula="of:=([.M69]-[.B69])/[.B69]" office:value-type="percentage" office:value="0.000112733487242527" calcext:value-type="percentage">
            <text:p>0,011%</text:p>
          </table:table-cell>
          <table:table-cell table:style-name="ce28"/>
          <table:table-cell table:style-name="ce30"/>
          <table:table-cell table:style-name="ce39" office:value-type="float" office:value="10.262783" calcext:value-type="float">
            <text:p>10,262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1</text:p>
          </table:table-cell>
          <table:table-cell table:style-name="ce78" table:formula="of:=MIN([.C70];[.E70];[.G70];[.I70];[.K70])" office:value-type="float" office:value="313304" calcext:value-type="float">
            <text:p>313304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313320" calcext:value-type="float">
            <text:p>313320,0</text:p>
          </table:table-cell>
          <table:table-cell table:style-name="ce9" office:value-type="float" office:value="134.8" calcext:value-type="float">
            <text:p>134,8</text:p>
          </table:table-cell>
          <table:table-cell table:style-name="ce86" office:value-type="float" office:value="313467" calcext:value-type="float">
            <text:p>313467,0</text:p>
          </table:table-cell>
          <table:table-cell table:style-name="ce9" office:value-type="float" office:value="291.15" calcext:value-type="float">
            <text:p>291,2</text:p>
          </table:table-cell>
          <table:table-cell table:style-name="ce86" office:value-type="float" office:value="313304" calcext:value-type="float">
            <text:p>313304,0</text:p>
          </table:table-cell>
          <table:table-cell table:style-name="ce16" office:value-type="float" office:value="25.71" calcext:value-type="float">
            <text:p>25,7</text:p>
          </table:table-cell>
          <table:table-cell table:style-name="ce90" office:value-type="float" office:value="313356" calcext:value-type="float">
            <text:p>313356,0</text:p>
          </table:table-cell>
          <table:table-cell table:style-name="ce22" table:formula="of:=([.M70]-[.B70])/[.B70]" office:value-type="percentage" office:value="0.000165972984704951" calcext:value-type="percentage">
            <text:p>0,017%</text:p>
          </table:table-cell>
          <table:table-cell table:style-name="ce26"/>
          <table:table-cell table:style-name="ce29"/>
          <table:table-cell table:style-name="ce38" office:value-type="float" office:value="11.4371" calcext:value-type="float">
            <text:p>11,437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2</text:p>
          </table:table-cell>
          <table:table-cell table:style-name="ce78" table:formula="of:=MIN([.C71];[.E71];[.G71];[.I71];[.K71])" office:value-type="float" office:value="320758.5" calcext:value-type="float">
            <text:p>320758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320758.5" calcext:value-type="float">
            <text:p>320758,5</text:p>
          </table:table-cell>
          <table:table-cell table:style-name="ce10" office:value-type="float" office:value="136.92" calcext:value-type="float">
            <text:p>136,9</text:p>
          </table:table-cell>
          <table:table-cell table:style-name="ce87" office:value-type="float" office:value="320808.5" calcext:value-type="float">
            <text:p>320808,5</text:p>
          </table:table-cell>
          <table:table-cell table:style-name="ce10" office:value-type="float" office:value="276" calcext:value-type="float">
            <text:p>276,0</text:p>
          </table:table-cell>
          <table:table-cell table:style-name="ce87" office:value-type="float" office:value="320758.5" calcext:value-type="float">
            <text:p>320758,5</text:p>
          </table:table-cell>
          <table:table-cell table:style-name="ce17" office:value-type="float" office:value="26.11" calcext:value-type="float">
            <text:p>26,1</text:p>
          </table:table-cell>
          <table:table-cell table:style-name="ce91" office:value-type="float" office:value="320771.5" calcext:value-type="float">
            <text:p>320771,5</text:p>
          </table:table-cell>
          <table:table-cell table:style-name="ce23" table:formula="of:=([.M71]-[.B71])/[.B71]" office:value-type="percentage" office:value="0.000040528933761693" calcext:value-type="percentage">
            <text:p>0,004%</text:p>
          </table:table-cell>
          <table:table-cell table:style-name="ce28"/>
          <table:table-cell table:style-name="ce30"/>
          <table:table-cell table:style-name="ce39" office:value-type="float" office:value="11.418725" calcext:value-type="float">
            <text:p>11,418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3</text:p>
          </table:table-cell>
          <table:table-cell table:style-name="ce78" table:formula="of:=MIN([.C72];[.E72];[.G72];[.I72];[.K72])" office:value-type="float" office:value="363020.5" calcext:value-type="float">
            <text:p>363020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363020.5" calcext:value-type="float">
            <text:p>363020,5</text:p>
          </table:table-cell>
          <table:table-cell table:style-name="ce9" office:value-type="float" office:value="134.27" calcext:value-type="float">
            <text:p>134,3</text:p>
          </table:table-cell>
          <table:table-cell table:style-name="ce86" office:value-type="float" office:value="363184.5" calcext:value-type="float">
            <text:p>363184,5</text:p>
          </table:table-cell>
          <table:table-cell table:style-name="ce9" office:value-type="float" office:value="326.67" calcext:value-type="float">
            <text:p>326,7</text:p>
          </table:table-cell>
          <table:table-cell table:style-name="ce86" office:value-type="float" office:value="363020.5" calcext:value-type="float">
            <text:p>363020,5</text:p>
          </table:table-cell>
          <table:table-cell table:style-name="ce16" office:value-type="float" office:value="25.44" calcext:value-type="float">
            <text:p>25,4</text:p>
          </table:table-cell>
          <table:table-cell table:style-name="ce90" office:value-type="float" office:value="363078.5" calcext:value-type="float">
            <text:p>363078,5</text:p>
          </table:table-cell>
          <table:table-cell table:style-name="ce22" table:formula="of:=([.M72]-[.B72])/[.B72]" office:value-type="percentage" office:value="0.000159770591467975" calcext:value-type="percentage">
            <text:p>0,016%</text:p>
          </table:table-cell>
          <table:table-cell table:style-name="ce26"/>
          <table:table-cell table:style-name="ce29"/>
          <table:table-cell table:style-name="ce38" office:value-type="float" office:value="10.97986" calcext:value-type="float">
            <text:p>10,979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1</text:p>
          </table:table-cell>
          <table:table-cell table:style-name="ce78" table:formula="of:=MIN([.C73];[.E73];[.G73];[.I73];[.K73])" office:value-type="float" office:value="273420" calcext:value-type="float">
            <text:p>273420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273423" calcext:value-type="float">
            <text:p>273423,0</text:p>
          </table:table-cell>
          <table:table-cell table:style-name="ce10" office:value-type="float" office:value="136.61" calcext:value-type="float">
            <text:p>136,6</text:p>
          </table:table-cell>
          <table:table-cell table:style-name="ce87" office:value-type="float" office:value="273500" calcext:value-type="float">
            <text:p>273500,0</text:p>
          </table:table-cell>
          <table:table-cell table:style-name="ce10" office:value-type="float" office:value="297.62" calcext:value-type="float">
            <text:p>297,6</text:p>
          </table:table-cell>
          <table:table-cell table:style-name="ce87" office:value-type="float" office:value="273420" calcext:value-type="float">
            <text:p>273420,0</text:p>
          </table:table-cell>
          <table:table-cell table:style-name="ce17" office:value-type="float" office:value="25.55" calcext:value-type="float">
            <text:p>25,6</text:p>
          </table:table-cell>
          <table:table-cell table:style-name="ce91" office:value-type="float" office:value="273452" calcext:value-type="float">
            <text:p>273452,0</text:p>
          </table:table-cell>
          <table:table-cell table:style-name="ce23" table:formula="of:=([.M73]-[.B73])/[.B73]" office:value-type="percentage" office:value="0.000117036061736523" calcext:value-type="percentage">
            <text:p>0,012%</text:p>
          </table:table-cell>
          <table:table-cell table:style-name="ce28"/>
          <table:table-cell table:style-name="ce30"/>
          <table:table-cell table:style-name="ce39" office:value-type="float" office:value="10.78403" calcext:value-type="float">
            <text:p>10,784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2</text:p>
          </table:table-cell>
          <table:table-cell table:style-name="ce78" table:formula="of:=MIN([.C74];[.E74];[.G74];[.I74];[.K74])" office:value-type="float" office:value="269680.5" calcext:value-type="float">
            <text:p>269680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269683.5" calcext:value-type="float">
            <text:p>269683,5</text:p>
          </table:table-cell>
          <table:table-cell table:style-name="ce9" office:value-type="float" office:value="137.11" calcext:value-type="float">
            <text:p>137,1</text:p>
          </table:table-cell>
          <table:table-cell table:style-name="ce86" office:value-type="float" office:value="269798.5" calcext:value-type="float">
            <text:p>269798,5</text:p>
          </table:table-cell>
          <table:table-cell table:style-name="ce9" office:value-type="float" office:value="305.78" calcext:value-type="float">
            <text:p>305,8</text:p>
          </table:table-cell>
          <table:table-cell table:style-name="ce86" office:value-type="float" office:value="269680.5" calcext:value-type="float">
            <text:p>269680,5</text:p>
          </table:table-cell>
          <table:table-cell table:style-name="ce16" office:value-type="float" office:value="25.58" calcext:value-type="float">
            <text:p>25,6</text:p>
          </table:table-cell>
          <table:table-cell table:style-name="ce90" office:value-type="float" office:value="269703.5" calcext:value-type="float">
            <text:p>269703,5</text:p>
          </table:table-cell>
          <table:table-cell table:style-name="ce22" table:formula="of:=([.M74]-[.B74])/[.B74]" office:value-type="percentage" office:value="0.0000852861070785615" calcext:value-type="percentage">
            <text:p>0,009%</text:p>
          </table:table-cell>
          <table:table-cell table:style-name="ce26"/>
          <table:table-cell table:style-name="ce29"/>
          <table:table-cell table:style-name="ce38" office:value-type="float" office:value="9.34915" calcext:value-type="float">
            <text:p>9,349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3</text:p>
          </table:table-cell>
          <table:table-cell table:style-name="ce78" table:formula="of:=MIN([.C75];[.E75];[.G75];[.I75];[.K75])" office:value-type="float" office:value="295419" calcext:value-type="float">
            <text:p>295419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295424" calcext:value-type="float">
            <text:p>295424,0</text:p>
          </table:table-cell>
          <table:table-cell table:style-name="ce10" office:value-type="float" office:value="134.56" calcext:value-type="float">
            <text:p>134,6</text:p>
          </table:table-cell>
          <table:table-cell table:style-name="ce87" office:value-type="float" office:value="295529" calcext:value-type="float">
            <text:p>295529,0</text:p>
          </table:table-cell>
          <table:table-cell table:style-name="ce10" office:value-type="float" office:value="271.78" calcext:value-type="float">
            <text:p>271,8</text:p>
          </table:table-cell>
          <table:table-cell table:style-name="ce87" office:value-type="float" office:value="295419" calcext:value-type="float">
            <text:p>295419,0</text:p>
          </table:table-cell>
          <table:table-cell table:style-name="ce17" office:value-type="float" office:value="24.85" calcext:value-type="float">
            <text:p>24,9</text:p>
          </table:table-cell>
          <table:table-cell table:style-name="ce91" office:value-type="float" office:value="295436" calcext:value-type="float">
            <text:p>295436,0</text:p>
          </table:table-cell>
          <table:table-cell table:style-name="ce23" table:formula="of:=([.M75]-[.B75])/[.B75]" office:value-type="percentage" office:value="0.0000575453846908967" calcext:value-type="percentage">
            <text:p>0,006%</text:p>
          </table:table-cell>
          <table:table-cell table:style-name="ce28"/>
          <table:table-cell table:style-name="ce30"/>
          <table:table-cell table:style-name="ce39" office:value-type="float" office:value="7.853937" calcext:value-type="float">
            <text:p>7,853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1</text:p>
          </table:table-cell>
          <table:table-cell table:style-name="ce78" table:formula="of:=MIN([.C76];[.E76];[.G76];[.I76];[.K76])" office:value-type="float" office:value="227896" calcext:value-type="float">
            <text:p>227896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227898" calcext:value-type="float">
            <text:p>227898,0</text:p>
          </table:table-cell>
          <table:table-cell table:style-name="ce9" office:value-type="float" office:value="137.59" calcext:value-type="float">
            <text:p>137,6</text:p>
          </table:table-cell>
          <table:table-cell table:style-name="ce86" office:value-type="float" office:value="227976" calcext:value-type="float">
            <text:p>227976,0</text:p>
          </table:table-cell>
          <table:table-cell table:style-name="ce9" office:value-type="float" office:value="287.13" calcext:value-type="float">
            <text:p>287,1</text:p>
          </table:table-cell>
          <table:table-cell table:style-name="ce86" office:value-type="float" office:value="227896" calcext:value-type="float">
            <text:p>227896,0</text:p>
          </table:table-cell>
          <table:table-cell table:style-name="ce16" office:value-type="float" office:value="24.49" calcext:value-type="float">
            <text:p>24,5</text:p>
          </table:table-cell>
          <table:table-cell table:style-name="ce90" office:value-type="float" office:value="227915" calcext:value-type="float">
            <text:p>227915,0</text:p>
          </table:table-cell>
          <table:table-cell table:style-name="ce22" table:formula="of:=([.M76]-[.B76])/[.B76]" office:value-type="percentage" office:value="0.0000833713623758205" calcext:value-type="percentage">
            <text:p>0,008%</text:p>
          </table:table-cell>
          <table:table-cell table:style-name="ce26"/>
          <table:table-cell table:style-name="ce29"/>
          <table:table-cell table:style-name="ce38" office:value-type="float" office:value="10.298933" calcext:value-type="float">
            <text:p>10,298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2</text:p>
          </table:table-cell>
          <table:table-cell table:style-name="ce78" table:formula="of:=MIN([.C77];[.E77];[.G77];[.I77];[.K77])" office:value-type="float" office:value="246523" calcext:value-type="float">
            <text:p>246523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246523" calcext:value-type="float">
            <text:p>246523,0</text:p>
          </table:table-cell>
          <table:table-cell table:style-name="ce10" office:value-type="float" office:value="135.66" calcext:value-type="float">
            <text:p>135,7</text:p>
          </table:table-cell>
          <table:table-cell table:style-name="ce87" office:value-type="float" office:value="246639" calcext:value-type="float">
            <text:p>246639,0</text:p>
          </table:table-cell>
          <table:table-cell table:style-name="ce10" office:value-type="float" office:value="329.51" calcext:value-type="float">
            <text:p>329,5</text:p>
          </table:table-cell>
          <table:table-cell table:style-name="ce87" office:value-type="float" office:value="246523" calcext:value-type="float">
            <text:p>246523,0</text:p>
          </table:table-cell>
          <table:table-cell table:style-name="ce17" office:value-type="float" office:value="24.38" calcext:value-type="float">
            <text:p>24,4</text:p>
          </table:table-cell>
          <table:table-cell table:style-name="ce91" office:value-type="float" office:value="246568" calcext:value-type="float">
            <text:p>246568,0</text:p>
          </table:table-cell>
          <table:table-cell table:style-name="ce23" table:formula="of:=([.M77]-[.B77])/[.B77]" office:value-type="percentage" office:value="0.000182538748919979" calcext:value-type="percentage">
            <text:p>0,018%</text:p>
          </table:table-cell>
          <table:table-cell table:style-name="ce28"/>
          <table:table-cell table:style-name="ce30"/>
          <table:table-cell table:style-name="ce39" office:value-type="float" office:value="9.793436" calcext:value-type="float">
            <text:p>9,793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3</text:p>
          </table:table-cell>
          <table:table-cell table:style-name="ce78" table:formula="of:=MIN([.C78];[.E78];[.G78];[.I78];[.K78])" office:value-type="float" office:value="206486.5" calcext:value-type="float">
            <text:p>206486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206494.5" calcext:value-type="float">
            <text:p>206494,5</text:p>
          </table:table-cell>
          <table:table-cell table:style-name="ce9" office:value-type="float" office:value="133.46" calcext:value-type="float">
            <text:p>133,5</text:p>
          </table:table-cell>
          <table:table-cell table:style-name="ce86" office:value-type="float" office:value="206586.5" calcext:value-type="float">
            <text:p>206586,5</text:p>
          </table:table-cell>
          <table:table-cell table:style-name="ce9" office:value-type="float" office:value="319.77" calcext:value-type="float">
            <text:p>319,8</text:p>
          </table:table-cell>
          <table:table-cell table:style-name="ce86" office:value-type="float" office:value="206486.5" calcext:value-type="float">
            <text:p>206486,5</text:p>
          </table:table-cell>
          <table:table-cell table:style-name="ce16" office:value-type="float" office:value="24.31" calcext:value-type="float">
            <text:p>24,3</text:p>
          </table:table-cell>
          <table:table-cell table:style-name="ce90" office:value-type="float" office:value="206508.5" calcext:value-type="float">
            <text:p>206508,5</text:p>
          </table:table-cell>
          <table:table-cell table:style-name="ce22" table:formula="of:=([.M78]-[.B78])/[.B78]" office:value-type="percentage" office:value="0.000106544495644994" calcext:value-type="percentage">
            <text:p>0,011%</text:p>
          </table:table-cell>
          <table:table-cell table:style-name="ce26"/>
          <table:table-cell table:style-name="ce29"/>
          <table:table-cell table:style-name="ce38" office:value-type="float" office:value="10.230834" calcext:value-type="float">
            <text:p>10,230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1</text:p>
          </table:table-cell>
          <table:table-cell table:style-name="ce78" table:formula="of:=MIN([.C79];[.E79];[.G79];[.I79];[.K79])" office:value-type="float" office:value="628850" calcext:value-type="float">
            <text:p>628850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628859" calcext:value-type="float">
            <text:p>628859,0</text:p>
          </table:table-cell>
          <table:table-cell table:style-name="ce10" office:value-type="float" office:value="134.75" calcext:value-type="float">
            <text:p>134,8</text:p>
          </table:table-cell>
          <table:table-cell table:style-name="ce87" office:value-type="float" office:value="628915" calcext:value-type="float">
            <text:p>628915,0</text:p>
          </table:table-cell>
          <table:table-cell table:style-name="ce10" office:value-type="float" office:value="70.12" calcext:value-type="float">
            <text:p>70,1</text:p>
          </table:table-cell>
          <table:table-cell table:style-name="ce87" office:value-type="float" office:value="628850" calcext:value-type="float">
            <text:p>628850,0</text:p>
          </table:table-cell>
          <table:table-cell table:style-name="ce17" office:value-type="float" office:value="25.89" calcext:value-type="float">
            <text:p>25,9</text:p>
          </table:table-cell>
          <table:table-cell table:style-name="ce91" office:value-type="float" office:value="628867" calcext:value-type="float">
            <text:p>628867,0</text:p>
          </table:table-cell>
          <table:table-cell table:style-name="ce23" table:formula="of:=([.M79]-[.B79])/[.B79]" office:value-type="percentage" office:value="0.0000270334738013835" calcext:value-type="percentage">
            <text:p>0,003%</text:p>
          </table:table-cell>
          <table:table-cell table:style-name="ce28"/>
          <table:table-cell table:style-name="ce30"/>
          <table:table-cell table:style-name="ce39" office:value-type="float" office:value="11.901823" calcext:value-type="float">
            <text:p>11,901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2</text:p>
          </table:table-cell>
          <table:table-cell table:style-name="ce78" table:formula="of:=MIN([.C80];[.E80];[.G80];[.I80];[.K80])" office:value-type="float" office:value="561170.5" calcext:value-type="float">
            <text:p>561170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561170.5" calcext:value-type="float">
            <text:p>561170,5</text:p>
          </table:table-cell>
          <table:table-cell table:style-name="ce9" office:value-type="float" office:value="133.86" calcext:value-type="float">
            <text:p>133,9</text:p>
          </table:table-cell>
          <table:table-cell table:style-name="ce86" office:value-type="float" office:value="561213.5" calcext:value-type="float">
            <text:p>561213,5</text:p>
          </table:table-cell>
          <table:table-cell table:style-name="ce9" office:value-type="float" office:value="70.72" calcext:value-type="float">
            <text:p>70,7</text:p>
          </table:table-cell>
          <table:table-cell table:style-name="ce86" office:value-type="float" office:value="561170.5" calcext:value-type="float">
            <text:p>561170,5</text:p>
          </table:table-cell>
          <table:table-cell table:style-name="ce16" office:value-type="float" office:value="26.46" calcext:value-type="float">
            <text:p>26,5</text:p>
          </table:table-cell>
          <table:table-cell table:style-name="ce90" office:value-type="float" office:value="561194.5" calcext:value-type="float">
            <text:p>561194,5</text:p>
          </table:table-cell>
          <table:table-cell table:style-name="ce22" table:formula="of:=([.M80]-[.B80])/[.B80]" office:value-type="percentage" office:value="0.0000427677506212461" calcext:value-type="percentage">
            <text:p>0,004%</text:p>
          </table:table-cell>
          <table:table-cell table:style-name="ce26"/>
          <table:table-cell table:style-name="ce29"/>
          <table:table-cell table:style-name="ce38" office:value-type="float" office:value="10.437964" calcext:value-type="float">
            <text:p>10,438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3</text:p>
          </table:table-cell>
          <table:table-cell table:style-name="ce78" table:formula="of:=MIN([.C81];[.E81];[.G81];[.I81];[.K81])" office:value-type="float" office:value="587816.5" calcext:value-type="float">
            <text:p>587816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587824.5" calcext:value-type="float">
            <text:p>587824,5</text:p>
          </table:table-cell>
          <table:table-cell table:style-name="ce10" office:value-type="float" office:value="134.37" calcext:value-type="float">
            <text:p>134,4</text:p>
          </table:table-cell>
          <table:table-cell table:style-name="ce87" office:value-type="float" office:value="587874.5" calcext:value-type="float">
            <text:p>587874,5</text:p>
          </table:table-cell>
          <table:table-cell table:style-name="ce10" office:value-type="float" office:value="43.66" calcext:value-type="float">
            <text:p>43,7</text:p>
          </table:table-cell>
          <table:table-cell table:style-name="ce87" office:value-type="float" office:value="587816.5" calcext:value-type="float">
            <text:p>587816,5</text:p>
          </table:table-cell>
          <table:table-cell table:style-name="ce17" office:value-type="float" office:value="26.73" calcext:value-type="float">
            <text:p>26,7</text:p>
          </table:table-cell>
          <table:table-cell table:style-name="ce91" office:value-type="float" office:value="587817.5" calcext:value-type="float">
            <text:p>587817,5</text:p>
          </table:table-cell>
          <table:table-cell table:style-name="ce23" table:formula="of:=([.M81]-[.B81])/[.B81]" office:value-type="percentage" office:value="0.00000170121117729768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1.087057" calcext:value-type="float">
            <text:p>11,087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1</text:p>
          </table:table-cell>
          <table:table-cell table:style-name="ce78" table:formula="of:=MIN([.C82];[.E82];[.G82];[.I82];[.K82])" office:value-type="float" office:value="474046" calcext:value-type="float">
            <text:p>474046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474046" calcext:value-type="float">
            <text:p>474046,0</text:p>
          </table:table-cell>
          <table:table-cell table:style-name="ce9" office:value-type="float" office:value="135.65" calcext:value-type="float">
            <text:p>135,7</text:p>
          </table:table-cell>
          <table:table-cell table:style-name="ce86" office:value-type="float" office:value="474094" calcext:value-type="float">
            <text:p>474094,0</text:p>
          </table:table-cell>
          <table:table-cell table:style-name="ce9" office:value-type="float" office:value="35.87" calcext:value-type="float">
            <text:p>35,9</text:p>
          </table:table-cell>
          <table:table-cell table:style-name="ce86" office:value-type="float" office:value="474046" calcext:value-type="float">
            <text:p>474046,0</text:p>
          </table:table-cell>
          <table:table-cell table:style-name="ce16" office:value-type="float" office:value="25.49" calcext:value-type="float">
            <text:p>25,5</text:p>
          </table:table-cell>
          <table:table-cell table:style-name="ce90" office:value-type="float" office:value="474071" calcext:value-type="float">
            <text:p>474071,0</text:p>
          </table:table-cell>
          <table:table-cell table:style-name="ce22" table:formula="of:=([.M82]-[.B82])/[.B82]" office:value-type="percentage" office:value="0.0000527374980487126" calcext:value-type="percentage">
            <text:p>0,005%</text:p>
          </table:table-cell>
          <table:table-cell table:style-name="ce26"/>
          <table:table-cell table:style-name="ce29"/>
          <table:table-cell table:style-name="ce38" office:value-type="float" office:value="11.08794" calcext:value-type="float">
            <text:p>11,087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2</text:p>
          </table:table-cell>
          <table:table-cell table:style-name="ce78" table:formula="of:=MIN([.C83];[.E83];[.G83];[.I83];[.K83])" office:value-type="float" office:value="479963" calcext:value-type="float">
            <text:p>479963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479963" calcext:value-type="float">
            <text:p>479963,0</text:p>
          </table:table-cell>
          <table:table-cell table:style-name="ce10" office:value-type="float" office:value="135.32" calcext:value-type="float">
            <text:p>135,3</text:p>
          </table:table-cell>
          <table:table-cell table:style-name="ce87" office:value-type="float" office:value="480007" calcext:value-type="float">
            <text:p>480007,0</text:p>
          </table:table-cell>
          <table:table-cell table:style-name="ce10" office:value-type="float" office:value="67.64" calcext:value-type="float">
            <text:p>67,6</text:p>
          </table:table-cell>
          <table:table-cell table:style-name="ce87" office:value-type="float" office:value="479963" calcext:value-type="float">
            <text:p>479963,0</text:p>
          </table:table-cell>
          <table:table-cell table:style-name="ce17" office:value-type="float" office:value="25.78" calcext:value-type="float">
            <text:p>25,8</text:p>
          </table:table-cell>
          <table:table-cell table:style-name="ce91" office:value-type="float" office:value="479975" calcext:value-type="float">
            <text:p>479975,0</text:p>
          </table:table-cell>
          <table:table-cell table:style-name="ce23" table:formula="of:=([.M83]-[.B83])/[.B83]" office:value-type="percentage" office:value="0.0000250019272318908" calcext:value-type="percentage">
            <text:p>0,003%</text:p>
          </table:table-cell>
          <table:table-cell table:style-name="ce28"/>
          <table:table-cell table:style-name="ce30"/>
          <table:table-cell table:style-name="ce39" office:value-type="float" office:value="11.024521" calcext:value-type="float">
            <text:p>11,024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3</text:p>
          </table:table-cell>
          <table:table-cell table:style-name="ce78" table:formula="of:=MIN([.C84];[.E84];[.G84];[.I84];[.K84])" office:value-type="float" office:value="512452" calcext:value-type="float">
            <text:p>512452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512453" calcext:value-type="float">
            <text:p>512453,0</text:p>
          </table:table-cell>
          <table:table-cell table:style-name="ce9" office:value-type="float" office:value="135.13" calcext:value-type="float">
            <text:p>135,1</text:p>
          </table:table-cell>
          <table:table-cell table:style-name="ce86" office:value-type="float" office:value="512490" calcext:value-type="float">
            <text:p>512490,0</text:p>
          </table:table-cell>
          <table:table-cell table:style-name="ce9" office:value-type="float" office:value="39.52" calcext:value-type="float">
            <text:p>39,5</text:p>
          </table:table-cell>
          <table:table-cell table:style-name="ce86" office:value-type="float" office:value="512452" calcext:value-type="float">
            <text:p>512452,0</text:p>
          </table:table-cell>
          <table:table-cell table:style-name="ce16" office:value-type="float" office:value="26.09" calcext:value-type="float">
            <text:p>26,1</text:p>
          </table:table-cell>
          <table:table-cell table:style-name="ce90" office:value-type="float" office:value="512464" calcext:value-type="float">
            <text:p>512464,0</text:p>
          </table:table-cell>
          <table:table-cell table:style-name="ce22" table:formula="of:=([.M84]-[.B84])/[.B84]" office:value-type="percentage" office:value="0.0000234168273321209" calcext:value-type="percentage">
            <text:p>0,002%</text:p>
          </table:table-cell>
          <table:table-cell table:style-name="ce26"/>
          <table:table-cell table:style-name="ce29"/>
          <table:table-cell table:style-name="ce38" office:value-type="float" office:value="10.769776" calcext:value-type="float">
            <text:p>10,769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1</text:p>
          </table:table-cell>
          <table:table-cell table:style-name="ce78" table:formula="of:=MIN([.C85];[.E85];[.G85];[.I85];[.K85])" office:value-type="float" office:value="479683" calcext:value-type="float">
            <text:p>479683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479692" calcext:value-type="float">
            <text:p>479692,0</text:p>
          </table:table-cell>
          <table:table-cell table:style-name="ce10" office:value-type="float" office:value="135.36" calcext:value-type="float">
            <text:p>135,4</text:p>
          </table:table-cell>
          <table:table-cell table:style-name="ce87" office:value-type="float" office:value="479721" calcext:value-type="float">
            <text:p>479721,0</text:p>
          </table:table-cell>
          <table:table-cell table:style-name="ce10" office:value-type="float" office:value="91.9" calcext:value-type="float">
            <text:p>91,9</text:p>
          </table:table-cell>
          <table:table-cell table:style-name="ce87" office:value-type="float" office:value="479683" calcext:value-type="float">
            <text:p>479683,0</text:p>
          </table:table-cell>
          <table:table-cell table:style-name="ce17" office:value-type="float" office:value="24.89" calcext:value-type="float">
            <text:p>24,9</text:p>
          </table:table-cell>
          <table:table-cell table:style-name="ce91" office:value-type="float" office:value="479702" calcext:value-type="float">
            <text:p>479702,0</text:p>
          </table:table-cell>
          <table:table-cell table:style-name="ce23" table:formula="of:=([.M85]-[.B85])/[.B85]" office:value-type="percentage" office:value="0.0000396094921020757" calcext:value-type="percentage">
            <text:p>0,004%</text:p>
          </table:table-cell>
          <table:table-cell table:style-name="ce28"/>
          <table:table-cell table:style-name="ce30"/>
          <table:table-cell table:style-name="ce39" office:value-type="float" office:value="9.141753" calcext:value-type="float">
            <text:p>9,141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2</text:p>
          </table:table-cell>
          <table:table-cell table:style-name="ce78" table:formula="of:=MIN([.C86];[.E86];[.G86];[.I86];[.K86])" office:value-type="float" office:value="445030" calcext:value-type="float">
            <text:p>445030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445032" calcext:value-type="float">
            <text:p>445032,0</text:p>
          </table:table-cell>
          <table:table-cell table:style-name="ce9" office:value-type="float" office:value="133.36" calcext:value-type="float">
            <text:p>133,4</text:p>
          </table:table-cell>
          <table:table-cell table:style-name="ce86" office:value-type="float" office:value="445140" calcext:value-type="float">
            <text:p>445140,0</text:p>
          </table:table-cell>
          <table:table-cell table:style-name="ce9" office:value-type="float" office:value="61.46" calcext:value-type="float">
            <text:p>61,5</text:p>
          </table:table-cell>
          <table:table-cell table:style-name="ce86" office:value-type="float" office:value="445030" calcext:value-type="float">
            <text:p>445030,0</text:p>
          </table:table-cell>
          <table:table-cell table:style-name="ce16" office:value-type="float" office:value="24.89" calcext:value-type="float">
            <text:p>24,9</text:p>
          </table:table-cell>
          <table:table-cell table:style-name="ce90" office:value-type="float" office:value="445041" calcext:value-type="float">
            <text:p>445041,0</text:p>
          </table:table-cell>
          <table:table-cell table:style-name="ce22" table:formula="of:=([.M86]-[.B86])/[.B86]" office:value-type="percentage" office:value="0.0000247174347796778" calcext:value-type="percentage">
            <text:p>0,002%</text:p>
          </table:table-cell>
          <table:table-cell table:style-name="ce26"/>
          <table:table-cell table:style-name="ce29"/>
          <table:table-cell table:style-name="ce38" office:value-type="float" office:value="10.664383" calcext:value-type="float">
            <text:p>10,664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3</text:p>
          </table:table-cell>
          <table:table-cell table:style-name="ce78" table:formula="of:=MIN([.C87];[.E87];[.G87];[.I87];[.K87])" office:value-type="float" office:value="495052.5" calcext:value-type="float">
            <text:p>495052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495059.5" calcext:value-type="float">
            <text:p>495059,5</text:p>
          </table:table-cell>
          <table:table-cell table:style-name="ce10" office:value-type="float" office:value="133.48" calcext:value-type="float">
            <text:p>133,5</text:p>
          </table:table-cell>
          <table:table-cell table:style-name="ce87" office:value-type="float" office:value="495083.5" calcext:value-type="float">
            <text:p>495083,5</text:p>
          </table:table-cell>
          <table:table-cell table:style-name="ce10" office:value-type="float" office:value="91.01" calcext:value-type="float">
            <text:p>91,0</text:p>
          </table:table-cell>
          <table:table-cell table:style-name="ce87" office:value-type="float" office:value="495052.5" calcext:value-type="float">
            <text:p>495052,5</text:p>
          </table:table-cell>
          <table:table-cell table:style-name="ce17" office:value-type="float" office:value="24.99" calcext:value-type="float">
            <text:p>25,0</text:p>
          </table:table-cell>
          <table:table-cell table:style-name="ce91" office:value-type="float" office:value="495059.5" calcext:value-type="float">
            <text:p>495059,5</text:p>
          </table:table-cell>
          <table:table-cell table:style-name="ce23" table:formula="of:=([.M87]-[.B87])/[.B87]" office:value-type="percentage" office:value="0.0000141399144535176" calcext:value-type="percentage">
            <text:p>0,001%</text:p>
          </table:table-cell>
          <table:table-cell table:style-name="ce28"/>
          <table:table-cell table:style-name="ce30"/>
          <table:table-cell table:style-name="ce39" office:value-type="float" office:value="10.364705" calcext:value-type="float">
            <text:p>10,364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1</text:p>
          </table:table-cell>
          <table:table-cell table:style-name="ce78" table:formula="of:=MIN([.C88];[.E88];[.G88];[.I88];[.K88])" office:value-type="float" office:value="385430.5" calcext:value-type="float">
            <text:p>385430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385430.5" calcext:value-type="float">
            <text:p>385430,5</text:p>
          </table:table-cell>
          <table:table-cell table:style-name="ce9" office:value-type="float" office:value="134.3" calcext:value-type="float">
            <text:p>134,3</text:p>
          </table:table-cell>
          <table:table-cell table:style-name="ce86" office:value-type="float" office:value="385448.5" calcext:value-type="float">
            <text:p>385448,5</text:p>
          </table:table-cell>
          <table:table-cell table:style-name="ce9" office:value-type="float" office:value="57.7" calcext:value-type="float">
            <text:p>57,7</text:p>
          </table:table-cell>
          <table:table-cell table:style-name="ce86" office:value-type="float" office:value="385430.5" calcext:value-type="float">
            <text:p>385430,5</text:p>
          </table:table-cell>
          <table:table-cell table:style-name="ce16" office:value-type="float" office:value="23.81" calcext:value-type="float">
            <text:p>23,8</text:p>
          </table:table-cell>
          <table:table-cell table:style-name="ce90" office:value-type="float" office:value="385430.5" calcext:value-type="float">
            <text:p>385430,5</text:p>
          </table:table-cell>
          <table:table-cell table:style-name="ce22" table:formula="of:=([.M88]-[.B88])/[.B8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9.849953" calcext:value-type="float">
            <text:p>9,850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2</text:p>
          </table:table-cell>
          <table:table-cell table:style-name="ce78" table:formula="of:=MIN([.C89];[.E89];[.G89];[.I89];[.K89])" office:value-type="float" office:value="344775" calcext:value-type="float">
            <text:p>34477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344775" calcext:value-type="float">
            <text:p>344775,0</text:p>
          </table:table-cell>
          <table:table-cell table:style-name="ce10" office:value-type="float" office:value="137.16" calcext:value-type="float">
            <text:p>137,2</text:p>
          </table:table-cell>
          <table:table-cell table:style-name="ce87" office:value-type="float" office:value="344816" calcext:value-type="float">
            <text:p>344816,0</text:p>
          </table:table-cell>
          <table:table-cell table:style-name="ce10" office:value-type="float" office:value="84.08" calcext:value-type="float">
            <text:p>84,1</text:p>
          </table:table-cell>
          <table:table-cell table:style-name="ce87" office:value-type="float" office:value="344775" calcext:value-type="float">
            <text:p>344775,0</text:p>
          </table:table-cell>
          <table:table-cell table:style-name="ce17" office:value-type="float" office:value="24.46" calcext:value-type="float">
            <text:p>24,5</text:p>
          </table:table-cell>
          <table:table-cell table:style-name="ce91" office:value-type="float" office:value="344791" calcext:value-type="float">
            <text:p>344791,0</text:p>
          </table:table-cell>
          <table:table-cell table:style-name="ce23" table:formula="of:=([.M89]-[.B89])/[.B89]" office:value-type="percentage" office:value="0.0000464070770792546" calcext:value-type="percentage">
            <text:p>0,005%</text:p>
          </table:table-cell>
          <table:table-cell table:style-name="ce28"/>
          <table:table-cell table:style-name="ce30"/>
          <table:table-cell table:style-name="ce39" office:value-type="float" office:value="9.214091" calcext:value-type="float">
            <text:p>9,214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3</text:p>
          </table:table-cell>
          <table:table-cell table:style-name="ce78" table:formula="of:=MIN([.C90];[.E90];[.G90];[.I90];[.K90])" office:value-type="float" office:value="411205" calcext:value-type="float">
            <text:p>41120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411206" calcext:value-type="float">
            <text:p>411206,0</text:p>
          </table:table-cell>
          <table:table-cell table:style-name="ce9" office:value-type="float" office:value="133.93" calcext:value-type="float">
            <text:p>133,9</text:p>
          </table:table-cell>
          <table:table-cell table:style-name="ce86" office:value-type="float" office:value="411262" calcext:value-type="float">
            <text:p>411262,0</text:p>
          </table:table-cell>
          <table:table-cell table:style-name="ce9" office:value-type="float" office:value="54.68" calcext:value-type="float">
            <text:p>54,7</text:p>
          </table:table-cell>
          <table:table-cell table:style-name="ce86" office:value-type="float" office:value="411205" calcext:value-type="float">
            <text:p>411205,0</text:p>
          </table:table-cell>
          <table:table-cell table:style-name="ce16" office:value-type="float" office:value="23.95" calcext:value-type="float">
            <text:p>24,0</text:p>
          </table:table-cell>
          <table:table-cell table:style-name="ce90" office:value-type="float" office:value="411218" calcext:value-type="float">
            <text:p>411218,0</text:p>
          </table:table-cell>
          <table:table-cell table:style-name="ce22" table:formula="of:=([.M90]-[.B90])/[.B90]" office:value-type="percentage" office:value="0.0000316144015758563" calcext:value-type="percentage">
            <text:p>0,003%</text:p>
          </table:table-cell>
          <table:table-cell table:style-name="ce26"/>
          <table:table-cell table:style-name="ce29"/>
          <table:table-cell table:style-name="ce38" office:value-type="float" office:value="7.766225" calcext:value-type="float">
            <text:p>7,766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64_05_n</text:p>
          </table:table-cell>
          <table:table-cell table:style-name="ce78" table:formula="of:=MIN([.C91];[.E91];[.G91];[.I91];[.K91])" office:value-type="float" office:value="250870.5" calcext:value-type="float">
            <text:p>250870,5</text:p>
          </table:table-cell>
          <table:table-cell table:style-name="ce81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80" office:value-type="float" office:value="250877.5" calcext:value-type="float">
            <text:p>250877,5</text:p>
          </table:table-cell>
          <table:table-cell table:style-name="ce10" office:value-type="float" office:value="418.83" calcext:value-type="float">
            <text:p>418,8</text:p>
          </table:table-cell>
          <table:table-cell table:style-name="ce87" office:value-type="float" office:value="251160.5" calcext:value-type="float">
            <text:p>251160,5</text:p>
          </table:table-cell>
          <table:table-cell table:style-name="ce10" office:value-type="float" office:value="351.54" calcext:value-type="float">
            <text:p>351,5</text:p>
          </table:table-cell>
          <table:table-cell table:style-name="ce87" office:value-type="float" office:value="250870.5" calcext:value-type="float">
            <text:p>250870,5</text:p>
          </table:table-cell>
          <table:table-cell table:style-name="ce17" office:value-type="float" office:value="32.06" calcext:value-type="float">
            <text:p>32,1</text:p>
          </table:table-cell>
          <table:table-cell table:style-name="ce91" office:value-type="float" office:value="250872.5" calcext:value-type="float">
            <text:p>250872,5</text:p>
          </table:table-cell>
          <table:table-cell table:style-name="ce23" table:formula="of:=([.M91]-[.B91])/[.B91]" office:value-type="percentage" office:value="0.00000797224065802874" calcext:value-type="percentage">
            <text:p>0,001%</text:p>
          </table:table-cell>
          <table:table-cell table:style-name="ce28"/>
          <table:table-cell table:style-name="ce30"/>
          <table:table-cell table:style-name="ce39" office:value-type="float" office:value="12.804889" calcext:value-type="float">
            <text:p>12,804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70_05</text:p>
          </table:table-cell>
          <table:table-cell table:style-name="ce78" table:formula="of:=MIN([.C92];[.E92];[.G92];[.I92];[.K92])" office:value-type="float" office:value="2109745.5" calcext:value-type="float">
            <text:p>2109745,5</text:p>
          </table:table-cell>
          <table:table-cell table:style-name="ce8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79" office:value-type="float" office:value="2109764.5" calcext:value-type="float">
            <text:p>2109764,5</text:p>
          </table:table-cell>
          <table:table-cell table:style-name="ce9" office:value-type="float" office:value="657.1" calcext:value-type="float">
            <text:p>657,1</text:p>
          </table:table-cell>
          <table:table-cell table:style-name="ce86" office:value-type="float" office:value="2113448.5" calcext:value-type="float">
            <text:p>2113448,5</text:p>
          </table:table-cell>
          <table:table-cell table:style-name="ce9" office:value-type="float" office:value="459.6" calcext:value-type="float">
            <text:p>459,6</text:p>
          </table:table-cell>
          <table:table-cell table:style-name="ce86" office:value-type="float" office:value="2109745.5" calcext:value-type="float">
            <text:p>2109745,5</text:p>
          </table:table-cell>
          <table:table-cell table:style-name="ce16" office:value-type="float" office:value="58.65" calcext:value-type="float">
            <text:p>58,7</text:p>
          </table:table-cell>
          <table:table-cell table:style-name="ce90" office:value-type="float" office:value="2109743.5" calcext:value-type="float">
            <text:p>2109743,5</text:p>
          </table:table-cell>
          <table:table-cell table:style-name="ce22" table:formula="of:=([.M92]-[.B92])/[.B92]" office:value-type="percentage" office:value="-0.00000094798164043957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17.029365" calcext:value-type="float">
            <text:p>17,0294</text:p>
          </table:table-cell>
          <table:table-cell table:style-name="ce40"/>
          <table:table-cell table:number-columns-repeated="996"/>
        </table:table-row>
        <table:table-row table:style-name="ro3">
          <table:table-cell office:value-type="string" calcext:value-type="string">
            <text:p>RESUME</text:p>
          </table:table-cell>
          <table:table-cell table:number-columns-repeated="5"/>
          <table:table-cell table:style-name="ce7"/>
          <table:table-cell table:style-name="ce7" table:formula="of:=AVERAGE([.H4:.H92])" office:value-type="float" office:value="115.347936507937" calcext:value-type="float">
            <text:p>115,347936507937</text:p>
          </table:table-cell>
          <table:table-cell table:style-name="ce7"/>
          <table:table-cell table:style-name="ce7" table:formula="of:=AVERAGE([.J4:.J92])" office:value-type="float" office:value="187.648888888889" calcext:value-type="float">
            <text:p>187,648888888889</text:p>
          </table:table-cell>
          <table:table-cell table:style-name="ce7"/>
          <table:table-cell table:style-name="ce7" table:formula="of:=AVERAGE([.L4:.L92])" office:value-type="float" office:value="14.5575056179775" calcext:value-type="float">
            <text:p>14,5575056179775</text:p>
          </table:table-cell>
          <table:table-cell table:style-name="ce7"/>
          <table:table-cell table:style-name="ce24" table:formula="of:=AVERAGE([.N4:.N92])" office:value-type="percentage" office:value="0.000209524855561167" calcext:value-type="percentage">
            <text:p>0,02095%</text:p>
          </table:table-cell>
          <table:table-cell table:style-name="ce7"/>
          <table:table-cell table:style-name="ce34"/>
          <table:table-cell table:style-name="ce7" table:formula="of:=AVERAGE([.Q4:.Q92])" office:value-type="float" office:value="5.21373392134831" calcext:value-type="float">
            <text:p>5,21373392134831</text:p>
          </table:table-cell>
          <table:table-cell table:style-name="ce7"/>
          <table:table-cell table:number-columns-repeated="996"/>
        </table:table-row>
        <table:table-row table:style-name="ro3">
          <table:table-cell table:number-columns-repeated="1014"/>
        </table:table-row>
        <table:table-row table:style-name="ro4">
          <table:table-cell/>
          <table:table-cell table:style-name="Default" table:number-columns-repeated="5"/>
          <table:table-cell/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gen</text:p>
          </table:table-cell>
          <table:table-cell table:style-name="ce31" office:value-type="string" calcext:value-type="string">
            <text:p>α</text:p>
          </table:table-cell>
          <table:table-cell table:style-name="ce31" office:value-type="string" calcext:value-type="string">
            <text:p>β</text:p>
          </table:table-cell>
          <table:table-cell table:style-name="ce31" office:value-type="string" calcext:value-type="string">
            <text:p>𝜸</text:p>
          </table:table-cell>
          <table:table-cell table:number-columns-repeated="1002"/>
        </table:table-row>
        <table:table-row table:style-name="ro4">
          <table:table-cell table:style-name="Default" table:number-columns-repeated="6"/>
          <table:table-cell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string" calcext:value-type="string">
            <text:p>0.1</text:p>
          </table:table-cell>
          <table:table-cell table:style-name="ce31" office:value-type="string" calcext:value-type="string">
            <text:p>0.2</text:p>
          </table:table-cell>
          <table:table-cell table:style-name="ce31" office:value-type="string" calcext:value-type="string">
            <text:p>0.4</text:p>
          </table:table-cell>
          <table:table-cell table:number-columns-repeated="4"/>
          <table:table-cell table:formula="of:=STDEV([.Q4:.Q92])" office:value-type="float" office:value="4.69823811210008" calcext:value-type="float">
            <text:p>4,69823811210008</text:p>
          </table:table-cell>
          <table:table-cell table:number-columns-repeated="997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pSize: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gen: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nClonalSelection: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betaCoeff:</text:p>
          </table:table-cell>
          <table:table-cell table:style-name="ce84" office:value-type="string" calcext:value-type="string">
            <text:p>0.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clonePop: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arraySize: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regQty:</text:p>
          </table:table-cell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seed: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<text:tab/>527048219</text:p>
          </table:table-cell>
          <table:table-cell office:value-type="float" office:value="934963058" calcext:value-type="float">
            <text:p>934963058</text:p>
          </table:table-cell>
          <table:table-cell office:value-type="float" office:value="1831829265" calcext:value-type="float">
            <text:p>1831829265</text:p>
          </table:table-cell>
          <table:table-cell office:value-type="float" office:value="278126712" calcext:value-type="float">
            <text:p>278126712</text:p>
          </table:table-cell>
          <table:table-cell office:value-type="float" office:value="1667802133" calcext:value-type="float">
            <text:p>1667802133</text:p>
          </table:table-cell>
          <table:table-cell office:value-type="float" office:value="1491375114" calcext:value-type="float">
            <text:p>1491375114</text:p>
          </table:table-cell>
          <table:table-cell office:value-type="float" office:value="1541113479" calcext:value-type="float">
            <text:p>1541113479</text:p>
          </table:table-cell>
          <table:table-cell office:value-type="float" office:value="1416841072" calcext:value-type="float">
            <text:p>1416841072</text:p>
          </table:table-cell>
          <table:table-cell office:value-type="float" office:value="568799322" calcext:value-type="float">
            <text:p>568799322</text:p>
          </table:table-cell>
          <table:table-cell office:value-type="float" office:value="1242586546" calcext:value-type="float">
            <text:p>1242586546</text:p>
          </table:table-cell>
          <table:table-cell office:value-type="float" office:value="1814384874" calcext:value-type="float">
            <text:p>1814384874</text:p>
          </table:table-cell>
          <table:table-cell office:value-type="float" office:value="1293680988" calcext:value-type="float">
            <text:p>1293680988</text:p>
          </table:table-cell>
          <table:table-cell office:value-type="float" office:value="1175406783" calcext:value-type="float">
            <text:p>1175406783</text:p>
          </table:table-cell>
          <table:table-cell office:value-type="float" office:value="614067116" calcext:value-type="float">
            <text:p>614067116</text:p>
          </table:table-cell>
          <table:table-cell office:value-type="float" office:value="165368780" calcext:value-type="float">
            <text:p>165368780</text:p>
          </table:table-cell>
          <table:table-cell office:value-type="float" office:value="1836902848" calcext:value-type="float">
            <text:p>1836902848</text:p>
          </table:table-cell>
          <table:table-cell office:value-type="float" office:value="917932726" calcext:value-type="float">
            <text:p>917932726</text:p>
          </table:table-cell>
          <table:table-cell office:value-type="float" office:value="66137978" calcext:value-type="float">
            <text:p>66137978</text:p>
          </table:table-cell>
          <table:table-cell office:value-type="float" office:value="700650717" calcext:value-type="float">
            <text:p>700650717</text:p>
          </table:table-cell>
          <table:table-cell office:value-type="float" office:value="1517921284" calcext:value-type="float">
            <text:p>1517921284</text:p>
          </table:table-cell>
          <table:table-cell office:value-type="float" office:value="1699992605" calcext:value-type="float">
            <text:p>1699992605</text:p>
          </table:table-cell>
          <table:table-cell office:value-type="float" office:value="1795652451" calcext:value-type="float">
            <text:p>1795652451</text:p>
          </table:table-cell>
          <table:table-cell office:value-type="float" office:value="1112489717" calcext:value-type="float">
            <text:p>1112489717</text:p>
          </table:table-cell>
          <table:table-cell office:value-type="float" office:value="1231928911" calcext:value-type="float">
            <text:p>1231928911</text:p>
          </table:table-cell>
          <table:table-cell office:value-type="float" office:value="645418511" calcext:value-type="float">
            <text:p>645418511</text:p>
          </table:table-cell>
          <table:table-cell office:value-type="float" office:value="180305690" calcext:value-type="float">
            <text:p>180305690</text:p>
          </table:table-cell>
          <table:table-cell office:value-type="float" office:value="785759345" calcext:value-type="float">
            <text:p>785759345</text:p>
          </table:table-cell>
          <table:table-cell office:value-type="float" office:value="986061904" calcext:value-type="float">
            <text:p>986061904</text:p>
          </table:table-cell>
          <table:table-cell office:value-type="float" office:value="332192141" calcext:value-type="float">
            <text:p>332192141</text:p>
          </table:table-cell>
          <table:table-cell office:value-type="float" office:value="1748972874" calcext:value-type="float">
            <text:p>1748972874</text:p>
          </table:table-cell>
          <table:table-cell table:number-columns-repeated="983"/>
        </table:table-row>
        <table:table-row table:style-name="ro3">
          <table:table-cell/>
          <table:table-cell office:value-type="string" calcext:value-type="string">
            <text:p>clonesPerI: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<text:tab/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/>
          <table:table-cell table:number-columns-repeated="1008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Instancia</text:p>
          </table:table-cell>
          <table:table-cell table:style-name="Default" office:value-type="string" calcext:value-type="string">
            <text:p>avgTime</text:p>
          </table:table-cell>
          <table:table-cell table:style-name="Default" office:value-type="string" calcext:value-type="string">
            <text:p>avgCost</text:p>
          </table:table-cell>
          <table:table-cell office:value-type="string" calcext:value-type="string">
            <text:p>bestTime</text:p>
          </table:table-cell>
          <table:table-cell table:style-name="Default" office:value-type="string" calcext:value-type="string">
            <text:p>bestCost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S9</text:p>
          </table:table-cell>
          <table:table-cell table:style-name="Default" office:value-type="float" office:value="0.002973" calcext:value-type="float">
            <text:p>0,002973</text:p>
          </table:table-cell>
          <table:table-cell table:style-name="Default" office:value-type="float" office:value="1181.5" calcext:value-type="float">
            <text:p>1181,5</text:p>
          </table:table-cell>
          <table:table-cell office:value-type="float" office:value="0.002119" calcext:value-type="float">
            <text:p>0,002119</text:p>
          </table:table-cell>
          <table:table-cell table:style-name="Default" office:value-type="float" office:value="1181.5" calcext:value-type="float">
            <text:p>1181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9H</text:p>
          </table:table-cell>
          <table:table-cell table:style-name="Default" office:value-type="float" office:value="0.001938" calcext:value-type="float">
            <text:p>0,001938</text:p>
          </table:table-cell>
          <table:table-cell table:style-name="Default" office:value-type="float" office:value="2294.6" calcext:value-type="float">
            <text:p>2294,6</text:p>
          </table:table-cell>
          <table:table-cell office:value-type="float" office:value="0.001862" calcext:value-type="float">
            <text:p>0,001862</text:p>
          </table:table-cell>
          <table:table-cell table:style-name="Default" office:value-type="float" office:value="2294.5" calcext:value-type="float">
            <text:p>2294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0</text:p>
          </table:table-cell>
          <table:table-cell table:style-name="Default" office:value-type="float" office:value="0.002914" calcext:value-type="float">
            <text:p>0,002914</text:p>
          </table:table-cell>
          <table:table-cell table:style-name="Default" office:value-type="float" office:value="1376.333333" calcext:value-type="float">
            <text:p>1376,333333</text:p>
          </table:table-cell>
          <table:table-cell office:value-type="float" office:value="0.002636" calcext:value-type="float">
            <text:p>0,002636</text:p>
          </table:table-cell>
          <table:table-cell table:style-name="Default" office:value-type="float" office:value="1374.5" calcext:value-type="float">
            <text:p>1374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1</text:p>
          </table:table-cell>
          <table:table-cell table:style-name="Default" office:value-type="float" office:value="0.004031" calcext:value-type="float">
            <text:p>0,004031</text:p>
          </table:table-cell>
          <table:table-cell table:style-name="Default" office:value-type="float" office:value="3455.2" calcext:value-type="float">
            <text:p>3455,2</text:p>
          </table:table-cell>
          <table:table-cell office:value-type="float" office:value="0.003428" calcext:value-type="float">
            <text:p>0,003428</text:p>
          </table:table-cell>
          <table:table-cell table:style-name="Default" office:value-type="float" office:value="3439.5" calcext:value-type="float">
            <text:p>3439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a</text:p>
          </table:table-cell>
          <table:table-cell table:style-name="Default" office:value-type="float" office:value="0.008458" calcext:value-type="float">
            <text:p>0,008458</text:p>
          </table:table-cell>
          <table:table-cell table:style-name="Default" office:value-type="float" office:value="1533.4" calcext:value-type="float">
            <text:p>1533,4</text:p>
          </table:table-cell>
          <table:table-cell office:value-type="float" office:value="0.005308" calcext:value-type="float">
            <text:p>0,005308</text:p>
          </table:table-cell>
          <table:table-cell table:style-name="Default"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b</text:p>
          </table:table-cell>
          <table:table-cell table:style-name="Default" office:value-type="float" office:value="0.00572" calcext:value-type="float">
            <text:p>0,00572</text:p>
          </table:table-cell>
          <table:table-cell table:style-name="Default" office:value-type="float" office:value="1635.9" calcext:value-type="float">
            <text:p>1635,9</text:p>
          </table:table-cell>
          <table:table-cell office:value-type="float" office:value="0.005077" calcext:value-type="float">
            <text:p>0,005077</text:p>
          </table:table-cell>
          <table:table-cell table:style-name="Default" office:value-type="float" office:value="1609.5" calcext:value-type="float">
            <text:p>1609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a</text:p>
          </table:table-cell>
          <table:table-cell table:style-name="Default" office:value-type="float" office:value="0.008451" calcext:value-type="float">
            <text:p>0,008451</text:p>
          </table:table-cell>
          <table:table-cell table:style-name="Default" office:value-type="float" office:value="2469.433333" calcext:value-type="float">
            <text:p>2469,433333</text:p>
          </table:table-cell>
          <table:table-cell office:value-type="float" office:value="0.007383" calcext:value-type="float">
            <text:p>0,007383</text:p>
          </table:table-cell>
          <table:table-cell table:style-name="Default" office:value-type="float" office:value="2467.5" calcext:value-type="float">
            <text:p>2467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b</text:p>
          </table:table-cell>
          <table:table-cell table:style-name="Default" office:value-type="float" office:value="0.009247" calcext:value-type="float">
            <text:p>0,009247</text:p>
          </table:table-cell>
          <table:table-cell table:style-name="Default" office:value-type="float" office:value="2874.033333" calcext:value-type="float">
            <text:p>2874,033333</text:p>
          </table:table-cell>
          <table:table-cell office:value-type="float" office:value="0.007439" calcext:value-type="float">
            <text:p>0,007439</text:p>
          </table:table-cell>
          <table:table-cell table:style-name="Default"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5</text:p>
          </table:table-cell>
          <table:table-cell table:style-name="Default" office:value-type="float" office:value="0.025925" calcext:value-type="float">
            <text:p>0,025925</text:p>
          </table:table-cell>
          <table:table-cell table:style-name="Default" office:value-type="float" office:value="3207.9" calcext:value-type="float">
            <text:p>3207,9</text:p>
          </table:table-cell>
          <table:table-cell office:value-type="float" office:value="0.019287" calcext:value-type="float">
            <text:p>0,019287</text:p>
          </table:table-cell>
          <table:table-cell table:style-name="Default"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1,txt</text:p>
          </table:table-cell>
          <table:table-cell table:style-name="Default" office:value-type="float" office:value="0.086274" calcext:value-type="float">
            <text:p>0,086274</text:p>
          </table:table-cell>
          <table:table-cell table:style-name="Default" office:value-type="float" office:value="2311.666667" calcext:value-type="float">
            <text:p>2311,666667</text:p>
          </table:table-cell>
          <table:table-cell office:value-type="float" office:value="0.079235" calcext:value-type="float">
            <text:p>0,079235</text:p>
          </table:table-cell>
          <table:table-cell table:style-name="Default"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2,txt</text:p>
          </table:table-cell>
          <table:table-cell table:style-name="Default" office:value-type="float" office:value="0.140397" calcext:value-type="float">
            <text:p>0,140397</text:p>
          </table:table-cell>
          <table:table-cell table:style-name="Default" office:value-type="float" office:value="18636.5" calcext:value-type="float">
            <text:p>18636,5</text:p>
          </table:table-cell>
          <table:table-cell office:value-type="float" office:value="0.104729" calcext:value-type="float">
            <text:p>0,104729</text:p>
          </table:table-cell>
          <table:table-cell table:style-name="Default" office:value-type="float" office:value="18595.5" calcext:value-type="float">
            <text:p>18595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3,txt</text:p>
          </table:table-cell>
          <table:table-cell table:style-name="Default" office:value-type="float" office:value="0.139196" calcext:value-type="float">
            <text:p>0,139196</text:p>
          </table:table-cell>
          <table:table-cell table:style-name="Default" office:value-type="float" office:value="12151.466667" calcext:value-type="float">
            <text:p>12151,466667</text:p>
          </table:table-cell>
          <table:table-cell office:value-type="float" office:value="0.105778" calcext:value-type="float">
            <text:p>0,105778</text:p>
          </table:table-cell>
          <table:table-cell table:style-name="Default" office:value-type="float" office:value="12114" calcext:value-type="float">
            <text:p>1211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4,txt</text:p>
          </table:table-cell>
          <table:table-cell table:style-name="Default" office:value-type="float" office:value="0.13984" calcext:value-type="float">
            <text:p>0,13984</text:p>
          </table:table-cell>
          <table:table-cell table:style-name="Default" office:value-type="float" office:value="24292.3" calcext:value-type="float">
            <text:p>24292,3</text:p>
          </table:table-cell>
          <table:table-cell office:value-type="float" office:value="0.103522" calcext:value-type="float">
            <text:p>0,103522</text:p>
          </table:table-cell>
          <table:table-cell table:style-name="Default" office:value-type="float" office:value="24204.5" calcext:value-type="float">
            <text:p>24204,5</text:p>
          </table:table-cell>
          <table:table-cell office:value-type="float" office:value="0.049602" calcext:value-type="float">
            <text:p>0,04960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5,txt</text:p>
          </table:table-cell>
          <table:table-cell table:style-name="Default" office:value-type="float" office:value="0.131933" calcext:value-type="float">
            <text:p>0,131933</text:p>
          </table:table-cell>
          <table:table-cell table:style-name="Default" office:value-type="float" office:value="7859.433333" calcext:value-type="float">
            <text:p>7859,433333</text:p>
          </table:table-cell>
          <table:table-cell office:value-type="float" office:value="0.100219" calcext:value-type="float">
            <text:p>0,100219</text:p>
          </table:table-cell>
          <table:table-cell table:style-name="Default" office:value-type="float" office:value="7819" calcext:value-type="float">
            <text:p>78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1,txt</text:p>
          </table:table-cell>
          <table:table-cell table:style-name="Default" office:value-type="float" office:value="0.199502" calcext:value-type="float">
            <text:p>0,199502</text:p>
          </table:table-cell>
          <table:table-cell table:style-name="Default" office:value-type="float" office:value="4122" calcext:value-type="float">
            <text:p>4122</text:p>
          </table:table-cell>
          <table:table-cell office:value-type="float" office:value="0.185499" calcext:value-type="float">
            <text:p>0,185499</text:p>
          </table:table-cell>
          <table:table-cell table:style-name="Default"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2,txt</text:p>
          </table:table-cell>
          <table:table-cell table:style-name="Default" office:value-type="float" office:value="0.366184" calcext:value-type="float">
            <text:p>0,366184</text:p>
          </table:table-cell>
          <table:table-cell table:style-name="Default" office:value-type="float" office:value="10804.233333" calcext:value-type="float">
            <text:p>10804,233333</text:p>
          </table:table-cell>
          <table:table-cell office:value-type="float" office:value="0.246079" calcext:value-type="float">
            <text:p>0,246079</text:p>
          </table:table-cell>
          <table:table-cell table:style-name="Default" office:value-type="float" office:value="10779.5" calcext:value-type="float">
            <text:p>10779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3,txt</text:p>
          </table:table-cell>
          <table:table-cell table:style-name="Default" office:value-type="float" office:value="0.306109" calcext:value-type="float">
            <text:p>0,306109</text:p>
          </table:table-cell>
          <table:table-cell table:style-name="Default" office:value-type="float" office:value="22709.866667" calcext:value-type="float">
            <text:p>22709,866667</text:p>
          </table:table-cell>
          <table:table-cell office:value-type="float" office:value="0.249335" calcext:value-type="float">
            <text:p>0,249335</text:p>
          </table:table-cell>
          <table:table-cell table:style-name="Default" office:value-type="float" office:value="22702" calcext:value-type="float">
            <text:p>227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4,txt</text:p>
          </table:table-cell>
          <table:table-cell table:style-name="Default" office:value-type="float" office:value="0.405483" calcext:value-type="float">
            <text:p>0,405483</text:p>
          </table:table-cell>
          <table:table-cell table:style-name="Default" office:value-type="float" office:value="28446.1" calcext:value-type="float">
            <text:p>28446,1</text:p>
          </table:table-cell>
          <table:table-cell office:value-type="float" office:value="0.287136" calcext:value-type="float">
            <text:p>0,287136</text:p>
          </table:table-cell>
          <table:table-cell table:style-name="Default" office:value-type="float" office:value="28401.5" calcext:value-type="float">
            <text:p>28401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5,txt</text:p>
          </table:table-cell>
          <table:table-cell table:style-name="Default" office:value-type="float" office:value="0.366287" calcext:value-type="float">
            <text:p>0,366287</text:p>
          </table:table-cell>
          <table:table-cell table:style-name="Default" office:value-type="float" office:value="57463.166667" calcext:value-type="float">
            <text:p>57463,166667</text:p>
          </table:table-cell>
          <table:table-cell office:value-type="float" office:value="0.258093" calcext:value-type="float">
            <text:p>0,258093</text:p>
          </table:table-cell>
          <table:table-cell table:style-name="Default" office:value-type="float" office:value="57424" calcext:value-type="float">
            <text:p>57424</text:p>
          </table:table-cell>
          <table:table-cell office:value-type="float" office:value="0.041812" calcext:value-type="float">
            <text:p>0,04181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1,txt</text:p>
          </table:table-cell>
          <table:table-cell table:style-name="Default" office:value-type="float" office:value="0.488781" calcext:value-type="float">
            <text:p>0,488781</text:p>
          </table:table-cell>
          <table:table-cell table:style-name="Default" office:value-type="float" office:value="30411.1" calcext:value-type="float">
            <text:p>30411,1</text:p>
          </table:table-cell>
          <table:table-cell office:value-type="float" office:value="0.368934" calcext:value-type="float">
            <text:p>0,368934</text:p>
          </table:table-cell>
          <table:table-cell table:style-name="Default" office:value-type="float" office:value="30290.5" calcext:value-type="float">
            <text:p>30290,5</text:p>
          </table:table-cell>
          <table:table-cell office:value-type="float" office:value="0.026418" calcext:value-type="float">
            <text:p>0,02641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2,txt</text:p>
          </table:table-cell>
          <table:table-cell table:style-name="Default" office:value-type="float" office:value="0.559226" calcext:value-type="float">
            <text:p>0,559226</text:p>
          </table:table-cell>
          <table:table-cell table:style-name="Default" office:value-type="float" office:value="34055.233333" calcext:value-type="float">
            <text:p>34055,233333</text:p>
          </table:table-cell>
          <table:table-cell office:value-type="float" office:value="0.390699" calcext:value-type="float">
            <text:p>0,390699</text:p>
          </table:table-cell>
          <table:table-cell table:style-name="Default" office:value-type="float" office:value="33974" calcext:value-type="float">
            <text:p>339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3,txt</text:p>
          </table:table-cell>
          <table:table-cell table:style-name="Default" office:value-type="float" office:value="0.593992" calcext:value-type="float">
            <text:p>0,593992</text:p>
          </table:table-cell>
          <table:table-cell table:style-name="Default" office:value-type="float" office:value="35190.233333" calcext:value-type="float">
            <text:p>35190,233333</text:p>
          </table:table-cell>
          <table:table-cell office:value-type="float" office:value="0.369342" calcext:value-type="float">
            <text:p>0,369342</text:p>
          </table:table-cell>
          <table:table-cell table:style-name="Default" office:value-type="float" office:value="35052.5" calcext:value-type="float">
            <text:p>35052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4,txt</text:p>
          </table:table-cell>
          <table:table-cell table:style-name="Default" office:value-type="float" office:value="0.627142" calcext:value-type="float">
            <text:p>0,627142</text:p>
          </table:table-cell>
          <table:table-cell table:style-name="Default" office:value-type="float" office:value="34718.4" calcext:value-type="float">
            <text:p>34718,4</text:p>
          </table:table-cell>
          <table:table-cell office:value-type="float" office:value="0.48452" calcext:value-type="float">
            <text:p>0,48452</text:p>
          </table:table-cell>
          <table:table-cell table:style-name="Default" office:value-type="float" office:value="34666.5" calcext:value-type="float">
            <text:p>34666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5,txt</text:p>
          </table:table-cell>
          <table:table-cell table:style-name="Default" office:value-type="float" office:value="0.626793" calcext:value-type="float">
            <text:p>0,626793</text:p>
          </table:table-cell>
          <table:table-cell table:style-name="Default" office:value-type="float" office:value="30845.9" calcext:value-type="float">
            <text:p>30845,9</text:p>
          </table:table-cell>
          <table:table-cell office:value-type="float" office:value="0.446938" calcext:value-type="float">
            <text:p>0,446938</text:p>
          </table:table-cell>
          <table:table-cell table:style-name="Default" office:value-type="float" office:value="30771" calcext:value-type="float">
            <text:p>3077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6,txt</text:p>
          </table:table-cell>
          <table:table-cell table:style-name="Default" office:value-type="float" office:value="0.760784" calcext:value-type="float">
            <text:p>0,760784</text:p>
          </table:table-cell>
          <table:table-cell table:style-name="Default" office:value-type="float" office:value="34453.066667" calcext:value-type="float">
            <text:p>34453,066667</text:p>
          </table:table-cell>
          <table:table-cell office:value-type="float" office:value="0.514069" calcext:value-type="float">
            <text:p>0,514069</text:p>
          </table:table-cell>
          <table:table-cell table:style-name="Default" office:value-type="float" office:value="34424.5" calcext:value-type="float">
            <text:p>34424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1,txt</text:p>
          </table:table-cell>
          <table:table-cell table:style-name="Default" office:value-type="float" office:value="0.403201" calcext:value-type="float">
            <text:p>0,403201</text:p>
          </table:table-cell>
          <table:table-cell table:style-name="Default" office:value-type="float" office:value="5172.133333" calcext:value-type="float">
            <text:p>5172,133333</text:p>
          </table:table-cell>
          <table:table-cell office:value-type="float" office:value="0.370446" calcext:value-type="float">
            <text:p>0,370446</text:p>
          </table:table-cell>
          <table:table-cell table:style-name="Default" office:value-type="float" office:value="4966" calcext:value-type="float">
            <text:p>49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2,txt</text:p>
          </table:table-cell>
          <table:table-cell table:style-name="Default" office:value-type="float" office:value="0.777278" calcext:value-type="float">
            <text:p>0,777278</text:p>
          </table:table-cell>
          <table:table-cell table:style-name="Default" office:value-type="float" office:value="89380.2" calcext:value-type="float">
            <text:p>89380,2</text:p>
          </table:table-cell>
          <table:table-cell office:value-type="float" office:value="0.565139" calcext:value-type="float">
            <text:p>0,565139</text:p>
          </table:table-cell>
          <table:table-cell table:style-name="Default" office:value-type="float" office:value="87707" calcext:value-type="float">
            <text:p>87707</text:p>
          </table:table-cell>
          <table:table-cell office:value-type="float" office:value="0.362742" calcext:value-type="float">
            <text:p>0,36274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3,txt</text:p>
          </table:table-cell>
          <table:table-cell table:style-name="Default" office:value-type="float" office:value="0.630381" calcext:value-type="float">
            <text:p>0,630381</text:p>
          </table:table-cell>
          <table:table-cell table:style-name="Default" office:value-type="float" office:value="51313.1" calcext:value-type="float">
            <text:p>51313,1</text:p>
          </table:table-cell>
          <table:table-cell office:value-type="float" office:value="0.503971" calcext:value-type="float">
            <text:p>0,503971</text:p>
          </table:table-cell>
          <table:table-cell table:style-name="Default" office:value-type="float" office:value="50228.5" calcext:value-type="float">
            <text:p>50228,5</text:p>
          </table:table-cell>
          <table:table-cell office:value-type="float" office:value="0.287514" calcext:value-type="float">
            <text:p>0,28751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4,txt</text:p>
          </table:table-cell>
          <table:table-cell table:style-name="Default" office:value-type="float" office:value="0.644769" calcext:value-type="float">
            <text:p>0,644769</text:p>
          </table:table-cell>
          <table:table-cell table:style-name="Default" office:value-type="float" office:value="47749.166667" calcext:value-type="float">
            <text:p>47749,166667</text:p>
          </table:table-cell>
          <table:table-cell office:value-type="float" office:value="0.512086" calcext:value-type="float">
            <text:p>0,512086</text:p>
          </table:table-cell>
          <table:table-cell table:style-name="Default" office:value-type="float" office:value="46828.5" calcext:value-type="float">
            <text:p>46828,5</text:p>
          </table:table-cell>
          <table:table-cell office:value-type="float" office:value="0.194704" calcext:value-type="float">
            <text:p>0,19470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5,txt</text:p>
          </table:table-cell>
          <table:table-cell table:style-name="Default" office:value-type="float" office:value="0.648517" calcext:value-type="float">
            <text:p>0,648517</text:p>
          </table:table-cell>
          <table:table-cell table:style-name="Default" office:value-type="float" office:value="45517.3" calcext:value-type="float">
            <text:p>45517,3</text:p>
          </table:table-cell>
          <table:table-cell office:value-type="float" office:value="0.466451" calcext:value-type="float">
            <text:p>0,466451</text:p>
          </table:table-cell>
          <table:table-cell table:style-name="Default" office:value-type="float" office:value="44488.5" calcext:value-type="float">
            <text:p>44488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1,txt</text:p>
          </table:table-cell>
          <table:table-cell table:style-name="Default" office:value-type="float" office:value="1.29381" calcext:value-type="float">
            <text:p>1,29381</text:p>
          </table:table-cell>
          <table:table-cell table:style-name="Default" office:value-type="float" office:value="53901.333333" calcext:value-type="float">
            <text:p>53901,333333</text:p>
          </table:table-cell>
          <table:table-cell office:value-type="float" office:value="0.885932" calcext:value-type="float">
            <text:p>0,885932</text:p>
          </table:table-cell>
          <table:table-cell table:style-name="Default" office:value-type="float" office:value="53727.5" calcext:value-type="float">
            <text:p>53727,5</text:p>
          </table:table-cell>
          <table:table-cell office:value-type="float" office:value="0.009307" calcext:value-type="float">
            <text:p>0,00930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2,txt</text:p>
          </table:table-cell>
          <table:table-cell table:style-name="Default" office:value-type="float" office:value="1.35061" calcext:value-type="float">
            <text:p>1,35061</text:p>
          </table:table-cell>
          <table:table-cell table:style-name="Default" office:value-type="float" office:value="48959.466667" calcext:value-type="float">
            <text:p>48959,466667</text:p>
          </table:table-cell>
          <table:table-cell office:value-type="float" office:value="0.988689" calcext:value-type="float">
            <text:p>0,988689</text:p>
          </table:table-cell>
          <table:table-cell table:style-name="Default" office:value-type="float" office:value="48908" calcext:value-type="float">
            <text:p>489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3,txt</text:p>
          </table:table-cell>
          <table:table-cell table:style-name="Default" office:value-type="float" office:value="1.356829" calcext:value-type="float">
            <text:p>1,356829</text:p>
          </table:table-cell>
          <table:table-cell table:style-name="Default" office:value-type="float" office:value="39278.6" calcext:value-type="float">
            <text:p>39278,6</text:p>
          </table:table-cell>
          <table:table-cell office:value-type="float" office:value="1.009569" calcext:value-type="float">
            <text:p>1,009569</text:p>
          </table:table-cell>
          <table:table-cell table:style-name="Default" office:value-type="float" office:value="39259.5" calcext:value-type="float">
            <text:p>39259,5</text:p>
          </table:table-cell>
          <table:table-cell office:value-type="float" office:value="0.02293" calcext:value-type="float">
            <text:p>0,0229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4,txt</text:p>
          </table:table-cell>
          <table:table-cell table:style-name="Default" office:value-type="float" office:value="1.426938" calcext:value-type="float">
            <text:p>1,426938</text:p>
          </table:table-cell>
          <table:table-cell table:style-name="Default" office:value-type="float" office:value="38439.7" calcext:value-type="float">
            <text:p>38439,7</text:p>
          </table:table-cell>
          <table:table-cell office:value-type="float" office:value="0.995456" calcext:value-type="float">
            <text:p>0,995456</text:p>
          </table:table-cell>
          <table:table-cell table:style-name="Default" office:value-type="float" office:value="38354" calcext:value-type="float">
            <text:p>383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5,txt</text:p>
          </table:table-cell>
          <table:table-cell table:style-name="Default" office:value-type="float" office:value="1.187588" calcext:value-type="float">
            <text:p>1,187588</text:p>
          </table:table-cell>
          <table:table-cell table:style-name="Default" office:value-type="float" office:value="51518.5" calcext:value-type="float">
            <text:p>51518,5</text:p>
          </table:table-cell>
          <table:table-cell office:value-type="float" office:value="0.951066" calcext:value-type="float">
            <text:p>0,951066</text:p>
          </table:table-cell>
          <table:table-cell table:style-name="Default" office:value-type="float" office:value="51496" calcext:value-type="float">
            <text:p>5149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1_n</text:p>
          </table:table-cell>
          <table:table-cell table:style-name="Default" office:value-type="float" office:value="0.898771" calcext:value-type="float">
            <text:p>0,898771</text:p>
          </table:table-cell>
          <table:table-cell table:style-name="Default" office:value-type="float" office:value="12784.766667" calcext:value-type="float">
            <text:p>12784,766667</text:p>
          </table:table-cell>
          <table:table-cell office:value-type="float" office:value="0.809581" calcext:value-type="float">
            <text:p>0,809581</text:p>
          </table:table-cell>
          <table:table-cell table:style-name="Default" office:value-type="float" office:value="12731" calcext:value-type="float">
            <text:p>127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2_n</text:p>
          </table:table-cell>
          <table:table-cell table:style-name="Default" office:value-type="float" office:value="2.055565" calcext:value-type="float">
            <text:p>2,055565</text:p>
          </table:table-cell>
          <table:table-cell table:style-name="Default" office:value-type="float" office:value="108104" calcext:value-type="float">
            <text:p>108104</text:p>
          </table:table-cell>
          <table:table-cell office:value-type="float" office:value="1.331171" calcext:value-type="float">
            <text:p>1,331171</text:p>
          </table:table-cell>
          <table:table-cell table:style-name="Default" office:value-type="float" office:value="108006.5" calcext:value-type="float">
            <text:p>108006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3_n</text:p>
          </table:table-cell>
          <table:table-cell table:style-name="Default" office:value-type="float" office:value="1.612926" calcext:value-type="float">
            <text:p>1,612926</text:p>
          </table:table-cell>
          <table:table-cell table:style-name="Default" office:value-type="float" office:value="86926.133333" calcext:value-type="float">
            <text:p>86926,133333</text:p>
          </table:table-cell>
          <table:table-cell office:value-type="float" office:value="1.109229" calcext:value-type="float">
            <text:p>1,109229</text:p>
          </table:table-cell>
          <table:table-cell table:style-name="Default" office:value-type="float" office:value="86658.5" calcext:value-type="float">
            <text:p>86658,5</text:p>
          </table:table-cell>
          <table:table-cell office:value-type="float" office:value="0.016158" calcext:value-type="float">
            <text:p>0,01615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4_n</text:p>
          </table:table-cell>
          <table:table-cell table:style-name="Default" office:value-type="float" office:value="1.475867" calcext:value-type="float">
            <text:p>1,475867</text:p>
          </table:table-cell>
          <table:table-cell table:style-name="Default" office:value-type="float" office:value="68879.566667" calcext:value-type="float">
            <text:p>68879,566667</text:p>
          </table:table-cell>
          <table:table-cell office:value-type="float" office:value="1.16957" calcext:value-type="float">
            <text:p>1,16957</text:p>
          </table:table-cell>
          <table:table-cell table:style-name="Default" office:value-type="float" office:value="68716" calcext:value-type="float">
            <text:p>68716</text:p>
          </table:table-cell>
          <table:table-cell office:value-type="float" office:value="0.021834" calcext:value-type="float">
            <text:p>0,02183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5_n</text:p>
          </table:table-cell>
          <table:table-cell table:style-name="Default" office:value-type="float" office:value="1.808189" calcext:value-type="float">
            <text:p>1,808189</text:p>
          </table:table-cell>
          <table:table-cell table:style-name="Default" office:value-type="float" office:value="124397.066667" calcext:value-type="float">
            <text:p>124397,066667</text:p>
          </table:table-cell>
          <table:table-cell office:value-type="float" office:value="1.111094" calcext:value-type="float">
            <text:p>1,111094</text:p>
          </table:table-cell>
          <table:table-cell table:style-name="Default" office:value-type="float" office:value="124045.5" calcext:value-type="float">
            <text:p>124045,5</text:p>
          </table:table-cell>
          <table:table-cell office:value-type="float" office:value="0.022577" calcext:value-type="float">
            <text:p>0,02257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1_n</text:p>
          </table:table-cell>
          <table:table-cell table:style-name="Default" office:value-type="float" office:value="1.849698" calcext:value-type="float">
            <text:p>1,849698</text:p>
          </table:table-cell>
          <table:table-cell table:style-name="Default" office:value-type="float" office:value="20536.766667" calcext:value-type="float">
            <text:p>20536,766667</text:p>
          </table:table-cell>
          <table:table-cell office:value-type="float" office:value="1.625403" calcext:value-type="float">
            <text:p>1,625403</text:p>
          </table:table-cell>
          <table:table-cell table:style-name="Default" office:value-type="float" office:value="20478" calcext:value-type="float">
            <text:p>20478</text:p>
          </table:table-cell>
          <table:table-cell office:value-type="float" office:value="0.039082" calcext:value-type="float">
            <text:p>0,03908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2_n</text:p>
          </table:table-cell>
          <table:table-cell table:style-name="Default" office:value-type="float" office:value="3.680011" calcext:value-type="float">
            <text:p>3,680011</text:p>
          </table:table-cell>
          <table:table-cell table:style-name="Default" office:value-type="float" office:value="208816.133333" calcext:value-type="float">
            <text:p>208816,133333</text:p>
          </table:table-cell>
          <table:table-cell office:value-type="float" office:value="2.327231" calcext:value-type="float">
            <text:p>2,327231</text:p>
          </table:table-cell>
          <table:table-cell table:style-name="Default" office:value-type="float" office:value="208134" calcext:value-type="float">
            <text:p>208134</text:p>
          </table:table-cell>
          <table:table-cell office:value-type="float" office:value="0.036528" calcext:value-type="float">
            <text:p>0,03652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3_n</text:p>
          </table:table-cell>
          <table:table-cell table:style-name="Default" office:value-type="float" office:value="3.67425" calcext:value-type="float">
            <text:p>3,67425</text:p>
          </table:table-cell>
          <table:table-cell table:style-name="Default" office:value-type="float" office:value="162697" calcext:value-type="float">
            <text:p>162697</text:p>
          </table:table-cell>
          <table:table-cell office:value-type="float" office:value="2.640304" calcext:value-type="float">
            <text:p>2,640304</text:p>
          </table:table-cell>
          <table:table-cell table:style-name="Default" office:value-type="float" office:value="162195" calcext:value-type="float">
            <text:p>162195</text:p>
          </table:table-cell>
          <table:table-cell office:value-type="float" office:value="0.008016" calcext:value-type="float">
            <text:p>0,00801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4_n</text:p>
          </table:table-cell>
          <table:table-cell table:style-name="Default" office:value-type="float" office:value="3.512222" calcext:value-type="float">
            <text:p>3,512222</text:p>
          </table:table-cell>
          <table:table-cell table:style-name="Default" office:value-type="float" office:value="118488.566667" calcext:value-type="float">
            <text:p>118488,566667</text:p>
          </table:table-cell>
          <table:table-cell office:value-type="float" office:value="2.354614" calcext:value-type="float">
            <text:p>2,354614</text:p>
          </table:table-cell>
          <table:table-cell table:style-name="Default" office:value-type="float" office:value="118282.5" calcext:value-type="float">
            <text:p>118282,5</text:p>
          </table:table-cell>
          <table:table-cell office:value-type="float" office:value="0.030445" calcext:value-type="float">
            <text:p>0,03044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5_n</text:p>
          </table:table-cell>
          <table:table-cell table:style-name="Default" office:value-type="float" office:value="2.993998" calcext:value-type="float">
            <text:p>2,993998</text:p>
          </table:table-cell>
          <table:table-cell table:style-name="Default" office:value-type="float" office:value="333758.766667" calcext:value-type="float">
            <text:p>333758,766667</text:p>
          </table:table-cell>
          <table:table-cell office:value-type="float" office:value="2.316781" calcext:value-type="float">
            <text:p>2,316781</text:p>
          </table:table-cell>
          <table:table-cell table:style-name="Default" office:value-type="float" office:value="332879" calcext:value-type="float">
            <text:p>332879</text:p>
          </table:table-cell>
          <table:table-cell office:value-type="float" office:value="0.012919" calcext:value-type="float">
            <text:p>0,01291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1_n</text:p>
          </table:table-cell>
          <table:table-cell table:style-name="Default" office:value-type="float" office:value="3.514541" calcext:value-type="float">
            <text:p>3,514541</text:p>
          </table:table-cell>
          <table:table-cell table:style-name="Default" office:value-type="float" office:value="32071.933333" calcext:value-type="float">
            <text:p>32071,933333</text:p>
          </table:table-cell>
          <table:table-cell office:value-type="float" office:value="3.216981" calcext:value-type="float">
            <text:p>3,216981</text:p>
          </table:table-cell>
          <table:table-cell table:style-name="Default" office:value-type="float" office:value="31972" calcext:value-type="float">
            <text:p>319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2_n</text:p>
          </table:table-cell>
          <table:table-cell table:style-name="Default" office:value-type="float" office:value="6.830674" calcext:value-type="float">
            <text:p>6,830674</text:p>
          </table:table-cell>
          <table:table-cell table:style-name="Default" office:value-type="float" office:value="248869.6" calcext:value-type="float">
            <text:p>248869,6</text:p>
          </table:table-cell>
          <table:table-cell office:value-type="float" office:value="4.992469" calcext:value-type="float">
            <text:p>4,992469</text:p>
          </table:table-cell>
          <table:table-cell table:style-name="Default" office:value-type="float" office:value="248225" calcext:value-type="float">
            <text:p>248225</text:p>
          </table:table-cell>
          <table:table-cell office:value-type="float" office:value="0.002417" calcext:value-type="float">
            <text:p>0,00241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3_n</text:p>
          </table:table-cell>
          <table:table-cell table:style-name="Default" office:value-type="float" office:value="6.126716" calcext:value-type="float">
            <text:p>6,126716</text:p>
          </table:table-cell>
          <table:table-cell table:style-name="Default" office:value-type="float" office:value="85432.533333" calcext:value-type="float">
            <text:p>85432,533333</text:p>
          </table:table-cell>
          <table:table-cell office:value-type="float" office:value="4.235552" calcext:value-type="float">
            <text:p>4,235552</text:p>
          </table:table-cell>
          <table:table-cell table:style-name="Default" office:value-type="float" office:value="85198" calcext:value-type="float">
            <text:p>85198</text:p>
          </table:table-cell>
          <table:table-cell office:value-type="float" office:value="0.016435" calcext:value-type="float">
            <text:p>0,01643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4_n</text:p>
          </table:table-cell>
          <table:table-cell table:style-name="Default" office:value-type="float" office:value="6.796211" calcext:value-type="float">
            <text:p>6,796211</text:p>
          </table:table-cell>
          <table:table-cell table:style-name="Default" office:value-type="float" office:value="157022.333333" calcext:value-type="float">
            <text:p>157022,333333</text:p>
          </table:table-cell>
          <table:table-cell office:value-type="float" office:value="4.683589" calcext:value-type="float">
            <text:p>4,683589</text:p>
          </table:table-cell>
          <table:table-cell table:style-name="Default" office:value-type="float" office:value="156670" calcext:value-type="float">
            <text:p>156670</text:p>
          </table:table-cell>
          <table:table-cell office:value-type="float" office:value="0.015321" calcext:value-type="float">
            <text:p>0,01532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5_n</text:p>
          </table:table-cell>
          <table:table-cell table:style-name="Default" office:value-type="float" office:value="7.292716" calcext:value-type="float">
            <text:p>7,292716</text:p>
          </table:table-cell>
          <table:table-cell table:style-name="Default" office:value-type="float" office:value="296824.166667" calcext:value-type="float">
            <text:p>296824,166667</text:p>
          </table:table-cell>
          <table:table-cell office:value-type="float" office:value="4.888374" calcext:value-type="float">
            <text:p>4,888374</text:p>
          </table:table-cell>
          <table:table-cell table:style-name="Default" office:value-type="float" office:value="296215.5" calcext:value-type="float">
            <text:p>296215,5</text:p>
          </table:table-cell>
          <table:table-cell office:value-type="float" office:value="0.013168" calcext:value-type="float">
            <text:p>0,01316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KV_n_60_05</text:p>
          </table:table-cell>
          <table:table-cell table:style-name="Default" office:value-type="float" office:value="8.032089" calcext:value-type="float">
            <text:p>8,032089</text:p>
          </table:table-cell>
          <table:table-cell table:style-name="Default" office:value-type="float" office:value="159944.733333" calcext:value-type="float">
            <text:p>159944,733333</text:p>
          </table:table-cell>
          <table:table-cell office:value-type="float" office:value="6.78678" calcext:value-type="float">
            <text:p>6,78678</text:p>
          </table:table-cell>
          <table:table-cell table:style-name="Default" office:value-type="float" office:value="159678" calcext:value-type="float">
            <text:p>159678</text:p>
          </table:table-cell>
          <table:table-cell office:value-type="float" office:value="0.021924" calcext:value-type="float">
            <text:p>0,02192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1,txt</text:p>
          </table:table-cell>
          <table:table-cell table:style-name="Default" office:value-type="float" office:value="10.006788" calcext:value-type="float">
            <text:p>10,006788</text:p>
          </table:table-cell>
          <table:table-cell table:style-name="Default" office:value-type="float" office:value="205494.833333" calcext:value-type="float">
            <text:p>205494,833333</text:p>
          </table:table-cell>
          <table:table-cell office:value-type="float" office:value="7.083144" calcext:value-type="float">
            <text:p>7,083144</text:p>
          </table:table-cell>
          <table:table-cell table:style-name="Default" office:value-type="float" office:value="204161" calcext:value-type="float">
            <text:p>204161</text:p>
          </table:table-cell>
          <table:table-cell office:value-type="float" office:value="0.035279" calcext:value-type="float">
            <text:p>0,03527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2,txt</text:p>
          </table:table-cell>
          <table:table-cell table:style-name="Default" office:value-type="float" office:value="9.102761" calcext:value-type="float">
            <text:p>9,102761</text:p>
          </table:table-cell>
          <table:table-cell table:style-name="Default" office:value-type="float" office:value="194098" calcext:value-type="float">
            <text:p>194098</text:p>
          </table:table-cell>
          <table:table-cell office:value-type="float" office:value="6.396344" calcext:value-type="float">
            <text:p>6,396344</text:p>
          </table:table-cell>
          <table:table-cell table:style-name="Default" office:value-type="float" office:value="193214.5" calcext:value-type="float">
            <text:p>193214,5</text:p>
          </table:table-cell>
          <table:table-cell office:value-type="float" office:value="0.007764" calcext:value-type="float">
            <text:p>0,00776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3,txt</text:p>
          </table:table-cell>
          <table:table-cell table:style-name="Default" office:value-type="float" office:value="10.20917" calcext:value-type="float">
            <text:p>10,20917</text:p>
          </table:table-cell>
          <table:table-cell table:style-name="Default" office:value-type="float" office:value="163179.1" calcext:value-type="float">
            <text:p>163179,1</text:p>
          </table:table-cell>
          <table:table-cell office:value-type="float" office:value="6.315972" calcext:value-type="float">
            <text:p>6,315972</text:p>
          </table:table-cell>
          <table:table-cell table:style-name="Default" office:value-type="float" office:value="161538.5" calcext:value-type="float">
            <text:p>161538,5</text:p>
          </table:table-cell>
          <table:table-cell office:value-type="float" office:value="0.039015" calcext:value-type="float">
            <text:p>0,03901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1,txt</text:p>
          </table:table-cell>
          <table:table-cell table:style-name="Default" office:value-type="float" office:value="10.083675" calcext:value-type="float">
            <text:p>10,083675</text:p>
          </table:table-cell>
          <table:table-cell table:style-name="Default" office:value-type="float" office:value="135739.233333" calcext:value-type="float">
            <text:p>135739,233333</text:p>
          </table:table-cell>
          <table:table-cell office:value-type="float" office:value="7.292856" calcext:value-type="float">
            <text:p>7,292856</text:p>
          </table:table-cell>
          <table:table-cell table:style-name="Default" office:value-type="float" office:value="135201.5" calcext:value-type="float">
            <text:p>135201,5</text:p>
          </table:table-cell>
          <table:table-cell office:value-type="float" office:value="0.050321" calcext:value-type="float">
            <text:p>0,05032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2,txt</text:p>
          </table:table-cell>
          <table:table-cell table:style-name="Default" office:value-type="float" office:value="9.503757" calcext:value-type="float">
            <text:p>9,503757</text:p>
          </table:table-cell>
          <table:table-cell table:style-name="Default" office:value-type="float" office:value="159802.666667" calcext:value-type="float">
            <text:p>159802,666667</text:p>
          </table:table-cell>
          <table:table-cell office:value-type="float" office:value="6.518157" calcext:value-type="float">
            <text:p>6,518157</text:p>
          </table:table-cell>
          <table:table-cell table:style-name="Default" office:value-type="float" office:value="159130" calcext:value-type="float">
            <text:p>159130</text:p>
          </table:table-cell>
          <table:table-cell office:value-type="float" office:value="0.010056" calcext:value-type="float">
            <text:p>0,01005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3,txt</text:p>
          </table:table-cell>
          <table:table-cell table:style-name="Default" office:value-type="float" office:value="8.954229" calcext:value-type="float">
            <text:p>8,954229</text:p>
          </table:table-cell>
          <table:table-cell table:style-name="Default" office:value-type="float" office:value="160116.966667" calcext:value-type="float">
            <text:p>160116,966667</text:p>
          </table:table-cell>
          <table:table-cell office:value-type="float" office:value="6.906861" calcext:value-type="float">
            <text:p>6,906861</text:p>
          </table:table-cell>
          <table:table-cell table:style-name="Default" office:value-type="float" office:value="159019.5" calcext:value-type="float">
            <text:p>159019,5</text:p>
          </table:table-cell>
          <table:table-cell office:value-type="float" office:value="0.032711" calcext:value-type="float">
            <text:p>0,03271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1,txt</text:p>
          </table:table-cell>
          <table:table-cell table:style-name="Default" office:value-type="float" office:value="10.034763" calcext:value-type="float">
            <text:p>10,034763</text:p>
          </table:table-cell>
          <table:table-cell table:style-name="Default" office:value-type="float" office:value="111531.633333" calcext:value-type="float">
            <text:p>111531,633333</text:p>
          </table:table-cell>
          <table:table-cell office:value-type="float" office:value="6.365907" calcext:value-type="float">
            <text:p>6,365907</text:p>
          </table:table-cell>
          <table:table-cell table:style-name="Default" office:value-type="float" office:value="110555.5" calcext:value-type="float">
            <text:p>110555,5</text:p>
          </table:table-cell>
          <table:table-cell office:value-type="float" office:value="0.056112" calcext:value-type="float">
            <text:p>0,05611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2,txt</text:p>
          </table:table-cell>
          <table:table-cell table:style-name="Default" office:value-type="float" office:value="7.986681" calcext:value-type="float">
            <text:p>7,986681</text:p>
          </table:table-cell>
          <table:table-cell table:style-name="Default" office:value-type="float" office:value="116005.133333" calcext:value-type="float">
            <text:p>116005,133333</text:p>
          </table:table-cell>
          <table:table-cell office:value-type="float" office:value="6.286149" calcext:value-type="float">
            <text:p>6,286149</text:p>
          </table:table-cell>
          <table:table-cell table:style-name="Default" office:value-type="float" office:value="115315" calcext:value-type="float">
            <text:p>115315</text:p>
          </table:table-cell>
          <table:table-cell office:value-type="float" office:value="0.011275" calcext:value-type="float">
            <text:p>0,01127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3,txt</text:p>
          </table:table-cell>
          <table:table-cell table:style-name="Default" office:value-type="float" office:value="7.583609" calcext:value-type="float">
            <text:p>7,583609</text:p>
          </table:table-cell>
          <table:table-cell table:style-name="Default" office:value-type="float" office:value="114840.8" calcext:value-type="float">
            <text:p>114840,8</text:p>
          </table:table-cell>
          <table:table-cell office:value-type="float" office:value="6.494969" calcext:value-type="float">
            <text:p>6,494969</text:p>
          </table:table-cell>
          <table:table-cell table:style-name="Default" office:value-type="float" office:value="114177" calcext:value-type="float">
            <text:p>114177</text:p>
          </table:table-cell>
          <table:table-cell office:value-type="float" office:value="0.035046" calcext:value-type="float">
            <text:p>0,03504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1,txt</text:p>
          </table:table-cell>
          <table:table-cell table:style-name="Default" office:value-type="float" office:value="10.434033" calcext:value-type="float">
            <text:p>10,434033</text:p>
          </table:table-cell>
          <table:table-cell table:style-name="Default" office:value-type="float" office:value="108309.366667" calcext:value-type="float">
            <text:p>108309,366667</text:p>
          </table:table-cell>
          <table:table-cell office:value-type="float" office:value="7.398225" calcext:value-type="float">
            <text:p>7,398225</text:p>
          </table:table-cell>
          <table:table-cell table:style-name="Default" office:value-type="float" office:value="108124" calcext:value-type="float">
            <text:p>108124</text:p>
          </table:table-cell>
          <table:table-cell office:value-type="float" office:value="0.006474" calcext:value-type="float">
            <text:p>0,00647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2,txt</text:p>
          </table:table-cell>
          <table:table-cell table:style-name="Default" office:value-type="float" office:value="8.146161" calcext:value-type="float">
            <text:p>8,146161</text:p>
          </table:table-cell>
          <table:table-cell table:style-name="Default" office:value-type="float" office:value="110545.5" calcext:value-type="float">
            <text:p>110545,5</text:p>
          </table:table-cell>
          <table:table-cell office:value-type="float" office:value="6.41939" calcext:value-type="float">
            <text:p>6,41939</text:p>
          </table:table-cell>
          <table:table-cell table:style-name="Default" office:value-type="float" office:value="109936.5" calcext:value-type="float">
            <text:p>109936,5</text:p>
          </table:table-cell>
          <table:table-cell office:value-type="float" office:value="0.025476" calcext:value-type="float">
            <text:p>0,02547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3,txt</text:p>
          </table:table-cell>
          <table:table-cell table:style-name="Default" office:value-type="float" office:value="8.913054" calcext:value-type="float">
            <text:p>8,913054</text:p>
          </table:table-cell>
          <table:table-cell table:style-name="Default" office:value-type="float" office:value="92461.566667" calcext:value-type="float">
            <text:p>92461,566667</text:p>
          </table:table-cell>
          <table:table-cell office:value-type="float" office:value="6.310822" calcext:value-type="float">
            <text:p>6,310822</text:p>
          </table:table-cell>
          <table:table-cell table:style-name="Default" office:value-type="float" office:value="91752" calcext:value-type="float">
            <text:p>91752</text:p>
          </table:table-cell>
          <table:table-cell office:value-type="float" office:value="0.145166" calcext:value-type="float">
            <text:p>0,14516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1,txt</text:p>
          </table:table-cell>
          <table:table-cell table:style-name="Default" office:value-type="float" office:value="9.71226" calcext:value-type="float">
            <text:p>9,71226</text:p>
          </table:table-cell>
          <table:table-cell table:style-name="Default" office:value-type="float" office:value="446765.4" calcext:value-type="float">
            <text:p>446765,4</text:p>
          </table:table-cell>
          <table:table-cell office:value-type="float" office:value="6.866363" calcext:value-type="float">
            <text:p>6,866363</text:p>
          </table:table-cell>
          <table:table-cell table:style-name="Default" office:value-type="float" office:value="445425.5" calcext:value-type="float">
            <text:p>445425,5</text:p>
          </table:table-cell>
          <table:table-cell office:value-type="float" office:value="0.010777" calcext:value-type="float">
            <text:p>0,01077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2,txt</text:p>
          </table:table-cell>
          <table:table-cell table:style-name="Default" office:value-type="float" office:value="9.9162" calcext:value-type="float">
            <text:p>9,9162</text:p>
          </table:table-cell>
          <table:table-cell table:style-name="Default" office:value-type="float" office:value="409456.066667" calcext:value-type="float">
            <text:p>409456,066667</text:p>
          </table:table-cell>
          <table:table-cell office:value-type="float" office:value="6.647654" calcext:value-type="float">
            <text:p>6,647654</text:p>
          </table:table-cell>
          <table:table-cell table:style-name="Default" office:value-type="float" office:value="407901.5" calcext:value-type="float">
            <text:p>407901,5</text:p>
          </table:table-cell>
          <table:table-cell office:value-type="float" office:value="0.002697" calcext:value-type="float">
            <text:p>0,00269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3,txt</text:p>
          </table:table-cell>
          <table:table-cell table:style-name="Default" office:value-type="float" office:value="10.262783" calcext:value-type="float">
            <text:p>10,262783</text:p>
          </table:table-cell>
          <table:table-cell table:style-name="Default" office:value-type="float" office:value="417542.666667" calcext:value-type="float">
            <text:p>417542,666667</text:p>
          </table:table-cell>
          <table:table-cell office:value-type="float" office:value="6.863708" calcext:value-type="float">
            <text:p>6,863708</text:p>
          </table:table-cell>
          <table:table-cell table:style-name="Default" office:value-type="float" office:value="416959.5" calcext:value-type="float">
            <text:p>416959,5</text:p>
          </table:table-cell>
          <table:table-cell office:value-type="float" office:value="0.011273" calcext:value-type="float">
            <text:p>0,01127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1,txt</text:p>
          </table:table-cell>
          <table:table-cell table:style-name="Default" office:value-type="float" office:value="11.4371" calcext:value-type="float">
            <text:p>11,4371</text:p>
          </table:table-cell>
          <table:table-cell table:style-name="Default" office:value-type="float" office:value="314167.066667" calcext:value-type="float">
            <text:p>314167,066667</text:p>
          </table:table-cell>
          <table:table-cell office:value-type="float" office:value="7.177244" calcext:value-type="float">
            <text:p>7,177244</text:p>
          </table:table-cell>
          <table:table-cell table:style-name="Default" office:value-type="float" office:value="313356" calcext:value-type="float">
            <text:p>313356</text:p>
          </table:table-cell>
          <table:table-cell office:value-type="float" office:value="0.016597" calcext:value-type="float">
            <text:p>0,01659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2,txt</text:p>
          </table:table-cell>
          <table:table-cell table:style-name="Default" office:value-type="float" office:value="11.418725" calcext:value-type="float">
            <text:p>11,418725</text:p>
          </table:table-cell>
          <table:table-cell table:style-name="Default" office:value-type="float" office:value="321602.966667" calcext:value-type="float">
            <text:p>321602,966667</text:p>
          </table:table-cell>
          <table:table-cell office:value-type="float" office:value="7.245597" calcext:value-type="float">
            <text:p>7,245597</text:p>
          </table:table-cell>
          <table:table-cell table:style-name="Default" office:value-type="float" office:value="320771.5" calcext:value-type="float">
            <text:p>320771,5</text:p>
          </table:table-cell>
          <table:table-cell office:value-type="float" office:value="0.004053" calcext:value-type="float">
            <text:p>0,00405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3,txt</text:p>
          </table:table-cell>
          <table:table-cell table:style-name="Default" office:value-type="float" office:value="10.97986" calcext:value-type="float">
            <text:p>10,97986</text:p>
          </table:table-cell>
          <table:table-cell table:style-name="Default" office:value-type="float" office:value="364322.233333" calcext:value-type="float">
            <text:p>364322,233333</text:p>
          </table:table-cell>
          <table:table-cell office:value-type="float" office:value="6.599522" calcext:value-type="float">
            <text:p>6,599522</text:p>
          </table:table-cell>
          <table:table-cell table:style-name="Default" office:value-type="float" office:value="363078.5" calcext:value-type="float">
            <text:p>363078,5</text:p>
          </table:table-cell>
          <table:table-cell office:value-type="float" office:value="0.015977" calcext:value-type="float">
            <text:p>0,01597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1,txt</text:p>
          </table:table-cell>
          <table:table-cell table:style-name="Default" office:value-type="float" office:value="10.78403" calcext:value-type="float">
            <text:p>10,78403</text:p>
          </table:table-cell>
          <table:table-cell table:style-name="Default" office:value-type="float" office:value="273814.1" calcext:value-type="float">
            <text:p>273814,1</text:p>
          </table:table-cell>
          <table:table-cell office:value-type="float" office:value="6.992496" calcext:value-type="float">
            <text:p>6,992496</text:p>
          </table:table-cell>
          <table:table-cell table:style-name="Default" office:value-type="float" office:value="273452" calcext:value-type="float">
            <text:p>273452</text:p>
          </table:table-cell>
          <table:table-cell office:value-type="float" office:value="0.011704" calcext:value-type="float">
            <text:p>0,01170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2,txt</text:p>
          </table:table-cell>
          <table:table-cell table:style-name="Default" office:value-type="float" office:value="9.34915" calcext:value-type="float">
            <text:p>9,34915</text:p>
          </table:table-cell>
          <table:table-cell table:style-name="Default" office:value-type="float" office:value="270275.766667" calcext:value-type="float">
            <text:p>270275,766667</text:p>
          </table:table-cell>
          <table:table-cell office:value-type="float" office:value="6.657244" calcext:value-type="float">
            <text:p>6,657244</text:p>
          </table:table-cell>
          <table:table-cell table:style-name="Default" office:value-type="float" office:value="269703.5" calcext:value-type="float">
            <text:p>269703,5</text:p>
          </table:table-cell>
          <table:table-cell office:value-type="float" office:value="0.008529" calcext:value-type="float">
            <text:p>0,00852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3,txt</text:p>
          </table:table-cell>
          <table:table-cell table:style-name="Default" office:value-type="float" office:value="7.853937" calcext:value-type="float">
            <text:p>7,853937</text:p>
          </table:table-cell>
          <table:table-cell table:style-name="Default" office:value-type="float" office:value="296071.9" calcext:value-type="float">
            <text:p>296071,9</text:p>
          </table:table-cell>
          <table:table-cell office:value-type="float" office:value="5.889251" calcext:value-type="float">
            <text:p>5,889251</text:p>
          </table:table-cell>
          <table:table-cell table:style-name="Default" office:value-type="float" office:value="295436" calcext:value-type="float">
            <text:p>295436</text:p>
          </table:table-cell>
          <table:table-cell office:value-type="float" office:value="0.005755" calcext:value-type="float">
            <text:p>0,00575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1,txt</text:p>
          </table:table-cell>
          <table:table-cell table:style-name="Default" office:value-type="float" office:value="10.298933" calcext:value-type="float">
            <text:p>10,298933</text:p>
          </table:table-cell>
          <table:table-cell table:style-name="Default" office:value-type="float" office:value="228122.666667" calcext:value-type="float">
            <text:p>228122,666667</text:p>
          </table:table-cell>
          <table:table-cell office:value-type="float" office:value="6.770224" calcext:value-type="float">
            <text:p>6,770224</text:p>
          </table:table-cell>
          <table:table-cell table:style-name="Default" office:value-type="float" office:value="227915" calcext:value-type="float">
            <text:p>227915</text:p>
          </table:table-cell>
          <table:table-cell office:value-type="float" office:value="0.008337" calcext:value-type="float">
            <text:p>0,00833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2,txt</text:p>
          </table:table-cell>
          <table:table-cell table:style-name="Default" office:value-type="float" office:value="9.793436" calcext:value-type="float">
            <text:p>9,793436</text:p>
          </table:table-cell>
          <table:table-cell table:style-name="Default" office:value-type="float" office:value="247154.866667" calcext:value-type="float">
            <text:p>247154,866667</text:p>
          </table:table-cell>
          <table:table-cell office:value-type="float" office:value="7.026203" calcext:value-type="float">
            <text:p>7,026203</text:p>
          </table:table-cell>
          <table:table-cell table:style-name="Default" office:value-type="float" office:value="246568" calcext:value-type="float">
            <text:p>246568</text:p>
          </table:table-cell>
          <table:table-cell office:value-type="float" office:value="0.018254" calcext:value-type="float">
            <text:p>0,01825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3,txt</text:p>
          </table:table-cell>
          <table:table-cell table:style-name="Default" office:value-type="float" office:value="10.230834" calcext:value-type="float">
            <text:p>10,230834</text:p>
          </table:table-cell>
          <table:table-cell table:style-name="Default" office:value-type="float" office:value="206970.366667" calcext:value-type="float">
            <text:p>206970,366667</text:p>
          </table:table-cell>
          <table:table-cell office:value-type="float" office:value="6.914826" calcext:value-type="float">
            <text:p>6,914826</text:p>
          </table:table-cell>
          <table:table-cell table:style-name="Default" office:value-type="float" office:value="206508.5" calcext:value-type="float">
            <text:p>206508,5</text:p>
          </table:table-cell>
          <table:table-cell office:value-type="float" office:value="0.010654" calcext:value-type="float">
            <text:p>0,01065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1,txt</text:p>
          </table:table-cell>
          <table:table-cell table:style-name="Default" office:value-type="float" office:value="11.901823" calcext:value-type="float">
            <text:p>11,901823</text:p>
          </table:table-cell>
          <table:table-cell table:style-name="Default" office:value-type="float" office:value="629393.966667" calcext:value-type="float">
            <text:p>629393,966667</text:p>
          </table:table-cell>
          <table:table-cell office:value-type="float" office:value="7.18758" calcext:value-type="float">
            <text:p>7,18758</text:p>
          </table:table-cell>
          <table:table-cell table:style-name="Default" office:value-type="float" office:value="628867" calcext:value-type="float">
            <text:p>628867</text:p>
          </table:table-cell>
          <table:table-cell office:value-type="float" office:value="0.002703" calcext:value-type="float">
            <text:p>0,00270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2,txt</text:p>
          </table:table-cell>
          <table:table-cell table:style-name="Default" office:value-type="float" office:value="10.437964" calcext:value-type="float">
            <text:p>10,437964</text:p>
          </table:table-cell>
          <table:table-cell table:style-name="Default" office:value-type="float" office:value="561639.7" calcext:value-type="float">
            <text:p>561639,7</text:p>
          </table:table-cell>
          <table:table-cell office:value-type="float" office:value="6.993661" calcext:value-type="float">
            <text:p>6,993661</text:p>
          </table:table-cell>
          <table:table-cell table:style-name="Default" office:value-type="float" office:value="561194.5" calcext:value-type="float">
            <text:p>561194,5</text:p>
          </table:table-cell>
          <table:table-cell office:value-type="float" office:value="0.004277" calcext:value-type="float">
            <text:p>0,00427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3,txt</text:p>
          </table:table-cell>
          <table:table-cell table:style-name="Default" office:value-type="float" office:value="11.087057" calcext:value-type="float">
            <text:p>11,087057</text:p>
          </table:table-cell>
          <table:table-cell table:style-name="Default" office:value-type="float" office:value="587958.466667" calcext:value-type="float">
            <text:p>587958,466667</text:p>
          </table:table-cell>
          <table:table-cell office:value-type="float" office:value="7.120312" calcext:value-type="float">
            <text:p>7,120312</text:p>
          </table:table-cell>
          <table:table-cell table:style-name="Default" office:value-type="float" office:value="587817.5" calcext:value-type="float">
            <text:p>587817,5</text:p>
          </table:table-cell>
          <table:table-cell office:value-type="float" office:value="0.00017" calcext:value-type="float">
            <text:p>0,0001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1,txt</text:p>
          </table:table-cell>
          <table:table-cell table:style-name="Default" office:value-type="float" office:value="11.08794" calcext:value-type="float">
            <text:p>11,08794</text:p>
          </table:table-cell>
          <table:table-cell table:style-name="Default" office:value-type="float" office:value="475021.933333" calcext:value-type="float">
            <text:p>475021,933333</text:p>
          </table:table-cell>
          <table:table-cell office:value-type="float" office:value="6.875134" calcext:value-type="float">
            <text:p>6,875134</text:p>
          </table:table-cell>
          <table:table-cell table:style-name="Default" office:value-type="float" office:value="474071" calcext:value-type="float">
            <text:p>474071</text:p>
          </table:table-cell>
          <table:table-cell office:value-type="float" office:value="0.005274" calcext:value-type="float">
            <text:p>0,00527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2,txt</text:p>
          </table:table-cell>
          <table:table-cell table:style-name="Default" office:value-type="float" office:value="11.024521" calcext:value-type="float">
            <text:p>11,024521</text:p>
          </table:table-cell>
          <table:table-cell table:style-name="Default" office:value-type="float" office:value="480556.633333" calcext:value-type="float">
            <text:p>480556,633333</text:p>
          </table:table-cell>
          <table:table-cell office:value-type="float" office:value="7.136798" calcext:value-type="float">
            <text:p>7,136798</text:p>
          </table:table-cell>
          <table:table-cell table:style-name="Default" office:value-type="float" office:value="479975" calcext:value-type="float">
            <text:p>479975</text:p>
          </table:table-cell>
          <table:table-cell office:value-type="float" office:value="0.0025" calcext:value-type="float">
            <text:p>0,002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3,txt</text:p>
          </table:table-cell>
          <table:table-cell table:style-name="Default" office:value-type="float" office:value="10.769776" calcext:value-type="float">
            <text:p>10,769776</text:p>
          </table:table-cell>
          <table:table-cell table:style-name="Default" office:value-type="float" office:value="513118.1" calcext:value-type="float">
            <text:p>513118,1</text:p>
          </table:table-cell>
          <table:table-cell office:value-type="float" office:value="7.064125" calcext:value-type="float">
            <text:p>7,064125</text:p>
          </table:table-cell>
          <table:table-cell table:style-name="Default" office:value-type="float" office:value="512464" calcext:value-type="float">
            <text:p>512464</text:p>
          </table:table-cell>
          <table:table-cell office:value-type="float" office:value="0.002342" calcext:value-type="float">
            <text:p>0,00234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1,txt</text:p>
          </table:table-cell>
          <table:table-cell table:style-name="Default" office:value-type="float" office:value="9.141753" calcext:value-type="float">
            <text:p>9,141753</text:p>
          </table:table-cell>
          <table:table-cell table:style-name="Default" office:value-type="float" office:value="480305.666667" calcext:value-type="float">
            <text:p>480305,666667</text:p>
          </table:table-cell>
          <table:table-cell office:value-type="float" office:value="6.358168" calcext:value-type="float">
            <text:p>6,358168</text:p>
          </table:table-cell>
          <table:table-cell table:style-name="Default" office:value-type="float" office:value="479702" calcext:value-type="float">
            <text:p>479702</text:p>
          </table:table-cell>
          <table:table-cell office:value-type="float" office:value="0.003961" calcext:value-type="float">
            <text:p>0,00396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2,txt</text:p>
          </table:table-cell>
          <table:table-cell table:style-name="Default" office:value-type="float" office:value="10.664383" calcext:value-type="float">
            <text:p>10,664383</text:p>
          </table:table-cell>
          <table:table-cell table:style-name="Default" office:value-type="float" office:value="445740.533333" calcext:value-type="float">
            <text:p>445740,533333</text:p>
          </table:table-cell>
          <table:table-cell office:value-type="float" office:value="6.248717" calcext:value-type="float">
            <text:p>6,248717</text:p>
          </table:table-cell>
          <table:table-cell table:style-name="Default" office:value-type="float" office:value="445041" calcext:value-type="float">
            <text:p>445041</text:p>
          </table:table-cell>
          <table:table-cell office:value-type="float" office:value="0.002472" calcext:value-type="float">
            <text:p>0,00247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3,txt</text:p>
          </table:table-cell>
          <table:table-cell table:style-name="Default" office:value-type="float" office:value="10.364705" calcext:value-type="float">
            <text:p>10,364705</text:p>
          </table:table-cell>
          <table:table-cell table:style-name="Default" office:value-type="float" office:value="495571.666667" calcext:value-type="float">
            <text:p>495571,666667</text:p>
          </table:table-cell>
          <table:table-cell office:value-type="float" office:value="5.970016" calcext:value-type="float">
            <text:p>5,970016</text:p>
          </table:table-cell>
          <table:table-cell table:style-name="Default" office:value-type="float" office:value="495059.5" calcext:value-type="float">
            <text:p>495059,5</text:p>
          </table:table-cell>
          <table:table-cell office:value-type="float" office:value="0.001414" calcext:value-type="float">
            <text:p>0,00141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1,txt</text:p>
          </table:table-cell>
          <table:table-cell table:style-name="Default" office:value-type="float" office:value="9.849953" calcext:value-type="float">
            <text:p>9,849953</text:p>
          </table:table-cell>
          <table:table-cell table:style-name="Default" office:value-type="float" office:value="385977.866667" calcext:value-type="float">
            <text:p>385977,866667</text:p>
          </table:table-cell>
          <table:table-cell office:value-type="float" office:value="5.997137" calcext:value-type="float">
            <text:p>5,997137</text:p>
          </table:table-cell>
          <table:table-cell table:style-name="Default" office:value-type="float" office:value="385430.5" calcext:value-type="float">
            <text:p>385430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2,txt</text:p>
          </table:table-cell>
          <table:table-cell table:style-name="Default" office:value-type="float" office:value="9.214091" calcext:value-type="float">
            <text:p>9,214091</text:p>
          </table:table-cell>
          <table:table-cell table:style-name="Default" office:value-type="float" office:value="345534.233333" calcext:value-type="float">
            <text:p>345534,233333</text:p>
          </table:table-cell>
          <table:table-cell office:value-type="float" office:value="6.539172" calcext:value-type="float">
            <text:p>6,539172</text:p>
          </table:table-cell>
          <table:table-cell table:style-name="Default" office:value-type="float" office:value="344791" calcext:value-type="float">
            <text:p>344791</text:p>
          </table:table-cell>
          <table:table-cell office:value-type="float" office:value="0.004641" calcext:value-type="float">
            <text:p>0,00464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3,txt</text:p>
          </table:table-cell>
          <table:table-cell office:value-type="float" office:value="7.766225" calcext:value-type="float">
            <text:p>7,766225</text:p>
          </table:table-cell>
          <table:table-cell office:value-type="float" office:value="411395.2" calcext:value-type="float">
            <text:p>411395,2</text:p>
          </table:table-cell>
          <table:table-cell office:value-type="float" office:value="5.967955" calcext:value-type="float">
            <text:p>5,967955</text:p>
          </table:table-cell>
          <table:table-cell office:value-type="float" office:value="411218" calcext:value-type="float">
            <text:p>411218</text:p>
          </table:table-cell>
          <table:table-cell office:value-type="float" office:value="0.003161" calcext:value-type="float">
            <text:p>0,00316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64_05_n</text:p>
          </table:table-cell>
          <table:table-cell office:value-type="float" office:value="12.804889" calcext:value-type="float">
            <text:p>12,804889</text:p>
          </table:table-cell>
          <table:table-cell office:value-type="float" office:value="251435.4" calcext:value-type="float">
            <text:p>251435,4</text:p>
          </table:table-cell>
          <table:table-cell office:value-type="float" office:value="9.404229" calcext:value-type="float">
            <text:p>9,404229</text:p>
          </table:table-cell>
          <table:table-cell office:value-type="float" office:value="250872.5" calcext:value-type="float">
            <text:p>250872,5</text:p>
          </table:table-cell>
          <table:table-cell office:value-type="float" office:value="0.000797" calcext:value-type="float">
            <text:p>0,00079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KV_n_70_05</text:p>
          </table:table-cell>
          <table:table-cell office:value-type="float" office:value="17.029365" calcext:value-type="float">
            <text:p>17,029365</text:p>
          </table:table-cell>
          <table:table-cell office:value-type="float" office:value="2110678.066667" calcext:value-type="float">
            <text:p>2110678,066667</text:p>
          </table:table-cell>
          <table:table-cell office:value-type="float" office:value="12.702446" calcext:value-type="float">
            <text:p>12,702446</text:p>
          </table:table-cell>
          <table:table-cell office:value-type="float" office:value="2109743.5" calcext:value-type="float">
            <text:p>2109743,5</text:p>
          </table:table-cell>
          <table:table-cell office:value-type="float" office:value="-0.000095" calcext:value-type="float">
            <text:p>-0,000095</text:p>
          </table:table-cell>
          <table:table-cell table:number-columns-repeated="1007"/>
        </table:table-row>
        <table:table-row table:style-name="ro3" table:number-rows-repeated="1048375">
          <table:table-cell table:number-columns-repeated="1014"/>
        </table:table-row>
        <table:table-row table:style-name="ro3">
          <table:table-cell table:number-columns-repeated="1014"/>
        </table:table-row>
        <calcext:conditional-formats>
          <calcext:conditional-format calcext:target-range-address="stats_72.B4:stats_72.B92">
            <calcext:condition calcext:apply-style-name="melhorqmelhor" calcext:value="&gt;[.M4:.M92]" calcext:base-cell-address="stats_72.B4"/>
            <calcext:condition calcext:apply-style-name="igualmelhor" calcext:value="=[.M4:.M90]" calcext:base-cell-address="stats_72.B4"/>
          </calcext:conditional-format>
          <calcext:conditional-format calcext:target-range-address="stats_72.G4:stats_72.G92 stats_72.C4:stats_72.C92 stats_72.E4:stats_72.E92 stats_72.I4:stats_72.I92 stats_72.K4:stats_72.K92">
            <calcext:condition calcext:apply-style-name="igualmeu" calcext:value="=[.M4:.M92]" calcext:base-cell-address="stats_72.C4"/>
            <calcext:condition calcext:apply-style-name="piorqmeu" calcext:value="&gt;[.M4:.M92]" calcext:base-cell-address="stats_72.C4"/>
          </calcext:conditional-format>
          <calcext:conditional-format calcext:target-range-address="stats_72.M4:stats_72.M92">
            <calcext:condition calcext:apply-style-name="melhorqmelhor" calcext:value="&lt;[.B4:.B92]" calcext:base-cell-address="stats_72.M4"/>
            <calcext:condition calcext:apply-style-name="igualmelhor" calcext:value="=[.B4:.B90]" calcext:base-cell-address="stats_72.M4"/>
            <calcext:condition calcext:apply-style-name="melhorque1" calcext:value="&lt;[.G4:.G90]" calcext:base-cell-address="stats_72.M4"/>
            <calcext:condition calcext:apply-style-name="melhorque1" calcext:value="&lt;[.G4:.G90]" calcext:base-cell-address="stats_72.M4"/>
            <calcext:condition calcext:apply-style-name="melhorque1" calcext:value="&lt;[.I4:.I90]" calcext:base-cell-address="stats_72.M4"/>
            <calcext:condition calcext:apply-style-name="igualmeu" calcext:value="=[.G4:.G90]" calcext:base-cell-address="stats_72.M4"/>
            <calcext:condition calcext:apply-style-name="igualmeu" calcext:value="=[.I4:.I90]" calcext:base-cell-address="stats_72.M4"/>
            <calcext:condition calcext:apply-style-name="iguala1" calcext:value="=[.G4:.G90]" calcext:base-cell-address="stats_72.M4"/>
          </calcext:conditional-format>
        </calcext:conditional-formats>
      </table:table>
      <table:table table:name="stats_0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7"/>
        <table:table-column table:style-name="co7" table:default-cell-style-name="ce2"/>
        <table:table-column table:style-name="co8" table:default-cell-style-name="ce2"/>
        <table:table-column table:style-name="co3" table:number-columns-repeated="996" table:default-cell-style-name="ce2"/>
        <table:table-row table:style-name="ro1">
          <table:table-cell table:style-name="ce4" office:value-type="string" calcext:value-type="string" table:number-columns-spanned="1" table:number-rows-spanned="3">
            <text:p>Instancia</text:p>
          </table:table-cell>
          <table:table-cell table:style-name="ce4" office:value-type="string" calcext:value-type="string" table:number-columns-spanned="1" table:number-rows-spanned="3">
            <text:p>Melhor</text:p>
          </table:table-cell>
          <table:table-cell table:style-name="ce4" office:value-type="string" calcext:value-type="string" table:number-columns-spanned="10" table:number-rows-spanned="1">
            <text:p>Literatura</text:p>
          </table:table-cell>
          <table:covered-table-cell table:number-columns-repeated="9" table:style-name="ce4"/>
          <table:table-cell table:style-name="ce4" office:value-type="string" calcext:value-type="string" table:number-columns-spanned="5" table:number-rows-spanned="1">
            <text:p>Implementação</text:p>
          </table:table-cell>
          <table:covered-table-cell table:number-columns-repeated="2" table:style-name="ce4"/>
          <table:covered-table-cell table:style-name="ce99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CAP-G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CAP-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 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S</text:p>
          </table:table-cell>
          <table:covered-table-cell table:style-name="ce4"/>
          <table:table-cell table:style-name="ce43" office:value-type="string" calcext:value-type="string" table:number-columns-spanned="2" table:number-rows-spanned="1">
            <text:p>PBVNS</text:p>
          </table:table-cell>
          <table:covered-table-cell table:style-name="ce43"/>
          <table:table-cell table:style-name="ce4" office:value-type="string" calcext:value-type="string" table:number-columns-spanned="5" table:number-rows-spanned="1">
            <text:p>Com BL+PT</text:p>
          </table:table-cell>
          <table:covered-table-cell table:number-columns-repeated="2" table:style-name="ce4"/>
          <table:covered-table-cell table:style-name="ce58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3" office:value-type="string" calcext:value-type="string">
            <text:p>Tempo</text:p>
          </table:table-cell>
          <table:table-cell table:style-name="ce4" office:value-type="string" calcext:value-type="string">
            <text:p>Melhor S.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. Media</text:p>
          </table:table-cell>
          <table:table-cell table:style-name="ce58" office:value-type="string" calcext:value-type="string">
            <text:p>DP. Sol</text:p>
          </table:table-cell>
          <table:table-cell table:style-name="ce4" office:value-type="string" calcext:value-type="string">
            <text:p>T. medio</text:p>
          </table:table-cell>
          <table:table-cell table:style-name="ce4" office:value-type="string" calcext:value-type="string">
            <text:p>DP Tempo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style-name="ce92" table:formula="of:=MIN([.C4];[.E4];[.G4];[.I4];[.K4])" office:value-type="float" office:value="1181.5" calcext:value-type="float">
            <text:p>1181,5</text:p>
          </table:table-cell>
          <table:table-cell table:style-name="ce93" office:value-type="float" office:value="1181.5" calcext:value-type="float">
            <text:p>1181,5</text:p>
          </table:table-cell>
          <table:table-cell table:style-name="ce9" office:value-type="float" office:value="17.61" calcext:value-type="float">
            <text:p>17,6</text:p>
          </table:table-cell>
          <table:table-cell table:style-name="ce97" office:value-type="float" office:value="1181.5" calcext:value-type="float">
            <text:p>1181,5</text:p>
          </table:table-cell>
          <table:table-cell table:style-name="ce9" office:value-type="float" office:value="0.19" calcext:value-type="float">
            <text:p>0,2</text:p>
          </table:table-cell>
          <table:table-cell table:style-name="ce93" office:value-type="float" office:value="1181.5" calcext:value-type="float">
            <text:p>1181,5</text:p>
          </table:table-cell>
          <table:table-cell table:style-name="ce9" office:value-type="float" office:value="1.14" calcext:value-type="float">
            <text:p>1,1</text:p>
          </table:table-cell>
          <table:table-cell table:style-name="ce97" office:value-type="float" office:value="1181.5" calcext:value-type="float">
            <text:p>1181,5</text:p>
          </table:table-cell>
          <table:table-cell table:style-name="ce9" office:value-type="float" office:value="4.05" calcext:value-type="float">
            <text:p>4,1</text:p>
          </table:table-cell>
          <table:table-cell table:style-name="ce97" office:value-type="float" office:value="1181.5" calcext:value-type="float">
            <text:p>1181,5</text:p>
          </table:table-cell>
          <table:table-cell table:style-name="ce82" office:value-type="float" office:value="0.09" calcext:value-type="float">
            <text:p>0,09</text:p>
          </table:table-cell>
          <table:table-cell table:style-name="ce102" office:value-type="float" office:value="1181.5" calcext:value-type="float">
            <text:p>1181,5</text:p>
          </table:table-cell>
          <table:table-cell table:style-name="ce22" table:formula="of:=([.M4]-[.B4])/[.B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512" calcext:value-type="float">
            <text:p>0,005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9H</text:p>
          </table:table-cell>
          <table:table-cell table:style-name="ce92" table:formula="of:=MIN([.C5];[.E5];[.G5];[.I5];[.K5])" office:value-type="float" office:value="2294.5" calcext:value-type="float">
            <text:p>2294,5</text:p>
          </table:table-cell>
          <table:table-cell table:style-name="ce94" office:value-type="float" office:value="2294.5" calcext:value-type="float">
            <text:p>2294,5</text:p>
          </table:table-cell>
          <table:table-cell table:style-name="ce10" office:value-type="float" office:value="17.54" calcext:value-type="float">
            <text:p>17,5</text:p>
          </table:table-cell>
          <table:table-cell table:style-name="ce98" office:value-type="float" office:value="2294.5" calcext:value-type="float">
            <text:p>2294,5</text:p>
          </table:table-cell>
          <table:table-cell table:style-name="ce10" office:value-type="float" office:value="0.24" calcext:value-type="float">
            <text:p>0,2</text:p>
          </table:table-cell>
          <table:table-cell table:style-name="ce94" office:value-type="float" office:value="2294.5" calcext:value-type="float">
            <text:p>2294,5</text:p>
          </table:table-cell>
          <table:table-cell table:style-name="ce10" office:value-type="float" office:value="1.15" calcext:value-type="float">
            <text:p>1,2</text:p>
          </table:table-cell>
          <table:table-cell table:style-name="ce98" office:value-type="float" office:value="2294.5" calcext:value-type="float">
            <text:p>2294,5</text:p>
          </table:table-cell>
          <table:table-cell table:style-name="ce10" office:value-type="float" office:value="3.46" calcext:value-type="float">
            <text:p>3,5</text:p>
          </table:table-cell>
          <table:table-cell table:style-name="ce98" office:value-type="float" office:value="2294.5" calcext:value-type="float">
            <text:p>2294,5</text:p>
          </table:table-cell>
          <table:table-cell table:style-name="ce85" office:value-type="float" office:value="0.1" calcext:value-type="float">
            <text:p>0,10</text:p>
          </table:table-cell>
          <table:table-cell table:style-name="ce103" office:value-type="float" office:value="2294.5" calcext:value-type="float">
            <text:p>2294,5</text:p>
          </table:table-cell>
          <table:table-cell table:style-name="ce23" table:formula="of:=([.M5]-[.B5])/[.B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4273" calcext:value-type="float">
            <text:p>0,004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style-name="ce92" table:formula="of:=MIN([.C6];[.E6];[.G6];[.I6];[.K6])" office:value-type="float" office:value="1374.5" calcext:value-type="float">
            <text:p>1374,5</text:p>
          </table:table-cell>
          <table:table-cell table:style-name="ce93" office:value-type="float" office:value="1374.5" calcext:value-type="float">
            <text:p>1374,5</text:p>
          </table:table-cell>
          <table:table-cell table:style-name="ce9" office:value-type="float" office:value="21.96" calcext:value-type="float">
            <text:p>22,0</text:p>
          </table:table-cell>
          <table:table-cell table:style-name="ce97" office:value-type="float" office:value="1374.5" calcext:value-type="float">
            <text:p>1374,5</text:p>
          </table:table-cell>
          <table:table-cell table:style-name="ce9" office:value-type="float" office:value="0.27" calcext:value-type="float">
            <text:p>0,3</text:p>
          </table:table-cell>
          <table:table-cell table:style-name="ce93" office:value-type="float" office:value="1374.5" calcext:value-type="float">
            <text:p>1374,5</text:p>
          </table:table-cell>
          <table:table-cell table:style-name="ce9" office:value-type="float" office:value="4.88" calcext:value-type="float">
            <text:p>4,9</text:p>
          </table:table-cell>
          <table:table-cell table:style-name="ce97" office:value-type="float" office:value="1374.5" calcext:value-type="float">
            <text:p>1374,5</text:p>
          </table:table-cell>
          <table:table-cell table:style-name="ce9" office:value-type="float" office:value="1.58" calcext:value-type="float">
            <text:p>1,6</text:p>
          </table:table-cell>
          <table:table-cell table:style-name="ce97" office:value-type="float" office:value="1374.5" calcext:value-type="float">
            <text:p>1374,5</text:p>
          </table:table-cell>
          <table:table-cell table:style-name="ce82" office:value-type="float" office:value="0.11" calcext:value-type="float">
            <text:p>0,11</text:p>
          </table:table-cell>
          <table:table-cell table:style-name="ce102" office:value-type="float" office:value="1374.5" calcext:value-type="float">
            <text:p>1374,5</text:p>
          </table:table-cell>
          <table:table-cell table:style-name="ce22" table:formula="of:=([.M6]-[.B6])/[.B6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5279" calcext:value-type="float">
            <text:p>0,005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style-name="ce92" table:formula="of:=MIN([.C7];[.E7];[.G7];[.I7];[.K7])" office:value-type="float" office:value="3439.5" calcext:value-type="float">
            <text:p>3439,5</text:p>
          </table:table-cell>
          <table:table-cell table:style-name="ce94" office:value-type="float" office:value="3439.5" calcext:value-type="float">
            <text:p>3439,5</text:p>
          </table:table-cell>
          <table:table-cell table:style-name="ce10" office:value-type="float" office:value="29.21" calcext:value-type="float">
            <text:p>29,2</text:p>
          </table:table-cell>
          <table:table-cell table:style-name="ce98" office:value-type="float" office:value="3439.5" calcext:value-type="float">
            <text:p>3439,5</text:p>
          </table:table-cell>
          <table:table-cell table:style-name="ce10" office:value-type="float" office:value="0.53" calcext:value-type="float">
            <text:p>0,5</text:p>
          </table:table-cell>
          <table:table-cell table:style-name="ce94" office:value-type="float" office:value="3439.5" calcext:value-type="float">
            <text:p>3439,5</text:p>
          </table:table-cell>
          <table:table-cell table:style-name="ce10" office:value-type="float" office:value="5.97" calcext:value-type="float">
            <text:p>6,0</text:p>
          </table:table-cell>
          <table:table-cell table:style-name="ce98" office:value-type="float" office:value="3439.5" calcext:value-type="float">
            <text:p>3439,5</text:p>
          </table:table-cell>
          <table:table-cell table:style-name="ce10" office:value-type="float" office:value="1.58" calcext:value-type="float">
            <text:p>1,6</text:p>
          </table:table-cell>
          <table:table-cell table:style-name="ce98" office:value-type="float" office:value="3439.5" calcext:value-type="float">
            <text:p>3439,5</text:p>
          </table:table-cell>
          <table:table-cell table:style-name="ce85" office:value-type="float" office:value="0.13" calcext:value-type="float">
            <text:p>0,13</text:p>
          </table:table-cell>
          <table:table-cell table:style-name="ce103" office:value-type="float" office:value="3439.5" calcext:value-type="float">
            <text:p>3439,5</text:p>
          </table:table-cell>
          <table:table-cell table:style-name="ce23" table:formula="of:=([.M7]-[.B7])/[.B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6337" calcext:value-type="float">
            <text:p>0,006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2a</text:p>
          </table:table-cell>
          <table:table-cell table:style-name="ce92" table:formula="of:=MIN([.C8];[.E8];[.G8];[.I8];[.K8])" office:value-type="float" office:value="1529" calcext:value-type="float">
            <text:p>1529</text:p>
          </table:table-cell>
          <table:table-cell table:style-name="ce93" office:value-type="float" office:value="1529" calcext:value-type="float">
            <text:p>1529,0</text:p>
          </table:table-cell>
          <table:table-cell table:style-name="ce9" office:value-type="float" office:value="40.2" calcext:value-type="float">
            <text:p>40,2</text:p>
          </table:table-cell>
          <table:table-cell table:style-name="ce97" office:value-type="float" office:value="1529" calcext:value-type="float">
            <text:p>1529,0</text:p>
          </table:table-cell>
          <table:table-cell table:style-name="ce9" office:value-type="float" office:value="0.9" calcext:value-type="float">
            <text:p>0,9</text:p>
          </table:table-cell>
          <table:table-cell table:style-name="ce93" office:value-type="float" office:value="1529" calcext:value-type="float">
            <text:p>1529,0</text:p>
          </table:table-cell>
          <table:table-cell table:style-name="ce9" office:value-type="float" office:value="7.36" calcext:value-type="float">
            <text:p>7,4</text:p>
          </table:table-cell>
          <table:table-cell table:style-name="ce97" office:value-type="float" office:value="1529" calcext:value-type="float">
            <text:p>1529,0</text:p>
          </table:table-cell>
          <table:table-cell table:style-name="ce9" office:value-type="float" office:value="2.43" calcext:value-type="float">
            <text:p>2,4</text:p>
          </table:table-cell>
          <table:table-cell table:style-name="ce97" office:value-type="float" office:value="1529" calcext:value-type="float">
            <text:p>1529,0</text:p>
          </table:table-cell>
          <table:table-cell table:style-name="ce82" office:value-type="float" office:value="0.15" calcext:value-type="float">
            <text:p>0,15</text:p>
          </table:table-cell>
          <table:table-cell table:style-name="ce102" office:value-type="float" office:value="1529" calcext:value-type="float">
            <text:p>1529,0</text:p>
          </table:table-cell>
          <table:table-cell table:style-name="ce22" table:formula="of:=([.M8]-[.B8])/[.B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98" calcext:value-type="float">
            <text:p>0,009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2b</text:p>
          </table:table-cell>
          <table:table-cell table:style-name="ce92" table:formula="of:=MIN([.C9];[.E9];[.G9];[.I9];[.K9])" office:value-type="float" office:value="1609.5" calcext:value-type="float">
            <text:p>1609,5</text:p>
          </table:table-cell>
          <table:table-cell table:style-name="ce94" office:value-type="float" office:value="1609.5" calcext:value-type="float">
            <text:p>1609,5</text:p>
          </table:table-cell>
          <table:table-cell table:style-name="ce10" office:value-type="float" office:value="38.3" calcext:value-type="float">
            <text:p>38,3</text:p>
          </table:table-cell>
          <table:table-cell table:style-name="ce98" office:value-type="float" office:value="1609.5" calcext:value-type="float">
            <text:p>1609,5</text:p>
          </table:table-cell>
          <table:table-cell table:style-name="ce10" office:value-type="float" office:value="0.8" calcext:value-type="float">
            <text:p>0,8</text:p>
          </table:table-cell>
          <table:table-cell table:style-name="ce94" office:value-type="float" office:value="1609.5" calcext:value-type="float">
            <text:p>1609,5</text:p>
          </table:table-cell>
          <table:table-cell table:style-name="ce10" office:value-type="float" office:value="7.28" calcext:value-type="float">
            <text:p>7,3</text:p>
          </table:table-cell>
          <table:table-cell table:style-name="ce98" office:value-type="float" office:value="1609.5" calcext:value-type="float">
            <text:p>1609,5</text:p>
          </table:table-cell>
          <table:table-cell table:style-name="ce10" office:value-type="float" office:value="2.46" calcext:value-type="float">
            <text:p>2,5</text:p>
          </table:table-cell>
          <table:table-cell table:style-name="ce98" office:value-type="float" office:value="1609.5" calcext:value-type="float">
            <text:p>1609,5</text:p>
          </table:table-cell>
          <table:table-cell table:style-name="ce85" office:value-type="float" office:value="0.14" calcext:value-type="float">
            <text:p>0,14</text:p>
          </table:table-cell>
          <table:table-cell table:style-name="ce103" office:value-type="float" office:value="1609.5" calcext:value-type="float">
            <text:p>1609,5</text:p>
          </table:table-cell>
          <table:table-cell table:style-name="ce23" table:formula="of:=([.M9]-[.B9])/[.B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8364" calcext:value-type="float">
            <text:p>0,008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3a</text:p>
          </table:table-cell>
          <table:table-cell table:style-name="ce92" table:formula="of:=MIN([.C10];[.E10];[.G10];[.I10];[.K10])" office:value-type="float" office:value="2467.5" calcext:value-type="float">
            <text:p>2467,5</text:p>
          </table:table-cell>
          <table:table-cell table:style-name="ce93" office:value-type="float" office:value="2467.5" calcext:value-type="float">
            <text:p>2467,5</text:p>
          </table:table-cell>
          <table:table-cell table:style-name="ce9" office:value-type="float" office:value="50.3" calcext:value-type="float">
            <text:p>50,3</text:p>
          </table:table-cell>
          <table:table-cell table:style-name="ce97" office:value-type="float" office:value="2467.5" calcext:value-type="float">
            <text:p>2467,5</text:p>
          </table:table-cell>
          <table:table-cell table:style-name="ce9" office:value-type="float" office:value="1.5" calcext:value-type="float">
            <text:p>1,5</text:p>
          </table:table-cell>
          <table:table-cell table:style-name="ce93" office:value-type="float" office:value="2467.5" calcext:value-type="float">
            <text:p>2467,5</text:p>
          </table:table-cell>
          <table:table-cell table:style-name="ce9" office:value-type="float" office:value="8.55" calcext:value-type="float">
            <text:p>8,6</text:p>
          </table:table-cell>
          <table:table-cell table:style-name="ce97" office:value-type="float" office:value="2467.5" calcext:value-type="float">
            <text:p>2467,5</text:p>
          </table:table-cell>
          <table:table-cell table:style-name="ce9" office:value-type="float" office:value="2.99" calcext:value-type="float">
            <text:p>3,0</text:p>
          </table:table-cell>
          <table:table-cell table:style-name="ce97" office:value-type="float" office:value="2467.5" calcext:value-type="float">
            <text:p>2467,5</text:p>
          </table:table-cell>
          <table:table-cell table:style-name="ce82" office:value-type="float" office:value="0.15" calcext:value-type="float">
            <text:p>0,15</text:p>
          </table:table-cell>
          <table:table-cell table:style-name="ce102" office:value-type="float" office:value="2467.5" calcext:value-type="float">
            <text:p>2467,5</text:p>
          </table:table-cell>
          <table:table-cell table:style-name="ce22" table:formula="of:=([.M10]-[.B10])/[.B1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11342" calcext:value-type="float">
            <text:p>0,011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3b</text:p>
          </table:table-cell>
          <table:table-cell table:style-name="ce92" table:formula="of:=MIN([.C11];[.E11];[.G11];[.I11];[.K11])" office:value-type="float" office:value="2870" calcext:value-type="float">
            <text:p>2870</text:p>
          </table:table-cell>
          <table:table-cell table:style-name="ce94" office:value-type="float" office:value="2870" calcext:value-type="float">
            <text:p>2870,0</text:p>
          </table:table-cell>
          <table:table-cell table:style-name="ce10" office:value-type="float" office:value="53.73" calcext:value-type="float">
            <text:p>53,7</text:p>
          </table:table-cell>
          <table:table-cell table:style-name="ce98" office:value-type="float" office:value="2870" calcext:value-type="float">
            <text:p>2870,0</text:p>
          </table:table-cell>
          <table:table-cell table:style-name="ce10" office:value-type="float" office:value="1.35" calcext:value-type="float">
            <text:p>1,4</text:p>
          </table:table-cell>
          <table:table-cell table:style-name="ce94" office:value-type="float" office:value="2870" calcext:value-type="float">
            <text:p>2870,0</text:p>
          </table:table-cell>
          <table:table-cell table:style-name="ce10" office:value-type="float" office:value="8.74" calcext:value-type="float">
            <text:p>8,7</text:p>
          </table:table-cell>
          <table:table-cell table:style-name="ce98" office:value-type="float" office:value="2870" calcext:value-type="float">
            <text:p>2870,0</text:p>
          </table:table-cell>
          <table:table-cell table:style-name="ce10" office:value-type="float" office:value="3.01" calcext:value-type="float">
            <text:p>3,0</text:p>
          </table:table-cell>
          <table:table-cell table:style-name="ce98" office:value-type="float" office:value="2870" calcext:value-type="float">
            <text:p>2870,0</text:p>
          </table:table-cell>
          <table:table-cell table:style-name="ce85" office:value-type="float" office:value="0.15" calcext:value-type="float">
            <text:p>0,15</text:p>
          </table:table-cell>
          <table:table-cell table:style-name="ce103" office:value-type="float" office:value="2870" calcext:value-type="float">
            <text:p>2870,0</text:p>
          </table:table-cell>
          <table:table-cell table:style-name="ce23" table:formula="of:=([.M11]-[.B11])/[.B11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11056" calcext:value-type="float">
            <text:p>0,011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5</text:p>
          </table:table-cell>
          <table:table-cell table:style-name="ce92" table:formula="of:=MIN([.C12];[.E12];[.G12];[.I12];[.K12])" office:value-type="float" office:value="3195" calcext:value-type="float">
            <text:p>3195</text:p>
          </table:table-cell>
          <table:table-cell table:style-name="ce93" office:value-type="float" office:value="3195" calcext:value-type="float">
            <text:p>3195,0</text:p>
          </table:table-cell>
          <table:table-cell table:style-name="ce9" office:value-type="float" office:value="77.99" calcext:value-type="float">
            <text:p>78,0</text:p>
          </table:table-cell>
          <table:table-cell table:style-name="ce97" office:value-type="float" office:value="3195" calcext:value-type="float">
            <text:p>3195,0</text:p>
          </table:table-cell>
          <table:table-cell table:style-name="ce9" office:value-type="float" office:value="2.18" calcext:value-type="float">
            <text:p>2,2</text:p>
          </table:table-cell>
          <table:table-cell table:style-name="ce93" office:value-type="float" office:value="3195" calcext:value-type="float">
            <text:p>3195,0</text:p>
          </table:table-cell>
          <table:table-cell table:style-name="ce9" office:value-type="float" office:value="12.02" calcext:value-type="float">
            <text:p>12,0</text:p>
          </table:table-cell>
          <table:table-cell table:style-name="ce97" office:value-type="float" office:value="3195" calcext:value-type="float">
            <text:p>3195,0</text:p>
          </table:table-cell>
          <table:table-cell table:style-name="ce9" office:value-type="float" office:value="4.7" calcext:value-type="float">
            <text:p>4,7</text:p>
          </table:table-cell>
          <table:table-cell table:style-name="ce97" office:value-type="float" office:value="3195" calcext:value-type="float">
            <text:p>3195,0</text:p>
          </table:table-cell>
          <table:table-cell table:style-name="ce82" office:value-type="float" office:value="0.19" calcext:value-type="float">
            <text:p>0,19</text:p>
          </table:table-cell>
          <table:table-cell table:style-name="ce102" office:value-type="float" office:value="3195" calcext:value-type="float">
            <text:p>3195,0</text:p>
          </table:table-cell>
          <table:table-cell table:style-name="ce22" table:formula="of:=([.M12]-[.B12])/[.B12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22652" calcext:value-type="float">
            <text:p>0,022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1.txt</text:p>
          </table:table-cell>
          <table:table-cell table:style-name="ce92" table:formula="of:=MIN([.C13];[.E13];[.G13];[.I13];[.K13])" office:value-type="float" office:value="2302" calcext:value-type="float">
            <text:p>2302</text:p>
          </table:table-cell>
          <table:table-cell table:style-name="ce94" office:value-type="float" office:value="2302" calcext:value-type="float">
            <text:p>2302,0</text:p>
          </table:table-cell>
          <table:table-cell table:style-name="ce10" office:value-type="float" office:value="618.58" calcext:value-type="float">
            <text:p>618,6</text:p>
          </table:table-cell>
          <table:table-cell table:style-name="ce98" office:value-type="float" office:value="2302" calcext:value-type="float">
            <text:p>2302,0</text:p>
          </table:table-cell>
          <table:table-cell table:style-name="ce10" office:value-type="float" office:value="41.5" calcext:value-type="float">
            <text:p>41,5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2302" calcext:value-type="float">
            <text:p>2302,0</text:p>
          </table:table-cell>
          <table:table-cell table:style-name="ce17" office:value-type="float" office:value="2.11" calcext:value-type="float">
            <text:p>2,1</text:p>
          </table:table-cell>
          <table:table-cell table:style-name="ce103" office:value-type="float" office:value="2302" calcext:value-type="float">
            <text:p>2302,0</text:p>
          </table:table-cell>
          <table:table-cell table:style-name="ce23" table:formula="of:=([.M13]-[.B13])/[.B13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102208" calcext:value-type="float">
            <text:p>0,102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2.txt</text:p>
          </table:table-cell>
          <table:table-cell table:style-name="ce92" table:formula="of:=MIN([.C14];[.E14];[.G14];[.I14];[.K14])" office:value-type="float" office:value="18595.5" calcext:value-type="float">
            <text:p>18595,5</text:p>
          </table:table-cell>
          <table:table-cell table:style-name="ce93" office:value-type="float" office:value="18595.5" calcext:value-type="float">
            <text:p>18595,5</text:p>
          </table:table-cell>
          <table:table-cell table:style-name="ce9" office:value-type="float" office:value="736.25" calcext:value-type="float">
            <text:p>736,3</text:p>
          </table:table-cell>
          <table:table-cell table:style-name="ce97" office:value-type="float" office:value="18595.5" calcext:value-type="float">
            <text:p>18595,5</text:p>
          </table:table-cell>
          <table:table-cell table:style-name="ce9" office:value-type="float" office:value="59.91" calcext:value-type="float">
            <text:p>59,9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18595.5" calcext:value-type="float">
            <text:p>18595,5</text:p>
          </table:table-cell>
          <table:table-cell table:style-name="ce16" office:value-type="float" office:value="1.529" calcext:value-type="float">
            <text:p>1,5</text:p>
          </table:table-cell>
          <table:table-cell table:style-name="ce102" office:value-type="float" office:value="18595.5" calcext:value-type="float">
            <text:p>18595,5</text:p>
          </table:table-cell>
          <table:table-cell table:style-name="ce22" table:formula="of:=([.M14]-[.B14])/[.B1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145994" calcext:value-type="float">
            <text:p>0,146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3.txt</text:p>
          </table:table-cell>
          <table:table-cell table:style-name="ce92" table:formula="of:=MIN([.C15];[.E15];[.G15];[.I15];[.K15])" office:value-type="float" office:value="12114" calcext:value-type="float">
            <text:p>12114</text:p>
          </table:table-cell>
          <table:table-cell table:style-name="ce94" office:value-type="float" office:value="12114" calcext:value-type="float">
            <text:p>12114,0</text:p>
          </table:table-cell>
          <table:table-cell table:style-name="ce10" office:value-type="float" office:value="677.39" calcext:value-type="float">
            <text:p>677,4</text:p>
          </table:table-cell>
          <table:table-cell table:style-name="ce98" office:value-type="float" office:value="12114" calcext:value-type="float">
            <text:p>12114,0</text:p>
          </table:table-cell>
          <table:table-cell table:style-name="ce10" office:value-type="float" office:value="63.42" calcext:value-type="float">
            <text:p>63,4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12114" calcext:value-type="float">
            <text:p>12114,0</text:p>
          </table:table-cell>
          <table:table-cell table:style-name="ce17" office:value-type="float" office:value="1.525" calcext:value-type="float">
            <text:p>1,5</text:p>
          </table:table-cell>
          <table:table-cell table:style-name="ce103" office:value-type="float" office:value="12114" calcext:value-type="float">
            <text:p>12114,0</text:p>
          </table:table-cell>
          <table:table-cell table:style-name="ce23" table:formula="of:=([.M15]-[.B15])/[.B1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145806" calcext:value-type="float">
            <text:p>0,145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4.txt</text:p>
          </table:table-cell>
          <table:table-cell table:style-name="ce92" table:formula="of:=MIN([.C16];[.E16];[.G16];[.I16];[.K16])" office:value-type="float" office:value="24192.5" calcext:value-type="float">
            <text:p>24192,5</text:p>
          </table:table-cell>
          <table:table-cell table:style-name="ce93" office:value-type="float" office:value="24192.5" calcext:value-type="float">
            <text:p>24192,5</text:p>
          </table:table-cell>
          <table:table-cell table:style-name="ce9" office:value-type="float" office:value="742.12" calcext:value-type="float">
            <text:p>742,1</text:p>
          </table:table-cell>
          <table:table-cell table:style-name="ce97" office:value-type="float" office:value="24192.5" calcext:value-type="float">
            <text:p>24192,5</text:p>
          </table:table-cell>
          <table:table-cell table:style-name="ce9" office:value-type="float" office:value="56.2" calcext:value-type="float">
            <text:p>56,2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24192.5" calcext:value-type="float">
            <text:p>24192,5</text:p>
          </table:table-cell>
          <table:table-cell table:style-name="ce16" office:value-type="float" office:value="1.56" calcext:value-type="float">
            <text:p>1,6</text:p>
          </table:table-cell>
          <table:table-cell table:style-name="ce102" office:value-type="float" office:value="24192.5" calcext:value-type="float">
            <text:p>24192,5</text:p>
          </table:table-cell>
          <table:table-cell table:style-name="ce22" table:formula="of:=([.M16]-[.B16])/[.B16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156134" calcext:value-type="float">
            <text:p>0,156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5.txt</text:p>
          </table:table-cell>
          <table:table-cell table:style-name="ce92" table:formula="of:=MIN([.C17];[.E17];[.G17];[.I17];[.K17])" office:value-type="float" office:value="7819" calcext:value-type="float">
            <text:p>7819</text:p>
          </table:table-cell>
          <table:table-cell table:style-name="ce94" office:value-type="float" office:value="7819" calcext:value-type="float">
            <text:p>7819,0</text:p>
          </table:table-cell>
          <table:table-cell table:style-name="ce10" office:value-type="float" office:value="719.97" calcext:value-type="float">
            <text:p>720,0</text:p>
          </table:table-cell>
          <table:table-cell table:style-name="ce98" office:value-type="float" office:value="7819" calcext:value-type="float">
            <text:p>7819,0</text:p>
          </table:table-cell>
          <table:table-cell table:style-name="ce10" office:value-type="float" office:value="53.14" calcext:value-type="float">
            <text:p>53,1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7819" calcext:value-type="float">
            <text:p>7819,0</text:p>
          </table:table-cell>
          <table:table-cell table:style-name="ce17" office:value-type="float" office:value="1.428" calcext:value-type="float">
            <text:p>1,4</text:p>
          </table:table-cell>
          <table:table-cell table:style-name="ce103" office:value-type="float" office:value="7819" calcext:value-type="float">
            <text:p>7819,0</text:p>
          </table:table-cell>
          <table:table-cell table:style-name="ce23" table:formula="of:=([.M17]-[.B17])/[.B1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134474" calcext:value-type="float">
            <text:p>0,134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1.txt</text:p>
          </table:table-cell>
          <table:table-cell table:style-name="ce92" table:formula="of:=MIN([.C18];[.E18];[.G18];[.I18];[.K18])" office:value-type="float" office:value="4115" calcext:value-type="float">
            <text:p>4115</text:p>
          </table:table-cell>
          <table:table-cell table:style-name="ce93" office:value-type="float" office:value="4115" calcext:value-type="float">
            <text:p>4115,0</text:p>
          </table:table-cell>
          <table:table-cell table:style-name="ce9" office:value-type="float" office:value="1506.69" calcext:value-type="float">
            <text:p>1506,7</text:p>
          </table:table-cell>
          <table:table-cell table:style-name="ce97" office:value-type="float" office:value="4115" calcext:value-type="float">
            <text:p>4115,0</text:p>
          </table:table-cell>
          <table:table-cell table:style-name="ce9" office:value-type="float" office:value="118.68" calcext:value-type="float">
            <text:p>118,7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4115" calcext:value-type="float">
            <text:p>4115,0</text:p>
          </table:table-cell>
          <table:table-cell table:style-name="ce16" office:value-type="float" office:value="1.969" calcext:value-type="float">
            <text:p>2,0</text:p>
          </table:table-cell>
          <table:table-cell table:style-name="ce102" office:value-type="float" office:value="4115" calcext:value-type="float">
            <text:p>4115,0</text:p>
          </table:table-cell>
          <table:table-cell table:style-name="ce22" table:formula="of:=([.M18]-[.B18])/[.B1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23518" calcext:value-type="float">
            <text:p>0,235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2.txt</text:p>
          </table:table-cell>
          <table:table-cell table:style-name="ce92" table:formula="of:=MIN([.C19];[.E19];[.G19];[.I19];[.K19])" office:value-type="float" office:value="10779.5" calcext:value-type="float">
            <text:p>10779,5</text:p>
          </table:table-cell>
          <table:table-cell table:style-name="ce94" office:value-type="float" office:value="10779.5" calcext:value-type="float">
            <text:p>10779,5</text:p>
          </table:table-cell>
          <table:table-cell table:style-name="ce10" office:value-type="float" office:value="1565.07" calcext:value-type="float">
            <text:p>1565,1</text:p>
          </table:table-cell>
          <table:table-cell table:style-name="ce98" office:value-type="float" office:value="10779.5" calcext:value-type="float">
            <text:p>10779,5</text:p>
          </table:table-cell>
          <table:table-cell table:style-name="ce10" office:value-type="float" office:value="150.06" calcext:value-type="float">
            <text:p>150,1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10779.5" calcext:value-type="float">
            <text:p>10779,5</text:p>
          </table:table-cell>
          <table:table-cell table:style-name="ce17" office:value-type="float" office:value="1.94" calcext:value-type="float">
            <text:p>1,9</text:p>
          </table:table-cell>
          <table:table-cell table:style-name="ce103" office:value-type="float" office:value="10779.5" calcext:value-type="float">
            <text:p>10779,5</text:p>
          </table:table-cell>
          <table:table-cell table:style-name="ce23" table:formula="of:=([.M19]-[.B19])/[.B1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349847" calcext:value-type="float">
            <text:p>0,349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3.txt</text:p>
          </table:table-cell>
          <table:table-cell table:style-name="ce92" table:formula="of:=MIN([.C20];[.E20];[.G20];[.I20];[.K20])" office:value-type="float" office:value="22702" calcext:value-type="float">
            <text:p>22702</text:p>
          </table:table-cell>
          <table:table-cell table:style-name="ce93" office:value-type="float" office:value="22702" calcext:value-type="float">
            <text:p>22702,0</text:p>
          </table:table-cell>
          <table:table-cell table:style-name="ce9" office:value-type="float" office:value="1611.19" calcext:value-type="float">
            <text:p>1611,2</text:p>
          </table:table-cell>
          <table:table-cell table:style-name="ce97" office:value-type="float" office:value="22702" calcext:value-type="float">
            <text:p>22702,0</text:p>
          </table:table-cell>
          <table:table-cell table:style-name="ce9" office:value-type="float" office:value="163.1" calcext:value-type="float">
            <text:p>163,1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22702" calcext:value-type="float">
            <text:p>22702,0</text:p>
          </table:table-cell>
          <table:table-cell table:style-name="ce16" office:value-type="float" office:value="2.118" calcext:value-type="float">
            <text:p>2,1</text:p>
          </table:table-cell>
          <table:table-cell table:style-name="ce102" office:value-type="float" office:value="22702" calcext:value-type="float">
            <text:p>22702,0</text:p>
          </table:table-cell>
          <table:table-cell table:style-name="ce22" table:formula="of:=([.M20]-[.B20])/[.B2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354464" calcext:value-type="float">
            <text:p>0,354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4.txt</text:p>
          </table:table-cell>
          <table:table-cell table:style-name="ce92" table:formula="of:=MIN([.C21];[.E21];[.G21];[.I21];[.K21])" office:value-type="float" office:value="28401.5" calcext:value-type="float">
            <text:p>28401,5</text:p>
          </table:table-cell>
          <table:table-cell table:style-name="ce94" office:value-type="float" office:value="28401.5" calcext:value-type="float">
            <text:p>28401,5</text:p>
          </table:table-cell>
          <table:table-cell table:style-name="ce10" office:value-type="float" office:value="1628" calcext:value-type="float">
            <text:p>1628,0</text:p>
          </table:table-cell>
          <table:table-cell table:style-name="ce98" office:value-type="float" office:value="28401.5" calcext:value-type="float">
            <text:p>28401,5</text:p>
          </table:table-cell>
          <table:table-cell table:style-name="ce10" office:value-type="float" office:value="189.2" calcext:value-type="float">
            <text:p>189,2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28401.5" calcext:value-type="float">
            <text:p>28401,5</text:p>
          </table:table-cell>
          <table:table-cell table:style-name="ce17" office:value-type="float" office:value="2.257" calcext:value-type="float">
            <text:p>2,3</text:p>
          </table:table-cell>
          <table:table-cell table:style-name="ce103" office:value-type="float" office:value="28401.5" calcext:value-type="float">
            <text:p>28401,5</text:p>
          </table:table-cell>
          <table:table-cell table:style-name="ce23" table:formula="of:=([.M21]-[.B21])/[.B21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402013" calcext:value-type="float">
            <text:p>0,402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5.txt</text:p>
          </table:table-cell>
          <table:table-cell table:style-name="ce92" table:formula="of:=MIN([.C22];[.E22];[.G22];[.I22];[.K22])" office:value-type="float" office:value="57400" calcext:value-type="float">
            <text:p>57400</text:p>
          </table:table-cell>
          <table:table-cell table:style-name="ce93" office:value-type="float" office:value="57400" calcext:value-type="float">
            <text:p>57400,0</text:p>
          </table:table-cell>
          <table:table-cell table:style-name="ce9" office:value-type="float" office:value="1672.68" calcext:value-type="float">
            <text:p>1672,7</text:p>
          </table:table-cell>
          <table:table-cell table:style-name="ce97" office:value-type="float" office:value="57400" calcext:value-type="float">
            <text:p>57400,0</text:p>
          </table:table-cell>
          <table:table-cell table:style-name="ce9" office:value-type="float" office:value="188.97" calcext:value-type="float">
            <text:p>189,0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57400" calcext:value-type="float">
            <text:p>57400,0</text:p>
          </table:table-cell>
          <table:table-cell table:style-name="ce16" office:value-type="float" office:value="2.273" calcext:value-type="float">
            <text:p>2,3</text:p>
          </table:table-cell>
          <table:table-cell table:style-name="ce102" office:value-type="float" office:value="57400" calcext:value-type="float">
            <text:p>57400,0</text:p>
          </table:table-cell>
          <table:table-cell table:style-name="ce22" table:formula="of:=([.M22]-[.B22])/[.B22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372294" calcext:value-type="float">
            <text:p>0,372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1.txt (33)</text:p>
          </table:table-cell>
          <table:table-cell table:style-name="ce92" table:formula="of:=MIN([.C23];[.E23];[.G23];[.I23];[.K23])" office:value-type="float" office:value="30282.5" calcext:value-type="float">
            <text:p>30282,5</text:p>
          </table:table-cell>
          <table:table-cell table:style-name="ce94" office:value-type="float" office:value="30282.5" calcext:value-type="float">
            <text:p>30282,5</text:p>
          </table:table-cell>
          <table:table-cell table:style-name="ce10" office:value-type="float" office:value="2287.84" calcext:value-type="float">
            <text:p>2287,8</text:p>
          </table:table-cell>
          <table:table-cell table:style-name="ce98" office:value-type="float" office:value="30282.5" calcext:value-type="float">
            <text:p>30282,5</text:p>
          </table:table-cell>
          <table:table-cell table:style-name="ce10" office:value-type="float" office:value="285.32" calcext:value-type="float">
            <text:p>285,3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/>
          <table:table-cell table:style-name="ce98" office:value-type="float" office:value="30282.5" calcext:value-type="float">
            <text:p>30282,5</text:p>
          </table:table-cell>
          <table:table-cell table:style-name="ce17" office:value-type="float" office:value="2.873" calcext:value-type="float">
            <text:p>2,9</text:p>
          </table:table-cell>
          <table:table-cell table:style-name="ce103" office:value-type="float" office:value="30282.5" calcext:value-type="float">
            <text:p>30282,5</text:p>
          </table:table-cell>
          <table:table-cell table:style-name="ce23" table:formula="of:=([.M23]-[.B23])/[.B23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513455" calcext:value-type="float">
            <text:p>0,513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2.txt (33)</text:p>
          </table:table-cell>
          <table:table-cell table:style-name="ce92" table:formula="of:=MIN([.C24];[.E24];[.G24];[.I24];[.K24])" office:value-type="float" office:value="33974" calcext:value-type="float">
            <text:p>33974</text:p>
          </table:table-cell>
          <table:table-cell table:style-name="ce93" office:value-type="float" office:value="33974" calcext:value-type="float">
            <text:p>33974,0</text:p>
          </table:table-cell>
          <table:table-cell table:style-name="ce9" office:value-type="float" office:value="22349.55" calcext:value-type="float">
            <text:p>22349,6</text:p>
          </table:table-cell>
          <table:table-cell table:style-name="ce97" office:value-type="float" office:value="33978" calcext:value-type="float">
            <text:p>33978,0</text:p>
          </table:table-cell>
          <table:table-cell table:style-name="ce9" office:value-type="float" office:value="221.66" calcext:value-type="float">
            <text:p>221,7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33974" calcext:value-type="float">
            <text:p>33974,0</text:p>
          </table:table-cell>
          <table:table-cell table:style-name="ce16" office:value-type="float" office:value="3.155" calcext:value-type="float">
            <text:p>3,2</text:p>
          </table:table-cell>
          <table:table-cell table:style-name="ce102" office:value-type="float" office:value="33974" calcext:value-type="float">
            <text:p>33974,0</text:p>
          </table:table-cell>
          <table:table-cell table:style-name="ce22" table:formula="of:=([.M24]-[.B24])/[.B2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579584" calcext:value-type="float">
            <text:p>0,579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3.txt (33)</text:p>
          </table:table-cell>
          <table:table-cell table:style-name="ce92" table:formula="of:=MIN([.C25];[.E25];[.G25];[.I25];[.K25])" office:value-type="float" office:value="35052.5" calcext:value-type="float">
            <text:p>35052,5</text:p>
          </table:table-cell>
          <table:table-cell table:style-name="ce94" office:value-type="float" office:value="35065.5" calcext:value-type="float">
            <text:p>35065,5</text:p>
          </table:table-cell>
          <table:table-cell table:style-name="ce10" office:value-type="float" office:value="2330.13" calcext:value-type="float">
            <text:p>2330,1</text:p>
          </table:table-cell>
          <table:table-cell table:style-name="ce98" office:value-type="float" office:value="35060.5" calcext:value-type="float">
            <text:p>35060,5</text:p>
          </table:table-cell>
          <table:table-cell table:style-name="ce10" office:value-type="float" office:value="322.39" calcext:value-type="float">
            <text:p>322,4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35052.5" calcext:value-type="float">
            <text:p>35052,5</text:p>
          </table:table-cell>
          <table:table-cell table:style-name="ce17" office:value-type="float" office:value="3.121" calcext:value-type="float">
            <text:p>3,1</text:p>
          </table:table-cell>
          <table:table-cell table:style-name="ce103" office:value-type="float" office:value="35054.5" calcext:value-type="float">
            <text:p>35054,5</text:p>
          </table:table-cell>
          <table:table-cell table:style-name="ce23" table:formula="of:=([.M25]-[.B25])/[.B25]" office:value-type="percentage" office:value="0.0000570572712360031" calcext:value-type="percentage">
            <text:p>0,006%</text:p>
          </table:table-cell>
          <table:table-cell table:style-name="ce28"/>
          <table:table-cell table:style-name="ce30"/>
          <table:table-cell table:style-name="ce39" office:value-type="float" office:value="0.614914" calcext:value-type="float">
            <text:p>0,614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4.txt (35)</text:p>
          </table:table-cell>
          <table:table-cell table:style-name="ce92" table:formula="of:=MIN([.C26];[.E26];[.G26];[.I26];[.K26])" office:value-type="float" office:value="34666.5" calcext:value-type="float">
            <text:p>34666,5</text:p>
          </table:table-cell>
          <table:table-cell table:style-name="ce93" office:value-type="float" office:value="34671.5" calcext:value-type="float">
            <text:p>34671,5</text:p>
          </table:table-cell>
          <table:table-cell table:style-name="ce9" office:value-type="float" office:value="2967.47" calcext:value-type="float">
            <text:p>2967,5</text:p>
          </table:table-cell>
          <table:table-cell table:style-name="ce97" office:value-type="float" office:value="34673.5" calcext:value-type="float">
            <text:p>34673,5</text:p>
          </table:table-cell>
          <table:table-cell table:style-name="ce9" office:value-type="float" office:value="478.29" calcext:value-type="float">
            <text:p>478,3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34666.5" calcext:value-type="float">
            <text:p>34666,5</text:p>
          </table:table-cell>
          <table:table-cell table:style-name="ce16" office:value-type="float" office:value="3.572" calcext:value-type="float">
            <text:p>3,6</text:p>
          </table:table-cell>
          <table:table-cell table:style-name="ce102" office:value-type="float" office:value="34667.5" calcext:value-type="float">
            <text:p>34667,5</text:p>
          </table:table-cell>
          <table:table-cell table:style-name="ce22" table:formula="of:=([.M26]-[.B26])/[.B26]" office:value-type="percentage" office:value="0.0000288462925302525" calcext:value-type="percentage">
            <text:p>0,003%</text:p>
          </table:table-cell>
          <table:table-cell table:style-name="ce26"/>
          <table:table-cell table:style-name="ce29"/>
          <table:table-cell table:style-name="ce38" office:value-type="float" office:value="0.648838" calcext:value-type="float">
            <text:p>0,648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5.txt (35)</text:p>
          </table:table-cell>
          <table:table-cell table:style-name="ce92" table:formula="of:=MIN([.C27];[.E27];[.G27];[.I27];[.K27])" office:value-type="float" office:value="30771" calcext:value-type="float">
            <text:p>30771</text:p>
          </table:table-cell>
          <table:table-cell table:style-name="ce94" office:value-type="float" office:value="30803" calcext:value-type="float">
            <text:p>30803,0</text:p>
          </table:table-cell>
          <table:table-cell table:style-name="ce10" office:value-type="float" office:value="2801.7" calcext:value-type="float">
            <text:p>2801,7</text:p>
          </table:table-cell>
          <table:table-cell table:style-name="ce98" office:value-type="float" office:value="30781" calcext:value-type="float">
            <text:p>30781,0</text:p>
          </table:table-cell>
          <table:table-cell table:style-name="ce10" office:value-type="float" office:value="390.76" calcext:value-type="float">
            <text:p>390,8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30771" calcext:value-type="float">
            <text:p>30771,0</text:p>
          </table:table-cell>
          <table:table-cell table:style-name="ce17" office:value-type="float" office:value="3.298" calcext:value-type="float">
            <text:p>3,3</text:p>
          </table:table-cell>
          <table:table-cell table:style-name="ce103" office:value-type="float" office:value="30771" calcext:value-type="float">
            <text:p>30771,0</text:p>
          </table:table-cell>
          <table:table-cell table:style-name="ce23" table:formula="of:=([.M27]-[.B27])/[.B2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634969" calcext:value-type="float">
            <text:p>0,635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6.txt (35)</text:p>
          </table:table-cell>
          <table:table-cell table:style-name="ce92" table:formula="of:=MIN([.C28];[.E28];[.G28];[.I28];[.K28])" office:value-type="float" office:value="34424.5" calcext:value-type="float">
            <text:p>34424,5</text:p>
          </table:table-cell>
          <table:table-cell table:style-name="ce93" office:value-type="float" office:value="34425.5" calcext:value-type="float">
            <text:p>34425,5</text:p>
          </table:table-cell>
          <table:table-cell table:style-name="ce9" office:value-type="float" office:value="3010.98" calcext:value-type="float">
            <text:p>3011,0</text:p>
          </table:table-cell>
          <table:table-cell table:style-name="ce97" office:value-type="float" office:value="34424.5" calcext:value-type="float">
            <text:p>34424,5</text:p>
          </table:table-cell>
          <table:table-cell table:style-name="ce9" office:value-type="float" office:value="446.38" calcext:value-type="float">
            <text:p>446,4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34424.5" calcext:value-type="float">
            <text:p>34424,5</text:p>
          </table:table-cell>
          <table:table-cell table:style-name="ce16" office:value-type="float" office:value="3.377" calcext:value-type="float">
            <text:p>3,4</text:p>
          </table:table-cell>
          <table:table-cell table:style-name="ce102" office:value-type="float" office:value="34424.5" calcext:value-type="float">
            <text:p>34424,5</text:p>
          </table:table-cell>
          <table:table-cell table:style-name="ce22" table:formula="of:=([.M28]-[.B28])/[.B2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735301" calcext:value-type="float">
            <text:p>0,735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1.txt</text:p>
          </table:table-cell>
          <table:table-cell table:style-name="ce92" table:formula="of:=MIN([.C29];[.E29];[.G29];[.I29];[.K29])" office:value-type="float" office:value="4966" calcext:value-type="float">
            <text:p>4966</text:p>
          </table:table-cell>
          <table:table-cell table:style-name="ce94" office:value-type="float" office:value="4966" calcext:value-type="float">
            <text:p>4966,0</text:p>
          </table:table-cell>
          <table:table-cell table:style-name="ce10" office:value-type="float" office:value="3475.61" calcext:value-type="float">
            <text:p>3475,6</text:p>
          </table:table-cell>
          <table:table-cell table:style-name="ce98" office:value-type="float" office:value="4966" calcext:value-type="float">
            <text:p>4966,0</text:p>
          </table:table-cell>
          <table:table-cell table:style-name="ce10" office:value-type="float" office:value="423.74" calcext:value-type="float">
            <text:p>423,7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4966" calcext:value-type="float">
            <text:p>4966,0</text:p>
          </table:table-cell>
          <table:table-cell table:style-name="ce17" office:value-type="float" office:value="2.805" calcext:value-type="float">
            <text:p>2,8</text:p>
          </table:table-cell>
          <table:table-cell table:style-name="ce103" office:value-type="float" office:value="4966" calcext:value-type="float">
            <text:p>4966,0</text:p>
          </table:table-cell>
          <table:table-cell table:style-name="ce23" table:formula="of:=([.M29]-[.B29])/[.B2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47661" calcext:value-type="float">
            <text:p>0,476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2.txt</text:p>
          </table:table-cell>
          <table:table-cell table:style-name="ce92" table:formula="of:=MIN([.C30];[.E30];[.G30];[.I30];[.K30])" office:value-type="float" office:value="87390" calcext:value-type="float">
            <text:p>87390</text:p>
          </table:table-cell>
          <table:table-cell table:style-name="ce93" office:value-type="float" office:value="88262" calcext:value-type="float">
            <text:p>88262,0</text:p>
          </table:table-cell>
          <table:table-cell table:style-name="ce9" office:value-type="float" office:value="3237.71" calcext:value-type="float">
            <text:p>3237,7</text:p>
          </table:table-cell>
          <table:table-cell table:style-name="ce97" office:value-type="float" office:value="87489" calcext:value-type="float">
            <text:p>87489,0</text:p>
          </table:table-cell>
          <table:table-cell table:style-name="ce9" office:value-type="float" office:value="721.35" calcext:value-type="float">
            <text:p>721,4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87390" calcext:value-type="float">
            <text:p>87390,0</text:p>
          </table:table-cell>
          <table:table-cell table:style-name="ce16" office:value-type="float" office:value="4.329" calcext:value-type="float">
            <text:p>4,3</text:p>
          </table:table-cell>
          <table:table-cell table:style-name="ce102" office:value-type="float" office:value="87738" calcext:value-type="float">
            <text:p>87738,0</text:p>
          </table:table-cell>
          <table:table-cell table:style-name="ce22" table:formula="of:=([.M30]-[.B30])/[.B30]" office:value-type="percentage" office:value="0.00398214898729832" calcext:value-type="percentage">
            <text:p>0,398%</text:p>
          </table:table-cell>
          <table:table-cell table:style-name="ce26"/>
          <table:table-cell table:style-name="ce29"/>
          <table:table-cell table:style-name="ce38" office:value-type="float" office:value="0.790786" calcext:value-type="float">
            <text:p>0,790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3.txt</text:p>
          </table:table-cell>
          <table:table-cell table:style-name="ce92" table:formula="of:=MIN([.C31];[.E31];[.G31];[.I31];[.K31])" office:value-type="float" office:value="50084.5" calcext:value-type="float">
            <text:p>50084,5</text:p>
          </table:table-cell>
          <table:table-cell table:style-name="ce94" office:value-type="float" office:value="50696.5" calcext:value-type="float">
            <text:p>50696,5</text:p>
          </table:table-cell>
          <table:table-cell table:style-name="ce10" office:value-type="float" office:value="3279.4" calcext:value-type="float">
            <text:p>3279,4</text:p>
          </table:table-cell>
          <table:table-cell table:style-name="ce98" office:value-type="float" office:value="50127.5" calcext:value-type="float">
            <text:p>50127,5</text:p>
          </table:table-cell>
          <table:table-cell table:style-name="ce10" office:value-type="float" office:value="674.71" calcext:value-type="float">
            <text:p>674,7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50084.5" calcext:value-type="float">
            <text:p>50084,5</text:p>
          </table:table-cell>
          <table:table-cell table:style-name="ce17" office:value-type="float" office:value="3.97" calcext:value-type="float">
            <text:p>4,0</text:p>
          </table:table-cell>
          <table:table-cell table:style-name="ce103" office:value-type="float" office:value="50222.5" calcext:value-type="float">
            <text:p>50222,5</text:p>
          </table:table-cell>
          <table:table-cell table:style-name="ce23" table:formula="of:=([.M31]-[.B31])/[.B31]" office:value-type="percentage" office:value="0.00275534346953648" calcext:value-type="percentage">
            <text:p>0,276%</text:p>
          </table:table-cell>
          <table:table-cell table:style-name="ce28"/>
          <table:table-cell table:style-name="ce30"/>
          <table:table-cell table:style-name="ce39" office:value-type="float" office:value="0.703396" calcext:value-type="float">
            <text:p>0,703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4.txt</text:p>
          </table:table-cell>
          <table:table-cell table:style-name="ce92" table:formula="of:=MIN([.C32];[.E32];[.G32];[.I32];[.K32])" office:value-type="float" office:value="46737.5" calcext:value-type="float">
            <text:p>46737,5</text:p>
          </table:table-cell>
          <table:table-cell table:style-name="ce93" office:value-type="float" office:value="46890.5" calcext:value-type="float">
            <text:p>46890,5</text:p>
          </table:table-cell>
          <table:table-cell table:style-name="ce9" office:value-type="float" office:value="4336.11" calcext:value-type="float">
            <text:p>4336,1</text:p>
          </table:table-cell>
          <table:table-cell table:style-name="ce97" office:value-type="float" office:value="46824.5" calcext:value-type="float">
            <text:p>46824,5</text:p>
          </table:table-cell>
          <table:table-cell table:style-name="ce9" office:value-type="float" office:value="504.18" calcext:value-type="float">
            <text:p>504,2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46737.5" calcext:value-type="float">
            <text:p>46737,5</text:p>
          </table:table-cell>
          <table:table-cell table:style-name="ce16" office:value-type="float" office:value="4.191" calcext:value-type="float">
            <text:p>4,2</text:p>
          </table:table-cell>
          <table:table-cell table:style-name="ce102" office:value-type="float" office:value="46828.5" calcext:value-type="float">
            <text:p>46828,5</text:p>
          </table:table-cell>
          <table:table-cell table:style-name="ce22" table:formula="of:=([.M32]-[.B32])/[.B32]" office:value-type="percentage" office:value="0.00194704466434876" calcext:value-type="percentage">
            <text:p>0,195%</text:p>
          </table:table-cell>
          <table:table-cell table:style-name="ce26"/>
          <table:table-cell table:style-name="ce29"/>
          <table:table-cell table:style-name="ce38" office:value-type="float" office:value="0.761758" calcext:value-type="float">
            <text:p>0,761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5.txt</text:p>
          </table:table-cell>
          <table:table-cell table:style-name="ce92" table:formula="of:=MIN([.C33];[.E33];[.G33];[.I33];[.K33])" office:value-type="float" office:value="44488.5" calcext:value-type="float">
            <text:p>44488,5</text:p>
          </table:table-cell>
          <table:table-cell table:style-name="ce94" office:value-type="float" office:value="44783.5" calcext:value-type="float">
            <text:p>44783,5</text:p>
          </table:table-cell>
          <table:table-cell table:style-name="ce10" office:value-type="float" office:value="3407.52" calcext:value-type="float">
            <text:p>3407,5</text:p>
          </table:table-cell>
          <table:table-cell table:style-name="ce98" office:value-type="float" office:value="44488.5" calcext:value-type="float">
            <text:p>44488,5</text:p>
          </table:table-cell>
          <table:table-cell table:style-name="ce10" office:value-type="float" office:value="593.57" calcext:value-type="float">
            <text:p>593,6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44488.5" calcext:value-type="float">
            <text:p>44488,5</text:p>
          </table:table-cell>
          <table:table-cell table:style-name="ce17" office:value-type="float" office:value="3.955" calcext:value-type="float">
            <text:p>4,0</text:p>
          </table:table-cell>
          <table:table-cell table:style-name="ce103" office:value-type="float" office:value="44503.5" calcext:value-type="float">
            <text:p>44503,5</text:p>
          </table:table-cell>
          <table:table-cell table:style-name="ce23" table:formula="of:=([.M33]-[.B33])/[.B33]" office:value-type="percentage" office:value="0.000337165784416197" calcext:value-type="percentage">
            <text:p>0,034%</text:p>
          </table:table-cell>
          <table:table-cell table:style-name="ce28"/>
          <table:table-cell table:style-name="ce30"/>
          <table:table-cell table:style-name="ce39" office:value-type="float" office:value="0.680187" calcext:value-type="float">
            <text:p>0,680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1.txt</text:p>
          </table:table-cell>
          <table:table-cell table:style-name="ce92" table:formula="of:=MIN([.C34];[.E34];[.G34];[.I34];[.K34])" office:value-type="float" office:value="53722.5" calcext:value-type="float">
            <text:p>53722,5</text:p>
          </table:table-cell>
          <table:table-cell table:style-name="ce93" office:value-type="float" office:value="53763.5" calcext:value-type="float">
            <text:p>53763,5</text:p>
          </table:table-cell>
          <table:table-cell table:style-name="ce9" office:value-type="float" office:value="5597.52" calcext:value-type="float">
            <text:p>5597,5</text:p>
          </table:table-cell>
          <table:table-cell table:style-name="ce97" office:value-type="float" office:value="53722.5" calcext:value-type="float">
            <text:p>53722,5</text:p>
          </table:table-cell>
          <table:table-cell table:style-name="ce9" office:value-type="float" office:value="782.26" calcext:value-type="float">
            <text:p>782,3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53722.5" calcext:value-type="float">
            <text:p>53722,5</text:p>
          </table:table-cell>
          <table:table-cell table:style-name="ce16" office:value-type="float" office:value="5.192" calcext:value-type="float">
            <text:p>5,2</text:p>
          </table:table-cell>
          <table:table-cell table:style-name="ce102" office:value-type="float" office:value="53730.5" calcext:value-type="float">
            <text:p>53730,5</text:p>
          </table:table-cell>
          <table:table-cell table:style-name="ce22" table:formula="of:=([.M34]-[.B34])/[.B34]" office:value-type="percentage" office:value="0.000148913397552236" calcext:value-type="percentage">
            <text:p>0,015%</text:p>
          </table:table-cell>
          <table:table-cell table:style-name="ce26"/>
          <table:table-cell table:style-name="ce29"/>
          <table:table-cell table:style-name="ce38" office:value-type="float" office:value="1.454462" calcext:value-type="float">
            <text:p>1,454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2.txt</text:p>
          </table:table-cell>
          <table:table-cell table:style-name="ce92" table:formula="of:=MIN([.C35];[.E35];[.G35];[.I35];[.K35])" office:value-type="float" office:value="48908" calcext:value-type="float">
            <text:p>48908</text:p>
          </table:table-cell>
          <table:table-cell table:style-name="ce94" office:value-type="float" office:value="48916" calcext:value-type="float">
            <text:p>48916,0</text:p>
          </table:table-cell>
          <table:table-cell table:style-name="ce10" office:value-type="float" office:value="5448.85" calcext:value-type="float">
            <text:p>5448,9</text:p>
          </table:table-cell>
          <table:table-cell table:style-name="ce98" office:value-type="float" office:value="48908" calcext:value-type="float">
            <text:p>48908,0</text:p>
          </table:table-cell>
          <table:table-cell table:style-name="ce10" office:value-type="float" office:value="773.86" calcext:value-type="float">
            <text:p>773,9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48908" calcext:value-type="float">
            <text:p>48908,0</text:p>
          </table:table-cell>
          <table:table-cell table:style-name="ce17" office:value-type="float" office:value="5.556" calcext:value-type="float">
            <text:p>5,6</text:p>
          </table:table-cell>
          <table:table-cell table:style-name="ce103" office:value-type="float" office:value="48908" calcext:value-type="float">
            <text:p>48908,0</text:p>
          </table:table-cell>
          <table:table-cell table:style-name="ce23" table:formula="of:=([.M35]-[.B35])/[.B3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.503422" calcext:value-type="float">
            <text:p>1,503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3.txt</text:p>
          </table:table-cell>
          <table:table-cell table:style-name="ce92" table:formula="of:=MIN([.C36];[.E36];[.G36];[.I36];[.K36])" office:value-type="float" office:value="39250.5" calcext:value-type="float">
            <text:p>39250,5</text:p>
          </table:table-cell>
          <table:table-cell table:style-name="ce93" office:value-type="float" office:value="39259.5" calcext:value-type="float">
            <text:p>39259,5</text:p>
          </table:table-cell>
          <table:table-cell table:style-name="ce9" office:value-type="float" office:value="5330.11" calcext:value-type="float">
            <text:p>5330,1</text:p>
          </table:table-cell>
          <table:table-cell table:style-name="ce97" office:value-type="float" office:value="39255.5" calcext:value-type="float">
            <text:p>39255,5</text:p>
          </table:table-cell>
          <table:table-cell table:style-name="ce9" office:value-type="float" office:value="761.12" calcext:value-type="float">
            <text:p>761,1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39250.5" calcext:value-type="float">
            <text:p>39250,5</text:p>
          </table:table-cell>
          <table:table-cell table:style-name="ce16" office:value-type="float" office:value="5.445" calcext:value-type="float">
            <text:p>5,4</text:p>
          </table:table-cell>
          <table:table-cell table:style-name="ce102" office:value-type="float" office:value="39250.5" calcext:value-type="float">
            <text:p>39250,5</text:p>
          </table:table-cell>
          <table:table-cell table:style-name="ce22" table:formula="of:=([.M36]-[.B36])/[.B36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1.426883" calcext:value-type="float">
            <text:p>1,426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4.txt</text:p>
          </table:table-cell>
          <table:table-cell table:style-name="ce92" table:formula="of:=MIN([.C37];[.E37];[.G37];[.I37];[.K37])" office:value-type="float" office:value="38354" calcext:value-type="float">
            <text:p>38354</text:p>
          </table:table-cell>
          <table:table-cell table:style-name="ce94" office:value-type="float" office:value="38355" calcext:value-type="float">
            <text:p>38355,0</text:p>
          </table:table-cell>
          <table:table-cell table:style-name="ce10" office:value-type="float" office:value="5459.45" calcext:value-type="float">
            <text:p>5459,5</text:p>
          </table:table-cell>
          <table:table-cell table:style-name="ce98" office:value-type="float" office:value="38354" calcext:value-type="float">
            <text:p>38354,0</text:p>
          </table:table-cell>
          <table:table-cell table:style-name="ce10" office:value-type="float" office:value="741.42" calcext:value-type="float">
            <text:p>741,4</text:p>
          </table:table-cell>
          <table:table-cell table:style-name="ce9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98" office:value-type="float" office:value="38354" calcext:value-type="float">
            <text:p>38354,0</text:p>
          </table:table-cell>
          <table:table-cell table:style-name="ce17" office:value-type="float" office:value="5.37" calcext:value-type="float">
            <text:p>5,4</text:p>
          </table:table-cell>
          <table:table-cell table:style-name="ce103" office:value-type="float" office:value="38355" calcext:value-type="float">
            <text:p>38355,0</text:p>
          </table:table-cell>
          <table:table-cell table:style-name="ce23" table:formula="of:=([.M37]-[.B37])/[.B37]" office:value-type="percentage" office:value="0.0000260728998279189" calcext:value-type="percentage">
            <text:p>0,003%</text:p>
          </table:table-cell>
          <table:table-cell table:style-name="ce28"/>
          <table:table-cell table:style-name="ce30"/>
          <table:table-cell table:style-name="ce39" office:value-type="float" office:value="1.621273" calcext:value-type="float">
            <text:p>1,621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5.txt</text:p>
          </table:table-cell>
          <table:table-cell table:style-name="ce92" table:formula="of:=MIN([.C38];[.E38];[.G38];[.I38];[.K38])" office:value-type="float" office:value="51496" calcext:value-type="float">
            <text:p>51496</text:p>
          </table:table-cell>
          <table:table-cell table:style-name="ce93" office:value-type="float" office:value="51523" calcext:value-type="float">
            <text:p>51523,0</text:p>
          </table:table-cell>
          <table:table-cell table:style-name="ce9" office:value-type="float" office:value="5585.37" calcext:value-type="float">
            <text:p>5585,4</text:p>
          </table:table-cell>
          <table:table-cell table:style-name="ce97" office:value-type="float" office:value="51507" calcext:value-type="float">
            <text:p>51507,0</text:p>
          </table:table-cell>
          <table:table-cell table:style-name="ce9" office:value-type="float" office:value="836.96" calcext:value-type="float">
            <text:p>837,0</text:p>
          </table:table-cell>
          <table:table-cell table:style-name="ce93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97" office:value-type="float" office:value="51496" calcext:value-type="float">
            <text:p>51496,0</text:p>
          </table:table-cell>
          <table:table-cell table:style-name="ce16" office:value-type="float" office:value="5.42" calcext:value-type="float">
            <text:p>5,4</text:p>
          </table:table-cell>
          <table:table-cell table:style-name="ce102" office:value-type="float" office:value="51500" calcext:value-type="float">
            <text:p>51500,0</text:p>
          </table:table-cell>
          <table:table-cell table:style-name="ce22" table:formula="of:=([.M38]-[.B38])/[.B38]" office:value-type="percentage" office:value="0.0000776759359950287" calcext:value-type="percentage">
            <text:p>0,008%</text:p>
          </table:table-cell>
          <table:table-cell table:style-name="ce26"/>
          <table:table-cell table:style-name="ce29"/>
          <table:table-cell table:style-name="ce38" office:value-type="float" office:value="1.374403" calcext:value-type="float">
            <text:p>1,374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1_n</text:p>
          </table:table-cell>
          <table:table-cell table:style-name="ce92" table:formula="of:=MIN([.C39];[.E39];[.G39];[.I39];[.K39])" office:value-type="float" office:value="12731" calcext:value-type="float">
            <text:p>12731</text:p>
          </table:table-cell>
          <table:table-cell table:style-name="ce94" office:value-type="float" office:value="12731" calcext:value-type="float">
            <text:p>12731,0</text:p>
          </table:table-cell>
          <table:table-cell table:style-name="ce10" office:value-type="float" office:value="7174.64" calcext:value-type="float">
            <text:p>7174,6</text:p>
          </table:table-cell>
          <table:table-cell table:style-name="ce98" office:value-type="float" office:value="12731" calcext:value-type="float">
            <text:p>12731,0</text:p>
          </table:table-cell>
          <table:table-cell table:style-name="ce10" office:value-type="float" office:value="1249.08" calcext:value-type="float">
            <text:p>1249,1</text:p>
          </table:table-cell>
          <table:table-cell table:style-name="ce94" office:value-type="float" office:value="12731" calcext:value-type="float">
            <text:p>12731,0</text:p>
          </table:table-cell>
          <table:table-cell table:style-name="ce10" office:value-type="float" office:value="25.87" calcext:value-type="float">
            <text:p>25,9</text:p>
          </table:table-cell>
          <table:table-cell table:style-name="ce98" office:value-type="float" office:value="12731" calcext:value-type="float">
            <text:p>12731,0</text:p>
          </table:table-cell>
          <table:table-cell table:style-name="ce10" office:value-type="float" office:value="111.49" calcext:value-type="float">
            <text:p>111,5</text:p>
          </table:table-cell>
          <table:table-cell table:style-name="ce98" office:value-type="float" office:value="12731" calcext:value-type="float">
            <text:p>12731,0</text:p>
          </table:table-cell>
          <table:table-cell table:style-name="ce17" office:value-type="float" office:value="3.9" calcext:value-type="float">
            <text:p>3,9</text:p>
          </table:table-cell>
          <table:table-cell table:style-name="ce103" office:value-type="float" office:value="12731" calcext:value-type="float">
            <text:p>12731,0</text:p>
          </table:table-cell>
          <table:table-cell table:style-name="ce23" table:formula="of:=([.M39]-[.B39])/[.B3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.105688" calcext:value-type="float">
            <text:p>1,105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2_n</text:p>
          </table:table-cell>
          <table:table-cell table:style-name="ce92" table:formula="of:=MIN([.C40];[.E40];[.G40];[.I40];[.K40])" office:value-type="float" office:value="108006.5" calcext:value-type="float">
            <text:p>108006,5</text:p>
          </table:table-cell>
          <table:table-cell table:style-name="ce93" office:value-type="float" office:value="108046.5" calcext:value-type="float">
            <text:p>108046,5</text:p>
          </table:table-cell>
          <table:table-cell table:style-name="ce9" office:value-type="float" office:value="6815.77" calcext:value-type="float">
            <text:p>6815,8</text:p>
          </table:table-cell>
          <table:table-cell table:style-name="ce97" office:value-type="float" office:value="108020.5" calcext:value-type="float">
            <text:p>108020,5</text:p>
          </table:table-cell>
          <table:table-cell table:style-name="ce9" office:value-type="float" office:value="1533.29" calcext:value-type="float">
            <text:p>1533,3</text:p>
          </table:table-cell>
          <table:table-cell table:style-name="ce93" office:value-type="float" office:value="108016.5" calcext:value-type="float">
            <text:p>108016,5</text:p>
          </table:table-cell>
          <table:table-cell table:style-name="ce9" office:value-type="float" office:value="26.4" calcext:value-type="float">
            <text:p>26,4</text:p>
          </table:table-cell>
          <table:table-cell table:style-name="ce97" office:value-type="float" office:value="108020.5" calcext:value-type="float">
            <text:p>108020,5</text:p>
          </table:table-cell>
          <table:table-cell table:style-name="ce9" office:value-type="float" office:value="111.26" calcext:value-type="float">
            <text:p>111,3</text:p>
          </table:table-cell>
          <table:table-cell table:style-name="ce97" office:value-type="float" office:value="108006.5" calcext:value-type="float">
            <text:p>108006,5</text:p>
          </table:table-cell>
          <table:table-cell table:style-name="ce16" office:value-type="float" office:value="7.24" calcext:value-type="float">
            <text:p>7,2</text:p>
          </table:table-cell>
          <table:table-cell table:style-name="ce102" office:value-type="float" office:value="108024.5" calcext:value-type="float">
            <text:p>108024,5</text:p>
          </table:table-cell>
          <table:table-cell table:style-name="ce22" table:formula="of:=([.M40]-[.B40])/[.B40]" office:value-type="percentage" office:value="0.000166656636406142" calcext:value-type="percentage">
            <text:p>0,017%</text:p>
          </table:table-cell>
          <table:table-cell table:style-name="ce26"/>
          <table:table-cell table:style-name="ce29"/>
          <table:table-cell table:style-name="ce38" office:value-type="float" office:value="2.04177" calcext:value-type="float">
            <text:p>2,041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3_n</text:p>
          </table:table-cell>
          <table:table-cell table:style-name="ce92" table:formula="of:=MIN([.C41];[.E41];[.G41];[.I41];[.K41])" office:value-type="float" office:value="86644.5" calcext:value-type="float">
            <text:p>86644,5</text:p>
          </table:table-cell>
          <table:table-cell table:style-name="ce94" office:value-type="float" office:value="86667.5" calcext:value-type="float">
            <text:p>86667,5</text:p>
          </table:table-cell>
          <table:table-cell table:style-name="ce10" office:value-type="float" office:value="6854.25" calcext:value-type="float">
            <text:p>6854,3</text:p>
          </table:table-cell>
          <table:table-cell table:style-name="ce98" office:value-type="float" office:value="86667.5" calcext:value-type="float">
            <text:p>86667,5</text:p>
          </table:table-cell>
          <table:table-cell table:style-name="ce10" office:value-type="float" office:value="956.28" calcext:value-type="float">
            <text:p>956,3</text:p>
          </table:table-cell>
          <table:table-cell table:style-name="ce94" office:value-type="float" office:value="86646.5" calcext:value-type="float">
            <text:p>86646,5</text:p>
          </table:table-cell>
          <table:table-cell table:style-name="ce10" office:value-type="float" office:value="22.9" calcext:value-type="float">
            <text:p>22,9</text:p>
          </table:table-cell>
          <table:table-cell table:style-name="ce98" office:value-type="float" office:value="86657.5" calcext:value-type="float">
            <text:p>86657,5</text:p>
          </table:table-cell>
          <table:table-cell table:style-name="ce10" office:value-type="float" office:value="122.54" calcext:value-type="float">
            <text:p>122,5</text:p>
          </table:table-cell>
          <table:table-cell table:style-name="ce98" office:value-type="float" office:value="86644.5" calcext:value-type="float">
            <text:p>86644,5</text:p>
          </table:table-cell>
          <table:table-cell table:style-name="ce17" office:value-type="float" office:value="6.71" calcext:value-type="float">
            <text:p>6,7</text:p>
          </table:table-cell>
          <table:table-cell table:style-name="ce103" office:value-type="float" office:value="86648.5" calcext:value-type="float">
            <text:p>86648,5</text:p>
          </table:table-cell>
          <table:table-cell table:style-name="ce23" table:formula="of:=([.M41]-[.B41])/[.B41]" office:value-type="percentage" office:value="0.0000461656539076341" calcext:value-type="percentage">
            <text:p>0,005%</text:p>
          </table:table-cell>
          <table:table-cell table:style-name="ce28"/>
          <table:table-cell table:style-name="ce30"/>
          <table:table-cell table:style-name="ce39" office:value-type="float" office:value="1.775744" calcext:value-type="float">
            <text:p>1,775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4_n</text:p>
          </table:table-cell>
          <table:table-cell table:style-name="ce92" table:formula="of:=MIN([.C42];[.E42];[.G42];[.I42];[.K42])" office:value-type="float" office:value="68701" calcext:value-type="float">
            <text:p>68701</text:p>
          </table:table-cell>
          <table:table-cell table:style-name="ce93" office:value-type="float" office:value="68769" calcext:value-type="float">
            <text:p>68769,0</text:p>
          </table:table-cell>
          <table:table-cell table:style-name="ce9" office:value-type="float" office:value="6509.35" calcext:value-type="float">
            <text:p>6509,4</text:p>
          </table:table-cell>
          <table:table-cell table:style-name="ce97" office:value-type="float" office:value="68733" calcext:value-type="float">
            <text:p>68733,0</text:p>
          </table:table-cell>
          <table:table-cell table:style-name="ce9" office:value-type="float" office:value="1141.34" calcext:value-type="float">
            <text:p>1141,3</text:p>
          </table:table-cell>
          <table:table-cell table:style-name="ce93" office:value-type="float" office:value="68708" calcext:value-type="float">
            <text:p>68708,0</text:p>
          </table:table-cell>
          <table:table-cell table:style-name="ce9" office:value-type="float" office:value="23" calcext:value-type="float">
            <text:p>23,0</text:p>
          </table:table-cell>
          <table:table-cell table:style-name="ce97" office:value-type="float" office:value="68711" calcext:value-type="float">
            <text:p>68711,0</text:p>
          </table:table-cell>
          <table:table-cell table:style-name="ce9" office:value-type="float" office:value="134.9" calcext:value-type="float">
            <text:p>134,9</text:p>
          </table:table-cell>
          <table:table-cell table:style-name="ce97" office:value-type="float" office:value="68701" calcext:value-type="float">
            <text:p>68701,0</text:p>
          </table:table-cell>
          <table:table-cell table:style-name="ce16" office:value-type="float" office:value="6.54" calcext:value-type="float">
            <text:p>6,5</text:p>
          </table:table-cell>
          <table:table-cell table:style-name="ce102" office:value-type="float" office:value="68726" calcext:value-type="float">
            <text:p>68726,0</text:p>
          </table:table-cell>
          <table:table-cell table:style-name="ce22" table:formula="of:=([.M42]-[.B42])/[.B42]" office:value-type="percentage" office:value="0.000363895722041892" calcext:value-type="percentage">
            <text:p>0,036%</text:p>
          </table:table-cell>
          <table:table-cell table:style-name="ce26"/>
          <table:table-cell table:style-name="ce29"/>
          <table:table-cell table:style-name="ce38" office:value-type="float" office:value="1.62497" calcext:value-type="float">
            <text:p>1,625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5_n</text:p>
          </table:table-cell>
          <table:table-cell table:style-name="ce92" table:formula="of:=MIN([.C43];[.E43];[.G43];[.I43];[.K43])" office:value-type="float" office:value="124017.5" calcext:value-type="float">
            <text:p>124017,5</text:p>
          </table:table-cell>
          <table:table-cell table:style-name="ce94" office:value-type="float" office:value="124099.5" calcext:value-type="float">
            <text:p>124099,5</text:p>
          </table:table-cell>
          <table:table-cell table:style-name="ce10" office:value-type="float" office:value="7052.59" calcext:value-type="float">
            <text:p>7052,6</text:p>
          </table:table-cell>
          <table:table-cell table:style-name="ce98" office:value-type="float" office:value="124058.5" calcext:value-type="float">
            <text:p>124058,5</text:p>
          </table:table-cell>
          <table:table-cell table:style-name="ce10" office:value-type="float" office:value="1236.49" calcext:value-type="float">
            <text:p>1236,5</text:p>
          </table:table-cell>
          <table:table-cell table:style-name="ce94" office:value-type="float" office:value="124017.5" calcext:value-type="float">
            <text:p>124017,5</text:p>
          </table:table-cell>
          <table:table-cell table:style-name="ce10" office:value-type="float" office:value="23.28" calcext:value-type="float">
            <text:p>23,3</text:p>
          </table:table-cell>
          <table:table-cell table:style-name="ce98" office:value-type="float" office:value="124018.5" calcext:value-type="float">
            <text:p>124018,5</text:p>
          </table:table-cell>
          <table:table-cell table:style-name="ce10" office:value-type="float" office:value="123.43" calcext:value-type="float">
            <text:p>123,4</text:p>
          </table:table-cell>
          <table:table-cell table:style-name="ce98" office:value-type="float" office:value="124017.5" calcext:value-type="float">
            <text:p>124017,5</text:p>
          </table:table-cell>
          <table:table-cell table:style-name="ce17" office:value-type="float" office:value="7.05" calcext:value-type="float">
            <text:p>7,1</text:p>
          </table:table-cell>
          <table:table-cell table:style-name="ce103" office:value-type="float" office:value="124018.5" calcext:value-type="float">
            <text:p>124018,5</text:p>
          </table:table-cell>
          <table:table-cell table:style-name="ce23" table:formula="of:=([.M43]-[.B43])/[.B43]" office:value-type="percentage" office:value="0.0000080633781522769" calcext:value-type="percentage">
            <text:p>0,001%</text:p>
          </table:table-cell>
          <table:table-cell table:style-name="ce28"/>
          <table:table-cell table:style-name="ce30"/>
          <table:table-cell table:style-name="ce39" office:value-type="float" office:value="1.8674" calcext:value-type="float">
            <text:p>1,867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1_n</text:p>
          </table:table-cell>
          <table:table-cell table:style-name="ce92" table:formula="of:=MIN([.C44];[.E44];[.G44];[.I44];[.K44])" office:value-type="float" office:value="20470" calcext:value-type="float">
            <text:p>20470</text:p>
          </table:table-cell>
          <table:table-cell table:style-name="ce93" office:value-type="float" office:value="20472" calcext:value-type="float">
            <text:p>20472,0</text:p>
          </table:table-cell>
          <table:table-cell table:style-name="ce9" office:value-type="float" office:value="14934.38" calcext:value-type="float">
            <text:p>14934,4</text:p>
          </table:table-cell>
          <table:table-cell table:style-name="ce97" office:value-type="float" office:value="20479" calcext:value-type="float">
            <text:p>20479,0</text:p>
          </table:table-cell>
          <table:table-cell table:style-name="ce9" office:value-type="float" office:value="2683.93" calcext:value-type="float">
            <text:p>2683,9</text:p>
          </table:table-cell>
          <table:table-cell table:style-name="ce93" office:value-type="float" office:value="20470" calcext:value-type="float">
            <text:p>20470,0</text:p>
          </table:table-cell>
          <table:table-cell table:style-name="ce9" office:value-type="float" office:value="48.17" calcext:value-type="float">
            <text:p>48,2</text:p>
          </table:table-cell>
          <table:table-cell table:style-name="ce97" office:value-type="float" office:value="20470" calcext:value-type="float">
            <text:p>20470,0</text:p>
          </table:table-cell>
          <table:table-cell table:style-name="ce9" office:value-type="float" office:value="151.2" calcext:value-type="float">
            <text:p>151,2</text:p>
          </table:table-cell>
          <table:table-cell table:style-name="ce97" office:value-type="float" office:value="20470" calcext:value-type="float">
            <text:p>20470,0</text:p>
          </table:table-cell>
          <table:table-cell table:style-name="ce16" office:value-type="float" office:value="5.1" calcext:value-type="float">
            <text:p>5,1</text:p>
          </table:table-cell>
          <table:table-cell table:style-name="ce102" office:value-type="float" office:value="20470" calcext:value-type="float">
            <text:p>20470,0</text:p>
          </table:table-cell>
          <table:table-cell table:style-name="ce22" table:formula="of:=([.M44]-[.B44])/[.B4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2.302354" calcext:value-type="float">
            <text:p>2,302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2_n</text:p>
          </table:table-cell>
          <table:table-cell table:style-name="ce92" table:formula="of:=MIN([.C45];[.E45];[.G45];[.I45];[.K45])" office:value-type="float" office:value="208058" calcext:value-type="float">
            <text:p>208058</text:p>
          </table:table-cell>
          <table:table-cell table:style-name="ce94" office:value-type="float" office:value="208270" calcext:value-type="float">
            <text:p>208270,0</text:p>
          </table:table-cell>
          <table:table-cell table:style-name="ce10" office:value-type="float" office:value="14338.86" calcext:value-type="float">
            <text:p>14338,9</text:p>
          </table:table-cell>
          <table:table-cell table:style-name="ce98" office:value-type="float" office:value="208081" calcext:value-type="float">
            <text:p>208081,0</text:p>
          </table:table-cell>
          <table:table-cell table:style-name="ce10" office:value-type="float" office:value="2733.89" calcext:value-type="float">
            <text:p>2733,9</text:p>
          </table:table-cell>
          <table:table-cell table:style-name="ce94" office:value-type="float" office:value="208079" calcext:value-type="float">
            <text:p>208079,0</text:p>
          </table:table-cell>
          <table:table-cell table:style-name="ce10" office:value-type="float" office:value="48.53" calcext:value-type="float">
            <text:p>48,5</text:p>
          </table:table-cell>
          <table:table-cell table:style-name="ce98" office:value-type="float" office:value="208157" calcext:value-type="float">
            <text:p>208157,0</text:p>
          </table:table-cell>
          <table:table-cell table:style-name="ce10" office:value-type="float" office:value="151.2" calcext:value-type="float">
            <text:p>151,2</text:p>
          </table:table-cell>
          <table:table-cell table:style-name="ce98" office:value-type="float" office:value="208058" calcext:value-type="float">
            <text:p>208058,0</text:p>
          </table:table-cell>
          <table:table-cell table:style-name="ce17" office:value-type="float" office:value="11.9" calcext:value-type="float">
            <text:p>11,9</text:p>
          </table:table-cell>
          <table:table-cell table:style-name="ce103" office:value-type="float" office:value="208104" calcext:value-type="float">
            <text:p>208104,0</text:p>
          </table:table-cell>
          <table:table-cell table:style-name="ce23" table:formula="of:=([.M45]-[.B45])/[.B45]" office:value-type="percentage" office:value="0.000221092195445501" calcext:value-type="percentage">
            <text:p>0,022%</text:p>
          </table:table-cell>
          <table:table-cell table:style-name="ce28"/>
          <table:table-cell table:style-name="ce30"/>
          <table:table-cell table:style-name="ce39" office:value-type="float" office:value="3.873714" calcext:value-type="float">
            <text:p>3,873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3_n</text:p>
          </table:table-cell>
          <table:table-cell table:style-name="ce92" table:formula="of:=MIN([.C46];[.E46];[.G46];[.I46];[.K46])" office:value-type="float" office:value="162182" calcext:value-type="float">
            <text:p>162182</text:p>
          </table:table-cell>
          <table:table-cell table:style-name="ce93" office:value-type="float" office:value="162267" calcext:value-type="float">
            <text:p>162267,0</text:p>
          </table:table-cell>
          <table:table-cell table:style-name="ce9" office:value-type="float" office:value="14351.91" calcext:value-type="float">
            <text:p>14351,9</text:p>
          </table:table-cell>
          <table:table-cell table:style-name="ce97" office:value-type="float" office:value="162196" calcext:value-type="float">
            <text:p>162196,0</text:p>
          </table:table-cell>
          <table:table-cell table:style-name="ce9" office:value-type="float" office:value="2877.29" calcext:value-type="float">
            <text:p>2877,3</text:p>
          </table:table-cell>
          <table:table-cell table:style-name="ce93" office:value-type="float" office:value="162196" calcext:value-type="float">
            <text:p>162196,0</text:p>
          </table:table-cell>
          <table:table-cell table:style-name="ce9" office:value-type="float" office:value="48.96" calcext:value-type="float">
            <text:p>49,0</text:p>
          </table:table-cell>
          <table:table-cell table:style-name="ce97" office:value-type="float" office:value="162249" calcext:value-type="float">
            <text:p>162249,0</text:p>
          </table:table-cell>
          <table:table-cell table:style-name="ce9" office:value-type="float" office:value="139.72" calcext:value-type="float">
            <text:p>139,7</text:p>
          </table:table-cell>
          <table:table-cell table:style-name="ce97" office:value-type="float" office:value="162182" calcext:value-type="float">
            <text:p>162182,0</text:p>
          </table:table-cell>
          <table:table-cell table:style-name="ce16" office:value-type="float" office:value="11.6" calcext:value-type="float">
            <text:p>11,6</text:p>
          </table:table-cell>
          <table:table-cell table:style-name="ce102" office:value-type="float" office:value="162207" calcext:value-type="float">
            <text:p>162207,0</text:p>
          </table:table-cell>
          <table:table-cell table:style-name="ce22" table:formula="of:=([.M46]-[.B46])/[.B46]" office:value-type="percentage" office:value="0.000154147809251335" calcext:value-type="percentage">
            <text:p>0,015%</text:p>
          </table:table-cell>
          <table:table-cell table:style-name="ce26"/>
          <table:table-cell table:style-name="ce29"/>
          <table:table-cell table:style-name="ce38" office:value-type="float" office:value="3.664111" calcext:value-type="float">
            <text:p>3,664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4_n</text:p>
          </table:table-cell>
          <table:table-cell table:style-name="ce92" table:formula="of:=MIN([.C47];[.E47];[.G47];[.I47];[.K47])" office:value-type="float" office:value="118246.5" calcext:value-type="float">
            <text:p>118246,5</text:p>
          </table:table-cell>
          <table:table-cell table:style-name="ce94" office:value-type="float" office:value="118311.5" calcext:value-type="float">
            <text:p>118311,5</text:p>
          </table:table-cell>
          <table:table-cell table:style-name="ce10" office:value-type="float" office:value="14290.03" calcext:value-type="float">
            <text:p>14290,0</text:p>
          </table:table-cell>
          <table:table-cell table:style-name="ce98" office:value-type="float" office:value="118264.5" calcext:value-type="float">
            <text:p>118264,5</text:p>
          </table:table-cell>
          <table:table-cell table:style-name="ce10" office:value-type="float" office:value="3716.16" calcext:value-type="float">
            <text:p>3716,2</text:p>
          </table:table-cell>
          <table:table-cell table:style-name="ce94" office:value-type="float" office:value="118260.5" calcext:value-type="float">
            <text:p>118260,5</text:p>
          </table:table-cell>
          <table:table-cell table:style-name="ce10" office:value-type="float" office:value="49.29" calcext:value-type="float">
            <text:p>49,3</text:p>
          </table:table-cell>
          <table:table-cell table:style-name="ce98" office:value-type="float" office:value="118302.5" calcext:value-type="float">
            <text:p>118302,5</text:p>
          </table:table-cell>
          <table:table-cell table:style-name="ce10" office:value-type="float" office:value="136.4" calcext:value-type="float">
            <text:p>136,4</text:p>
          </table:table-cell>
          <table:table-cell table:style-name="ce98" office:value-type="float" office:value="118246.5" calcext:value-type="float">
            <text:p>118246,5</text:p>
          </table:table-cell>
          <table:table-cell table:style-name="ce17" office:value-type="float" office:value="11.14" calcext:value-type="float">
            <text:p>11,1</text:p>
          </table:table-cell>
          <table:table-cell table:style-name="ce103" office:value-type="float" office:value="118263.5" calcext:value-type="float">
            <text:p>118263,5</text:p>
          </table:table-cell>
          <table:table-cell table:style-name="ce23" table:formula="of:=([.M47]-[.B47])/[.B47]" office:value-type="percentage" office:value="0.000143767468804574" calcext:value-type="percentage">
            <text:p>0,014%</text:p>
          </table:table-cell>
          <table:table-cell table:style-name="ce28"/>
          <table:table-cell table:style-name="ce30"/>
          <table:table-cell table:style-name="ce39" office:value-type="float" office:value="3.792486" calcext:value-type="float">
            <text:p>3,792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5_n</text:p>
          </table:table-cell>
          <table:table-cell table:style-name="ce92" table:formula="of:=MIN([.C48];[.E48];[.G48];[.I48];[.K48])" office:value-type="float" office:value="332836" calcext:value-type="float">
            <text:p>332836</text:p>
          </table:table-cell>
          <table:table-cell table:style-name="ce93" office:value-type="float" office:value="332990" calcext:value-type="float">
            <text:p>332990,0</text:p>
          </table:table-cell>
          <table:table-cell table:style-name="ce9" office:value-type="float" office:value="14913.18" calcext:value-type="float">
            <text:p>14913,2</text:p>
          </table:table-cell>
          <table:table-cell table:style-name="ce97" office:value-type="float" office:value="332855" calcext:value-type="float">
            <text:p>332855,0</text:p>
          </table:table-cell>
          <table:table-cell table:style-name="ce9" office:value-type="float" office:value="2596.39" calcext:value-type="float">
            <text:p>2596,4</text:p>
          </table:table-cell>
          <table:table-cell table:style-name="ce93" office:value-type="float" office:value="332853" calcext:value-type="float">
            <text:p>332853,0</text:p>
          </table:table-cell>
          <table:table-cell table:style-name="ce9" office:value-type="float" office:value="48.64" calcext:value-type="float">
            <text:p>48,6</text:p>
          </table:table-cell>
          <table:table-cell table:style-name="ce97" office:value-type="float" office:value="332972" calcext:value-type="float">
            <text:p>332972,0</text:p>
          </table:table-cell>
          <table:table-cell table:style-name="ce9" office:value-type="float" office:value="142.48" calcext:value-type="float">
            <text:p>142,5</text:p>
          </table:table-cell>
          <table:table-cell table:style-name="ce97" office:value-type="float" office:value="332836" calcext:value-type="float">
            <text:p>332836,0</text:p>
          </table:table-cell>
          <table:table-cell table:style-name="ce16" office:value-type="float" office:value="12.16" calcext:value-type="float">
            <text:p>12,2</text:p>
          </table:table-cell>
          <table:table-cell table:style-name="ce102" office:value-type="float" office:value="332879" calcext:value-type="float">
            <text:p>332879,0</text:p>
          </table:table-cell>
          <table:table-cell table:style-name="ce22" table:formula="of:=([.M48]-[.B48])/[.B48]" office:value-type="percentage" office:value="0.000129192755591342" calcext:value-type="percentage">
            <text:p>0,013%</text:p>
          </table:table-cell>
          <table:table-cell table:style-name="ce26"/>
          <table:table-cell table:style-name="ce29"/>
          <table:table-cell table:style-name="ce38" office:value-type="float" office:value="3.580881" calcext:value-type="float">
            <text:p>3,580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1_n</text:p>
          </table:table-cell>
          <table:table-cell table:style-name="ce92" table:formula="of:=MIN([.C49];[.E49];[.G49];[.I49];[.K49])" office:value-type="float" office:value="31972" calcext:value-type="float">
            <text:p>31972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31972" calcext:value-type="float">
            <text:p>31972,0</text:p>
          </table:table-cell>
          <table:table-cell table:style-name="ce10" office:value-type="float" office:value="93.36" calcext:value-type="float">
            <text:p>93,4</text:p>
          </table:table-cell>
          <table:table-cell table:style-name="ce98" office:value-type="float" office:value="31972" calcext:value-type="float">
            <text:p>31972,0</text:p>
          </table:table-cell>
          <table:table-cell table:style-name="ce10" office:value-type="float" office:value="235.88" calcext:value-type="float">
            <text:p>235,9</text:p>
          </table:table-cell>
          <table:table-cell table:style-name="ce98" office:value-type="float" office:value="31972" calcext:value-type="float">
            <text:p>31972,0</text:p>
          </table:table-cell>
          <table:table-cell table:style-name="ce17" office:value-type="float" office:value="7.44" calcext:value-type="float">
            <text:p>7,4</text:p>
          </table:table-cell>
          <table:table-cell table:style-name="ce103" office:value-type="float" office:value="31972" calcext:value-type="float">
            <text:p>31972,0</text:p>
          </table:table-cell>
          <table:table-cell table:style-name="ce23" table:formula="of:=([.M49]-[.B49])/[.B4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4.436259" calcext:value-type="float">
            <text:p>4,436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2_n</text:p>
          </table:table-cell>
          <table:table-cell table:style-name="ce92" table:formula="of:=MIN([.C50];[.E50];[.G50];[.I50];[.K50])" office:value-type="float" office:value="248219" calcext:value-type="float">
            <text:p>248219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248225" calcext:value-type="float">
            <text:p>248225,0</text:p>
          </table:table-cell>
          <table:table-cell table:style-name="ce9" office:value-type="float" office:value="93.94" calcext:value-type="float">
            <text:p>93,9</text:p>
          </table:table-cell>
          <table:table-cell table:style-name="ce97" office:value-type="float" office:value="248247" calcext:value-type="float">
            <text:p>248247,0</text:p>
          </table:table-cell>
          <table:table-cell table:style-name="ce9" office:value-type="float" office:value="230.74" calcext:value-type="float">
            <text:p>230,7</text:p>
          </table:table-cell>
          <table:table-cell table:style-name="ce97" office:value-type="float" office:value="248219" calcext:value-type="float">
            <text:p>248219,0</text:p>
          </table:table-cell>
          <table:table-cell table:style-name="ce16" office:value-type="float" office:value="19.46" calcext:value-type="float">
            <text:p>19,5</text:p>
          </table:table-cell>
          <table:table-cell table:style-name="ce102" office:value-type="float" office:value="248239" calcext:value-type="float">
            <text:p>248239,0</text:p>
          </table:table-cell>
          <table:table-cell table:style-name="ce22" table:formula="of:=([.M50]-[.B50])/[.B50]" office:value-type="percentage" office:value="0.0000805740092418389" calcext:value-type="percentage">
            <text:p>0,008%</text:p>
          </table:table-cell>
          <table:table-cell table:style-name="ce26"/>
          <table:table-cell table:style-name="ce29"/>
          <table:table-cell table:style-name="ce38" office:value-type="float" office:value="7.118029" calcext:value-type="float">
            <text:p>7,118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3_n</text:p>
          </table:table-cell>
          <table:table-cell table:style-name="ce92" table:formula="of:=MIN([.C51];[.E51];[.G51];[.I51];[.K51])" office:value-type="float" office:value="85184" calcext:value-type="float">
            <text:p>85184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85190" calcext:value-type="float">
            <text:p>85190,0</text:p>
          </table:table-cell>
          <table:table-cell table:style-name="ce10" office:value-type="float" office:value="94.91" calcext:value-type="float">
            <text:p>94,9</text:p>
          </table:table-cell>
          <table:table-cell table:style-name="ce98" office:value-type="float" office:value="85209" calcext:value-type="float">
            <text:p>85209,0</text:p>
          </table:table-cell>
          <table:table-cell table:style-name="ce10" office:value-type="float" office:value="240.03" calcext:value-type="float">
            <text:p>240,0</text:p>
          </table:table-cell>
          <table:table-cell table:style-name="ce98" office:value-type="float" office:value="85184" calcext:value-type="float">
            <text:p>85184,0</text:p>
          </table:table-cell>
          <table:table-cell table:style-name="ce17" office:value-type="float" office:value="16.59" calcext:value-type="float">
            <text:p>16,6</text:p>
          </table:table-cell>
          <table:table-cell table:style-name="ce103" office:value-type="float" office:value="85200" calcext:value-type="float">
            <text:p>85200,0</text:p>
          </table:table-cell>
          <table:table-cell table:style-name="ce23" table:formula="of:=([.M51]-[.B51])/[.B51]" office:value-type="percentage" office:value="0.000187828700225394" calcext:value-type="percentage">
            <text:p>0,019%</text:p>
          </table:table-cell>
          <table:table-cell table:style-name="ce28"/>
          <table:table-cell table:style-name="ce30"/>
          <table:table-cell table:style-name="ce39" office:value-type="float" office:value="6.828476" calcext:value-type="float">
            <text:p>6,828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4_n</text:p>
          </table:table-cell>
          <table:table-cell table:style-name="ce92" table:formula="of:=MIN([.C52];[.E52];[.G52];[.I52];[.K52])" office:value-type="float" office:value="156646" calcext:value-type="float">
            <text:p>156646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156666" calcext:value-type="float">
            <text:p>156666,0</text:p>
          </table:table-cell>
          <table:table-cell table:style-name="ce9" office:value-type="float" office:value="138.41" calcext:value-type="float">
            <text:p>138,4</text:p>
          </table:table-cell>
          <table:table-cell table:style-name="ce97" office:value-type="float" office:value="156701" calcext:value-type="float">
            <text:p>156701,0</text:p>
          </table:table-cell>
          <table:table-cell table:style-name="ce9" office:value-type="float" office:value="209.38" calcext:value-type="float">
            <text:p>209,4</text:p>
          </table:table-cell>
          <table:table-cell table:style-name="ce97" office:value-type="float" office:value="156646" calcext:value-type="float">
            <text:p>156646,0</text:p>
          </table:table-cell>
          <table:table-cell table:style-name="ce16" office:value-type="float" office:value="18.51" calcext:value-type="float">
            <text:p>18,5</text:p>
          </table:table-cell>
          <table:table-cell table:style-name="ce102" office:value-type="float" office:value="156652" calcext:value-type="float">
            <text:p>156652,0</text:p>
          </table:table-cell>
          <table:table-cell table:style-name="ce22" table:formula="of:=([.M52]-[.B52])/[.B52]" office:value-type="percentage" office:value="0.0000383029250667109" calcext:value-type="percentage">
            <text:p>0,004%</text:p>
          </table:table-cell>
          <table:table-cell table:style-name="ce26"/>
          <table:table-cell table:style-name="ce29"/>
          <table:table-cell table:style-name="ce38" office:value-type="float" office:value="7.054527" calcext:value-type="float">
            <text:p>7,054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5_n</text:p>
          </table:table-cell>
          <table:table-cell table:style-name="ce92" table:formula="of:=MIN([.C53];[.E53];[.G53];[.I53];[.K53])" office:value-type="float" office:value="296176.5" calcext:value-type="float">
            <text:p>296176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296176.5" calcext:value-type="float">
            <text:p>296176,5</text:p>
          </table:table-cell>
          <table:table-cell table:style-name="ce10" office:value-type="float" office:value="151.11" calcext:value-type="float">
            <text:p>151,1</text:p>
          </table:table-cell>
          <table:table-cell table:style-name="ce98" office:value-type="float" office:value="296315.5" calcext:value-type="float">
            <text:p>296315,5</text:p>
          </table:table-cell>
          <table:table-cell table:style-name="ce10" office:value-type="float" office:value="225.92" calcext:value-type="float">
            <text:p>225,9</text:p>
          </table:table-cell>
          <table:table-cell table:style-name="ce98" office:value-type="float" office:value="296176.5" calcext:value-type="float">
            <text:p>296176,5</text:p>
          </table:table-cell>
          <table:table-cell table:style-name="ce17" office:value-type="float" office:value="19.8" calcext:value-type="float">
            <text:p>19,8</text:p>
          </table:table-cell>
          <table:table-cell table:style-name="ce103" office:value-type="float" office:value="296229.5" calcext:value-type="float">
            <text:p>296229,5</text:p>
          </table:table-cell>
          <table:table-cell table:style-name="ce23" table:formula="of:=([.M53]-[.B53])/[.B53]" office:value-type="percentage" office:value="0.00017894735065071" calcext:value-type="percentage">
            <text:p>0,018%</text:p>
          </table:table-cell>
          <table:table-cell table:style-name="ce28"/>
          <table:table-cell table:style-name="ce30"/>
          <table:table-cell table:style-name="ce39" office:value-type="float" office:value="7.844428" calcext:value-type="float">
            <text:p>7,844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60_05</text:p>
          </table:table-cell>
          <table:table-cell table:style-name="ce92" table:formula="of:=MIN([.C54];[.E54];[.G54];[.I54];[.K54])" office:value-type="float" office:value="159643" calcext:value-type="float">
            <text:p>159643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159660" calcext:value-type="float">
            <text:p>159660,0</text:p>
          </table:table-cell>
          <table:table-cell table:style-name="ce9" office:value-type="float" office:value="310.01" calcext:value-type="float">
            <text:p>310,0</text:p>
          </table:table-cell>
          <table:table-cell table:style-name="ce97" office:value-type="float" office:value="159973" calcext:value-type="float">
            <text:p>159973,0</text:p>
          </table:table-cell>
          <table:table-cell table:style-name="ce9" office:value-type="float" office:value="281.22" calcext:value-type="float">
            <text:p>281,2</text:p>
          </table:table-cell>
          <table:table-cell table:style-name="ce97" office:value-type="float" office:value="159643" calcext:value-type="float">
            <text:p>159643,0</text:p>
          </table:table-cell>
          <table:table-cell table:style-name="ce16" office:value-type="float" office:value="28.24" calcext:value-type="float">
            <text:p>28,2</text:p>
          </table:table-cell>
          <table:table-cell table:style-name="ce102" office:value-type="float" office:value="159704" calcext:value-type="float">
            <text:p>159704,0</text:p>
          </table:table-cell>
          <table:table-cell table:style-name="ce22" table:formula="of:=([.M54]-[.B54])/[.B54]" office:value-type="percentage" office:value="0.000382102566351171" calcext:value-type="percentage">
            <text:p>0,038%</text:p>
          </table:table-cell>
          <table:table-cell table:style-name="ce26"/>
          <table:table-cell table:style-name="ce29"/>
          <table:table-cell table:style-name="ce38" office:value-type="float" office:value="9.138744" calcext:value-type="float">
            <text:p>9,138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1</text:p>
          </table:table-cell>
          <table:table-cell table:style-name="ce92" table:formula="of:=MIN([.C55];[.E55];[.G55];[.I55];[.K55])" office:value-type="float" office:value="204089" calcext:value-type="float">
            <text:p>204089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204103" calcext:value-type="float">
            <text:p>204103,0</text:p>
          </table:table-cell>
          <table:table-cell table:style-name="ce10" office:value-type="float" office:value="136.08" calcext:value-type="float">
            <text:p>136,1</text:p>
          </table:table-cell>
          <table:table-cell table:style-name="ce98" office:value-type="float" office:value="204208" calcext:value-type="float">
            <text:p>204208,0</text:p>
          </table:table-cell>
          <table:table-cell table:style-name="ce10" office:value-type="float" office:value="281.7" calcext:value-type="float">
            <text:p>281,7</text:p>
          </table:table-cell>
          <table:table-cell table:style-name="ce98" office:value-type="float" office:value="204089" calcext:value-type="float">
            <text:p>204089,0</text:p>
          </table:table-cell>
          <table:table-cell table:style-name="ce17" office:value-type="float" office:value="27.22" calcext:value-type="float">
            <text:p>27,2</text:p>
          </table:table-cell>
          <table:table-cell table:style-name="ce103" office:value-type="float" office:value="204105" calcext:value-type="float">
            <text:p>204105,0</text:p>
          </table:table-cell>
          <table:table-cell table:style-name="ce23" table:formula="of:=([.M55]-[.B55])/[.B55]" office:value-type="percentage" office:value="0.000078397169862168" calcext:value-type="percentage">
            <text:p>0,008%</text:p>
          </table:table-cell>
          <table:table-cell table:style-name="ce28"/>
          <table:table-cell table:style-name="ce30"/>
          <table:table-cell table:style-name="ce39" office:value-type="float" office:value="10.576417" calcext:value-type="float">
            <text:p>10,576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2</text:p>
          </table:table-cell>
          <table:table-cell table:style-name="ce92" table:formula="of:=MIN([.C56];[.E56];[.G56];[.I56];[.K56])" office:value-type="float" office:value="193199.5" calcext:value-type="float">
            <text:p>193199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193218.5" calcext:value-type="float">
            <text:p>193218,5</text:p>
          </table:table-cell>
          <table:table-cell table:style-name="ce9" office:value-type="float" office:value="135.63" calcext:value-type="float">
            <text:p>135,6</text:p>
          </table:table-cell>
          <table:table-cell table:style-name="ce97" office:value-type="float" office:value="193289.5" calcext:value-type="float">
            <text:p>193289,5</text:p>
          </table:table-cell>
          <table:table-cell table:style-name="ce9" office:value-type="float" office:value="314.67" calcext:value-type="float">
            <text:p>314,7</text:p>
          </table:table-cell>
          <table:table-cell table:style-name="ce97" office:value-type="float" office:value="193199.5" calcext:value-type="float">
            <text:p>193199,5</text:p>
          </table:table-cell>
          <table:table-cell table:style-name="ce16" office:value-type="float" office:value="26.32" calcext:value-type="float">
            <text:p>26,3</text:p>
          </table:table-cell>
          <table:table-cell table:style-name="ce102" office:value-type="float" office:value="193266.5" calcext:value-type="float">
            <text:p>193266,5</text:p>
          </table:table-cell>
          <table:table-cell table:style-name="ce22" table:formula="of:=([.M56]-[.B56])/[.B56]" office:value-type="percentage" office:value="0.000346791787763426" calcext:value-type="percentage">
            <text:p>0,035%</text:p>
          </table:table-cell>
          <table:table-cell table:style-name="ce26"/>
          <table:table-cell table:style-name="ce29"/>
          <table:table-cell table:style-name="ce38" office:value-type="float" office:value="9.962078" calcext:value-type="float">
            <text:p>9,962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3</text:p>
          </table:table-cell>
          <table:table-cell table:style-name="ce92" table:formula="of:=MIN([.C57];[.E57];[.G57];[.I57];[.K57])" office:value-type="float" office:value="161475.5" calcext:value-type="float">
            <text:p>161475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161486.5" calcext:value-type="float">
            <text:p>161486,5</text:p>
          </table:table-cell>
          <table:table-cell table:style-name="ce10" office:value-type="float" office:value="137.58" calcext:value-type="float">
            <text:p>137,6</text:p>
          </table:table-cell>
          <table:table-cell table:style-name="ce98" office:value-type="float" office:value="161582.5" calcext:value-type="float">
            <text:p>161582,5</text:p>
          </table:table-cell>
          <table:table-cell table:style-name="ce10" office:value-type="float" office:value="353.98" calcext:value-type="float">
            <text:p>354,0</text:p>
          </table:table-cell>
          <table:table-cell table:style-name="ce98" office:value-type="float" office:value="161475.5" calcext:value-type="float">
            <text:p>161475,5</text:p>
          </table:table-cell>
          <table:table-cell table:style-name="ce17" office:value-type="float" office:value="26.38" calcext:value-type="float">
            <text:p>26,4</text:p>
          </table:table-cell>
          <table:table-cell table:style-name="ce103" office:value-type="float" office:value="161518.5" calcext:value-type="float">
            <text:p>161518,5</text:p>
          </table:table-cell>
          <table:table-cell table:style-name="ce23" table:formula="of:=([.M57]-[.B57])/[.B57]" office:value-type="percentage" office:value="0.000266294267551424" calcext:value-type="percentage">
            <text:p>0,027%</text:p>
          </table:table-cell>
          <table:table-cell table:style-name="ce28"/>
          <table:table-cell table:style-name="ce30"/>
          <table:table-cell table:style-name="ce39" office:value-type="float" office:value="10.159419" calcext:value-type="float">
            <text:p>10,159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1</text:p>
          </table:table-cell>
          <table:table-cell table:style-name="ce92" table:formula="of:=MIN([.C58];[.E58];[.G58];[.I58];[.K58])" office:value-type="float" office:value="135133.5" calcext:value-type="float">
            <text:p>135133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135133.5" calcext:value-type="float">
            <text:p>135133,5</text:p>
          </table:table-cell>
          <table:table-cell table:style-name="ce9" office:value-type="float" office:value="137.88" calcext:value-type="float">
            <text:p>137,9</text:p>
          </table:table-cell>
          <table:table-cell table:style-name="ce97" office:value-type="float" office:value="135189.5" calcext:value-type="float">
            <text:p>135189,5</text:p>
          </table:table-cell>
          <table:table-cell table:style-name="ce9" office:value-type="float" office:value="345.1" calcext:value-type="float">
            <text:p>345,1</text:p>
          </table:table-cell>
          <table:table-cell table:style-name="ce97" office:value-type="float" office:value="135133.5" calcext:value-type="float">
            <text:p>135133,5</text:p>
          </table:table-cell>
          <table:table-cell table:style-name="ce16" office:value-type="float" office:value="27.42" calcext:value-type="float">
            <text:p>27,4</text:p>
          </table:table-cell>
          <table:table-cell table:style-name="ce102" office:value-type="float" office:value="135192.5" calcext:value-type="float">
            <text:p>135192,5</text:p>
          </table:table-cell>
          <table:table-cell table:style-name="ce22" table:formula="of:=([.M58]-[.B58])/[.B58]" office:value-type="percentage" office:value="0.000436605282923923" calcext:value-type="percentage">
            <text:p>0,044%</text:p>
          </table:table-cell>
          <table:table-cell table:style-name="ce26"/>
          <table:table-cell table:style-name="ce29"/>
          <table:table-cell table:style-name="ce38" office:value-type="float" office:value="10.55374" calcext:value-type="float">
            <text:p>10,553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2</text:p>
          </table:table-cell>
          <table:table-cell table:style-name="ce92" table:formula="of:=MIN([.C59];[.E59];[.G59];[.I59];[.K59])" office:value-type="float" office:value="159114" calcext:value-type="float">
            <text:p>159114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159114" calcext:value-type="float">
            <text:p>159114,0</text:p>
          </table:table-cell>
          <table:table-cell table:style-name="ce10" office:value-type="float" office:value="135.9" calcext:value-type="float">
            <text:p>135,9</text:p>
          </table:table-cell>
          <table:table-cell table:style-name="ce98" office:value-type="float" office:value="159224" calcext:value-type="float">
            <text:p>159224,0</text:p>
          </table:table-cell>
          <table:table-cell table:style-name="ce10" office:value-type="float" office:value="344.07" calcext:value-type="float">
            <text:p>344,1</text:p>
          </table:table-cell>
          <table:table-cell table:style-name="ce98" office:value-type="float" office:value="159114" calcext:value-type="float">
            <text:p>159114,0</text:p>
          </table:table-cell>
          <table:table-cell table:style-name="ce17" office:value-type="float" office:value="26.69" calcext:value-type="float">
            <text:p>26,7</text:p>
          </table:table-cell>
          <table:table-cell table:style-name="ce103" office:value-type="float" office:value="159167" calcext:value-type="float">
            <text:p>159167,0</text:p>
          </table:table-cell>
          <table:table-cell table:style-name="ce23" table:formula="of:=([.M59]-[.B59])/[.B59]" office:value-type="percentage" office:value="0.000333094510853853" calcext:value-type="percentage">
            <text:p>0,033%</text:p>
          </table:table-cell>
          <table:table-cell table:style-name="ce28"/>
          <table:table-cell table:style-name="ce30"/>
          <table:table-cell table:style-name="ce39" office:value-type="float" office:value="10.468504" calcext:value-type="float">
            <text:p>10,468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3</text:p>
          </table:table-cell>
          <table:table-cell table:style-name="ce92" table:formula="of:=MIN([.C60];[.E60];[.G60];[.I60];[.K60])" office:value-type="float" office:value="158967.5" calcext:value-type="float">
            <text:p>158967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158976.5" calcext:value-type="float">
            <text:p>158976,5</text:p>
          </table:table-cell>
          <table:table-cell table:style-name="ce9" office:value-type="float" office:value="137.47" calcext:value-type="float">
            <text:p>137,5</text:p>
          </table:table-cell>
          <table:table-cell table:style-name="ce97" office:value-type="float" office:value="159108.5" calcext:value-type="float">
            <text:p>159108,5</text:p>
          </table:table-cell>
          <table:table-cell table:style-name="ce9" office:value-type="float" office:value="365.87" calcext:value-type="float">
            <text:p>365,9</text:p>
          </table:table-cell>
          <table:table-cell table:style-name="ce97" office:value-type="float" office:value="158967.5" calcext:value-type="float">
            <text:p>158967,5</text:p>
          </table:table-cell>
          <table:table-cell table:style-name="ce16" office:value-type="float" office:value="26.83" calcext:value-type="float">
            <text:p>26,8</text:p>
          </table:table-cell>
          <table:table-cell table:style-name="ce102" office:value-type="float" office:value="158999.5" calcext:value-type="float">
            <text:p>158999,5</text:p>
          </table:table-cell>
          <table:table-cell table:style-name="ce22" table:formula="of:=([.M60]-[.B60])/[.B60]" office:value-type="percentage" office:value="0.000201299007658798" calcext:value-type="percentage">
            <text:p>0,020%</text:p>
          </table:table-cell>
          <table:table-cell table:style-name="ce26"/>
          <table:table-cell table:style-name="ce29"/>
          <table:table-cell table:style-name="ce38" office:value-type="float" office:value="10.633299" calcext:value-type="float">
            <text:p>10,633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1</text:p>
          </table:table-cell>
          <table:table-cell table:style-name="ce92" table:formula="of:=MIN([.C61];[.E61];[.G61];[.I61];[.K61])" office:value-type="float" office:value="110493.5" calcext:value-type="float">
            <text:p>110493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110507.5" calcext:value-type="float">
            <text:p>110507,5</text:p>
          </table:table-cell>
          <table:table-cell table:style-name="ce10" office:value-type="float" office:value="137.17" calcext:value-type="float">
            <text:p>137,2</text:p>
          </table:table-cell>
          <table:table-cell table:style-name="ce98" office:value-type="float" office:value="110611.5" calcext:value-type="float">
            <text:p>110611,5</text:p>
          </table:table-cell>
          <table:table-cell table:style-name="ce10" office:value-type="float" office:value="345.28" calcext:value-type="float">
            <text:p>345,3</text:p>
          </table:table-cell>
          <table:table-cell table:style-name="ce98" office:value-type="float" office:value="110493.5" calcext:value-type="float">
            <text:p>110493,5</text:p>
          </table:table-cell>
          <table:table-cell table:style-name="ce17" office:value-type="float" office:value="26.94" calcext:value-type="float">
            <text:p>26,9</text:p>
          </table:table-cell>
          <table:table-cell table:style-name="ce103" office:value-type="float" office:value="110524.5" calcext:value-type="float">
            <text:p>110524,5</text:p>
          </table:table-cell>
          <table:table-cell table:style-name="ce23" table:formula="of:=([.M61]-[.B61])/[.B61]" office:value-type="percentage" office:value="0.000280559489924747" calcext:value-type="percentage">
            <text:p>0,028%</text:p>
          </table:table-cell>
          <table:table-cell table:style-name="ce28"/>
          <table:table-cell table:style-name="ce30"/>
          <table:table-cell table:style-name="ce39" office:value-type="float" office:value="9.990799" calcext:value-type="float">
            <text:p>9,990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2</text:p>
          </table:table-cell>
          <table:table-cell table:style-name="ce92" table:formula="of:=MIN([.C62];[.E62];[.G62];[.I62];[.K62])" office:value-type="float" office:value="115302" calcext:value-type="float">
            <text:p>115302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115321" calcext:value-type="float">
            <text:p>115321,0</text:p>
          </table:table-cell>
          <table:table-cell table:style-name="ce9" office:value-type="float" office:value="136.87" calcext:value-type="float">
            <text:p>136,9</text:p>
          </table:table-cell>
          <table:table-cell table:style-name="ce97" office:value-type="float" office:value="115396" calcext:value-type="float">
            <text:p>115396,0</text:p>
          </table:table-cell>
          <table:table-cell table:style-name="ce9" office:value-type="float" office:value="312.46" calcext:value-type="float">
            <text:p>312,5</text:p>
          </table:table-cell>
          <table:table-cell table:style-name="ce97" office:value-type="float" office:value="115302" calcext:value-type="float">
            <text:p>115302,0</text:p>
          </table:table-cell>
          <table:table-cell table:style-name="ce16" office:value-type="float" office:value="25.96" calcext:value-type="float">
            <text:p>26,0</text:p>
          </table:table-cell>
          <table:table-cell table:style-name="ce102" office:value-type="float" office:value="115376" calcext:value-type="float">
            <text:p>115376,0</text:p>
          </table:table-cell>
          <table:table-cell table:style-name="ce22" table:formula="of:=([.M62]-[.B62])/[.B62]" office:value-type="percentage" office:value="0.000641792857018959" calcext:value-type="percentage">
            <text:p>0,064%</text:p>
          </table:table-cell>
          <table:table-cell table:style-name="ce26"/>
          <table:table-cell table:style-name="ce29"/>
          <table:table-cell table:style-name="ce38" office:value-type="float" office:value="10.137328" calcext:value-type="float">
            <text:p>10,137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3</text:p>
          </table:table-cell>
          <table:table-cell table:style-name="ce92" table:formula="of:=MIN([.C63];[.E63];[.G63];[.I63];[.K63])" office:value-type="float" office:value="114137" calcext:value-type="float">
            <text:p>114137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114165" calcext:value-type="float">
            <text:p>114165,0</text:p>
          </table:table-cell>
          <table:table-cell table:style-name="ce10" office:value-type="float" office:value="139.33" calcext:value-type="float">
            <text:p>139,3</text:p>
          </table:table-cell>
          <table:table-cell table:style-name="ce98" office:value-type="float" office:value="114261" calcext:value-type="float">
            <text:p>114261,0</text:p>
          </table:table-cell>
          <table:table-cell table:style-name="ce10" office:value-type="float" office:value="291.27" calcext:value-type="float">
            <text:p>291,3</text:p>
          </table:table-cell>
          <table:table-cell table:style-name="ce98" office:value-type="float" office:value="114137" calcext:value-type="float">
            <text:p>114137,0</text:p>
          </table:table-cell>
          <table:table-cell table:style-name="ce17" office:value-type="float" office:value="27.44" calcext:value-type="float">
            <text:p>27,4</text:p>
          </table:table-cell>
          <table:table-cell table:style-name="ce103" office:value-type="float" office:value="114168" calcext:value-type="float">
            <text:p>114168,0</text:p>
          </table:table-cell>
          <table:table-cell table:style-name="ce23" table:formula="of:=([.M63]-[.B63])/[.B63]" office:value-type="percentage" office:value="0.000271603423955422" calcext:value-type="percentage">
            <text:p>0,027%</text:p>
          </table:table-cell>
          <table:table-cell table:style-name="ce28"/>
          <table:table-cell table:style-name="ce30"/>
          <table:table-cell table:style-name="ce39" office:value-type="float" office:value="9.029239" calcext:value-type="float">
            <text:p>9,029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1</text:p>
          </table:table-cell>
          <table:table-cell table:style-name="ce92" table:formula="of:=MIN([.C64];[.E64];[.G64];[.I64];[.K64])" office:value-type="float" office:value="108117" calcext:value-type="float">
            <text:p>108117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108124" calcext:value-type="float">
            <text:p>108124,0</text:p>
          </table:table-cell>
          <table:table-cell table:style-name="ce9" office:value-type="float" office:value="136.07" calcext:value-type="float">
            <text:p>136,1</text:p>
          </table:table-cell>
          <table:table-cell table:style-name="ce97" office:value-type="float" office:value="108158" calcext:value-type="float">
            <text:p>108158,0</text:p>
          </table:table-cell>
          <table:table-cell table:style-name="ce9" office:value-type="float" office:value="274.27" calcext:value-type="float">
            <text:p>274,3</text:p>
          </table:table-cell>
          <table:table-cell table:style-name="ce97" office:value-type="float" office:value="108117" calcext:value-type="float">
            <text:p>108117,0</text:p>
          </table:table-cell>
          <table:table-cell table:style-name="ce16" office:value-type="float" office:value="25.4" calcext:value-type="float">
            <text:p>25,4</text:p>
          </table:table-cell>
          <table:table-cell table:style-name="ce102" office:value-type="float" office:value="108132" calcext:value-type="float">
            <text:p>108132,0</text:p>
          </table:table-cell>
          <table:table-cell table:style-name="ce22" table:formula="of:=([.M64]-[.B64])/[.B64]" office:value-type="percentage" office:value="0.000138738588751075" calcext:value-type="percentage">
            <text:p>0,014%</text:p>
          </table:table-cell>
          <table:table-cell table:style-name="ce26"/>
          <table:table-cell table:style-name="ce29"/>
          <table:table-cell table:style-name="ce38" office:value-type="float" office:value="11.063567" calcext:value-type="float">
            <text:p>11,063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2</text:p>
          </table:table-cell>
          <table:table-cell table:style-name="ce92" table:formula="of:=MIN([.C65];[.E65];[.G65];[.I65];[.K65])" office:value-type="float" office:value="109908.5" calcext:value-type="float">
            <text:p>109908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109942.5" calcext:value-type="float">
            <text:p>109942,5</text:p>
          </table:table-cell>
          <table:table-cell table:style-name="ce10" office:value-type="float" office:value="138" calcext:value-type="float">
            <text:p>138,0</text:p>
          </table:table-cell>
          <table:table-cell table:style-name="ce98" office:value-type="float" office:value="109983.5" calcext:value-type="float">
            <text:p>109983,5</text:p>
          </table:table-cell>
          <table:table-cell table:style-name="ce10" office:value-type="float" office:value="319.85" calcext:value-type="float">
            <text:p>319,9</text:p>
          </table:table-cell>
          <table:table-cell table:style-name="ce98" office:value-type="float" office:value="109908.5" calcext:value-type="float">
            <text:p>109908,5</text:p>
          </table:table-cell>
          <table:table-cell table:style-name="ce17" office:value-type="float" office:value="25.11" calcext:value-type="float">
            <text:p>25,1</text:p>
          </table:table-cell>
          <table:table-cell table:style-name="ce103" office:value-type="float" office:value="109983.5" calcext:value-type="float">
            <text:p>109983,5</text:p>
          </table:table-cell>
          <table:table-cell table:style-name="ce23" table:formula="of:=([.M65]-[.B65])/[.B65]" office:value-type="percentage" office:value="0.000682385802735912" calcext:value-type="percentage">
            <text:p>0,068%</text:p>
          </table:table-cell>
          <table:table-cell table:style-name="ce28"/>
          <table:table-cell table:style-name="ce30"/>
          <table:table-cell table:style-name="ce39" office:value-type="float" office:value="9.164562" calcext:value-type="float">
            <text:p>9,164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3</text:p>
          </table:table-cell>
          <table:table-cell table:style-name="ce92" table:formula="of:=MIN([.C66];[.E66];[.G66];[.I66];[.K66])" office:value-type="float" office:value="91619" calcext:value-type="float">
            <text:p>91619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91638" calcext:value-type="float">
            <text:p>91638,0</text:p>
          </table:table-cell>
          <table:table-cell table:style-name="ce9" office:value-type="float" office:value="137.12" calcext:value-type="float">
            <text:p>137,1</text:p>
          </table:table-cell>
          <table:table-cell table:style-name="ce97" office:value-type="float" office:value="91753" calcext:value-type="float">
            <text:p>91753,0</text:p>
          </table:table-cell>
          <table:table-cell table:style-name="ce9" office:value-type="float" office:value="350.38" calcext:value-type="float">
            <text:p>350,4</text:p>
          </table:table-cell>
          <table:table-cell table:style-name="ce97" office:value-type="float" office:value="91619" calcext:value-type="float">
            <text:p>91619,0</text:p>
          </table:table-cell>
          <table:table-cell table:style-name="ce16" office:value-type="float" office:value="24.85" calcext:value-type="float">
            <text:p>24,9</text:p>
          </table:table-cell>
          <table:table-cell table:style-name="ce102" office:value-type="float" office:value="91685" calcext:value-type="float">
            <text:p>91685,0</text:p>
          </table:table-cell>
          <table:table-cell table:style-name="ce22" table:formula="of:=([.M66]-[.B66])/[.B66]" office:value-type="percentage" office:value="0.00072037459478929" calcext:value-type="percentage">
            <text:p>0,072%</text:p>
          </table:table-cell>
          <table:table-cell table:style-name="ce26"/>
          <table:table-cell table:style-name="ce29"/>
          <table:table-cell table:style-name="ce38" office:value-type="float" office:value="9.742326" calcext:value-type="float">
            <text:p>9,742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1</text:p>
          </table:table-cell>
          <table:table-cell table:style-name="ce92" table:formula="of:=MIN([.C67];[.E67];[.G67];[.I67];[.K67])" office:value-type="float" office:value="445377.5" calcext:value-type="float">
            <text:p>445377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445381.5" calcext:value-type="float">
            <text:p>445381,5</text:p>
          </table:table-cell>
          <table:table-cell table:style-name="ce10" office:value-type="float" office:value="135.37" calcext:value-type="float">
            <text:p>135,4</text:p>
          </table:table-cell>
          <table:table-cell table:style-name="ce98" office:value-type="float" office:value="445550.5" calcext:value-type="float">
            <text:p>445550,5</text:p>
          </table:table-cell>
          <table:table-cell table:style-name="ce10" office:value-type="float" office:value="300.92" calcext:value-type="float">
            <text:p>300,9</text:p>
          </table:table-cell>
          <table:table-cell table:style-name="ce98" office:value-type="float" office:value="445377.5" calcext:value-type="float">
            <text:p>445377,5</text:p>
          </table:table-cell>
          <table:table-cell table:style-name="ce17" office:value-type="float" office:value="26.87" calcext:value-type="float">
            <text:p>26,9</text:p>
          </table:table-cell>
          <table:table-cell table:style-name="ce103" office:value-type="float" office:value="445404.5" calcext:value-type="float">
            <text:p>445404,5</text:p>
          </table:table-cell>
          <table:table-cell table:style-name="ce23" table:formula="of:=([.M67]-[.B67])/[.B67]" office:value-type="percentage" office:value="0.000060622730155879" calcext:value-type="percentage">
            <text:p>0,006%</text:p>
          </table:table-cell>
          <table:table-cell table:style-name="ce28"/>
          <table:table-cell table:style-name="ce30"/>
          <table:table-cell table:style-name="ce39" office:value-type="float" office:value="10.682955" calcext:value-type="float">
            <text:p>10,683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2</text:p>
          </table:table-cell>
          <table:table-cell table:style-name="ce92" table:formula="of:=MIN([.C68];[.E68];[.G68];[.I68];[.K68])" office:value-type="float" office:value="407890.5" calcext:value-type="float">
            <text:p>407890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407892.5" calcext:value-type="float">
            <text:p>407892,5</text:p>
          </table:table-cell>
          <table:table-cell table:style-name="ce9" office:value-type="float" office:value="133.87" calcext:value-type="float">
            <text:p>133,9</text:p>
          </table:table-cell>
          <table:table-cell table:style-name="ce97" office:value-type="float" office:value="407967.5" calcext:value-type="float">
            <text:p>407967,5</text:p>
          </table:table-cell>
          <table:table-cell table:style-name="ce9" office:value-type="float" office:value="305.08" calcext:value-type="float">
            <text:p>305,1</text:p>
          </table:table-cell>
          <table:table-cell table:style-name="ce97" office:value-type="float" office:value="407890.5" calcext:value-type="float">
            <text:p>407890,5</text:p>
          </table:table-cell>
          <table:table-cell table:style-name="ce16" office:value-type="float" office:value="26.55" calcext:value-type="float">
            <text:p>26,6</text:p>
          </table:table-cell>
          <table:table-cell table:style-name="ce102" office:value-type="float" office:value="407902.5" calcext:value-type="float">
            <text:p>407902,5</text:p>
          </table:table-cell>
          <table:table-cell table:style-name="ce22" table:formula="of:=([.M68]-[.B68])/[.B68]" office:value-type="percentage" office:value="0.0000294196604235696" calcext:value-type="percentage">
            <text:p>0,003%</text:p>
          </table:table-cell>
          <table:table-cell table:style-name="ce26"/>
          <table:table-cell table:style-name="ce29"/>
          <table:table-cell table:style-name="ce38" office:value-type="float" office:value="9.74658" calcext:value-type="float">
            <text:p>9,746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3</text:p>
          </table:table-cell>
          <table:table-cell table:style-name="ce92" table:formula="of:=MIN([.C69];[.E69];[.G69];[.I69];[.K69])" office:value-type="float" office:value="416912.5" calcext:value-type="float">
            <text:p>416912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416935.5" calcext:value-type="float">
            <text:p>416935,5</text:p>
          </table:table-cell>
          <table:table-cell table:style-name="ce10" office:value-type="float" office:value="135.13" calcext:value-type="float">
            <text:p>135,1</text:p>
          </table:table-cell>
          <table:table-cell table:style-name="ce98" office:value-type="float" office:value="417043.5" calcext:value-type="float">
            <text:p>417043,5</text:p>
          </table:table-cell>
          <table:table-cell table:style-name="ce10" office:value-type="float" office:value="258.02" calcext:value-type="float">
            <text:p>258,0</text:p>
          </table:table-cell>
          <table:table-cell table:style-name="ce98" office:value-type="float" office:value="416912.5" calcext:value-type="float">
            <text:p>416912,5</text:p>
          </table:table-cell>
          <table:table-cell table:style-name="ce17" office:value-type="float" office:value="26.15" calcext:value-type="float">
            <text:p>26,2</text:p>
          </table:table-cell>
          <table:table-cell table:style-name="ce103" office:value-type="float" office:value="416947.5" calcext:value-type="float">
            <text:p>416947,5</text:p>
          </table:table-cell>
          <table:table-cell table:style-name="ce23" table:formula="of:=([.M69]-[.B69])/[.B69]" office:value-type="percentage" office:value="0.0000839504692231583" calcext:value-type="percentage">
            <text:p>0,008%</text:p>
          </table:table-cell>
          <table:table-cell table:style-name="ce28"/>
          <table:table-cell table:style-name="ce30"/>
          <table:table-cell table:style-name="ce39" office:value-type="float" office:value="10.637019" calcext:value-type="float">
            <text:p>10,637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1</text:p>
          </table:table-cell>
          <table:table-cell table:style-name="ce92" table:formula="of:=MIN([.C70];[.E70];[.G70];[.I70];[.K70])" office:value-type="float" office:value="313304" calcext:value-type="float">
            <text:p>313304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313320" calcext:value-type="float">
            <text:p>313320,0</text:p>
          </table:table-cell>
          <table:table-cell table:style-name="ce9" office:value-type="float" office:value="134.8" calcext:value-type="float">
            <text:p>134,8</text:p>
          </table:table-cell>
          <table:table-cell table:style-name="ce97" office:value-type="float" office:value="313467" calcext:value-type="float">
            <text:p>313467,0</text:p>
          </table:table-cell>
          <table:table-cell table:style-name="ce9" office:value-type="float" office:value="291.15" calcext:value-type="float">
            <text:p>291,2</text:p>
          </table:table-cell>
          <table:table-cell table:style-name="ce97" office:value-type="float" office:value="313304" calcext:value-type="float">
            <text:p>313304,0</text:p>
          </table:table-cell>
          <table:table-cell table:style-name="ce16" office:value-type="float" office:value="25.71" calcext:value-type="float">
            <text:p>25,7</text:p>
          </table:table-cell>
          <table:table-cell table:style-name="ce102" office:value-type="float" office:value="313343" calcext:value-type="float">
            <text:p>313343,0</text:p>
          </table:table-cell>
          <table:table-cell table:style-name="ce22" table:formula="of:=([.M70]-[.B70])/[.B70]" office:value-type="percentage" office:value="0.000124479738528713" calcext:value-type="percentage">
            <text:p>0,012%</text:p>
          </table:table-cell>
          <table:table-cell table:style-name="ce26"/>
          <table:table-cell table:style-name="ce29"/>
          <table:table-cell table:style-name="ce38" office:value-type="float" office:value="10.150644" calcext:value-type="float">
            <text:p>10,150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2</text:p>
          </table:table-cell>
          <table:table-cell table:style-name="ce92" table:formula="of:=MIN([.C71];[.E71];[.G71];[.I71];[.K71])" office:value-type="float" office:value="320758.5" calcext:value-type="float">
            <text:p>320758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320758.5" calcext:value-type="float">
            <text:p>320758,5</text:p>
          </table:table-cell>
          <table:table-cell table:style-name="ce10" office:value-type="float" office:value="136.92" calcext:value-type="float">
            <text:p>136,9</text:p>
          </table:table-cell>
          <table:table-cell table:style-name="ce98" office:value-type="float" office:value="320808.5" calcext:value-type="float">
            <text:p>320808,5</text:p>
          </table:table-cell>
          <table:table-cell table:style-name="ce10" office:value-type="float" office:value="276" calcext:value-type="float">
            <text:p>276,0</text:p>
          </table:table-cell>
          <table:table-cell table:style-name="ce98" office:value-type="float" office:value="320758.5" calcext:value-type="float">
            <text:p>320758,5</text:p>
          </table:table-cell>
          <table:table-cell table:style-name="ce17" office:value-type="float" office:value="26.11" calcext:value-type="float">
            <text:p>26,1</text:p>
          </table:table-cell>
          <table:table-cell table:style-name="ce103" office:value-type="float" office:value="320772.5" calcext:value-type="float">
            <text:p>320772,5</text:p>
          </table:table-cell>
          <table:table-cell table:style-name="ce23" table:formula="of:=([.M71]-[.B71])/[.B71]" office:value-type="percentage" office:value="0.000043646544051054" calcext:value-type="percentage">
            <text:p>0,004%</text:p>
          </table:table-cell>
          <table:table-cell table:style-name="ce28"/>
          <table:table-cell table:style-name="ce30"/>
          <table:table-cell table:style-name="ce39" office:value-type="float" office:value="10.705149" calcext:value-type="float">
            <text:p>10,705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3</text:p>
          </table:table-cell>
          <table:table-cell table:style-name="ce92" table:formula="of:=MIN([.C72];[.E72];[.G72];[.I72];[.K72])" office:value-type="float" office:value="363020.5" calcext:value-type="float">
            <text:p>363020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363020.5" calcext:value-type="float">
            <text:p>363020,5</text:p>
          </table:table-cell>
          <table:table-cell table:style-name="ce9" office:value-type="float" office:value="134.27" calcext:value-type="float">
            <text:p>134,3</text:p>
          </table:table-cell>
          <table:table-cell table:style-name="ce97" office:value-type="float" office:value="363184.5" calcext:value-type="float">
            <text:p>363184,5</text:p>
          </table:table-cell>
          <table:table-cell table:style-name="ce9" office:value-type="float" office:value="326.67" calcext:value-type="float">
            <text:p>326,7</text:p>
          </table:table-cell>
          <table:table-cell table:style-name="ce97" office:value-type="float" office:value="363020.5" calcext:value-type="float">
            <text:p>363020,5</text:p>
          </table:table-cell>
          <table:table-cell table:style-name="ce16" office:value-type="float" office:value="25.44" calcext:value-type="float">
            <text:p>25,4</text:p>
          </table:table-cell>
          <table:table-cell table:style-name="ce102" office:value-type="float" office:value="363071.5" calcext:value-type="float">
            <text:p>363071,5</text:p>
          </table:table-cell>
          <table:table-cell table:style-name="ce22" table:formula="of:=([.M72]-[.B72])/[.B72]" office:value-type="percentage" office:value="0.000140487933877012" calcext:value-type="percentage">
            <text:p>0,014%</text:p>
          </table:table-cell>
          <table:table-cell table:style-name="ce26"/>
          <table:table-cell table:style-name="ce29"/>
          <table:table-cell table:style-name="ce38" office:value-type="float" office:value="10.838544" calcext:value-type="float">
            <text:p>10,838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1</text:p>
          </table:table-cell>
          <table:table-cell table:style-name="ce92" table:formula="of:=MIN([.C73];[.E73];[.G73];[.I73];[.K73])" office:value-type="float" office:value="273420" calcext:value-type="float">
            <text:p>273420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273423" calcext:value-type="float">
            <text:p>273423,0</text:p>
          </table:table-cell>
          <table:table-cell table:style-name="ce10" office:value-type="float" office:value="136.61" calcext:value-type="float">
            <text:p>136,6</text:p>
          </table:table-cell>
          <table:table-cell table:style-name="ce98" office:value-type="float" office:value="273500" calcext:value-type="float">
            <text:p>273500,0</text:p>
          </table:table-cell>
          <table:table-cell table:style-name="ce10" office:value-type="float" office:value="297.62" calcext:value-type="float">
            <text:p>297,6</text:p>
          </table:table-cell>
          <table:table-cell table:style-name="ce98" office:value-type="float" office:value="273420" calcext:value-type="float">
            <text:p>273420,0</text:p>
          </table:table-cell>
          <table:table-cell table:style-name="ce17" office:value-type="float" office:value="25.55" calcext:value-type="float">
            <text:p>25,6</text:p>
          </table:table-cell>
          <table:table-cell table:style-name="ce103" office:value-type="float" office:value="273440" calcext:value-type="float">
            <text:p>273440,0</text:p>
          </table:table-cell>
          <table:table-cell table:style-name="ce23" table:formula="of:=([.M73]-[.B73])/[.B73]" office:value-type="percentage" office:value="0.0000731475385853266" calcext:value-type="percentage">
            <text:p>0,007%</text:p>
          </table:table-cell>
          <table:table-cell table:style-name="ce28"/>
          <table:table-cell table:style-name="ce30"/>
          <table:table-cell table:style-name="ce39" office:value-type="float" office:value="11.261214" calcext:value-type="float">
            <text:p>11,261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2</text:p>
          </table:table-cell>
          <table:table-cell table:style-name="ce92" table:formula="of:=MIN([.C74];[.E74];[.G74];[.I74];[.K74])" office:value-type="float" office:value="269680.5" calcext:value-type="float">
            <text:p>269680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269683.5" calcext:value-type="float">
            <text:p>269683,5</text:p>
          </table:table-cell>
          <table:table-cell table:style-name="ce9" office:value-type="float" office:value="137.11" calcext:value-type="float">
            <text:p>137,1</text:p>
          </table:table-cell>
          <table:table-cell table:style-name="ce97" office:value-type="float" office:value="269798.5" calcext:value-type="float">
            <text:p>269798,5</text:p>
          </table:table-cell>
          <table:table-cell table:style-name="ce9" office:value-type="float" office:value="305.78" calcext:value-type="float">
            <text:p>305,8</text:p>
          </table:table-cell>
          <table:table-cell table:style-name="ce97" office:value-type="float" office:value="269680.5" calcext:value-type="float">
            <text:p>269680,5</text:p>
          </table:table-cell>
          <table:table-cell table:style-name="ce16" office:value-type="float" office:value="25.58" calcext:value-type="float">
            <text:p>25,6</text:p>
          </table:table-cell>
          <table:table-cell table:style-name="ce102" office:value-type="float" office:value="269714.5" calcext:value-type="float">
            <text:p>269714,5</text:p>
          </table:table-cell>
          <table:table-cell table:style-name="ce22" table:formula="of:=([.M74]-[.B74])/[.B74]" office:value-type="percentage" office:value="0.000126075114811787" calcext:value-type="percentage">
            <text:p>0,013%</text:p>
          </table:table-cell>
          <table:table-cell table:style-name="ce26"/>
          <table:table-cell table:style-name="ce29"/>
          <table:table-cell table:style-name="ce38" office:value-type="float" office:value="9.747376" calcext:value-type="float">
            <text:p>9,747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3</text:p>
          </table:table-cell>
          <table:table-cell table:style-name="ce92" table:formula="of:=MIN([.C75];[.E75];[.G75];[.I75];[.K75])" office:value-type="float" office:value="295419" calcext:value-type="float">
            <text:p>295419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295424" calcext:value-type="float">
            <text:p>295424,0</text:p>
          </table:table-cell>
          <table:table-cell table:style-name="ce10" office:value-type="float" office:value="134.56" calcext:value-type="float">
            <text:p>134,6</text:p>
          </table:table-cell>
          <table:table-cell table:style-name="ce98" office:value-type="float" office:value="295529" calcext:value-type="float">
            <text:p>295529,0</text:p>
          </table:table-cell>
          <table:table-cell table:style-name="ce10" office:value-type="float" office:value="271.78" calcext:value-type="float">
            <text:p>271,8</text:p>
          </table:table-cell>
          <table:table-cell table:style-name="ce98" office:value-type="float" office:value="295419" calcext:value-type="float">
            <text:p>295419,0</text:p>
          </table:table-cell>
          <table:table-cell table:style-name="ce17" office:value-type="float" office:value="24.85" calcext:value-type="float">
            <text:p>24,9</text:p>
          </table:table-cell>
          <table:table-cell table:style-name="ce103" office:value-type="float" office:value="295424" calcext:value-type="float">
            <text:p>295424,0</text:p>
          </table:table-cell>
          <table:table-cell table:style-name="ce23" table:formula="of:=([.M75]-[.B75])/[.B75]" office:value-type="percentage" office:value="0.0000169251131443814" calcext:value-type="percentage">
            <text:p>0,002%</text:p>
          </table:table-cell>
          <table:table-cell table:style-name="ce28"/>
          <table:table-cell table:style-name="ce30"/>
          <table:table-cell table:style-name="ce39" office:value-type="float" office:value="9.139044" calcext:value-type="float">
            <text:p>9,139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1</text:p>
          </table:table-cell>
          <table:table-cell table:style-name="ce92" table:formula="of:=MIN([.C76];[.E76];[.G76];[.I76];[.K76])" office:value-type="float" office:value="227896" calcext:value-type="float">
            <text:p>227896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227898" calcext:value-type="float">
            <text:p>227898,0</text:p>
          </table:table-cell>
          <table:table-cell table:style-name="ce9" office:value-type="float" office:value="137.59" calcext:value-type="float">
            <text:p>137,6</text:p>
          </table:table-cell>
          <table:table-cell table:style-name="ce97" office:value-type="float" office:value="227976" calcext:value-type="float">
            <text:p>227976,0</text:p>
          </table:table-cell>
          <table:table-cell table:style-name="ce9" office:value-type="float" office:value="287.13" calcext:value-type="float">
            <text:p>287,1</text:p>
          </table:table-cell>
          <table:table-cell table:style-name="ce97" office:value-type="float" office:value="227896" calcext:value-type="float">
            <text:p>227896,0</text:p>
          </table:table-cell>
          <table:table-cell table:style-name="ce16" office:value-type="float" office:value="24.49" calcext:value-type="float">
            <text:p>24,5</text:p>
          </table:table-cell>
          <table:table-cell table:style-name="ce102" office:value-type="float" office:value="227909" calcext:value-type="float">
            <text:p>227909,0</text:p>
          </table:table-cell>
          <table:table-cell table:style-name="ce22" table:formula="of:=([.M76]-[.B76])/[.B76]" office:value-type="percentage" office:value="0.0000570435637308246" calcext:value-type="percentage">
            <text:p>0,006%</text:p>
          </table:table-cell>
          <table:table-cell table:style-name="ce26"/>
          <table:table-cell table:style-name="ce29"/>
          <table:table-cell table:style-name="ce38" office:value-type="float" office:value="9.88426" calcext:value-type="float">
            <text:p>9,884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2</text:p>
          </table:table-cell>
          <table:table-cell table:style-name="ce92" table:formula="of:=MIN([.C77];[.E77];[.G77];[.I77];[.K77])" office:value-type="float" office:value="246523" calcext:value-type="float">
            <text:p>246523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246523" calcext:value-type="float">
            <text:p>246523,0</text:p>
          </table:table-cell>
          <table:table-cell table:style-name="ce10" office:value-type="float" office:value="135.66" calcext:value-type="float">
            <text:p>135,7</text:p>
          </table:table-cell>
          <table:table-cell table:style-name="ce98" office:value-type="float" office:value="246639" calcext:value-type="float">
            <text:p>246639,0</text:p>
          </table:table-cell>
          <table:table-cell table:style-name="ce10" office:value-type="float" office:value="329.51" calcext:value-type="float">
            <text:p>329,5</text:p>
          </table:table-cell>
          <table:table-cell table:style-name="ce98" office:value-type="float" office:value="246523" calcext:value-type="float">
            <text:p>246523,0</text:p>
          </table:table-cell>
          <table:table-cell table:style-name="ce17" office:value-type="float" office:value="24.38" calcext:value-type="float">
            <text:p>24,4</text:p>
          </table:table-cell>
          <table:table-cell table:style-name="ce103" office:value-type="float" office:value="246561" calcext:value-type="float">
            <text:p>246561,0</text:p>
          </table:table-cell>
          <table:table-cell table:style-name="ce23" table:formula="of:=([.M77]-[.B77])/[.B77]" office:value-type="percentage" office:value="0.000154143832421316" calcext:value-type="percentage">
            <text:p>0,015%</text:p>
          </table:table-cell>
          <table:table-cell table:style-name="ce28"/>
          <table:table-cell table:style-name="ce30"/>
          <table:table-cell table:style-name="ce39" office:value-type="float" office:value="10.310824" calcext:value-type="float">
            <text:p>10,310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3</text:p>
          </table:table-cell>
          <table:table-cell table:style-name="ce92" table:formula="of:=MIN([.C78];[.E78];[.G78];[.I78];[.K78])" office:value-type="float" office:value="206486.5" calcext:value-type="float">
            <text:p>206486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206494.5" calcext:value-type="float">
            <text:p>206494,5</text:p>
          </table:table-cell>
          <table:table-cell table:style-name="ce9" office:value-type="float" office:value="133.46" calcext:value-type="float">
            <text:p>133,5</text:p>
          </table:table-cell>
          <table:table-cell table:style-name="ce97" office:value-type="float" office:value="206586.5" calcext:value-type="float">
            <text:p>206586,5</text:p>
          </table:table-cell>
          <table:table-cell table:style-name="ce9" office:value-type="float" office:value="319.77" calcext:value-type="float">
            <text:p>319,8</text:p>
          </table:table-cell>
          <table:table-cell table:style-name="ce97" office:value-type="float" office:value="206486.5" calcext:value-type="float">
            <text:p>206486,5</text:p>
          </table:table-cell>
          <table:table-cell table:style-name="ce16" office:value-type="float" office:value="24.31" calcext:value-type="float">
            <text:p>24,3</text:p>
          </table:table-cell>
          <table:table-cell table:style-name="ce102" office:value-type="float" office:value="206495.5" calcext:value-type="float">
            <text:p>206495,5</text:p>
          </table:table-cell>
          <table:table-cell table:style-name="ce22" table:formula="of:=([.M78]-[.B78])/[.B78]" office:value-type="percentage" office:value="0.0000435863845820429" calcext:value-type="percentage">
            <text:p>0,004%</text:p>
          </table:table-cell>
          <table:table-cell table:style-name="ce26"/>
          <table:table-cell table:style-name="ce29"/>
          <table:table-cell table:style-name="ce38" office:value-type="float" office:value="10.276301" calcext:value-type="float">
            <text:p>10,276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1</text:p>
          </table:table-cell>
          <table:table-cell table:style-name="ce92" table:formula="of:=MIN([.C79];[.E79];[.G79];[.I79];[.K79])" office:value-type="float" office:value="628850" calcext:value-type="float">
            <text:p>628850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628859" calcext:value-type="float">
            <text:p>628859,0</text:p>
          </table:table-cell>
          <table:table-cell table:style-name="ce10" office:value-type="float" office:value="134.75" calcext:value-type="float">
            <text:p>134,8</text:p>
          </table:table-cell>
          <table:table-cell table:style-name="ce98" office:value-type="float" office:value="628915" calcext:value-type="float">
            <text:p>628915,0</text:p>
          </table:table-cell>
          <table:table-cell table:style-name="ce10" office:value-type="float" office:value="70.12" calcext:value-type="float">
            <text:p>70,1</text:p>
          </table:table-cell>
          <table:table-cell table:style-name="ce98" office:value-type="float" office:value="628850" calcext:value-type="float">
            <text:p>628850,0</text:p>
          </table:table-cell>
          <table:table-cell table:style-name="ce17" office:value-type="float" office:value="25.89" calcext:value-type="float">
            <text:p>25,9</text:p>
          </table:table-cell>
          <table:table-cell table:style-name="ce103" office:value-type="float" office:value="628859" calcext:value-type="float">
            <text:p>628859,0</text:p>
          </table:table-cell>
          <table:table-cell table:style-name="ce23" table:formula="of:=([.M79]-[.B79])/[.B79]" office:value-type="percentage" office:value="0.0000143118390713207" calcext:value-type="percentage">
            <text:p>0,001%</text:p>
          </table:table-cell>
          <table:table-cell table:style-name="ce28"/>
          <table:table-cell table:style-name="ce30"/>
          <table:table-cell table:style-name="ce39" office:value-type="float" office:value="11.372876" calcext:value-type="float">
            <text:p>11,372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2</text:p>
          </table:table-cell>
          <table:table-cell table:style-name="ce92" table:formula="of:=MIN([.C80];[.E80];[.G80];[.I80];[.K80])" office:value-type="float" office:value="561170.5" calcext:value-type="float">
            <text:p>561170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561170.5" calcext:value-type="float">
            <text:p>561170,5</text:p>
          </table:table-cell>
          <table:table-cell table:style-name="ce9" office:value-type="float" office:value="133.86" calcext:value-type="float">
            <text:p>133,9</text:p>
          </table:table-cell>
          <table:table-cell table:style-name="ce97" office:value-type="float" office:value="561213.5" calcext:value-type="float">
            <text:p>561213,5</text:p>
          </table:table-cell>
          <table:table-cell table:style-name="ce9" office:value-type="float" office:value="70.72" calcext:value-type="float">
            <text:p>70,7</text:p>
          </table:table-cell>
          <table:table-cell table:style-name="ce97" office:value-type="float" office:value="561170.5" calcext:value-type="float">
            <text:p>561170,5</text:p>
          </table:table-cell>
          <table:table-cell table:style-name="ce16" office:value-type="float" office:value="26.46" calcext:value-type="float">
            <text:p>26,5</text:p>
          </table:table-cell>
          <table:table-cell table:style-name="ce102" office:value-type="float" office:value="561170.5" calcext:value-type="float">
            <text:p>561170,5</text:p>
          </table:table-cell>
          <table:table-cell table:style-name="ce22" table:formula="of:=([.M80]-[.B80])/[.B8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11.037629" calcext:value-type="float">
            <text:p>11,037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3</text:p>
          </table:table-cell>
          <table:table-cell table:style-name="ce92" table:formula="of:=MIN([.C81];[.E81];[.G81];[.I81];[.K81])" office:value-type="float" office:value="587816.5" calcext:value-type="float">
            <text:p>587816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587824.5" calcext:value-type="float">
            <text:p>587824,5</text:p>
          </table:table-cell>
          <table:table-cell table:style-name="ce10" office:value-type="float" office:value="134.37" calcext:value-type="float">
            <text:p>134,4</text:p>
          </table:table-cell>
          <table:table-cell table:style-name="ce98" office:value-type="float" office:value="587874.5" calcext:value-type="float">
            <text:p>587874,5</text:p>
          </table:table-cell>
          <table:table-cell table:style-name="ce10" office:value-type="float" office:value="43.66" calcext:value-type="float">
            <text:p>43,7</text:p>
          </table:table-cell>
          <table:table-cell table:style-name="ce98" office:value-type="float" office:value="587816.5" calcext:value-type="float">
            <text:p>587816,5</text:p>
          </table:table-cell>
          <table:table-cell table:style-name="ce17" office:value-type="float" office:value="26.73" calcext:value-type="float">
            <text:p>26,7</text:p>
          </table:table-cell>
          <table:table-cell table:style-name="ce103" office:value-type="float" office:value="587816.5" calcext:value-type="float">
            <text:p>587816,5</text:p>
          </table:table-cell>
          <table:table-cell table:style-name="ce23" table:formula="of:=([.M81]-[.B81])/[.B81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1.52396" calcext:value-type="float">
            <text:p>11,524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1</text:p>
          </table:table-cell>
          <table:table-cell table:style-name="ce92" table:formula="of:=MIN([.C82];[.E82];[.G82];[.I82];[.K82])" office:value-type="float" office:value="474046" calcext:value-type="float">
            <text:p>474046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474046" calcext:value-type="float">
            <text:p>474046,0</text:p>
          </table:table-cell>
          <table:table-cell table:style-name="ce9" office:value-type="float" office:value="135.65" calcext:value-type="float">
            <text:p>135,7</text:p>
          </table:table-cell>
          <table:table-cell table:style-name="ce97" office:value-type="float" office:value="474094" calcext:value-type="float">
            <text:p>474094,0</text:p>
          </table:table-cell>
          <table:table-cell table:style-name="ce9" office:value-type="float" office:value="35.87" calcext:value-type="float">
            <text:p>35,9</text:p>
          </table:table-cell>
          <table:table-cell table:style-name="ce97" office:value-type="float" office:value="474046" calcext:value-type="float">
            <text:p>474046,0</text:p>
          </table:table-cell>
          <table:table-cell table:style-name="ce16" office:value-type="float" office:value="25.49" calcext:value-type="float">
            <text:p>25,5</text:p>
          </table:table-cell>
          <table:table-cell table:style-name="ce102" office:value-type="float" office:value="474074" calcext:value-type="float">
            <text:p>474074,0</text:p>
          </table:table-cell>
          <table:table-cell table:style-name="ce22" table:formula="of:=([.M82]-[.B82])/[.B82]" office:value-type="percentage" office:value="0.0000590659978145581" calcext:value-type="percentage">
            <text:p>0,006%</text:p>
          </table:table-cell>
          <table:table-cell table:style-name="ce26"/>
          <table:table-cell table:style-name="ce29"/>
          <table:table-cell table:style-name="ce38" office:value-type="float" office:value="10.58849" calcext:value-type="float">
            <text:p>10,588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2</text:p>
          </table:table-cell>
          <table:table-cell table:style-name="ce92" table:formula="of:=MIN([.C83];[.E83];[.G83];[.I83];[.K83])" office:value-type="float" office:value="479963" calcext:value-type="float">
            <text:p>479963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479963" calcext:value-type="float">
            <text:p>479963,0</text:p>
          </table:table-cell>
          <table:table-cell table:style-name="ce10" office:value-type="float" office:value="135.32" calcext:value-type="float">
            <text:p>135,3</text:p>
          </table:table-cell>
          <table:table-cell table:style-name="ce98" office:value-type="float" office:value="480007" calcext:value-type="float">
            <text:p>480007,0</text:p>
          </table:table-cell>
          <table:table-cell table:style-name="ce10" office:value-type="float" office:value="67.64" calcext:value-type="float">
            <text:p>67,6</text:p>
          </table:table-cell>
          <table:table-cell table:style-name="ce98" office:value-type="float" office:value="479963" calcext:value-type="float">
            <text:p>479963,0</text:p>
          </table:table-cell>
          <table:table-cell table:style-name="ce17" office:value-type="float" office:value="25.78" calcext:value-type="float">
            <text:p>25,8</text:p>
          </table:table-cell>
          <table:table-cell table:style-name="ce103" office:value-type="float" office:value="479976" calcext:value-type="float">
            <text:p>479976,0</text:p>
          </table:table-cell>
          <table:table-cell table:style-name="ce23" table:formula="of:=([.M83]-[.B83])/[.B83]" office:value-type="percentage" office:value="0.0000270854211678817" calcext:value-type="percentage">
            <text:p>0,003%</text:p>
          </table:table-cell>
          <table:table-cell table:style-name="ce28"/>
          <table:table-cell table:style-name="ce30"/>
          <table:table-cell table:style-name="ce39" office:value-type="float" office:value="10.859538" calcext:value-type="float">
            <text:p>10,859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3</text:p>
          </table:table-cell>
          <table:table-cell table:style-name="ce92" table:formula="of:=MIN([.C84];[.E84];[.G84];[.I84];[.K84])" office:value-type="float" office:value="512452" calcext:value-type="float">
            <text:p>512452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512453" calcext:value-type="float">
            <text:p>512453,0</text:p>
          </table:table-cell>
          <table:table-cell table:style-name="ce9" office:value-type="float" office:value="135.13" calcext:value-type="float">
            <text:p>135,1</text:p>
          </table:table-cell>
          <table:table-cell table:style-name="ce97" office:value-type="float" office:value="512490" calcext:value-type="float">
            <text:p>512490,0</text:p>
          </table:table-cell>
          <table:table-cell table:style-name="ce9" office:value-type="float" office:value="39.52" calcext:value-type="float">
            <text:p>39,5</text:p>
          </table:table-cell>
          <table:table-cell table:style-name="ce97" office:value-type="float" office:value="512452" calcext:value-type="float">
            <text:p>512452,0</text:p>
          </table:table-cell>
          <table:table-cell table:style-name="ce16" office:value-type="float" office:value="26.09" calcext:value-type="float">
            <text:p>26,1</text:p>
          </table:table-cell>
          <table:table-cell table:style-name="ce102" office:value-type="float" office:value="512474" calcext:value-type="float">
            <text:p>512474,0</text:p>
          </table:table-cell>
          <table:table-cell table:style-name="ce22" table:formula="of:=([.M84]-[.B84])/[.B84]" office:value-type="percentage" office:value="0.0000429308501088882" calcext:value-type="percentage">
            <text:p>0,004%</text:p>
          </table:table-cell>
          <table:table-cell table:style-name="ce26"/>
          <table:table-cell table:style-name="ce29"/>
          <table:table-cell table:style-name="ce38" office:value-type="float" office:value="10.845686" calcext:value-type="float">
            <text:p>10,845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1</text:p>
          </table:table-cell>
          <table:table-cell table:style-name="ce92" table:formula="of:=MIN([.C85];[.E85];[.G85];[.I85];[.K85])" office:value-type="float" office:value="479683" calcext:value-type="float">
            <text:p>479683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479692" calcext:value-type="float">
            <text:p>479692,0</text:p>
          </table:table-cell>
          <table:table-cell table:style-name="ce10" office:value-type="float" office:value="135.36" calcext:value-type="float">
            <text:p>135,4</text:p>
          </table:table-cell>
          <table:table-cell table:style-name="ce98" office:value-type="float" office:value="479721" calcext:value-type="float">
            <text:p>479721,0</text:p>
          </table:table-cell>
          <table:table-cell table:style-name="ce10" office:value-type="float" office:value="91.9" calcext:value-type="float">
            <text:p>91,9</text:p>
          </table:table-cell>
          <table:table-cell table:style-name="ce98" office:value-type="float" office:value="479683" calcext:value-type="float">
            <text:p>479683,0</text:p>
          </table:table-cell>
          <table:table-cell table:style-name="ce17" office:value-type="float" office:value="24.89" calcext:value-type="float">
            <text:p>24,9</text:p>
          </table:table-cell>
          <table:table-cell table:style-name="ce103" office:value-type="float" office:value="479706" calcext:value-type="float">
            <text:p>479706,0</text:p>
          </table:table-cell>
          <table:table-cell table:style-name="ce23" table:formula="of:=([.M85]-[.B85])/[.B85]" office:value-type="percentage" office:value="0.000047948332544618" calcext:value-type="percentage">
            <text:p>0,005%</text:p>
          </table:table-cell>
          <table:table-cell table:style-name="ce28"/>
          <table:table-cell table:style-name="ce30"/>
          <table:table-cell table:style-name="ce39" office:value-type="float" office:value="10.334672" calcext:value-type="float">
            <text:p>10,334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2</text:p>
          </table:table-cell>
          <table:table-cell table:style-name="ce92" table:formula="of:=MIN([.C86];[.E86];[.G86];[.I86];[.K86])" office:value-type="float" office:value="445030" calcext:value-type="float">
            <text:p>445030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445032" calcext:value-type="float">
            <text:p>445032,0</text:p>
          </table:table-cell>
          <table:table-cell table:style-name="ce9" office:value-type="float" office:value="133.36" calcext:value-type="float">
            <text:p>133,4</text:p>
          </table:table-cell>
          <table:table-cell table:style-name="ce97" office:value-type="float" office:value="445140" calcext:value-type="float">
            <text:p>445140,0</text:p>
          </table:table-cell>
          <table:table-cell table:style-name="ce9" office:value-type="float" office:value="61.46" calcext:value-type="float">
            <text:p>61,5</text:p>
          </table:table-cell>
          <table:table-cell table:style-name="ce97" office:value-type="float" office:value="445030" calcext:value-type="float">
            <text:p>445030,0</text:p>
          </table:table-cell>
          <table:table-cell table:style-name="ce16" office:value-type="float" office:value="24.89" calcext:value-type="float">
            <text:p>24,9</text:p>
          </table:table-cell>
          <table:table-cell table:style-name="ce102" office:value-type="float" office:value="445054" calcext:value-type="float">
            <text:p>445054,0</text:p>
          </table:table-cell>
          <table:table-cell table:style-name="ce22" table:formula="of:=([.M86]-[.B86])/[.B86]" office:value-type="percentage" office:value="0.0000539289486102061" calcext:value-type="percentage">
            <text:p>0,005%</text:p>
          </table:table-cell>
          <table:table-cell table:style-name="ce26"/>
          <table:table-cell table:style-name="ce29"/>
          <table:table-cell table:style-name="ce38" office:value-type="float" office:value="10.392229" calcext:value-type="float">
            <text:p>10,392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3</text:p>
          </table:table-cell>
          <table:table-cell table:style-name="ce92" table:formula="of:=MIN([.C87];[.E87];[.G87];[.I87];[.K87])" office:value-type="float" office:value="495052.5" calcext:value-type="float">
            <text:p>495052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495059.5" calcext:value-type="float">
            <text:p>495059,5</text:p>
          </table:table-cell>
          <table:table-cell table:style-name="ce10" office:value-type="float" office:value="133.48" calcext:value-type="float">
            <text:p>133,5</text:p>
          </table:table-cell>
          <table:table-cell table:style-name="ce98" office:value-type="float" office:value="495083.5" calcext:value-type="float">
            <text:p>495083,5</text:p>
          </table:table-cell>
          <table:table-cell table:style-name="ce10" office:value-type="float" office:value="91.01" calcext:value-type="float">
            <text:p>91,0</text:p>
          </table:table-cell>
          <table:table-cell table:style-name="ce98" office:value-type="float" office:value="495052.5" calcext:value-type="float">
            <text:p>495052,5</text:p>
          </table:table-cell>
          <table:table-cell table:style-name="ce17" office:value-type="float" office:value="24.99" calcext:value-type="float">
            <text:p>25,0</text:p>
          </table:table-cell>
          <table:table-cell table:style-name="ce103" office:value-type="float" office:value="495068.5" calcext:value-type="float">
            <text:p>495068,5</text:p>
          </table:table-cell>
          <table:table-cell table:style-name="ce23" table:formula="of:=([.M87]-[.B87])/[.B87]" office:value-type="percentage" office:value="0.000032319804465183" calcext:value-type="percentage">
            <text:p>0,003%</text:p>
          </table:table-cell>
          <table:table-cell table:style-name="ce28"/>
          <table:table-cell table:style-name="ce30"/>
          <table:table-cell table:style-name="ce39" office:value-type="float" office:value="10.617837" calcext:value-type="float">
            <text:p>10,617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1</text:p>
          </table:table-cell>
          <table:table-cell table:style-name="ce92" table:formula="of:=MIN([.C88];[.E88];[.G88];[.I88];[.K88])" office:value-type="float" office:value="385430.5" calcext:value-type="float">
            <text:p>385430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385430.5" calcext:value-type="float">
            <text:p>385430,5</text:p>
          </table:table-cell>
          <table:table-cell table:style-name="ce9" office:value-type="float" office:value="134.3" calcext:value-type="float">
            <text:p>134,3</text:p>
          </table:table-cell>
          <table:table-cell table:style-name="ce97" office:value-type="float" office:value="385448.5" calcext:value-type="float">
            <text:p>385448,5</text:p>
          </table:table-cell>
          <table:table-cell table:style-name="ce9" office:value-type="float" office:value="57.7" calcext:value-type="float">
            <text:p>57,7</text:p>
          </table:table-cell>
          <table:table-cell table:style-name="ce97" office:value-type="float" office:value="385430.5" calcext:value-type="float">
            <text:p>385430,5</text:p>
          </table:table-cell>
          <table:table-cell table:style-name="ce16" office:value-type="float" office:value="23.81" calcext:value-type="float">
            <text:p>23,8</text:p>
          </table:table-cell>
          <table:table-cell table:style-name="ce102" office:value-type="float" office:value="385435.5" calcext:value-type="float">
            <text:p>385435,5</text:p>
          </table:table-cell>
          <table:table-cell table:style-name="ce22" table:formula="of:=([.M88]-[.B88])/[.B88]" office:value-type="percentage" office:value="0.0000129725073651411" calcext:value-type="percentage">
            <text:p>0,001%</text:p>
          </table:table-cell>
          <table:table-cell table:style-name="ce26"/>
          <table:table-cell table:style-name="ce29"/>
          <table:table-cell table:style-name="ce38" office:value-type="float" office:value="9.994734" calcext:value-type="float">
            <text:p>9,994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2</text:p>
          </table:table-cell>
          <table:table-cell table:style-name="ce92" table:formula="of:=MIN([.C89];[.E89];[.G89];[.I89];[.K89])" office:value-type="float" office:value="344775" calcext:value-type="float">
            <text:p>34477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344775" calcext:value-type="float">
            <text:p>344775,0</text:p>
          </table:table-cell>
          <table:table-cell table:style-name="ce10" office:value-type="float" office:value="137.16" calcext:value-type="float">
            <text:p>137,2</text:p>
          </table:table-cell>
          <table:table-cell table:style-name="ce98" office:value-type="float" office:value="344816" calcext:value-type="float">
            <text:p>344816,0</text:p>
          </table:table-cell>
          <table:table-cell table:style-name="ce10" office:value-type="float" office:value="84.08" calcext:value-type="float">
            <text:p>84,1</text:p>
          </table:table-cell>
          <table:table-cell table:style-name="ce98" office:value-type="float" office:value="344775" calcext:value-type="float">
            <text:p>344775,0</text:p>
          </table:table-cell>
          <table:table-cell table:style-name="ce17" office:value-type="float" office:value="24.46" calcext:value-type="float">
            <text:p>24,5</text:p>
          </table:table-cell>
          <table:table-cell table:style-name="ce103" office:value-type="float" office:value="344776" calcext:value-type="float">
            <text:p>344776,0</text:p>
          </table:table-cell>
          <table:table-cell table:style-name="ce23" table:formula="of:=([.M89]-[.B89])/[.B89]" office:value-type="percentage" office:value="0.00000290044231745341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0.797239" calcext:value-type="float">
            <text:p>10,797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3</text:p>
          </table:table-cell>
          <table:table-cell table:style-name="ce92" table:formula="of:=MIN([.C90];[.E90];[.G90];[.I90];[.K90])" office:value-type="float" office:value="411205" calcext:value-type="float">
            <text:p>41120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411206" calcext:value-type="float">
            <text:p>411206,0</text:p>
          </table:table-cell>
          <table:table-cell table:style-name="ce9" office:value-type="float" office:value="133.93" calcext:value-type="float">
            <text:p>133,9</text:p>
          </table:table-cell>
          <table:table-cell table:style-name="ce97" office:value-type="float" office:value="411262" calcext:value-type="float">
            <text:p>411262,0</text:p>
          </table:table-cell>
          <table:table-cell table:style-name="ce9" office:value-type="float" office:value="54.68" calcext:value-type="float">
            <text:p>54,7</text:p>
          </table:table-cell>
          <table:table-cell table:style-name="ce97" office:value-type="float" office:value="411205" calcext:value-type="float">
            <text:p>411205,0</text:p>
          </table:table-cell>
          <table:table-cell table:style-name="ce16" office:value-type="float" office:value="23.95" calcext:value-type="float">
            <text:p>24,0</text:p>
          </table:table-cell>
          <table:table-cell table:style-name="ce102" office:value-type="float" office:value="411248" calcext:value-type="float">
            <text:p>411248,0</text:p>
          </table:table-cell>
          <table:table-cell table:style-name="ce22" table:formula="of:=([.M90]-[.B90])/[.B90]" office:value-type="percentage" office:value="0.000104570712904756" calcext:value-type="percentage">
            <text:p>0,010%</text:p>
          </table:table-cell>
          <table:table-cell table:style-name="ce26"/>
          <table:table-cell table:style-name="ce29"/>
          <table:table-cell table:style-name="ce38" office:value-type="float" office:value="8.926119" calcext:value-type="float">
            <text:p>8,926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64_05_n</text:p>
          </table:table-cell>
          <table:table-cell table:style-name="ce92" table:formula="of:=MIN([.C91];[.E91];[.G91];[.I91];[.K91])" office:value-type="float" office:value="250870.5" calcext:value-type="float">
            <text:p>250870,5</text:p>
          </table:table-cell>
          <table:table-cell table:style-name="ce9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0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94" office:value-type="float" office:value="250877.5" calcext:value-type="float">
            <text:p>250877,5</text:p>
          </table:table-cell>
          <table:table-cell table:style-name="ce10" office:value-type="float" office:value="418.83" calcext:value-type="float">
            <text:p>418,8</text:p>
          </table:table-cell>
          <table:table-cell table:style-name="ce98" office:value-type="float" office:value="251160.5" calcext:value-type="float">
            <text:p>251160,5</text:p>
          </table:table-cell>
          <table:table-cell table:style-name="ce10" office:value-type="float" office:value="351.54" calcext:value-type="float">
            <text:p>351,5</text:p>
          </table:table-cell>
          <table:table-cell table:style-name="ce98" office:value-type="float" office:value="250870.5" calcext:value-type="float">
            <text:p>250870,5</text:p>
          </table:table-cell>
          <table:table-cell table:style-name="ce17" office:value-type="float" office:value="32.06" calcext:value-type="float">
            <text:p>32,1</text:p>
          </table:table-cell>
          <table:table-cell table:style-name="ce103" office:value-type="float" office:value="250873.5" calcext:value-type="float">
            <text:p>250873,5</text:p>
          </table:table-cell>
          <table:table-cell table:style-name="ce23" table:formula="of:=([.M91]-[.B91])/[.B91]" office:value-type="percentage" office:value="0.0000119583609870431" calcext:value-type="percentage">
            <text:p>0,001%</text:p>
          </table:table-cell>
          <table:table-cell table:style-name="ce28"/>
          <table:table-cell table:style-name="ce30"/>
          <table:table-cell table:style-name="ce39" office:value-type="float" office:value="14.236703" calcext:value-type="float">
            <text:p>14,236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70_05</text:p>
          </table:table-cell>
          <table:table-cell table:style-name="ce92" table:formula="of:=MIN([.C92];[.E92];[.G92];[.I92];[.K92])" office:value-type="float" office:value="2109745.5" calcext:value-type="float">
            <text:p>2109745,5</text:p>
          </table:table-cell>
          <table:table-cell table:style-name="ce9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93" office:value-type="float" office:value="2109764.5" calcext:value-type="float">
            <text:p>2109764,5</text:p>
          </table:table-cell>
          <table:table-cell table:style-name="ce9" office:value-type="float" office:value="657.1" calcext:value-type="float">
            <text:p>657,1</text:p>
          </table:table-cell>
          <table:table-cell table:style-name="ce97" office:value-type="float" office:value="2113448.5" calcext:value-type="float">
            <text:p>2113448,5</text:p>
          </table:table-cell>
          <table:table-cell table:style-name="ce9" office:value-type="float" office:value="459.6" calcext:value-type="float">
            <text:p>459,6</text:p>
          </table:table-cell>
          <table:table-cell table:style-name="ce97" office:value-type="float" office:value="2109745.5" calcext:value-type="float">
            <text:p>2109745,5</text:p>
          </table:table-cell>
          <table:table-cell table:style-name="ce16" office:value-type="float" office:value="58.65" calcext:value-type="float">
            <text:p>58,7</text:p>
          </table:table-cell>
          <table:table-cell table:style-name="ce102" office:value-type="float" office:value="2109900.5" calcext:value-type="float">
            <text:p>2109900,5</text:p>
          </table:table-cell>
          <table:table-cell table:style-name="ce22" table:formula="of:=([.M92]-[.B92])/[.B92]" office:value-type="percentage" office:value="0.0000734685771340666" calcext:value-type="percentage">
            <text:p>0,007%</text:p>
          </table:table-cell>
          <table:table-cell table:style-name="ce26"/>
          <table:table-cell table:style-name="ce29"/>
          <table:table-cell table:style-name="ce38" office:value-type="float" office:value="17.929319" calcext:value-type="float">
            <text:p>17,9293</text:p>
          </table:table-cell>
          <table:table-cell table:style-name="ce40"/>
          <table:table-cell table:number-columns-repeated="996"/>
        </table:table-row>
        <table:table-row table:style-name="ro3">
          <table:table-cell office:value-type="string" calcext:value-type="string">
            <text:p>RESUME</text:p>
          </table:table-cell>
          <table:table-cell table:number-columns-repeated="5"/>
          <table:table-cell table:style-name="ce7"/>
          <table:table-cell table:style-name="ce7" table:formula="of:=AVERAGE([.H4:.H92])" office:value-type="float" office:value="115.347936507937" calcext:value-type="float">
            <text:p>115,347936507937</text:p>
          </table:table-cell>
          <table:table-cell table:style-name="ce7"/>
          <table:table-cell table:style-name="ce7" table:formula="of:=AVERAGE([.J4:.J92])" office:value-type="float" office:value="187.648888888889" calcext:value-type="float">
            <text:p>187,648888888889</text:p>
          </table:table-cell>
          <table:table-cell table:style-name="ce7"/>
          <table:table-cell table:style-name="ce7" table:formula="of:=AVERAGE([.L4:.L92])" office:value-type="float" office:value="14.5575056179775" calcext:value-type="float">
            <text:p>14,5575056179775</text:p>
          </table:table-cell>
          <table:table-cell table:style-name="ce7"/>
          <table:table-cell table:style-name="ce24" table:formula="of:=AVERAGE([.N4:.N92])" office:value-type="percentage" office:value="0.000194336326693179" calcext:value-type="percentage">
            <text:p>0,01943%</text:p>
          </table:table-cell>
          <table:table-cell table:style-name="ce7"/>
          <table:table-cell table:style-name="ce34"/>
          <table:table-cell table:style-name="ce7" table:formula="of:=AVERAGE([.Q4:.Q92])" office:value-type="float" office:value="5.49854694382023" calcext:value-type="float">
            <text:p>5,49854694382023</text:p>
          </table:table-cell>
          <table:table-cell table:style-name="ce7"/>
          <table:table-cell table:number-columns-repeated="996"/>
        </table:table-row>
        <table:table-row table:style-name="ro3">
          <table:table-cell table:number-columns-repeated="1014"/>
        </table:table-row>
        <table:table-row table:style-name="ro4">
          <table:table-cell/>
          <table:table-cell table:style-name="Default" table:number-columns-repeated="5"/>
          <table:table-cell/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gen</text:p>
          </table:table-cell>
          <table:table-cell table:style-name="ce31" office:value-type="string" calcext:value-type="string">
            <text:p>α</text:p>
          </table:table-cell>
          <table:table-cell table:style-name="ce31" office:value-type="string" calcext:value-type="string">
            <text:p>β</text:p>
          </table:table-cell>
          <table:table-cell table:style-name="ce31" office:value-type="string" calcext:value-type="string">
            <text:p>𝜸</text:p>
          </table:table-cell>
          <table:table-cell table:number-columns-repeated="1002"/>
        </table:table-row>
        <table:table-row table:style-name="ro4">
          <table:table-cell table:style-name="Default" table:number-columns-repeated="6"/>
          <table:table-cell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string" calcext:value-type="string">
            <text:p>0.9</text:p>
          </table:table-cell>
          <table:table-cell table:style-name="ce31" office:value-type="string" calcext:value-type="string">
            <text:p>0.2</text:p>
          </table:table-cell>
          <table:table-cell table:style-name="ce31" office:value-type="string" calcext:value-type="string">
            <text:p>0.1</text:p>
          </table:table-cell>
          <table:table-cell table:number-columns-repeated="4"/>
          <table:table-cell table:formula="of:=STDEV([.Q4:.Q92])" office:value-type="float" office:value="4.88333318641634" calcext:value-type="float">
            <text:p>4,88333318641634</text:p>
          </table:table-cell>
          <table:table-cell table:number-columns-repeated="997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pSize: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gen:</text:p>
          </table:table-cell>
          <table:table-cell office:value-type="float" office:value="500" calcext:value-type="float">
            <text:p>500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memorySetSizen: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betaCoeff:</text:p>
          </table:table-cell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clonePop: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arraySize:</text:p>
          </table:table-cell>
          <table:table-cell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regQty: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seed: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<text:tab/>1431799629</text:p>
          </table:table-cell>
          <table:table-cell office:value-type="float" office:value="1251297187" calcext:value-type="float">
            <text:p>1251297187</text:p>
          </table:table-cell>
          <table:table-cell office:value-type="float" office:value="505735646" calcext:value-type="float">
            <text:p>505735646</text:p>
          </table:table-cell>
          <table:table-cell office:value-type="float" office:value="169860480" calcext:value-type="float">
            <text:p>169860480</text:p>
          </table:table-cell>
          <table:table-cell office:value-type="float" office:value="1106097326" calcext:value-type="float">
            <text:p>1106097326</text:p>
          </table:table-cell>
          <table:table-cell office:value-type="float" office:value="778824909" calcext:value-type="float">
            <text:p>778824909</text:p>
          </table:table-cell>
          <table:table-cell office:value-type="float" office:value="83647562" calcext:value-type="float">
            <text:p>83647562</text:p>
          </table:table-cell>
          <table:table-cell office:value-type="float" office:value="1963567466" calcext:value-type="float">
            <text:p>1963567466</text:p>
          </table:table-cell>
          <table:table-cell office:value-type="float" office:value="23242405" calcext:value-type="float">
            <text:p>23242405</text:p>
          </table:table-cell>
          <table:table-cell office:value-type="float" office:value="1489751091" calcext:value-type="float">
            <text:p>1489751091</text:p>
          </table:table-cell>
          <table:table-cell office:value-type="float" office:value="911334954" calcext:value-type="float">
            <text:p>911334954</text:p>
          </table:table-cell>
          <table:table-cell office:value-type="float" office:value="1881853610" calcext:value-type="float">
            <text:p>1881853610</text:p>
          </table:table-cell>
          <table:table-cell office:value-type="float" office:value="883213220" calcext:value-type="float">
            <text:p>883213220</text:p>
          </table:table-cell>
          <table:table-cell office:value-type="float" office:value="795621503" calcext:value-type="float">
            <text:p>795621503</text:p>
          </table:table-cell>
          <table:table-cell office:value-type="float" office:value="1076356167" calcext:value-type="float">
            <text:p>1076356167</text:p>
          </table:table-cell>
          <table:table-cell office:value-type="float" office:value="1490495355" calcext:value-type="float">
            <text:p>1490495355</text:p>
          </table:table-cell>
          <table:table-cell office:value-type="float" office:value="273163046" calcext:value-type="float">
            <text:p>273163046</text:p>
          </table:table-cell>
          <table:table-cell office:value-type="float" office:value="2061232102" calcext:value-type="float">
            <text:p>2061232102</text:p>
          </table:table-cell>
          <table:table-cell office:value-type="float" office:value="1270084248" calcext:value-type="float">
            <text:p>1270084248</text:p>
          </table:table-cell>
          <table:table-cell office:value-type="float" office:value="1443283459" calcext:value-type="float">
            <text:p>1443283459</text:p>
          </table:table-cell>
          <table:table-cell office:value-type="float" office:value="2009443339" calcext:value-type="float">
            <text:p>2009443339</text:p>
          </table:table-cell>
          <table:table-cell office:value-type="float" office:value="770528089" calcext:value-type="float">
            <text:p>770528089</text:p>
          </table:table-cell>
          <table:table-cell office:value-type="float" office:value="830946374" calcext:value-type="float">
            <text:p>830946374</text:p>
          </table:table-cell>
          <table:table-cell office:value-type="float" office:value="978270406" calcext:value-type="float">
            <text:p>978270406</text:p>
          </table:table-cell>
          <table:table-cell office:value-type="float" office:value="1260885431" calcext:value-type="float">
            <text:p>1260885431</text:p>
          </table:table-cell>
          <table:table-cell office:value-type="float" office:value="1530342224" calcext:value-type="float">
            <text:p>1530342224</text:p>
          </table:table-cell>
          <table:table-cell office:value-type="float" office:value="1380200690" calcext:value-type="float">
            <text:p>1380200690</text:p>
          </table:table-cell>
          <table:table-cell office:value-type="float" office:value="1848376594" calcext:value-type="float">
            <text:p>1848376594</text:p>
          </table:table-cell>
          <table:table-cell office:value-type="float" office:value="142964033" calcext:value-type="float">
            <text:p>142964033</text:p>
          </table:table-cell>
          <table:table-cell office:value-type="float" office:value="1868257446" calcext:value-type="float">
            <text:p>1868257446</text:p>
          </table:table-cell>
          <table:table-cell table:number-columns-repeated="983"/>
        </table:table-row>
        <table:table-row table:style-name="ro3">
          <table:table-cell/>
          <table:table-cell office:value-type="string" calcext:value-type="string">
            <text:p>clonesPerI: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<text:tab/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4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Instancia</text:p>
          </table:table-cell>
          <table:table-cell table:style-name="Default" office:value-type="string" calcext:value-type="string">
            <text:p>avgTime</text:p>
          </table:table-cell>
          <table:table-cell table:style-name="Default" office:value-type="string" calcext:value-type="string">
            <text:p>avgCost</text:p>
          </table:table-cell>
          <table:table-cell office:value-type="string" calcext:value-type="string">
            <text:p>bestTime</text:p>
          </table:table-cell>
          <table:table-cell table:style-name="Default" office:value-type="string" calcext:value-type="string">
            <text:p>bestCost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S9</text:p>
          </table:table-cell>
          <table:table-cell table:style-name="Default"/>
          <table:table-cell table:style-name="Default" office:value-type="float" office:value="1181.5" calcext:value-type="float">
            <text:p>1181,5</text:p>
          </table:table-cell>
          <table:table-cell office:value-type="float" office:value="0.004354" calcext:value-type="float">
            <text:p>0,00435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9H</text:p>
          </table:table-cell>
          <table:table-cell table:style-name="Default"/>
          <table:table-cell table:style-name="Default" office:value-type="float" office:value="2294.5" calcext:value-type="float">
            <text:p>2294,5</text:p>
          </table:table-cell>
          <table:table-cell office:value-type="float" office:value="0.004125" calcext:value-type="float">
            <text:p>0,00412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0</text:p>
          </table:table-cell>
          <table:table-cell table:style-name="Default"/>
          <table:table-cell table:style-name="Default" office:value-type="float" office:value="1374.766667" calcext:value-type="float">
            <text:p>1374,766667</text:p>
          </table:table-cell>
          <table:table-cell office:value-type="float" office:value="0.00511" calcext:value-type="float">
            <text:p>0,0051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1</text:p>
          </table:table-cell>
          <table:table-cell table:style-name="Default"/>
          <table:table-cell table:style-name="Default" office:value-type="float" office:value="3445.166667" calcext:value-type="float">
            <text:p>3445,166667</text:p>
          </table:table-cell>
          <table:table-cell office:value-type="float" office:value="0.0059" calcext:value-type="float">
            <text:p>0,005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a</text:p>
          </table:table-cell>
          <table:table-cell table:style-name="Default"/>
          <table:table-cell table:style-name="Default" office:value-type="float" office:value="1532.933333" calcext:value-type="float">
            <text:p>1532,933333</text:p>
          </table:table-cell>
          <table:table-cell office:value-type="float" office:value="0.008136" calcext:value-type="float">
            <text:p>0,008136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b</text:p>
          </table:table-cell>
          <table:table-cell table:style-name="Default"/>
          <table:table-cell table:style-name="Default" office:value-type="float" office:value="1626.7" calcext:value-type="float">
            <text:p>1626,7</text:p>
          </table:table-cell>
          <table:table-cell office:value-type="float" office:value="0.007799" calcext:value-type="float">
            <text:p>0,00779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a</text:p>
          </table:table-cell>
          <table:table-cell table:style-name="Default"/>
          <table:table-cell table:style-name="Default" office:value-type="float" office:value="2468.833333" calcext:value-type="float">
            <text:p>2468,833333</text:p>
          </table:table-cell>
          <table:table-cell office:value-type="float" office:value="0.010478" calcext:value-type="float">
            <text:p>0,01047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b</text:p>
          </table:table-cell>
          <table:table-cell table:style-name="Default"/>
          <table:table-cell table:style-name="Default" office:value-type="float" office:value="2871.733333" calcext:value-type="float">
            <text:p>2871,733333</text:p>
          </table:table-cell>
          <table:table-cell office:value-type="float" office:value="0.010154" calcext:value-type="float">
            <text:p>0,01015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5</text:p>
          </table:table-cell>
          <table:table-cell table:style-name="Default"/>
          <table:table-cell table:style-name="Default" office:value-type="float" office:value="3201.4" calcext:value-type="float">
            <text:p>3201,4</text:p>
          </table:table-cell>
          <table:table-cell office:value-type="float" office:value="0.017497" calcext:value-type="float">
            <text:p>0,01749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1.txt</text:p>
          </table:table-cell>
          <table:table-cell table:style-name="Default"/>
          <table:table-cell table:style-name="Default" office:value-type="float" office:value="2315.3" calcext:value-type="float">
            <text:p>2315,3</text:p>
          </table:table-cell>
          <table:table-cell office:value-type="float" office:value="0.093414" calcext:value-type="float">
            <text:p>0,09341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2.txt</text:p>
          </table:table-cell>
          <table:table-cell table:style-name="Default"/>
          <table:table-cell table:style-name="Default" office:value-type="float" office:value="18631.233333" calcext:value-type="float">
            <text:p>18631,233333</text:p>
          </table:table-cell>
          <table:table-cell office:value-type="float" office:value="0.12686" calcext:value-type="float">
            <text:p>0,12686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3.txt</text:p>
          </table:table-cell>
          <table:table-cell table:style-name="Default"/>
          <table:table-cell table:style-name="Default" office:value-type="float" office:value="12150.466667" calcext:value-type="float">
            <text:p>12150,466667</text:p>
          </table:table-cell>
          <table:table-cell office:value-type="float" office:value="0.1229" calcext:value-type="float">
            <text:p>0,122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4.txt</text:p>
          </table:table-cell>
          <table:table-cell table:style-name="Default"/>
          <table:table-cell table:style-name="Default" office:value-type="float" office:value="24261.333333" calcext:value-type="float">
            <text:p>24261,333333</text:p>
          </table:table-cell>
          <table:table-cell office:value-type="float" office:value="0.133912" calcext:value-type="float">
            <text:p>0,13391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5.txt</text:p>
          </table:table-cell>
          <table:table-cell table:style-name="Default"/>
          <table:table-cell table:style-name="Default" office:value-type="float" office:value="7852.033333" calcext:value-type="float">
            <text:p>7852,033333</text:p>
          </table:table-cell>
          <table:table-cell office:value-type="float" office:value="0.119249" calcext:value-type="float">
            <text:p>0,11924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1.txt</text:p>
          </table:table-cell>
          <table:table-cell table:style-name="Default"/>
          <table:table-cell table:style-name="Default" office:value-type="float" office:value="4117.333333" calcext:value-type="float">
            <text:p>4117,333333</text:p>
          </table:table-cell>
          <table:table-cell office:value-type="float" office:value="0.209999" calcext:value-type="float">
            <text:p>0,20999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2.txt</text:p>
          </table:table-cell>
          <table:table-cell table:style-name="Default"/>
          <table:table-cell table:style-name="Default" office:value-type="float" office:value="10794.533333" calcext:value-type="float">
            <text:p>10794,533333</text:p>
          </table:table-cell>
          <table:table-cell office:value-type="float" office:value="0.288732" calcext:value-type="float">
            <text:p>0,28873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3.txt</text:p>
          </table:table-cell>
          <table:table-cell table:style-name="Default"/>
          <table:table-cell table:style-name="Default" office:value-type="float" office:value="22708.933333" calcext:value-type="float">
            <text:p>22708,933333</text:p>
          </table:table-cell>
          <table:table-cell office:value-type="float" office:value="0.308163" calcext:value-type="float">
            <text:p>0,30816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4.txt</text:p>
          </table:table-cell>
          <table:table-cell table:style-name="Default"/>
          <table:table-cell table:style-name="Default" office:value-type="float" office:value="28437.233333" calcext:value-type="float">
            <text:p>28437,233333</text:p>
          </table:table-cell>
          <table:table-cell office:value-type="float" office:value="0.332708" calcext:value-type="float">
            <text:p>0,33270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5.txt</text:p>
          </table:table-cell>
          <table:table-cell table:style-name="Default"/>
          <table:table-cell table:style-name="Default" office:value-type="float" office:value="57468.833333" calcext:value-type="float">
            <text:p>57468,833333</text:p>
          </table:table-cell>
          <table:table-cell office:value-type="float" office:value="0.309934" calcext:value-type="float">
            <text:p>0,30993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1.txt</text:p>
          </table:table-cell>
          <table:table-cell table:style-name="Default"/>
          <table:table-cell table:style-name="Default" office:value-type="float" office:value="30357" calcext:value-type="float">
            <text:p>30357</text:p>
          </table:table-cell>
          <table:table-cell office:value-type="float" office:value="0.44533" calcext:value-type="float">
            <text:p>0,4453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2.txt</text:p>
          </table:table-cell>
          <table:table-cell table:style-name="Default"/>
          <table:table-cell table:style-name="Default" office:value-type="float" office:value="34038.033333" calcext:value-type="float">
            <text:p>34038,033333</text:p>
          </table:table-cell>
          <table:table-cell office:value-type="float" office:value="0.473752" calcext:value-type="float">
            <text:p>0,47375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3.txt</text:p>
          </table:table-cell>
          <table:table-cell table:style-name="Default"/>
          <table:table-cell table:style-name="Default" office:value-type="float" office:value="35125.4" calcext:value-type="float">
            <text:p>35125,4</text:p>
          </table:table-cell>
          <table:table-cell office:value-type="float" office:value="0.478358" calcext:value-type="float">
            <text:p>0,478358</text:p>
          </table:table-cell>
          <table:table-cell table:style-name="Default"/>
          <table:table-cell office:value-type="float" office:value="0.005706" calcext:value-type="float">
            <text:p>0,00570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4.txt</text:p>
          </table:table-cell>
          <table:table-cell table:style-name="Default"/>
          <table:table-cell table:style-name="Default" office:value-type="float" office:value="34768.633333" calcext:value-type="float">
            <text:p>34768,633333</text:p>
          </table:table-cell>
          <table:table-cell office:value-type="float" office:value="0.558845" calcext:value-type="float">
            <text:p>0,558845</text:p>
          </table:table-cell>
          <table:table-cell table:style-name="Default"/>
          <table:table-cell office:value-type="float" office:value="0.002885" calcext:value-type="float">
            <text:p>0,00288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5.txt</text:p>
          </table:table-cell>
          <table:table-cell table:style-name="Default"/>
          <table:table-cell table:style-name="Default" office:value-type="float" office:value="30839.433333" calcext:value-type="float">
            <text:p>30839,433333</text:p>
          </table:table-cell>
          <table:table-cell office:value-type="float" office:value="0.583487" calcext:value-type="float">
            <text:p>0,58348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6.txt</text:p>
          </table:table-cell>
          <table:table-cell table:style-name="Default"/>
          <table:table-cell table:style-name="Default" office:value-type="float" office:value="34445.266667" calcext:value-type="float">
            <text:p>34445,266667</text:p>
          </table:table-cell>
          <table:table-cell office:value-type="float" office:value="0.59392" calcext:value-type="float">
            <text:p>0,5939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1.txt</text:p>
          </table:table-cell>
          <table:table-cell table:style-name="Default"/>
          <table:table-cell table:style-name="Default" office:value-type="float" office:value="5203.1" calcext:value-type="float">
            <text:p>5203,1</text:p>
          </table:table-cell>
          <table:table-cell office:value-type="float" office:value="0.435192" calcext:value-type="float">
            <text:p>0,43519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2.txt</text:p>
          </table:table-cell>
          <table:table-cell table:style-name="Default"/>
          <table:table-cell table:style-name="Default" office:value-type="float" office:value="89067.666667" calcext:value-type="float">
            <text:p>89067,666667</text:p>
          </table:table-cell>
          <table:table-cell office:value-type="float" office:value="0.65869" calcext:value-type="float">
            <text:p>0,65869</text:p>
          </table:table-cell>
          <table:table-cell table:style-name="Default"/>
          <table:table-cell office:value-type="float" office:value="0.398215" calcext:value-type="float">
            <text:p>0,39821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3.txt</text:p>
          </table:table-cell>
          <table:table-cell table:style-name="Default"/>
          <table:table-cell table:style-name="Default" office:value-type="float" office:value="51597" calcext:value-type="float">
            <text:p>51597</text:p>
          </table:table-cell>
          <table:table-cell office:value-type="float" office:value="0.564541" calcext:value-type="float">
            <text:p>0,564541</text:p>
          </table:table-cell>
          <table:table-cell table:style-name="Default"/>
          <table:table-cell office:value-type="float" office:value="0.275534" calcext:value-type="float">
            <text:p>0,27553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4.txt</text:p>
          </table:table-cell>
          <table:table-cell table:style-name="Default"/>
          <table:table-cell table:style-name="Default" office:value-type="float" office:value="47438.5" calcext:value-type="float">
            <text:p>47438,5</text:p>
          </table:table-cell>
          <table:table-cell office:value-type="float" office:value="0.682757" calcext:value-type="float">
            <text:p>0,682757</text:p>
          </table:table-cell>
          <table:table-cell table:style-name="Default"/>
          <table:table-cell office:value-type="float" office:value="0.194704" calcext:value-type="float">
            <text:p>0,19470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5.txt</text:p>
          </table:table-cell>
          <table:table-cell table:style-name="Default"/>
          <table:table-cell table:style-name="Default" office:value-type="float" office:value="45386.166667" calcext:value-type="float">
            <text:p>45386,166667</text:p>
          </table:table-cell>
          <table:table-cell office:value-type="float" office:value="0.600888" calcext:value-type="float">
            <text:p>0,600888</text:p>
          </table:table-cell>
          <table:table-cell table:style-name="Default"/>
          <table:table-cell office:value-type="float" office:value="0.033717" calcext:value-type="float">
            <text:p>0,03371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1.txt</text:p>
          </table:table-cell>
          <table:table-cell table:style-name="Default"/>
          <table:table-cell table:style-name="Default" office:value-type="float" office:value="53767.6" calcext:value-type="float">
            <text:p>53767,6</text:p>
          </table:table-cell>
          <table:table-cell office:value-type="float" office:value="1.073695" calcext:value-type="float">
            <text:p>1,073695</text:p>
          </table:table-cell>
          <table:table-cell table:style-name="Default"/>
          <table:table-cell office:value-type="float" office:value="0.014891" calcext:value-type="float">
            <text:p>0,01489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2.txt</text:p>
          </table:table-cell>
          <table:table-cell table:style-name="Default"/>
          <table:table-cell table:style-name="Default" office:value-type="float" office:value="48945.666667" calcext:value-type="float">
            <text:p>48945,666667</text:p>
          </table:table-cell>
          <table:table-cell office:value-type="float" office:value="1.221807" calcext:value-type="float">
            <text:p>1,22180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3.txt</text:p>
          </table:table-cell>
          <table:table-cell table:style-name="Default"/>
          <table:table-cell table:style-name="Default" office:value-type="float" office:value="39270.433333" calcext:value-type="float">
            <text:p>39270,433333</text:p>
          </table:table-cell>
          <table:table-cell office:value-type="float" office:value="1.194379" calcext:value-type="float">
            <text:p>1,19437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4.txt</text:p>
          </table:table-cell>
          <table:table-cell table:style-name="Default"/>
          <table:table-cell table:style-name="Default" office:value-type="float" office:value="38428.966667" calcext:value-type="float">
            <text:p>38428,966667</text:p>
          </table:table-cell>
          <table:table-cell office:value-type="float" office:value="1.270253" calcext:value-type="float">
            <text:p>1,270253</text:p>
          </table:table-cell>
          <table:table-cell table:style-name="Default"/>
          <table:table-cell office:value-type="float" office:value="0.002607" calcext:value-type="float">
            <text:p>0,00260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5.txt</text:p>
          </table:table-cell>
          <table:table-cell table:style-name="Default"/>
          <table:table-cell table:style-name="Default" office:value-type="float" office:value="51513.633333" calcext:value-type="float">
            <text:p>51513,633333</text:p>
          </table:table-cell>
          <table:table-cell office:value-type="float" office:value="1.219825" calcext:value-type="float">
            <text:p>1,219825</text:p>
          </table:table-cell>
          <table:table-cell table:style-name="Default"/>
          <table:table-cell office:value-type="float" office:value="0.007768" calcext:value-type="float">
            <text:p>0,00776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1_n</text:p>
          </table:table-cell>
          <table:table-cell table:style-name="Default"/>
          <table:table-cell table:style-name="Default" office:value-type="float" office:value="12751.633333" calcext:value-type="float">
            <text:p>12751,633333</text:p>
          </table:table-cell>
          <table:table-cell office:value-type="float" office:value="1.008837" calcext:value-type="float">
            <text:p>1,00883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2_n</text:p>
          </table:table-cell>
          <table:table-cell table:style-name="Default"/>
          <table:table-cell table:style-name="Default" office:value-type="float" office:value="108080.933333" calcext:value-type="float">
            <text:p>108080,933333</text:p>
          </table:table-cell>
          <table:table-cell office:value-type="float" office:value="1.537911" calcext:value-type="float">
            <text:p>1,537911</text:p>
          </table:table-cell>
          <table:table-cell table:style-name="Default"/>
          <table:table-cell office:value-type="float" office:value="0.016666" calcext:value-type="float">
            <text:p>0,01666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3_n</text:p>
          </table:table-cell>
          <table:table-cell table:style-name="Default"/>
          <table:table-cell table:style-name="Default" office:value-type="float" office:value="86717.333333" calcext:value-type="float">
            <text:p>86717,333333</text:p>
          </table:table-cell>
          <table:table-cell office:value-type="float" office:value="1.435584" calcext:value-type="float">
            <text:p>1,435584</text:p>
          </table:table-cell>
          <table:table-cell table:style-name="Default"/>
          <table:table-cell office:value-type="float" office:value="0.004617" calcext:value-type="float">
            <text:p>0,00461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4_n</text:p>
          </table:table-cell>
          <table:table-cell table:style-name="Default"/>
          <table:table-cell table:style-name="Default" office:value-type="float" office:value="68837.1" calcext:value-type="float">
            <text:p>68837,1</text:p>
          </table:table-cell>
          <table:table-cell office:value-type="float" office:value="1.430961" calcext:value-type="float">
            <text:p>1,430961</text:p>
          </table:table-cell>
          <table:table-cell table:style-name="Default"/>
          <table:table-cell office:value-type="float" office:value="0.03639" calcext:value-type="float">
            <text:p>0,0363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5_n</text:p>
          </table:table-cell>
          <table:table-cell table:style-name="Default"/>
          <table:table-cell table:style-name="Default" office:value-type="float" office:value="124174.8" calcext:value-type="float">
            <text:p>124174,8</text:p>
          </table:table-cell>
          <table:table-cell office:value-type="float" office:value="1.465974" calcext:value-type="float">
            <text:p>1,465974</text:p>
          </table:table-cell>
          <table:table-cell table:style-name="Default"/>
          <table:table-cell office:value-type="float" office:value="0.000806" calcext:value-type="float">
            <text:p>0,00080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1_n</text:p>
          </table:table-cell>
          <table:table-cell table:style-name="Default"/>
          <table:table-cell table:style-name="Default" office:value-type="float" office:value="20546.233333" calcext:value-type="float">
            <text:p>20546,233333</text:p>
          </table:table-cell>
          <table:table-cell office:value-type="float" office:value="2.129844" calcext:value-type="float">
            <text:p>2,12984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2_n</text:p>
          </table:table-cell>
          <table:table-cell table:style-name="Default"/>
          <table:table-cell table:style-name="Default" office:value-type="float" office:value="208502.166667" calcext:value-type="float">
            <text:p>208502,166667</text:p>
          </table:table-cell>
          <table:table-cell office:value-type="float" office:value="3.005259" calcext:value-type="float">
            <text:p>3,005259</text:p>
          </table:table-cell>
          <table:table-cell table:style-name="Default"/>
          <table:table-cell office:value-type="float" office:value="0.022109" calcext:value-type="float">
            <text:p>0,02210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3_n</text:p>
          </table:table-cell>
          <table:table-cell table:style-name="Default"/>
          <table:table-cell table:style-name="Default" office:value-type="float" office:value="162653.6" calcext:value-type="float">
            <text:p>162653,6</text:p>
          </table:table-cell>
          <table:table-cell office:value-type="float" office:value="3.162713" calcext:value-type="float">
            <text:p>3,162713</text:p>
          </table:table-cell>
          <table:table-cell table:style-name="Default"/>
          <table:table-cell office:value-type="float" office:value="0.015415" calcext:value-type="float">
            <text:p>0,01541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4_n</text:p>
          </table:table-cell>
          <table:table-cell table:style-name="Default"/>
          <table:table-cell table:style-name="Default" office:value-type="float" office:value="118428" calcext:value-type="float">
            <text:p>118428</text:p>
          </table:table-cell>
          <table:table-cell office:value-type="float" office:value="3.161367" calcext:value-type="float">
            <text:p>3,161367</text:p>
          </table:table-cell>
          <table:table-cell table:style-name="Default"/>
          <table:table-cell office:value-type="float" office:value="0.014377" calcext:value-type="float">
            <text:p>0,01437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5_n</text:p>
          </table:table-cell>
          <table:table-cell table:style-name="Default"/>
          <table:table-cell table:style-name="Default" office:value-type="float" office:value="333942" calcext:value-type="float">
            <text:p>333942</text:p>
          </table:table-cell>
          <table:table-cell office:value-type="float" office:value="2.828711" calcext:value-type="float">
            <text:p>2,828711</text:p>
          </table:table-cell>
          <table:table-cell table:style-name="Default"/>
          <table:table-cell office:value-type="float" office:value="0.012919" calcext:value-type="float">
            <text:p>0,01291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1_n</text:p>
          </table:table-cell>
          <table:table-cell table:style-name="Default"/>
          <table:table-cell table:style-name="Default" office:value-type="float" office:value="32002.666667" calcext:value-type="float">
            <text:p>32002,666667</text:p>
          </table:table-cell>
          <table:table-cell office:value-type="float" office:value="4.056901" calcext:value-type="float">
            <text:p>4,05690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2_n</text:p>
          </table:table-cell>
          <table:table-cell table:style-name="Default"/>
          <table:table-cell table:style-name="Default" office:value-type="float" office:value="249037.233333" calcext:value-type="float">
            <text:p>249037,233333</text:p>
          </table:table-cell>
          <table:table-cell office:value-type="float" office:value="5.890988" calcext:value-type="float">
            <text:p>5,890988</text:p>
          </table:table-cell>
          <table:table-cell table:style-name="Default"/>
          <table:table-cell office:value-type="float" office:value="0.008057" calcext:value-type="float">
            <text:p>0,00805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3_n</text:p>
          </table:table-cell>
          <table:table-cell table:style-name="Default"/>
          <table:table-cell table:style-name="Default" office:value-type="float" office:value="85393.466667" calcext:value-type="float">
            <text:p>85393,466667</text:p>
          </table:table-cell>
          <table:table-cell office:value-type="float" office:value="5.430311" calcext:value-type="float">
            <text:p>5,430311</text:p>
          </table:table-cell>
          <table:table-cell table:style-name="Default"/>
          <table:table-cell office:value-type="float" office:value="0.018783" calcext:value-type="float">
            <text:p>0,01878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4_n</text:p>
          </table:table-cell>
          <table:table-cell table:style-name="Default"/>
          <table:table-cell table:style-name="Default" office:value-type="float" office:value="156802.566667" calcext:value-type="float">
            <text:p>156802,566667</text:p>
          </table:table-cell>
          <table:table-cell office:value-type="float" office:value="6.059277" calcext:value-type="float">
            <text:p>6,059277</text:p>
          </table:table-cell>
          <table:table-cell table:style-name="Default"/>
          <table:table-cell office:value-type="float" office:value="0.00383" calcext:value-type="float">
            <text:p>0,0038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5_n</text:p>
          </table:table-cell>
          <table:table-cell table:style-name="Default"/>
          <table:table-cell table:style-name="Default" office:value-type="float" office:value="296694.3" calcext:value-type="float">
            <text:p>296694,3</text:p>
          </table:table-cell>
          <table:table-cell office:value-type="float" office:value="6.296758" calcext:value-type="float">
            <text:p>6,296758</text:p>
          </table:table-cell>
          <table:table-cell table:style-name="Default"/>
          <table:table-cell office:value-type="float" office:value="0.017895" calcext:value-type="float">
            <text:p>0,01789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KV_n_60_05</text:p>
          </table:table-cell>
          <table:table-cell table:style-name="Default"/>
          <table:table-cell table:style-name="Default" office:value-type="float" office:value="159768" calcext:value-type="float">
            <text:p>159768</text:p>
          </table:table-cell>
          <table:table-cell office:value-type="float" office:value="8.285367" calcext:value-type="float">
            <text:p>8,285367</text:p>
          </table:table-cell>
          <table:table-cell table:style-name="Default"/>
          <table:table-cell office:value-type="float" office:value="0.03821" calcext:value-type="float">
            <text:p>0,0382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1.txt</text:p>
          </table:table-cell>
          <table:table-cell table:style-name="Default"/>
          <table:table-cell table:style-name="Default" office:value-type="float" office:value="204927.966667" calcext:value-type="float">
            <text:p>204927,966667</text:p>
          </table:table-cell>
          <table:table-cell office:value-type="float" office:value="8.545132" calcext:value-type="float">
            <text:p>8,545132</text:p>
          </table:table-cell>
          <table:table-cell table:style-name="Default"/>
          <table:table-cell office:value-type="float" office:value="0.00784" calcext:value-type="float">
            <text:p>0,0078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2.txt</text:p>
          </table:table-cell>
          <table:table-cell table:style-name="Default"/>
          <table:table-cell table:style-name="Default" office:value-type="float" office:value="194201.766667" calcext:value-type="float">
            <text:p>194201,766667</text:p>
          </table:table-cell>
          <table:table-cell office:value-type="float" office:value="8.29782" calcext:value-type="float">
            <text:p>8,29782</text:p>
          </table:table-cell>
          <table:table-cell table:style-name="Default"/>
          <table:table-cell office:value-type="float" office:value="0.034679" calcext:value-type="float">
            <text:p>0,03467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3.txt</text:p>
          </table:table-cell>
          <table:table-cell table:style-name="Default"/>
          <table:table-cell table:style-name="Default" office:value-type="float" office:value="162724.966667" calcext:value-type="float">
            <text:p>162724,966667</text:p>
          </table:table-cell>
          <table:table-cell office:value-type="float" office:value="8.866895" calcext:value-type="float">
            <text:p>8,866895</text:p>
          </table:table-cell>
          <table:table-cell table:style-name="Default"/>
          <table:table-cell office:value-type="float" office:value="0.026629" calcext:value-type="float">
            <text:p>0,02662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1.txt</text:p>
          </table:table-cell>
          <table:table-cell table:style-name="Default"/>
          <table:table-cell table:style-name="Default" office:value-type="float" office:value="135830.766667" calcext:value-type="float">
            <text:p>135830,766667</text:p>
          </table:table-cell>
          <table:table-cell office:value-type="float" office:value="8.693796" calcext:value-type="float">
            <text:p>8,693796</text:p>
          </table:table-cell>
          <table:table-cell table:style-name="Default"/>
          <table:table-cell office:value-type="float" office:value="0.043661" calcext:value-type="float">
            <text:p>0,04366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2.txt</text:p>
          </table:table-cell>
          <table:table-cell table:style-name="Default"/>
          <table:table-cell table:style-name="Default" office:value-type="float" office:value="160121.766667" calcext:value-type="float">
            <text:p>160121,766667</text:p>
          </table:table-cell>
          <table:table-cell office:value-type="float" office:value="8.555581" calcext:value-type="float">
            <text:p>8,555581</text:p>
          </table:table-cell>
          <table:table-cell table:style-name="Default"/>
          <table:table-cell office:value-type="float" office:value="0.033309" calcext:value-type="float">
            <text:p>0,03330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3.txt</text:p>
          </table:table-cell>
          <table:table-cell table:style-name="Default"/>
          <table:table-cell table:style-name="Default" office:value-type="float" office:value="159935.566667" calcext:value-type="float">
            <text:p>159935,566667</text:p>
          </table:table-cell>
          <table:table-cell office:value-type="float" office:value="8.5485" calcext:value-type="float">
            <text:p>8,5485</text:p>
          </table:table-cell>
          <table:table-cell table:style-name="Default"/>
          <table:table-cell office:value-type="float" office:value="0.02013" calcext:value-type="float">
            <text:p>0,0201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1.txt</text:p>
          </table:table-cell>
          <table:table-cell table:style-name="Default"/>
          <table:table-cell table:style-name="Default" office:value-type="float" office:value="111195.166667" calcext:value-type="float">
            <text:p>111195,166667</text:p>
          </table:table-cell>
          <table:table-cell office:value-type="float" office:value="8.659981" calcext:value-type="float">
            <text:p>8,659981</text:p>
          </table:table-cell>
          <table:table-cell table:style-name="Default"/>
          <table:table-cell office:value-type="float" office:value="0.028056" calcext:value-type="float">
            <text:p>0,02805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2.txt</text:p>
          </table:table-cell>
          <table:table-cell table:style-name="Default"/>
          <table:table-cell table:style-name="Default" office:value-type="float" office:value="115923.033333" calcext:value-type="float">
            <text:p>115923,033333</text:p>
          </table:table-cell>
          <table:table-cell office:value-type="float" office:value="8.826425" calcext:value-type="float">
            <text:p>8,826425</text:p>
          </table:table-cell>
          <table:table-cell table:style-name="Default"/>
          <table:table-cell office:value-type="float" office:value="0.064179" calcext:value-type="float">
            <text:p>0,06417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3.txt</text:p>
          </table:table-cell>
          <table:table-cell table:style-name="Default"/>
          <table:table-cell table:style-name="Default" office:value-type="float" office:value="114667.1" calcext:value-type="float">
            <text:p>114667,1</text:p>
          </table:table-cell>
          <table:table-cell office:value-type="float" office:value="7.714588" calcext:value-type="float">
            <text:p>7,714588</text:p>
          </table:table-cell>
          <table:table-cell table:style-name="Default"/>
          <table:table-cell office:value-type="float" office:value="0.02716" calcext:value-type="float">
            <text:p>0,0271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1.txt</text:p>
          </table:table-cell>
          <table:table-cell table:style-name="Default"/>
          <table:table-cell table:style-name="Default" office:value-type="float" office:value="108341.533333" calcext:value-type="float">
            <text:p>108341,533333</text:p>
          </table:table-cell>
          <table:table-cell office:value-type="float" office:value="8.803333" calcext:value-type="float">
            <text:p>8,803333</text:p>
          </table:table-cell>
          <table:table-cell table:style-name="Default"/>
          <table:table-cell office:value-type="float" office:value="0.013874" calcext:value-type="float">
            <text:p>0,01387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2.txt</text:p>
          </table:table-cell>
          <table:table-cell table:style-name="Default"/>
          <table:table-cell table:style-name="Default" office:value-type="float" office:value="110498.4" calcext:value-type="float">
            <text:p>110498,4</text:p>
          </table:table-cell>
          <table:table-cell office:value-type="float" office:value="7.542693" calcext:value-type="float">
            <text:p>7,542693</text:p>
          </table:table-cell>
          <table:table-cell table:style-name="Default"/>
          <table:table-cell office:value-type="float" office:value="0.068239" calcext:value-type="float">
            <text:p>0,06823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3.txt</text:p>
          </table:table-cell>
          <table:table-cell table:style-name="Default"/>
          <table:table-cell table:style-name="Default" office:value-type="float" office:value="92351.066667" calcext:value-type="float">
            <text:p>92351,066667</text:p>
          </table:table-cell>
          <table:table-cell office:value-type="float" office:value="8.272304" calcext:value-type="float">
            <text:p>8,272304</text:p>
          </table:table-cell>
          <table:table-cell table:style-name="Default"/>
          <table:table-cell office:value-type="float" office:value="0.072037" calcext:value-type="float">
            <text:p>0,07203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1.txt</text:p>
          </table:table-cell>
          <table:table-cell table:style-name="Default"/>
          <table:table-cell table:style-name="Default" office:value-type="float" office:value="446320.6" calcext:value-type="float">
            <text:p>446320,6</text:p>
          </table:table-cell>
          <table:table-cell office:value-type="float" office:value="8.991115" calcext:value-type="float">
            <text:p>8,991115</text:p>
          </table:table-cell>
          <table:table-cell table:style-name="Default"/>
          <table:table-cell office:value-type="float" office:value="0.006062" calcext:value-type="float">
            <text:p>0,00606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2.txt</text:p>
          </table:table-cell>
          <table:table-cell table:style-name="Default"/>
          <table:table-cell table:style-name="Default" office:value-type="float" office:value="409662.2" calcext:value-type="float">
            <text:p>409662,2</text:p>
          </table:table-cell>
          <table:table-cell office:value-type="float" office:value="7.887497" calcext:value-type="float">
            <text:p>7,887497</text:p>
          </table:table-cell>
          <table:table-cell table:style-name="Default"/>
          <table:table-cell office:value-type="float" office:value="0.002942" calcext:value-type="float">
            <text:p>0,00294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3.txt</text:p>
          </table:table-cell>
          <table:table-cell table:style-name="Default"/>
          <table:table-cell table:style-name="Default" office:value-type="float" office:value="417805.766667" calcext:value-type="float">
            <text:p>417805,766667</text:p>
          </table:table-cell>
          <table:table-cell office:value-type="float" office:value="9.254439" calcext:value-type="float">
            <text:p>9,254439</text:p>
          </table:table-cell>
          <table:table-cell table:style-name="Default"/>
          <table:table-cell office:value-type="float" office:value="0.008395" calcext:value-type="float">
            <text:p>0,00839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1.txt</text:p>
          </table:table-cell>
          <table:table-cell table:style-name="Default"/>
          <table:table-cell table:style-name="Default" office:value-type="float" office:value="313893.633333" calcext:value-type="float">
            <text:p>313893,633333</text:p>
          </table:table-cell>
          <table:table-cell office:value-type="float" office:value="8.635404" calcext:value-type="float">
            <text:p>8,635404</text:p>
          </table:table-cell>
          <table:table-cell table:style-name="Default"/>
          <table:table-cell office:value-type="float" office:value="0.012448" calcext:value-type="float">
            <text:p>0,01244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2.txt</text:p>
          </table:table-cell>
          <table:table-cell table:style-name="Default"/>
          <table:table-cell table:style-name="Default" office:value-type="float" office:value="321511.633333" calcext:value-type="float">
            <text:p>321511,633333</text:p>
          </table:table-cell>
          <table:table-cell office:value-type="float" office:value="8.601595" calcext:value-type="float">
            <text:p>8,601595</text:p>
          </table:table-cell>
          <table:table-cell table:style-name="Default"/>
          <table:table-cell office:value-type="float" office:value="0.004365" calcext:value-type="float">
            <text:p>0,00436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3.txt</text:p>
          </table:table-cell>
          <table:table-cell table:style-name="Default"/>
          <table:table-cell table:style-name="Default" office:value-type="float" office:value="364249.633333" calcext:value-type="float">
            <text:p>364249,633333</text:p>
          </table:table-cell>
          <table:table-cell office:value-type="float" office:value="8.247241" calcext:value-type="float">
            <text:p>8,247241</text:p>
          </table:table-cell>
          <table:table-cell table:style-name="Default"/>
          <table:table-cell office:value-type="float" office:value="0.014049" calcext:value-type="float">
            <text:p>0,01404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1.txt</text:p>
          </table:table-cell>
          <table:table-cell table:style-name="Default"/>
          <table:table-cell table:style-name="Default" office:value-type="float" office:value="274071.633333" calcext:value-type="float">
            <text:p>274071,633333</text:p>
          </table:table-cell>
          <table:table-cell office:value-type="float" office:value="8.88162" calcext:value-type="float">
            <text:p>8,88162</text:p>
          </table:table-cell>
          <table:table-cell table:style-name="Default"/>
          <table:table-cell office:value-type="float" office:value="0.007315" calcext:value-type="float">
            <text:p>0,00731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2.txt</text:p>
          </table:table-cell>
          <table:table-cell table:style-name="Default"/>
          <table:table-cell table:style-name="Default" office:value-type="float" office:value="270139.566667" calcext:value-type="float">
            <text:p>270139,566667</text:p>
          </table:table-cell>
          <table:table-cell office:value-type="float" office:value="7.994515" calcext:value-type="float">
            <text:p>7,994515</text:p>
          </table:table-cell>
          <table:table-cell table:style-name="Default"/>
          <table:table-cell office:value-type="float" office:value="0.012608" calcext:value-type="float">
            <text:p>0,01260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3.txt</text:p>
          </table:table-cell>
          <table:table-cell table:style-name="Default"/>
          <table:table-cell table:style-name="Default" office:value-type="float" office:value="295891.2" calcext:value-type="float">
            <text:p>295891,2</text:p>
          </table:table-cell>
          <table:table-cell office:value-type="float" office:value="7.438311" calcext:value-type="float">
            <text:p>7,438311</text:p>
          </table:table-cell>
          <table:table-cell table:style-name="Default"/>
          <table:table-cell office:value-type="float" office:value="0.001693" calcext:value-type="float">
            <text:p>0,00169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1.txt</text:p>
          </table:table-cell>
          <table:table-cell table:style-name="Default"/>
          <table:table-cell table:style-name="Default" office:value-type="float" office:value="227992.566667" calcext:value-type="float">
            <text:p>227992,566667</text:p>
          </table:table-cell>
          <table:table-cell office:value-type="float" office:value="8.734131" calcext:value-type="float">
            <text:p>8,734131</text:p>
          </table:table-cell>
          <table:table-cell table:style-name="Default"/>
          <table:table-cell office:value-type="float" office:value="0.005704" calcext:value-type="float">
            <text:p>0,00570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2.txt</text:p>
          </table:table-cell>
          <table:table-cell table:style-name="Default"/>
          <table:table-cell table:style-name="Default" office:value-type="float" office:value="246922.666667" calcext:value-type="float">
            <text:p>246922,666667</text:p>
          </table:table-cell>
          <table:table-cell office:value-type="float" office:value="8.805099" calcext:value-type="float">
            <text:p>8,805099</text:p>
          </table:table-cell>
          <table:table-cell table:style-name="Default"/>
          <table:table-cell office:value-type="float" office:value="0.015414" calcext:value-type="float">
            <text:p>0,01541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3.txt</text:p>
          </table:table-cell>
          <table:table-cell table:style-name="Default"/>
          <table:table-cell table:style-name="Default" office:value-type="float" office:value="206983.333333" calcext:value-type="float">
            <text:p>206983,333333</text:p>
          </table:table-cell>
          <table:table-cell office:value-type="float" office:value="8.322667" calcext:value-type="float">
            <text:p>8,322667</text:p>
          </table:table-cell>
          <table:table-cell table:style-name="Default"/>
          <table:table-cell office:value-type="float" office:value="0.004359" calcext:value-type="float">
            <text:p>0,00435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1.txt</text:p>
          </table:table-cell>
          <table:table-cell table:style-name="Default"/>
          <table:table-cell table:style-name="Default" office:value-type="float" office:value="629027.333333" calcext:value-type="float">
            <text:p>629027,333333</text:p>
          </table:table-cell>
          <table:table-cell office:value-type="float" office:value="9.06388" calcext:value-type="float">
            <text:p>9,06388</text:p>
          </table:table-cell>
          <table:table-cell table:style-name="Default"/>
          <table:table-cell office:value-type="float" office:value="0.001431" calcext:value-type="float">
            <text:p>0,00143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2.txt</text:p>
          </table:table-cell>
          <table:table-cell table:style-name="Default"/>
          <table:table-cell table:style-name="Default" office:value-type="float" office:value="561673.633333" calcext:value-type="float">
            <text:p>561673,633333</text:p>
          </table:table-cell>
          <table:table-cell office:value-type="float" office:value="9.130224" calcext:value-type="float">
            <text:p>9,13022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3.txt</text:p>
          </table:table-cell>
          <table:table-cell table:style-name="Default"/>
          <table:table-cell table:style-name="Default" office:value-type="float" office:value="587893.9" calcext:value-type="float">
            <text:p>587893,9</text:p>
          </table:table-cell>
          <table:table-cell office:value-type="float" office:value="9.148874" calcext:value-type="float">
            <text:p>9,14887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1.txt</text:p>
          </table:table-cell>
          <table:table-cell table:style-name="Default"/>
          <table:table-cell table:style-name="Default" office:value-type="float" office:value="474668.166667" calcext:value-type="float">
            <text:p>474668,166667</text:p>
          </table:table-cell>
          <table:table-cell office:value-type="float" office:value="8.457484" calcext:value-type="float">
            <text:p>8,457484</text:p>
          </table:table-cell>
          <table:table-cell table:style-name="Default"/>
          <table:table-cell office:value-type="float" office:value="0.005907" calcext:value-type="float">
            <text:p>0,00590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2.txt</text:p>
          </table:table-cell>
          <table:table-cell table:style-name="Default"/>
          <table:table-cell table:style-name="Default" office:value-type="float" office:value="480387.833333" calcext:value-type="float">
            <text:p>480387,833333</text:p>
          </table:table-cell>
          <table:table-cell office:value-type="float" office:value="8.23275" calcext:value-type="float">
            <text:p>8,23275</text:p>
          </table:table-cell>
          <table:table-cell table:style-name="Default"/>
          <table:table-cell office:value-type="float" office:value="0.002709" calcext:value-type="float">
            <text:p>0,00270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3.txt</text:p>
          </table:table-cell>
          <table:table-cell table:style-name="Default"/>
          <table:table-cell table:style-name="Default" office:value-type="float" office:value="512836.633333" calcext:value-type="float">
            <text:p>512836,633333</text:p>
          </table:table-cell>
          <table:table-cell office:value-type="float" office:value="7.986" calcext:value-type="float">
            <text:p>7,986</text:p>
          </table:table-cell>
          <table:table-cell table:style-name="Default"/>
          <table:table-cell office:value-type="float" office:value="0.004293" calcext:value-type="float">
            <text:p>0,00429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1.txt</text:p>
          </table:table-cell>
          <table:table-cell table:style-name="Default"/>
          <table:table-cell table:style-name="Default" office:value-type="float" office:value="479994.166667" calcext:value-type="float">
            <text:p>479994,166667</text:p>
          </table:table-cell>
          <table:table-cell office:value-type="float" office:value="8.400311" calcext:value-type="float">
            <text:p>8,400311</text:p>
          </table:table-cell>
          <table:table-cell table:style-name="Default"/>
          <table:table-cell office:value-type="float" office:value="0.004795" calcext:value-type="float">
            <text:p>0,00479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2.txt</text:p>
          </table:table-cell>
          <table:table-cell table:style-name="Default"/>
          <table:table-cell table:style-name="Default" office:value-type="float" office:value="445566.366667" calcext:value-type="float">
            <text:p>445566,366667</text:p>
          </table:table-cell>
          <table:table-cell office:value-type="float" office:value="7.598226" calcext:value-type="float">
            <text:p>7,598226</text:p>
          </table:table-cell>
          <table:table-cell table:style-name="Default"/>
          <table:table-cell office:value-type="float" office:value="0.005393" calcext:value-type="float">
            <text:p>0,00539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3.txt</text:p>
          </table:table-cell>
          <table:table-cell table:style-name="Default"/>
          <table:table-cell table:style-name="Default" office:value-type="float" office:value="495575.366667" calcext:value-type="float">
            <text:p>495575,366667</text:p>
          </table:table-cell>
          <table:table-cell office:value-type="float" office:value="8.354394" calcext:value-type="float">
            <text:p>8,354394</text:p>
          </table:table-cell>
          <table:table-cell table:style-name="Default"/>
          <table:table-cell office:value-type="float" office:value="0.003232" calcext:value-type="float">
            <text:p>0,00323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1.txt</text:p>
          </table:table-cell>
          <table:table-cell table:style-name="Default"/>
          <table:table-cell table:style-name="Default" office:value-type="float" office:value="385730" calcext:value-type="float">
            <text:p>385730</text:p>
          </table:table-cell>
          <table:table-cell office:value-type="float" office:value="7.858373" calcext:value-type="float">
            <text:p>7,858373</text:p>
          </table:table-cell>
          <table:table-cell table:style-name="Default"/>
          <table:table-cell office:value-type="float" office:value="0.001297" calcext:value-type="float">
            <text:p>0,00129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2.txt</text:p>
          </table:table-cell>
          <table:table-cell table:style-name="Default"/>
          <table:table-cell table:style-name="Default" office:value-type="float" office:value="345132.6" calcext:value-type="float">
            <text:p>345132,6</text:p>
          </table:table-cell>
          <table:table-cell office:value-type="float" office:value="7.573969" calcext:value-type="float">
            <text:p>7,573969</text:p>
          </table:table-cell>
          <table:table-cell table:style-name="Default"/>
          <table:table-cell office:value-type="float" office:value="0.00029" calcext:value-type="float">
            <text:p>0,0002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3.txt</text:p>
          </table:table-cell>
          <table:table-cell table:style-name="Default"/>
          <table:table-cell office:value-type="float" office:value="411423.3" calcext:value-type="float">
            <text:p>411423,3</text:p>
          </table:table-cell>
          <table:table-cell office:value-type="float" office:value="8.14557" calcext:value-type="float">
            <text:p>8,14557</text:p>
          </table:table-cell>
          <table:table-cell table:style-name="Default"/>
          <table:table-cell office:value-type="float" office:value="0.010457" calcext:value-type="float">
            <text:p>0,01045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64_05_n</text:p>
          </table:table-cell>
          <table:table-cell table:style-name="Default"/>
          <table:table-cell office:value-type="float" office:value="251744.266667" calcext:value-type="float">
            <text:p>251744,266667</text:p>
          </table:table-cell>
          <table:table-cell office:value-type="float" office:value="11.108939" calcext:value-type="float">
            <text:p>11,108939</text:p>
          </table:table-cell>
          <table:table-cell table:style-name="Default"/>
          <table:table-cell office:value-type="float" office:value="0.001196" calcext:value-type="float">
            <text:p>0,00119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KV_n_70_05</text:p>
          </table:table-cell>
          <table:table-cell table:style-name="Default"/>
          <table:table-cell office:value-type="float" office:value="2110474.533333" calcext:value-type="float">
            <text:p>2110474,533333</text:p>
          </table:table-cell>
          <table:table-cell office:value-type="float" office:value="15.444588" calcext:value-type="float">
            <text:p>15,444588</text:p>
          </table:table-cell>
          <table:table-cell table:style-name="Default"/>
          <table:table-cell office:value-type="float" office:value="0.007347" calcext:value-type="float">
            <text:p>0,007347</text:p>
          </table:table-cell>
          <table:table-cell table:number-columns-repeated="1007"/>
        </table:table-row>
        <table:table-row table:style-name="ro3" table:number-rows-repeated="1048375">
          <table:table-cell table:number-columns-repeated="1014"/>
        </table:table-row>
        <table:table-row table:style-name="ro3">
          <table:table-cell table:number-columns-repeated="1014"/>
        </table:table-row>
        <calcext:conditional-formats>
          <calcext:conditional-format calcext:target-range-address="stats_0.B4:stats_0.B92">
            <calcext:condition calcext:apply-style-name="melhorqmelhor" calcext:value="&gt;[.M4:.M92]" calcext:base-cell-address="stats_0.B4"/>
            <calcext:condition calcext:apply-style-name="igualmelhor" calcext:value="=[.M4:.M90]" calcext:base-cell-address="stats_0.B4"/>
          </calcext:conditional-format>
          <calcext:conditional-format calcext:target-range-address="stats_0.G4:stats_0.G92 stats_0.C4:stats_0.C92 stats_0.E4:stats_0.E92 stats_0.I4:stats_0.I92 stats_0.K4:stats_0.K92">
            <calcext:condition calcext:apply-style-name="igualmeu" calcext:value="=[.M4:.M92]" calcext:base-cell-address="stats_0.C4"/>
            <calcext:condition calcext:apply-style-name="piorqmeu" calcext:value="&gt;[.M4:.M92]" calcext:base-cell-address="stats_0.C4"/>
          </calcext:conditional-format>
          <calcext:conditional-format calcext:target-range-address="stats_0.M4:stats_0.M92">
            <calcext:condition calcext:apply-style-name="melhorqmelhor" calcext:value="&lt;[.B4:.B92]" calcext:base-cell-address="stats_0.M4"/>
            <calcext:condition calcext:apply-style-name="igualmelhor" calcext:value="=[.B4:.B90]" calcext:base-cell-address="stats_0.M4"/>
            <calcext:condition calcext:apply-style-name="melhorque1" calcext:value="&lt;[.G4:.G90]" calcext:base-cell-address="stats_0.M4"/>
            <calcext:condition calcext:apply-style-name="melhorque1" calcext:value="&lt;[.G4:.G90]" calcext:base-cell-address="stats_0.M4"/>
            <calcext:condition calcext:apply-style-name="melhorque1" calcext:value="&lt;[.I4:.I90]" calcext:base-cell-address="stats_0.M4"/>
            <calcext:condition calcext:apply-style-name="igualmeu" calcext:value="=[.G4:.G90]" calcext:base-cell-address="stats_0.M4"/>
            <calcext:condition calcext:apply-style-name="igualmeu" calcext:value="=[.I4:.I90]" calcext:base-cell-address="stats_0.M4"/>
            <calcext:condition calcext:apply-style-name="iguala1" calcext:value="=[.G4:.G90]" calcext:base-cell-address="stats_0.M4"/>
          </calcext:conditional-format>
        </calcext:conditional-formats>
      </table:table>
      <table:table table:name="stats_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37"/>
        <table:table-column table:style-name="co7" table:default-cell-style-name="ce2"/>
        <table:table-column table:style-name="co8" table:default-cell-style-name="ce2"/>
        <table:table-column table:style-name="co3" table:number-columns-repeated="996" table:default-cell-style-name="ce2"/>
        <table:table-row table:style-name="ro1">
          <table:table-cell table:style-name="ce4" office:value-type="string" calcext:value-type="string" table:number-columns-spanned="1" table:number-rows-spanned="3">
            <text:p>Instancia</text:p>
          </table:table-cell>
          <table:table-cell table:style-name="ce4" office:value-type="string" calcext:value-type="string" table:number-columns-spanned="1" table:number-rows-spanned="3">
            <text:p>Melhor</text:p>
          </table:table-cell>
          <table:table-cell table:style-name="ce4" office:value-type="string" calcext:value-type="string" table:number-columns-spanned="10" table:number-rows-spanned="1">
            <text:p>Literatura</text:p>
          </table:table-cell>
          <table:covered-table-cell table:number-columns-repeated="9" table:style-name="ce4"/>
          <table:table-cell table:style-name="ce4" office:value-type="string" calcext:value-type="string" table:number-columns-spanned="5" table:number-rows-spanned="1">
            <text:p>Implementação</text:p>
          </table:table-cell>
          <table:covered-table-cell table:number-columns-repeated="2" table:style-name="ce4"/>
          <table:covered-table-cell table:style-name="ce99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CAP-G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CAP-SS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 A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TS</text:p>
          </table:table-cell>
          <table:covered-table-cell table:style-name="ce4"/>
          <table:table-cell table:style-name="ce43" office:value-type="string" calcext:value-type="string" table:number-columns-spanned="2" table:number-rows-spanned="1">
            <text:p>PBVNS</text:p>
          </table:table-cell>
          <table:covered-table-cell table:style-name="ce43"/>
          <table:table-cell table:style-name="ce4" office:value-type="string" calcext:value-type="string" table:number-columns-spanned="5" table:number-rows-spanned="1">
            <text:p>Com BL+PT</text:p>
          </table:table-cell>
          <table:covered-table-cell table:number-columns-repeated="2" table:style-name="ce4"/>
          <table:covered-table-cell table:style-name="ce58"/>
          <table:covered-table-cell table:style-name="ce4"/>
          <table:table-cell table:style-name="ce4"/>
          <table:table-cell table:number-columns-repeated="996"/>
        </table:table-row>
        <table:table-row table:style-name="ro1">
          <table:covered-table-cell table:number-columns-repeated="2" table:style-name="ce4"/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" office:value-type="string" calcext:value-type="string">
            <text:p>Tempo</text:p>
          </table:table-cell>
          <table:table-cell table:style-name="ce4" office:value-type="string" calcext:value-type="string">
            <text:p>Solucao</text:p>
          </table:table-cell>
          <table:table-cell table:style-name="ce43" office:value-type="string" calcext:value-type="string">
            <text:p>Tempo</text:p>
          </table:table-cell>
          <table:table-cell table:style-name="ce4" office:value-type="string" calcext:value-type="string">
            <text:p>Melhor S,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, Media</text:p>
          </table:table-cell>
          <table:table-cell table:style-name="ce58" office:value-type="string" calcext:value-type="string">
            <text:p>DP, Sol</text:p>
          </table:table-cell>
          <table:table-cell table:style-name="ce4" office:value-type="string" calcext:value-type="string">
            <text:p>T, medio</text:p>
          </table:table-cell>
          <table:table-cell table:style-name="ce4" office:value-type="string" calcext:value-type="string">
            <text:p>DP Tempo</text:p>
          </table:table-cell>
          <table:table-cell table:number-columns-repeated="996"/>
        </table:table-row>
        <table:table-row table:style-name="ro2">
          <table:table-cell table:style-name="ce1" office:value-type="string" calcext:value-type="string">
            <text:p>S9</text:p>
          </table:table-cell>
          <table:table-cell table:style-name="ce104" table:formula="of:=MIN([.C4];[.E4];[.G4];[.I4];[.K4])" office:value-type="float" office:value="1181.5" calcext:value-type="float">
            <text:p>1181,5</text:p>
          </table:table-cell>
          <table:table-cell table:style-name="ce105" office:value-type="float" office:value="1181.5" calcext:value-type="float">
            <text:p>1181,5</text:p>
          </table:table-cell>
          <table:table-cell table:style-name="ce9" office:value-type="float" office:value="17.61" calcext:value-type="float">
            <text:p>17,6</text:p>
          </table:table-cell>
          <table:table-cell table:style-name="ce109" office:value-type="float" office:value="1181.5" calcext:value-type="float">
            <text:p>1181,5</text:p>
          </table:table-cell>
          <table:table-cell table:style-name="ce9" office:value-type="float" office:value="0.19" calcext:value-type="float">
            <text:p>0,2</text:p>
          </table:table-cell>
          <table:table-cell table:style-name="ce105" office:value-type="float" office:value="1181.5" calcext:value-type="float">
            <text:p>1181,5</text:p>
          </table:table-cell>
          <table:table-cell table:style-name="ce9" office:value-type="float" office:value="1.14" calcext:value-type="float">
            <text:p>1,1</text:p>
          </table:table-cell>
          <table:table-cell table:style-name="ce109" office:value-type="float" office:value="1181.5" calcext:value-type="float">
            <text:p>1181,5</text:p>
          </table:table-cell>
          <table:table-cell table:style-name="ce9" office:value-type="float" office:value="4.05" calcext:value-type="float">
            <text:p>4,1</text:p>
          </table:table-cell>
          <table:table-cell table:style-name="ce109" office:value-type="float" office:value="1181.5" calcext:value-type="float">
            <text:p>1181,5</text:p>
          </table:table-cell>
          <table:table-cell table:style-name="ce82" office:value-type="float" office:value="0.09" calcext:value-type="float">
            <text:p>0,09</text:p>
          </table:table-cell>
          <table:table-cell table:style-name="ce116" office:value-type="float" office:value="1181.5" calcext:value-type="float">
            <text:p>1181,5</text:p>
          </table:table-cell>
          <table:table-cell table:style-name="ce22" table:formula="of:=([.M4]-[.B4])/[.B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4607" calcext:value-type="float">
            <text:p>0,004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9H</text:p>
          </table:table-cell>
          <table:table-cell table:style-name="ce104" table:formula="of:=MIN([.C5];[.E5];[.G5];[.I5];[.K5])" office:value-type="float" office:value="2294.5" calcext:value-type="float">
            <text:p>2294,5</text:p>
          </table:table-cell>
          <table:table-cell table:style-name="ce106" office:value-type="float" office:value="2294.5" calcext:value-type="float">
            <text:p>2294,5</text:p>
          </table:table-cell>
          <table:table-cell table:style-name="ce10" office:value-type="float" office:value="17.54" calcext:value-type="float">
            <text:p>17,5</text:p>
          </table:table-cell>
          <table:table-cell table:style-name="ce112" office:value-type="float" office:value="2294.5" calcext:value-type="float">
            <text:p>2294,5</text:p>
          </table:table-cell>
          <table:table-cell table:style-name="ce10" office:value-type="float" office:value="0.24" calcext:value-type="float">
            <text:p>0,2</text:p>
          </table:table-cell>
          <table:table-cell table:style-name="ce106" office:value-type="float" office:value="2294.5" calcext:value-type="float">
            <text:p>2294,5</text:p>
          </table:table-cell>
          <table:table-cell table:style-name="ce10" office:value-type="float" office:value="1.15" calcext:value-type="float">
            <text:p>1,2</text:p>
          </table:table-cell>
          <table:table-cell table:style-name="ce112" office:value-type="float" office:value="2294.5" calcext:value-type="float">
            <text:p>2294,5</text:p>
          </table:table-cell>
          <table:table-cell table:style-name="ce10" office:value-type="float" office:value="3.46" calcext:value-type="float">
            <text:p>3,5</text:p>
          </table:table-cell>
          <table:table-cell table:style-name="ce112" office:value-type="float" office:value="2294.5" calcext:value-type="float">
            <text:p>2294,5</text:p>
          </table:table-cell>
          <table:table-cell table:style-name="ce85" office:value-type="float" office:value="0.1" calcext:value-type="float">
            <text:p>0,10</text:p>
          </table:table-cell>
          <table:table-cell table:style-name="ce122" office:value-type="float" office:value="2294.5" calcext:value-type="float">
            <text:p>2294,5</text:p>
          </table:table-cell>
          <table:table-cell table:style-name="ce23" table:formula="of:=([.M5]-[.B5])/[.B5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4343" calcext:value-type="float">
            <text:p>0,004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10</text:p>
          </table:table-cell>
          <table:table-cell table:style-name="ce104" table:formula="of:=MIN([.C6];[.E6];[.G6];[.I6];[.K6])" office:value-type="float" office:value="1374.5" calcext:value-type="float">
            <text:p>1374,5</text:p>
          </table:table-cell>
          <table:table-cell table:style-name="ce105" office:value-type="float" office:value="1374.5" calcext:value-type="float">
            <text:p>1374,5</text:p>
          </table:table-cell>
          <table:table-cell table:style-name="ce9" office:value-type="float" office:value="21.96" calcext:value-type="float">
            <text:p>22,0</text:p>
          </table:table-cell>
          <table:table-cell table:style-name="ce109" office:value-type="float" office:value="1374.5" calcext:value-type="float">
            <text:p>1374,5</text:p>
          </table:table-cell>
          <table:table-cell table:style-name="ce9" office:value-type="float" office:value="0.27" calcext:value-type="float">
            <text:p>0,3</text:p>
          </table:table-cell>
          <table:table-cell table:style-name="ce105" office:value-type="float" office:value="1374.5" calcext:value-type="float">
            <text:p>1374,5</text:p>
          </table:table-cell>
          <table:table-cell table:style-name="ce9" office:value-type="float" office:value="4.88" calcext:value-type="float">
            <text:p>4,9</text:p>
          </table:table-cell>
          <table:table-cell table:style-name="ce109" office:value-type="float" office:value="1374.5" calcext:value-type="float">
            <text:p>1374,5</text:p>
          </table:table-cell>
          <table:table-cell table:style-name="ce9" office:value-type="float" office:value="1.58" calcext:value-type="float">
            <text:p>1,6</text:p>
          </table:table-cell>
          <table:table-cell table:style-name="ce109" office:value-type="float" office:value="1374.5" calcext:value-type="float">
            <text:p>1374,5</text:p>
          </table:table-cell>
          <table:table-cell table:style-name="ce82" office:value-type="float" office:value="0.11" calcext:value-type="float">
            <text:p>0,11</text:p>
          </table:table-cell>
          <table:table-cell table:style-name="ce116" office:value-type="float" office:value="1374.5" calcext:value-type="float">
            <text:p>1374,5</text:p>
          </table:table-cell>
          <table:table-cell table:style-name="ce22" table:formula="of:=([.M6]-[.B6])/[.B6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5457" calcext:value-type="float">
            <text:p>0,005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11</text:p>
          </table:table-cell>
          <table:table-cell table:style-name="ce104" table:formula="of:=MIN([.C7];[.E7];[.G7];[.I7];[.K7])" office:value-type="float" office:value="3439.5" calcext:value-type="float">
            <text:p>3439,5</text:p>
          </table:table-cell>
          <table:table-cell table:style-name="ce106" office:value-type="float" office:value="3439.5" calcext:value-type="float">
            <text:p>3439,5</text:p>
          </table:table-cell>
          <table:table-cell table:style-name="ce10" office:value-type="float" office:value="29.21" calcext:value-type="float">
            <text:p>29,2</text:p>
          </table:table-cell>
          <table:table-cell table:style-name="ce112" office:value-type="float" office:value="3439.5" calcext:value-type="float">
            <text:p>3439,5</text:p>
          </table:table-cell>
          <table:table-cell table:style-name="ce10" office:value-type="float" office:value="0.53" calcext:value-type="float">
            <text:p>0,5</text:p>
          </table:table-cell>
          <table:table-cell table:style-name="ce106" office:value-type="float" office:value="3439.5" calcext:value-type="float">
            <text:p>3439,5</text:p>
          </table:table-cell>
          <table:table-cell table:style-name="ce10" office:value-type="float" office:value="5.97" calcext:value-type="float">
            <text:p>6,0</text:p>
          </table:table-cell>
          <table:table-cell table:style-name="ce112" office:value-type="float" office:value="3439.5" calcext:value-type="float">
            <text:p>3439,5</text:p>
          </table:table-cell>
          <table:table-cell table:style-name="ce10" office:value-type="float" office:value="1.58" calcext:value-type="float">
            <text:p>1,6</text:p>
          </table:table-cell>
          <table:table-cell table:style-name="ce112" office:value-type="float" office:value="3439.5" calcext:value-type="float">
            <text:p>3439,5</text:p>
          </table:table-cell>
          <table:table-cell table:style-name="ce85" office:value-type="float" office:value="0.13" calcext:value-type="float">
            <text:p>0,13</text:p>
          </table:table-cell>
          <table:table-cell table:style-name="ce122" office:value-type="float" office:value="3439.5" calcext:value-type="float">
            <text:p>3439,5</text:p>
          </table:table-cell>
          <table:table-cell table:style-name="ce23" table:formula="of:=([.M7]-[.B7])/[.B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6441" calcext:value-type="float">
            <text:p>0,006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2a</text:p>
          </table:table-cell>
          <table:table-cell table:style-name="ce104" table:formula="of:=MIN([.C8];[.E8];[.G8];[.I8];[.K8])" office:value-type="float" office:value="1529" calcext:value-type="float">
            <text:p>1529</text:p>
          </table:table-cell>
          <table:table-cell table:style-name="ce105" office:value-type="float" office:value="1529" calcext:value-type="float">
            <text:p>1529,0</text:p>
          </table:table-cell>
          <table:table-cell table:style-name="ce9" office:value-type="float" office:value="40.2" calcext:value-type="float">
            <text:p>40,2</text:p>
          </table:table-cell>
          <table:table-cell table:style-name="ce109" office:value-type="float" office:value="1529" calcext:value-type="float">
            <text:p>1529,0</text:p>
          </table:table-cell>
          <table:table-cell table:style-name="ce9" office:value-type="float" office:value="0.9" calcext:value-type="float">
            <text:p>0,9</text:p>
          </table:table-cell>
          <table:table-cell table:style-name="ce105" office:value-type="float" office:value="1529" calcext:value-type="float">
            <text:p>1529,0</text:p>
          </table:table-cell>
          <table:table-cell table:style-name="ce9" office:value-type="float" office:value="7.36" calcext:value-type="float">
            <text:p>7,4</text:p>
          </table:table-cell>
          <table:table-cell table:style-name="ce109" office:value-type="float" office:value="1529" calcext:value-type="float">
            <text:p>1529,0</text:p>
          </table:table-cell>
          <table:table-cell table:style-name="ce9" office:value-type="float" office:value="2.43" calcext:value-type="float">
            <text:p>2,4</text:p>
          </table:table-cell>
          <table:table-cell table:style-name="ce109" office:value-type="float" office:value="1529" calcext:value-type="float">
            <text:p>1529,0</text:p>
          </table:table-cell>
          <table:table-cell table:style-name="ce82" office:value-type="float" office:value="0.15" calcext:value-type="float">
            <text:p>0,15</text:p>
          </table:table-cell>
          <table:table-cell table:style-name="ce116" office:value-type="float" office:value="1529" calcext:value-type="float">
            <text:p>1529,0</text:p>
          </table:table-cell>
          <table:table-cell table:style-name="ce22" table:formula="of:=([.M8]-[.B8])/[.B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9577" calcext:value-type="float">
            <text:p>0,009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2b</text:p>
          </table:table-cell>
          <table:table-cell table:style-name="ce104" table:formula="of:=MIN([.C9];[.E9];[.G9];[.I9];[.K9])" office:value-type="float" office:value="1609.5" calcext:value-type="float">
            <text:p>1609,5</text:p>
          </table:table-cell>
          <table:table-cell table:style-name="ce106" office:value-type="float" office:value="1609.5" calcext:value-type="float">
            <text:p>1609,5</text:p>
          </table:table-cell>
          <table:table-cell table:style-name="ce10" office:value-type="float" office:value="38.3" calcext:value-type="float">
            <text:p>38,3</text:p>
          </table:table-cell>
          <table:table-cell table:style-name="ce112" office:value-type="float" office:value="1609.5" calcext:value-type="float">
            <text:p>1609,5</text:p>
          </table:table-cell>
          <table:table-cell table:style-name="ce10" office:value-type="float" office:value="0.8" calcext:value-type="float">
            <text:p>0,8</text:p>
          </table:table-cell>
          <table:table-cell table:style-name="ce106" office:value-type="float" office:value="1609.5" calcext:value-type="float">
            <text:p>1609,5</text:p>
          </table:table-cell>
          <table:table-cell table:style-name="ce10" office:value-type="float" office:value="7.28" calcext:value-type="float">
            <text:p>7,3</text:p>
          </table:table-cell>
          <table:table-cell table:style-name="ce112" office:value-type="float" office:value="1609.5" calcext:value-type="float">
            <text:p>1609,5</text:p>
          </table:table-cell>
          <table:table-cell table:style-name="ce10" office:value-type="float" office:value="2.46" calcext:value-type="float">
            <text:p>2,5</text:p>
          </table:table-cell>
          <table:table-cell table:style-name="ce112" office:value-type="float" office:value="1609.5" calcext:value-type="float">
            <text:p>1609,5</text:p>
          </table:table-cell>
          <table:table-cell table:style-name="ce85" office:value-type="float" office:value="0.14" calcext:value-type="float">
            <text:p>0,14</text:p>
          </table:table-cell>
          <table:table-cell table:style-name="ce122" office:value-type="float" office:value="1609.5" calcext:value-type="float">
            <text:p>1609,5</text:p>
          </table:table-cell>
          <table:table-cell table:style-name="ce23" table:formula="of:=([.M9]-[.B9])/[.B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8135" calcext:value-type="float">
            <text:p>0,008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3a</text:p>
          </table:table-cell>
          <table:table-cell table:style-name="ce104" table:formula="of:=MIN([.C10];[.E10];[.G10];[.I10];[.K10])" office:value-type="float" office:value="2467.5" calcext:value-type="float">
            <text:p>2467,5</text:p>
          </table:table-cell>
          <table:table-cell table:style-name="ce105" office:value-type="float" office:value="2467.5" calcext:value-type="float">
            <text:p>2467,5</text:p>
          </table:table-cell>
          <table:table-cell table:style-name="ce9" office:value-type="float" office:value="50.3" calcext:value-type="float">
            <text:p>50,3</text:p>
          </table:table-cell>
          <table:table-cell table:style-name="ce109" office:value-type="float" office:value="2467.5" calcext:value-type="float">
            <text:p>2467,5</text:p>
          </table:table-cell>
          <table:table-cell table:style-name="ce9" office:value-type="float" office:value="1.5" calcext:value-type="float">
            <text:p>1,5</text:p>
          </table:table-cell>
          <table:table-cell table:style-name="ce105" office:value-type="float" office:value="2467.5" calcext:value-type="float">
            <text:p>2467,5</text:p>
          </table:table-cell>
          <table:table-cell table:style-name="ce9" office:value-type="float" office:value="8.55" calcext:value-type="float">
            <text:p>8,6</text:p>
          </table:table-cell>
          <table:table-cell table:style-name="ce109" office:value-type="float" office:value="2467.5" calcext:value-type="float">
            <text:p>2467,5</text:p>
          </table:table-cell>
          <table:table-cell table:style-name="ce9" office:value-type="float" office:value="2.99" calcext:value-type="float">
            <text:p>3,0</text:p>
          </table:table-cell>
          <table:table-cell table:style-name="ce109" office:value-type="float" office:value="2467.5" calcext:value-type="float">
            <text:p>2467,5</text:p>
          </table:table-cell>
          <table:table-cell table:style-name="ce82" office:value-type="float" office:value="0.15" calcext:value-type="float">
            <text:p>0,15</text:p>
          </table:table-cell>
          <table:table-cell table:style-name="ce116" office:value-type="float" office:value="2467.5" calcext:value-type="float">
            <text:p>2467,5</text:p>
          </table:table-cell>
          <table:table-cell table:style-name="ce22" table:formula="of:=([.M10]-[.B10])/[.B10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08995" calcext:value-type="float">
            <text:p>0,009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Am13b</text:p>
          </table:table-cell>
          <table:table-cell table:style-name="ce104" table:formula="of:=MIN([.C11];[.E11];[.G11];[.I11];[.K11])" office:value-type="float" office:value="2870" calcext:value-type="float">
            <text:p>2870</text:p>
          </table:table-cell>
          <table:table-cell table:style-name="ce106" office:value-type="float" office:value="2870" calcext:value-type="float">
            <text:p>2870,0</text:p>
          </table:table-cell>
          <table:table-cell table:style-name="ce10" office:value-type="float" office:value="53.73" calcext:value-type="float">
            <text:p>53,7</text:p>
          </table:table-cell>
          <table:table-cell table:style-name="ce112" office:value-type="float" office:value="2870" calcext:value-type="float">
            <text:p>2870,0</text:p>
          </table:table-cell>
          <table:table-cell table:style-name="ce10" office:value-type="float" office:value="1.35" calcext:value-type="float">
            <text:p>1,4</text:p>
          </table:table-cell>
          <table:table-cell table:style-name="ce106" office:value-type="float" office:value="2870" calcext:value-type="float">
            <text:p>2870,0</text:p>
          </table:table-cell>
          <table:table-cell table:style-name="ce10" office:value-type="float" office:value="8.74" calcext:value-type="float">
            <text:p>8,7</text:p>
          </table:table-cell>
          <table:table-cell table:style-name="ce112" office:value-type="float" office:value="2870" calcext:value-type="float">
            <text:p>2870,0</text:p>
          </table:table-cell>
          <table:table-cell table:style-name="ce10" office:value-type="float" office:value="3.01" calcext:value-type="float">
            <text:p>3,0</text:p>
          </table:table-cell>
          <table:table-cell table:style-name="ce112" office:value-type="float" office:value="2870" calcext:value-type="float">
            <text:p>2870,0</text:p>
          </table:table-cell>
          <table:table-cell table:style-name="ce85" office:value-type="float" office:value="0.15" calcext:value-type="float">
            <text:p>0,15</text:p>
          </table:table-cell>
          <table:table-cell table:style-name="ce122" office:value-type="float" office:value="2870" calcext:value-type="float">
            <text:p>2870,0</text:p>
          </table:table-cell>
          <table:table-cell table:style-name="ce23" table:formula="of:=([.M11]-[.B11])/[.B11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08791" calcext:value-type="float">
            <text:p>0,008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m15</text:p>
          </table:table-cell>
          <table:table-cell table:style-name="ce104" table:formula="of:=MIN([.C12];[.E12];[.G12];[.I12];[.K12])" office:value-type="float" office:value="3195" calcext:value-type="float">
            <text:p>3195</text:p>
          </table:table-cell>
          <table:table-cell table:style-name="ce105" office:value-type="float" office:value="3195" calcext:value-type="float">
            <text:p>3195,0</text:p>
          </table:table-cell>
          <table:table-cell table:style-name="ce9" office:value-type="float" office:value="77.99" calcext:value-type="float">
            <text:p>78,0</text:p>
          </table:table-cell>
          <table:table-cell table:style-name="ce109" office:value-type="float" office:value="3195" calcext:value-type="float">
            <text:p>3195,0</text:p>
          </table:table-cell>
          <table:table-cell table:style-name="ce9" office:value-type="float" office:value="2.18" calcext:value-type="float">
            <text:p>2,2</text:p>
          </table:table-cell>
          <table:table-cell table:style-name="ce105" office:value-type="float" office:value="3195" calcext:value-type="float">
            <text:p>3195,0</text:p>
          </table:table-cell>
          <table:table-cell table:style-name="ce9" office:value-type="float" office:value="12.02" calcext:value-type="float">
            <text:p>12,0</text:p>
          </table:table-cell>
          <table:table-cell table:style-name="ce109" office:value-type="float" office:value="3195" calcext:value-type="float">
            <text:p>3195,0</text:p>
          </table:table-cell>
          <table:table-cell table:style-name="ce9" office:value-type="float" office:value="4.7" calcext:value-type="float">
            <text:p>4,7</text:p>
          </table:table-cell>
          <table:table-cell table:style-name="ce109" office:value-type="float" office:value="3195" calcext:value-type="float">
            <text:p>3195,0</text:p>
          </table:table-cell>
          <table:table-cell table:style-name="ce82" office:value-type="float" office:value="0.19" calcext:value-type="float">
            <text:p>0,19</text:p>
          </table:table-cell>
          <table:table-cell table:style-name="ce116" office:value-type="float" office:value="3195" calcext:value-type="float">
            <text:p>3195,0</text:p>
          </table:table-cell>
          <table:table-cell table:style-name="ce22" table:formula="of:=([.M12]-[.B12])/[.B12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017264" calcext:value-type="float">
            <text:p>0,017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1,txt</text:p>
          </table:table-cell>
          <table:table-cell table:style-name="ce104" table:formula="of:=MIN([.C13];[.E13];[.G13];[.I13];[.K13])" office:value-type="float" office:value="2302" calcext:value-type="float">
            <text:p>2302</text:p>
          </table:table-cell>
          <table:table-cell table:style-name="ce106" office:value-type="float" office:value="2302" calcext:value-type="float">
            <text:p>2302,0</text:p>
          </table:table-cell>
          <table:table-cell table:style-name="ce10" office:value-type="float" office:value="618.58" calcext:value-type="float">
            <text:p>618,6</text:p>
          </table:table-cell>
          <table:table-cell table:style-name="ce112" office:value-type="float" office:value="2302" calcext:value-type="float">
            <text:p>2302,0</text:p>
          </table:table-cell>
          <table:table-cell table:style-name="ce10" office:value-type="float" office:value="41.5" calcext:value-type="float">
            <text:p>41,5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2302" calcext:value-type="float">
            <text:p>2302,0</text:p>
          </table:table-cell>
          <table:table-cell table:style-name="ce17" office:value-type="float" office:value="2.11" calcext:value-type="float">
            <text:p>2,1</text:p>
          </table:table-cell>
          <table:table-cell table:style-name="ce122" office:value-type="float" office:value="2302" calcext:value-type="float">
            <text:p>2302,0</text:p>
          </table:table-cell>
          <table:table-cell table:style-name="ce23" table:formula="of:=([.M13]-[.B13])/[.B13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64487" calcext:value-type="float">
            <text:p>0,064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2,txt</text:p>
          </table:table-cell>
          <table:table-cell table:style-name="ce104" table:formula="of:=MIN([.C14];[.E14];[.G14];[.I14];[.K14])" office:value-type="float" office:value="18595.5" calcext:value-type="float">
            <text:p>18595,5</text:p>
          </table:table-cell>
          <table:table-cell table:style-name="ce105" office:value-type="float" office:value="18595.5" calcext:value-type="float">
            <text:p>18595,5</text:p>
          </table:table-cell>
          <table:table-cell table:style-name="ce9" office:value-type="float" office:value="736.25" calcext:value-type="float">
            <text:p>736,3</text:p>
          </table:table-cell>
          <table:table-cell table:style-name="ce109" office:value-type="float" office:value="18595.5" calcext:value-type="float">
            <text:p>18595,5</text:p>
          </table:table-cell>
          <table:table-cell table:style-name="ce9" office:value-type="float" office:value="59.91" calcext:value-type="float">
            <text:p>59,9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18595.5" calcext:value-type="float">
            <text:p>18595,5</text:p>
          </table:table-cell>
          <table:table-cell table:style-name="ce16" office:value-type="float" office:value="1.529" calcext:value-type="float">
            <text:p>1,5</text:p>
          </table:table-cell>
          <table:table-cell table:style-name="ce116" office:value-type="float" office:value="18600.5" calcext:value-type="float">
            <text:p>18600,5</text:p>
          </table:table-cell>
          <table:table-cell table:style-name="ce22" table:formula="of:=([.M14]-[.B14])/[.B14]" office:value-type="percentage" office:value="0.000268882256459896" calcext:value-type="percentage">
            <text:p>0,027%</text:p>
          </table:table-cell>
          <table:table-cell table:style-name="ce26"/>
          <table:table-cell table:style-name="ce29"/>
          <table:table-cell table:style-name="ce38" office:value-type="float" office:value="0.09465" calcext:value-type="float">
            <text:p>0,094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3,txt</text:p>
          </table:table-cell>
          <table:table-cell table:style-name="ce104" table:formula="of:=MIN([.C15];[.E15];[.G15];[.I15];[.K15])" office:value-type="float" office:value="12114" calcext:value-type="float">
            <text:p>12114</text:p>
          </table:table-cell>
          <table:table-cell table:style-name="ce106" office:value-type="float" office:value="12114" calcext:value-type="float">
            <text:p>12114,0</text:p>
          </table:table-cell>
          <table:table-cell table:style-name="ce10" office:value-type="float" office:value="677.39" calcext:value-type="float">
            <text:p>677,4</text:p>
          </table:table-cell>
          <table:table-cell table:style-name="ce112" office:value-type="float" office:value="12114" calcext:value-type="float">
            <text:p>12114,0</text:p>
          </table:table-cell>
          <table:table-cell table:style-name="ce10" office:value-type="float" office:value="63.42" calcext:value-type="float">
            <text:p>63,4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12114" calcext:value-type="float">
            <text:p>12114,0</text:p>
          </table:table-cell>
          <table:table-cell table:style-name="ce17" office:value-type="float" office:value="1.525" calcext:value-type="float">
            <text:p>1,5</text:p>
          </table:table-cell>
          <table:table-cell table:style-name="ce122" office:value-type="float" office:value="12124" calcext:value-type="float">
            <text:p>12124,0</text:p>
          </table:table-cell>
          <table:table-cell table:style-name="ce23" table:formula="of:=([.M15]-[.B15])/[.B15]" office:value-type="percentage" office:value="0.00082549116724451" calcext:value-type="percentage">
            <text:p>0,083%</text:p>
          </table:table-cell>
          <table:table-cell table:style-name="ce28"/>
          <table:table-cell table:style-name="ce30"/>
          <table:table-cell table:style-name="ce39" office:value-type="float" office:value="0.082149" calcext:value-type="float">
            <text:p>0,082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25_04,txt</text:p>
          </table:table-cell>
          <table:table-cell table:style-name="ce104" table:formula="of:=MIN([.C16];[.E16];[.G16];[.I16];[.K16])" office:value-type="float" office:value="24192.5" calcext:value-type="float">
            <text:p>24192,5</text:p>
          </table:table-cell>
          <table:table-cell table:style-name="ce105" office:value-type="float" office:value="24192.5" calcext:value-type="float">
            <text:p>24192,5</text:p>
          </table:table-cell>
          <table:table-cell table:style-name="ce9" office:value-type="float" office:value="742.12" calcext:value-type="float">
            <text:p>742,1</text:p>
          </table:table-cell>
          <table:table-cell table:style-name="ce109" office:value-type="float" office:value="24192.5" calcext:value-type="float">
            <text:p>24192,5</text:p>
          </table:table-cell>
          <table:table-cell table:style-name="ce9" office:value-type="float" office:value="56.2" calcext:value-type="float">
            <text:p>56,2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24192.5" calcext:value-type="float">
            <text:p>24192,5</text:p>
          </table:table-cell>
          <table:table-cell table:style-name="ce16" office:value-type="float" office:value="1.56" calcext:value-type="float">
            <text:p>1,6</text:p>
          </table:table-cell>
          <table:table-cell table:style-name="ce116" office:value-type="float" office:value="24201.5" calcext:value-type="float">
            <text:p>24201,5</text:p>
          </table:table-cell>
          <table:table-cell table:style-name="ce22" table:formula="of:=([.M16]-[.B16])/[.B16]" office:value-type="percentage" office:value="0.000372016120698564" calcext:value-type="percentage">
            <text:p>0,037%</text:p>
          </table:table-cell>
          <table:table-cell table:style-name="ce26"/>
          <table:table-cell table:style-name="ce29"/>
          <table:table-cell table:style-name="ce38" office:value-type="float" office:value="0.091439" calcext:value-type="float">
            <text:p>0,091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25_05,txt</text:p>
          </table:table-cell>
          <table:table-cell table:style-name="ce104" table:formula="of:=MIN([.C17];[.E17];[.G17];[.I17];[.K17])" office:value-type="float" office:value="7819" calcext:value-type="float">
            <text:p>7819</text:p>
          </table:table-cell>
          <table:table-cell table:style-name="ce106" office:value-type="float" office:value="7819" calcext:value-type="float">
            <text:p>7819,0</text:p>
          </table:table-cell>
          <table:table-cell table:style-name="ce10" office:value-type="float" office:value="719.97" calcext:value-type="float">
            <text:p>720,0</text:p>
          </table:table-cell>
          <table:table-cell table:style-name="ce112" office:value-type="float" office:value="7819" calcext:value-type="float">
            <text:p>7819,0</text:p>
          </table:table-cell>
          <table:table-cell table:style-name="ce10" office:value-type="float" office:value="53.14" calcext:value-type="float">
            <text:p>53,1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7819" calcext:value-type="float">
            <text:p>7819,0</text:p>
          </table:table-cell>
          <table:table-cell table:style-name="ce17" office:value-type="float" office:value="1.428" calcext:value-type="float">
            <text:p>1,4</text:p>
          </table:table-cell>
          <table:table-cell table:style-name="ce122" office:value-type="float" office:value="7819" calcext:value-type="float">
            <text:p>7819,0</text:p>
          </table:table-cell>
          <table:table-cell table:style-name="ce23" table:formula="of:=([.M17]-[.B17])/[.B1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097956" calcext:value-type="float">
            <text:p>0,098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1,txt</text:p>
          </table:table-cell>
          <table:table-cell table:style-name="ce104" table:formula="of:=MIN([.C18];[.E18];[.G18];[.I18];[.K18])" office:value-type="float" office:value="4115" calcext:value-type="float">
            <text:p>4115</text:p>
          </table:table-cell>
          <table:table-cell table:style-name="ce105" office:value-type="float" office:value="4115" calcext:value-type="float">
            <text:p>4115,0</text:p>
          </table:table-cell>
          <table:table-cell table:style-name="ce9" office:value-type="float" office:value="1506.69" calcext:value-type="float">
            <text:p>1506,7</text:p>
          </table:table-cell>
          <table:table-cell table:style-name="ce109" office:value-type="float" office:value="4115" calcext:value-type="float">
            <text:p>4115,0</text:p>
          </table:table-cell>
          <table:table-cell table:style-name="ce9" office:value-type="float" office:value="118.68" calcext:value-type="float">
            <text:p>118,7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4115" calcext:value-type="float">
            <text:p>4115,0</text:p>
          </table:table-cell>
          <table:table-cell table:style-name="ce16" office:value-type="float" office:value="1.969" calcext:value-type="float">
            <text:p>2,0</text:p>
          </table:table-cell>
          <table:table-cell table:style-name="ce116" office:value-type="float" office:value="4115" calcext:value-type="float">
            <text:p>4115,0</text:p>
          </table:table-cell>
          <table:table-cell table:style-name="ce22" table:formula="of:=([.M18]-[.B18])/[.B18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126742" calcext:value-type="float">
            <text:p>0,126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2,txt</text:p>
          </table:table-cell>
          <table:table-cell table:style-name="ce104" table:formula="of:=MIN([.C19];[.E19];[.G19];[.I19];[.K19])" office:value-type="float" office:value="10779.5" calcext:value-type="float">
            <text:p>10779,5</text:p>
          </table:table-cell>
          <table:table-cell table:style-name="ce106" office:value-type="float" office:value="10779.5" calcext:value-type="float">
            <text:p>10779,5</text:p>
          </table:table-cell>
          <table:table-cell table:style-name="ce10" office:value-type="float" office:value="1565.07" calcext:value-type="float">
            <text:p>1565,1</text:p>
          </table:table-cell>
          <table:table-cell table:style-name="ce112" office:value-type="float" office:value="10779.5" calcext:value-type="float">
            <text:p>10779,5</text:p>
          </table:table-cell>
          <table:table-cell table:style-name="ce10" office:value-type="float" office:value="150.06" calcext:value-type="float">
            <text:p>150,1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10779.5" calcext:value-type="float">
            <text:p>10779,5</text:p>
          </table:table-cell>
          <table:table-cell table:style-name="ce17" office:value-type="float" office:value="1.94" calcext:value-type="float">
            <text:p>1,9</text:p>
          </table:table-cell>
          <table:table-cell table:style-name="ce122" office:value-type="float" office:value="10780.5" calcext:value-type="float">
            <text:p>10780,5</text:p>
          </table:table-cell>
          <table:table-cell table:style-name="ce23" table:formula="of:=([.M19]-[.B19])/[.B19]" office:value-type="percentage" office:value="0.0000927686812931954" calcext:value-type="percentage">
            <text:p>0,009%</text:p>
          </table:table-cell>
          <table:table-cell table:style-name="ce28"/>
          <table:table-cell table:style-name="ce30"/>
          <table:table-cell table:style-name="ce39" office:value-type="float" office:value="0.204155" calcext:value-type="float">
            <text:p>0,204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3,txt</text:p>
          </table:table-cell>
          <table:table-cell table:style-name="ce104" table:formula="of:=MIN([.C20];[.E20];[.G20];[.I20];[.K20])" office:value-type="float" office:value="22702" calcext:value-type="float">
            <text:p>22702</text:p>
          </table:table-cell>
          <table:table-cell table:style-name="ce105" office:value-type="float" office:value="22702" calcext:value-type="float">
            <text:p>22702,0</text:p>
          </table:table-cell>
          <table:table-cell table:style-name="ce9" office:value-type="float" office:value="1611.19" calcext:value-type="float">
            <text:p>1611,2</text:p>
          </table:table-cell>
          <table:table-cell table:style-name="ce109" office:value-type="float" office:value="22702" calcext:value-type="float">
            <text:p>22702,0</text:p>
          </table:table-cell>
          <table:table-cell table:style-name="ce9" office:value-type="float" office:value="163.1" calcext:value-type="float">
            <text:p>163,1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22702" calcext:value-type="float">
            <text:p>22702,0</text:p>
          </table:table-cell>
          <table:table-cell table:style-name="ce16" office:value-type="float" office:value="2.118" calcext:value-type="float">
            <text:p>2,1</text:p>
          </table:table-cell>
          <table:table-cell table:style-name="ce116" office:value-type="float" office:value="22706" calcext:value-type="float">
            <text:p>22706,0</text:p>
          </table:table-cell>
          <table:table-cell table:style-name="ce22" table:formula="of:=([.M20]-[.B20])/[.B20]" office:value-type="percentage" office:value="0.00017619592987402" calcext:value-type="percentage">
            <text:p>0,018%</text:p>
          </table:table-cell>
          <table:table-cell table:style-name="ce26"/>
          <table:table-cell table:style-name="ce29"/>
          <table:table-cell table:style-name="ce38" office:value-type="float" office:value="0.191445" calcext:value-type="float">
            <text:p>0,191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30_04,txt</text:p>
          </table:table-cell>
          <table:table-cell table:style-name="ce104" table:formula="of:=MIN([.C21];[.E21];[.G21];[.I21];[.K21])" office:value-type="float" office:value="28401.5" calcext:value-type="float">
            <text:p>28401,5</text:p>
          </table:table-cell>
          <table:table-cell table:style-name="ce106" office:value-type="float" office:value="28401.5" calcext:value-type="float">
            <text:p>28401,5</text:p>
          </table:table-cell>
          <table:table-cell table:style-name="ce10" office:value-type="float" office:value="1628" calcext:value-type="float">
            <text:p>1628,0</text:p>
          </table:table-cell>
          <table:table-cell table:style-name="ce112" office:value-type="float" office:value="28401.5" calcext:value-type="float">
            <text:p>28401,5</text:p>
          </table:table-cell>
          <table:table-cell table:style-name="ce10" office:value-type="float" office:value="189.2" calcext:value-type="float">
            <text:p>189,2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28401.5" calcext:value-type="float">
            <text:p>28401,5</text:p>
          </table:table-cell>
          <table:table-cell table:style-name="ce17" office:value-type="float" office:value="2.257" calcext:value-type="float">
            <text:p>2,3</text:p>
          </table:table-cell>
          <table:table-cell table:style-name="ce122" office:value-type="float" office:value="28405.5" calcext:value-type="float">
            <text:p>28405,5</text:p>
          </table:table-cell>
          <table:table-cell table:style-name="ce23" table:formula="of:=([.M21]-[.B21])/[.B21]" office:value-type="percentage" office:value="0.000140837631815221" calcext:value-type="percentage">
            <text:p>0,014%</text:p>
          </table:table-cell>
          <table:table-cell table:style-name="ce28"/>
          <table:table-cell table:style-name="ce30"/>
          <table:table-cell table:style-name="ce39" office:value-type="float" office:value="0.223095" calcext:value-type="float">
            <text:p>0,223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30_05,txt</text:p>
          </table:table-cell>
          <table:table-cell table:style-name="ce104" table:formula="of:=MIN([.C22];[.E22];[.G22];[.I22];[.K22])" office:value-type="float" office:value="57400" calcext:value-type="float">
            <text:p>57400</text:p>
          </table:table-cell>
          <table:table-cell table:style-name="ce105" office:value-type="float" office:value="57400" calcext:value-type="float">
            <text:p>57400,0</text:p>
          </table:table-cell>
          <table:table-cell table:style-name="ce9" office:value-type="float" office:value="1672.68" calcext:value-type="float">
            <text:p>1672,7</text:p>
          </table:table-cell>
          <table:table-cell table:style-name="ce109" office:value-type="float" office:value="57400" calcext:value-type="float">
            <text:p>57400,0</text:p>
          </table:table-cell>
          <table:table-cell table:style-name="ce9" office:value-type="float" office:value="188.97" calcext:value-type="float">
            <text:p>189,0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57400" calcext:value-type="float">
            <text:p>57400,0</text:p>
          </table:table-cell>
          <table:table-cell table:style-name="ce16" office:value-type="float" office:value="2.273" calcext:value-type="float">
            <text:p>2,3</text:p>
          </table:table-cell>
          <table:table-cell table:style-name="ce116" office:value-type="float" office:value="57400" calcext:value-type="float">
            <text:p>57400,0</text:p>
          </table:table-cell>
          <table:table-cell table:style-name="ce22" table:formula="of:=([.M22]-[.B22])/[.B22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209131" calcext:value-type="float">
            <text:p>0,209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1,txt (33)</text:p>
          </table:table-cell>
          <table:table-cell table:style-name="ce104" table:formula="of:=MIN([.C23];[.E23];[.G23];[.I23];[.K23])" office:value-type="float" office:value="30282.5" calcext:value-type="float">
            <text:p>30282,5</text:p>
          </table:table-cell>
          <table:table-cell table:style-name="ce106" office:value-type="float" office:value="30282.5" calcext:value-type="float">
            <text:p>30282,5</text:p>
          </table:table-cell>
          <table:table-cell table:style-name="ce10" office:value-type="float" office:value="2287.84" calcext:value-type="float">
            <text:p>2287,8</text:p>
          </table:table-cell>
          <table:table-cell table:style-name="ce112" office:value-type="float" office:value="30282.5" calcext:value-type="float">
            <text:p>30282,5</text:p>
          </table:table-cell>
          <table:table-cell table:style-name="ce10" office:value-type="float" office:value="285.32" calcext:value-type="float">
            <text:p>285,3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/>
          <table:table-cell table:style-name="ce112" office:value-type="float" office:value="30282.5" calcext:value-type="float">
            <text:p>30282,5</text:p>
          </table:table-cell>
          <table:table-cell table:style-name="ce17" office:value-type="float" office:value="2.873" calcext:value-type="float">
            <text:p>2,9</text:p>
          </table:table-cell>
          <table:table-cell table:style-name="ce122" office:value-type="float" office:value="30282.5" calcext:value-type="float">
            <text:p>30282,5</text:p>
          </table:table-cell>
          <table:table-cell table:style-name="ce23" table:formula="of:=([.M23]-[.B23])/[.B23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287116" calcext:value-type="float">
            <text:p>0,287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2,txt (33)</text:p>
          </table:table-cell>
          <table:table-cell table:style-name="ce104" table:formula="of:=MIN([.C24];[.E24];[.G24];[.I24];[.K24])" office:value-type="float" office:value="33974" calcext:value-type="float">
            <text:p>33974</text:p>
          </table:table-cell>
          <table:table-cell table:style-name="ce105" office:value-type="float" office:value="33974" calcext:value-type="float">
            <text:p>33974,0</text:p>
          </table:table-cell>
          <table:table-cell table:style-name="ce9" office:value-type="float" office:value="22349.55" calcext:value-type="float">
            <text:p>22349,6</text:p>
          </table:table-cell>
          <table:table-cell table:style-name="ce109" office:value-type="float" office:value="33978" calcext:value-type="float">
            <text:p>33978,0</text:p>
          </table:table-cell>
          <table:table-cell table:style-name="ce9" office:value-type="float" office:value="221.66" calcext:value-type="float">
            <text:p>221,7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33974" calcext:value-type="float">
            <text:p>33974,0</text:p>
          </table:table-cell>
          <table:table-cell table:style-name="ce16" office:value-type="float" office:value="3.155" calcext:value-type="float">
            <text:p>3,2</text:p>
          </table:table-cell>
          <table:table-cell table:style-name="ce116" office:value-type="float" office:value="33974" calcext:value-type="float">
            <text:p>33974,0</text:p>
          </table:table-cell>
          <table:table-cell table:style-name="ce22" table:formula="of:=([.M24]-[.B24])/[.B2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301854" calcext:value-type="float">
            <text:p>0,301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3,txt (33)</text:p>
          </table:table-cell>
          <table:table-cell table:style-name="ce104" table:formula="of:=MIN([.C25];[.E25];[.G25];[.I25];[.K25])" office:value-type="float" office:value="35052.5" calcext:value-type="float">
            <text:p>35052,5</text:p>
          </table:table-cell>
          <table:table-cell table:style-name="ce106" office:value-type="float" office:value="35065.5" calcext:value-type="float">
            <text:p>35065,5</text:p>
          </table:table-cell>
          <table:table-cell table:style-name="ce10" office:value-type="float" office:value="2330.13" calcext:value-type="float">
            <text:p>2330,1</text:p>
          </table:table-cell>
          <table:table-cell table:style-name="ce112" office:value-type="float" office:value="35060.5" calcext:value-type="float">
            <text:p>35060,5</text:p>
          </table:table-cell>
          <table:table-cell table:style-name="ce10" office:value-type="float" office:value="322.39" calcext:value-type="float">
            <text:p>322,4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35052.5" calcext:value-type="float">
            <text:p>35052,5</text:p>
          </table:table-cell>
          <table:table-cell table:style-name="ce17" office:value-type="float" office:value="3.121" calcext:value-type="float">
            <text:p>3,1</text:p>
          </table:table-cell>
          <table:table-cell table:style-name="ce122" office:value-type="float" office:value="35054.5" calcext:value-type="float">
            <text:p>35054,5</text:p>
          </table:table-cell>
          <table:table-cell table:style-name="ce23" table:formula="of:=([.M25]-[.B25])/[.B25]" office:value-type="percentage" office:value="0.0000570572712360031" calcext:value-type="percentage">
            <text:p>0,006%</text:p>
          </table:table-cell>
          <table:table-cell table:style-name="ce28"/>
          <table:table-cell table:style-name="ce30"/>
          <table:table-cell table:style-name="ce39" office:value-type="float" office:value="0.328912" calcext:value-type="float">
            <text:p>0,328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4,txt (35)</text:p>
          </table:table-cell>
          <table:table-cell table:style-name="ce104" table:formula="of:=MIN([.C26];[.E26];[.G26];[.I26];[.K26])" office:value-type="float" office:value="34666.5" calcext:value-type="float">
            <text:p>34666,5</text:p>
          </table:table-cell>
          <table:table-cell table:style-name="ce105" office:value-type="float" office:value="34671.5" calcext:value-type="float">
            <text:p>34671,5</text:p>
          </table:table-cell>
          <table:table-cell table:style-name="ce9" office:value-type="float" office:value="2967.47" calcext:value-type="float">
            <text:p>2967,5</text:p>
          </table:table-cell>
          <table:table-cell table:style-name="ce109" office:value-type="float" office:value="34673.5" calcext:value-type="float">
            <text:p>34673,5</text:p>
          </table:table-cell>
          <table:table-cell table:style-name="ce9" office:value-type="float" office:value="478.29" calcext:value-type="float">
            <text:p>478,3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34666.5" calcext:value-type="float">
            <text:p>34666,5</text:p>
          </table:table-cell>
          <table:table-cell table:style-name="ce16" office:value-type="float" office:value="3.572" calcext:value-type="float">
            <text:p>3,6</text:p>
          </table:table-cell>
          <table:table-cell table:style-name="ce116" office:value-type="float" office:value="34670.5" calcext:value-type="float">
            <text:p>34670,5</text:p>
          </table:table-cell>
          <table:table-cell table:style-name="ce22" table:formula="of:=([.M26]-[.B26])/[.B26]" office:value-type="percentage" office:value="0.00011538517012101" calcext:value-type="percentage">
            <text:p>0,012%</text:p>
          </table:table-cell>
          <table:table-cell table:style-name="ce26"/>
          <table:table-cell table:style-name="ce29"/>
          <table:table-cell table:style-name="ce38" office:value-type="float" office:value="0.366596" calcext:value-type="float">
            <text:p>0,3666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P5,txt (35)</text:p>
          </table:table-cell>
          <table:table-cell table:style-name="ce104" table:formula="of:=MIN([.C27];[.E27];[.G27];[.I27];[.K27])" office:value-type="float" office:value="30771" calcext:value-type="float">
            <text:p>30771</text:p>
          </table:table-cell>
          <table:table-cell table:style-name="ce106" office:value-type="float" office:value="30803" calcext:value-type="float">
            <text:p>30803,0</text:p>
          </table:table-cell>
          <table:table-cell table:style-name="ce10" office:value-type="float" office:value="2801.7" calcext:value-type="float">
            <text:p>2801,7</text:p>
          </table:table-cell>
          <table:table-cell table:style-name="ce112" office:value-type="float" office:value="30781" calcext:value-type="float">
            <text:p>30781,0</text:p>
          </table:table-cell>
          <table:table-cell table:style-name="ce10" office:value-type="float" office:value="390.76" calcext:value-type="float">
            <text:p>390,8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30771" calcext:value-type="float">
            <text:p>30771,0</text:p>
          </table:table-cell>
          <table:table-cell table:style-name="ce17" office:value-type="float" office:value="3.298" calcext:value-type="float">
            <text:p>3,3</text:p>
          </table:table-cell>
          <table:table-cell table:style-name="ce122" office:value-type="float" office:value="30781" calcext:value-type="float">
            <text:p>30781,0</text:p>
          </table:table-cell>
          <table:table-cell table:style-name="ce23" table:formula="of:=([.M27]-[.B27])/[.B27]" office:value-type="percentage" office:value="0.000324981313574469" calcext:value-type="percentage">
            <text:p>0,032%</text:p>
          </table:table-cell>
          <table:table-cell table:style-name="ce28"/>
          <table:table-cell table:style-name="ce30"/>
          <table:table-cell table:style-name="ce39" office:value-type="float" office:value="0.314089" calcext:value-type="float">
            <text:p>0,314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P6,txt (35)</text:p>
          </table:table-cell>
          <table:table-cell table:style-name="ce104" table:formula="of:=MIN([.C28];[.E28];[.G28];[.I28];[.K28])" office:value-type="float" office:value="34424.5" calcext:value-type="float">
            <text:p>34424,5</text:p>
          </table:table-cell>
          <table:table-cell table:style-name="ce105" office:value-type="float" office:value="34425.5" calcext:value-type="float">
            <text:p>34425,5</text:p>
          </table:table-cell>
          <table:table-cell table:style-name="ce9" office:value-type="float" office:value="3010.98" calcext:value-type="float">
            <text:p>3011,0</text:p>
          </table:table-cell>
          <table:table-cell table:style-name="ce109" office:value-type="float" office:value="34424.5" calcext:value-type="float">
            <text:p>34424,5</text:p>
          </table:table-cell>
          <table:table-cell table:style-name="ce9" office:value-type="float" office:value="446.38" calcext:value-type="float">
            <text:p>446,4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34424.5" calcext:value-type="float">
            <text:p>34424,5</text:p>
          </table:table-cell>
          <table:table-cell table:style-name="ce16" office:value-type="float" office:value="3.377" calcext:value-type="float">
            <text:p>3,4</text:p>
          </table:table-cell>
          <table:table-cell table:style-name="ce116" office:value-type="float" office:value="34429.5" calcext:value-type="float">
            <text:p>34429,5</text:p>
          </table:table-cell>
          <table:table-cell table:style-name="ce22" table:formula="of:=([.M28]-[.B28])/[.B28]" office:value-type="percentage" office:value="0.000145245392089936" calcext:value-type="percentage">
            <text:p>0,015%</text:p>
          </table:table-cell>
          <table:table-cell table:style-name="ce26"/>
          <table:table-cell table:style-name="ce29"/>
          <table:table-cell table:style-name="ce38" office:value-type="float" office:value="0.375678" calcext:value-type="float">
            <text:p>0,375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1,txt</text:p>
          </table:table-cell>
          <table:table-cell table:style-name="ce104" table:formula="of:=MIN([.C29];[.E29];[.G29];[.I29];[.K29])" office:value-type="float" office:value="4966" calcext:value-type="float">
            <text:p>4966</text:p>
          </table:table-cell>
          <table:table-cell table:style-name="ce106" office:value-type="float" office:value="4966" calcext:value-type="float">
            <text:p>4966,0</text:p>
          </table:table-cell>
          <table:table-cell table:style-name="ce10" office:value-type="float" office:value="3475.61" calcext:value-type="float">
            <text:p>3475,6</text:p>
          </table:table-cell>
          <table:table-cell table:style-name="ce112" office:value-type="float" office:value="4966" calcext:value-type="float">
            <text:p>4966,0</text:p>
          </table:table-cell>
          <table:table-cell table:style-name="ce10" office:value-type="float" office:value="423.74" calcext:value-type="float">
            <text:p>423,7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4966" calcext:value-type="float">
            <text:p>4966,0</text:p>
          </table:table-cell>
          <table:table-cell table:style-name="ce17" office:value-type="float" office:value="2.805" calcext:value-type="float">
            <text:p>2,8</text:p>
          </table:table-cell>
          <table:table-cell table:style-name="ce122" office:value-type="float" office:value="4966" calcext:value-type="float">
            <text:p>4966,0</text:p>
          </table:table-cell>
          <table:table-cell table:style-name="ce23" table:formula="of:=([.M29]-[.B29])/[.B2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264081" calcext:value-type="float">
            <text:p>0,264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2,txt</text:p>
          </table:table-cell>
          <table:table-cell table:style-name="ce104" table:formula="of:=MIN([.C30];[.E30];[.G30];[.I30];[.K30])" office:value-type="float" office:value="87390" calcext:value-type="float">
            <text:p>87390</text:p>
          </table:table-cell>
          <table:table-cell table:style-name="ce105" office:value-type="float" office:value="88262" calcext:value-type="float">
            <text:p>88262,0</text:p>
          </table:table-cell>
          <table:table-cell table:style-name="ce9" office:value-type="float" office:value="3237.71" calcext:value-type="float">
            <text:p>3237,7</text:p>
          </table:table-cell>
          <table:table-cell table:style-name="ce109" office:value-type="float" office:value="87489" calcext:value-type="float">
            <text:p>87489,0</text:p>
          </table:table-cell>
          <table:table-cell table:style-name="ce9" office:value-type="float" office:value="721.35" calcext:value-type="float">
            <text:p>721,4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87390" calcext:value-type="float">
            <text:p>87390,0</text:p>
          </table:table-cell>
          <table:table-cell table:style-name="ce16" office:value-type="float" office:value="4.329" calcext:value-type="float">
            <text:p>4,3</text:p>
          </table:table-cell>
          <table:table-cell table:style-name="ce116" office:value-type="float" office:value="87915" calcext:value-type="float">
            <text:p>87915,0</text:p>
          </table:table-cell>
          <table:table-cell table:style-name="ce22" table:formula="of:=([.M30]-[.B30])/[.B30]" office:value-type="percentage" office:value="0.00600755235152763" calcext:value-type="percentage">
            <text:p>0,601%</text:p>
          </table:table-cell>
          <table:table-cell table:style-name="ce26"/>
          <table:table-cell table:style-name="ce29"/>
          <table:table-cell table:style-name="ce38" office:value-type="float" office:value="0.50416" calcext:value-type="float">
            <text:p>0,504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3,txt</text:p>
          </table:table-cell>
          <table:table-cell table:style-name="ce104" table:formula="of:=MIN([.C31];[.E31];[.G31];[.I31];[.K31])" office:value-type="float" office:value="50084.5" calcext:value-type="float">
            <text:p>50084,5</text:p>
          </table:table-cell>
          <table:table-cell table:style-name="ce106" office:value-type="float" office:value="50696.5" calcext:value-type="float">
            <text:p>50696,5</text:p>
          </table:table-cell>
          <table:table-cell table:style-name="ce10" office:value-type="float" office:value="3279.4" calcext:value-type="float">
            <text:p>3279,4</text:p>
          </table:table-cell>
          <table:table-cell table:style-name="ce112" office:value-type="float" office:value="50127.5" calcext:value-type="float">
            <text:p>50127,5</text:p>
          </table:table-cell>
          <table:table-cell table:style-name="ce10" office:value-type="float" office:value="674.71" calcext:value-type="float">
            <text:p>674,7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50084.5" calcext:value-type="float">
            <text:p>50084,5</text:p>
          </table:table-cell>
          <table:table-cell table:style-name="ce17" office:value-type="float" office:value="3.97" calcext:value-type="float">
            <text:p>4,0</text:p>
          </table:table-cell>
          <table:table-cell table:style-name="ce122" office:value-type="float" office:value="50378.5" calcext:value-type="float">
            <text:p>50378,5</text:p>
          </table:table-cell>
          <table:table-cell table:style-name="ce23" table:formula="of:=([.M31]-[.B31])/[.B31]" office:value-type="percentage" office:value="0.00587007956553425" calcext:value-type="percentage">
            <text:p>0,587%</text:p>
          </table:table-cell>
          <table:table-cell table:style-name="ce28"/>
          <table:table-cell table:style-name="ce30"/>
          <table:table-cell table:style-name="ce39" office:value-type="float" office:value="0.405955" calcext:value-type="float">
            <text:p>0,406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4,txt</text:p>
          </table:table-cell>
          <table:table-cell table:style-name="ce104" table:formula="of:=MIN([.C32];[.E32];[.G32];[.I32];[.K32])" office:value-type="float" office:value="46737.5" calcext:value-type="float">
            <text:p>46737,5</text:p>
          </table:table-cell>
          <table:table-cell table:style-name="ce105" office:value-type="float" office:value="46890.5" calcext:value-type="float">
            <text:p>46890,5</text:p>
          </table:table-cell>
          <table:table-cell table:style-name="ce9" office:value-type="float" office:value="4336.11" calcext:value-type="float">
            <text:p>4336,1</text:p>
          </table:table-cell>
          <table:table-cell table:style-name="ce109" office:value-type="float" office:value="46824.5" calcext:value-type="float">
            <text:p>46824,5</text:p>
          </table:table-cell>
          <table:table-cell table:style-name="ce9" office:value-type="float" office:value="504.18" calcext:value-type="float">
            <text:p>504,2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46737.5" calcext:value-type="float">
            <text:p>46737,5</text:p>
          </table:table-cell>
          <table:table-cell table:style-name="ce16" office:value-type="float" office:value="4.191" calcext:value-type="float">
            <text:p>4,2</text:p>
          </table:table-cell>
          <table:table-cell table:style-name="ce116" office:value-type="float" office:value="46833.5" calcext:value-type="float">
            <text:p>46833,5</text:p>
          </table:table-cell>
          <table:table-cell table:style-name="ce22" table:formula="of:=([.M32]-[.B32])/[.B32]" office:value-type="percentage" office:value="0.00205402514041187" calcext:value-type="percentage">
            <text:p>0,205%</text:p>
          </table:table-cell>
          <table:table-cell table:style-name="ce26"/>
          <table:table-cell table:style-name="ce29"/>
          <table:table-cell table:style-name="ce38" office:value-type="float" office:value="0.446995" calcext:value-type="float">
            <text:p>0,447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ste36_05,txt</text:p>
          </table:table-cell>
          <table:table-cell table:style-name="ce104" table:formula="of:=MIN([.C33];[.E33];[.G33];[.I33];[.K33])" office:value-type="float" office:value="44488.5" calcext:value-type="float">
            <text:p>44488,5</text:p>
          </table:table-cell>
          <table:table-cell table:style-name="ce106" office:value-type="float" office:value="44783.5" calcext:value-type="float">
            <text:p>44783,5</text:p>
          </table:table-cell>
          <table:table-cell table:style-name="ce10" office:value-type="float" office:value="3407.52" calcext:value-type="float">
            <text:p>3407,5</text:p>
          </table:table-cell>
          <table:table-cell table:style-name="ce112" office:value-type="float" office:value="44488.5" calcext:value-type="float">
            <text:p>44488,5</text:p>
          </table:table-cell>
          <table:table-cell table:style-name="ce10" office:value-type="float" office:value="593.57" calcext:value-type="float">
            <text:p>593,6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44488.5" calcext:value-type="float">
            <text:p>44488,5</text:p>
          </table:table-cell>
          <table:table-cell table:style-name="ce17" office:value-type="float" office:value="3.955" calcext:value-type="float">
            <text:p>4,0</text:p>
          </table:table-cell>
          <table:table-cell table:style-name="ce122" office:value-type="float" office:value="44674.5" calcext:value-type="float">
            <text:p>44674,5</text:p>
          </table:table-cell>
          <table:table-cell table:style-name="ce23" table:formula="of:=([.M33]-[.B33])/[.B33]" office:value-type="percentage" office:value="0.00418085572676085" calcext:value-type="percentage">
            <text:p>0,418%</text:p>
          </table:table-cell>
          <table:table-cell table:style-name="ce28"/>
          <table:table-cell table:style-name="ce30"/>
          <table:table-cell table:style-name="ce39" office:value-type="float" office:value="0.385329" calcext:value-type="float">
            <text:p>0,385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1,txt</text:p>
          </table:table-cell>
          <table:table-cell table:style-name="ce104" table:formula="of:=MIN([.C34];[.E34];[.G34];[.I34];[.K34])" office:value-type="float" office:value="53722.5" calcext:value-type="float">
            <text:p>53722,5</text:p>
          </table:table-cell>
          <table:table-cell table:style-name="ce105" office:value-type="float" office:value="53763.5" calcext:value-type="float">
            <text:p>53763,5</text:p>
          </table:table-cell>
          <table:table-cell table:style-name="ce9" office:value-type="float" office:value="5597.52" calcext:value-type="float">
            <text:p>5597,5</text:p>
          </table:table-cell>
          <table:table-cell table:style-name="ce109" office:value-type="float" office:value="53722.5" calcext:value-type="float">
            <text:p>53722,5</text:p>
          </table:table-cell>
          <table:table-cell table:style-name="ce9" office:value-type="float" office:value="782.26" calcext:value-type="float">
            <text:p>782,3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53722.5" calcext:value-type="float">
            <text:p>53722,5</text:p>
          </table:table-cell>
          <table:table-cell table:style-name="ce16" office:value-type="float" office:value="5.192" calcext:value-type="float">
            <text:p>5,2</text:p>
          </table:table-cell>
          <table:table-cell table:style-name="ce116" office:value-type="float" office:value="53735.5" calcext:value-type="float">
            <text:p>53735,5</text:p>
          </table:table-cell>
          <table:table-cell table:style-name="ce22" table:formula="of:=([.M34]-[.B34])/[.B34]" office:value-type="percentage" office:value="0.000241984271022384" calcext:value-type="percentage">
            <text:p>0,024%</text:p>
          </table:table-cell>
          <table:table-cell table:style-name="ce26"/>
          <table:table-cell table:style-name="ce29"/>
          <table:table-cell table:style-name="ce38" office:value-type="float" office:value="0.722007" calcext:value-type="float">
            <text:p>0,722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2,txt</text:p>
          </table:table-cell>
          <table:table-cell table:style-name="ce104" table:formula="of:=MIN([.C35];[.E35];[.G35];[.I35];[.K35])" office:value-type="float" office:value="48908" calcext:value-type="float">
            <text:p>48908</text:p>
          </table:table-cell>
          <table:table-cell table:style-name="ce106" office:value-type="float" office:value="48916" calcext:value-type="float">
            <text:p>48916,0</text:p>
          </table:table-cell>
          <table:table-cell table:style-name="ce10" office:value-type="float" office:value="5448.85" calcext:value-type="float">
            <text:p>5448,9</text:p>
          </table:table-cell>
          <table:table-cell table:style-name="ce112" office:value-type="float" office:value="48908" calcext:value-type="float">
            <text:p>48908,0</text:p>
          </table:table-cell>
          <table:table-cell table:style-name="ce10" office:value-type="float" office:value="773.86" calcext:value-type="float">
            <text:p>773,9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48908" calcext:value-type="float">
            <text:p>48908,0</text:p>
          </table:table-cell>
          <table:table-cell table:style-name="ce17" office:value-type="float" office:value="5.556" calcext:value-type="float">
            <text:p>5,6</text:p>
          </table:table-cell>
          <table:table-cell table:style-name="ce122" office:value-type="float" office:value="48909" calcext:value-type="float">
            <text:p>48909,0</text:p>
          </table:table-cell>
          <table:table-cell table:style-name="ce23" table:formula="of:=([.M35]-[.B35])/[.B35]" office:value-type="percentage" office:value="0.0000204465527112129" calcext:value-type="percentage">
            <text:p>0,002%</text:p>
          </table:table-cell>
          <table:table-cell table:style-name="ce28"/>
          <table:table-cell table:style-name="ce30"/>
          <table:table-cell table:style-name="ce39" office:value-type="float" office:value="0.885209" calcext:value-type="float">
            <text:p>0,885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3,txt</text:p>
          </table:table-cell>
          <table:table-cell table:style-name="ce104" table:formula="of:=MIN([.C36];[.E36];[.G36];[.I36];[.K36])" office:value-type="float" office:value="39250.5" calcext:value-type="float">
            <text:p>39250,5</text:p>
          </table:table-cell>
          <table:table-cell table:style-name="ce105" office:value-type="float" office:value="39259.5" calcext:value-type="float">
            <text:p>39259,5</text:p>
          </table:table-cell>
          <table:table-cell table:style-name="ce9" office:value-type="float" office:value="5330.11" calcext:value-type="float">
            <text:p>5330,1</text:p>
          </table:table-cell>
          <table:table-cell table:style-name="ce109" office:value-type="float" office:value="39255.5" calcext:value-type="float">
            <text:p>39255,5</text:p>
          </table:table-cell>
          <table:table-cell table:style-name="ce9" office:value-type="float" office:value="761.12" calcext:value-type="float">
            <text:p>761,1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39250.5" calcext:value-type="float">
            <text:p>39250,5</text:p>
          </table:table-cell>
          <table:table-cell table:style-name="ce16" office:value-type="float" office:value="5.445" calcext:value-type="float">
            <text:p>5,4</text:p>
          </table:table-cell>
          <table:table-cell table:style-name="ce116" office:value-type="float" office:value="39264.5" calcext:value-type="float">
            <text:p>39264,5</text:p>
          </table:table-cell>
          <table:table-cell table:style-name="ce22" table:formula="of:=([.M36]-[.B36])/[.B36]" office:value-type="percentage" office:value="0.000356683354352174" calcext:value-type="percentage">
            <text:p>0,036%</text:p>
          </table:table-cell>
          <table:table-cell table:style-name="ce26"/>
          <table:table-cell table:style-name="ce29"/>
          <table:table-cell table:style-name="ce38" office:value-type="float" office:value="0.695763" calcext:value-type="float">
            <text:p>0,695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N40_04,txt</text:p>
          </table:table-cell>
          <table:table-cell table:style-name="ce104" table:formula="of:=MIN([.C37];[.E37];[.G37];[.I37];[.K37])" office:value-type="float" office:value="38354" calcext:value-type="float">
            <text:p>38354</text:p>
          </table:table-cell>
          <table:table-cell table:style-name="ce106" office:value-type="float" office:value="38355" calcext:value-type="float">
            <text:p>38355,0</text:p>
          </table:table-cell>
          <table:table-cell table:style-name="ce10" office:value-type="float" office:value="5459.45" calcext:value-type="float">
            <text:p>5459,5</text:p>
          </table:table-cell>
          <table:table-cell table:style-name="ce112" office:value-type="float" office:value="38354" calcext:value-type="float">
            <text:p>38354,0</text:p>
          </table:table-cell>
          <table:table-cell table:style-name="ce10" office:value-type="float" office:value="741.42" calcext:value-type="float">
            <text:p>741,4</text:p>
          </table:table-cell>
          <table:table-cell table:style-name="ce10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12" office:value-type="float" office:value="38354" calcext:value-type="float">
            <text:p>38354,0</text:p>
          </table:table-cell>
          <table:table-cell table:style-name="ce17" office:value-type="float" office:value="5.37" calcext:value-type="float">
            <text:p>5,4</text:p>
          </table:table-cell>
          <table:table-cell table:style-name="ce122" office:value-type="float" office:value="38354" calcext:value-type="float">
            <text:p>38354,0</text:p>
          </table:table-cell>
          <table:table-cell table:style-name="ce23" table:formula="of:=([.M37]-[.B37])/[.B37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752482" calcext:value-type="float">
            <text:p>0,752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N40_05,txt</text:p>
          </table:table-cell>
          <table:table-cell table:style-name="ce104" table:formula="of:=MIN([.C38];[.E38];[.G38];[.I38];[.K38])" office:value-type="float" office:value="51496" calcext:value-type="float">
            <text:p>51496</text:p>
          </table:table-cell>
          <table:table-cell table:style-name="ce105" office:value-type="float" office:value="51523" calcext:value-type="float">
            <text:p>51523,0</text:p>
          </table:table-cell>
          <table:table-cell table:style-name="ce9" office:value-type="float" office:value="5585.37" calcext:value-type="float">
            <text:p>5585,4</text:p>
          </table:table-cell>
          <table:table-cell table:style-name="ce109" office:value-type="float" office:value="51507" calcext:value-type="float">
            <text:p>51507,0</text:p>
          </table:table-cell>
          <table:table-cell table:style-name="ce9" office:value-type="float" office:value="836.96" calcext:value-type="float">
            <text:p>837,0</text:p>
          </table:table-cell>
          <table:table-cell table:style-name="ce105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style-name="ce109" office:value-type="float" office:value="51496" calcext:value-type="float">
            <text:p>51496,0</text:p>
          </table:table-cell>
          <table:table-cell table:style-name="ce16" office:value-type="float" office:value="5.42" calcext:value-type="float">
            <text:p>5,4</text:p>
          </table:table-cell>
          <table:table-cell table:style-name="ce116" office:value-type="float" office:value="51501" calcext:value-type="float">
            <text:p>51501,0</text:p>
          </table:table-cell>
          <table:table-cell table:style-name="ce22" table:formula="of:=([.M38]-[.B38])/[.B38]" office:value-type="percentage" office:value="0.0000970949199937859" calcext:value-type="percentage">
            <text:p>0,010%</text:p>
          </table:table-cell>
          <table:table-cell table:style-name="ce26"/>
          <table:table-cell table:style-name="ce29"/>
          <table:table-cell table:style-name="ce38" office:value-type="float" office:value="0.685548" calcext:value-type="float">
            <text:p>0,685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1_n</text:p>
          </table:table-cell>
          <table:table-cell table:style-name="ce104" table:formula="of:=MIN([.C39];[.E39];[.G39];[.I39];[.K39])" office:value-type="float" office:value="12731" calcext:value-type="float">
            <text:p>12731</text:p>
          </table:table-cell>
          <table:table-cell table:style-name="ce106" office:value-type="float" office:value="12731" calcext:value-type="float">
            <text:p>12731,0</text:p>
          </table:table-cell>
          <table:table-cell table:style-name="ce10" office:value-type="float" office:value="7174.64" calcext:value-type="float">
            <text:p>7174,6</text:p>
          </table:table-cell>
          <table:table-cell table:style-name="ce112" office:value-type="float" office:value="12731" calcext:value-type="float">
            <text:p>12731,0</text:p>
          </table:table-cell>
          <table:table-cell table:style-name="ce10" office:value-type="float" office:value="1249.08" calcext:value-type="float">
            <text:p>1249,1</text:p>
          </table:table-cell>
          <table:table-cell table:style-name="ce106" office:value-type="float" office:value="12731" calcext:value-type="float">
            <text:p>12731,0</text:p>
          </table:table-cell>
          <table:table-cell table:style-name="ce10" office:value-type="float" office:value="25.87" calcext:value-type="float">
            <text:p>25,9</text:p>
          </table:table-cell>
          <table:table-cell table:style-name="ce112" office:value-type="float" office:value="12731" calcext:value-type="float">
            <text:p>12731,0</text:p>
          </table:table-cell>
          <table:table-cell table:style-name="ce10" office:value-type="float" office:value="111.49" calcext:value-type="float">
            <text:p>111,5</text:p>
          </table:table-cell>
          <table:table-cell table:style-name="ce112" office:value-type="float" office:value="12731" calcext:value-type="float">
            <text:p>12731,0</text:p>
          </table:table-cell>
          <table:table-cell table:style-name="ce17" office:value-type="float" office:value="3.9" calcext:value-type="float">
            <text:p>3,9</text:p>
          </table:table-cell>
          <table:table-cell table:style-name="ce122" office:value-type="float" office:value="12731" calcext:value-type="float">
            <text:p>12731,0</text:p>
          </table:table-cell>
          <table:table-cell table:style-name="ce23" table:formula="of:=([.M39]-[.B39])/[.B3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0.520689" calcext:value-type="float">
            <text:p>0,520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2_n</text:p>
          </table:table-cell>
          <table:table-cell table:style-name="ce104" table:formula="of:=MIN([.C40];[.E40];[.G40];[.I40];[.K40])" office:value-type="float" office:value="108006.5" calcext:value-type="float">
            <text:p>108006,5</text:p>
          </table:table-cell>
          <table:table-cell table:style-name="ce105" office:value-type="float" office:value="108046.5" calcext:value-type="float">
            <text:p>108046,5</text:p>
          </table:table-cell>
          <table:table-cell table:style-name="ce9" office:value-type="float" office:value="6815.77" calcext:value-type="float">
            <text:p>6815,8</text:p>
          </table:table-cell>
          <table:table-cell table:style-name="ce109" office:value-type="float" office:value="108020.5" calcext:value-type="float">
            <text:p>108020,5</text:p>
          </table:table-cell>
          <table:table-cell table:style-name="ce9" office:value-type="float" office:value="1533.29" calcext:value-type="float">
            <text:p>1533,3</text:p>
          </table:table-cell>
          <table:table-cell table:style-name="ce105" office:value-type="float" office:value="108016.5" calcext:value-type="float">
            <text:p>108016,5</text:p>
          </table:table-cell>
          <table:table-cell table:style-name="ce9" office:value-type="float" office:value="26.4" calcext:value-type="float">
            <text:p>26,4</text:p>
          </table:table-cell>
          <table:table-cell table:style-name="ce109" office:value-type="float" office:value="108020.5" calcext:value-type="float">
            <text:p>108020,5</text:p>
          </table:table-cell>
          <table:table-cell table:style-name="ce9" office:value-type="float" office:value="111.26" calcext:value-type="float">
            <text:p>111,3</text:p>
          </table:table-cell>
          <table:table-cell table:style-name="ce109" office:value-type="float" office:value="108006.5" calcext:value-type="float">
            <text:p>108006,5</text:p>
          </table:table-cell>
          <table:table-cell table:style-name="ce16" office:value-type="float" office:value="7.24" calcext:value-type="float">
            <text:p>7,2</text:p>
          </table:table-cell>
          <table:table-cell table:style-name="ce116" office:value-type="float" office:value="108029.5" calcext:value-type="float">
            <text:p>108029,5</text:p>
          </table:table-cell>
          <table:table-cell table:style-name="ce22" table:formula="of:=([.M40]-[.B40])/[.B40]" office:value-type="percentage" office:value="0.00021295014651896" calcext:value-type="percentage">
            <text:p>0,021%</text:p>
          </table:table-cell>
          <table:table-cell table:style-name="ce26"/>
          <table:table-cell table:style-name="ce29"/>
          <table:table-cell table:style-name="ce38" office:value-type="float" office:value="1.05008" calcext:value-type="float">
            <text:p>1,050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3_n</text:p>
          </table:table-cell>
          <table:table-cell table:style-name="ce104" table:formula="of:=MIN([.C41];[.E41];[.G41];[.I41];[.K41])" office:value-type="float" office:value="86644.5" calcext:value-type="float">
            <text:p>86644,5</text:p>
          </table:table-cell>
          <table:table-cell table:style-name="ce106" office:value-type="float" office:value="86667.5" calcext:value-type="float">
            <text:p>86667,5</text:p>
          </table:table-cell>
          <table:table-cell table:style-name="ce10" office:value-type="float" office:value="6854.25" calcext:value-type="float">
            <text:p>6854,3</text:p>
          </table:table-cell>
          <table:table-cell table:style-name="ce112" office:value-type="float" office:value="86667.5" calcext:value-type="float">
            <text:p>86667,5</text:p>
          </table:table-cell>
          <table:table-cell table:style-name="ce10" office:value-type="float" office:value="956.28" calcext:value-type="float">
            <text:p>956,3</text:p>
          </table:table-cell>
          <table:table-cell table:style-name="ce106" office:value-type="float" office:value="86646.5" calcext:value-type="float">
            <text:p>86646,5</text:p>
          </table:table-cell>
          <table:table-cell table:style-name="ce10" office:value-type="float" office:value="22.9" calcext:value-type="float">
            <text:p>22,9</text:p>
          </table:table-cell>
          <table:table-cell table:style-name="ce112" office:value-type="float" office:value="86657.5" calcext:value-type="float">
            <text:p>86657,5</text:p>
          </table:table-cell>
          <table:table-cell table:style-name="ce10" office:value-type="float" office:value="122.54" calcext:value-type="float">
            <text:p>122,5</text:p>
          </table:table-cell>
          <table:table-cell table:style-name="ce112" office:value-type="float" office:value="86644.5" calcext:value-type="float">
            <text:p>86644,5</text:p>
          </table:table-cell>
          <table:table-cell table:style-name="ce17" office:value-type="float" office:value="6.71" calcext:value-type="float">
            <text:p>6,7</text:p>
          </table:table-cell>
          <table:table-cell table:style-name="ce122" office:value-type="float" office:value="86653.5" calcext:value-type="float">
            <text:p>86653,5</text:p>
          </table:table-cell>
          <table:table-cell table:style-name="ce23" table:formula="of:=([.M41]-[.B41])/[.B41]" office:value-type="percentage" office:value="0.000103872721292177" calcext:value-type="percentage">
            <text:p>0,010%</text:p>
          </table:table-cell>
          <table:table-cell table:style-name="ce28"/>
          <table:table-cell table:style-name="ce30"/>
          <table:table-cell table:style-name="ce39" office:value-type="float" office:value="0.823134" calcext:value-type="float">
            <text:p>0,823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4_n</text:p>
          </table:table-cell>
          <table:table-cell table:style-name="ce104" table:formula="of:=MIN([.C42];[.E42];[.G42];[.I42];[.K42])" office:value-type="float" office:value="68701" calcext:value-type="float">
            <text:p>68701</text:p>
          </table:table-cell>
          <table:table-cell table:style-name="ce105" office:value-type="float" office:value="68769" calcext:value-type="float">
            <text:p>68769,0</text:p>
          </table:table-cell>
          <table:table-cell table:style-name="ce9" office:value-type="float" office:value="6509.35" calcext:value-type="float">
            <text:p>6509,4</text:p>
          </table:table-cell>
          <table:table-cell table:style-name="ce109" office:value-type="float" office:value="68733" calcext:value-type="float">
            <text:p>68733,0</text:p>
          </table:table-cell>
          <table:table-cell table:style-name="ce9" office:value-type="float" office:value="1141.34" calcext:value-type="float">
            <text:p>1141,3</text:p>
          </table:table-cell>
          <table:table-cell table:style-name="ce105" office:value-type="float" office:value="68708" calcext:value-type="float">
            <text:p>68708,0</text:p>
          </table:table-cell>
          <table:table-cell table:style-name="ce9" office:value-type="float" office:value="23" calcext:value-type="float">
            <text:p>23,0</text:p>
          </table:table-cell>
          <table:table-cell table:style-name="ce109" office:value-type="float" office:value="68711" calcext:value-type="float">
            <text:p>68711,0</text:p>
          </table:table-cell>
          <table:table-cell table:style-name="ce9" office:value-type="float" office:value="134.9" calcext:value-type="float">
            <text:p>134,9</text:p>
          </table:table-cell>
          <table:table-cell table:style-name="ce109" office:value-type="float" office:value="68701" calcext:value-type="float">
            <text:p>68701,0</text:p>
          </table:table-cell>
          <table:table-cell table:style-name="ce16" office:value-type="float" office:value="6.54" calcext:value-type="float">
            <text:p>6,5</text:p>
          </table:table-cell>
          <table:table-cell table:style-name="ce116" office:value-type="float" office:value="68709" calcext:value-type="float">
            <text:p>68709,0</text:p>
          </table:table-cell>
          <table:table-cell table:style-name="ce22" table:formula="of:=([.M42]-[.B42])/[.B42]" office:value-type="percentage" office:value="0.000116446631053405" calcext:value-type="percentage">
            <text:p>0,012%</text:p>
          </table:table-cell>
          <table:table-cell table:style-name="ce26"/>
          <table:table-cell table:style-name="ce29"/>
          <table:table-cell table:style-name="ce38" office:value-type="float" office:value="0.816424" calcext:value-type="float">
            <text:p>0,816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2_05_n</text:p>
          </table:table-cell>
          <table:table-cell table:style-name="ce104" table:formula="of:=MIN([.C43];[.E43];[.G43];[.I43];[.K43])" office:value-type="float" office:value="124017.5" calcext:value-type="float">
            <text:p>124017,5</text:p>
          </table:table-cell>
          <table:table-cell table:style-name="ce106" office:value-type="float" office:value="124099.5" calcext:value-type="float">
            <text:p>124099,5</text:p>
          </table:table-cell>
          <table:table-cell table:style-name="ce10" office:value-type="float" office:value="7052.59" calcext:value-type="float">
            <text:p>7052,6</text:p>
          </table:table-cell>
          <table:table-cell table:style-name="ce112" office:value-type="float" office:value="124058.5" calcext:value-type="float">
            <text:p>124058,5</text:p>
          </table:table-cell>
          <table:table-cell table:style-name="ce10" office:value-type="float" office:value="1236.49" calcext:value-type="float">
            <text:p>1236,5</text:p>
          </table:table-cell>
          <table:table-cell table:style-name="ce106" office:value-type="float" office:value="124017.5" calcext:value-type="float">
            <text:p>124017,5</text:p>
          </table:table-cell>
          <table:table-cell table:style-name="ce10" office:value-type="float" office:value="23.28" calcext:value-type="float">
            <text:p>23,3</text:p>
          </table:table-cell>
          <table:table-cell table:style-name="ce112" office:value-type="float" office:value="124018.5" calcext:value-type="float">
            <text:p>124018,5</text:p>
          </table:table-cell>
          <table:table-cell table:style-name="ce10" office:value-type="float" office:value="123.43" calcext:value-type="float">
            <text:p>123,4</text:p>
          </table:table-cell>
          <table:table-cell table:style-name="ce112" office:value-type="float" office:value="124017.5" calcext:value-type="float">
            <text:p>124017,5</text:p>
          </table:table-cell>
          <table:table-cell table:style-name="ce17" office:value-type="float" office:value="7.05" calcext:value-type="float">
            <text:p>7,1</text:p>
          </table:table-cell>
          <table:table-cell table:style-name="ce122" office:value-type="float" office:value="124042.5" calcext:value-type="float">
            <text:p>124042,5</text:p>
          </table:table-cell>
          <table:table-cell table:style-name="ce23" table:formula="of:=([.M43]-[.B43])/[.B43]" office:value-type="percentage" office:value="0.000201584453806922" calcext:value-type="percentage">
            <text:p>0,020%</text:p>
          </table:table-cell>
          <table:table-cell table:style-name="ce28"/>
          <table:table-cell table:style-name="ce30"/>
          <table:table-cell table:style-name="ce39" office:value-type="float" office:value="1.147682" calcext:value-type="float">
            <text:p>1,147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1_n</text:p>
          </table:table-cell>
          <table:table-cell table:style-name="ce104" table:formula="of:=MIN([.C44];[.E44];[.G44];[.I44];[.K44])" office:value-type="float" office:value="20470" calcext:value-type="float">
            <text:p>20470</text:p>
          </table:table-cell>
          <table:table-cell table:style-name="ce105" office:value-type="float" office:value="20472" calcext:value-type="float">
            <text:p>20472,0</text:p>
          </table:table-cell>
          <table:table-cell table:style-name="ce9" office:value-type="float" office:value="14934.38" calcext:value-type="float">
            <text:p>14934,4</text:p>
          </table:table-cell>
          <table:table-cell table:style-name="ce109" office:value-type="float" office:value="20479" calcext:value-type="float">
            <text:p>20479,0</text:p>
          </table:table-cell>
          <table:table-cell table:style-name="ce9" office:value-type="float" office:value="2683.93" calcext:value-type="float">
            <text:p>2683,9</text:p>
          </table:table-cell>
          <table:table-cell table:style-name="ce105" office:value-type="float" office:value="20470" calcext:value-type="float">
            <text:p>20470,0</text:p>
          </table:table-cell>
          <table:table-cell table:style-name="ce9" office:value-type="float" office:value="48.17" calcext:value-type="float">
            <text:p>48,2</text:p>
          </table:table-cell>
          <table:table-cell table:style-name="ce109" office:value-type="float" office:value="20470" calcext:value-type="float">
            <text:p>20470,0</text:p>
          </table:table-cell>
          <table:table-cell table:style-name="ce9" office:value-type="float" office:value="151.2" calcext:value-type="float">
            <text:p>151,2</text:p>
          </table:table-cell>
          <table:table-cell table:style-name="ce109" office:value-type="float" office:value="20470" calcext:value-type="float">
            <text:p>20470,0</text:p>
          </table:table-cell>
          <table:table-cell table:style-name="ce16" office:value-type="float" office:value="5.1" calcext:value-type="float">
            <text:p>5,1</text:p>
          </table:table-cell>
          <table:table-cell table:style-name="ce116" office:value-type="float" office:value="20470" calcext:value-type="float">
            <text:p>20470,0</text:p>
          </table:table-cell>
          <table:table-cell table:style-name="ce22" table:formula="of:=([.M44]-[.B44])/[.B44]" office:value-type="percentage" office:value="0" calcext:value-type="percentage">
            <text:p>0,000%</text:p>
          </table:table-cell>
          <table:table-cell table:style-name="ce26"/>
          <table:table-cell table:style-name="ce29"/>
          <table:table-cell table:style-name="ce38" office:value-type="float" office:value="0.953426" calcext:value-type="float">
            <text:p>0,953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2_n</text:p>
          </table:table-cell>
          <table:table-cell table:style-name="ce104" table:formula="of:=MIN([.C45];[.E45];[.G45];[.I45];[.K45])" office:value-type="float" office:value="208058" calcext:value-type="float">
            <text:p>208058</text:p>
          </table:table-cell>
          <table:table-cell table:style-name="ce106" office:value-type="float" office:value="208270" calcext:value-type="float">
            <text:p>208270,0</text:p>
          </table:table-cell>
          <table:table-cell table:style-name="ce10" office:value-type="float" office:value="14338.86" calcext:value-type="float">
            <text:p>14338,9</text:p>
          </table:table-cell>
          <table:table-cell table:style-name="ce112" office:value-type="float" office:value="208081" calcext:value-type="float">
            <text:p>208081,0</text:p>
          </table:table-cell>
          <table:table-cell table:style-name="ce10" office:value-type="float" office:value="2733.89" calcext:value-type="float">
            <text:p>2733,9</text:p>
          </table:table-cell>
          <table:table-cell table:style-name="ce106" office:value-type="float" office:value="208079" calcext:value-type="float">
            <text:p>208079,0</text:p>
          </table:table-cell>
          <table:table-cell table:style-name="ce10" office:value-type="float" office:value="48.53" calcext:value-type="float">
            <text:p>48,5</text:p>
          </table:table-cell>
          <table:table-cell table:style-name="ce112" office:value-type="float" office:value="208157" calcext:value-type="float">
            <text:p>208157,0</text:p>
          </table:table-cell>
          <table:table-cell table:style-name="ce10" office:value-type="float" office:value="151.2" calcext:value-type="float">
            <text:p>151,2</text:p>
          </table:table-cell>
          <table:table-cell table:style-name="ce112" office:value-type="float" office:value="208058" calcext:value-type="float">
            <text:p>208058,0</text:p>
          </table:table-cell>
          <table:table-cell table:style-name="ce17" office:value-type="float" office:value="11.9" calcext:value-type="float">
            <text:p>11,9</text:p>
          </table:table-cell>
          <table:table-cell table:style-name="ce122" office:value-type="float" office:value="208226" calcext:value-type="float">
            <text:p>208226,0</text:p>
          </table:table-cell>
          <table:table-cell table:style-name="ce23" table:formula="of:=([.M45]-[.B45])/[.B45]" office:value-type="percentage" office:value="0.000807467148583568" calcext:value-type="percentage">
            <text:p>0,081%</text:p>
          </table:table-cell>
          <table:table-cell table:style-name="ce28"/>
          <table:table-cell table:style-name="ce30"/>
          <table:table-cell table:style-name="ce39" office:value-type="float" office:value="1.683075" calcext:value-type="float">
            <text:p>1,6831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3_n</text:p>
          </table:table-cell>
          <table:table-cell table:style-name="ce104" table:formula="of:=MIN([.C46];[.E46];[.G46];[.I46];[.K46])" office:value-type="float" office:value="162182" calcext:value-type="float">
            <text:p>162182</text:p>
          </table:table-cell>
          <table:table-cell table:style-name="ce105" office:value-type="float" office:value="162267" calcext:value-type="float">
            <text:p>162267,0</text:p>
          </table:table-cell>
          <table:table-cell table:style-name="ce9" office:value-type="float" office:value="14351.91" calcext:value-type="float">
            <text:p>14351,9</text:p>
          </table:table-cell>
          <table:table-cell table:style-name="ce109" office:value-type="float" office:value="162196" calcext:value-type="float">
            <text:p>162196,0</text:p>
          </table:table-cell>
          <table:table-cell table:style-name="ce9" office:value-type="float" office:value="2877.29" calcext:value-type="float">
            <text:p>2877,3</text:p>
          </table:table-cell>
          <table:table-cell table:style-name="ce105" office:value-type="float" office:value="162196" calcext:value-type="float">
            <text:p>162196,0</text:p>
          </table:table-cell>
          <table:table-cell table:style-name="ce9" office:value-type="float" office:value="48.96" calcext:value-type="float">
            <text:p>49,0</text:p>
          </table:table-cell>
          <table:table-cell table:style-name="ce109" office:value-type="float" office:value="162249" calcext:value-type="float">
            <text:p>162249,0</text:p>
          </table:table-cell>
          <table:table-cell table:style-name="ce9" office:value-type="float" office:value="139.72" calcext:value-type="float">
            <text:p>139,7</text:p>
          </table:table-cell>
          <table:table-cell table:style-name="ce109" office:value-type="float" office:value="162182" calcext:value-type="float">
            <text:p>162182,0</text:p>
          </table:table-cell>
          <table:table-cell table:style-name="ce16" office:value-type="float" office:value="11.6" calcext:value-type="float">
            <text:p>11,6</text:p>
          </table:table-cell>
          <table:table-cell table:style-name="ce116" office:value-type="float" office:value="162218" calcext:value-type="float">
            <text:p>162218,0</text:p>
          </table:table-cell>
          <table:table-cell table:style-name="ce22" table:formula="of:=([.M46]-[.B46])/[.B46]" office:value-type="percentage" office:value="0.000221972845321922" calcext:value-type="percentage">
            <text:p>0,022%</text:p>
          </table:table-cell>
          <table:table-cell table:style-name="ce26"/>
          <table:table-cell table:style-name="ce29"/>
          <table:table-cell table:style-name="ce38" office:value-type="float" office:value="1.877382" calcext:value-type="float">
            <text:p>1,877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4_n</text:p>
          </table:table-cell>
          <table:table-cell table:style-name="ce104" table:formula="of:=MIN([.C47];[.E47];[.G47];[.I47];[.K47])" office:value-type="float" office:value="118246.5" calcext:value-type="float">
            <text:p>118246,5</text:p>
          </table:table-cell>
          <table:table-cell table:style-name="ce106" office:value-type="float" office:value="118311.5" calcext:value-type="float">
            <text:p>118311,5</text:p>
          </table:table-cell>
          <table:table-cell table:style-name="ce10" office:value-type="float" office:value="14290.03" calcext:value-type="float">
            <text:p>14290,0</text:p>
          </table:table-cell>
          <table:table-cell table:style-name="ce112" office:value-type="float" office:value="118264.5" calcext:value-type="float">
            <text:p>118264,5</text:p>
          </table:table-cell>
          <table:table-cell table:style-name="ce10" office:value-type="float" office:value="3716.16" calcext:value-type="float">
            <text:p>3716,2</text:p>
          </table:table-cell>
          <table:table-cell table:style-name="ce106" office:value-type="float" office:value="118260.5" calcext:value-type="float">
            <text:p>118260,5</text:p>
          </table:table-cell>
          <table:table-cell table:style-name="ce10" office:value-type="float" office:value="49.29" calcext:value-type="float">
            <text:p>49,3</text:p>
          </table:table-cell>
          <table:table-cell table:style-name="ce112" office:value-type="float" office:value="118302.5" calcext:value-type="float">
            <text:p>118302,5</text:p>
          </table:table-cell>
          <table:table-cell table:style-name="ce10" office:value-type="float" office:value="136.4" calcext:value-type="float">
            <text:p>136,4</text:p>
          </table:table-cell>
          <table:table-cell table:style-name="ce112" office:value-type="float" office:value="118246.5" calcext:value-type="float">
            <text:p>118246,5</text:p>
          </table:table-cell>
          <table:table-cell table:style-name="ce17" office:value-type="float" office:value="11.14" calcext:value-type="float">
            <text:p>11,1</text:p>
          </table:table-cell>
          <table:table-cell table:style-name="ce122" office:value-type="float" office:value="118279.5" calcext:value-type="float">
            <text:p>118279,5</text:p>
          </table:table-cell>
          <table:table-cell table:style-name="ce23" table:formula="of:=([.M47]-[.B47])/[.B47]" office:value-type="percentage" office:value="0.000279078027679466" calcext:value-type="percentage">
            <text:p>0,028%</text:p>
          </table:table-cell>
          <table:table-cell table:style-name="ce28"/>
          <table:table-cell table:style-name="ce30"/>
          <table:table-cell table:style-name="ce39" office:value-type="float" office:value="1.728235" calcext:value-type="float">
            <text:p>1,728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49_05_n</text:p>
          </table:table-cell>
          <table:table-cell table:style-name="ce104" table:formula="of:=MIN([.C48];[.E48];[.G48];[.I48];[.K48])" office:value-type="float" office:value="332836" calcext:value-type="float">
            <text:p>332836</text:p>
          </table:table-cell>
          <table:table-cell table:style-name="ce105" office:value-type="float" office:value="332990" calcext:value-type="float">
            <text:p>332990,0</text:p>
          </table:table-cell>
          <table:table-cell table:style-name="ce9" office:value-type="float" office:value="14913.18" calcext:value-type="float">
            <text:p>14913,2</text:p>
          </table:table-cell>
          <table:table-cell table:style-name="ce109" office:value-type="float" office:value="332855" calcext:value-type="float">
            <text:p>332855,0</text:p>
          </table:table-cell>
          <table:table-cell table:style-name="ce9" office:value-type="float" office:value="2596.39" calcext:value-type="float">
            <text:p>2596,4</text:p>
          </table:table-cell>
          <table:table-cell table:style-name="ce105" office:value-type="float" office:value="332853" calcext:value-type="float">
            <text:p>332853,0</text:p>
          </table:table-cell>
          <table:table-cell table:style-name="ce9" office:value-type="float" office:value="48.64" calcext:value-type="float">
            <text:p>48,6</text:p>
          </table:table-cell>
          <table:table-cell table:style-name="ce109" office:value-type="float" office:value="332972" calcext:value-type="float">
            <text:p>332972,0</text:p>
          </table:table-cell>
          <table:table-cell table:style-name="ce9" office:value-type="float" office:value="142.48" calcext:value-type="float">
            <text:p>142,5</text:p>
          </table:table-cell>
          <table:table-cell table:style-name="ce109" office:value-type="float" office:value="332836" calcext:value-type="float">
            <text:p>332836,0</text:p>
          </table:table-cell>
          <table:table-cell table:style-name="ce16" office:value-type="float" office:value="12.16" calcext:value-type="float">
            <text:p>12,2</text:p>
          </table:table-cell>
          <table:table-cell table:style-name="ce116" office:value-type="float" office:value="332867" calcext:value-type="float">
            <text:p>332867,0</text:p>
          </table:table-cell>
          <table:table-cell table:style-name="ce22" table:formula="of:=([.M48]-[.B48])/[.B48]" office:value-type="percentage" office:value="0.0000931389633332933" calcext:value-type="percentage">
            <text:p>0,009%</text:p>
          </table:table-cell>
          <table:table-cell table:style-name="ce26"/>
          <table:table-cell table:style-name="ce29"/>
          <table:table-cell table:style-name="ce38" office:value-type="float" office:value="1.586331" calcext:value-type="float">
            <text:p>1,586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1_n</text:p>
          </table:table-cell>
          <table:table-cell table:style-name="ce104" table:formula="of:=MIN([.C49];[.E49];[.G49];[.I49];[.K49])" office:value-type="float" office:value="31972" calcext:value-type="float">
            <text:p>31972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31972" calcext:value-type="float">
            <text:p>31972,0</text:p>
          </table:table-cell>
          <table:table-cell table:style-name="ce10" office:value-type="float" office:value="93.36" calcext:value-type="float">
            <text:p>93,4</text:p>
          </table:table-cell>
          <table:table-cell table:style-name="ce112" office:value-type="float" office:value="31972" calcext:value-type="float">
            <text:p>31972,0</text:p>
          </table:table-cell>
          <table:table-cell table:style-name="ce10" office:value-type="float" office:value="235.88" calcext:value-type="float">
            <text:p>235,9</text:p>
          </table:table-cell>
          <table:table-cell table:style-name="ce112" office:value-type="float" office:value="31972" calcext:value-type="float">
            <text:p>31972,0</text:p>
          </table:table-cell>
          <table:table-cell table:style-name="ce17" office:value-type="float" office:value="7.44" calcext:value-type="float">
            <text:p>7,4</text:p>
          </table:table-cell>
          <table:table-cell table:style-name="ce122" office:value-type="float" office:value="31972" calcext:value-type="float">
            <text:p>31972,0</text:p>
          </table:table-cell>
          <table:table-cell table:style-name="ce23" table:formula="of:=([.M49]-[.B49])/[.B49]" office:value-type="percentage" office:value="0" calcext:value-type="percentage">
            <text:p>0,000%</text:p>
          </table:table-cell>
          <table:table-cell table:style-name="ce28"/>
          <table:table-cell table:style-name="ce30"/>
          <table:table-cell table:style-name="ce39" office:value-type="float" office:value="1.786513" calcext:value-type="float">
            <text:p>1,786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2_n</text:p>
          </table:table-cell>
          <table:table-cell table:style-name="ce104" table:formula="of:=MIN([.C50];[.E50];[.G50];[.I50];[.K50])" office:value-type="float" office:value="248219" calcext:value-type="float">
            <text:p>248219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248225" calcext:value-type="float">
            <text:p>248225,0</text:p>
          </table:table-cell>
          <table:table-cell table:style-name="ce9" office:value-type="float" office:value="93.94" calcext:value-type="float">
            <text:p>93,9</text:p>
          </table:table-cell>
          <table:table-cell table:style-name="ce109" office:value-type="float" office:value="248247" calcext:value-type="float">
            <text:p>248247,0</text:p>
          </table:table-cell>
          <table:table-cell table:style-name="ce9" office:value-type="float" office:value="230.74" calcext:value-type="float">
            <text:p>230,7</text:p>
          </table:table-cell>
          <table:table-cell table:style-name="ce109" office:value-type="float" office:value="248219" calcext:value-type="float">
            <text:p>248219,0</text:p>
          </table:table-cell>
          <table:table-cell table:style-name="ce16" office:value-type="float" office:value="19.46" calcext:value-type="float">
            <text:p>19,5</text:p>
          </table:table-cell>
          <table:table-cell table:style-name="ce116" office:value-type="float" office:value="248246" calcext:value-type="float">
            <text:p>248246,0</text:p>
          </table:table-cell>
          <table:table-cell table:style-name="ce22" table:formula="of:=([.M50]-[.B50])/[.B50]" office:value-type="percentage" office:value="0.000108774912476482" calcext:value-type="percentage">
            <text:p>0,011%</text:p>
          </table:table-cell>
          <table:table-cell table:style-name="ce26"/>
          <table:table-cell table:style-name="ce29"/>
          <table:table-cell table:style-name="ce38" office:value-type="float" office:value="3.180296" calcext:value-type="float">
            <text:p>3,180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3_n</text:p>
          </table:table-cell>
          <table:table-cell table:style-name="ce104" table:formula="of:=MIN([.C51];[.E51];[.G51];[.I51];[.K51])" office:value-type="float" office:value="85184" calcext:value-type="float">
            <text:p>85184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85190" calcext:value-type="float">
            <text:p>85190,0</text:p>
          </table:table-cell>
          <table:table-cell table:style-name="ce10" office:value-type="float" office:value="94.91" calcext:value-type="float">
            <text:p>94,9</text:p>
          </table:table-cell>
          <table:table-cell table:style-name="ce112" office:value-type="float" office:value="85209" calcext:value-type="float">
            <text:p>85209,0</text:p>
          </table:table-cell>
          <table:table-cell table:style-name="ce10" office:value-type="float" office:value="240.03" calcext:value-type="float">
            <text:p>240,0</text:p>
          </table:table-cell>
          <table:table-cell table:style-name="ce112" office:value-type="float" office:value="85184" calcext:value-type="float">
            <text:p>85184,0</text:p>
          </table:table-cell>
          <table:table-cell table:style-name="ce17" office:value-type="float" office:value="16.59" calcext:value-type="float">
            <text:p>16,6</text:p>
          </table:table-cell>
          <table:table-cell table:style-name="ce122" office:value-type="float" office:value="85207" calcext:value-type="float">
            <text:p>85207,0</text:p>
          </table:table-cell>
          <table:table-cell table:style-name="ce23" table:formula="of:=([.M51]-[.B51])/[.B51]" office:value-type="percentage" office:value="0.000270003756574004" calcext:value-type="percentage">
            <text:p>0,027%</text:p>
          </table:table-cell>
          <table:table-cell table:style-name="ce28"/>
          <table:table-cell table:style-name="ce30"/>
          <table:table-cell table:style-name="ce39" office:value-type="float" office:value="3.239405" calcext:value-type="float">
            <text:p>3,239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4_n</text:p>
          </table:table-cell>
          <table:table-cell table:style-name="ce104" table:formula="of:=MIN([.C52];[.E52];[.G52];[.I52];[.K52])" office:value-type="float" office:value="156646" calcext:value-type="float">
            <text:p>156646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156666" calcext:value-type="float">
            <text:p>156666,0</text:p>
          </table:table-cell>
          <table:table-cell table:style-name="ce9" office:value-type="float" office:value="138.41" calcext:value-type="float">
            <text:p>138,4</text:p>
          </table:table-cell>
          <table:table-cell table:style-name="ce109" office:value-type="float" office:value="156701" calcext:value-type="float">
            <text:p>156701,0</text:p>
          </table:table-cell>
          <table:table-cell table:style-name="ce9" office:value-type="float" office:value="209.38" calcext:value-type="float">
            <text:p>209,4</text:p>
          </table:table-cell>
          <table:table-cell table:style-name="ce109" office:value-type="float" office:value="156646" calcext:value-type="float">
            <text:p>156646,0</text:p>
          </table:table-cell>
          <table:table-cell table:style-name="ce16" office:value-type="float" office:value="18.51" calcext:value-type="float">
            <text:p>18,5</text:p>
          </table:table-cell>
          <table:table-cell table:style-name="ce116" office:value-type="float" office:value="156660" calcext:value-type="float">
            <text:p>156660,0</text:p>
          </table:table-cell>
          <table:table-cell table:style-name="ce22" table:formula="of:=([.M52]-[.B52])/[.B52]" office:value-type="percentage" office:value="0.0000893734918223255" calcext:value-type="percentage">
            <text:p>0,009%</text:p>
          </table:table-cell>
          <table:table-cell table:style-name="ce26"/>
          <table:table-cell table:style-name="ce29"/>
          <table:table-cell table:style-name="ce38" office:value-type="float" office:value="3.723474" calcext:value-type="float">
            <text:p>3,7235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56_05_n</text:p>
          </table:table-cell>
          <table:table-cell table:style-name="ce104" table:formula="of:=MIN([.C53];[.E53];[.G53];[.I53];[.K53])" office:value-type="float" office:value="296176.5" calcext:value-type="float">
            <text:p>296176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296176.5" calcext:value-type="float">
            <text:p>296176,5</text:p>
          </table:table-cell>
          <table:table-cell table:style-name="ce10" office:value-type="float" office:value="151.11" calcext:value-type="float">
            <text:p>151,1</text:p>
          </table:table-cell>
          <table:table-cell table:style-name="ce112" office:value-type="float" office:value="296315.5" calcext:value-type="float">
            <text:p>296315,5</text:p>
          </table:table-cell>
          <table:table-cell table:style-name="ce10" office:value-type="float" office:value="225.92" calcext:value-type="float">
            <text:p>225,9</text:p>
          </table:table-cell>
          <table:table-cell table:style-name="ce112" office:value-type="float" office:value="296176.5" calcext:value-type="float">
            <text:p>296176,5</text:p>
          </table:table-cell>
          <table:table-cell table:style-name="ce17" office:value-type="float" office:value="19.8" calcext:value-type="float">
            <text:p>19,8</text:p>
          </table:table-cell>
          <table:table-cell table:style-name="ce122" office:value-type="float" office:value="296238.5" calcext:value-type="float">
            <text:p>296238,5</text:p>
          </table:table-cell>
          <table:table-cell table:style-name="ce23" table:formula="of:=([.M53]-[.B53])/[.B53]" office:value-type="percentage" office:value="0.000209334636610264" calcext:value-type="percentage">
            <text:p>0,021%</text:p>
          </table:table-cell>
          <table:table-cell table:style-name="ce28"/>
          <table:table-cell table:style-name="ce30"/>
          <table:table-cell table:style-name="ce39" office:value-type="float" office:value="3.752477" calcext:value-type="float">
            <text:p>3,752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60_05</text:p>
          </table:table-cell>
          <table:table-cell table:style-name="ce104" table:formula="of:=MIN([.C54];[.E54];[.G54];[.I54];[.K54])" office:value-type="float" office:value="159643" calcext:value-type="float">
            <text:p>159643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159660" calcext:value-type="float">
            <text:p>159660,0</text:p>
          </table:table-cell>
          <table:table-cell table:style-name="ce9" office:value-type="float" office:value="310.01" calcext:value-type="float">
            <text:p>310,0</text:p>
          </table:table-cell>
          <table:table-cell table:style-name="ce109" office:value-type="float" office:value="159973" calcext:value-type="float">
            <text:p>159973,0</text:p>
          </table:table-cell>
          <table:table-cell table:style-name="ce9" office:value-type="float" office:value="281.22" calcext:value-type="float">
            <text:p>281,2</text:p>
          </table:table-cell>
          <table:table-cell table:style-name="ce109" office:value-type="float" office:value="159643" calcext:value-type="float">
            <text:p>159643,0</text:p>
          </table:table-cell>
          <table:table-cell table:style-name="ce16" office:value-type="float" office:value="28.24" calcext:value-type="float">
            <text:p>28,2</text:p>
          </table:table-cell>
          <table:table-cell table:style-name="ce116" office:value-type="float" office:value="159666" calcext:value-type="float">
            <text:p>159666,0</text:p>
          </table:table-cell>
          <table:table-cell table:style-name="ce22" table:formula="of:=([.M54]-[.B54])/[.B54]" office:value-type="percentage" office:value="0.000144071459443884" calcext:value-type="percentage">
            <text:p>0,014%</text:p>
          </table:table-cell>
          <table:table-cell table:style-name="ce26"/>
          <table:table-cell table:style-name="ce29"/>
          <table:table-cell table:style-name="ce38" office:value-type="float" office:value="4.994801" calcext:value-type="float">
            <text:p>4,994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1</text:p>
          </table:table-cell>
          <table:table-cell table:style-name="ce104" table:formula="of:=MIN([.C55];[.E55];[.G55];[.I55];[.K55])" office:value-type="float" office:value="204089" calcext:value-type="float">
            <text:p>204089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204103" calcext:value-type="float">
            <text:p>204103,0</text:p>
          </table:table-cell>
          <table:table-cell table:style-name="ce10" office:value-type="float" office:value="136.08" calcext:value-type="float">
            <text:p>136,1</text:p>
          </table:table-cell>
          <table:table-cell table:style-name="ce112" office:value-type="float" office:value="204208" calcext:value-type="float">
            <text:p>204208,0</text:p>
          </table:table-cell>
          <table:table-cell table:style-name="ce10" office:value-type="float" office:value="281.7" calcext:value-type="float">
            <text:p>281,7</text:p>
          </table:table-cell>
          <table:table-cell table:style-name="ce112" office:value-type="float" office:value="204089" calcext:value-type="float">
            <text:p>204089,0</text:p>
          </table:table-cell>
          <table:table-cell table:style-name="ce17" office:value-type="float" office:value="27.22" calcext:value-type="float">
            <text:p>27,2</text:p>
          </table:table-cell>
          <table:table-cell table:style-name="ce122" office:value-type="float" office:value="204180" calcext:value-type="float">
            <text:p>204180,0</text:p>
          </table:table-cell>
          <table:table-cell table:style-name="ce23" table:formula="of:=([.M55]-[.B55])/[.B55]" office:value-type="percentage" office:value="0.00044588390359108" calcext:value-type="percentage">
            <text:p>0,045%</text:p>
          </table:table-cell>
          <table:table-cell table:style-name="ce28"/>
          <table:table-cell table:style-name="ce30"/>
          <table:table-cell table:style-name="ce39" office:value-type="float" office:value="4.848016" calcext:value-type="float">
            <text:p>4,848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2</text:p>
          </table:table-cell>
          <table:table-cell table:style-name="ce104" table:formula="of:=MIN([.C56];[.E56];[.G56];[.I56];[.K56])" office:value-type="float" office:value="193199.5" calcext:value-type="float">
            <text:p>193199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193218.5" calcext:value-type="float">
            <text:p>193218,5</text:p>
          </table:table-cell>
          <table:table-cell table:style-name="ce9" office:value-type="float" office:value="135.63" calcext:value-type="float">
            <text:p>135,6</text:p>
          </table:table-cell>
          <table:table-cell table:style-name="ce109" office:value-type="float" office:value="193289.5" calcext:value-type="float">
            <text:p>193289,5</text:p>
          </table:table-cell>
          <table:table-cell table:style-name="ce9" office:value-type="float" office:value="314.67" calcext:value-type="float">
            <text:p>314,7</text:p>
          </table:table-cell>
          <table:table-cell table:style-name="ce109" office:value-type="float" office:value="193199.5" calcext:value-type="float">
            <text:p>193199,5</text:p>
          </table:table-cell>
          <table:table-cell table:style-name="ce16" office:value-type="float" office:value="26.32" calcext:value-type="float">
            <text:p>26,3</text:p>
          </table:table-cell>
          <table:table-cell table:style-name="ce116" office:value-type="float" office:value="193378.5" calcext:value-type="float">
            <text:p>193378,5</text:p>
          </table:table-cell>
          <table:table-cell table:style-name="ce22" table:formula="of:=([.M56]-[.B56])/[.B56]" office:value-type="percentage" office:value="0.000926503432979899" calcext:value-type="percentage">
            <text:p>0,093%</text:p>
          </table:table-cell>
          <table:table-cell table:style-name="ce26"/>
          <table:table-cell table:style-name="ce29"/>
          <table:table-cell table:style-name="ce38" office:value-type="float" office:value="4.589172" calcext:value-type="float">
            <text:p>4,589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30_3</text:p>
          </table:table-cell>
          <table:table-cell table:style-name="ce104" table:formula="of:=MIN([.C57];[.E57];[.G57];[.I57];[.K57])" office:value-type="float" office:value="161475.5" calcext:value-type="float">
            <text:p>161475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161486.5" calcext:value-type="float">
            <text:p>161486,5</text:p>
          </table:table-cell>
          <table:table-cell table:style-name="ce10" office:value-type="float" office:value="137.58" calcext:value-type="float">
            <text:p>137,6</text:p>
          </table:table-cell>
          <table:table-cell table:style-name="ce112" office:value-type="float" office:value="161582.5" calcext:value-type="float">
            <text:p>161582,5</text:p>
          </table:table-cell>
          <table:table-cell table:style-name="ce10" office:value-type="float" office:value="353.98" calcext:value-type="float">
            <text:p>354,0</text:p>
          </table:table-cell>
          <table:table-cell table:style-name="ce112" office:value-type="float" office:value="161475.5" calcext:value-type="float">
            <text:p>161475,5</text:p>
          </table:table-cell>
          <table:table-cell table:style-name="ce17" office:value-type="float" office:value="26.38" calcext:value-type="float">
            <text:p>26,4</text:p>
          </table:table-cell>
          <table:table-cell table:style-name="ce122" office:value-type="float" office:value="161540.5" calcext:value-type="float">
            <text:p>161540,5</text:p>
          </table:table-cell>
          <table:table-cell table:style-name="ce23" table:formula="of:=([.M57]-[.B57])/[.B57]" office:value-type="percentage" office:value="0.000402537846298665" calcext:value-type="percentage">
            <text:p>0,040%</text:p>
          </table:table-cell>
          <table:table-cell table:style-name="ce28"/>
          <table:table-cell table:style-name="ce30"/>
          <table:table-cell table:style-name="ce39" office:value-type="float" office:value="4.883017" calcext:value-type="float">
            <text:p>4,883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1</text:p>
          </table:table-cell>
          <table:table-cell table:style-name="ce104" table:formula="of:=MIN([.C58];[.E58];[.G58];[.I58];[.K58])" office:value-type="float" office:value="135133.5" calcext:value-type="float">
            <text:p>135133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135133.5" calcext:value-type="float">
            <text:p>135133,5</text:p>
          </table:table-cell>
          <table:table-cell table:style-name="ce9" office:value-type="float" office:value="137.88" calcext:value-type="float">
            <text:p>137,9</text:p>
          </table:table-cell>
          <table:table-cell table:style-name="ce109" office:value-type="float" office:value="135189.5" calcext:value-type="float">
            <text:p>135189,5</text:p>
          </table:table-cell>
          <table:table-cell table:style-name="ce9" office:value-type="float" office:value="345.1" calcext:value-type="float">
            <text:p>345,1</text:p>
          </table:table-cell>
          <table:table-cell table:style-name="ce109" office:value-type="float" office:value="135133.5" calcext:value-type="float">
            <text:p>135133,5</text:p>
          </table:table-cell>
          <table:table-cell table:style-name="ce16" office:value-type="float" office:value="27.42" calcext:value-type="float">
            <text:p>27,4</text:p>
          </table:table-cell>
          <table:table-cell table:style-name="ce116" office:value-type="float" office:value="135155.5" calcext:value-type="float">
            <text:p>135155,5</text:p>
          </table:table-cell>
          <table:table-cell table:style-name="ce22" table:formula="of:=([.M58]-[.B58])/[.B58]" office:value-type="percentage" office:value="0.000162801969903836" calcext:value-type="percentage">
            <text:p>0,016%</text:p>
          </table:table-cell>
          <table:table-cell table:style-name="ce26"/>
          <table:table-cell table:style-name="ce29"/>
          <table:table-cell table:style-name="ce38" office:value-type="float" office:value="4.805226" calcext:value-type="float">
            <text:p>4,805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2</text:p>
          </table:table-cell>
          <table:table-cell table:style-name="ce104" table:formula="of:=MIN([.C59];[.E59];[.G59];[.I59];[.K59])" office:value-type="float" office:value="159114" calcext:value-type="float">
            <text:p>159114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159114" calcext:value-type="float">
            <text:p>159114,0</text:p>
          </table:table-cell>
          <table:table-cell table:style-name="ce10" office:value-type="float" office:value="135.9" calcext:value-type="float">
            <text:p>135,9</text:p>
          </table:table-cell>
          <table:table-cell table:style-name="ce112" office:value-type="float" office:value="159224" calcext:value-type="float">
            <text:p>159224,0</text:p>
          </table:table-cell>
          <table:table-cell table:style-name="ce10" office:value-type="float" office:value="344.07" calcext:value-type="float">
            <text:p>344,1</text:p>
          </table:table-cell>
          <table:table-cell table:style-name="ce112" office:value-type="float" office:value="159114" calcext:value-type="float">
            <text:p>159114,0</text:p>
          </table:table-cell>
          <table:table-cell table:style-name="ce17" office:value-type="float" office:value="26.69" calcext:value-type="float">
            <text:p>26,7</text:p>
          </table:table-cell>
          <table:table-cell table:style-name="ce122" office:value-type="float" office:value="159231" calcext:value-type="float">
            <text:p>159231,0</text:p>
          </table:table-cell>
          <table:table-cell table:style-name="ce23" table:formula="of:=([.M59]-[.B59])/[.B59]" office:value-type="percentage" office:value="0.00073532184471511" calcext:value-type="percentage">
            <text:p>0,074%</text:p>
          </table:table-cell>
          <table:table-cell table:style-name="ce28"/>
          <table:table-cell table:style-name="ce30"/>
          <table:table-cell table:style-name="ce39" office:value-type="float" office:value="4.32677" calcext:value-type="float">
            <text:p>4,3268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40_3</text:p>
          </table:table-cell>
          <table:table-cell table:style-name="ce104" table:formula="of:=MIN([.C60];[.E60];[.G60];[.I60];[.K60])" office:value-type="float" office:value="158967.5" calcext:value-type="float">
            <text:p>158967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158976.5" calcext:value-type="float">
            <text:p>158976,5</text:p>
          </table:table-cell>
          <table:table-cell table:style-name="ce9" office:value-type="float" office:value="137.47" calcext:value-type="float">
            <text:p>137,5</text:p>
          </table:table-cell>
          <table:table-cell table:style-name="ce109" office:value-type="float" office:value="159108.5" calcext:value-type="float">
            <text:p>159108,5</text:p>
          </table:table-cell>
          <table:table-cell table:style-name="ce9" office:value-type="float" office:value="365.87" calcext:value-type="float">
            <text:p>365,9</text:p>
          </table:table-cell>
          <table:table-cell table:style-name="ce109" office:value-type="float" office:value="158967.5" calcext:value-type="float">
            <text:p>158967,5</text:p>
          </table:table-cell>
          <table:table-cell table:style-name="ce16" office:value-type="float" office:value="26.83" calcext:value-type="float">
            <text:p>26,8</text:p>
          </table:table-cell>
          <table:table-cell table:style-name="ce116" office:value-type="float" office:value="159065.5" calcext:value-type="float">
            <text:p>159065,5</text:p>
          </table:table-cell>
          <table:table-cell table:style-name="ce22" table:formula="of:=([.M60]-[.B60])/[.B60]" office:value-type="percentage" office:value="0.000616478210955069" calcext:value-type="percentage">
            <text:p>0,062%</text:p>
          </table:table-cell>
          <table:table-cell table:style-name="ce26"/>
          <table:table-cell table:style-name="ce29"/>
          <table:table-cell table:style-name="ce38" office:value-type="float" office:value="3.739249" calcext:value-type="float">
            <text:p>3,739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1</text:p>
          </table:table-cell>
          <table:table-cell table:style-name="ce104" table:formula="of:=MIN([.C61];[.E61];[.G61];[.I61];[.K61])" office:value-type="float" office:value="110493.5" calcext:value-type="float">
            <text:p>110493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110507.5" calcext:value-type="float">
            <text:p>110507,5</text:p>
          </table:table-cell>
          <table:table-cell table:style-name="ce10" office:value-type="float" office:value="137.17" calcext:value-type="float">
            <text:p>137,2</text:p>
          </table:table-cell>
          <table:table-cell table:style-name="ce112" office:value-type="float" office:value="110611.5" calcext:value-type="float">
            <text:p>110611,5</text:p>
          </table:table-cell>
          <table:table-cell table:style-name="ce10" office:value-type="float" office:value="345.28" calcext:value-type="float">
            <text:p>345,3</text:p>
          </table:table-cell>
          <table:table-cell table:style-name="ce112" office:value-type="float" office:value="110493.5" calcext:value-type="float">
            <text:p>110493,5</text:p>
          </table:table-cell>
          <table:table-cell table:style-name="ce17" office:value-type="float" office:value="26.94" calcext:value-type="float">
            <text:p>26,9</text:p>
          </table:table-cell>
          <table:table-cell table:style-name="ce122" office:value-type="float" office:value="110596.5" calcext:value-type="float">
            <text:p>110596,5</text:p>
          </table:table-cell>
          <table:table-cell table:style-name="ce23" table:formula="of:=([.M61]-[.B61])/[.B61]" office:value-type="percentage" office:value="0.000932181531040287" calcext:value-type="percentage">
            <text:p>0,093%</text:p>
          </table:table-cell>
          <table:table-cell table:style-name="ce28"/>
          <table:table-cell table:style-name="ce30"/>
          <table:table-cell table:style-name="ce39" office:value-type="float" office:value="4.779886" calcext:value-type="float">
            <text:p>4,7799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2</text:p>
          </table:table-cell>
          <table:table-cell table:style-name="ce104" table:formula="of:=MIN([.C62];[.E62];[.G62];[.I62];[.K62])" office:value-type="float" office:value="115302" calcext:value-type="float">
            <text:p>115302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115321" calcext:value-type="float">
            <text:p>115321,0</text:p>
          </table:table-cell>
          <table:table-cell table:style-name="ce9" office:value-type="float" office:value="136.87" calcext:value-type="float">
            <text:p>136,9</text:p>
          </table:table-cell>
          <table:table-cell table:style-name="ce109" office:value-type="float" office:value="115396" calcext:value-type="float">
            <text:p>115396,0</text:p>
          </table:table-cell>
          <table:table-cell table:style-name="ce9" office:value-type="float" office:value="312.46" calcext:value-type="float">
            <text:p>312,5</text:p>
          </table:table-cell>
          <table:table-cell table:style-name="ce109" office:value-type="float" office:value="115302" calcext:value-type="float">
            <text:p>115302,0</text:p>
          </table:table-cell>
          <table:table-cell table:style-name="ce16" office:value-type="float" office:value="25.96" calcext:value-type="float">
            <text:p>26,0</text:p>
          </table:table-cell>
          <table:table-cell table:style-name="ce116" office:value-type="float" office:value="115352" calcext:value-type="float">
            <text:p>115352,0</text:p>
          </table:table-cell>
          <table:table-cell table:style-name="ce22" table:formula="of:=([.M62]-[.B62])/[.B62]" office:value-type="percentage" office:value="0.000433643822310107" calcext:value-type="percentage">
            <text:p>0,043%</text:p>
          </table:table-cell>
          <table:table-cell table:style-name="ce26"/>
          <table:table-cell table:style-name="ce29"/>
          <table:table-cell table:style-name="ce38" office:value-type="float" office:value="4.841168" calcext:value-type="float">
            <text:p>4,8412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50_3</text:p>
          </table:table-cell>
          <table:table-cell table:style-name="ce104" table:formula="of:=MIN([.C63];[.E63];[.G63];[.I63];[.K63])" office:value-type="float" office:value="114137" calcext:value-type="float">
            <text:p>114137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114165" calcext:value-type="float">
            <text:p>114165,0</text:p>
          </table:table-cell>
          <table:table-cell table:style-name="ce10" office:value-type="float" office:value="139.33" calcext:value-type="float">
            <text:p>139,3</text:p>
          </table:table-cell>
          <table:table-cell table:style-name="ce112" office:value-type="float" office:value="114261" calcext:value-type="float">
            <text:p>114261,0</text:p>
          </table:table-cell>
          <table:table-cell table:style-name="ce10" office:value-type="float" office:value="291.27" calcext:value-type="float">
            <text:p>291,3</text:p>
          </table:table-cell>
          <table:table-cell table:style-name="ce112" office:value-type="float" office:value="114137" calcext:value-type="float">
            <text:p>114137,0</text:p>
          </table:table-cell>
          <table:table-cell table:style-name="ce17" office:value-type="float" office:value="27.44" calcext:value-type="float">
            <text:p>27,4</text:p>
          </table:table-cell>
          <table:table-cell table:style-name="ce122" office:value-type="float" office:value="114196" calcext:value-type="float">
            <text:p>114196,0</text:p>
          </table:table-cell>
          <table:table-cell table:style-name="ce23" table:formula="of:=([.M63]-[.B63])/[.B63]" office:value-type="percentage" office:value="0.000516922645592577" calcext:value-type="percentage">
            <text:p>0,052%</text:p>
          </table:table-cell>
          <table:table-cell table:style-name="ce28"/>
          <table:table-cell table:style-name="ce30"/>
          <table:table-cell table:style-name="ce39" office:value-type="float" office:value="4.636984" calcext:value-type="float">
            <text:p>4,637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1</text:p>
          </table:table-cell>
          <table:table-cell table:style-name="ce104" table:formula="of:=MIN([.C64];[.E64];[.G64];[.I64];[.K64])" office:value-type="float" office:value="108117" calcext:value-type="float">
            <text:p>108117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108124" calcext:value-type="float">
            <text:p>108124,0</text:p>
          </table:table-cell>
          <table:table-cell table:style-name="ce9" office:value-type="float" office:value="136.07" calcext:value-type="float">
            <text:p>136,1</text:p>
          </table:table-cell>
          <table:table-cell table:style-name="ce109" office:value-type="float" office:value="108158" calcext:value-type="float">
            <text:p>108158,0</text:p>
          </table:table-cell>
          <table:table-cell table:style-name="ce9" office:value-type="float" office:value="274.27" calcext:value-type="float">
            <text:p>274,3</text:p>
          </table:table-cell>
          <table:table-cell table:style-name="ce109" office:value-type="float" office:value="108117" calcext:value-type="float">
            <text:p>108117,0</text:p>
          </table:table-cell>
          <table:table-cell table:style-name="ce16" office:value-type="float" office:value="25.4" calcext:value-type="float">
            <text:p>25,4</text:p>
          </table:table-cell>
          <table:table-cell table:style-name="ce116" office:value-type="float" office:value="108138" calcext:value-type="float">
            <text:p>108138,0</text:p>
          </table:table-cell>
          <table:table-cell table:style-name="ce22" table:formula="of:=([.M64]-[.B64])/[.B64]" office:value-type="percentage" office:value="0.000194234024251505" calcext:value-type="percentage">
            <text:p>0,019%</text:p>
          </table:table-cell>
          <table:table-cell table:style-name="ce26"/>
          <table:table-cell table:style-name="ce29"/>
          <table:table-cell table:style-name="ce38" office:value-type="float" office:value="5.50536" calcext:value-type="float">
            <text:p>5,505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2</text:p>
          </table:table-cell>
          <table:table-cell table:style-name="ce104" table:formula="of:=MIN([.C65];[.E65];[.G65];[.I65];[.K65])" office:value-type="float" office:value="109908.5" calcext:value-type="float">
            <text:p>109908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109942.5" calcext:value-type="float">
            <text:p>109942,5</text:p>
          </table:table-cell>
          <table:table-cell table:style-name="ce10" office:value-type="float" office:value="138" calcext:value-type="float">
            <text:p>138,0</text:p>
          </table:table-cell>
          <table:table-cell table:style-name="ce112" office:value-type="float" office:value="109983.5" calcext:value-type="float">
            <text:p>109983,5</text:p>
          </table:table-cell>
          <table:table-cell table:style-name="ce10" office:value-type="float" office:value="319.85" calcext:value-type="float">
            <text:p>319,9</text:p>
          </table:table-cell>
          <table:table-cell table:style-name="ce112" office:value-type="float" office:value="109908.5" calcext:value-type="float">
            <text:p>109908,5</text:p>
          </table:table-cell>
          <table:table-cell table:style-name="ce17" office:value-type="float" office:value="25.11" calcext:value-type="float">
            <text:p>25,1</text:p>
          </table:table-cell>
          <table:table-cell table:style-name="ce122" office:value-type="float" office:value="109959.5" calcext:value-type="float">
            <text:p>109959,5</text:p>
          </table:table-cell>
          <table:table-cell table:style-name="ce23" table:formula="of:=([.M65]-[.B65])/[.B65]" office:value-type="percentage" office:value="0.00046402234586042" calcext:value-type="percentage">
            <text:p>0,046%</text:p>
          </table:table-cell>
          <table:table-cell table:style-name="ce28"/>
          <table:table-cell table:style-name="ce30"/>
          <table:table-cell table:style-name="ce39" office:value-type="float" office:value="4.197028" calcext:value-type="float">
            <text:p>4,197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30_L_60_3</text:p>
          </table:table-cell>
          <table:table-cell table:style-name="ce104" table:formula="of:=MIN([.C66];[.E66];[.G66];[.I66];[.K66])" office:value-type="float" office:value="91619" calcext:value-type="float">
            <text:p>91619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91638" calcext:value-type="float">
            <text:p>91638,0</text:p>
          </table:table-cell>
          <table:table-cell table:style-name="ce9" office:value-type="float" office:value="137.12" calcext:value-type="float">
            <text:p>137,1</text:p>
          </table:table-cell>
          <table:table-cell table:style-name="ce109" office:value-type="float" office:value="91753" calcext:value-type="float">
            <text:p>91753,0</text:p>
          </table:table-cell>
          <table:table-cell table:style-name="ce9" office:value-type="float" office:value="350.38" calcext:value-type="float">
            <text:p>350,4</text:p>
          </table:table-cell>
          <table:table-cell table:style-name="ce109" office:value-type="float" office:value="91619" calcext:value-type="float">
            <text:p>91619,0</text:p>
          </table:table-cell>
          <table:table-cell table:style-name="ce16" office:value-type="float" office:value="24.85" calcext:value-type="float">
            <text:p>24,9</text:p>
          </table:table-cell>
          <table:table-cell table:style-name="ce116" office:value-type="float" office:value="91799" calcext:value-type="float">
            <text:p>91799,0</text:p>
          </table:table-cell>
          <table:table-cell table:style-name="ce22" table:formula="of:=([.M66]-[.B66])/[.B66]" office:value-type="percentage" office:value="0.00196465798578897" calcext:value-type="percentage">
            <text:p>0,196%</text:p>
          </table:table-cell>
          <table:table-cell table:style-name="ce26"/>
          <table:table-cell table:style-name="ce29"/>
          <table:table-cell table:style-name="ce38" office:value-type="float" office:value="4.289917" calcext:value-type="float">
            <text:p>4,289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1</text:p>
          </table:table-cell>
          <table:table-cell table:style-name="ce104" table:formula="of:=MIN([.C67];[.E67];[.G67];[.I67];[.K67])" office:value-type="float" office:value="445377.5" calcext:value-type="float">
            <text:p>445377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445381.5" calcext:value-type="float">
            <text:p>445381,5</text:p>
          </table:table-cell>
          <table:table-cell table:style-name="ce10" office:value-type="float" office:value="135.37" calcext:value-type="float">
            <text:p>135,4</text:p>
          </table:table-cell>
          <table:table-cell table:style-name="ce112" office:value-type="float" office:value="445550.5" calcext:value-type="float">
            <text:p>445550,5</text:p>
          </table:table-cell>
          <table:table-cell table:style-name="ce10" office:value-type="float" office:value="300.92" calcext:value-type="float">
            <text:p>300,9</text:p>
          </table:table-cell>
          <table:table-cell table:style-name="ce112" office:value-type="float" office:value="445377.5" calcext:value-type="float">
            <text:p>445377,5</text:p>
          </table:table-cell>
          <table:table-cell table:style-name="ce17" office:value-type="float" office:value="26.87" calcext:value-type="float">
            <text:p>26,9</text:p>
          </table:table-cell>
          <table:table-cell table:style-name="ce122" office:value-type="float" office:value="445556.5" calcext:value-type="float">
            <text:p>445556,5</text:p>
          </table:table-cell>
          <table:table-cell table:style-name="ce23" table:formula="of:=([.M67]-[.B67])/[.B67]" office:value-type="percentage" office:value="0.000401906248070457" calcext:value-type="percentage">
            <text:p>0,040%</text:p>
          </table:table-cell>
          <table:table-cell table:style-name="ce28"/>
          <table:table-cell table:style-name="ce30"/>
          <table:table-cell table:style-name="ce39" office:value-type="float" office:value="4.785668" calcext:value-type="float">
            <text:p>4,785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2</text:p>
          </table:table-cell>
          <table:table-cell table:style-name="ce104" table:formula="of:=MIN([.C68];[.E68];[.G68];[.I68];[.K68])" office:value-type="float" office:value="407890.5" calcext:value-type="float">
            <text:p>407890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407892.5" calcext:value-type="float">
            <text:p>407892,5</text:p>
          </table:table-cell>
          <table:table-cell table:style-name="ce9" office:value-type="float" office:value="133.87" calcext:value-type="float">
            <text:p>133,9</text:p>
          </table:table-cell>
          <table:table-cell table:style-name="ce109" office:value-type="float" office:value="407967.5" calcext:value-type="float">
            <text:p>407967,5</text:p>
          </table:table-cell>
          <table:table-cell table:style-name="ce9" office:value-type="float" office:value="305.08" calcext:value-type="float">
            <text:p>305,1</text:p>
          </table:table-cell>
          <table:table-cell table:style-name="ce109" office:value-type="float" office:value="407890.5" calcext:value-type="float">
            <text:p>407890,5</text:p>
          </table:table-cell>
          <table:table-cell table:style-name="ce16" office:value-type="float" office:value="26.55" calcext:value-type="float">
            <text:p>26,6</text:p>
          </table:table-cell>
          <table:table-cell table:style-name="ce116" office:value-type="float" office:value="407942.5" calcext:value-type="float">
            <text:p>407942,5</text:p>
          </table:table-cell>
          <table:table-cell table:style-name="ce22" table:formula="of:=([.M68]-[.B68])/[.B68]" office:value-type="percentage" office:value="0.000127485195168801" calcext:value-type="percentage">
            <text:p>0,013%</text:p>
          </table:table-cell>
          <table:table-cell table:style-name="ce26"/>
          <table:table-cell table:style-name="ce29"/>
          <table:table-cell table:style-name="ce38" office:value-type="float" office:value="4.451791" calcext:value-type="float">
            <text:p>4,4518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30_3</text:p>
          </table:table-cell>
          <table:table-cell table:style-name="ce104" table:formula="of:=MIN([.C69];[.E69];[.G69];[.I69];[.K69])" office:value-type="float" office:value="416912.5" calcext:value-type="float">
            <text:p>416912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416935.5" calcext:value-type="float">
            <text:p>416935,5</text:p>
          </table:table-cell>
          <table:table-cell table:style-name="ce10" office:value-type="float" office:value="135.13" calcext:value-type="float">
            <text:p>135,1</text:p>
          </table:table-cell>
          <table:table-cell table:style-name="ce112" office:value-type="float" office:value="417043.5" calcext:value-type="float">
            <text:p>417043,5</text:p>
          </table:table-cell>
          <table:table-cell table:style-name="ce10" office:value-type="float" office:value="258.02" calcext:value-type="float">
            <text:p>258,0</text:p>
          </table:table-cell>
          <table:table-cell table:style-name="ce112" office:value-type="float" office:value="416912.5" calcext:value-type="float">
            <text:p>416912,5</text:p>
          </table:table-cell>
          <table:table-cell table:style-name="ce17" office:value-type="float" office:value="26.15" calcext:value-type="float">
            <text:p>26,2</text:p>
          </table:table-cell>
          <table:table-cell table:style-name="ce122" office:value-type="float" office:value="416979.5" calcext:value-type="float">
            <text:p>416979,5</text:p>
          </table:table-cell>
          <table:table-cell table:style-name="ce23" table:formula="of:=([.M69]-[.B69])/[.B69]" office:value-type="percentage" office:value="0.000160705183941475" calcext:value-type="percentage">
            <text:p>0,016%</text:p>
          </table:table-cell>
          <table:table-cell table:style-name="ce28"/>
          <table:table-cell table:style-name="ce30"/>
          <table:table-cell table:style-name="ce39" office:value-type="float" office:value="5.145435" calcext:value-type="float">
            <text:p>5,145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1</text:p>
          </table:table-cell>
          <table:table-cell table:style-name="ce104" table:formula="of:=MIN([.C70];[.E70];[.G70];[.I70];[.K70])" office:value-type="float" office:value="313304" calcext:value-type="float">
            <text:p>313304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313320" calcext:value-type="float">
            <text:p>313320,0</text:p>
          </table:table-cell>
          <table:table-cell table:style-name="ce9" office:value-type="float" office:value="134.8" calcext:value-type="float">
            <text:p>134,8</text:p>
          </table:table-cell>
          <table:table-cell table:style-name="ce109" office:value-type="float" office:value="313467" calcext:value-type="float">
            <text:p>313467,0</text:p>
          </table:table-cell>
          <table:table-cell table:style-name="ce9" office:value-type="float" office:value="291.15" calcext:value-type="float">
            <text:p>291,2</text:p>
          </table:table-cell>
          <table:table-cell table:style-name="ce109" office:value-type="float" office:value="313304" calcext:value-type="float">
            <text:p>313304,0</text:p>
          </table:table-cell>
          <table:table-cell table:style-name="ce16" office:value-type="float" office:value="25.71" calcext:value-type="float">
            <text:p>25,7</text:p>
          </table:table-cell>
          <table:table-cell table:style-name="ce116" office:value-type="float" office:value="313329" calcext:value-type="float">
            <text:p>313329,0</text:p>
          </table:table-cell>
          <table:table-cell table:style-name="ce22" table:formula="of:=([.M70]-[.B70])/[.B70]" office:value-type="percentage" office:value="0.0000797947041850726" calcext:value-type="percentage">
            <text:p>0,008%</text:p>
          </table:table-cell>
          <table:table-cell table:style-name="ce26"/>
          <table:table-cell table:style-name="ce29"/>
          <table:table-cell table:style-name="ce38" office:value-type="float" office:value="5.602274" calcext:value-type="float">
            <text:p>5,602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2</text:p>
          </table:table-cell>
          <table:table-cell table:style-name="ce104" table:formula="of:=MIN([.C71];[.E71];[.G71];[.I71];[.K71])" office:value-type="float" office:value="320758.5" calcext:value-type="float">
            <text:p>320758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320758.5" calcext:value-type="float">
            <text:p>320758,5</text:p>
          </table:table-cell>
          <table:table-cell table:style-name="ce10" office:value-type="float" office:value="136.92" calcext:value-type="float">
            <text:p>136,9</text:p>
          </table:table-cell>
          <table:table-cell table:style-name="ce112" office:value-type="float" office:value="320808.5" calcext:value-type="float">
            <text:p>320808,5</text:p>
          </table:table-cell>
          <table:table-cell table:style-name="ce10" office:value-type="float" office:value="276" calcext:value-type="float">
            <text:p>276,0</text:p>
          </table:table-cell>
          <table:table-cell table:style-name="ce112" office:value-type="float" office:value="320758.5" calcext:value-type="float">
            <text:p>320758,5</text:p>
          </table:table-cell>
          <table:table-cell table:style-name="ce17" office:value-type="float" office:value="26.11" calcext:value-type="float">
            <text:p>26,1</text:p>
          </table:table-cell>
          <table:table-cell table:style-name="ce122" office:value-type="float" office:value="320776.5" calcext:value-type="float">
            <text:p>320776,5</text:p>
          </table:table-cell>
          <table:table-cell table:style-name="ce23" table:formula="of:=([.M71]-[.B71])/[.B71]" office:value-type="percentage" office:value="0.000056116985208498" calcext:value-type="percentage">
            <text:p>0,006%</text:p>
          </table:table-cell>
          <table:table-cell table:style-name="ce28"/>
          <table:table-cell table:style-name="ce30"/>
          <table:table-cell table:style-name="ce39" office:value-type="float" office:value="5.164997" calcext:value-type="float">
            <text:p>5,1650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40_3</text:p>
          </table:table-cell>
          <table:table-cell table:style-name="ce104" table:formula="of:=MIN([.C72];[.E72];[.G72];[.I72];[.K72])" office:value-type="float" office:value="363020.5" calcext:value-type="float">
            <text:p>363020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363020.5" calcext:value-type="float">
            <text:p>363020,5</text:p>
          </table:table-cell>
          <table:table-cell table:style-name="ce9" office:value-type="float" office:value="134.27" calcext:value-type="float">
            <text:p>134,3</text:p>
          </table:table-cell>
          <table:table-cell table:style-name="ce109" office:value-type="float" office:value="363184.5" calcext:value-type="float">
            <text:p>363184,5</text:p>
          </table:table-cell>
          <table:table-cell table:style-name="ce9" office:value-type="float" office:value="326.67" calcext:value-type="float">
            <text:p>326,7</text:p>
          </table:table-cell>
          <table:table-cell table:style-name="ce109" office:value-type="float" office:value="363020.5" calcext:value-type="float">
            <text:p>363020,5</text:p>
          </table:table-cell>
          <table:table-cell table:style-name="ce16" office:value-type="float" office:value="25.44" calcext:value-type="float">
            <text:p>25,4</text:p>
          </table:table-cell>
          <table:table-cell table:style-name="ce116" office:value-type="float" office:value="363084.5" calcext:value-type="float">
            <text:p>363084,5</text:p>
          </table:table-cell>
          <table:table-cell table:style-name="ce22" table:formula="of:=([.M72]-[.B72])/[.B72]" office:value-type="percentage" office:value="0.0001762985836888" calcext:value-type="percentage">
            <text:p>0,018%</text:p>
          </table:table-cell>
          <table:table-cell table:style-name="ce26"/>
          <table:table-cell table:style-name="ce29"/>
          <table:table-cell table:style-name="ce38" office:value-type="float" office:value="5.469002" calcext:value-type="float">
            <text:p>5,469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1</text:p>
          </table:table-cell>
          <table:table-cell table:style-name="ce104" table:formula="of:=MIN([.C73];[.E73];[.G73];[.I73];[.K73])" office:value-type="float" office:value="273420" calcext:value-type="float">
            <text:p>273420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273423" calcext:value-type="float">
            <text:p>273423,0</text:p>
          </table:table-cell>
          <table:table-cell table:style-name="ce10" office:value-type="float" office:value="136.61" calcext:value-type="float">
            <text:p>136,6</text:p>
          </table:table-cell>
          <table:table-cell table:style-name="ce112" office:value-type="float" office:value="273500" calcext:value-type="float">
            <text:p>273500,0</text:p>
          </table:table-cell>
          <table:table-cell table:style-name="ce10" office:value-type="float" office:value="297.62" calcext:value-type="float">
            <text:p>297,6</text:p>
          </table:table-cell>
          <table:table-cell table:style-name="ce112" office:value-type="float" office:value="273420" calcext:value-type="float">
            <text:p>273420,0</text:p>
          </table:table-cell>
          <table:table-cell table:style-name="ce17" office:value-type="float" office:value="25.55" calcext:value-type="float">
            <text:p>25,6</text:p>
          </table:table-cell>
          <table:table-cell table:style-name="ce122" office:value-type="float" office:value="273518" calcext:value-type="float">
            <text:p>273518,0</text:p>
          </table:table-cell>
          <table:table-cell table:style-name="ce23" table:formula="of:=([.M73]-[.B73])/[.B73]" office:value-type="percentage" office:value="0.0003584229390681" calcext:value-type="percentage">
            <text:p>0,036%</text:p>
          </table:table-cell>
          <table:table-cell table:style-name="ce28"/>
          <table:table-cell table:style-name="ce30"/>
          <table:table-cell table:style-name="ce39" office:value-type="float" office:value="5.68923" calcext:value-type="float">
            <text:p>5,689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2</text:p>
          </table:table-cell>
          <table:table-cell table:style-name="ce104" table:formula="of:=MIN([.C74];[.E74];[.G74];[.I74];[.K74])" office:value-type="float" office:value="269680.5" calcext:value-type="float">
            <text:p>269680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269683.5" calcext:value-type="float">
            <text:p>269683,5</text:p>
          </table:table-cell>
          <table:table-cell table:style-name="ce9" office:value-type="float" office:value="137.11" calcext:value-type="float">
            <text:p>137,1</text:p>
          </table:table-cell>
          <table:table-cell table:style-name="ce109" office:value-type="float" office:value="269798.5" calcext:value-type="float">
            <text:p>269798,5</text:p>
          </table:table-cell>
          <table:table-cell table:style-name="ce9" office:value-type="float" office:value="305.78" calcext:value-type="float">
            <text:p>305,8</text:p>
          </table:table-cell>
          <table:table-cell table:style-name="ce109" office:value-type="float" office:value="269680.5" calcext:value-type="float">
            <text:p>269680,5</text:p>
          </table:table-cell>
          <table:table-cell table:style-name="ce16" office:value-type="float" office:value="25.58" calcext:value-type="float">
            <text:p>25,6</text:p>
          </table:table-cell>
          <table:table-cell table:style-name="ce116" office:value-type="float" office:value="269721.5" calcext:value-type="float">
            <text:p>269721,5</text:p>
          </table:table-cell>
          <table:table-cell table:style-name="ce22" table:formula="of:=([.M74]-[.B74])/[.B74]" office:value-type="percentage" office:value="0.000152031756096566" calcext:value-type="percentage">
            <text:p>0,015%</text:p>
          </table:table-cell>
          <table:table-cell table:style-name="ce26"/>
          <table:table-cell table:style-name="ce29"/>
          <table:table-cell table:style-name="ce38" office:value-type="float" office:value="4.900007" calcext:value-type="float">
            <text:p>4,900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50_3</text:p>
          </table:table-cell>
          <table:table-cell table:style-name="ce104" table:formula="of:=MIN([.C75];[.E75];[.G75];[.I75];[.K75])" office:value-type="float" office:value="295419" calcext:value-type="float">
            <text:p>295419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295424" calcext:value-type="float">
            <text:p>295424,0</text:p>
          </table:table-cell>
          <table:table-cell table:style-name="ce10" office:value-type="float" office:value="134.56" calcext:value-type="float">
            <text:p>134,6</text:p>
          </table:table-cell>
          <table:table-cell table:style-name="ce112" office:value-type="float" office:value="295529" calcext:value-type="float">
            <text:p>295529,0</text:p>
          </table:table-cell>
          <table:table-cell table:style-name="ce10" office:value-type="float" office:value="271.78" calcext:value-type="float">
            <text:p>271,8</text:p>
          </table:table-cell>
          <table:table-cell table:style-name="ce112" office:value-type="float" office:value="295419" calcext:value-type="float">
            <text:p>295419,0</text:p>
          </table:table-cell>
          <table:table-cell table:style-name="ce17" office:value-type="float" office:value="24.85" calcext:value-type="float">
            <text:p>24,9</text:p>
          </table:table-cell>
          <table:table-cell table:style-name="ce122" office:value-type="float" office:value="295463" calcext:value-type="float">
            <text:p>295463,0</text:p>
          </table:table-cell>
          <table:table-cell table:style-name="ce23" table:formula="of:=([.M75]-[.B75])/[.B75]" office:value-type="percentage" office:value="0.000148940995670556" calcext:value-type="percentage">
            <text:p>0,015%</text:p>
          </table:table-cell>
          <table:table-cell table:style-name="ce28"/>
          <table:table-cell table:style-name="ce30"/>
          <table:table-cell table:style-name="ce39" office:value-type="float" office:value="3.726451" calcext:value-type="float">
            <text:p>3,726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1</text:p>
          </table:table-cell>
          <table:table-cell table:style-name="ce104" table:formula="of:=MIN([.C76];[.E76];[.G76];[.I76];[.K76])" office:value-type="float" office:value="227896" calcext:value-type="float">
            <text:p>227896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227898" calcext:value-type="float">
            <text:p>227898,0</text:p>
          </table:table-cell>
          <table:table-cell table:style-name="ce9" office:value-type="float" office:value="137.59" calcext:value-type="float">
            <text:p>137,6</text:p>
          </table:table-cell>
          <table:table-cell table:style-name="ce109" office:value-type="float" office:value="227976" calcext:value-type="float">
            <text:p>227976,0</text:p>
          </table:table-cell>
          <table:table-cell table:style-name="ce9" office:value-type="float" office:value="287.13" calcext:value-type="float">
            <text:p>287,1</text:p>
          </table:table-cell>
          <table:table-cell table:style-name="ce109" office:value-type="float" office:value="227896" calcext:value-type="float">
            <text:p>227896,0</text:p>
          </table:table-cell>
          <table:table-cell table:style-name="ce16" office:value-type="float" office:value="24.49" calcext:value-type="float">
            <text:p>24,5</text:p>
          </table:table-cell>
          <table:table-cell table:style-name="ce116" office:value-type="float" office:value="227903" calcext:value-type="float">
            <text:p>227903,0</text:p>
          </table:table-cell>
          <table:table-cell table:style-name="ce22" table:formula="of:=([.M76]-[.B76])/[.B76]" office:value-type="percentage" office:value="0.0000307157650858286" calcext:value-type="percentage">
            <text:p>0,003%</text:p>
          </table:table-cell>
          <table:table-cell table:style-name="ce26"/>
          <table:table-cell table:style-name="ce29"/>
          <table:table-cell table:style-name="ce38" office:value-type="float" office:value="4.436409" calcext:value-type="float">
            <text:p>4,4364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2</text:p>
          </table:table-cell>
          <table:table-cell table:style-name="ce104" table:formula="of:=MIN([.C77];[.E77];[.G77];[.I77];[.K77])" office:value-type="float" office:value="246523" calcext:value-type="float">
            <text:p>246523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246523" calcext:value-type="float">
            <text:p>246523,0</text:p>
          </table:table-cell>
          <table:table-cell table:style-name="ce10" office:value-type="float" office:value="135.66" calcext:value-type="float">
            <text:p>135,7</text:p>
          </table:table-cell>
          <table:table-cell table:style-name="ce112" office:value-type="float" office:value="246639" calcext:value-type="float">
            <text:p>246639,0</text:p>
          </table:table-cell>
          <table:table-cell table:style-name="ce10" office:value-type="float" office:value="329.51" calcext:value-type="float">
            <text:p>329,5</text:p>
          </table:table-cell>
          <table:table-cell table:style-name="ce112" office:value-type="float" office:value="246523" calcext:value-type="float">
            <text:p>246523,0</text:p>
          </table:table-cell>
          <table:table-cell table:style-name="ce17" office:value-type="float" office:value="24.38" calcext:value-type="float">
            <text:p>24,4</text:p>
          </table:table-cell>
          <table:table-cell table:style-name="ce122" office:value-type="float" office:value="246539" calcext:value-type="float">
            <text:p>246539,0</text:p>
          </table:table-cell>
          <table:table-cell table:style-name="ce23" table:formula="of:=([.M77]-[.B77])/[.B77]" office:value-type="percentage" office:value="0.0000649026662826592" calcext:value-type="percentage">
            <text:p>0,006%</text:p>
          </table:table-cell>
          <table:table-cell table:style-name="ce28"/>
          <table:table-cell table:style-name="ce30"/>
          <table:table-cell table:style-name="ce39" office:value-type="float" office:value="4.265364" calcext:value-type="float">
            <text:p>4,2654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60_L_60_3</text:p>
          </table:table-cell>
          <table:table-cell table:style-name="ce104" table:formula="of:=MIN([.C78];[.E78];[.G78];[.I78];[.K78])" office:value-type="float" office:value="206486.5" calcext:value-type="float">
            <text:p>206486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206494.5" calcext:value-type="float">
            <text:p>206494,5</text:p>
          </table:table-cell>
          <table:table-cell table:style-name="ce9" office:value-type="float" office:value="133.46" calcext:value-type="float">
            <text:p>133,5</text:p>
          </table:table-cell>
          <table:table-cell table:style-name="ce109" office:value-type="float" office:value="206586.5" calcext:value-type="float">
            <text:p>206586,5</text:p>
          </table:table-cell>
          <table:table-cell table:style-name="ce9" office:value-type="float" office:value="319.77" calcext:value-type="float">
            <text:p>319,8</text:p>
          </table:table-cell>
          <table:table-cell table:style-name="ce109" office:value-type="float" office:value="206486.5" calcext:value-type="float">
            <text:p>206486,5</text:p>
          </table:table-cell>
          <table:table-cell table:style-name="ce16" office:value-type="float" office:value="24.31" calcext:value-type="float">
            <text:p>24,3</text:p>
          </table:table-cell>
          <table:table-cell table:style-name="ce116" office:value-type="float" office:value="206525.5" calcext:value-type="float">
            <text:p>206525,5</text:p>
          </table:table-cell>
          <table:table-cell table:style-name="ce22" table:formula="of:=([.M78]-[.B78])/[.B78]" office:value-type="percentage" office:value="0.000188874333188853" calcext:value-type="percentage">
            <text:p>0,019%</text:p>
          </table:table-cell>
          <table:table-cell table:style-name="ce26"/>
          <table:table-cell table:style-name="ce29"/>
          <table:table-cell table:style-name="ce38" office:value-type="float" office:value="4.230017" calcext:value-type="float">
            <text:p>4,230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1</text:p>
          </table:table-cell>
          <table:table-cell table:style-name="ce104" table:formula="of:=MIN([.C79];[.E79];[.G79];[.I79];[.K79])" office:value-type="float" office:value="628850" calcext:value-type="float">
            <text:p>628850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628859" calcext:value-type="float">
            <text:p>628859,0</text:p>
          </table:table-cell>
          <table:table-cell table:style-name="ce10" office:value-type="float" office:value="134.75" calcext:value-type="float">
            <text:p>134,8</text:p>
          </table:table-cell>
          <table:table-cell table:style-name="ce112" office:value-type="float" office:value="628915" calcext:value-type="float">
            <text:p>628915,0</text:p>
          </table:table-cell>
          <table:table-cell table:style-name="ce10" office:value-type="float" office:value="70.12" calcext:value-type="float">
            <text:p>70,1</text:p>
          </table:table-cell>
          <table:table-cell table:style-name="ce112" office:value-type="float" office:value="628850" calcext:value-type="float">
            <text:p>628850,0</text:p>
          </table:table-cell>
          <table:table-cell table:style-name="ce17" office:value-type="float" office:value="25.89" calcext:value-type="float">
            <text:p>25,9</text:p>
          </table:table-cell>
          <table:table-cell table:style-name="ce122" office:value-type="float" office:value="628882" calcext:value-type="float">
            <text:p>628882,0</text:p>
          </table:table-cell>
          <table:table-cell table:style-name="ce23" table:formula="of:=([.M79]-[.B79])/[.B79]" office:value-type="percentage" office:value="0.0000508865389202513" calcext:value-type="percentage">
            <text:p>0,005%</text:p>
          </table:table-cell>
          <table:table-cell table:style-name="ce28"/>
          <table:table-cell table:style-name="ce30"/>
          <table:table-cell table:style-name="ce39" office:value-type="float" office:value="5.674591" calcext:value-type="float">
            <text:p>5,674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2</text:p>
          </table:table-cell>
          <table:table-cell table:style-name="ce104" table:formula="of:=MIN([.C80];[.E80];[.G80];[.I80];[.K80])" office:value-type="float" office:value="561170.5" calcext:value-type="float">
            <text:p>561170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561170.5" calcext:value-type="float">
            <text:p>561170,5</text:p>
          </table:table-cell>
          <table:table-cell table:style-name="ce9" office:value-type="float" office:value="133.86" calcext:value-type="float">
            <text:p>133,9</text:p>
          </table:table-cell>
          <table:table-cell table:style-name="ce109" office:value-type="float" office:value="561213.5" calcext:value-type="float">
            <text:p>561213,5</text:p>
          </table:table-cell>
          <table:table-cell table:style-name="ce9" office:value-type="float" office:value="70.72" calcext:value-type="float">
            <text:p>70,7</text:p>
          </table:table-cell>
          <table:table-cell table:style-name="ce109" office:value-type="float" office:value="561170.5" calcext:value-type="float">
            <text:p>561170,5</text:p>
          </table:table-cell>
          <table:table-cell table:style-name="ce16" office:value-type="float" office:value="26.46" calcext:value-type="float">
            <text:p>26,5</text:p>
          </table:table-cell>
          <table:table-cell table:style-name="ce116" office:value-type="float" office:value="561192.5" calcext:value-type="float">
            <text:p>561192,5</text:p>
          </table:table-cell>
          <table:table-cell table:style-name="ce22" table:formula="of:=([.M80]-[.B80])/[.B80]" office:value-type="percentage" office:value="0.0000392037714028089" calcext:value-type="percentage">
            <text:p>0,004%</text:p>
          </table:table-cell>
          <table:table-cell table:style-name="ce26"/>
          <table:table-cell table:style-name="ce29"/>
          <table:table-cell table:style-name="ce38" office:value-type="float" office:value="4.097721" calcext:value-type="float">
            <text:p>4,0977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30_3</text:p>
          </table:table-cell>
          <table:table-cell table:style-name="ce104" table:formula="of:=MIN([.C81];[.E81];[.G81];[.I81];[.K81])" office:value-type="float" office:value="587816.5" calcext:value-type="float">
            <text:p>587816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587824.5" calcext:value-type="float">
            <text:p>587824,5</text:p>
          </table:table-cell>
          <table:table-cell table:style-name="ce10" office:value-type="float" office:value="134.37" calcext:value-type="float">
            <text:p>134,4</text:p>
          </table:table-cell>
          <table:table-cell table:style-name="ce112" office:value-type="float" office:value="587874.5" calcext:value-type="float">
            <text:p>587874,5</text:p>
          </table:table-cell>
          <table:table-cell table:style-name="ce10" office:value-type="float" office:value="43.66" calcext:value-type="float">
            <text:p>43,7</text:p>
          </table:table-cell>
          <table:table-cell table:style-name="ce112" office:value-type="float" office:value="587816.5" calcext:value-type="float">
            <text:p>587816,5</text:p>
          </table:table-cell>
          <table:table-cell table:style-name="ce17" office:value-type="float" office:value="26.73" calcext:value-type="float">
            <text:p>26,7</text:p>
          </table:table-cell>
          <table:table-cell table:style-name="ce122" office:value-type="float" office:value="587822.5" calcext:value-type="float">
            <text:p>587822,5</text:p>
          </table:table-cell>
          <table:table-cell table:style-name="ce23" table:formula="of:=([.M81]-[.B81])/[.B81]" office:value-type="percentage" office:value="0.0000102072670637861" calcext:value-type="percentage">
            <text:p>0,001%</text:p>
          </table:table-cell>
          <table:table-cell table:style-name="ce28"/>
          <table:table-cell table:style-name="ce30"/>
          <table:table-cell table:style-name="ce39" office:value-type="float" office:value="5.095253" calcext:value-type="float">
            <text:p>5,0953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1</text:p>
          </table:table-cell>
          <table:table-cell table:style-name="ce104" table:formula="of:=MIN([.C82];[.E82];[.G82];[.I82];[.K82])" office:value-type="float" office:value="474046" calcext:value-type="float">
            <text:p>474046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474046" calcext:value-type="float">
            <text:p>474046,0</text:p>
          </table:table-cell>
          <table:table-cell table:style-name="ce9" office:value-type="float" office:value="135.65" calcext:value-type="float">
            <text:p>135,7</text:p>
          </table:table-cell>
          <table:table-cell table:style-name="ce109" office:value-type="float" office:value="474094" calcext:value-type="float">
            <text:p>474094,0</text:p>
          </table:table-cell>
          <table:table-cell table:style-name="ce9" office:value-type="float" office:value="35.87" calcext:value-type="float">
            <text:p>35,9</text:p>
          </table:table-cell>
          <table:table-cell table:style-name="ce109" office:value-type="float" office:value="474046" calcext:value-type="float">
            <text:p>474046,0</text:p>
          </table:table-cell>
          <table:table-cell table:style-name="ce16" office:value-type="float" office:value="25.49" calcext:value-type="float">
            <text:p>25,5</text:p>
          </table:table-cell>
          <table:table-cell table:style-name="ce116" office:value-type="float" office:value="474065" calcext:value-type="float">
            <text:p>474065,0</text:p>
          </table:table-cell>
          <table:table-cell table:style-name="ce22" table:formula="of:=([.M82]-[.B82])/[.B82]" office:value-type="percentage" office:value="0.0000400804985170216" calcext:value-type="percentage">
            <text:p>0,004%</text:p>
          </table:table-cell>
          <table:table-cell table:style-name="ce26"/>
          <table:table-cell table:style-name="ce29"/>
          <table:table-cell table:style-name="ce38" office:value-type="float" office:value="4.059921" calcext:value-type="float">
            <text:p>4,0599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2</text:p>
          </table:table-cell>
          <table:table-cell table:style-name="ce104" table:formula="of:=MIN([.C83];[.E83];[.G83];[.I83];[.K83])" office:value-type="float" office:value="479963" calcext:value-type="float">
            <text:p>479963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479963" calcext:value-type="float">
            <text:p>479963,0</text:p>
          </table:table-cell>
          <table:table-cell table:style-name="ce10" office:value-type="float" office:value="135.32" calcext:value-type="float">
            <text:p>135,3</text:p>
          </table:table-cell>
          <table:table-cell table:style-name="ce112" office:value-type="float" office:value="480007" calcext:value-type="float">
            <text:p>480007,0</text:p>
          </table:table-cell>
          <table:table-cell table:style-name="ce10" office:value-type="float" office:value="67.64" calcext:value-type="float">
            <text:p>67,6</text:p>
          </table:table-cell>
          <table:table-cell table:style-name="ce112" office:value-type="float" office:value="479963" calcext:value-type="float">
            <text:p>479963,0</text:p>
          </table:table-cell>
          <table:table-cell table:style-name="ce17" office:value-type="float" office:value="25.78" calcext:value-type="float">
            <text:p>25,8</text:p>
          </table:table-cell>
          <table:table-cell table:style-name="ce122" office:value-type="float" office:value="480030" calcext:value-type="float">
            <text:p>480030,0</text:p>
          </table:table-cell>
          <table:table-cell table:style-name="ce23" table:formula="of:=([.M83]-[.B83])/[.B83]" office:value-type="percentage" office:value="0.00013959409371139" calcext:value-type="percentage">
            <text:p>0,014%</text:p>
          </table:table-cell>
          <table:table-cell table:style-name="ce28"/>
          <table:table-cell table:style-name="ce30"/>
          <table:table-cell table:style-name="ce39" office:value-type="float" office:value="4.314517" calcext:value-type="float">
            <text:p>4,3145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40_3</text:p>
          </table:table-cell>
          <table:table-cell table:style-name="ce104" table:formula="of:=MIN([.C84];[.E84];[.G84];[.I84];[.K84])" office:value-type="float" office:value="512452" calcext:value-type="float">
            <text:p>512452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512453" calcext:value-type="float">
            <text:p>512453,0</text:p>
          </table:table-cell>
          <table:table-cell table:style-name="ce9" office:value-type="float" office:value="135.13" calcext:value-type="float">
            <text:p>135,1</text:p>
          </table:table-cell>
          <table:table-cell table:style-name="ce109" office:value-type="float" office:value="512490" calcext:value-type="float">
            <text:p>512490,0</text:p>
          </table:table-cell>
          <table:table-cell table:style-name="ce9" office:value-type="float" office:value="39.52" calcext:value-type="float">
            <text:p>39,5</text:p>
          </table:table-cell>
          <table:table-cell table:style-name="ce109" office:value-type="float" office:value="512452" calcext:value-type="float">
            <text:p>512452,0</text:p>
          </table:table-cell>
          <table:table-cell table:style-name="ce16" office:value-type="float" office:value="26.09" calcext:value-type="float">
            <text:p>26,1</text:p>
          </table:table-cell>
          <table:table-cell table:style-name="ce116" office:value-type="float" office:value="512462" calcext:value-type="float">
            <text:p>512462,0</text:p>
          </table:table-cell>
          <table:table-cell table:style-name="ce22" table:formula="of:=([.M84]-[.B84])/[.B84]" office:value-type="percentage" office:value="0.0000195140227767674" calcext:value-type="percentage">
            <text:p>0,002%</text:p>
          </table:table-cell>
          <table:table-cell table:style-name="ce26"/>
          <table:table-cell table:style-name="ce29"/>
          <table:table-cell table:style-name="ce38" office:value-type="float" office:value="4.985073" calcext:value-type="float">
            <text:p>4,985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1</text:p>
          </table:table-cell>
          <table:table-cell table:style-name="ce104" table:formula="of:=MIN([.C85];[.E85];[.G85];[.I85];[.K85])" office:value-type="float" office:value="479683" calcext:value-type="float">
            <text:p>479683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479692" calcext:value-type="float">
            <text:p>479692,0</text:p>
          </table:table-cell>
          <table:table-cell table:style-name="ce10" office:value-type="float" office:value="135.36" calcext:value-type="float">
            <text:p>135,4</text:p>
          </table:table-cell>
          <table:table-cell table:style-name="ce112" office:value-type="float" office:value="479721" calcext:value-type="float">
            <text:p>479721,0</text:p>
          </table:table-cell>
          <table:table-cell table:style-name="ce10" office:value-type="float" office:value="91.9" calcext:value-type="float">
            <text:p>91,9</text:p>
          </table:table-cell>
          <table:table-cell table:style-name="ce112" office:value-type="float" office:value="479683" calcext:value-type="float">
            <text:p>479683,0</text:p>
          </table:table-cell>
          <table:table-cell table:style-name="ce17" office:value-type="float" office:value="24.89" calcext:value-type="float">
            <text:p>24,9</text:p>
          </table:table-cell>
          <table:table-cell table:style-name="ce122" office:value-type="float" office:value="479815" calcext:value-type="float">
            <text:p>479815,0</text:p>
          </table:table-cell>
          <table:table-cell table:style-name="ce23" table:formula="of:=([.M85]-[.B85])/[.B85]" office:value-type="percentage" office:value="0.000275181734603895" calcext:value-type="percentage">
            <text:p>0,028%</text:p>
          </table:table-cell>
          <table:table-cell table:style-name="ce28"/>
          <table:table-cell table:style-name="ce30"/>
          <table:table-cell table:style-name="ce39" office:value-type="float" office:value="3.684567" calcext:value-type="float">
            <text:p>3,684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2</text:p>
          </table:table-cell>
          <table:table-cell table:style-name="ce104" table:formula="of:=MIN([.C86];[.E86];[.G86];[.I86];[.K86])" office:value-type="float" office:value="445030" calcext:value-type="float">
            <text:p>445030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445032" calcext:value-type="float">
            <text:p>445032,0</text:p>
          </table:table-cell>
          <table:table-cell table:style-name="ce9" office:value-type="float" office:value="133.36" calcext:value-type="float">
            <text:p>133,4</text:p>
          </table:table-cell>
          <table:table-cell table:style-name="ce109" office:value-type="float" office:value="445140" calcext:value-type="float">
            <text:p>445140,0</text:p>
          </table:table-cell>
          <table:table-cell table:style-name="ce9" office:value-type="float" office:value="61.46" calcext:value-type="float">
            <text:p>61,5</text:p>
          </table:table-cell>
          <table:table-cell table:style-name="ce109" office:value-type="float" office:value="445030" calcext:value-type="float">
            <text:p>445030,0</text:p>
          </table:table-cell>
          <table:table-cell table:style-name="ce16" office:value-type="float" office:value="24.89" calcext:value-type="float">
            <text:p>24,9</text:p>
          </table:table-cell>
          <table:table-cell table:style-name="ce116" office:value-type="float" office:value="445055" calcext:value-type="float">
            <text:p>445055,0</text:p>
          </table:table-cell>
          <table:table-cell table:style-name="ce22" table:formula="of:=([.M86]-[.B86])/[.B86]" office:value-type="percentage" office:value="0.0000561759881356313" calcext:value-type="percentage">
            <text:p>0,006%</text:p>
          </table:table-cell>
          <table:table-cell table:style-name="ce26"/>
          <table:table-cell table:style-name="ce29"/>
          <table:table-cell table:style-name="ce38" office:value-type="float" office:value="5.127261" calcext:value-type="float">
            <text:p>5,1273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50_3</text:p>
          </table:table-cell>
          <table:table-cell table:style-name="ce104" table:formula="of:=MIN([.C87];[.E87];[.G87];[.I87];[.K87])" office:value-type="float" office:value="495052.5" calcext:value-type="float">
            <text:p>495052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495059.5" calcext:value-type="float">
            <text:p>495059,5</text:p>
          </table:table-cell>
          <table:table-cell table:style-name="ce10" office:value-type="float" office:value="133.48" calcext:value-type="float">
            <text:p>133,5</text:p>
          </table:table-cell>
          <table:table-cell table:style-name="ce112" office:value-type="float" office:value="495083.5" calcext:value-type="float">
            <text:p>495083,5</text:p>
          </table:table-cell>
          <table:table-cell table:style-name="ce10" office:value-type="float" office:value="91.01" calcext:value-type="float">
            <text:p>91,0</text:p>
          </table:table-cell>
          <table:table-cell table:style-name="ce112" office:value-type="float" office:value="495052.5" calcext:value-type="float">
            <text:p>495052,5</text:p>
          </table:table-cell>
          <table:table-cell table:style-name="ce17" office:value-type="float" office:value="24.99" calcext:value-type="float">
            <text:p>25,0</text:p>
          </table:table-cell>
          <table:table-cell table:style-name="ce122" office:value-type="float" office:value="495082.5" calcext:value-type="float">
            <text:p>495082,5</text:p>
          </table:table-cell>
          <table:table-cell table:style-name="ce23" table:formula="of:=([.M87]-[.B87])/[.B87]" office:value-type="percentage" office:value="0.0000605996333722181" calcext:value-type="percentage">
            <text:p>0,006%</text:p>
          </table:table-cell>
          <table:table-cell table:style-name="ce28"/>
          <table:table-cell table:style-name="ce30"/>
          <table:table-cell table:style-name="ce39" office:value-type="float" office:value="4.679623" calcext:value-type="float">
            <text:p>4,6796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1</text:p>
          </table:table-cell>
          <table:table-cell table:style-name="ce104" table:formula="of:=MIN([.C88];[.E88];[.G88];[.I88];[.K88])" office:value-type="float" office:value="385430.5" calcext:value-type="float">
            <text:p>385430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385430.5" calcext:value-type="float">
            <text:p>385430,5</text:p>
          </table:table-cell>
          <table:table-cell table:style-name="ce9" office:value-type="float" office:value="134.3" calcext:value-type="float">
            <text:p>134,3</text:p>
          </table:table-cell>
          <table:table-cell table:style-name="ce109" office:value-type="float" office:value="385448.5" calcext:value-type="float">
            <text:p>385448,5</text:p>
          </table:table-cell>
          <table:table-cell table:style-name="ce9" office:value-type="float" office:value="57.7" calcext:value-type="float">
            <text:p>57,7</text:p>
          </table:table-cell>
          <table:table-cell table:style-name="ce109" office:value-type="float" office:value="385430.5" calcext:value-type="float">
            <text:p>385430,5</text:p>
          </table:table-cell>
          <table:table-cell table:style-name="ce16" office:value-type="float" office:value="23.81" calcext:value-type="float">
            <text:p>23,8</text:p>
          </table:table-cell>
          <table:table-cell table:style-name="ce116" office:value-type="float" office:value="385435.5" calcext:value-type="float">
            <text:p>385435,5</text:p>
          </table:table-cell>
          <table:table-cell table:style-name="ce22" table:formula="of:=([.M88]-[.B88])/[.B88]" office:value-type="percentage" office:value="0.0000129725073651411" calcext:value-type="percentage">
            <text:p>0,001%</text:p>
          </table:table-cell>
          <table:table-cell table:style-name="ce26"/>
          <table:table-cell table:style-name="ce29"/>
          <table:table-cell table:style-name="ce38" office:value-type="float" office:value="4.699079" calcext:value-type="float">
            <text:p>4,6991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2</text:p>
          </table:table-cell>
          <table:table-cell table:style-name="ce104" table:formula="of:=MIN([.C89];[.E89];[.G89];[.I89];[.K89])" office:value-type="float" office:value="344775" calcext:value-type="float">
            <text:p>34477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344775" calcext:value-type="float">
            <text:p>344775,0</text:p>
          </table:table-cell>
          <table:table-cell table:style-name="ce10" office:value-type="float" office:value="137.16" calcext:value-type="float">
            <text:p>137,2</text:p>
          </table:table-cell>
          <table:table-cell table:style-name="ce112" office:value-type="float" office:value="344816" calcext:value-type="float">
            <text:p>344816,0</text:p>
          </table:table-cell>
          <table:table-cell table:style-name="ce10" office:value-type="float" office:value="84.08" calcext:value-type="float">
            <text:p>84,1</text:p>
          </table:table-cell>
          <table:table-cell table:style-name="ce112" office:value-type="float" office:value="344775" calcext:value-type="float">
            <text:p>344775,0</text:p>
          </table:table-cell>
          <table:table-cell table:style-name="ce17" office:value-type="float" office:value="24.46" calcext:value-type="float">
            <text:p>24,5</text:p>
          </table:table-cell>
          <table:table-cell table:style-name="ce122" office:value-type="float" office:value="344815" calcext:value-type="float">
            <text:p>344815,0</text:p>
          </table:table-cell>
          <table:table-cell table:style-name="ce23" table:formula="of:=([.M89]-[.B89])/[.B89]" office:value-type="percentage" office:value="0.000116017692698136" calcext:value-type="percentage">
            <text:p>0,012%</text:p>
          </table:table-cell>
          <table:table-cell table:style-name="ce28"/>
          <table:table-cell table:style-name="ce30"/>
          <table:table-cell table:style-name="ce39" office:value-type="float" office:value="4.098674" calcext:value-type="float">
            <text:p>4,0987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CAP_60_d_90_L_60_3</text:p>
          </table:table-cell>
          <table:table-cell table:style-name="ce104" table:formula="of:=MIN([.C90];[.E90];[.G90];[.I90];[.K90])" office:value-type="float" office:value="411205" calcext:value-type="float">
            <text:p>41120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411206" calcext:value-type="float">
            <text:p>411206,0</text:p>
          </table:table-cell>
          <table:table-cell table:style-name="ce9" office:value-type="float" office:value="133.93" calcext:value-type="float">
            <text:p>133,9</text:p>
          </table:table-cell>
          <table:table-cell table:style-name="ce109" office:value-type="float" office:value="411262" calcext:value-type="float">
            <text:p>411262,0</text:p>
          </table:table-cell>
          <table:table-cell table:style-name="ce9" office:value-type="float" office:value="54.68" calcext:value-type="float">
            <text:p>54,7</text:p>
          </table:table-cell>
          <table:table-cell table:style-name="ce109" office:value-type="float" office:value="411205" calcext:value-type="float">
            <text:p>411205,0</text:p>
          </table:table-cell>
          <table:table-cell table:style-name="ce16" office:value-type="float" office:value="23.95" calcext:value-type="float">
            <text:p>24,0</text:p>
          </table:table-cell>
          <table:table-cell table:style-name="ce116" office:value-type="float" office:value="411244" calcext:value-type="float">
            <text:p>411244,0</text:p>
          </table:table-cell>
          <table:table-cell table:style-name="ce22" table:formula="of:=([.M90]-[.B90])/[.B90]" office:value-type="percentage" office:value="0.000094843204727569" calcext:value-type="percentage">
            <text:p>0,009%</text:p>
          </table:table-cell>
          <table:table-cell table:style-name="ce26"/>
          <table:table-cell table:style-name="ce29"/>
          <table:table-cell table:style-name="ce38" office:value-type="float" office:value="3.314009" calcext:value-type="float">
            <text:p>3,3140</text:p>
          </table:table-cell>
          <table:table-cell table:style-name="ce40"/>
          <table:table-cell table:number-columns-repeated="996"/>
        </table:table-row>
        <table:table-row table:style-name="ro2">
          <table:table-cell table:style-name="ce1" office:value-type="string" calcext:value-type="string">
            <text:p>QAP_sko64_05_n</text:p>
          </table:table-cell>
          <table:table-cell table:style-name="ce104" table:formula="of:=MIN([.C91];[.E91];[.G91];[.I91];[.K91])" office:value-type="float" office:value="250870.5" calcext:value-type="float">
            <text:p>250870,5</text:p>
          </table:table-cell>
          <table:table-cell table:style-name="ce107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13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106" office:value-type="float" office:value="250877.5" calcext:value-type="float">
            <text:p>250877,5</text:p>
          </table:table-cell>
          <table:table-cell table:style-name="ce10" office:value-type="float" office:value="418.83" calcext:value-type="float">
            <text:p>418,8</text:p>
          </table:table-cell>
          <table:table-cell table:style-name="ce112" office:value-type="float" office:value="251160.5" calcext:value-type="float">
            <text:p>251160,5</text:p>
          </table:table-cell>
          <table:table-cell table:style-name="ce10" office:value-type="float" office:value="351.54" calcext:value-type="float">
            <text:p>351,5</text:p>
          </table:table-cell>
          <table:table-cell table:style-name="ce112" office:value-type="float" office:value="250870.5" calcext:value-type="float">
            <text:p>250870,5</text:p>
          </table:table-cell>
          <table:table-cell table:style-name="ce17" office:value-type="float" office:value="32.06" calcext:value-type="float">
            <text:p>32,1</text:p>
          </table:table-cell>
          <table:table-cell table:style-name="ce122" office:value-type="float" office:value="250896.5" calcext:value-type="float">
            <text:p>250896,5</text:p>
          </table:table-cell>
          <table:table-cell table:style-name="ce23" table:formula="of:=([.M91]-[.B91])/[.B91]" office:value-type="percentage" office:value="0.000103639128554374" calcext:value-type="percentage">
            <text:p>0,010%</text:p>
          </table:table-cell>
          <table:table-cell table:style-name="ce28"/>
          <table:table-cell table:style-name="ce30"/>
          <table:table-cell table:style-name="ce39" office:value-type="float" office:value="5.918236" calcext:value-type="float">
            <text:p>5,9182</text:p>
          </table:table-cell>
          <table:table-cell table:style-name="ce41"/>
          <table:table-cell table:number-columns-repeated="996"/>
        </table:table-row>
        <table:table-row table:style-name="ro2">
          <table:table-cell table:style-name="ce1" office:value-type="string" calcext:value-type="string">
            <text:p>AKV_n_70_05</text:p>
          </table:table-cell>
          <table:table-cell table:style-name="ce104" table:formula="of:=MIN([.C92];[.E92];[.G92];[.I92];[.K92])" office:value-type="float" office:value="2109745.5" calcext:value-type="float">
            <text:p>2109745,5</text:p>
          </table:table-cell>
          <table:table-cell table:style-name="ce108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15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105" office:value-type="float" office:value="2109764.5" calcext:value-type="float">
            <text:p>2109764,5</text:p>
          </table:table-cell>
          <table:table-cell table:style-name="ce9" office:value-type="float" office:value="657.1" calcext:value-type="float">
            <text:p>657,1</text:p>
          </table:table-cell>
          <table:table-cell table:style-name="ce109" office:value-type="float" office:value="2113448.5" calcext:value-type="float">
            <text:p>2113448,5</text:p>
          </table:table-cell>
          <table:table-cell table:style-name="ce9" office:value-type="float" office:value="459.6" calcext:value-type="float">
            <text:p>459,6</text:p>
          </table:table-cell>
          <table:table-cell table:style-name="ce109" office:value-type="float" office:value="2109745.5" calcext:value-type="float">
            <text:p>2109745,5</text:p>
          </table:table-cell>
          <table:table-cell table:style-name="ce16" office:value-type="float" office:value="58.65" calcext:value-type="float">
            <text:p>58,7</text:p>
          </table:table-cell>
          <table:table-cell table:style-name="ce116" office:value-type="float" office:value="2109990.5" calcext:value-type="float">
            <text:p>2109990,5</text:p>
          </table:table-cell>
          <table:table-cell table:style-name="ce22" table:formula="of:=([.M92]-[.B92])/[.B92]" office:value-type="percentage" office:value="0.000116127750953847" calcext:value-type="percentage">
            <text:p>0,012%</text:p>
          </table:table-cell>
          <table:table-cell table:style-name="ce26"/>
          <table:table-cell table:style-name="ce29"/>
          <table:table-cell table:style-name="ce38" office:value-type="float" office:value="10.053974" calcext:value-type="float">
            <text:p>10,0540</text:p>
          </table:table-cell>
          <table:table-cell table:style-name="ce40"/>
          <table:table-cell table:number-columns-repeated="996"/>
        </table:table-row>
        <table:table-row table:style-name="ro3">
          <table:table-cell office:value-type="string" calcext:value-type="string">
            <text:p>RESUME</text:p>
          </table:table-cell>
          <table:table-cell table:number-columns-repeated="5"/>
          <table:table-cell table:style-name="ce7"/>
          <table:table-cell table:style-name="ce7" table:formula="of:=AVERAGE([.H4:.H92])" office:value-type="float" office:value="115.347936507937" calcext:value-type="float">
            <text:p>115,347936507937</text:p>
          </table:table-cell>
          <table:table-cell table:style-name="ce7"/>
          <table:table-cell table:style-name="ce7" table:formula="of:=AVERAGE([.J4:.J92])" office:value-type="float" office:value="187.648888888889" calcext:value-type="float">
            <text:p>187,648888888889</text:p>
          </table:table-cell>
          <table:table-cell table:style-name="ce7"/>
          <table:table-cell table:style-name="ce7" table:formula="of:=AVERAGE([.L4:.L92])" office:value-type="float" office:value="14.5575056179775" calcext:value-type="float">
            <text:p>14,5575056179775</text:p>
          </table:table-cell>
          <table:table-cell table:style-name="ce7"/>
          <table:table-cell table:style-name="ce24" table:formula="of:=AVERAGE([.N4:.N92])" office:value-type="percentage" office:value="0.000394180682730154" calcext:value-type="percentage">
            <text:p>0,03942%</text:p>
          </table:table-cell>
          <table:table-cell table:style-name="ce7"/>
          <table:table-cell table:style-name="ce34"/>
          <table:table-cell table:style-name="ce7" table:formula="of:=AVERAGE([.Q4:.Q92])" office:value-type="float" office:value="2.52983139325843" calcext:value-type="float">
            <text:p>2,52983139325843</text:p>
          </table:table-cell>
          <table:table-cell table:style-name="ce7"/>
          <table:table-cell table:number-columns-repeated="996"/>
        </table:table-row>
        <table:table-row table:style-name="ro3">
          <table:table-cell table:number-columns-repeated="1014"/>
        </table:table-row>
        <table:table-row table:style-name="ro4">
          <table:table-cell/>
          <table:table-cell table:style-name="Default" table:number-columns-repeated="5"/>
          <table:table-cell/>
          <table:table-cell table:style-name="ce31" office:value-type="string" calcext:value-type="string">
            <text:p>p</text:p>
          </table:table-cell>
          <table:table-cell table:style-name="ce31" office:value-type="string" calcext:value-type="string">
            <text:p>gen</text:p>
          </table:table-cell>
          <table:table-cell table:style-name="ce31" office:value-type="string" calcext:value-type="string">
            <text:p>α</text:p>
          </table:table-cell>
          <table:table-cell table:style-name="ce31" office:value-type="string" calcext:value-type="string">
            <text:p>β</text:p>
          </table:table-cell>
          <table:table-cell table:style-name="ce31" office:value-type="string" calcext:value-type="string">
            <text:p>𝜸</text:p>
          </table:table-cell>
          <table:table-cell table:number-columns-repeated="1002"/>
        </table:table-row>
        <table:table-row table:style-name="ro4">
          <table:table-cell table:style-name="Default" table:number-columns-repeated="6"/>
          <table:table-cell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0.9" calcext:value-type="float">
            <text:p>0,9</text:p>
          </table:table-cell>
          <table:table-cell table:style-name="ce31" office:value-type="float" office:value="0.2" calcext:value-type="float">
            <text:p>0,2</text:p>
          </table:table-cell>
          <table:table-cell table:style-name="ce31" office:value-type="float" office:value="0.1" calcext:value-type="float">
            <text:p>0,1</text:p>
          </table:table-cell>
          <table:table-cell table:number-columns-repeated="4"/>
          <table:table-cell table:formula="of:=STDEV([.Q4:.Q92])" office:value-type="float" office:value="2.26783536366356" calcext:value-type="float">
            <text:p>2,26783536366356</text:p>
          </table:table-cell>
          <table:table-cell table:number-columns-repeated="997"/>
        </table:table-row>
        <table:table-row table:style-name="ro3" table:number-rows-repeated="2">
          <table:table-cell table:number-columns-repeated="9"/>
          <table:table-cell table:style-name="Default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pSize:</text:p>
          </table:table-cell>
          <table:table-cell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gen: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memorySetSizen: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betaCoeff:</text:p>
          </table:table-cell>
          <table:table-cell office:value-type="float" office:value="1.8" calcext:value-type="float">
            <text:p>1,8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clonePop: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arraySize: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regQty: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seed: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<text:tab/>1268018911</text:p>
          </table:table-cell>
          <table:table-cell office:value-type="float" office:value="368756186" calcext:value-type="float">
            <text:p>368756186</text:p>
          </table:table-cell>
          <table:table-cell office:value-type="float" office:value="343393153" calcext:value-type="float">
            <text:p>343393153</text:p>
          </table:table-cell>
          <table:table-cell office:value-type="float" office:value="117339131" calcext:value-type="float">
            <text:p>117339131</text:p>
          </table:table-cell>
          <table:table-cell office:value-type="float" office:value="1228183101" calcext:value-type="float">
            <text:p>1228183101</text:p>
          </table:table-cell>
          <table:table-cell office:value-type="float" office:value="2055736605" calcext:value-type="float">
            <text:p>2055736605</text:p>
          </table:table-cell>
          <table:table-cell office:value-type="float" office:value="939177389" calcext:value-type="float">
            <text:p>939177389</text:p>
          </table:table-cell>
          <table:table-cell office:value-type="float" office:value="1460597587" calcext:value-type="float">
            <text:p>1460597587</text:p>
          </table:table-cell>
          <table:table-cell office:value-type="float" office:value="2097709408" calcext:value-type="float">
            <text:p>2097709408</text:p>
          </table:table-cell>
          <table:table-cell office:value-type="float" office:value="1252164493" calcext:value-type="float">
            <text:p>1252164493</text:p>
          </table:table-cell>
          <table:table-cell office:value-type="float" office:value="81939522" calcext:value-type="float">
            <text:p>81939522</text:p>
          </table:table-cell>
          <table:table-cell office:value-type="float" office:value="1903340176" calcext:value-type="float">
            <text:p>1903340176</text:p>
          </table:table-cell>
          <table:table-cell office:value-type="float" office:value="146869978" calcext:value-type="float">
            <text:p>146869978</text:p>
          </table:table-cell>
          <table:table-cell office:value-type="float" office:value="2122610020" calcext:value-type="float">
            <text:p>2122610020</text:p>
          </table:table-cell>
          <table:table-cell office:value-type="float" office:value="307556912" calcext:value-type="float">
            <text:p>307556912</text:p>
          </table:table-cell>
          <table:table-cell office:value-type="float" office:value="64045195" calcext:value-type="float">
            <text:p>64045195</text:p>
          </table:table-cell>
          <table:table-cell office:value-type="float" office:value="585045122" calcext:value-type="float">
            <text:p>585045122</text:p>
          </table:table-cell>
          <table:table-cell office:value-type="float" office:value="656391057" calcext:value-type="float">
            <text:p>656391057</text:p>
          </table:table-cell>
          <table:table-cell office:value-type="float" office:value="1911479003" calcext:value-type="float">
            <text:p>1911479003</text:p>
          </table:table-cell>
          <table:table-cell office:value-type="float" office:value="1030744206" calcext:value-type="float">
            <text:p>1030744206</text:p>
          </table:table-cell>
          <table:table-cell office:value-type="float" office:value="2048212793" calcext:value-type="float">
            <text:p>2048212793</text:p>
          </table:table-cell>
          <table:table-cell office:value-type="float" office:value="186788367" calcext:value-type="float">
            <text:p>186788367</text:p>
          </table:table-cell>
          <table:table-cell office:value-type="float" office:value="585345310" calcext:value-type="float">
            <text:p>585345310</text:p>
          </table:table-cell>
          <table:table-cell office:value-type="float" office:value="1166062731" calcext:value-type="float">
            <text:p>1166062731</text:p>
          </table:table-cell>
          <table:table-cell office:value-type="float" office:value="1464935784" calcext:value-type="float">
            <text:p>1464935784</text:p>
          </table:table-cell>
          <table:table-cell office:value-type="float" office:value="879832543" calcext:value-type="float">
            <text:p>879832543</text:p>
          </table:table-cell>
          <table:table-cell office:value-type="float" office:value="970608753" calcext:value-type="float">
            <text:p>970608753</text:p>
          </table:table-cell>
          <table:table-cell office:value-type="float" office:value="794090929" calcext:value-type="float">
            <text:p>794090929</text:p>
          </table:table-cell>
          <table:table-cell office:value-type="float" office:value="1608609038" calcext:value-type="float">
            <text:p>1608609038</text:p>
          </table:table-cell>
          <table:table-cell office:value-type="float" office:value="680654232" calcext:value-type="float">
            <text:p>680654232</text:p>
          </table:table-cell>
          <table:table-cell table:number-columns-repeated="983"/>
        </table:table-row>
        <table:table-row table:style-name="ro3">
          <table:table-cell/>
          <table:table-cell office:value-type="string" calcext:value-type="string">
            <text:p>clonesPerI: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<text:tab/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number-columns-repeated="1014"/>
        </table:table-row>
        <table:table-row table:style-name="ro3">
          <table:table-cell/>
          <table:table-cell office:value-type="string" calcext:value-type="string">
            <text:p>Instancia</text:p>
          </table:table-cell>
          <table:table-cell office:value-type="string" calcext:value-type="string">
            <text:p>avgTime</text:p>
          </table:table-cell>
          <table:table-cell office:value-type="string" calcext:value-type="string">
            <text:p>avgCost</text:p>
          </table:table-cell>
          <table:table-cell office:value-type="string" calcext:value-type="string">
            <text:p>bestTime</text:p>
          </table:table-cell>
          <table:table-cell office:value-type="string" calcext:value-type="string">
            <text:p>bestCost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S9</text:p>
          </table:table-cell>
          <table:table-cell office:value-type="float" office:value="0.004607" calcext:value-type="float">
            <text:p>0,004607</text:p>
          </table:table-cell>
          <table:table-cell office:value-type="float" office:value="1182.833333" calcext:value-type="float">
            <text:p>1182,833333</text:p>
          </table:table-cell>
          <table:table-cell office:value-type="float" office:value="0.004139" calcext:value-type="float">
            <text:p>0,004139</text:p>
          </table:table-cell>
          <table:table-cell office:value-type="float" office:value="1181.5" calcext:value-type="float">
            <text:p>1181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9H</text:p>
          </table:table-cell>
          <table:table-cell office:value-type="float" office:value="0.004343" calcext:value-type="float">
            <text:p>0,004343</text:p>
          </table:table-cell>
          <table:table-cell office:value-type="float" office:value="2295.7" calcext:value-type="float">
            <text:p>2295,7</text:p>
          </table:table-cell>
          <table:table-cell office:value-type="float" office:value="0.004049" calcext:value-type="float">
            <text:p>0,004049</text:p>
          </table:table-cell>
          <table:table-cell office:value-type="float" office:value="2294.5" calcext:value-type="float">
            <text:p>2294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0</text:p>
          </table:table-cell>
          <table:table-cell office:value-type="float" office:value="0.005457" calcext:value-type="float">
            <text:p>0,005457</text:p>
          </table:table-cell>
          <table:table-cell office:value-type="float" office:value="1375.833333" calcext:value-type="float">
            <text:p>1375,833333</text:p>
          </table:table-cell>
          <table:table-cell office:value-type="float" office:value="0.004771" calcext:value-type="float">
            <text:p>0,004771</text:p>
          </table:table-cell>
          <table:table-cell office:value-type="float" office:value="1374.5" calcext:value-type="float">
            <text:p>1374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11</text:p>
          </table:table-cell>
          <table:table-cell office:value-type="float" office:value="0.006441" calcext:value-type="float">
            <text:p>0,006441</text:p>
          </table:table-cell>
          <table:table-cell office:value-type="float" office:value="3479.7" calcext:value-type="float">
            <text:p>3479,7</text:p>
          </table:table-cell>
          <table:table-cell office:value-type="float" office:value="0.00575" calcext:value-type="float">
            <text:p>0,00575</text:p>
          </table:table-cell>
          <table:table-cell office:value-type="float" office:value="3439.5" calcext:value-type="float">
            <text:p>3439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a</text:p>
          </table:table-cell>
          <table:table-cell office:value-type="float" office:value="0.009577" calcext:value-type="float">
            <text:p>0,009577</text:p>
          </table:table-cell>
          <table:table-cell office:value-type="float" office:value="1542.366667" calcext:value-type="float">
            <text:p>1542,366667</text:p>
          </table:table-cell>
          <table:table-cell office:value-type="float" office:value="0.007162" calcext:value-type="float">
            <text:p>0,007162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2b</text:p>
          </table:table-cell>
          <table:table-cell office:value-type="float" office:value="0.008135" calcext:value-type="float">
            <text:p>0,008135</text:p>
          </table:table-cell>
          <table:table-cell office:value-type="float" office:value="1643.933333" calcext:value-type="float">
            <text:p>1643,933333</text:p>
          </table:table-cell>
          <table:table-cell office:value-type="float" office:value="0.006941" calcext:value-type="float">
            <text:p>0,006941</text:p>
          </table:table-cell>
          <table:table-cell office:value-type="float" office:value="1609.5" calcext:value-type="float">
            <text:p>1609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a</text:p>
          </table:table-cell>
          <table:table-cell office:value-type="float" office:value="0.008995" calcext:value-type="float">
            <text:p>0,008995</text:p>
          </table:table-cell>
          <table:table-cell office:value-type="float" office:value="2500.666667" calcext:value-type="float">
            <text:p>2500,666667</text:p>
          </table:table-cell>
          <table:table-cell office:value-type="float" office:value="0.008036" calcext:value-type="float">
            <text:p>0,008036</text:p>
          </table:table-cell>
          <table:table-cell office:value-type="float" office:value="2467.5" calcext:value-type="float">
            <text:p>2467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3b</text:p>
          </table:table-cell>
          <table:table-cell office:value-type="float" office:value="0.008791" calcext:value-type="float">
            <text:p>0,008791</text:p>
          </table:table-cell>
          <table:table-cell office:value-type="float" office:value="2888" calcext:value-type="float">
            <text:p>2888</text:p>
          </table:table-cell>
          <table:table-cell office:value-type="float" office:value="0.007888" calcext:value-type="float">
            <text:p>0,007888</text:p>
          </table:table-cell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m15</text:p>
          </table:table-cell>
          <table:table-cell office:value-type="float" office:value="0.017264" calcext:value-type="float">
            <text:p>0,017264</text:p>
          </table:table-cell>
          <table:table-cell office:value-type="float" office:value="3309.433333" calcext:value-type="float">
            <text:p>3309,433333</text:p>
          </table:table-cell>
          <table:table-cell office:value-type="float" office:value="0.011883" calcext:value-type="float">
            <text:p>0,011883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1,txt</text:p>
          </table:table-cell>
          <table:table-cell office:value-type="float" office:value="0.064487" calcext:value-type="float">
            <text:p>0,064487</text:p>
          </table:table-cell>
          <table:table-cell office:value-type="float" office:value="2326.533333" calcext:value-type="float">
            <text:p>2326,533333</text:p>
          </table:table-cell>
          <table:table-cell office:value-type="float" office:value="0.059544" calcext:value-type="float">
            <text:p>0,059544</text:p>
          </table:table-cell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2,txt</text:p>
          </table:table-cell>
          <table:table-cell office:value-type="float" office:value="0.09465" calcext:value-type="float">
            <text:p>0,09465</text:p>
          </table:table-cell>
          <table:table-cell office:value-type="float" office:value="18686.333333" calcext:value-type="float">
            <text:p>18686,333333</text:p>
          </table:table-cell>
          <table:table-cell office:value-type="float" office:value="0.067365" calcext:value-type="float">
            <text:p>0,067365</text:p>
          </table:table-cell>
          <table:table-cell office:value-type="float" office:value="18600.5" calcext:value-type="float">
            <text:p>18600,5</text:p>
          </table:table-cell>
          <table:table-cell office:value-type="float" office:value="0.026888" calcext:value-type="float">
            <text:p>0,02688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3,txt</text:p>
          </table:table-cell>
          <table:table-cell office:value-type="float" office:value="0.082149" calcext:value-type="float">
            <text:p>0,082149</text:p>
          </table:table-cell>
          <table:table-cell office:value-type="float" office:value="12229.9" calcext:value-type="float">
            <text:p>12229,9</text:p>
          </table:table-cell>
          <table:table-cell office:value-type="float" office:value="0.068047" calcext:value-type="float">
            <text:p>0,068047</text:p>
          </table:table-cell>
          <table:table-cell office:value-type="float" office:value="12124" calcext:value-type="float">
            <text:p>12124</text:p>
          </table:table-cell>
          <table:table-cell office:value-type="float" office:value="0.082549" calcext:value-type="float">
            <text:p>0,08254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4,txt</text:p>
          </table:table-cell>
          <table:table-cell office:value-type="float" office:value="0.091439" calcext:value-type="float">
            <text:p>0,091439</text:p>
          </table:table-cell>
          <table:table-cell office:value-type="float" office:value="24409.466667" calcext:value-type="float">
            <text:p>24409,466667</text:p>
          </table:table-cell>
          <table:table-cell office:value-type="float" office:value="0.067759" calcext:value-type="float">
            <text:p>0,067759</text:p>
          </table:table-cell>
          <table:table-cell office:value-type="float" office:value="24201.5" calcext:value-type="float">
            <text:p>24201,5</text:p>
          </table:table-cell>
          <table:table-cell office:value-type="float" office:value="0.037202" calcext:value-type="float">
            <text:p>0,03720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25_05,txt</text:p>
          </table:table-cell>
          <table:table-cell office:value-type="float" office:value="0.097956" calcext:value-type="float">
            <text:p>0,097956</text:p>
          </table:table-cell>
          <table:table-cell office:value-type="float" office:value="7894.166667" calcext:value-type="float">
            <text:p>7894,166667</text:p>
          </table:table-cell>
          <table:table-cell office:value-type="float" office:value="0.067796" calcext:value-type="float">
            <text:p>0,067796</text:p>
          </table:table-cell>
          <table:table-cell office:value-type="float" office:value="7819" calcext:value-type="float">
            <text:p>7819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1,txt</text:p>
          </table:table-cell>
          <table:table-cell office:value-type="float" office:value="0.126742" calcext:value-type="float">
            <text:p>0,126742</text:p>
          </table:table-cell>
          <table:table-cell office:value-type="float" office:value="4145.666667" calcext:value-type="float">
            <text:p>4145,666667</text:p>
          </table:table-cell>
          <table:table-cell office:value-type="float" office:value="0.11723" calcext:value-type="float">
            <text:p>0,11723</text:p>
          </table:table-cell>
          <table:table-cell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2,txt</text:p>
          </table:table-cell>
          <table:table-cell office:value-type="float" office:value="0.204155" calcext:value-type="float">
            <text:p>0,204155</text:p>
          </table:table-cell>
          <table:table-cell office:value-type="float" office:value="10825.633333" calcext:value-type="float">
            <text:p>10825,633333</text:p>
          </table:table-cell>
          <table:table-cell office:value-type="float" office:value="0.145829" calcext:value-type="float">
            <text:p>0,145829</text:p>
          </table:table-cell>
          <table:table-cell office:value-type="float" office:value="10780.5" calcext:value-type="float">
            <text:p>10780,5</text:p>
          </table:table-cell>
          <table:table-cell office:value-type="float" office:value="0.009277" calcext:value-type="float">
            <text:p>0,00927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3,txt</text:p>
          </table:table-cell>
          <table:table-cell office:value-type="float" office:value="0.191445" calcext:value-type="float">
            <text:p>0,191445</text:p>
          </table:table-cell>
          <table:table-cell office:value-type="float" office:value="22944.033333" calcext:value-type="float">
            <text:p>22944,033333</text:p>
          </table:table-cell>
          <table:table-cell office:value-type="float" office:value="0.140618" calcext:value-type="float">
            <text:p>0,140618</text:p>
          </table:table-cell>
          <table:table-cell office:value-type="float" office:value="22706" calcext:value-type="float">
            <text:p>22706</text:p>
          </table:table-cell>
          <table:table-cell office:value-type="float" office:value="0.01762" calcext:value-type="float">
            <text:p>0,0176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4,txt</text:p>
          </table:table-cell>
          <table:table-cell office:value-type="float" office:value="0.223095" calcext:value-type="float">
            <text:p>0,223095</text:p>
          </table:table-cell>
          <table:table-cell office:value-type="float" office:value="28485.2" calcext:value-type="float">
            <text:p>28485,2</text:p>
          </table:table-cell>
          <table:table-cell office:value-type="float" office:value="0.166673" calcext:value-type="float">
            <text:p>0,166673</text:p>
          </table:table-cell>
          <table:table-cell office:value-type="float" office:value="28405.5" calcext:value-type="float">
            <text:p>28405,5</text:p>
          </table:table-cell>
          <table:table-cell office:value-type="float" office:value="0.014084" calcext:value-type="float">
            <text:p>0,01408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30_05,txt</text:p>
          </table:table-cell>
          <table:table-cell office:value-type="float" office:value="0.209131" calcext:value-type="float">
            <text:p>0,209131</text:p>
          </table:table-cell>
          <table:table-cell office:value-type="float" office:value="57749.2" calcext:value-type="float">
            <text:p>57749,2</text:p>
          </table:table-cell>
          <table:table-cell office:value-type="float" office:value="0.151031" calcext:value-type="float">
            <text:p>0,151031</text:p>
          </table:table-cell>
          <table:table-cell office:value-type="float" office:value="57400" calcext:value-type="float">
            <text:p>574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1,txt</text:p>
          </table:table-cell>
          <table:table-cell office:value-type="float" office:value="0.287116" calcext:value-type="float">
            <text:p>0,287116</text:p>
          </table:table-cell>
          <table:table-cell office:value-type="float" office:value="30411.833333" calcext:value-type="float">
            <text:p>30411,833333</text:p>
          </table:table-cell>
          <table:table-cell office:value-type="float" office:value="0.207502" calcext:value-type="float">
            <text:p>0,207502</text:p>
          </table:table-cell>
          <table:table-cell office:value-type="float" office:value="30282.5" calcext:value-type="float">
            <text:p>30282,5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2,txt</text:p>
          </table:table-cell>
          <table:table-cell office:value-type="float" office:value="0.301854" calcext:value-type="float">
            <text:p>0,301854</text:p>
          </table:table-cell>
          <table:table-cell office:value-type="float" office:value="34240.933333" calcext:value-type="float">
            <text:p>34240,933333</text:p>
          </table:table-cell>
          <table:table-cell office:value-type="float" office:value="0.20876" calcext:value-type="float">
            <text:p>0,20876</text:p>
          </table:table-cell>
          <table:table-cell office:value-type="float" office:value="33974" calcext:value-type="float">
            <text:p>3397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3,txt</text:p>
          </table:table-cell>
          <table:table-cell office:value-type="float" office:value="0.328912" calcext:value-type="float">
            <text:p>0,328912</text:p>
          </table:table-cell>
          <table:table-cell office:value-type="float" office:value="35444.466667" calcext:value-type="float">
            <text:p>35444,466667</text:p>
          </table:table-cell>
          <table:table-cell office:value-type="float" office:value="0.200825" calcext:value-type="float">
            <text:p>0,200825</text:p>
          </table:table-cell>
          <table:table-cell office:value-type="float" office:value="35054.5" calcext:value-type="float">
            <text:p>35054,5</text:p>
          </table:table-cell>
          <table:table-cell office:value-type="float" office:value="0.005706" calcext:value-type="float">
            <text:p>0,00570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4,txt</text:p>
          </table:table-cell>
          <table:table-cell office:value-type="float" office:value="0.366596" calcext:value-type="float">
            <text:p>0,366596</text:p>
          </table:table-cell>
          <table:table-cell office:value-type="float" office:value="34888.5" calcext:value-type="float">
            <text:p>34888,5</text:p>
          </table:table-cell>
          <table:table-cell office:value-type="float" office:value="0.259149" calcext:value-type="float">
            <text:p>0,259149</text:p>
          </table:table-cell>
          <table:table-cell office:value-type="float" office:value="34670.5" calcext:value-type="float">
            <text:p>34670,5</text:p>
          </table:table-cell>
          <table:table-cell office:value-type="float" office:value="0.011539" calcext:value-type="float">
            <text:p>0,01153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5,txt</text:p>
          </table:table-cell>
          <table:table-cell office:value-type="float" office:value="0.314089" calcext:value-type="float">
            <text:p>0,314089</text:p>
          </table:table-cell>
          <table:table-cell office:value-type="float" office:value="30972.666667" calcext:value-type="float">
            <text:p>30972,666667</text:p>
          </table:table-cell>
          <table:table-cell office:value-type="float" office:value="0.250067" calcext:value-type="float">
            <text:p>0,250067</text:p>
          </table:table-cell>
          <table:table-cell office:value-type="float" office:value="30781" calcext:value-type="float">
            <text:p>30781</text:p>
          </table:table-cell>
          <table:table-cell office:value-type="float" office:value="0.032498" calcext:value-type="float">
            <text:p>0,03249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P6,txt</text:p>
          </table:table-cell>
          <table:table-cell office:value-type="float" office:value="0.375678" calcext:value-type="float">
            <text:p>0,375678</text:p>
          </table:table-cell>
          <table:table-cell office:value-type="float" office:value="34575.4" calcext:value-type="float">
            <text:p>34575,4</text:p>
          </table:table-cell>
          <table:table-cell office:value-type="float" office:value="0.279724" calcext:value-type="float">
            <text:p>0,279724</text:p>
          </table:table-cell>
          <table:table-cell office:value-type="float" office:value="34429.5" calcext:value-type="float">
            <text:p>34429,5</text:p>
          </table:table-cell>
          <table:table-cell office:value-type="float" office:value="0.014525" calcext:value-type="float">
            <text:p>0,01452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1,txt</text:p>
          </table:table-cell>
          <table:table-cell office:value-type="float" office:value="0.264081" calcext:value-type="float">
            <text:p>0,264081</text:p>
          </table:table-cell>
          <table:table-cell office:value-type="float" office:value="5313.033333" calcext:value-type="float">
            <text:p>5313,033333</text:p>
          </table:table-cell>
          <table:table-cell office:value-type="float" office:value="0.239511" calcext:value-type="float">
            <text:p>0,239511</text:p>
          </table:table-cell>
          <table:table-cell office:value-type="float" office:value="4966" calcext:value-type="float">
            <text:p>4966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2,txt</text:p>
          </table:table-cell>
          <table:table-cell office:value-type="float" office:value="0.50416" calcext:value-type="float">
            <text:p>0,50416</text:p>
          </table:table-cell>
          <table:table-cell office:value-type="float" office:value="91027.3" calcext:value-type="float">
            <text:p>91027,3</text:p>
          </table:table-cell>
          <table:table-cell office:value-type="float" office:value="0.328264" calcext:value-type="float">
            <text:p>0,328264</text:p>
          </table:table-cell>
          <table:table-cell office:value-type="float" office:value="87915" calcext:value-type="float">
            <text:p>87915</text:p>
          </table:table-cell>
          <table:table-cell office:value-type="float" office:value="0.600755" calcext:value-type="float">
            <text:p>0,60075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3,txt</text:p>
          </table:table-cell>
          <table:table-cell office:value-type="float" office:value="0.405955" calcext:value-type="float">
            <text:p>0,405955</text:p>
          </table:table-cell>
          <table:table-cell office:value-type="float" office:value="51895.166667" calcext:value-type="float">
            <text:p>51895,166667</text:p>
          </table:table-cell>
          <table:table-cell office:value-type="float" office:value="0.31741" calcext:value-type="float">
            <text:p>0,31741</text:p>
          </table:table-cell>
          <table:table-cell office:value-type="float" office:value="50378.5" calcext:value-type="float">
            <text:p>50378,5</text:p>
          </table:table-cell>
          <table:table-cell office:value-type="float" office:value="0.587008" calcext:value-type="float">
            <text:p>0,58700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4,txt</text:p>
          </table:table-cell>
          <table:table-cell office:value-type="float" office:value="0.446995" calcext:value-type="float">
            <text:p>0,446995</text:p>
          </table:table-cell>
          <table:table-cell office:value-type="float" office:value="49156.633333" calcext:value-type="float">
            <text:p>49156,633333</text:p>
          </table:table-cell>
          <table:table-cell office:value-type="float" office:value="0.319509" calcext:value-type="float">
            <text:p>0,319509</text:p>
          </table:table-cell>
          <table:table-cell office:value-type="float" office:value="46833.5" calcext:value-type="float">
            <text:p>46833,5</text:p>
          </table:table-cell>
          <table:table-cell office:value-type="float" office:value="0.205403" calcext:value-type="float">
            <text:p>0,20540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ste36_05,txt</text:p>
          </table:table-cell>
          <table:table-cell office:value-type="float" office:value="0.385329" calcext:value-type="float">
            <text:p>0,385329</text:p>
          </table:table-cell>
          <table:table-cell office:value-type="float" office:value="46428.233333" calcext:value-type="float">
            <text:p>46428,233333</text:p>
          </table:table-cell>
          <table:table-cell office:value-type="float" office:value="0.271975" calcext:value-type="float">
            <text:p>0,271975</text:p>
          </table:table-cell>
          <table:table-cell office:value-type="float" office:value="44674.5" calcext:value-type="float">
            <text:p>44674,5</text:p>
          </table:table-cell>
          <table:table-cell office:value-type="float" office:value="0.418086" calcext:value-type="float">
            <text:p>0,41808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1,txt</text:p>
          </table:table-cell>
          <table:table-cell office:value-type="float" office:value="0.722007" calcext:value-type="float">
            <text:p>0,722007</text:p>
          </table:table-cell>
          <table:table-cell office:value-type="float" office:value="54269.6" calcext:value-type="float">
            <text:p>54269,6</text:p>
          </table:table-cell>
          <table:table-cell office:value-type="float" office:value="0.504732" calcext:value-type="float">
            <text:p>0,504732</text:p>
          </table:table-cell>
          <table:table-cell office:value-type="float" office:value="53735.5" calcext:value-type="float">
            <text:p>53735,5</text:p>
          </table:table-cell>
          <table:table-cell office:value-type="float" office:value="0.024198" calcext:value-type="float">
            <text:p>0,02419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2,txt</text:p>
          </table:table-cell>
          <table:table-cell office:value-type="float" office:value="0.885209" calcext:value-type="float">
            <text:p>0,885209</text:p>
          </table:table-cell>
          <table:table-cell office:value-type="float" office:value="49169.766667" calcext:value-type="float">
            <text:p>49169,766667</text:p>
          </table:table-cell>
          <table:table-cell office:value-type="float" office:value="0.496446" calcext:value-type="float">
            <text:p>0,496446</text:p>
          </table:table-cell>
          <table:table-cell office:value-type="float" office:value="48909" calcext:value-type="float">
            <text:p>48909</text:p>
          </table:table-cell>
          <table:table-cell office:value-type="float" office:value="0.002045" calcext:value-type="float">
            <text:p>0,00204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3,txt</text:p>
          </table:table-cell>
          <table:table-cell office:value-type="float" office:value="0.695763" calcext:value-type="float">
            <text:p>0,695763</text:p>
          </table:table-cell>
          <table:table-cell office:value-type="float" office:value="39432.266667" calcext:value-type="float">
            <text:p>39432,266667</text:p>
          </table:table-cell>
          <table:table-cell office:value-type="float" office:value="0.525885" calcext:value-type="float">
            <text:p>0,525885</text:p>
          </table:table-cell>
          <table:table-cell office:value-type="float" office:value="39264.5" calcext:value-type="float">
            <text:p>39264,5</text:p>
          </table:table-cell>
          <table:table-cell office:value-type="float" office:value="0.035668" calcext:value-type="float">
            <text:p>0,03566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4,txt</text:p>
          </table:table-cell>
          <table:table-cell office:value-type="float" office:value="0.752482" calcext:value-type="float">
            <text:p>0,752482</text:p>
          </table:table-cell>
          <table:table-cell office:value-type="float" office:value="38656.366667" calcext:value-type="float">
            <text:p>38656,366667</text:p>
          </table:table-cell>
          <table:table-cell office:value-type="float" office:value="0.499237" calcext:value-type="float">
            <text:p>0,499237</text:p>
          </table:table-cell>
          <table:table-cell office:value-type="float" office:value="38354" calcext:value-type="float">
            <text:p>3835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N40_05,txt</text:p>
          </table:table-cell>
          <table:table-cell office:value-type="float" office:value="0.685548" calcext:value-type="float">
            <text:p>0,685548</text:p>
          </table:table-cell>
          <table:table-cell office:value-type="float" office:value="51696.366667" calcext:value-type="float">
            <text:p>51696,366667</text:p>
          </table:table-cell>
          <table:table-cell office:value-type="float" office:value="0.536821" calcext:value-type="float">
            <text:p>0,536821</text:p>
          </table:table-cell>
          <table:table-cell office:value-type="float" office:value="51501" calcext:value-type="float">
            <text:p>51501</text:p>
          </table:table-cell>
          <table:table-cell office:value-type="float" office:value="0.009709" calcext:value-type="float">
            <text:p>0,00970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1_n</text:p>
          </table:table-cell>
          <table:table-cell office:value-type="float" office:value="0.520689" calcext:value-type="float">
            <text:p>0,520689</text:p>
          </table:table-cell>
          <table:table-cell office:value-type="float" office:value="12866.333333" calcext:value-type="float">
            <text:p>12866,333333</text:p>
          </table:table-cell>
          <table:table-cell office:value-type="float" office:value="0.492917" calcext:value-type="float">
            <text:p>0,492917</text:p>
          </table:table-cell>
          <table:table-cell office:value-type="float" office:value="12731" calcext:value-type="float">
            <text:p>1273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2_n</text:p>
          </table:table-cell>
          <table:table-cell office:value-type="float" office:value="1.05008" calcext:value-type="float">
            <text:p>1,05008</text:p>
          </table:table-cell>
          <table:table-cell office:value-type="float" office:value="108593.566667" calcext:value-type="float">
            <text:p>108593,566667</text:p>
          </table:table-cell>
          <table:table-cell office:value-type="float" office:value="0.57512" calcext:value-type="float">
            <text:p>0,57512</text:p>
          </table:table-cell>
          <table:table-cell office:value-type="float" office:value="108029.5" calcext:value-type="float">
            <text:p>108029,5</text:p>
          </table:table-cell>
          <table:table-cell office:value-type="float" office:value="0.021295" calcext:value-type="float">
            <text:p>0,02129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3_n</text:p>
          </table:table-cell>
          <table:table-cell office:value-type="float" office:value="0.823134" calcext:value-type="float">
            <text:p>0,823134</text:p>
          </table:table-cell>
          <table:table-cell office:value-type="float" office:value="87093.533333" calcext:value-type="float">
            <text:p>87093,533333</text:p>
          </table:table-cell>
          <table:table-cell office:value-type="float" office:value="0.608556" calcext:value-type="float">
            <text:p>0,608556</text:p>
          </table:table-cell>
          <table:table-cell office:value-type="float" office:value="86653.5" calcext:value-type="float">
            <text:p>86653,5</text:p>
          </table:table-cell>
          <table:table-cell office:value-type="float" office:value="0.010387" calcext:value-type="float">
            <text:p>0,01038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4_n</text:p>
          </table:table-cell>
          <table:table-cell office:value-type="float" office:value="0.816424" calcext:value-type="float">
            <text:p>0,816424</text:p>
          </table:table-cell>
          <table:table-cell office:value-type="float" office:value="68926.666667" calcext:value-type="float">
            <text:p>68926,666667</text:p>
          </table:table-cell>
          <table:table-cell office:value-type="float" office:value="0.595131" calcext:value-type="float">
            <text:p>0,595131</text:p>
          </table:table-cell>
          <table:table-cell office:value-type="float" office:value="68709" calcext:value-type="float">
            <text:p>68709</text:p>
          </table:table-cell>
          <table:table-cell office:value-type="float" office:value="0.011645" calcext:value-type="float">
            <text:p>0,01164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2_05_n</text:p>
          </table:table-cell>
          <table:table-cell office:value-type="float" office:value="1.147682" calcext:value-type="float">
            <text:p>1,147682</text:p>
          </table:table-cell>
          <table:table-cell office:value-type="float" office:value="124853.6" calcext:value-type="float">
            <text:p>124853,6</text:p>
          </table:table-cell>
          <table:table-cell office:value-type="float" office:value="0.628536" calcext:value-type="float">
            <text:p>0,628536</text:p>
          </table:table-cell>
          <table:table-cell office:value-type="float" office:value="124042.5" calcext:value-type="float">
            <text:p>124042,5</text:p>
          </table:table-cell>
          <table:table-cell office:value-type="float" office:value="0.020158" calcext:value-type="float">
            <text:p>0,02015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1_n</text:p>
          </table:table-cell>
          <table:table-cell office:value-type="float" office:value="0.953426" calcext:value-type="float">
            <text:p>0,953426</text:p>
          </table:table-cell>
          <table:table-cell office:value-type="float" office:value="20635.2" calcext:value-type="float">
            <text:p>20635,2</text:p>
          </table:table-cell>
          <table:table-cell office:value-type="float" office:value="0.857055" calcext:value-type="float">
            <text:p>0,857055</text:p>
          </table:table-cell>
          <table:table-cell office:value-type="float" office:value="20470" calcext:value-type="float">
            <text:p>2047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2_n</text:p>
          </table:table-cell>
          <table:table-cell office:value-type="float" office:value="1.683075" calcext:value-type="float">
            <text:p>1,683075</text:p>
          </table:table-cell>
          <table:table-cell office:value-type="float" office:value="209640.833333" calcext:value-type="float">
            <text:p>209640,833333</text:p>
          </table:table-cell>
          <table:table-cell office:value-type="float" office:value="1.2444" calcext:value-type="float">
            <text:p>1,2444</text:p>
          </table:table-cell>
          <table:table-cell office:value-type="float" office:value="208226" calcext:value-type="float">
            <text:p>208226</text:p>
          </table:table-cell>
          <table:table-cell office:value-type="float" office:value="0.080747" calcext:value-type="float">
            <text:p>0,08074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3_n</text:p>
          </table:table-cell>
          <table:table-cell office:value-type="float" office:value="1.877382" calcext:value-type="float">
            <text:p>1,877382</text:p>
          </table:table-cell>
          <table:table-cell office:value-type="float" office:value="163328.533333" calcext:value-type="float">
            <text:p>163328,533333</text:p>
          </table:table-cell>
          <table:table-cell office:value-type="float" office:value="1.186928" calcext:value-type="float">
            <text:p>1,186928</text:p>
          </table:table-cell>
          <table:table-cell office:value-type="float" office:value="162218" calcext:value-type="float">
            <text:p>162218</text:p>
          </table:table-cell>
          <table:table-cell office:value-type="float" office:value="0.022197" calcext:value-type="float">
            <text:p>0,02219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4_n</text:p>
          </table:table-cell>
          <table:table-cell office:value-type="float" office:value="1.728235" calcext:value-type="float">
            <text:p>1,728235</text:p>
          </table:table-cell>
          <table:table-cell office:value-type="float" office:value="118775.6" calcext:value-type="float">
            <text:p>118775,6</text:p>
          </table:table-cell>
          <table:table-cell office:value-type="float" office:value="1.297452" calcext:value-type="float">
            <text:p>1,297452</text:p>
          </table:table-cell>
          <table:table-cell office:value-type="float" office:value="118279.5" calcext:value-type="float">
            <text:p>118279,5</text:p>
          </table:table-cell>
          <table:table-cell office:value-type="float" office:value="0.027908" calcext:value-type="float">
            <text:p>0,02790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49_05_n</text:p>
          </table:table-cell>
          <table:table-cell office:value-type="float" office:value="1.586331" calcext:value-type="float">
            <text:p>1,586331</text:p>
          </table:table-cell>
          <table:table-cell office:value-type="float" office:value="335330" calcext:value-type="float">
            <text:p>335330</text:p>
          </table:table-cell>
          <table:table-cell office:value-type="float" office:value="1.181889" calcext:value-type="float">
            <text:p>1,181889</text:p>
          </table:table-cell>
          <table:table-cell office:value-type="float" office:value="332867" calcext:value-type="float">
            <text:p>332867</text:p>
          </table:table-cell>
          <table:table-cell office:value-type="float" office:value="0.009314" calcext:value-type="float">
            <text:p>0,00931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1_n</text:p>
          </table:table-cell>
          <table:table-cell office:value-type="float" office:value="1.786513" calcext:value-type="float">
            <text:p>1,786513</text:p>
          </table:table-cell>
          <table:table-cell office:value-type="float" office:value="32264.933333" calcext:value-type="float">
            <text:p>32264,933333</text:p>
          </table:table-cell>
          <table:table-cell office:value-type="float" office:value="1.640252" calcext:value-type="float">
            <text:p>1,640252</text:p>
          </table:table-cell>
          <table:table-cell office:value-type="float" office:value="31972" calcext:value-type="float">
            <text:p>3197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2_n</text:p>
          </table:table-cell>
          <table:table-cell office:value-type="float" office:value="3.180296" calcext:value-type="float">
            <text:p>3,180296</text:p>
          </table:table-cell>
          <table:table-cell office:value-type="float" office:value="250290.9" calcext:value-type="float">
            <text:p>250290,9</text:p>
          </table:table-cell>
          <table:table-cell office:value-type="float" office:value="2.301685" calcext:value-type="float">
            <text:p>2,301685</text:p>
          </table:table-cell>
          <table:table-cell office:value-type="float" office:value="248246" calcext:value-type="float">
            <text:p>248246</text:p>
          </table:table-cell>
          <table:table-cell office:value-type="float" office:value="0.010877" calcext:value-type="float">
            <text:p>0,01087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3_n</text:p>
          </table:table-cell>
          <table:table-cell office:value-type="float" office:value="3.239405" calcext:value-type="float">
            <text:p>3,239405</text:p>
          </table:table-cell>
          <table:table-cell office:value-type="float" office:value="85624.5" calcext:value-type="float">
            <text:p>85624,5</text:p>
          </table:table-cell>
          <table:table-cell office:value-type="float" office:value="1.922099" calcext:value-type="float">
            <text:p>1,922099</text:p>
          </table:table-cell>
          <table:table-cell office:value-type="float" office:value="85207" calcext:value-type="float">
            <text:p>85207</text:p>
          </table:table-cell>
          <table:table-cell office:value-type="float" office:value="0.027" calcext:value-type="float">
            <text:p>0,02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4_n</text:p>
          </table:table-cell>
          <table:table-cell office:value-type="float" office:value="3.723474" calcext:value-type="float">
            <text:p>3,723474</text:p>
          </table:table-cell>
          <table:table-cell office:value-type="float" office:value="157149.533333" calcext:value-type="float">
            <text:p>157149,533333</text:p>
          </table:table-cell>
          <table:table-cell office:value-type="float" office:value="2.390575" calcext:value-type="float">
            <text:p>2,390575</text:p>
          </table:table-cell>
          <table:table-cell office:value-type="float" office:value="156660" calcext:value-type="float">
            <text:p>156660</text:p>
          </table:table-cell>
          <table:table-cell office:value-type="float" office:value="0.008937" calcext:value-type="float">
            <text:p>0,00893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56_05_n</text:p>
          </table:table-cell>
          <table:table-cell office:value-type="float" office:value="3.752477" calcext:value-type="float">
            <text:p>3,752477</text:p>
          </table:table-cell>
          <table:table-cell office:value-type="float" office:value="298275.433333" calcext:value-type="float">
            <text:p>298275,433333</text:p>
          </table:table-cell>
          <table:table-cell office:value-type="float" office:value="2.13066" calcext:value-type="float">
            <text:p>2,13066</text:p>
          </table:table-cell>
          <table:table-cell office:value-type="float" office:value="296238.5" calcext:value-type="float">
            <text:p>296238,5</text:p>
          </table:table-cell>
          <table:table-cell office:value-type="float" office:value="0.020933" calcext:value-type="float">
            <text:p>0,02093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KV_n_60_05</text:p>
          </table:table-cell>
          <table:table-cell office:value-type="float" office:value="4.994801" calcext:value-type="float">
            <text:p>4,994801</text:p>
          </table:table-cell>
          <table:table-cell office:value-type="float" office:value="160557.833333" calcext:value-type="float">
            <text:p>160557,833333</text:p>
          </table:table-cell>
          <table:table-cell office:value-type="float" office:value="3.498217" calcext:value-type="float">
            <text:p>3,498217</text:p>
          </table:table-cell>
          <table:table-cell office:value-type="float" office:value="159666" calcext:value-type="float">
            <text:p>159666</text:p>
          </table:table-cell>
          <table:table-cell office:value-type="float" office:value="0.014407" calcext:value-type="float">
            <text:p>0,01440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1,txt</text:p>
          </table:table-cell>
          <table:table-cell office:value-type="float" office:value="4.848016" calcext:value-type="float">
            <text:p>4,848016</text:p>
          </table:table-cell>
          <table:table-cell office:value-type="float" office:value="208140.833333" calcext:value-type="float">
            <text:p>208140,833333</text:p>
          </table:table-cell>
          <table:table-cell office:value-type="float" office:value="2.966915" calcext:value-type="float">
            <text:p>2,966915</text:p>
          </table:table-cell>
          <table:table-cell office:value-type="float" office:value="204180" calcext:value-type="float">
            <text:p>204180</text:p>
          </table:table-cell>
          <table:table-cell office:value-type="float" office:value="0.044588" calcext:value-type="float">
            <text:p>0,04458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2,txt</text:p>
          </table:table-cell>
          <table:table-cell office:value-type="float" office:value="4.589172" calcext:value-type="float">
            <text:p>4,589172</text:p>
          </table:table-cell>
          <table:table-cell office:value-type="float" office:value="195322.833333" calcext:value-type="float">
            <text:p>195322,833333</text:p>
          </table:table-cell>
          <table:table-cell office:value-type="float" office:value="2.992321" calcext:value-type="float">
            <text:p>2,992321</text:p>
          </table:table-cell>
          <table:table-cell office:value-type="float" office:value="193378.5" calcext:value-type="float">
            <text:p>193378,5</text:p>
          </table:table-cell>
          <table:table-cell office:value-type="float" office:value="0.09265" calcext:value-type="float">
            <text:p>0,09265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30_3,txt</text:p>
          </table:table-cell>
          <table:table-cell office:value-type="float" office:value="4.883017" calcext:value-type="float">
            <text:p>4,883017</text:p>
          </table:table-cell>
          <table:table-cell office:value-type="float" office:value="163968.7" calcext:value-type="float">
            <text:p>163968,7</text:p>
          </table:table-cell>
          <table:table-cell office:value-type="float" office:value="2.736437" calcext:value-type="float">
            <text:p>2,736437</text:p>
          </table:table-cell>
          <table:table-cell office:value-type="float" office:value="161540.5" calcext:value-type="float">
            <text:p>161540,5</text:p>
          </table:table-cell>
          <table:table-cell office:value-type="float" office:value="0.040254" calcext:value-type="float">
            <text:p>0,04025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1,txt</text:p>
          </table:table-cell>
          <table:table-cell office:value-type="float" office:value="4.805226" calcext:value-type="float">
            <text:p>4,805226</text:p>
          </table:table-cell>
          <table:table-cell office:value-type="float" office:value="136298.466667" calcext:value-type="float">
            <text:p>136298,466667</text:p>
          </table:table-cell>
          <table:table-cell office:value-type="float" office:value="2.981863" calcext:value-type="float">
            <text:p>2,981863</text:p>
          </table:table-cell>
          <table:table-cell office:value-type="float" office:value="135155.5" calcext:value-type="float">
            <text:p>135155,5</text:p>
          </table:table-cell>
          <table:table-cell office:value-type="float" office:value="0.01628" calcext:value-type="float">
            <text:p>0,0162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2,txt</text:p>
          </table:table-cell>
          <table:table-cell office:value-type="float" office:value="4.32677" calcext:value-type="float">
            <text:p>4,32677</text:p>
          </table:table-cell>
          <table:table-cell office:value-type="float" office:value="160609.933333" calcext:value-type="float">
            <text:p>160609,933333</text:p>
          </table:table-cell>
          <table:table-cell office:value-type="float" office:value="3.036089" calcext:value-type="float">
            <text:p>3,036089</text:p>
          </table:table-cell>
          <table:table-cell office:value-type="float" office:value="159231" calcext:value-type="float">
            <text:p>159231</text:p>
          </table:table-cell>
          <table:table-cell office:value-type="float" office:value="0.073532" calcext:value-type="float">
            <text:p>0,07353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40_3,txt</text:p>
          </table:table-cell>
          <table:table-cell office:value-type="float" office:value="3.739249" calcext:value-type="float">
            <text:p>3,739249</text:p>
          </table:table-cell>
          <table:table-cell office:value-type="float" office:value="160922.433333" calcext:value-type="float">
            <text:p>160922,433333</text:p>
          </table:table-cell>
          <table:table-cell office:value-type="float" office:value="2.783017" calcext:value-type="float">
            <text:p>2,783017</text:p>
          </table:table-cell>
          <table:table-cell office:value-type="float" office:value="159065.5" calcext:value-type="float">
            <text:p>159065,5</text:p>
          </table:table-cell>
          <table:table-cell office:value-type="float" office:value="0.061648" calcext:value-type="float">
            <text:p>0,06164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1,txt</text:p>
          </table:table-cell>
          <table:table-cell office:value-type="float" office:value="4.779886" calcext:value-type="float">
            <text:p>4,779886</text:p>
          </table:table-cell>
          <table:table-cell office:value-type="float" office:value="111819.566667" calcext:value-type="float">
            <text:p>111819,566667</text:p>
          </table:table-cell>
          <table:table-cell office:value-type="float" office:value="3.148792" calcext:value-type="float">
            <text:p>3,148792</text:p>
          </table:table-cell>
          <table:table-cell office:value-type="float" office:value="110596.5" calcext:value-type="float">
            <text:p>110596,5</text:p>
          </table:table-cell>
          <table:table-cell office:value-type="float" office:value="0.093218" calcext:value-type="float">
            <text:p>0,09321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2,txt</text:p>
          </table:table-cell>
          <table:table-cell office:value-type="float" office:value="4.841168" calcext:value-type="float">
            <text:p>4,841168</text:p>
          </table:table-cell>
          <table:table-cell office:value-type="float" office:value="117593.366667" calcext:value-type="float">
            <text:p>117593,366667</text:p>
          </table:table-cell>
          <table:table-cell office:value-type="float" office:value="3.113768" calcext:value-type="float">
            <text:p>3,113768</text:p>
          </table:table-cell>
          <table:table-cell office:value-type="float" office:value="115352" calcext:value-type="float">
            <text:p>115352</text:p>
          </table:table-cell>
          <table:table-cell office:value-type="float" office:value="0.043364" calcext:value-type="float">
            <text:p>0,04336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50_3,txt</text:p>
          </table:table-cell>
          <table:table-cell office:value-type="float" office:value="4.636984" calcext:value-type="float">
            <text:p>4,636984</text:p>
          </table:table-cell>
          <table:table-cell office:value-type="float" office:value="115913.833333" calcext:value-type="float">
            <text:p>115913,833333</text:p>
          </table:table-cell>
          <table:table-cell office:value-type="float" office:value="3.227502" calcext:value-type="float">
            <text:p>3,227502</text:p>
          </table:table-cell>
          <table:table-cell office:value-type="float" office:value="114196" calcext:value-type="float">
            <text:p>114196</text:p>
          </table:table-cell>
          <table:table-cell office:value-type="float" office:value="0.051692" calcext:value-type="float">
            <text:p>0,05169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1,txt</text:p>
          </table:table-cell>
          <table:table-cell office:value-type="float" office:value="5.50536" calcext:value-type="float">
            <text:p>5,50536</text:p>
          </table:table-cell>
          <table:table-cell office:value-type="float" office:value="109033.866667" calcext:value-type="float">
            <text:p>109033,866667</text:p>
          </table:table-cell>
          <table:table-cell office:value-type="float" office:value="3.359678" calcext:value-type="float">
            <text:p>3,359678</text:p>
          </table:table-cell>
          <table:table-cell office:value-type="float" office:value="108138" calcext:value-type="float">
            <text:p>108138</text:p>
          </table:table-cell>
          <table:table-cell office:value-type="float" office:value="0.019423" calcext:value-type="float">
            <text:p>0,01942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2,txt</text:p>
          </table:table-cell>
          <table:table-cell office:value-type="float" office:value="4.197028" calcext:value-type="float">
            <text:p>4,197028</text:p>
          </table:table-cell>
          <table:table-cell office:value-type="float" office:value="111041.8" calcext:value-type="float">
            <text:p>111041,8</text:p>
          </table:table-cell>
          <table:table-cell office:value-type="float" office:value="3.194973" calcext:value-type="float">
            <text:p>3,194973</text:p>
          </table:table-cell>
          <table:table-cell office:value-type="float" office:value="109959.5" calcext:value-type="float">
            <text:p>109959,5</text:p>
          </table:table-cell>
          <table:table-cell office:value-type="float" office:value="0.046402" calcext:value-type="float">
            <text:p>0,04640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30_L_60_3,txt</text:p>
          </table:table-cell>
          <table:table-cell office:value-type="float" office:value="4.289917" calcext:value-type="float">
            <text:p>4,289917</text:p>
          </table:table-cell>
          <table:table-cell office:value-type="float" office:value="92805.666667" calcext:value-type="float">
            <text:p>92805,666667</text:p>
          </table:table-cell>
          <table:table-cell office:value-type="float" office:value="3.135442" calcext:value-type="float">
            <text:p>3,135442</text:p>
          </table:table-cell>
          <table:table-cell office:value-type="float" office:value="91799" calcext:value-type="float">
            <text:p>91799</text:p>
          </table:table-cell>
          <table:table-cell office:value-type="float" office:value="0.196466" calcext:value-type="float">
            <text:p>0,19646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1,txt</text:p>
          </table:table-cell>
          <table:table-cell office:value-type="float" office:value="4.785668" calcext:value-type="float">
            <text:p>4,785668</text:p>
          </table:table-cell>
          <table:table-cell office:value-type="float" office:value="447255.833333" calcext:value-type="float">
            <text:p>447255,833333</text:p>
          </table:table-cell>
          <table:table-cell office:value-type="float" office:value="3.13261" calcext:value-type="float">
            <text:p>3,13261</text:p>
          </table:table-cell>
          <table:table-cell office:value-type="float" office:value="445556.5" calcext:value-type="float">
            <text:p>445556,5</text:p>
          </table:table-cell>
          <table:table-cell office:value-type="float" office:value="0.040191" calcext:value-type="float">
            <text:p>0,04019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2,txt</text:p>
          </table:table-cell>
          <table:table-cell office:value-type="float" office:value="4.451791" calcext:value-type="float">
            <text:p>4,451791</text:p>
          </table:table-cell>
          <table:table-cell office:value-type="float" office:value="410577.733333" calcext:value-type="float">
            <text:p>410577,733333</text:p>
          </table:table-cell>
          <table:table-cell office:value-type="float" office:value="3.309914" calcext:value-type="float">
            <text:p>3,309914</text:p>
          </table:table-cell>
          <table:table-cell office:value-type="float" office:value="407942.5" calcext:value-type="float">
            <text:p>407942,5</text:p>
          </table:table-cell>
          <table:table-cell office:value-type="float" office:value="0.012749" calcext:value-type="float">
            <text:p>0,01274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30_3,txt</text:p>
          </table:table-cell>
          <table:table-cell office:value-type="float" office:value="5.145435" calcext:value-type="float">
            <text:p>5,145435</text:p>
          </table:table-cell>
          <table:table-cell office:value-type="float" office:value="419433.866667" calcext:value-type="float">
            <text:p>419433,866667</text:p>
          </table:table-cell>
          <table:table-cell office:value-type="float" office:value="3.339207" calcext:value-type="float">
            <text:p>3,339207</text:p>
          </table:table-cell>
          <table:table-cell office:value-type="float" office:value="416979.5" calcext:value-type="float">
            <text:p>416979,5</text:p>
          </table:table-cell>
          <table:table-cell office:value-type="float" office:value="0.016071" calcext:value-type="float">
            <text:p>0,01607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1,txt</text:p>
          </table:table-cell>
          <table:table-cell office:value-type="float" office:value="5.602274" calcext:value-type="float">
            <text:p>5,602274</text:p>
          </table:table-cell>
          <table:table-cell office:value-type="float" office:value="314447.033333" calcext:value-type="float">
            <text:p>314447,033333</text:p>
          </table:table-cell>
          <table:table-cell office:value-type="float" office:value="3.133154" calcext:value-type="float">
            <text:p>3,133154</text:p>
          </table:table-cell>
          <table:table-cell office:value-type="float" office:value="313329" calcext:value-type="float">
            <text:p>313329</text:p>
          </table:table-cell>
          <table:table-cell office:value-type="float" office:value="0.007979" calcext:value-type="float">
            <text:p>0,00797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2,txt</text:p>
          </table:table-cell>
          <table:table-cell office:value-type="float" office:value="5.164997" calcext:value-type="float">
            <text:p>5,164997</text:p>
          </table:table-cell>
          <table:table-cell office:value-type="float" office:value="322344.966667" calcext:value-type="float">
            <text:p>322344,966667</text:p>
          </table:table-cell>
          <table:table-cell office:value-type="float" office:value="3.244855" calcext:value-type="float">
            <text:p>3,244855</text:p>
          </table:table-cell>
          <table:table-cell office:value-type="float" office:value="320776.5" calcext:value-type="float">
            <text:p>320776,5</text:p>
          </table:table-cell>
          <table:table-cell office:value-type="float" office:value="0.005612" calcext:value-type="float">
            <text:p>0,00561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40_3,txt</text:p>
          </table:table-cell>
          <table:table-cell office:value-type="float" office:value="5.469002" calcext:value-type="float">
            <text:p>5,469002</text:p>
          </table:table-cell>
          <table:table-cell office:value-type="float" office:value="365107.133333" calcext:value-type="float">
            <text:p>365107,133333</text:p>
          </table:table-cell>
          <table:table-cell office:value-type="float" office:value="2.915504" calcext:value-type="float">
            <text:p>2,915504</text:p>
          </table:table-cell>
          <table:table-cell office:value-type="float" office:value="363084.5" calcext:value-type="float">
            <text:p>363084,5</text:p>
          </table:table-cell>
          <table:table-cell office:value-type="float" office:value="0.01763" calcext:value-type="float">
            <text:p>0,0176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1,txt</text:p>
          </table:table-cell>
          <table:table-cell office:value-type="float" office:value="5.68923" calcext:value-type="float">
            <text:p>5,68923</text:p>
          </table:table-cell>
          <table:table-cell office:value-type="float" office:value="274814" calcext:value-type="float">
            <text:p>274814</text:p>
          </table:table-cell>
          <table:table-cell office:value-type="float" office:value="3.288796" calcext:value-type="float">
            <text:p>3,288796</text:p>
          </table:table-cell>
          <table:table-cell office:value-type="float" office:value="273518" calcext:value-type="float">
            <text:p>273518</text:p>
          </table:table-cell>
          <table:table-cell office:value-type="float" office:value="0.035842" calcext:value-type="float">
            <text:p>0,03584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2,txt</text:p>
          </table:table-cell>
          <table:table-cell office:value-type="float" office:value="4.900007" calcext:value-type="float">
            <text:p>4,900007</text:p>
          </table:table-cell>
          <table:table-cell office:value-type="float" office:value="271099.466667" calcext:value-type="float">
            <text:p>271099,466667</text:p>
          </table:table-cell>
          <table:table-cell office:value-type="float" office:value="3.162076" calcext:value-type="float">
            <text:p>3,162076</text:p>
          </table:table-cell>
          <table:table-cell office:value-type="float" office:value="269721.5" calcext:value-type="float">
            <text:p>269721,5</text:p>
          </table:table-cell>
          <table:table-cell office:value-type="float" office:value="0.015203" calcext:value-type="float">
            <text:p>0,015203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50_3,txt</text:p>
          </table:table-cell>
          <table:table-cell office:value-type="float" office:value="3.726451" calcext:value-type="float">
            <text:p>3,726451</text:p>
          </table:table-cell>
          <table:table-cell office:value-type="float" office:value="296849.666667" calcext:value-type="float">
            <text:p>296849,666667</text:p>
          </table:table-cell>
          <table:table-cell office:value-type="float" office:value="2.968298" calcext:value-type="float">
            <text:p>2,968298</text:p>
          </table:table-cell>
          <table:table-cell office:value-type="float" office:value="295463" calcext:value-type="float">
            <text:p>295463</text:p>
          </table:table-cell>
          <table:table-cell office:value-type="float" office:value="0.014894" calcext:value-type="float">
            <text:p>0,01489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1,txt</text:p>
          </table:table-cell>
          <table:table-cell office:value-type="float" office:value="4.436409" calcext:value-type="float">
            <text:p>4,436409</text:p>
          </table:table-cell>
          <table:table-cell office:value-type="float" office:value="228971.1" calcext:value-type="float">
            <text:p>228971,1</text:p>
          </table:table-cell>
          <table:table-cell office:value-type="float" office:value="3.162376" calcext:value-type="float">
            <text:p>3,162376</text:p>
          </table:table-cell>
          <table:table-cell office:value-type="float" office:value="227903" calcext:value-type="float">
            <text:p>227903</text:p>
          </table:table-cell>
          <table:table-cell office:value-type="float" office:value="0.003072" calcext:value-type="float">
            <text:p>0,00307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2,txt</text:p>
          </table:table-cell>
          <table:table-cell office:value-type="float" office:value="4.265364" calcext:value-type="float">
            <text:p>4,265364</text:p>
          </table:table-cell>
          <table:table-cell office:value-type="float" office:value="247347.833333" calcext:value-type="float">
            <text:p>247347,833333</text:p>
          </table:table-cell>
          <table:table-cell office:value-type="float" office:value="3.117214" calcext:value-type="float">
            <text:p>3,117214</text:p>
          </table:table-cell>
          <table:table-cell office:value-type="float" office:value="246539" calcext:value-type="float">
            <text:p>246539</text:p>
          </table:table-cell>
          <table:table-cell office:value-type="float" office:value="0.00649" calcext:value-type="float">
            <text:p>0,0064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60_L_60_3,txt</text:p>
          </table:table-cell>
          <table:table-cell office:value-type="float" office:value="4.230017" calcext:value-type="float">
            <text:p>4,230017</text:p>
          </table:table-cell>
          <table:table-cell office:value-type="float" office:value="207413.266667" calcext:value-type="float">
            <text:p>207413,266667</text:p>
          </table:table-cell>
          <table:table-cell office:value-type="float" office:value="3.0392" calcext:value-type="float">
            <text:p>3,0392</text:p>
          </table:table-cell>
          <table:table-cell office:value-type="float" office:value="206525.5" calcext:value-type="float">
            <text:p>206525,5</text:p>
          </table:table-cell>
          <table:table-cell office:value-type="float" office:value="0.018887" calcext:value-type="float">
            <text:p>0,01888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1,txt</text:p>
          </table:table-cell>
          <table:table-cell office:value-type="float" office:value="5.674591" calcext:value-type="float">
            <text:p>5,674591</text:p>
          </table:table-cell>
          <table:table-cell office:value-type="float" office:value="629555.133333" calcext:value-type="float">
            <text:p>629555,133333</text:p>
          </table:table-cell>
          <table:table-cell office:value-type="float" office:value="3.294753" calcext:value-type="float">
            <text:p>3,294753</text:p>
          </table:table-cell>
          <table:table-cell office:value-type="float" office:value="628882" calcext:value-type="float">
            <text:p>628882</text:p>
          </table:table-cell>
          <table:table-cell office:value-type="float" office:value="0.005089" calcext:value-type="float">
            <text:p>0,00508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2,txt</text:p>
          </table:table-cell>
          <table:table-cell office:value-type="float" office:value="4.097721" calcext:value-type="float">
            <text:p>4,097721</text:p>
          </table:table-cell>
          <table:table-cell office:value-type="float" office:value="563043.533333" calcext:value-type="float">
            <text:p>563043,533333</text:p>
          </table:table-cell>
          <table:table-cell office:value-type="float" office:value="3.356541" calcext:value-type="float">
            <text:p>3,356541</text:p>
          </table:table-cell>
          <table:table-cell office:value-type="float" office:value="561192.5" calcext:value-type="float">
            <text:p>561192,5</text:p>
          </table:table-cell>
          <table:table-cell office:value-type="float" office:value="0.00392" calcext:value-type="float">
            <text:p>0,0039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30_3,txt</text:p>
          </table:table-cell>
          <table:table-cell office:value-type="float" office:value="5.095253" calcext:value-type="float">
            <text:p>5,095253</text:p>
          </table:table-cell>
          <table:table-cell office:value-type="float" office:value="588367.7" calcext:value-type="float">
            <text:p>588367,7</text:p>
          </table:table-cell>
          <table:table-cell office:value-type="float" office:value="3.155177" calcext:value-type="float">
            <text:p>3,155177</text:p>
          </table:table-cell>
          <table:table-cell office:value-type="float" office:value="587822.5" calcext:value-type="float">
            <text:p>587822,5</text:p>
          </table:table-cell>
          <table:table-cell office:value-type="float" office:value="0.001021" calcext:value-type="float">
            <text:p>0,00102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1,txt</text:p>
          </table:table-cell>
          <table:table-cell office:value-type="float" office:value="4.059921" calcext:value-type="float">
            <text:p>4,059921</text:p>
          </table:table-cell>
          <table:table-cell office:value-type="float" office:value="475676.4" calcext:value-type="float">
            <text:p>475676,4</text:p>
          </table:table-cell>
          <table:table-cell office:value-type="float" office:value="3.220399" calcext:value-type="float">
            <text:p>3,220399</text:p>
          </table:table-cell>
          <table:table-cell office:value-type="float" office:value="474065" calcext:value-type="float">
            <text:p>474065</text:p>
          </table:table-cell>
          <table:table-cell office:value-type="float" office:value="0.004008" calcext:value-type="float">
            <text:p>0,00400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2,txt</text:p>
          </table:table-cell>
          <table:table-cell office:value-type="float" office:value="4.314517" calcext:value-type="float">
            <text:p>4,314517</text:p>
          </table:table-cell>
          <table:table-cell office:value-type="float" office:value="481080.266667" calcext:value-type="float">
            <text:p>481080,266667</text:p>
          </table:table-cell>
          <table:table-cell office:value-type="float" office:value="3.090826" calcext:value-type="float">
            <text:p>3,090826</text:p>
          </table:table-cell>
          <table:table-cell office:value-type="float" office:value="480030" calcext:value-type="float">
            <text:p>480030</text:p>
          </table:table-cell>
          <table:table-cell office:value-type="float" office:value="0.013959" calcext:value-type="float">
            <text:p>0,013959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40_3,txt</text:p>
          </table:table-cell>
          <table:table-cell office:value-type="float" office:value="4.985073" calcext:value-type="float">
            <text:p>4,985073</text:p>
          </table:table-cell>
          <table:table-cell office:value-type="float" office:value="513756.066667" calcext:value-type="float">
            <text:p>513756,066667</text:p>
          </table:table-cell>
          <table:table-cell office:value-type="float" office:value="3.095193" calcext:value-type="float">
            <text:p>3,095193</text:p>
          </table:table-cell>
          <table:table-cell office:value-type="float" office:value="512462" calcext:value-type="float">
            <text:p>512462</text:p>
          </table:table-cell>
          <table:table-cell office:value-type="float" office:value="0.001951" calcext:value-type="float">
            <text:p>0,001951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1,txt</text:p>
          </table:table-cell>
          <table:table-cell office:value-type="float" office:value="3.684567" calcext:value-type="float">
            <text:p>3,684567</text:p>
          </table:table-cell>
          <table:table-cell office:value-type="float" office:value="480883.966667" calcext:value-type="float">
            <text:p>480883,966667</text:p>
          </table:table-cell>
          <table:table-cell office:value-type="float" office:value="2.930602" calcext:value-type="float">
            <text:p>2,930602</text:p>
          </table:table-cell>
          <table:table-cell office:value-type="float" office:value="479815" calcext:value-type="float">
            <text:p>479815</text:p>
          </table:table-cell>
          <table:table-cell office:value-type="float" office:value="0.027518" calcext:value-type="float">
            <text:p>0,02751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2,txt</text:p>
          </table:table-cell>
          <table:table-cell office:value-type="float" office:value="5.127261" calcext:value-type="float">
            <text:p>5,127261</text:p>
          </table:table-cell>
          <table:table-cell office:value-type="float" office:value="446175.833333" calcext:value-type="float">
            <text:p>446175,833333</text:p>
          </table:table-cell>
          <table:table-cell office:value-type="float" office:value="3.088361" calcext:value-type="float">
            <text:p>3,088361</text:p>
          </table:table-cell>
          <table:table-cell office:value-type="float" office:value="445055" calcext:value-type="float">
            <text:p>445055</text:p>
          </table:table-cell>
          <table:table-cell office:value-type="float" office:value="0.005618" calcext:value-type="float">
            <text:p>0,005618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50_3,txt</text:p>
          </table:table-cell>
          <table:table-cell office:value-type="float" office:value="4.679623" calcext:value-type="float">
            <text:p>4,679623</text:p>
          </table:table-cell>
          <table:table-cell office:value-type="float" office:value="496371" calcext:value-type="float">
            <text:p>496371</text:p>
          </table:table-cell>
          <table:table-cell office:value-type="float" office:value="2.638523" calcext:value-type="float">
            <text:p>2,638523</text:p>
          </table:table-cell>
          <table:table-cell office:value-type="float" office:value="495082.5" calcext:value-type="float">
            <text:p>495082,5</text:p>
          </table:table-cell>
          <table:table-cell office:value-type="float" office:value="0.00606" calcext:value-type="float">
            <text:p>0,00606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1,txt</text:p>
          </table:table-cell>
          <table:table-cell office:value-type="float" office:value="4.699079" calcext:value-type="float">
            <text:p>4,699079</text:p>
          </table:table-cell>
          <table:table-cell office:value-type="float" office:value="386669.566667" calcext:value-type="float">
            <text:p>386669,566667</text:p>
          </table:table-cell>
          <table:table-cell office:value-type="float" office:value="2.712193" calcext:value-type="float">
            <text:p>2,712193</text:p>
          </table:table-cell>
          <table:table-cell office:value-type="float" office:value="385435.5" calcext:value-type="float">
            <text:p>385435,5</text:p>
          </table:table-cell>
          <table:table-cell office:value-type="float" office:value="0.001297" calcext:value-type="float">
            <text:p>0,001297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2,txt</text:p>
          </table:table-cell>
          <table:table-cell office:value-type="float" office:value="4.098674" calcext:value-type="float">
            <text:p>4,098674</text:p>
          </table:table-cell>
          <table:table-cell office:value-type="float" office:value="346110.566667" calcext:value-type="float">
            <text:p>346110,566667</text:p>
          </table:table-cell>
          <table:table-cell office:value-type="float" office:value="2.939682" calcext:value-type="float">
            <text:p>2,939682</text:p>
          </table:table-cell>
          <table:table-cell office:value-type="float" office:value="344815" calcext:value-type="float">
            <text:p>344815</text:p>
          </table:table-cell>
          <table:table-cell office:value-type="float" office:value="0.011602" calcext:value-type="float">
            <text:p>0,011602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CAP_n_60_d_90_L_60_3,txt</text:p>
          </table:table-cell>
          <table:table-cell office:value-type="float" office:value="3.314009" calcext:value-type="float">
            <text:p>3,314009</text:p>
          </table:table-cell>
          <table:table-cell office:value-type="float" office:value="412136.266667" calcext:value-type="float">
            <text:p>412136,266667</text:p>
          </table:table-cell>
          <table:table-cell office:value-type="float" office:value="2.741548" calcext:value-type="float">
            <text:p>2,741548</text:p>
          </table:table-cell>
          <table:table-cell office:value-type="float" office:value="411244" calcext:value-type="float">
            <text:p>411244</text:p>
          </table:table-cell>
          <table:table-cell office:value-type="float" office:value="0.009484" calcext:value-type="float">
            <text:p>0,00948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QAP_sko64_05_n</text:p>
          </table:table-cell>
          <table:table-cell office:value-type="float" office:value="5.918236" calcext:value-type="float">
            <text:p>5,918236</text:p>
          </table:table-cell>
          <table:table-cell office:value-type="float" office:value="252775.6" calcext:value-type="float">
            <text:p>252775,6</text:p>
          </table:table-cell>
          <table:table-cell office:value-type="float" office:value="4.020872" calcext:value-type="float">
            <text:p>4,020872</text:p>
          </table:table-cell>
          <table:table-cell office:value-type="float" office:value="250896.5" calcext:value-type="float">
            <text:p>250896,5</text:p>
          </table:table-cell>
          <table:table-cell office:value-type="float" office:value="0.010364" calcext:value-type="float">
            <text:p>0,010364</text:p>
          </table:table-cell>
          <table:table-cell table:number-columns-repeated="1007"/>
        </table:table-row>
        <table:table-row table:style-name="ro3">
          <table:table-cell/>
          <table:table-cell office:value-type="string" calcext:value-type="string">
            <text:p>AKV_n_70_05</text:p>
          </table:table-cell>
          <table:table-cell office:value-type="float" office:value="10.053974" calcext:value-type="float">
            <text:p>10,053974</text:p>
          </table:table-cell>
          <table:table-cell office:value-type="float" office:value="2113427.366667" calcext:value-type="float">
            <text:p>2113427,366667</text:p>
          </table:table-cell>
          <table:table-cell office:value-type="float" office:value="6.095589" calcext:value-type="float">
            <text:p>6,095589</text:p>
          </table:table-cell>
          <table:table-cell office:value-type="float" office:value="2109990.5" calcext:value-type="float">
            <text:p>2109990,5</text:p>
          </table:table-cell>
          <table:table-cell office:value-type="float" office:value="0.011613" calcext:value-type="float">
            <text:p>0,011613</text:p>
          </table:table-cell>
          <table:table-cell table:number-columns-repeated="1007"/>
        </table:table-row>
        <table:table-row table:style-name="ro3" table:number-rows-repeated="1048375">
          <table:table-cell table:number-columns-repeated="1014"/>
        </table:table-row>
        <table:table-row table:style-name="ro3">
          <table:table-cell table:number-columns-repeated="1014"/>
        </table:table-row>
        <calcext:conditional-formats>
          <calcext:conditional-format calcext:target-range-address="stats_1.B4:stats_1.B92">
            <calcext:condition calcext:apply-style-name="melhorqmelhor" calcext:value="&gt;[.M4:.M92]" calcext:base-cell-address="stats_1.B4"/>
            <calcext:condition calcext:apply-style-name="igualmelhor" calcext:value="=[.M4:.M90]" calcext:base-cell-address="stats_1.B4"/>
          </calcext:conditional-format>
          <calcext:conditional-format calcext:target-range-address="stats_1.G4:stats_1.G92 stats_1.C4:stats_1.C92 stats_1.E4:stats_1.E92 stats_1.I4:stats_1.I92 stats_1.K4:stats_1.K92">
            <calcext:condition calcext:apply-style-name="igualmeu" calcext:value="=[.M4:.M92]" calcext:base-cell-address="stats_1.C4"/>
            <calcext:condition calcext:apply-style-name="piorqmeu" calcext:value="&gt;[.M4:.M92]" calcext:base-cell-address="stats_1.C4"/>
          </calcext:conditional-format>
          <calcext:conditional-format calcext:target-range-address="stats_1.M4:stats_1.M92">
            <calcext:condition calcext:apply-style-name="melhorqmelhor" calcext:value="&lt;[.B4:.B92]" calcext:base-cell-address="stats_1.M4"/>
            <calcext:condition calcext:apply-style-name="igualmelhor" calcext:value="=[.B4:.B90]" calcext:base-cell-address="stats_1.M4"/>
            <calcext:condition calcext:apply-style-name="melhorque1" calcext:value="&lt;[.G4:.G90]" calcext:base-cell-address="stats_1.M4"/>
            <calcext:condition calcext:apply-style-name="melhorque1" calcext:value="&lt;[.G4:.G90]" calcext:base-cell-address="stats_1.M4"/>
            <calcext:condition calcext:apply-style-name="melhorque1" calcext:value="&lt;[.I4:.I90]" calcext:base-cell-address="stats_1.M4"/>
            <calcext:condition calcext:apply-style-name="igualmeu" calcext:value="=[.G4:.G90]" calcext:base-cell-address="stats_1.M4"/>
            <calcext:condition calcext:apply-style-name="igualmeu" calcext:value="=[.I4:.I90]" calcext:base-cell-address="stats_1.M4"/>
            <calcext:condition calcext:apply-style-name="iguala1" calcext:value="=[.G4:.G90]" calcext:base-cell-address="stats_1.M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number number:decimal-places="4" number:min-decimal-places="4" number:min-integer-digits="1" number:grouping="true"/>
    </number:number-style>
    <number:number-style style:name="N139">
      <number:number number:decimal-places="3" number:min-decimal-places="3" number:min-integer-digits="1" number:grouping="true"/>
    </number:number-style>
    <number:number-style style:name="N138">
      <number:number number:decimal-places="16" number:min-decimal-places="16" number:min-integer-digits="1"/>
    </number:number-style>
    <number:number-style style:name="N137">
      <number:number number:decimal-places="15" number:min-decimal-places="15" number:min-integer-digits="1"/>
    </number:number-style>
    <number:number-style style:name="N136">
      <number:number number:decimal-places="1" number:min-decimal-places="1" number:min-integer-digits="1" number:grouping="true"/>
    </number:number-style>
    <number:number-style style:name="N135">
      <number:number number:decimal-places="12" number:min-decimal-places="12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percentage-style style:name="N125">
      <number:number number:decimal-places="16" number:min-decimal-places="16" number:min-integer-digits="1"/>
      <number:text>%</number:text>
    </number:percentage-style>
    <number:percentage-style style:name="N124">
      <number:number number:decimal-places="15" number:min-decimal-places="15" number:min-integer-digits="1"/>
      <number:text>%</number:text>
    </number:percentage-style>
    <number:percentage-style style:name="N123">
      <number:number number:decimal-places="14" number:min-decimal-places="14" number:min-integer-digits="1"/>
      <number:text>%</number:text>
    </number:percentage-style>
    <number:percentage-style style:name="N122">
      <number:number number:decimal-places="13" number:min-decimal-places="13" number:min-integer-digits="1"/>
      <number:text>%</number:text>
    </number:percentage-style>
    <number:percentage-style style:name="N121">
      <number:number number:decimal-places="12" number:min-decimal-places="12" number:min-integer-digits="1"/>
      <number:text>%</number:text>
    </number:percentage-style>
    <number:percentage-style style:name="N120">
      <number:number number:decimal-places="11" number:min-decimal-places="11" number:min-integer-digits="1"/>
      <number:text>%</number:text>
    </number:percentage-style>
    <number:percentage-style style:name="N119">
      <number:number number:decimal-places="10" number:min-decimal-places="10" number:min-integer-digits="1"/>
      <number:text>%</number:text>
    </number:percentage-style>
    <number:percentage-style style:name="N118">
      <number:number number:decimal-places="9" number:min-decimal-places="9" number:min-integer-digits="1"/>
      <number:text>%</number:text>
    </number:percentage-style>
    <number:percentage-style style:name="N117">
      <number:number number:decimal-places="8" number:min-decimal-places="8" number:min-integer-digits="1"/>
      <number:text>%</number:text>
    </number:percentage-style>
    <number:percentage-style style:name="N116">
      <number:number number:decimal-places="7" number:min-decimal-places="7" number:min-integer-digits="1"/>
      <number:text>%</number:text>
    </number:percentage-style>
    <number:percentage-style style:name="N115">
      <number:number number:decimal-places="6" number:min-decimal-places="6" number:min-integer-digits="1"/>
      <number:text>%</number:text>
    </number:percentage-style>
    <number:percentage-style style:name="N114">
      <number:number number:decimal-places="5" number:min-decimal-places="5" number:min-integer-digits="1"/>
      <number:text>%</number:text>
    </number:percentage-style>
    <number:percentage-style style:name="N113">
      <number:number number:decimal-places="1" number:min-decimal-places="1" number:min-integer-digits="1"/>
      <number:text>%</number:text>
    </number:percentage-style>
    <number:percentage-style style:name="N112">
      <number:number number:decimal-places="4" number:min-decimal-places="4" number:min-integer-digits="1"/>
      <number:text>%</number:text>
    </number:percentage-style>
    <number:percentage-style style:name="N111">
      <number:number number:decimal-places="3" number:min-decimal-places="3" number:min-integer-digits="1"/>
      <number:text>%</number:text>
    </number:percentag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date-style style:name="N10116" number:language="pt" number:country="BR"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orqmeu" style:family="table-cell" style:parent-style-name="Default">
      <style:table-cell-properties fo:background-color="#fcd4d1"/>
    </style:style>
    <style:style style:name="igualmeu" style:family="table-cell" style:parent-style-name="Default">
      <style:table-cell-properties fo:background-color="#bce4e5"/>
    </style:style>
    <style:style style:name="melhorqmelhor" style:family="table-cell" style:parent-style-name="Default">
      <style:table-cell-properties fo:background-color="#c2e0ae"/>
    </style:style>
    <style:style style:name="igualmelhor" style:family="table-cell" style:parent-style-name="Default">
      <style:table-cell-properties fo:background-color="#87d1d1"/>
    </style:style>
    <style:style style:name="melhorque1" style:family="table-cell" style:parent-style-name="Default">
      <style:table-cell-properties fo:background-color="#e0efd4"/>
    </style:style>
    <style:style style:name="iguala1" style:family="table-cell" style:parent-style-name="Default">
      <style:table-cell-properties fo:background-color="#bce4e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6:16:43.227061319</meta:creation-date>
    <dc:date>2023-01-29T14:08:40.392548411</dc:date>
    <meta:editing-duration>P5DT23H25M31S</meta:editing-duration>
    <meta:editing-cycles>89</meta:editing-cycles>
    <meta:generator>LibreOffice/7.3.7.2$Linux_X86_64 LibreOffice_project/30$Build-2</meta:generator>
    <meta:document-statistic meta:table-count="5" meta:cell-count="8893" meta:object-count="0"/>
  </office:meta>
</office:document-meta>
</file>